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8965in" fo:margin-left="0.0208in" fo:margin-right="0.0076in" table:align="margins" style:writing-mode="lr-tb"/>
    </style:style>
    <style:style style:name="Table3.A" style:family="table-column">
      <style:table-column-properties style:column-width="0.5632in" style:rel-column-width="5353*"/>
    </style:style>
    <style:style style:name="Table3.B" style:family="table-column">
      <style:table-column-properties style:column-width="1.3938in" style:rel-column-width="13245*"/>
    </style:style>
    <style:style style:name="Table3.C" style:family="table-column">
      <style:table-column-properties style:column-width="1.3583in" style:rel-column-width="12910*"/>
    </style:style>
    <style:style style:name="Table3.D" style:family="table-column">
      <style:table-column-properties style:column-width="1.209in" style:rel-column-width="11487*"/>
    </style:style>
    <style:style style:name="Table3.E" style:family="table-column">
      <style:table-column-properties style:column-width="1.2313in" style:rel-column-width="11699*"/>
    </style:style>
    <style:style style:name="Table3.F" style:family="table-column">
      <style:table-column-properties style:column-width="1.141in" style:rel-column-width="10841*"/>
    </style:style>
    <style:style style:name="Table3.1" style:family="table-row">
      <style:table-row-properties style:min-row-height="0.284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6.6757in" fo:margin-left="0.1667in" fo:margin-right="0.0826in" table:align="margins" style:writing-mode="lr-tb"/>
    </style:style>
    <style:style style:name="Table4.A" style:family="table-column">
      <style:table-column-properties style:column-width="1.675in" style:rel-column-width="16446*"/>
    </style:style>
    <style:style style:name="Table4.C" style:family="table-column">
      <style:table-column-properties style:column-width="3.325in" style:rel-column-width="32643*"/>
    </style:style>
    <style:style style:name="Table4.1" style:family="table-row">
      <style:table-row-properties style:min-row-height="0.284in" style:keep-together="true" fo:keep-together="auto"/>
    </style:style>
    <style:style style:name="Table4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.C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.A3" style:family="table-cell">
      <style:table-cell-properties fo:padding-left="0.075in" fo:padding-right="0.075in" fo:padding-top="0in" fo:padding-bottom="0in" fo:border="0.5pt solid #00000a"/>
    </style:style>
    <style:style style:name="Table4.B3" style:family="table-cell">
      <style:table-cell-properties fo:padding-left="0.075in" fo:padding-right="0.075in" fo:padding-top="0in" fo:padding-bottom="0in" fo:border="0.5pt solid #00000a"/>
    </style:style>
    <style:style style:name="Table4.C3" style:family="table-cell">
      <style:table-cell-properties fo:padding-left="0.075in" fo:padding-right="0.075in" fo:padding-top="0in" fo:padding-bottom="0in" fo:border="0.5pt solid #00000a"/>
    </style:style>
    <style:style style:name="Table5" style:family="table">
      <style:table-properties style:width="6.6569in" fo:margin-left="0.1771in" fo:margin-right="0.091in" table:align="margins" style:writing-mode="lr-tb"/>
    </style:style>
    <style:style style:name="Table5.A" style:family="table-column">
      <style:table-column-properties style:column-width="2.7507in" style:rel-column-width="27078*"/>
    </style:style>
    <style:style style:name="Table5.B" style:family="table-column">
      <style:table-column-properties style:column-width="3.9063in" style:rel-column-width="38457*"/>
    </style:style>
    <style:style style:name="Table5.1" style:family="table-row">
      <style:table-row-properties style:min-row-height="0.284in" style:keep-together="true" fo:keep-together="auto"/>
    </style:style>
    <style:style style:name="Table5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10" style:family="table-row">
      <style:table-row-properties style:min-row-height="0.2458in" style:keep-together="true" fo:keep-together="auto"/>
    </style:style>
    <style:style style:name="Table5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" style:family="table">
      <style:table-properties style:width="6.6882in" fo:margin-left="0.1458in" fo:margin-right="0.091in" table:align="margins" style:writing-mode="lr-tb"/>
    </style:style>
    <style:style style:name="Table52.A" style:family="table-column">
      <style:table-column-properties style:column-width="1.9868in" style:rel-column-width="19468*"/>
    </style:style>
    <style:style style:name="Table52.B" style:family="table-column">
      <style:table-column-properties style:column-width="2.241in" style:rel-column-width="21958*"/>
    </style:style>
    <style:style style:name="Table52.C" style:family="table-column">
      <style:table-column-properties style:column-width="2.4604in" style:rel-column-width="24109*"/>
    </style:style>
    <style:style style:name="Table52.1" style:family="table-row">
      <style:table-row-properties style:min-row-height="0.284in" style:keep-together="true" fo:keep-together="auto"/>
    </style:style>
    <style:style style:name="Table5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5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52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5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5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.B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52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.B5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52.C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.B6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52.C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2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B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52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B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52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B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52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B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52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2.B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52.C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" style:family="table">
      <style:table-properties style:width="6.8653in" fo:margin-left="0.0417in" fo:margin-right="0.0181in" table:align="margins" style:writing-mode="lr-tb"/>
    </style:style>
    <style:style style:name="Table6.A" style:family="table-column">
      <style:table-column-properties style:column-width="0.5299in" style:rel-column-width="5058*"/>
    </style:style>
    <style:style style:name="Table6.B" style:family="table-column">
      <style:table-column-properties style:column-width="1.5896in" style:rel-column-width="15174*"/>
    </style:style>
    <style:style style:name="Table6.C" style:family="table-column">
      <style:table-column-properties style:column-width="2.3035in" style:rel-column-width="21991*"/>
    </style:style>
    <style:style style:name="Table6.D" style:family="table-column">
      <style:table-column-properties style:column-width="2.4424in" style:rel-column-width="23312*"/>
    </style:style>
    <style:style style:name="Table6.1" style:family="table-row">
      <style:table-row-properties style:min-row-height="0.284in" style:keep-together="true" fo:keep-together="auto"/>
    </style:style>
    <style:style style:name="Table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3" style:family="table">
      <style:table-properties style:width="6.8653in" fo:margin-left="0.0417in" fo:margin-right="0.0181in" table:align="margins" style:writing-mode="lr-tb"/>
    </style:style>
    <style:style style:name="Table53.A" style:family="table-column">
      <style:table-column-properties style:column-width="0.5528in" style:rel-column-width="5277*"/>
    </style:style>
    <style:style style:name="Table53.B" style:family="table-column">
      <style:table-column-properties style:column-width="1.5667in" style:rel-column-width="14954*"/>
    </style:style>
    <style:style style:name="Table53.C" style:family="table-column">
      <style:table-column-properties style:column-width="2.3035in" style:rel-column-width="21991*"/>
    </style:style>
    <style:style style:name="Table53.D" style:family="table-column">
      <style:table-column-properties style:column-width="2.4424in" style:rel-column-width="23313*"/>
    </style:style>
    <style:style style:name="Table53.1" style:family="table-row">
      <style:table-row-properties style:min-row-height="0.284in" style:keep-together="true" fo:keep-together="auto"/>
    </style:style>
    <style:style style:name="Table5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53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53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3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3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3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4" style:family="table">
      <style:table-properties style:width="6.8861in" fo:margin-left="0.0208in" fo:margin-right="0.0181in" table:align="margins" style:writing-mode="lr-tb"/>
    </style:style>
    <style:style style:name="Table54.A" style:family="table-column">
      <style:table-column-properties style:column-width="0.4069in" style:rel-column-width="3872*"/>
    </style:style>
    <style:style style:name="Table54.B" style:family="table-column">
      <style:table-column-properties style:column-width="1.2896in" style:rel-column-width="12272*"/>
    </style:style>
    <style:style style:name="Table54.C" style:family="table-column">
      <style:table-column-properties style:column-width="1.2493in" style:rel-column-width="11889*"/>
    </style:style>
    <style:style style:name="Table54.D" style:family="table-column">
      <style:table-column-properties style:column-width="1.1903in" style:rel-column-width="11327*"/>
    </style:style>
    <style:style style:name="Table54.E" style:family="table-column">
      <style:table-column-properties style:column-width="1.0514in" style:rel-column-width="10006*"/>
    </style:style>
    <style:style style:name="Table54.F" style:family="table-column">
      <style:table-column-properties style:column-width="1.6993in" style:rel-column-width="16169*"/>
    </style:style>
    <style:style style:name="Table54.1" style:family="table-row">
      <style:table-row-properties style:min-row-height="0.284in" style:keep-together="true" fo:keep-together="auto"/>
    </style:style>
    <style:style style:name="Table54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54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54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5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4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4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54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54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" style:family="table">
      <style:table-properties style:width="6.6569in" fo:margin-left="0.1771in" fo:margin-right="0.091in" table:align="margins" style:writing-mode="lr-tb"/>
    </style:style>
    <style:style style:name="Table136.A" style:family="table-column">
      <style:table-column-properties style:column-width="2.7507in" style:rel-column-width="27078*"/>
    </style:style>
    <style:style style:name="Table136.B" style:family="table-column">
      <style:table-column-properties style:column-width="3.9063in" style:rel-column-width="38457*"/>
    </style:style>
    <style:style style:name="Table136.1" style:family="table-row">
      <style:table-row-properties style:min-row-height="0.284in" style:keep-together="true" fo:keep-together="auto"/>
    </style:style>
    <style:style style:name="Table136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3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3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9" style:family="table-row">
      <style:table-row-properties style:min-row-height="0.3215in" style:keep-together="true" fo:keep-together="auto"/>
    </style:style>
    <style:style style:name="Table136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10" style:family="table-row">
      <style:table-row-properties style:min-row-height="0.2458in" style:keep-together="true" fo:keep-together="auto"/>
    </style:style>
    <style:style style:name="Table136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6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6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6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" style:family="table">
      <style:table-properties style:width="6.0507in" fo:margin-left="0.4271in" fo:margin-right="0.4472in" table:align="margins" style:writing-mode="lr-tb"/>
    </style:style>
    <style:style style:name="Table114.A" style:family="table-column">
      <style:table-column-properties style:column-width="0.759in" style:rel-column-width="8218*"/>
    </style:style>
    <style:style style:name="Table114.B" style:family="table-column">
      <style:table-column-properties style:column-width="1.7542in" style:rel-column-width="18998*"/>
    </style:style>
    <style:style style:name="Table114.C" style:family="table-column">
      <style:table-column-properties style:column-width="1.0347in" style:rel-column-width="11207*"/>
    </style:style>
    <style:style style:name="Table114.D" style:family="table-column">
      <style:table-column-properties style:column-width="1.3201in" style:rel-column-width="14302*"/>
    </style:style>
    <style:style style:name="Table114.E" style:family="table-column">
      <style:table-column-properties style:column-width="1.1826in" style:rel-column-width="12810*"/>
    </style:style>
    <style:style style:name="Table114.1" style:family="table-row">
      <style:table-row-properties style:min-row-height="0.284in" style:keep-together="true" fo:keep-together="auto"/>
    </style:style>
    <style:style style:name="Table114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4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C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4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4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" style:family="table">
      <style:table-properties style:width="6.6764in" fo:margin-left="0.1458in" fo:margin-right="0.1028in" table:align="margins" style:writing-mode="lr-tb"/>
    </style:style>
    <style:style style:name="Table12.A" style:family="table-column">
      <style:table-column-properties style:column-width="1.9868in" style:rel-column-width="19502*"/>
    </style:style>
    <style:style style:name="Table12.B" style:family="table-column">
      <style:table-column-properties style:column-width="2.2403in" style:rel-column-width="21990*"/>
    </style:style>
    <style:style style:name="Table12.C" style:family="table-column">
      <style:table-column-properties style:column-width="2.4493in" style:rel-column-width="24043*"/>
    </style:style>
    <style:style style:name="Table12.1" style:family="table-row">
      <style:table-row-properties style:min-row-height="0.284in" style:keep-together="true" fo:keep-together="auto"/>
    </style:style>
    <style:style style:name="Table1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0" style:family="table">
      <style:table-properties style:width="6.8653in" fo:margin-left="0.0417in" fo:margin-right="0.0181in" table:align="margins" style:writing-mode="lr-tb"/>
    </style:style>
    <style:style style:name="Table120.A" style:family="table-column">
      <style:table-column-properties style:column-width="0.5292in" style:rel-column-width="5049*"/>
    </style:style>
    <style:style style:name="Table120.B" style:family="table-column">
      <style:table-column-properties style:column-width="1.5896in" style:rel-column-width="15173*"/>
    </style:style>
    <style:style style:name="Table120.C" style:family="table-column">
      <style:table-column-properties style:column-width="2.0667in" style:rel-column-width="19730*"/>
    </style:style>
    <style:style style:name="Table120.D" style:family="table-column">
      <style:table-column-properties style:column-width="2.6799in" style:rel-column-width="25583*"/>
    </style:style>
    <style:style style:name="Table120.1" style:family="table-row">
      <style:table-row-properties style:min-row-height="0.284in" style:keep-together="true" fo:keep-together="auto"/>
    </style:style>
    <style:style style:name="Table120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2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0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0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0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0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0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0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0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0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1" style:family="table">
      <style:table-properties style:width="6.8653in" fo:margin-left="0.0417in" fo:margin-right="0.0181in" table:align="margins" style:writing-mode="lr-tb"/>
    </style:style>
    <style:style style:name="Table121.A" style:family="table-column">
      <style:table-column-properties style:column-width="0.5528in" style:rel-column-width="5277*"/>
    </style:style>
    <style:style style:name="Table121.B" style:family="table-column">
      <style:table-column-properties style:column-width="1.5667in" style:rel-column-width="14954*"/>
    </style:style>
    <style:style style:name="Table121.C" style:family="table-column">
      <style:table-column-properties style:column-width="2.3035in" style:rel-column-width="21991*"/>
    </style:style>
    <style:style style:name="Table121.D" style:family="table-column">
      <style:table-column-properties style:column-width="2.4424in" style:rel-column-width="23313*"/>
    </style:style>
    <style:style style:name="Table121.1" style:family="table-row">
      <style:table-row-properties style:min-row-height="0.284in" style:keep-together="true" fo:keep-together="auto"/>
    </style:style>
    <style:style style:name="Table12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2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1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1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1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1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1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1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1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1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" style:family="table">
      <style:table-properties style:width="6.8861in" fo:margin-left="0.0208in" fo:margin-right="0.0181in" table:align="margins" style:writing-mode="lr-tb"/>
    </style:style>
    <style:style style:name="Table122.A" style:family="table-column">
      <style:table-column-properties style:column-width="0.4556in" style:rel-column-width="4336*"/>
    </style:style>
    <style:style style:name="Table122.B" style:family="table-column">
      <style:table-column-properties style:column-width="0.8819in" style:rel-column-width="8395*"/>
    </style:style>
    <style:style style:name="Table122.C" style:family="table-column">
      <style:table-column-properties style:column-width="1.6069in" style:rel-column-width="15293*"/>
    </style:style>
    <style:style style:name="Table122.D" style:family="table-column">
      <style:table-column-properties style:column-width="1.1903in" style:rel-column-width="11328*"/>
    </style:style>
    <style:style style:name="Table122.E" style:family="table-column">
      <style:table-column-properties style:column-width="1.0035in" style:rel-column-width="9547*"/>
    </style:style>
    <style:style style:name="Table122.F" style:family="table-column">
      <style:table-column-properties style:column-width="1.7479in" style:rel-column-width="16636*"/>
    </style:style>
    <style:style style:name="Table122.1" style:family="table-row">
      <style:table-row-properties style:min-row-height="0.284in" style:keep-together="true" fo:keep-together="auto"/>
    </style:style>
    <style:style style:name="Table12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2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2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22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D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2.E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2.F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2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2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2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2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2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2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2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" style:family="table">
      <style:table-properties style:width="6.8965in" fo:margin-left="0.0208in" fo:margin-right="0.0076in" table:align="margins" style:writing-mode="lr-tb"/>
    </style:style>
    <style:style style:name="Table13.A" style:family="table-column">
      <style:table-column-properties style:column-width="0.5625in" style:rel-column-width="5348*"/>
    </style:style>
    <style:style style:name="Table13.B" style:family="table-column">
      <style:table-column-properties style:column-width="1.3938in" style:rel-column-width="13247*"/>
    </style:style>
    <style:style style:name="Table13.C" style:family="table-column">
      <style:table-column-properties style:column-width="1.3958in" style:rel-column-width="13266*"/>
    </style:style>
    <style:style style:name="Table13.D" style:family="table-column">
      <style:table-column-properties style:column-width="1.2993in" style:rel-column-width="12349*"/>
    </style:style>
    <style:style style:name="Table13.E" style:family="table-column">
      <style:table-column-properties style:column-width="1.1028in" style:rel-column-width="10476*"/>
    </style:style>
    <style:style style:name="Table13.F" style:family="table-column">
      <style:table-column-properties style:column-width="1.1417in" style:rel-column-width="10849*"/>
    </style:style>
    <style:style style:name="Table13.1" style:family="table-row">
      <style:table-row-properties style:min-row-height="0.284in" style:keep-together="true" fo:keep-together="auto"/>
    </style:style>
    <style:style style:name="Table13.A1" style:family="table-cell">
      <style:table-cell-properties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3.A2" style:family="table-cell">
      <style:table-cell-properties fo:padding-left="0.075in" fo:padding-right="0.075in" fo:padding-top="0in" fo:padding-bottom="0in" fo:border="0.5pt solid #00000a"/>
    </style:style>
    <style:style style:name="Table13.B2" style:family="table-cell">
      <style:table-cell-properties fo:padding-left="0.075in" fo:padding-right="0.075in" fo:padding-top="0in" fo:padding-bottom="0in" fo:border="0.5pt solid #00000a"/>
    </style:style>
    <style:style style:name="Table13.C2" style:family="table-cell">
      <style:table-cell-properties fo:padding-left="0.075in" fo:padding-right="0.075in" fo:padding-top="0in" fo:padding-bottom="0in" fo:border="0.5pt solid #00000a"/>
    </style:style>
    <style:style style:name="Table13.D2" style:family="table-cell">
      <style:table-cell-properties fo:padding-left="0.075in" fo:padding-right="0.075in" fo:padding-top="0in" fo:padding-bottom="0in" fo:border="0.5pt solid #00000a"/>
    </style:style>
    <style:style style:name="Table13.E2" style:family="table-cell">
      <style:table-cell-properties fo:padding-left="0.075in" fo:padding-right="0.075in" fo:padding-top="0in" fo:padding-bottom="0in" fo:border="0.5pt solid #00000a"/>
    </style:style>
    <style:style style:name="Table13.F2" style:family="table-cell">
      <style:table-cell-properties fo:padding-left="0.075in" fo:padding-right="0.075in" fo:padding-top="0in" fo:padding-bottom="0in" fo:border="0.5pt solid #00000a"/>
    </style:style>
    <style:style style:name="Table13.A3" style:family="table-cell">
      <style:table-cell-properties fo:padding-left="0.075in" fo:padding-right="0.075in" fo:padding-top="0in" fo:padding-bottom="0in" fo:border="0.5pt solid #00000a"/>
    </style:style>
    <style:style style:name="Table13.B3" style:family="table-cell">
      <style:table-cell-properties fo:padding-left="0.075in" fo:padding-right="0.075in" fo:padding-top="0in" fo:padding-bottom="0in" fo:border="0.5pt solid #00000a"/>
    </style:style>
    <style:style style:name="Table13.C3" style:family="table-cell">
      <style:table-cell-properties fo:padding-left="0.075in" fo:padding-right="0.075in" fo:padding-top="0in" fo:padding-bottom="0in" fo:border="0.5pt solid #00000a"/>
    </style:style>
    <style:style style:name="Table13.D3" style:family="table-cell">
      <style:table-cell-properties fo:padding-left="0.075in" fo:padding-right="0.075in" fo:padding-top="0in" fo:padding-bottom="0in" fo:border="0.5pt solid #00000a"/>
    </style:style>
    <style:style style:name="Table13.E3" style:family="table-cell">
      <style:table-cell-properties fo:padding-left="0.075in" fo:padding-right="0.075in" fo:padding-top="0in" fo:padding-bottom="0in" fo:border="0.5pt solid #00000a"/>
    </style:style>
    <style:style style:name="Table13.F3" style:family="table-cell">
      <style:table-cell-properties fo:padding-left="0.075in" fo:padding-right="0.075in" fo:padding-top="0in" fo:padding-bottom="0in" fo:border="0.5pt solid #00000a"/>
    </style:style>
    <style:style style:name="Table13.A4" style:family="table-cell">
      <style:table-cell-properties fo:padding-left="0.075in" fo:padding-right="0.075in" fo:padding-top="0in" fo:padding-bottom="0in" fo:border="0.5pt solid #00000a"/>
    </style:style>
    <style:style style:name="Table13.B4" style:family="table-cell">
      <style:table-cell-properties fo:padding-left="0.075in" fo:padding-right="0.075in" fo:padding-top="0in" fo:padding-bottom="0in" fo:border="0.5pt solid #00000a"/>
    </style:style>
    <style:style style:name="Table13.C4" style:family="table-cell">
      <style:table-cell-properties fo:padding-left="0.075in" fo:padding-right="0.075in" fo:padding-top="0in" fo:padding-bottom="0in" fo:border="0.5pt solid #00000a"/>
    </style:style>
    <style:style style:name="Table13.D4" style:family="table-cell">
      <style:table-cell-properties fo:padding-left="0.075in" fo:padding-right="0.075in" fo:padding-top="0in" fo:padding-bottom="0in" fo:border="0.5pt solid #00000a"/>
    </style:style>
    <style:style style:name="Table13.E4" style:family="table-cell">
      <style:table-cell-properties fo:padding-left="0.075in" fo:padding-right="0.075in" fo:padding-top="0in" fo:padding-bottom="0in" fo:border="0.5pt solid #00000a"/>
    </style:style>
    <style:style style:name="Table13.F4" style:family="table-cell">
      <style:table-cell-properties fo:padding-left="0.075in" fo:padding-right="0.075in" fo:padding-top="0in" fo:padding-bottom="0in" fo:border="0.5pt solid #00000a"/>
    </style:style>
    <style:style style:name="Table13.A5" style:family="table-cell">
      <style:table-cell-properties fo:padding-left="0.075in" fo:padding-right="0.075in" fo:padding-top="0in" fo:padding-bottom="0in" fo:border="0.5pt solid #00000a"/>
    </style:style>
    <style:style style:name="Table13.B5" style:family="table-cell">
      <style:table-cell-properties fo:padding-left="0.075in" fo:padding-right="0.075in" fo:padding-top="0in" fo:padding-bottom="0in" fo:border="0.5pt solid #00000a"/>
    </style:style>
    <style:style style:name="Table13.C5" style:family="table-cell">
      <style:table-cell-properties fo:padding-left="0.075in" fo:padding-right="0.075in" fo:padding-top="0in" fo:padding-bottom="0in" fo:border="0.5pt solid #00000a"/>
    </style:style>
    <style:style style:name="Table13.D5" style:family="table-cell">
      <style:table-cell-properties fo:padding-left="0.075in" fo:padding-right="0.075in" fo:padding-top="0in" fo:padding-bottom="0in" fo:border="0.5pt solid #00000a"/>
    </style:style>
    <style:style style:name="Table13.E5" style:family="table-cell">
      <style:table-cell-properties fo:padding-left="0.075in" fo:padding-right="0.075in" fo:padding-top="0in" fo:padding-bottom="0in" fo:border="0.5pt solid #00000a"/>
    </style:style>
    <style:style style:name="Table13.F5" style:family="table-cell">
      <style:table-cell-properties fo:padding-left="0.075in" fo:padding-right="0.075in" fo:padding-top="0in" fo:padding-bottom="0in" fo:border="0.5pt solid #00000a"/>
    </style:style>
    <style:style style:name="Table13.A6" style:family="table-cell">
      <style:table-cell-properties fo:padding-left="0.075in" fo:padding-right="0.075in" fo:padding-top="0in" fo:padding-bottom="0in" fo:border="0.5pt solid #00000a"/>
    </style:style>
    <style:style style:name="Table13.B6" style:family="table-cell">
      <style:table-cell-properties fo:padding-left="0.075in" fo:padding-right="0.075in" fo:padding-top="0in" fo:padding-bottom="0in" fo:border="0.5pt solid #00000a"/>
    </style:style>
    <style:style style:name="Table13.C6" style:family="table-cell">
      <style:table-cell-properties fo:padding-left="0.075in" fo:padding-right="0.075in" fo:padding-top="0in" fo:padding-bottom="0in" fo:border="0.5pt solid #00000a"/>
    </style:style>
    <style:style style:name="Table13.D6" style:family="table-cell">
      <style:table-cell-properties fo:padding-left="0.075in" fo:padding-right="0.075in" fo:padding-top="0in" fo:padding-bottom="0in" fo:border="0.5pt solid #00000a"/>
    </style:style>
    <style:style style:name="Table13.E6" style:family="table-cell">
      <style:table-cell-properties fo:padding-left="0.075in" fo:padding-right="0.075in" fo:padding-top="0in" fo:padding-bottom="0in" fo:border="0.5pt solid #00000a"/>
    </style:style>
    <style:style style:name="Table13.F6" style:family="table-cell">
      <style:table-cell-properties fo:padding-left="0.075in" fo:padding-right="0.075in" fo:padding-top="0in" fo:padding-bottom="0in" fo:border="0.5pt solid #00000a"/>
    </style:style>
    <style:style style:name="Table13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B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C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D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E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F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A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C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D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E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F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A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B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C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D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E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F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A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B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C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D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E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F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A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B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C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D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E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F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A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B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C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D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E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F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A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B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C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D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E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F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A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B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C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D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E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.F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4" style:family="table">
      <style:table-properties style:width="6.6694in" fo:margin-left="0.1646in" fo:margin-right="0.091in" table:align="margins" style:writing-mode="lr-tb"/>
    </style:style>
    <style:style style:name="Table14.A" style:family="table-column">
      <style:table-column-properties style:column-width="2.7576in" style:rel-column-width="27096*"/>
    </style:style>
    <style:style style:name="Table14.B" style:family="table-column">
      <style:table-column-properties style:column-width="3.9118in" style:rel-column-width="38439*"/>
    </style:style>
    <style:style style:name="Table14.1" style:family="table-row">
      <style:table-row-properties style:min-row-height="0.284in" style:keep-together="true" fo:keep-together="auto"/>
    </style:style>
    <style:style style:name="Table14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4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10" style:family="table-row">
      <style:table-row-properties style:min-row-height="0.2458in" style:keep-together="true" fo:keep-together="auto"/>
    </style:style>
    <style:style style:name="Table14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4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4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" style:family="table">
      <style:table-properties style:width="6.6764in" fo:margin-left="0.1458in" fo:margin-right="0.1028in" table:align="margins" style:writing-mode="lr-tb"/>
    </style:style>
    <style:style style:name="Table15.A" style:family="table-column">
      <style:table-column-properties style:column-width="1.9868in" style:rel-column-width="19502*"/>
    </style:style>
    <style:style style:name="Table15.B" style:family="table-column">
      <style:table-column-properties style:column-width="2.2403in" style:rel-column-width="21990*"/>
    </style:style>
    <style:style style:name="Table15.C" style:family="table-column">
      <style:table-column-properties style:column-width="2.4493in" style:rel-column-width="24043*"/>
    </style:style>
    <style:style style:name="Table15.1" style:family="table-row">
      <style:table-row-properties style:min-row-height="0.284in" style:keep-together="true" fo:keep-together="auto"/>
    </style:style>
    <style:style style:name="Table15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5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5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.B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5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.B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5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6" style:family="table">
      <style:table-properties style:width="6.8653in" fo:margin-left="0.0417in" fo:margin-right="0.0181in" table:align="margins" style:writing-mode="lr-tb"/>
    </style:style>
    <style:style style:name="Table16.A" style:family="table-column">
      <style:table-column-properties style:column-width="0.5299in" style:rel-column-width="5055*"/>
    </style:style>
    <style:style style:name="Table16.B" style:family="table-column">
      <style:table-column-properties style:column-width="1.5896in" style:rel-column-width="15173*"/>
    </style:style>
    <style:style style:name="Table16.C" style:family="table-column">
      <style:table-column-properties style:column-width="2.1854in" style:rel-column-width="20860*"/>
    </style:style>
    <style:style style:name="Table16.D" style:family="table-column">
      <style:table-column-properties style:column-width="2.5611in" style:rel-column-width="24447*"/>
    </style:style>
    <style:style style:name="Table16.1" style:family="table-row">
      <style:table-row-properties style:min-row-height="0.284in" style:keep-together="true" fo:keep-together="auto"/>
    </style:style>
    <style:style style:name="Table1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6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6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6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6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6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6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" style:family="table">
      <style:table-properties style:width="6.0507in" fo:margin-left="0.4271in" fo:margin-right="0.4472in" table:align="margins" style:writing-mode="lr-tb"/>
    </style:style>
    <style:style style:name="Table17.A" style:family="table-column">
      <style:table-column-properties style:column-width="0.759in" style:rel-column-width="8218*"/>
    </style:style>
    <style:style style:name="Table17.B" style:family="table-column">
      <style:table-column-properties style:column-width="1.7542in" style:rel-column-width="18998*"/>
    </style:style>
    <style:style style:name="Table17.C" style:family="table-column">
      <style:table-column-properties style:column-width="1.0347in" style:rel-column-width="11207*"/>
    </style:style>
    <style:style style:name="Table17.D" style:family="table-column">
      <style:table-column-properties style:column-width="1.3201in" style:rel-column-width="14302*"/>
    </style:style>
    <style:style style:name="Table17.E" style:family="table-column">
      <style:table-column-properties style:column-width="1.1826in" style:rel-column-width="12810*"/>
    </style:style>
    <style:style style:name="Table17.1" style:family="table-row">
      <style:table-row-properties style:min-row-height="0.284in" style:keep-together="true" fo:keep-together="auto"/>
    </style:style>
    <style:style style:name="Table1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7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C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7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8" style:family="table">
      <style:table-properties style:width="6.6694in" fo:margin-left="0.1646in" fo:margin-right="0.091in" table:align="margins" style:writing-mode="lr-tb"/>
    </style:style>
    <style:style style:name="Table18.A" style:family="table-column">
      <style:table-column-properties style:column-width="2.7576in" style:rel-column-width="27096*"/>
    </style:style>
    <style:style style:name="Table18.B" style:family="table-column">
      <style:table-column-properties style:column-width="3.9118in" style:rel-column-width="38439*"/>
    </style:style>
    <style:style style:name="Table18.1" style:family="table-row">
      <style:table-row-properties style:min-row-height="0.284in" style:keep-together="true" fo:keep-together="auto"/>
    </style:style>
    <style:style style:name="Table18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10" style:family="table-row">
      <style:table-row-properties style:min-row-height="0.2458in" style:keep-together="true" fo:keep-together="auto"/>
    </style:style>
    <style:style style:name="Table18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8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8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8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0" style:family="table">
      <style:table-properties style:width="6.6764in" fo:margin-left="0.1458in" fo:margin-right="0.1028in" table:align="margins" style:writing-mode="lr-tb"/>
    </style:style>
    <style:style style:name="Table20.A" style:family="table-column">
      <style:table-column-properties style:column-width="1.9868in" style:rel-column-width="19502*"/>
    </style:style>
    <style:style style:name="Table20.B" style:family="table-column">
      <style:table-column-properties style:column-width="2.2403in" style:rel-column-width="21990*"/>
    </style:style>
    <style:style style:name="Table20.C" style:family="table-column">
      <style:table-column-properties style:column-width="2.4493in" style:rel-column-width="24043*"/>
    </style:style>
    <style:style style:name="Table20.1" style:family="table-row">
      <style:table-row-properties style:min-row-height="0.284in" style:keep-together="true" fo:keep-together="auto"/>
    </style:style>
    <style:style style:name="Table20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0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0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0.B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20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1" style:family="table">
      <style:table-properties style:width="6.8653in" fo:margin-left="0.0417in" fo:margin-right="0.0181in" table:align="margins" style:writing-mode="lr-tb"/>
    </style:style>
    <style:style style:name="Table21.A" style:family="table-column">
      <style:table-column-properties style:column-width="0.5299in" style:rel-column-width="5055*"/>
    </style:style>
    <style:style style:name="Table21.B" style:family="table-column">
      <style:table-column-properties style:column-width="1.5896in" style:rel-column-width="15173*"/>
    </style:style>
    <style:style style:name="Table21.C" style:family="table-column">
      <style:table-column-properties style:column-width="2.1854in" style:rel-column-width="20860*"/>
    </style:style>
    <style:style style:name="Table21.D" style:family="table-column">
      <style:table-column-properties style:column-width="2.5611in" style:rel-column-width="24447*"/>
    </style:style>
    <style:style style:name="Table21.1" style:family="table-row">
      <style:table-row-properties style:min-row-height="0.284in" style:keep-together="true" fo:keep-together="auto"/>
    </style:style>
    <style:style style:name="Table2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1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1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1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2" style:family="table">
      <style:table-properties style:width="6.8653in" fo:margin-left="0.0417in" fo:margin-right="0.0181in" table:align="margins" style:writing-mode="lr-tb"/>
    </style:style>
    <style:style style:name="Table22.A" style:family="table-column">
      <style:table-column-properties style:column-width="0.5528in" style:rel-column-width="5277*"/>
    </style:style>
    <style:style style:name="Table22.B" style:family="table-column">
      <style:table-column-properties style:column-width="1.5667in" style:rel-column-width="14954*"/>
    </style:style>
    <style:style style:name="Table22.C" style:family="table-column">
      <style:table-column-properties style:column-width="2.3035in" style:rel-column-width="21991*"/>
    </style:style>
    <style:style style:name="Table22.D" style:family="table-column">
      <style:table-column-properties style:column-width="2.4424in" style:rel-column-width="23313*"/>
    </style:style>
    <style:style style:name="Table22.1" style:family="table-row">
      <style:table-row-properties style:min-row-height="0.284in" style:keep-together="true" fo:keep-together="auto"/>
    </style:style>
    <style:style style:name="Table2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2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2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2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2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3" style:family="table">
      <style:table-properties style:width="6.8861in" fo:margin-left="0.0208in" fo:margin-right="0.0181in" table:align="margins" style:writing-mode="lr-tb"/>
    </style:style>
    <style:style style:name="Table23.A" style:family="table-column">
      <style:table-column-properties style:column-width="0.4556in" style:rel-column-width="4336*"/>
    </style:style>
    <style:style style:name="Table23.B" style:family="table-column">
      <style:table-column-properties style:column-width="0.8819in" style:rel-column-width="8395*"/>
    </style:style>
    <style:style style:name="Table23.C" style:family="table-column">
      <style:table-column-properties style:column-width="1.6069in" style:rel-column-width="15293*"/>
    </style:style>
    <style:style style:name="Table23.D" style:family="table-column">
      <style:table-column-properties style:column-width="1.1903in" style:rel-column-width="11328*"/>
    </style:style>
    <style:style style:name="Table23.E" style:family="table-column">
      <style:table-column-properties style:column-width="1.0035in" style:rel-column-width="9547*"/>
    </style:style>
    <style:style style:name="Table23.F" style:family="table-column">
      <style:table-column-properties style:column-width="1.7479in" style:rel-column-width="16636*"/>
    </style:style>
    <style:style style:name="Table23.1" style:family="table-row">
      <style:table-row-properties style:min-row-height="0.284in" style:keep-together="true" fo:keep-together="auto"/>
    </style:style>
    <style:style style:name="Table2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3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3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3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3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3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3.D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23.E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23.F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" style:family="table">
      <style:table-properties style:width="6.8965in" fo:margin-left="0.0208in" fo:margin-right="0.0076in" table:align="margins" style:writing-mode="lr-tb"/>
    </style:style>
    <style:style style:name="Table19.A" style:family="table-column">
      <style:table-column-properties style:column-width="0.5625in" style:rel-column-width="5348*"/>
    </style:style>
    <style:style style:name="Table19.B" style:family="table-column">
      <style:table-column-properties style:column-width="1.3938in" style:rel-column-width="13247*"/>
    </style:style>
    <style:style style:name="Table19.C" style:family="table-column">
      <style:table-column-properties style:column-width="1.3958in" style:rel-column-width="13266*"/>
    </style:style>
    <style:style style:name="Table19.D" style:family="table-column">
      <style:table-column-properties style:column-width="1.2993in" style:rel-column-width="12349*"/>
    </style:style>
    <style:style style:name="Table19.E" style:family="table-column">
      <style:table-column-properties style:column-width="1.1028in" style:rel-column-width="10476*"/>
    </style:style>
    <style:style style:name="Table19.F" style:family="table-column">
      <style:table-column-properties style:column-width="1.1417in" style:rel-column-width="10849*"/>
    </style:style>
    <style:style style:name="Table19.1" style:family="table-row">
      <style:table-row-properties style:min-row-height="0.284in" style:keep-together="true" fo:keep-together="auto"/>
    </style:style>
    <style:style style:name="Table19.A1" style:family="table-cell">
      <style:table-cell-properties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9.A2" style:family="table-cell">
      <style:table-cell-properties fo:padding-left="0.075in" fo:padding-right="0.075in" fo:padding-top="0in" fo:padding-bottom="0in" fo:border="0.5pt solid #00000a"/>
    </style:style>
    <style:style style:name="Table19.B2" style:family="table-cell">
      <style:table-cell-properties fo:padding-left="0.075in" fo:padding-right="0.075in" fo:padding-top="0in" fo:padding-bottom="0in" fo:border="0.5pt solid #00000a"/>
    </style:style>
    <style:style style:name="Table19.C2" style:family="table-cell">
      <style:table-cell-properties fo:padding-left="0.075in" fo:padding-right="0.075in" fo:padding-top="0in" fo:padding-bottom="0in" fo:border="0.5pt solid #00000a"/>
    </style:style>
    <style:style style:name="Table19.D2" style:family="table-cell">
      <style:table-cell-properties fo:padding-left="0.075in" fo:padding-right="0.075in" fo:padding-top="0in" fo:padding-bottom="0in" fo:border="0.5pt solid #00000a"/>
    </style:style>
    <style:style style:name="Table19.E2" style:family="table-cell">
      <style:table-cell-properties fo:padding-left="0.075in" fo:padding-right="0.075in" fo:padding-top="0in" fo:padding-bottom="0in" fo:border="0.5pt solid #00000a"/>
    </style:style>
    <style:style style:name="Table19.F2" style:family="table-cell">
      <style:table-cell-properties fo:padding-left="0.075in" fo:padding-right="0.075in" fo:padding-top="0in" fo:padding-bottom="0in" fo:border="0.5pt solid #00000a"/>
    </style:style>
    <style:style style:name="Table19.A3" style:family="table-cell">
      <style:table-cell-properties fo:padding-left="0.075in" fo:padding-right="0.075in" fo:padding-top="0in" fo:padding-bottom="0in" fo:border="0.5pt solid #00000a"/>
    </style:style>
    <style:style style:name="Table19.B3" style:family="table-cell">
      <style:table-cell-properties fo:padding-left="0.075in" fo:padding-right="0.075in" fo:padding-top="0in" fo:padding-bottom="0in" fo:border="0.5pt solid #00000a"/>
    </style:style>
    <style:style style:name="Table19.C3" style:family="table-cell">
      <style:table-cell-properties fo:padding-left="0.075in" fo:padding-right="0.075in" fo:padding-top="0in" fo:padding-bottom="0in" fo:border="0.5pt solid #00000a"/>
    </style:style>
    <style:style style:name="Table19.D3" style:family="table-cell">
      <style:table-cell-properties fo:padding-left="0.075in" fo:padding-right="0.075in" fo:padding-top="0in" fo:padding-bottom="0in" fo:border="0.5pt solid #00000a"/>
    </style:style>
    <style:style style:name="Table19.E3" style:family="table-cell">
      <style:table-cell-properties fo:padding-left="0.075in" fo:padding-right="0.075in" fo:padding-top="0in" fo:padding-bottom="0in" fo:border="0.5pt solid #00000a"/>
    </style:style>
    <style:style style:name="Table19.F3" style:family="table-cell">
      <style:table-cell-properties fo:padding-left="0.075in" fo:padding-right="0.075in" fo:padding-top="0in" fo:padding-bottom="0in" fo:border="0.5pt solid #00000a"/>
    </style:style>
    <style:style style:name="Table19.A4" style:family="table-cell">
      <style:table-cell-properties fo:padding-left="0.075in" fo:padding-right="0.075in" fo:padding-top="0in" fo:padding-bottom="0in" fo:border="0.5pt solid #00000a"/>
    </style:style>
    <style:style style:name="Table19.B4" style:family="table-cell">
      <style:table-cell-properties fo:padding-left="0.075in" fo:padding-right="0.075in" fo:padding-top="0in" fo:padding-bottom="0in" fo:border="0.5pt solid #00000a"/>
    </style:style>
    <style:style style:name="Table19.C4" style:family="table-cell">
      <style:table-cell-properties fo:padding-left="0.075in" fo:padding-right="0.075in" fo:padding-top="0in" fo:padding-bottom="0in" fo:border="0.5pt solid #00000a"/>
    </style:style>
    <style:style style:name="Table19.D4" style:family="table-cell">
      <style:table-cell-properties fo:padding-left="0.075in" fo:padding-right="0.075in" fo:padding-top="0in" fo:padding-bottom="0in" fo:border="0.5pt solid #00000a"/>
    </style:style>
    <style:style style:name="Table19.E4" style:family="table-cell">
      <style:table-cell-properties fo:padding-left="0.075in" fo:padding-right="0.075in" fo:padding-top="0in" fo:padding-bottom="0in" fo:border="0.5pt solid #00000a"/>
    </style:style>
    <style:style style:name="Table19.F4" style:family="table-cell">
      <style:table-cell-properties fo:padding-left="0.075in" fo:padding-right="0.075in" fo:padding-top="0in" fo:padding-bottom="0in" fo:border="0.5pt solid #00000a"/>
    </style:style>
    <style:style style:name="Table19.A5" style:family="table-cell">
      <style:table-cell-properties fo:padding-left="0.075in" fo:padding-right="0.075in" fo:padding-top="0in" fo:padding-bottom="0in" fo:border="0.5pt solid #00000a"/>
    </style:style>
    <style:style style:name="Table19.B5" style:family="table-cell">
      <style:table-cell-properties fo:padding-left="0.075in" fo:padding-right="0.075in" fo:padding-top="0in" fo:padding-bottom="0in" fo:border="0.5pt solid #00000a"/>
    </style:style>
    <style:style style:name="Table19.C5" style:family="table-cell">
      <style:table-cell-properties fo:padding-left="0.075in" fo:padding-right="0.075in" fo:padding-top="0in" fo:padding-bottom="0in" fo:border="0.5pt solid #00000a"/>
    </style:style>
    <style:style style:name="Table19.D5" style:family="table-cell">
      <style:table-cell-properties fo:padding-left="0.075in" fo:padding-right="0.075in" fo:padding-top="0in" fo:padding-bottom="0in" fo:border="0.5pt solid #00000a"/>
    </style:style>
    <style:style style:name="Table19.E5" style:family="table-cell">
      <style:table-cell-properties fo:padding-left="0.075in" fo:padding-right="0.075in" fo:padding-top="0in" fo:padding-bottom="0in" fo:border="0.5pt solid #00000a"/>
    </style:style>
    <style:style style:name="Table19.F5" style:family="table-cell">
      <style:table-cell-properties fo:padding-left="0.075in" fo:padding-right="0.075in" fo:padding-top="0in" fo:padding-bottom="0in" fo:border="0.5pt solid #00000a"/>
    </style:style>
    <style:style style:name="Table19.A6" style:family="table-cell">
      <style:table-cell-properties fo:padding-left="0.075in" fo:padding-right="0.075in" fo:padding-top="0in" fo:padding-bottom="0in" fo:border="0.5pt solid #00000a"/>
    </style:style>
    <style:style style:name="Table19.B6" style:family="table-cell">
      <style:table-cell-properties fo:padding-left="0.075in" fo:padding-right="0.075in" fo:padding-top="0in" fo:padding-bottom="0in" fo:border="0.5pt solid #00000a"/>
    </style:style>
    <style:style style:name="Table19.C6" style:family="table-cell">
      <style:table-cell-properties fo:padding-left="0.075in" fo:padding-right="0.075in" fo:padding-top="0in" fo:padding-bottom="0in" fo:border="0.5pt solid #00000a"/>
    </style:style>
    <style:style style:name="Table19.D6" style:family="table-cell">
      <style:table-cell-properties fo:padding-left="0.075in" fo:padding-right="0.075in" fo:padding-top="0in" fo:padding-bottom="0in" fo:border="0.5pt solid #00000a"/>
    </style:style>
    <style:style style:name="Table19.E6" style:family="table-cell">
      <style:table-cell-properties fo:padding-left="0.075in" fo:padding-right="0.075in" fo:padding-top="0in" fo:padding-bottom="0in" fo:border="0.5pt solid #00000a"/>
    </style:style>
    <style:style style:name="Table19.F6" style:family="table-cell">
      <style:table-cell-properties fo:padding-left="0.075in" fo:padding-right="0.075in" fo:padding-top="0in" fo:padding-bottom="0in" fo:border="0.5pt solid #00000a"/>
    </style:style>
    <style:style style:name="Table19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B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C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D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E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F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A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C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D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E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F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A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B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C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D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E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F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A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B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C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D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E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F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A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B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C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D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E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F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A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B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C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D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E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F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A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B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C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D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E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9.F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" style:family="table">
      <style:table-properties style:width="6.0507in" fo:margin-left="0.4271in" fo:margin-right="0.4472in" table:align="margins" style:writing-mode="lr-tb"/>
    </style:style>
    <style:style style:name="Table24.A" style:family="table-column">
      <style:table-column-properties style:column-width="0.759in" style:rel-column-width="8218*"/>
    </style:style>
    <style:style style:name="Table24.B" style:family="table-column">
      <style:table-column-properties style:column-width="1.7542in" style:rel-column-width="18998*"/>
    </style:style>
    <style:style style:name="Table24.C" style:family="table-column">
      <style:table-column-properties style:column-width="1.0347in" style:rel-column-width="11207*"/>
    </style:style>
    <style:style style:name="Table24.D" style:family="table-column">
      <style:table-column-properties style:column-width="1.3201in" style:rel-column-width="14302*"/>
    </style:style>
    <style:style style:name="Table24.E" style:family="table-column">
      <style:table-column-properties style:column-width="1.1826in" style:rel-column-width="12810*"/>
    </style:style>
    <style:style style:name="Table24.1" style:family="table-row">
      <style:table-row-properties style:min-row-height="0.284in" style:keep-together="true" fo:keep-together="auto"/>
    </style:style>
    <style:style style:name="Table24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4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C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4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4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" style:family="table">
      <style:table-properties style:width="6.8965in" fo:margin-left="0.0208in" fo:margin-right="0.0076in" table:align="margins" style:writing-mode="lr-tb"/>
    </style:style>
    <style:style style:name="Table25.A" style:family="table-column">
      <style:table-column-properties style:column-width="0.5625in" style:rel-column-width="5348*"/>
    </style:style>
    <style:style style:name="Table25.B" style:family="table-column">
      <style:table-column-properties style:column-width="1.3938in" style:rel-column-width="13247*"/>
    </style:style>
    <style:style style:name="Table25.C" style:family="table-column">
      <style:table-column-properties style:column-width="1.3958in" style:rel-column-width="13266*"/>
    </style:style>
    <style:style style:name="Table25.D" style:family="table-column">
      <style:table-column-properties style:column-width="1.2993in" style:rel-column-width="12349*"/>
    </style:style>
    <style:style style:name="Table25.E" style:family="table-column">
      <style:table-column-properties style:column-width="1.1028in" style:rel-column-width="10476*"/>
    </style:style>
    <style:style style:name="Table25.F" style:family="table-column">
      <style:table-column-properties style:column-width="1.1417in" style:rel-column-width="10849*"/>
    </style:style>
    <style:style style:name="Table25.1" style:family="table-row">
      <style:table-row-properties style:min-row-height="0.284in" style:keep-together="true" fo:keep-together="auto"/>
    </style:style>
    <style:style style:name="Table25.A1" style:family="table-cell">
      <style:table-cell-properties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5.A2" style:family="table-cell">
      <style:table-cell-properties fo:padding-left="0.075in" fo:padding-right="0.075in" fo:padding-top="0in" fo:padding-bottom="0in" fo:border="0.5pt solid #00000a"/>
    </style:style>
    <style:style style:name="Table25.B2" style:family="table-cell">
      <style:table-cell-properties fo:padding-left="0.075in" fo:padding-right="0.075in" fo:padding-top="0in" fo:padding-bottom="0in" fo:border="0.5pt solid #00000a"/>
    </style:style>
    <style:style style:name="Table25.C2" style:family="table-cell">
      <style:table-cell-properties fo:padding-left="0.075in" fo:padding-right="0.075in" fo:padding-top="0in" fo:padding-bottom="0in" fo:border="0.5pt solid #00000a"/>
    </style:style>
    <style:style style:name="Table25.D2" style:family="table-cell">
      <style:table-cell-properties fo:padding-left="0.075in" fo:padding-right="0.075in" fo:padding-top="0in" fo:padding-bottom="0in" fo:border="0.5pt solid #00000a"/>
    </style:style>
    <style:style style:name="Table25.E2" style:family="table-cell">
      <style:table-cell-properties fo:padding-left="0.075in" fo:padding-right="0.075in" fo:padding-top="0in" fo:padding-bottom="0in" fo:border="0.5pt solid #00000a"/>
    </style:style>
    <style:style style:name="Table25.F2" style:family="table-cell">
      <style:table-cell-properties fo:padding-left="0.075in" fo:padding-right="0.075in" fo:padding-top="0in" fo:padding-bottom="0in" fo:border="0.5pt solid #00000a"/>
    </style:style>
    <style:style style:name="Table25.A3" style:family="table-cell">
      <style:table-cell-properties fo:padding-left="0.075in" fo:padding-right="0.075in" fo:padding-top="0in" fo:padding-bottom="0in" fo:border="0.5pt solid #00000a"/>
    </style:style>
    <style:style style:name="Table25.B3" style:family="table-cell">
      <style:table-cell-properties fo:padding-left="0.075in" fo:padding-right="0.075in" fo:padding-top="0in" fo:padding-bottom="0in" fo:border="0.5pt solid #00000a"/>
    </style:style>
    <style:style style:name="Table25.C3" style:family="table-cell">
      <style:table-cell-properties fo:padding-left="0.075in" fo:padding-right="0.075in" fo:padding-top="0in" fo:padding-bottom="0in" fo:border="0.5pt solid #00000a"/>
    </style:style>
    <style:style style:name="Table25.D3" style:family="table-cell">
      <style:table-cell-properties fo:padding-left="0.075in" fo:padding-right="0.075in" fo:padding-top="0in" fo:padding-bottom="0in" fo:border="0.5pt solid #00000a"/>
    </style:style>
    <style:style style:name="Table25.E3" style:family="table-cell">
      <style:table-cell-properties fo:padding-left="0.075in" fo:padding-right="0.075in" fo:padding-top="0in" fo:padding-bottom="0in" fo:border="0.5pt solid #00000a"/>
    </style:style>
    <style:style style:name="Table25.F3" style:family="table-cell">
      <style:table-cell-properties fo:padding-left="0.075in" fo:padding-right="0.075in" fo:padding-top="0in" fo:padding-bottom="0in" fo:border="0.5pt solid #00000a"/>
    </style:style>
    <style:style style:name="Table25.A4" style:family="table-cell">
      <style:table-cell-properties fo:padding-left="0.075in" fo:padding-right="0.075in" fo:padding-top="0in" fo:padding-bottom="0in" fo:border="0.5pt solid #00000a"/>
    </style:style>
    <style:style style:name="Table25.B4" style:family="table-cell">
      <style:table-cell-properties fo:padding-left="0.075in" fo:padding-right="0.075in" fo:padding-top="0in" fo:padding-bottom="0in" fo:border="0.5pt solid #00000a"/>
    </style:style>
    <style:style style:name="Table25.C4" style:family="table-cell">
      <style:table-cell-properties fo:padding-left="0.075in" fo:padding-right="0.075in" fo:padding-top="0in" fo:padding-bottom="0in" fo:border="0.5pt solid #00000a"/>
    </style:style>
    <style:style style:name="Table25.D4" style:family="table-cell">
      <style:table-cell-properties fo:padding-left="0.075in" fo:padding-right="0.075in" fo:padding-top="0in" fo:padding-bottom="0in" fo:border="0.5pt solid #00000a"/>
    </style:style>
    <style:style style:name="Table25.E4" style:family="table-cell">
      <style:table-cell-properties fo:padding-left="0.075in" fo:padding-right="0.075in" fo:padding-top="0in" fo:padding-bottom="0in" fo:border="0.5pt solid #00000a"/>
    </style:style>
    <style:style style:name="Table25.F4" style:family="table-cell">
      <style:table-cell-properties fo:padding-left="0.075in" fo:padding-right="0.075in" fo:padding-top="0in" fo:padding-bottom="0in" fo:border="0.5pt solid #00000a"/>
    </style:style>
    <style:style style:name="Table25.A5" style:family="table-cell">
      <style:table-cell-properties fo:padding-left="0.075in" fo:padding-right="0.075in" fo:padding-top="0in" fo:padding-bottom="0in" fo:border="0.5pt solid #00000a"/>
    </style:style>
    <style:style style:name="Table25.B5" style:family="table-cell">
      <style:table-cell-properties fo:padding-left="0.075in" fo:padding-right="0.075in" fo:padding-top="0in" fo:padding-bottom="0in" fo:border="0.5pt solid #00000a"/>
    </style:style>
    <style:style style:name="Table25.C5" style:family="table-cell">
      <style:table-cell-properties fo:padding-left="0.075in" fo:padding-right="0.075in" fo:padding-top="0in" fo:padding-bottom="0in" fo:border="0.5pt solid #00000a"/>
    </style:style>
    <style:style style:name="Table25.D5" style:family="table-cell">
      <style:table-cell-properties fo:padding-left="0.075in" fo:padding-right="0.075in" fo:padding-top="0in" fo:padding-bottom="0in" fo:border="0.5pt solid #00000a"/>
    </style:style>
    <style:style style:name="Table25.E5" style:family="table-cell">
      <style:table-cell-properties fo:padding-left="0.075in" fo:padding-right="0.075in" fo:padding-top="0in" fo:padding-bottom="0in" fo:border="0.5pt solid #00000a"/>
    </style:style>
    <style:style style:name="Table25.F5" style:family="table-cell">
      <style:table-cell-properties fo:padding-left="0.075in" fo:padding-right="0.075in" fo:padding-top="0in" fo:padding-bottom="0in" fo:border="0.5pt solid #00000a"/>
    </style:style>
    <style:style style:name="Table25.A6" style:family="table-cell">
      <style:table-cell-properties fo:padding-left="0.075in" fo:padding-right="0.075in" fo:padding-top="0in" fo:padding-bottom="0in" fo:border="0.5pt solid #00000a"/>
    </style:style>
    <style:style style:name="Table25.B6" style:family="table-cell">
      <style:table-cell-properties fo:padding-left="0.075in" fo:padding-right="0.075in" fo:padding-top="0in" fo:padding-bottom="0in" fo:border="0.5pt solid #00000a"/>
    </style:style>
    <style:style style:name="Table25.C6" style:family="table-cell">
      <style:table-cell-properties fo:padding-left="0.075in" fo:padding-right="0.075in" fo:padding-top="0in" fo:padding-bottom="0in" fo:border="0.5pt solid #00000a"/>
    </style:style>
    <style:style style:name="Table25.D6" style:family="table-cell">
      <style:table-cell-properties fo:padding-left="0.075in" fo:padding-right="0.075in" fo:padding-top="0in" fo:padding-bottom="0in" fo:border="0.5pt solid #00000a"/>
    </style:style>
    <style:style style:name="Table25.E6" style:family="table-cell">
      <style:table-cell-properties fo:padding-left="0.075in" fo:padding-right="0.075in" fo:padding-top="0in" fo:padding-bottom="0in" fo:border="0.5pt solid #00000a"/>
    </style:style>
    <style:style style:name="Table25.F6" style:family="table-cell">
      <style:table-cell-properties fo:padding-left="0.075in" fo:padding-right="0.075in" fo:padding-top="0in" fo:padding-bottom="0in" fo:border="0.5pt solid #00000a"/>
    </style:style>
    <style:style style:name="Table25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B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C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D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E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F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A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C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D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E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F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A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B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C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D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E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F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A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B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C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D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E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F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A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B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C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D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E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F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A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B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C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D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E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F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A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B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C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D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E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F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A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B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C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D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E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5.F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6" style:family="table">
      <style:table-properties style:width="6.6694in" fo:margin-left="0.1646in" fo:margin-right="0.091in" table:align="margins" style:writing-mode="lr-tb"/>
    </style:style>
    <style:style style:name="Table26.A" style:family="table-column">
      <style:table-column-properties style:column-width="2.7576in" style:rel-column-width="27096*"/>
    </style:style>
    <style:style style:name="Table26.B" style:family="table-column">
      <style:table-column-properties style:column-width="3.9118in" style:rel-column-width="38439*"/>
    </style:style>
    <style:style style:name="Table26.1" style:family="table-row">
      <style:table-row-properties style:min-row-height="0.284in" style:keep-together="true" fo:keep-together="auto"/>
    </style:style>
    <style:style style:name="Table26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2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2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10" style:family="table-row">
      <style:table-row-properties style:min-row-height="0.2458in" style:keep-together="true" fo:keep-together="auto"/>
    </style:style>
    <style:style style:name="Table26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6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6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6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7" style:family="table">
      <style:table-properties style:width="6.6764in" fo:margin-left="0.1458in" fo:margin-right="0.1028in" table:align="margins" style:writing-mode="lr-tb"/>
    </style:style>
    <style:style style:name="Table27.A" style:family="table-column">
      <style:table-column-properties style:column-width="1.9868in" style:rel-column-width="19502*"/>
    </style:style>
    <style:style style:name="Table27.B" style:family="table-column">
      <style:table-column-properties style:column-width="2.2403in" style:rel-column-width="21990*"/>
    </style:style>
    <style:style style:name="Table27.C" style:family="table-column">
      <style:table-column-properties style:column-width="2.4493in" style:rel-column-width="24043*"/>
    </style:style>
    <style:style style:name="Table27.1" style:family="table-row">
      <style:table-row-properties style:min-row-height="0.284in" style:keep-together="true" fo:keep-together="auto"/>
    </style:style>
    <style:style style:name="Table2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7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7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7.B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27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8" style:family="table">
      <style:table-properties style:width="6.8653in" fo:margin-left="0.0417in" fo:margin-right="0.0181in" table:align="margins" style:writing-mode="lr-tb"/>
    </style:style>
    <style:style style:name="Table28.A" style:family="table-column">
      <style:table-column-properties style:column-width="0.5299in" style:rel-column-width="5055*"/>
    </style:style>
    <style:style style:name="Table28.B" style:family="table-column">
      <style:table-column-properties style:column-width="1.5896in" style:rel-column-width="15173*"/>
    </style:style>
    <style:style style:name="Table28.C" style:family="table-column">
      <style:table-column-properties style:column-width="2.1854in" style:rel-column-width="20860*"/>
    </style:style>
    <style:style style:name="Table28.D" style:family="table-column">
      <style:table-column-properties style:column-width="2.5611in" style:rel-column-width="24447*"/>
    </style:style>
    <style:style style:name="Table28.1" style:family="table-row">
      <style:table-row-properties style:min-row-height="0.284in" style:keep-together="true" fo:keep-together="auto"/>
    </style:style>
    <style:style style:name="Table2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8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8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9" style:family="table">
      <style:table-properties style:width="6.8653in" fo:margin-left="0.0417in" fo:margin-right="0.0181in" table:align="margins" style:writing-mode="lr-tb"/>
    </style:style>
    <style:style style:name="Table29.A" style:family="table-column">
      <style:table-column-properties style:column-width="0.5528in" style:rel-column-width="5277*"/>
    </style:style>
    <style:style style:name="Table29.B" style:family="table-column">
      <style:table-column-properties style:column-width="1.5667in" style:rel-column-width="14954*"/>
    </style:style>
    <style:style style:name="Table29.C" style:family="table-column">
      <style:table-column-properties style:column-width="2.3035in" style:rel-column-width="21991*"/>
    </style:style>
    <style:style style:name="Table29.D" style:family="table-column">
      <style:table-column-properties style:column-width="2.4424in" style:rel-column-width="23313*"/>
    </style:style>
    <style:style style:name="Table29.1" style:family="table-row">
      <style:table-row-properties style:min-row-height="0.284in" style:keep-together="true" fo:keep-together="auto"/>
    </style:style>
    <style:style style:name="Table29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29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9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9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9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0" style:family="table">
      <style:table-properties style:width="6.8861in" fo:margin-left="0.0208in" fo:margin-right="0.0181in" table:align="margins" style:writing-mode="lr-tb"/>
    </style:style>
    <style:style style:name="Table30.A" style:family="table-column">
      <style:table-column-properties style:column-width="0.4556in" style:rel-column-width="4336*"/>
    </style:style>
    <style:style style:name="Table30.B" style:family="table-column">
      <style:table-column-properties style:column-width="0.8819in" style:rel-column-width="8395*"/>
    </style:style>
    <style:style style:name="Table30.C" style:family="table-column">
      <style:table-column-properties style:column-width="1.6069in" style:rel-column-width="15293*"/>
    </style:style>
    <style:style style:name="Table30.D" style:family="table-column">
      <style:table-column-properties style:column-width="1.1903in" style:rel-column-width="11328*"/>
    </style:style>
    <style:style style:name="Table30.E" style:family="table-column">
      <style:table-column-properties style:column-width="1.0035in" style:rel-column-width="9547*"/>
    </style:style>
    <style:style style:name="Table30.F" style:family="table-column">
      <style:table-column-properties style:column-width="1.7479in" style:rel-column-width="16636*"/>
    </style:style>
    <style:style style:name="Table30.1" style:family="table-row">
      <style:table-row-properties style:min-row-height="0.284in" style:keep-together="true" fo:keep-together="auto"/>
    </style:style>
    <style:style style:name="Table30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3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0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30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0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0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0.D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0.E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0.F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" style:family="table">
      <style:table-properties style:width="6.8965in" fo:margin-left="0.0208in" fo:margin-right="0.0076in" table:align="margins" style:writing-mode="lr-tb"/>
    </style:style>
    <style:style style:name="Table57.A" style:family="table-column">
      <style:table-column-properties style:column-width="0.5625in" style:rel-column-width="5348*"/>
    </style:style>
    <style:style style:name="Table57.B" style:family="table-column">
      <style:table-column-properties style:column-width="1.3938in" style:rel-column-width="13247*"/>
    </style:style>
    <style:style style:name="Table57.C" style:family="table-column">
      <style:table-column-properties style:column-width="1.3958in" style:rel-column-width="13266*"/>
    </style:style>
    <style:style style:name="Table57.D" style:family="table-column">
      <style:table-column-properties style:column-width="1.2993in" style:rel-column-width="12349*"/>
    </style:style>
    <style:style style:name="Table57.E" style:family="table-column">
      <style:table-column-properties style:column-width="1.1028in" style:rel-column-width="10476*"/>
    </style:style>
    <style:style style:name="Table57.F" style:family="table-column">
      <style:table-column-properties style:column-width="1.1417in" style:rel-column-width="10849*"/>
    </style:style>
    <style:style style:name="Table57.1" style:family="table-row">
      <style:table-row-properties style:min-row-height="0.284in" style:keep-together="true" fo:keep-together="auto"/>
    </style:style>
    <style:style style:name="Table57.A1" style:family="table-cell">
      <style:table-cell-properties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57.A2" style:family="table-cell">
      <style:table-cell-properties fo:padding-left="0.075in" fo:padding-right="0.075in" fo:padding-top="0in" fo:padding-bottom="0in" fo:border="0.5pt solid #00000a"/>
    </style:style>
    <style:style style:name="Table57.B2" style:family="table-cell">
      <style:table-cell-properties fo:padding-left="0.075in" fo:padding-right="0.075in" fo:padding-top="0in" fo:padding-bottom="0in" fo:border="0.5pt solid #00000a"/>
    </style:style>
    <style:style style:name="Table57.C2" style:family="table-cell">
      <style:table-cell-properties fo:padding-left="0.075in" fo:padding-right="0.075in" fo:padding-top="0in" fo:padding-bottom="0in" fo:border="0.5pt solid #00000a"/>
    </style:style>
    <style:style style:name="Table57.D2" style:family="table-cell">
      <style:table-cell-properties fo:padding-left="0.075in" fo:padding-right="0.075in" fo:padding-top="0in" fo:padding-bottom="0in" fo:border="0.5pt solid #00000a"/>
    </style:style>
    <style:style style:name="Table57.E2" style:family="table-cell">
      <style:table-cell-properties fo:padding-left="0.075in" fo:padding-right="0.075in" fo:padding-top="0in" fo:padding-bottom="0in" fo:border="0.5pt solid #00000a"/>
    </style:style>
    <style:style style:name="Table57.F2" style:family="table-cell">
      <style:table-cell-properties fo:padding-left="0.075in" fo:padding-right="0.075in" fo:padding-top="0in" fo:padding-bottom="0in" fo:border="0.5pt solid #00000a"/>
    </style:style>
    <style:style style:name="Table57.A3" style:family="table-cell">
      <style:table-cell-properties fo:padding-left="0.075in" fo:padding-right="0.075in" fo:padding-top="0in" fo:padding-bottom="0in" fo:border="0.5pt solid #00000a"/>
    </style:style>
    <style:style style:name="Table57.B3" style:family="table-cell">
      <style:table-cell-properties fo:padding-left="0.075in" fo:padding-right="0.075in" fo:padding-top="0in" fo:padding-bottom="0in" fo:border="0.5pt solid #00000a"/>
    </style:style>
    <style:style style:name="Table57.C3" style:family="table-cell">
      <style:table-cell-properties fo:padding-left="0.075in" fo:padding-right="0.075in" fo:padding-top="0in" fo:padding-bottom="0in" fo:border="0.5pt solid #00000a"/>
    </style:style>
    <style:style style:name="Table57.D3" style:family="table-cell">
      <style:table-cell-properties fo:padding-left="0.075in" fo:padding-right="0.075in" fo:padding-top="0in" fo:padding-bottom="0in" fo:border="0.5pt solid #00000a"/>
    </style:style>
    <style:style style:name="Table57.E3" style:family="table-cell">
      <style:table-cell-properties fo:padding-left="0.075in" fo:padding-right="0.075in" fo:padding-top="0in" fo:padding-bottom="0in" fo:border="0.5pt solid #00000a"/>
    </style:style>
    <style:style style:name="Table57.F3" style:family="table-cell">
      <style:table-cell-properties fo:padding-left="0.075in" fo:padding-right="0.075in" fo:padding-top="0in" fo:padding-bottom="0in" fo:border="0.5pt solid #00000a"/>
    </style:style>
    <style:style style:name="Table57.A4" style:family="table-cell">
      <style:table-cell-properties fo:padding-left="0.075in" fo:padding-right="0.075in" fo:padding-top="0in" fo:padding-bottom="0in" fo:border="0.5pt solid #00000a"/>
    </style:style>
    <style:style style:name="Table57.B4" style:family="table-cell">
      <style:table-cell-properties fo:padding-left="0.075in" fo:padding-right="0.075in" fo:padding-top="0in" fo:padding-bottom="0in" fo:border="0.5pt solid #00000a"/>
    </style:style>
    <style:style style:name="Table57.C4" style:family="table-cell">
      <style:table-cell-properties fo:padding-left="0.075in" fo:padding-right="0.075in" fo:padding-top="0in" fo:padding-bottom="0in" fo:border="0.5pt solid #00000a"/>
    </style:style>
    <style:style style:name="Table57.D4" style:family="table-cell">
      <style:table-cell-properties fo:padding-left="0.075in" fo:padding-right="0.075in" fo:padding-top="0in" fo:padding-bottom="0in" fo:border="0.5pt solid #00000a"/>
    </style:style>
    <style:style style:name="Table57.E4" style:family="table-cell">
      <style:table-cell-properties fo:padding-left="0.075in" fo:padding-right="0.075in" fo:padding-top="0in" fo:padding-bottom="0in" fo:border="0.5pt solid #00000a"/>
    </style:style>
    <style:style style:name="Table57.F4" style:family="table-cell">
      <style:table-cell-properties fo:padding-left="0.075in" fo:padding-right="0.075in" fo:padding-top="0in" fo:padding-bottom="0in" fo:border="0.5pt solid #00000a"/>
    </style:style>
    <style:style style:name="Table57.A5" style:family="table-cell">
      <style:table-cell-properties fo:padding-left="0.075in" fo:padding-right="0.075in" fo:padding-top="0in" fo:padding-bottom="0in" fo:border="0.5pt solid #00000a"/>
    </style:style>
    <style:style style:name="Table57.B5" style:family="table-cell">
      <style:table-cell-properties fo:padding-left="0.075in" fo:padding-right="0.075in" fo:padding-top="0in" fo:padding-bottom="0in" fo:border="0.5pt solid #00000a"/>
    </style:style>
    <style:style style:name="Table57.C5" style:family="table-cell">
      <style:table-cell-properties fo:padding-left="0.075in" fo:padding-right="0.075in" fo:padding-top="0in" fo:padding-bottom="0in" fo:border="0.5pt solid #00000a"/>
    </style:style>
    <style:style style:name="Table57.D5" style:family="table-cell">
      <style:table-cell-properties fo:padding-left="0.075in" fo:padding-right="0.075in" fo:padding-top="0in" fo:padding-bottom="0in" fo:border="0.5pt solid #00000a"/>
    </style:style>
    <style:style style:name="Table57.E5" style:family="table-cell">
      <style:table-cell-properties fo:padding-left="0.075in" fo:padding-right="0.075in" fo:padding-top="0in" fo:padding-bottom="0in" fo:border="0.5pt solid #00000a"/>
    </style:style>
    <style:style style:name="Table57.F5" style:family="table-cell">
      <style:table-cell-properties fo:padding-left="0.075in" fo:padding-right="0.075in" fo:padding-top="0in" fo:padding-bottom="0in" fo:border="0.5pt solid #00000a"/>
    </style:style>
    <style:style style:name="Table57.A6" style:family="table-cell">
      <style:table-cell-properties fo:padding-left="0.075in" fo:padding-right="0.075in" fo:padding-top="0in" fo:padding-bottom="0in" fo:border="0.5pt solid #00000a"/>
    </style:style>
    <style:style style:name="Table57.B6" style:family="table-cell">
      <style:table-cell-properties fo:padding-left="0.075in" fo:padding-right="0.075in" fo:padding-top="0in" fo:padding-bottom="0in" fo:border="0.5pt solid #00000a"/>
    </style:style>
    <style:style style:name="Table57.C6" style:family="table-cell">
      <style:table-cell-properties fo:padding-left="0.075in" fo:padding-right="0.075in" fo:padding-top="0in" fo:padding-bottom="0in" fo:border="0.5pt solid #00000a"/>
    </style:style>
    <style:style style:name="Table57.D6" style:family="table-cell">
      <style:table-cell-properties fo:padding-left="0.075in" fo:padding-right="0.075in" fo:padding-top="0in" fo:padding-bottom="0in" fo:border="0.5pt solid #00000a"/>
    </style:style>
    <style:style style:name="Table57.E6" style:family="table-cell">
      <style:table-cell-properties fo:padding-left="0.075in" fo:padding-right="0.075in" fo:padding-top="0in" fo:padding-bottom="0in" fo:border="0.5pt solid #00000a"/>
    </style:style>
    <style:style style:name="Table57.F6" style:family="table-cell">
      <style:table-cell-properties fo:padding-left="0.075in" fo:padding-right="0.075in" fo:padding-top="0in" fo:padding-bottom="0in" fo:border="0.5pt solid #00000a"/>
    </style:style>
    <style:style style:name="Table57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A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A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A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1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A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A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1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A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A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A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B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C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D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E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7.F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5" style:family="table">
      <style:table-properties style:width="6.6694in" fo:margin-left="0.1646in" fo:margin-right="0.091in" table:align="margins" style:writing-mode="lr-tb"/>
    </style:style>
    <style:style style:name="Table55.A" style:family="table-column">
      <style:table-column-properties style:column-width="2.7576in" style:rel-column-width="27096*"/>
    </style:style>
    <style:style style:name="Table55.B" style:family="table-column">
      <style:table-column-properties style:column-width="3.9118in" style:rel-column-width="38439*"/>
    </style:style>
    <style:style style:name="Table55.1" style:family="table-row">
      <style:table-row-properties style:min-row-height="0.284in" style:keep-together="true" fo:keep-together="auto"/>
    </style:style>
    <style:style style:name="Table55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5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5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10" style:family="table-row">
      <style:table-row-properties style:min-row-height="0.2458in" style:keep-together="true" fo:keep-together="auto"/>
    </style:style>
    <style:style style:name="Table55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5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5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6" style:family="table">
      <style:table-properties style:width="6.6764in" fo:margin-left="0.1458in" fo:margin-right="0.1028in" table:align="margins" style:writing-mode="lr-tb"/>
    </style:style>
    <style:style style:name="Table56.A" style:family="table-column">
      <style:table-column-properties style:column-width="1.9868in" style:rel-column-width="19502*"/>
    </style:style>
    <style:style style:name="Table56.B" style:family="table-column">
      <style:table-column-properties style:column-width="2.2403in" style:rel-column-width="21990*"/>
    </style:style>
    <style:style style:name="Table56.C" style:family="table-column">
      <style:table-column-properties style:column-width="2.4493in" style:rel-column-width="24043*"/>
    </style:style>
    <style:style style:name="Table56.1" style:family="table-row">
      <style:table-row-properties style:min-row-height="0.284in" style:keep-together="true" fo:keep-together="auto"/>
    </style:style>
    <style:style style:name="Table5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5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56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5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6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5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6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6.B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56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6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6.B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56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8" style:family="table">
      <style:table-properties style:width="6.8653in" fo:margin-left="0.0417in" fo:margin-right="0.0181in" table:align="margins" style:writing-mode="lr-tb"/>
    </style:style>
    <style:style style:name="Table58.A" style:family="table-column">
      <style:table-column-properties style:column-width="0.5299in" style:rel-column-width="5055*"/>
    </style:style>
    <style:style style:name="Table58.B" style:family="table-column">
      <style:table-column-properties style:column-width="1.5896in" style:rel-column-width="15173*"/>
    </style:style>
    <style:style style:name="Table58.C" style:family="table-column">
      <style:table-column-properties style:column-width="2.1854in" style:rel-column-width="20860*"/>
    </style:style>
    <style:style style:name="Table58.D" style:family="table-column">
      <style:table-column-properties style:column-width="2.5611in" style:rel-column-width="24447*"/>
    </style:style>
    <style:style style:name="Table58.1" style:family="table-row">
      <style:table-row-properties style:min-row-height="0.284in" style:keep-together="true" fo:keep-together="auto"/>
    </style:style>
    <style:style style:name="Table5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5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5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8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8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8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8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8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8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9" style:family="table">
      <style:table-properties style:width="6.8653in" fo:margin-left="0.0417in" fo:margin-right="0.0181in" table:align="margins" style:writing-mode="lr-tb"/>
    </style:style>
    <style:style style:name="Table59.A" style:family="table-column">
      <style:table-column-properties style:column-width="0.5528in" style:rel-column-width="5277*"/>
    </style:style>
    <style:style style:name="Table59.B" style:family="table-column">
      <style:table-column-properties style:column-width="1.5667in" style:rel-column-width="14954*"/>
    </style:style>
    <style:style style:name="Table59.C" style:family="table-column">
      <style:table-column-properties style:column-width="2.3035in" style:rel-column-width="21991*"/>
    </style:style>
    <style:style style:name="Table59.D" style:family="table-column">
      <style:table-column-properties style:column-width="2.4424in" style:rel-column-width="23313*"/>
    </style:style>
    <style:style style:name="Table59.1" style:family="table-row">
      <style:table-row-properties style:min-row-height="0.284in" style:keep-together="true" fo:keep-together="auto"/>
    </style:style>
    <style:style style:name="Table59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59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5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9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9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9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9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9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9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9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" style:family="table">
      <style:table-properties style:width="6.8861in" fo:margin-left="0.0208in" fo:margin-right="0.0181in" table:align="margins" style:writing-mode="lr-tb"/>
    </style:style>
    <style:style style:name="Table1.A" style:family="table-column">
      <style:table-column-properties style:column-width="0.4063in" style:rel-column-width="3866*"/>
    </style:style>
    <style:style style:name="Table1.B" style:family="table-column">
      <style:table-column-properties style:column-width="1.2896in" style:rel-column-width="12272*"/>
    </style:style>
    <style:style style:name="Table1.C" style:family="table-column">
      <style:table-column-properties style:column-width="1.409in" style:rel-column-width="13409*"/>
    </style:style>
    <style:style style:name="Table1.D" style:family="table-column">
      <style:table-column-properties style:column-width="1.0306in" style:rel-column-width="9807*"/>
    </style:style>
    <style:style style:name="Table1.E" style:family="table-column">
      <style:table-column-properties style:column-width="1.0514in" style:rel-column-width="10006*"/>
    </style:style>
    <style:style style:name="Table1.F" style:family="table-column">
      <style:table-column-properties style:column-width="1.6993in" style:rel-column-width="16175*"/>
    </style:style>
    <style:style style:name="Table1.1" style:family="table-row">
      <style:table-row-properties style:min-row-height="0.284in" style:keep-together="true" fo:keep-together="auto"/>
    </style:style>
    <style:style style:name="Table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E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" style:family="table">
      <style:table-properties style:width="6.8965in" fo:margin-left="0.0208in" fo:margin-right="0.0076in" table:align="margins" style:writing-mode="lr-tb"/>
    </style:style>
    <style:style style:name="Table2.A" style:family="table-column">
      <style:table-column-properties style:column-width="0.5632in" style:rel-column-width="5353*"/>
    </style:style>
    <style:style style:name="Table2.B" style:family="table-column">
      <style:table-column-properties style:column-width="1.3938in" style:rel-column-width="13245*"/>
    </style:style>
    <style:style style:name="Table2.C" style:family="table-column">
      <style:table-column-properties style:column-width="1.3583in" style:rel-column-width="12910*"/>
    </style:style>
    <style:style style:name="Table2.D" style:family="table-column">
      <style:table-column-properties style:column-width="1.209in" style:rel-column-width="11487*"/>
    </style:style>
    <style:style style:name="Table2.E" style:family="table-column">
      <style:table-column-properties style:column-width="1.2313in" style:rel-column-width="11699*"/>
    </style:style>
    <style:style style:name="Table2.F" style:family="table-column">
      <style:table-column-properties style:column-width="1.141in" style:rel-column-width="10841*"/>
    </style:style>
    <style:style style:name="Table2.1" style:family="table-row">
      <style:table-row-properties style:min-row-height="0.284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2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" style:family="table">
      <style:table-properties style:width="6.6569in" fo:margin-left="0.1771in" fo:margin-right="0.091in" table:align="margins" style:writing-mode="lr-tb"/>
    </style:style>
    <style:style style:name="Table7.A" style:family="table-column">
      <style:table-column-properties style:column-width="2.7507in" style:rel-column-width="27078*"/>
    </style:style>
    <style:style style:name="Table7.B" style:family="table-column">
      <style:table-column-properties style:column-width="3.9063in" style:rel-column-width="38457*"/>
    </style:style>
    <style:style style:name="Table7.1" style:family="table-row">
      <style:table-row-properties style:min-row-height="0.284in" style:keep-together="true" fo:keep-together="auto"/>
    </style:style>
    <style:style style:name="Table7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10" style:family="table-row">
      <style:table-row-properties style:min-row-height="0.2458in" style:keep-together="true" fo:keep-together="auto"/>
    </style:style>
    <style:style style:name="Table7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" style:family="table">
      <style:table-properties style:width="6.6764in" fo:margin-left="0.1458in" fo:margin-right="0.1028in" table:align="margins" style:writing-mode="lr-tb"/>
    </style:style>
    <style:style style:name="Table8.A" style:family="table-column">
      <style:table-column-properties style:column-width="1.9868in" style:rel-column-width="19502*"/>
    </style:style>
    <style:style style:name="Table8.B" style:family="table-column">
      <style:table-column-properties style:column-width="2.2403in" style:rel-column-width="21990*"/>
    </style:style>
    <style:style style:name="Table8.C" style:family="table-column">
      <style:table-column-properties style:column-width="2.4493in" style:rel-column-width="24043*"/>
    </style:style>
    <style:style style:name="Table8.1" style:family="table-row">
      <style:table-row-properties style:min-row-height="0.284in" style:keep-together="true" fo:keep-together="auto"/>
    </style:style>
    <style:style style:name="Table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8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.B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8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" style:family="table">
      <style:table-properties style:width="6.8653in" fo:margin-left="0.0417in" fo:margin-right="0.0181in" table:align="margins" style:writing-mode="lr-tb"/>
    </style:style>
    <style:style style:name="Table9.A" style:family="table-column">
      <style:table-column-properties style:column-width="0.5299in" style:rel-column-width="5058*"/>
    </style:style>
    <style:style style:name="Table9.B" style:family="table-column">
      <style:table-column-properties style:column-width="1.5896in" style:rel-column-width="15174*"/>
    </style:style>
    <style:style style:name="Table9.C" style:family="table-column">
      <style:table-column-properties style:column-width="2.3035in" style:rel-column-width="21991*"/>
    </style:style>
    <style:style style:name="Table9.D" style:family="table-column">
      <style:table-column-properties style:column-width="2.4424in" style:rel-column-width="23312*"/>
    </style:style>
    <style:style style:name="Table9.1" style:family="table-row">
      <style:table-row-properties style:min-row-height="0.284in" style:keep-together="true" fo:keep-together="auto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9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" style:family="table">
      <style:table-properties style:width="6.8653in" fo:margin-left="0.0417in" fo:margin-right="0.0181in" table:align="margins" style:writing-mode="lr-tb"/>
    </style:style>
    <style:style style:name="Table10.A" style:family="table-column">
      <style:table-column-properties style:column-width="0.5528in" style:rel-column-width="5277*"/>
    </style:style>
    <style:style style:name="Table10.B" style:family="table-column">
      <style:table-column-properties style:column-width="1.5667in" style:rel-column-width="14954*"/>
    </style:style>
    <style:style style:name="Table10.C" style:family="table-column">
      <style:table-column-properties style:column-width="2.3035in" style:rel-column-width="21991*"/>
    </style:style>
    <style:style style:name="Table10.D" style:family="table-column">
      <style:table-column-properties style:column-width="2.4424in" style:rel-column-width="23313*"/>
    </style:style>
    <style:style style:name="Table10.1" style:family="table-row">
      <style:table-row-properties style:min-row-height="0.284in" style:keep-together="true" fo:keep-together="auto"/>
    </style:style>
    <style:style style:name="Table10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6.8861in" fo:margin-left="0.0208in" fo:margin-right="0.0181in" table:align="margins" style:writing-mode="lr-tb"/>
    </style:style>
    <style:style style:name="Table11.A" style:family="table-column">
      <style:table-column-properties style:column-width="0.4063in" style:rel-column-width="3866*"/>
    </style:style>
    <style:style style:name="Table11.B" style:family="table-column">
      <style:table-column-properties style:column-width="1.2896in" style:rel-column-width="12272*"/>
    </style:style>
    <style:style style:name="Table11.C" style:family="table-column">
      <style:table-column-properties style:column-width="1.409in" style:rel-column-width="13409*"/>
    </style:style>
    <style:style style:name="Table11.D" style:family="table-column">
      <style:table-column-properties style:column-width="1.0306in" style:rel-column-width="9807*"/>
    </style:style>
    <style:style style:name="Table11.E" style:family="table-column">
      <style:table-column-properties style:column-width="1.0514in" style:rel-column-width="10006*"/>
    </style:style>
    <style:style style:name="Table11.F" style:family="table-column">
      <style:table-column-properties style:column-width="1.6993in" style:rel-column-width="16175*"/>
    </style:style>
    <style:style style:name="Table11.1" style:family="table-row">
      <style:table-row-properties style:min-row-height="0.284in" style:keep-together="true" fo:keep-together="auto"/>
    </style:style>
    <style:style style:name="Table1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C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.D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E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.F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1" style:family="table">
      <style:table-properties style:width="6.6569in" fo:margin-left="0.1771in" fo:margin-right="0.091in" table:align="margins" style:writing-mode="lr-tb"/>
    </style:style>
    <style:style style:name="Table31.A" style:family="table-column">
      <style:table-column-properties style:column-width="2.7507in" style:rel-column-width="27078*"/>
    </style:style>
    <style:style style:name="Table31.B" style:family="table-column">
      <style:table-column-properties style:column-width="3.9063in" style:rel-column-width="38457*"/>
    </style:style>
    <style:style style:name="Table31.1" style:family="table-row">
      <style:table-row-properties style:min-row-height="0.284in" style:keep-together="true" fo:keep-together="auto"/>
    </style:style>
    <style:style style:name="Table31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3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3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10" style:family="table-row">
      <style:table-row-properties style:min-row-height="0.2458in" style:keep-together="true" fo:keep-together="auto"/>
    </style:style>
    <style:style style:name="Table31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1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1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1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2" style:family="table">
      <style:table-properties style:width="6.6764in" fo:margin-left="0.1458in" fo:margin-right="0.1028in" table:align="margins" style:writing-mode="lr-tb"/>
    </style:style>
    <style:style style:name="Table32.A" style:family="table-column">
      <style:table-column-properties style:column-width="1.9868in" style:rel-column-width="19502*"/>
    </style:style>
    <style:style style:name="Table32.B" style:family="table-column">
      <style:table-column-properties style:column-width="2.2403in" style:rel-column-width="21990*"/>
    </style:style>
    <style:style style:name="Table32.C" style:family="table-column">
      <style:table-column-properties style:column-width="2.4493in" style:rel-column-width="24043*"/>
    </style:style>
    <style:style style:name="Table32.1" style:family="table-row">
      <style:table-row-properties style:min-row-height="0.284in" style:keep-together="true" fo:keep-together="auto"/>
    </style:style>
    <style:style style:name="Table3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3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2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3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2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3" style:family="table">
      <style:table-properties style:width="6.8653in" fo:margin-left="0.0417in" fo:margin-right="0.0181in" table:align="margins" style:writing-mode="lr-tb"/>
    </style:style>
    <style:style style:name="Table33.A" style:family="table-column">
      <style:table-column-properties style:column-width="0.5299in" style:rel-column-width="5058*"/>
    </style:style>
    <style:style style:name="Table33.B" style:family="table-column">
      <style:table-column-properties style:column-width="1.5896in" style:rel-column-width="15174*"/>
    </style:style>
    <style:style style:name="Table33.C" style:family="table-column">
      <style:table-column-properties style:column-width="2.3035in" style:rel-column-width="21991*"/>
    </style:style>
    <style:style style:name="Table33.D" style:family="table-column">
      <style:table-column-properties style:column-width="2.4424in" style:rel-column-width="23312*"/>
    </style:style>
    <style:style style:name="Table33.1" style:family="table-row">
      <style:table-row-properties style:min-row-height="0.284in" style:keep-together="true" fo:keep-together="auto"/>
    </style:style>
    <style:style style:name="Table3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33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3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3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3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3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4" style:family="table">
      <style:table-properties style:width="6.8861in" fo:margin-left="0.0208in" fo:margin-right="0.0181in" table:align="margins" style:writing-mode="lr-tb"/>
    </style:style>
    <style:style style:name="Table34.A" style:family="table-column">
      <style:table-column-properties style:column-width="0.4063in" style:rel-column-width="3866*"/>
    </style:style>
    <style:style style:name="Table34.B" style:family="table-column">
      <style:table-column-properties style:column-width="1.2896in" style:rel-column-width="12272*"/>
    </style:style>
    <style:style style:name="Table34.C" style:family="table-column">
      <style:table-column-properties style:column-width="1.409in" style:rel-column-width="13409*"/>
    </style:style>
    <style:style style:name="Table34.D" style:family="table-column">
      <style:table-column-properties style:column-width="1.0306in" style:rel-column-width="9807*"/>
    </style:style>
    <style:style style:name="Table34.E" style:family="table-column">
      <style:table-column-properties style:column-width="1.0514in" style:rel-column-width="10006*"/>
    </style:style>
    <style:style style:name="Table34.F" style:family="table-column">
      <style:table-column-properties style:column-width="1.6993in" style:rel-column-width="16175*"/>
    </style:style>
    <style:style style:name="Table34.1" style:family="table-row">
      <style:table-row-properties style:min-row-height="0.284in" style:keep-together="true" fo:keep-together="auto"/>
    </style:style>
    <style:style style:name="Table34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34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4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3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4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4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4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4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" style:family="table">
      <style:table-properties style:width="6.6569in" fo:margin-left="0.1771in" fo:margin-right="0.091in" table:align="margins" style:writing-mode="lr-tb"/>
    </style:style>
    <style:style style:name="Table35.A" style:family="table-column">
      <style:table-column-properties style:column-width="2.7507in" style:rel-column-width="27078*"/>
    </style:style>
    <style:style style:name="Table35.B" style:family="table-column">
      <style:table-column-properties style:column-width="3.9063in" style:rel-column-width="38457*"/>
    </style:style>
    <style:style style:name="Table35.1" style:family="table-row">
      <style:table-row-properties style:min-row-height="0.284in" style:keep-together="true" fo:keep-together="auto"/>
    </style:style>
    <style:style style:name="Table35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3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3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10" style:family="table-row">
      <style:table-row-properties style:min-row-height="0.2458in" style:keep-together="true" fo:keep-together="auto"/>
    </style:style>
    <style:style style:name="Table35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5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5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6" style:family="table">
      <style:table-properties style:width="6.6764in" fo:margin-left="0.1458in" fo:margin-right="0.1028in" table:align="margins" style:writing-mode="lr-tb"/>
    </style:style>
    <style:style style:name="Table36.A" style:family="table-column">
      <style:table-column-properties style:column-width="1.9868in" style:rel-column-width="19502*"/>
    </style:style>
    <style:style style:name="Table36.B" style:family="table-column">
      <style:table-column-properties style:column-width="2.2403in" style:rel-column-width="21990*"/>
    </style:style>
    <style:style style:name="Table36.C" style:family="table-column">
      <style:table-column-properties style:column-width="2.4493in" style:rel-column-width="24043*"/>
    </style:style>
    <style:style style:name="Table36.1" style:family="table-row">
      <style:table-row-properties style:min-row-height="0.284in" style:keep-together="true" fo:keep-together="auto"/>
    </style:style>
    <style:style style:name="Table3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3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6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3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6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6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6.B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6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" style:family="table">
      <style:table-properties style:width="6.8653in" fo:margin-left="0.0417in" fo:margin-right="0.0181in" table:align="margins" style:writing-mode="lr-tb"/>
    </style:style>
    <style:style style:name="Table37.A" style:family="table-column">
      <style:table-column-properties style:column-width="0.5299in" style:rel-column-width="5058*"/>
    </style:style>
    <style:style style:name="Table37.B" style:family="table-column">
      <style:table-column-properties style:column-width="1.5896in" style:rel-column-width="15174*"/>
    </style:style>
    <style:style style:name="Table37.C" style:family="table-column">
      <style:table-column-properties style:column-width="2.3035in" style:rel-column-width="21991*"/>
    </style:style>
    <style:style style:name="Table37.D" style:family="table-column">
      <style:table-column-properties style:column-width="2.4424in" style:rel-column-width="23312*"/>
    </style:style>
    <style:style style:name="Table37.1" style:family="table-row">
      <style:table-row-properties style:min-row-height="0.284in" style:keep-together="true" fo:keep-together="auto"/>
    </style:style>
    <style:style style:name="Table3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3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7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7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7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7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" style:family="table">
      <style:table-properties style:width="6.8861in" fo:margin-left="0.0208in" fo:margin-right="0.0181in" table:align="margins" style:writing-mode="lr-tb"/>
    </style:style>
    <style:style style:name="Table38.A" style:family="table-column">
      <style:table-column-properties style:column-width="0.4063in" style:rel-column-width="3866*"/>
    </style:style>
    <style:style style:name="Table38.B" style:family="table-column">
      <style:table-column-properties style:column-width="1.2896in" style:rel-column-width="12272*"/>
    </style:style>
    <style:style style:name="Table38.C" style:family="table-column">
      <style:table-column-properties style:column-width="1.409in" style:rel-column-width="13409*"/>
    </style:style>
    <style:style style:name="Table38.D" style:family="table-column">
      <style:table-column-properties style:column-width="1.0306in" style:rel-column-width="9807*"/>
    </style:style>
    <style:style style:name="Table38.E" style:family="table-column">
      <style:table-column-properties style:column-width="1.0514in" style:rel-column-width="10006*"/>
    </style:style>
    <style:style style:name="Table38.F" style:family="table-column">
      <style:table-column-properties style:column-width="1.6993in" style:rel-column-width="16175*"/>
    </style:style>
    <style:style style:name="Table38.1" style:family="table-row">
      <style:table-row-properties style:min-row-height="0.284in" style:keep-together="true" fo:keep-together="auto"/>
    </style:style>
    <style:style style:name="Table3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3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8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3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8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8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8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8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8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A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B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C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8.D12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E12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38.F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39" style:family="table">
      <style:table-properties style:width="6.8965in" fo:margin-left="0.0208in" fo:margin-right="0.0076in" table:align="margins" style:writing-mode="lr-tb"/>
    </style:style>
    <style:style style:name="Table39.A" style:family="table-column">
      <style:table-column-properties style:column-width="0.5632in" style:rel-column-width="5353*"/>
    </style:style>
    <style:style style:name="Table39.B" style:family="table-column">
      <style:table-column-properties style:column-width="1.3938in" style:rel-column-width="13245*"/>
    </style:style>
    <style:style style:name="Table39.C" style:family="table-column">
      <style:table-column-properties style:column-width="1.3583in" style:rel-column-width="12910*"/>
    </style:style>
    <style:style style:name="Table39.D" style:family="table-column">
      <style:table-column-properties style:column-width="1.209in" style:rel-column-width="11487*"/>
    </style:style>
    <style:style style:name="Table39.E" style:family="table-column">
      <style:table-column-properties style:column-width="1.2313in" style:rel-column-width="11699*"/>
    </style:style>
    <style:style style:name="Table39.F" style:family="table-column">
      <style:table-column-properties style:column-width="1.141in" style:rel-column-width="10841*"/>
    </style:style>
    <style:style style:name="Table39.1" style:family="table-row">
      <style:table-row-properties style:min-row-height="0.284in" style:keep-together="true" fo:keep-together="auto"/>
    </style:style>
    <style:style style:name="Table39.A1" style:family="table-cell">
      <style:table-cell-properties fo:padding-left="0.075in" fo:padding-right="0.075in" fo:padding-top="0in" fo:padding-bottom="0in" fo:border="0.5pt solid #00000a"/>
    </style:style>
    <style:style style:name="Table39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0" style:family="table">
      <style:table-properties style:width="6.6569in" fo:margin-left="0.1771in" fo:margin-right="0.091in" table:align="margins" style:writing-mode="lr-tb"/>
    </style:style>
    <style:style style:name="Table40.A" style:family="table-column">
      <style:table-column-properties style:column-width="2.7507in" style:rel-column-width="27078*"/>
    </style:style>
    <style:style style:name="Table40.B" style:family="table-column">
      <style:table-column-properties style:column-width="3.9063in" style:rel-column-width="38457*"/>
    </style:style>
    <style:style style:name="Table40.1" style:family="table-row">
      <style:table-row-properties style:min-row-height="0.284in" style:keep-together="true" fo:keep-together="auto"/>
    </style:style>
    <style:style style:name="Table40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4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4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10" style:family="table-row">
      <style:table-row-properties style:min-row-height="0.2458in" style:keep-together="true" fo:keep-together="auto"/>
    </style:style>
    <style:style style:name="Table40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0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0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0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1" style:family="table">
      <style:table-properties style:width="6.6764in" fo:margin-left="0.1458in" fo:margin-right="0.1028in" table:align="margins" style:writing-mode="lr-tb"/>
    </style:style>
    <style:style style:name="Table41.A" style:family="table-column">
      <style:table-column-properties style:column-width="1.9868in" style:rel-column-width="19502*"/>
    </style:style>
    <style:style style:name="Table41.B" style:family="table-column">
      <style:table-column-properties style:column-width="2.2403in" style:rel-column-width="21990*"/>
    </style:style>
    <style:style style:name="Table41.C" style:family="table-column">
      <style:table-column-properties style:column-width="2.4493in" style:rel-column-width="24043*"/>
    </style:style>
    <style:style style:name="Table41.1" style:family="table-row">
      <style:table-row-properties style:min-row-height="0.284in" style:keep-together="true" fo:keep-together="auto"/>
    </style:style>
    <style:style style:name="Table4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4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1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4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1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41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1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1.B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1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" style:family="table">
      <style:table-properties style:width="6.8653in" fo:margin-left="0.0417in" fo:margin-right="0.0181in" table:align="margins" style:writing-mode="lr-tb"/>
    </style:style>
    <style:style style:name="Table42.A" style:family="table-column">
      <style:table-column-properties style:column-width="0.5299in" style:rel-column-width="5058*"/>
    </style:style>
    <style:style style:name="Table42.B" style:family="table-column">
      <style:table-column-properties style:column-width="1.5896in" style:rel-column-width="15174*"/>
    </style:style>
    <style:style style:name="Table42.C" style:family="table-column">
      <style:table-column-properties style:column-width="2.3035in" style:rel-column-width="21991*"/>
    </style:style>
    <style:style style:name="Table42.D" style:family="table-column">
      <style:table-column-properties style:column-width="2.4424in" style:rel-column-width="23312*"/>
    </style:style>
    <style:style style:name="Table42.1" style:family="table-row">
      <style:table-row-properties style:min-row-height="0.284in" style:keep-together="true" fo:keep-together="auto"/>
    </style:style>
    <style:style style:name="Table4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4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2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2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2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2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" style:family="table">
      <style:table-properties style:width="6.8861in" fo:margin-left="0.0208in" fo:margin-right="0.0181in" table:align="margins" style:writing-mode="lr-tb"/>
    </style:style>
    <style:style style:name="Table43.A" style:family="table-column">
      <style:table-column-properties style:column-width="0.4063in" style:rel-column-width="3866*"/>
    </style:style>
    <style:style style:name="Table43.B" style:family="table-column">
      <style:table-column-properties style:column-width="1.2896in" style:rel-column-width="12272*"/>
    </style:style>
    <style:style style:name="Table43.C" style:family="table-column">
      <style:table-column-properties style:column-width="1.409in" style:rel-column-width="13409*"/>
    </style:style>
    <style:style style:name="Table43.D" style:family="table-column">
      <style:table-column-properties style:column-width="1.0306in" style:rel-column-width="9807*"/>
    </style:style>
    <style:style style:name="Table43.E" style:family="table-column">
      <style:table-column-properties style:column-width="1.0514in" style:rel-column-width="10006*"/>
    </style:style>
    <style:style style:name="Table43.F" style:family="table-column">
      <style:table-column-properties style:column-width="1.6993in" style:rel-column-width="16175*"/>
    </style:style>
    <style:style style:name="Table43.1" style:family="table-row">
      <style:table-row-properties style:min-row-height="0.284in" style:keep-together="true" fo:keep-together="auto"/>
    </style:style>
    <style:style style:name="Table4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43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3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43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D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E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F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3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3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4" style:family="table">
      <style:table-properties style:width="6.8965in" fo:margin-left="0.0208in" fo:margin-right="0.0076in" table:align="margins" style:writing-mode="lr-tb"/>
    </style:style>
    <style:style style:name="Table44.A" style:family="table-column">
      <style:table-column-properties style:column-width="0.5632in" style:rel-column-width="5353*"/>
    </style:style>
    <style:style style:name="Table44.B" style:family="table-column">
      <style:table-column-properties style:column-width="1.3938in" style:rel-column-width="13245*"/>
    </style:style>
    <style:style style:name="Table44.C" style:family="table-column">
      <style:table-column-properties style:column-width="1.3583in" style:rel-column-width="12910*"/>
    </style:style>
    <style:style style:name="Table44.D" style:family="table-column">
      <style:table-column-properties style:column-width="1.209in" style:rel-column-width="11487*"/>
    </style:style>
    <style:style style:name="Table44.E" style:family="table-column">
      <style:table-column-properties style:column-width="1.2313in" style:rel-column-width="11699*"/>
    </style:style>
    <style:style style:name="Table44.F" style:family="table-column">
      <style:table-column-properties style:column-width="1.141in" style:rel-column-width="10841*"/>
    </style:style>
    <style:style style:name="Table44.1" style:family="table-row">
      <style:table-row-properties style:min-row-height="0.284in" style:keep-together="true" fo:keep-together="auto"/>
    </style:style>
    <style:style style:name="Table44.A1" style:family="table-cell">
      <style:table-cell-properties fo:padding-left="0.075in" fo:padding-right="0.075in" fo:padding-top="0in" fo:padding-bottom="0in" fo:border="0.5pt solid #00000a"/>
    </style:style>
    <style:style style:name="Table44.A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5" style:family="table">
      <style:table-properties style:width="6.6569in" fo:margin-left="0.1771in" fo:margin-right="0.091in" table:align="margins" style:writing-mode="lr-tb"/>
    </style:style>
    <style:style style:name="Table45.A" style:family="table-column">
      <style:table-column-properties style:column-width="2.7507in" style:rel-column-width="27078*"/>
    </style:style>
    <style:style style:name="Table45.B" style:family="table-column">
      <style:table-column-properties style:column-width="3.9063in" style:rel-column-width="38457*"/>
    </style:style>
    <style:style style:name="Table45.1" style:family="table-row">
      <style:table-row-properties style:min-row-height="0.284in" style:keep-together="true" fo:keep-together="auto"/>
    </style:style>
    <style:style style:name="Table45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4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4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10" style:family="table-row">
      <style:table-row-properties style:min-row-height="0.2458in" style:keep-together="true" fo:keep-together="auto"/>
    </style:style>
    <style:style style:name="Table45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5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5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9" style:family="table">
      <style:table-properties style:width="6.6764in" fo:margin-left="0.1458in" fo:margin-right="0.1028in" table:align="margins" style:writing-mode="lr-tb"/>
    </style:style>
    <style:style style:name="Table49.A" style:family="table-column">
      <style:table-column-properties style:column-width="1.9868in" style:rel-column-width="19502*"/>
    </style:style>
    <style:style style:name="Table49.B" style:family="table-column">
      <style:table-column-properties style:column-width="2.2403in" style:rel-column-width="21990*"/>
    </style:style>
    <style:style style:name="Table49.C" style:family="table-column">
      <style:table-column-properties style:column-width="2.4493in" style:rel-column-width="24043*"/>
    </style:style>
    <style:style style:name="Table49.1" style:family="table-row">
      <style:table-row-properties style:min-row-height="0.284in" style:keep-together="true" fo:keep-together="auto"/>
    </style:style>
    <style:style style:name="Table49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49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9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4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9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49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9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9.B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9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9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9.B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9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" style:family="table">
      <style:table-properties style:width="6.8653in" fo:margin-left="0.0417in" fo:margin-right="0.0181in" table:align="margins" style:writing-mode="lr-tb"/>
    </style:style>
    <style:style style:name="Table46.A" style:family="table-column">
      <style:table-column-properties style:column-width="0.5299in" style:rel-column-width="5058*"/>
    </style:style>
    <style:style style:name="Table46.B" style:family="table-column">
      <style:table-column-properties style:column-width="1.5896in" style:rel-column-width="15174*"/>
    </style:style>
    <style:style style:name="Table46.C" style:family="table-column">
      <style:table-column-properties style:column-width="2.3035in" style:rel-column-width="21991*"/>
    </style:style>
    <style:style style:name="Table46.D" style:family="table-column">
      <style:table-column-properties style:column-width="2.4424in" style:rel-column-width="23312*"/>
    </style:style>
    <style:style style:name="Table46.1" style:family="table-row">
      <style:table-row-properties style:min-row-height="0.284in" style:keep-together="true" fo:keep-together="auto"/>
    </style:style>
    <style:style style:name="Table4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4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6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6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6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6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6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6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6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6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" style:family="table">
      <style:table-properties style:width="6.8653in" fo:margin-left="0.0417in" fo:margin-right="0.0181in" table:align="margins" style:writing-mode="lr-tb"/>
    </style:style>
    <style:style style:name="Table47.A" style:family="table-column">
      <style:table-column-properties style:column-width="0.5528in" style:rel-column-width="5277*"/>
    </style:style>
    <style:style style:name="Table47.B" style:family="table-column">
      <style:table-column-properties style:column-width="1.5667in" style:rel-column-width="14954*"/>
    </style:style>
    <style:style style:name="Table47.C" style:family="table-column">
      <style:table-column-properties style:column-width="2.3035in" style:rel-column-width="21991*"/>
    </style:style>
    <style:style style:name="Table47.D" style:family="table-column">
      <style:table-column-properties style:column-width="2.4424in" style:rel-column-width="23313*"/>
    </style:style>
    <style:style style:name="Table47.1" style:family="table-row">
      <style:table-row-properties style:min-row-height="0.284in" style:keep-together="true" fo:keep-together="auto"/>
    </style:style>
    <style:style style:name="Table4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4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7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7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" style:family="table">
      <style:table-properties style:width="6.8861in" fo:margin-left="0.0208in" fo:margin-right="0.0181in" table:align="margins" style:writing-mode="lr-tb"/>
    </style:style>
    <style:style style:name="Table48.A" style:family="table-column">
      <style:table-column-properties style:column-width="0.4063in" style:rel-column-width="3866*"/>
    </style:style>
    <style:style style:name="Table48.B" style:family="table-column">
      <style:table-column-properties style:column-width="1.2896in" style:rel-column-width="12272*"/>
    </style:style>
    <style:style style:name="Table48.C" style:family="table-column">
      <style:table-column-properties style:column-width="1.409in" style:rel-column-width="13409*"/>
    </style:style>
    <style:style style:name="Table48.D" style:family="table-column">
      <style:table-column-properties style:column-width="1.0306in" style:rel-column-width="9807*"/>
    </style:style>
    <style:style style:name="Table48.E" style:family="table-column">
      <style:table-column-properties style:column-width="1.0514in" style:rel-column-width="10006*"/>
    </style:style>
    <style:style style:name="Table48.F" style:family="table-column">
      <style:table-column-properties style:column-width="1.6993in" style:rel-column-width="16175*"/>
    </style:style>
    <style:style style:name="Table48.1" style:family="table-row">
      <style:table-row-properties style:min-row-height="0.284in" style:keep-together="true" fo:keep-together="auto"/>
    </style:style>
    <style:style style:name="Table4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4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8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4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8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8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48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48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8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48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48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0" style:family="table">
      <style:table-properties style:width="6.8965in" fo:margin-left="0.0208in" fo:margin-right="0.0076in" table:align="margins" style:writing-mode="lr-tb"/>
    </style:style>
    <style:style style:name="Table50.A" style:family="table-column">
      <style:table-column-properties style:column-width="0.5632in" style:rel-column-width="5351*"/>
    </style:style>
    <style:style style:name="Table50.B" style:family="table-column">
      <style:table-column-properties style:column-width="1.3938in" style:rel-column-width="13244*"/>
    </style:style>
    <style:style style:name="Table50.C" style:family="table-column">
      <style:table-column-properties style:column-width="1.3583in" style:rel-column-width="12907*"/>
    </style:style>
    <style:style style:name="Table50.D" style:family="table-column">
      <style:table-column-properties style:column-width="1.2583in" style:rel-column-width="11957*"/>
    </style:style>
    <style:style style:name="Table50.E" style:family="table-column">
      <style:table-column-properties style:column-width="1.1819in" style:rel-column-width="11231*"/>
    </style:style>
    <style:style style:name="Table50.F" style:family="table-column">
      <style:table-column-properties style:column-width="1.141in" style:rel-column-width="10845*"/>
    </style:style>
    <style:style style:name="Table50.1" style:family="table-row">
      <style:table-row-properties style:min-row-height="0.284in" style:keep-together="true" fo:keep-together="auto"/>
    </style:style>
    <style:style style:name="Table50.A1" style:family="table-cell">
      <style:table-cell-properties fo:padding-left="0.075in" fo:padding-right="0.075in" fo:padding-top="0in" fo:padding-bottom="0in" fo:border="0.5pt solid #00000a"/>
    </style:style>
    <style:style style:name="Table50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" style:family="table">
      <style:table-properties style:width="6.766in" fo:margin-left="0.0556in" fo:margin-right="0.1035in" table:align="margins" style:writing-mode="lr-tb"/>
    </style:style>
    <style:style style:name="Table153.A" style:family="table-column">
      <style:table-column-properties style:column-width="0.5556in" style:rel-column-width="5381*"/>
    </style:style>
    <style:style style:name="Table153.B" style:family="table-column">
      <style:table-column-properties style:column-width="1.3688in" style:rel-column-width="13257*"/>
    </style:style>
    <style:style style:name="Table153.C" style:family="table-column">
      <style:table-column-properties style:column-width="1.4292in" style:rel-column-width="13842*"/>
    </style:style>
    <style:style style:name="Table153.D" style:family="table-column">
      <style:table-column-properties style:column-width="0.9618in" style:rel-column-width="9316*"/>
    </style:style>
    <style:style style:name="Table153.E" style:family="table-column">
      <style:table-column-properties style:column-width="0.9528in" style:rel-column-width="9228*"/>
    </style:style>
    <style:style style:name="Table153.F" style:family="table-column">
      <style:table-column-properties style:column-width="1.4979in" style:rel-column-width="14511*"/>
    </style:style>
    <style:style style:name="Table153.1" style:family="table-row">
      <style:table-row-properties style:min-row-height="0.284in" style:keep-together="true" fo:keep-together="auto"/>
    </style:style>
    <style:style style:name="Table15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53.C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53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53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F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C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53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C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53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F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53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C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53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C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53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C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53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E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C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53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E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53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1" style:family="table">
      <style:table-properties style:width="6.6569in" fo:margin-left="0.1771in" fo:margin-right="0.091in" table:align="margins" style:writing-mode="lr-tb"/>
    </style:style>
    <style:style style:name="Table51.A" style:family="table-column">
      <style:table-column-properties style:column-width="2.7507in" style:rel-column-width="27078*"/>
    </style:style>
    <style:style style:name="Table51.B" style:family="table-column">
      <style:table-column-properties style:column-width="3.9063in" style:rel-column-width="38457*"/>
    </style:style>
    <style:style style:name="Table51.1" style:family="table-row">
      <style:table-row-properties style:min-row-height="0.284in" style:keep-together="true" fo:keep-together="auto"/>
    </style:style>
    <style:style style:name="Table51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5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5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10" style:family="table-row">
      <style:table-row-properties style:min-row-height="0.2458in" style:keep-together="true" fo:keep-together="auto"/>
    </style:style>
    <style:style style:name="Table51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1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51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51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0" style:family="table">
      <style:table-properties style:width="6.6764in" fo:margin-left="0.1458in" fo:margin-right="0.1028in" table:align="margins" style:writing-mode="lr-tb"/>
    </style:style>
    <style:style style:name="Table60.A" style:family="table-column">
      <style:table-column-properties style:column-width="1.9868in" style:rel-column-width="19502*"/>
    </style:style>
    <style:style style:name="Table60.B" style:family="table-column">
      <style:table-column-properties style:column-width="2.2403in" style:rel-column-width="21990*"/>
    </style:style>
    <style:style style:name="Table60.C" style:family="table-column">
      <style:table-column-properties style:column-width="2.4493in" style:rel-column-width="24043*"/>
    </style:style>
    <style:style style:name="Table60.1" style:family="table-row">
      <style:table-row-properties style:min-row-height="0.284in" style:keep-together="true" fo:keep-together="auto"/>
    </style:style>
    <style:style style:name="Table60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0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6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0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0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" style:family="table">
      <style:table-properties style:width="6.8653in" fo:margin-left="0.0417in" fo:margin-right="0.0181in" table:align="margins" style:writing-mode="lr-tb"/>
    </style:style>
    <style:style style:name="Table61.A" style:family="table-column">
      <style:table-column-properties style:column-width="0.5299in" style:rel-column-width="5058*"/>
    </style:style>
    <style:style style:name="Table61.B" style:family="table-column">
      <style:table-column-properties style:column-width="1.5896in" style:rel-column-width="15174*"/>
    </style:style>
    <style:style style:name="Table61.C" style:family="table-column">
      <style:table-column-properties style:column-width="2.3035in" style:rel-column-width="21991*"/>
    </style:style>
    <style:style style:name="Table61.D" style:family="table-column">
      <style:table-column-properties style:column-width="2.4424in" style:rel-column-width="23312*"/>
    </style:style>
    <style:style style:name="Table61.1" style:family="table-row">
      <style:table-row-properties style:min-row-height="0.284in" style:keep-together="true" fo:keep-together="auto"/>
    </style:style>
    <style:style style:name="Table6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1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1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" style:family="table">
      <style:table-properties style:width="6.8861in" fo:margin-left="0.0208in" fo:margin-right="0.0181in" table:align="margins" style:writing-mode="lr-tb"/>
    </style:style>
    <style:style style:name="Table62.A" style:family="table-column">
      <style:table-column-properties style:column-width="0.4063in" style:rel-column-width="3866*"/>
    </style:style>
    <style:style style:name="Table62.B" style:family="table-column">
      <style:table-column-properties style:column-width="1.2896in" style:rel-column-width="12272*"/>
    </style:style>
    <style:style style:name="Table62.C" style:family="table-column">
      <style:table-column-properties style:column-width="1.409in" style:rel-column-width="13409*"/>
    </style:style>
    <style:style style:name="Table62.D" style:family="table-column">
      <style:table-column-properties style:column-width="1.0306in" style:rel-column-width="9807*"/>
    </style:style>
    <style:style style:name="Table62.E" style:family="table-column">
      <style:table-column-properties style:column-width="1.0514in" style:rel-column-width="10006*"/>
    </style:style>
    <style:style style:name="Table62.F" style:family="table-column">
      <style:table-column-properties style:column-width="1.6993in" style:rel-column-width="16175*"/>
    </style:style>
    <style:style style:name="Table62.1" style:family="table-row">
      <style:table-row-properties style:min-row-height="0.284in" style:keep-together="true" fo:keep-together="auto"/>
    </style:style>
    <style:style style:name="Table6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2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6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2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2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2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2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2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2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2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2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2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2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2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2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2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2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3" style:family="table">
      <style:table-properties style:width="6.8965in" fo:margin-left="0.0208in" fo:margin-right="0.0076in" table:align="margins" style:writing-mode="lr-tb"/>
    </style:style>
    <style:style style:name="Table63.A" style:family="table-column">
      <style:table-column-properties style:column-width="0.5632in" style:rel-column-width="5351*"/>
    </style:style>
    <style:style style:name="Table63.B" style:family="table-column">
      <style:table-column-properties style:column-width="1.3938in" style:rel-column-width="13244*"/>
    </style:style>
    <style:style style:name="Table63.C" style:family="table-column">
      <style:table-column-properties style:column-width="1.3583in" style:rel-column-width="12907*"/>
    </style:style>
    <style:style style:name="Table63.D" style:family="table-column">
      <style:table-column-properties style:column-width="1.2583in" style:rel-column-width="11957*"/>
    </style:style>
    <style:style style:name="Table63.E" style:family="table-column">
      <style:table-column-properties style:column-width="1.1819in" style:rel-column-width="11231*"/>
    </style:style>
    <style:style style:name="Table63.F" style:family="table-column">
      <style:table-column-properties style:column-width="1.141in" style:rel-column-width="10845*"/>
    </style:style>
    <style:style style:name="Table63.1" style:family="table-row">
      <style:table-row-properties style:min-row-height="0.284in" style:keep-together="true" fo:keep-together="auto"/>
    </style:style>
    <style:style style:name="Table63.A1" style:family="table-cell">
      <style:table-cell-properties fo:padding-left="0.075in" fo:padding-right="0.075in" fo:padding-top="0in" fo:padding-bottom="0in" fo:border="0.5pt solid #00000a"/>
    </style:style>
    <style:style style:name="Table63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" style:family="table">
      <style:table-properties style:width="6.766in" fo:margin-left="0.0556in" fo:margin-right="0.1035in" table:align="margins" style:writing-mode="lr-tb"/>
    </style:style>
    <style:style style:name="Table64.A" style:family="table-column">
      <style:table-column-properties style:column-width="0.5556in" style:rel-column-width="5381*"/>
    </style:style>
    <style:style style:name="Table64.B" style:family="table-column">
      <style:table-column-properties style:column-width="1.3688in" style:rel-column-width="13257*"/>
    </style:style>
    <style:style style:name="Table64.C" style:family="table-column">
      <style:table-column-properties style:column-width="1.4292in" style:rel-column-width="13842*"/>
    </style:style>
    <style:style style:name="Table64.D" style:family="table-column">
      <style:table-column-properties style:column-width="0.9618in" style:rel-column-width="9316*"/>
    </style:style>
    <style:style style:name="Table64.E" style:family="table-column">
      <style:table-column-properties style:column-width="0.9528in" style:rel-column-width="9228*"/>
    </style:style>
    <style:style style:name="Table64.F" style:family="table-column">
      <style:table-column-properties style:column-width="1.4979in" style:rel-column-width="14511*"/>
    </style:style>
    <style:style style:name="Table64.1" style:family="table-row">
      <style:table-row-properties style:min-row-height="0.284in" style:keep-together="true" fo:keep-together="auto"/>
    </style:style>
    <style:style style:name="Table64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4.C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64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4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F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C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4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C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4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F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4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C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4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C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4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C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4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E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C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4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E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4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5" style:family="table">
      <style:table-properties style:width="6.7785in" fo:margin-left="0.0556in" fo:margin-right="0.091in" table:align="margins" style:writing-mode="lr-tb"/>
    </style:style>
    <style:style style:name="Table65.A" style:family="table-column">
      <style:table-column-properties style:column-width="2.8674in" style:rel-column-width="27721*"/>
    </style:style>
    <style:style style:name="Table65.B" style:family="table-column">
      <style:table-column-properties style:column-width="3.9111in" style:rel-column-width="37814*"/>
    </style:style>
    <style:style style:name="Table65.1" style:family="table-row">
      <style:table-row-properties style:min-row-height="0.284in" style:keep-together="true" fo:keep-together="auto"/>
    </style:style>
    <style:style style:name="Table65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6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6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10" style:family="table-row">
      <style:table-row-properties style:min-row-height="0.2458in" style:keep-together="true" fo:keep-together="auto"/>
    </style:style>
    <style:style style:name="Table65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5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5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6" style:family="table">
      <style:table-properties style:width="6.6764in" fo:margin-left="0.1458in" fo:margin-right="0.1028in" table:align="margins" style:writing-mode="lr-tb"/>
    </style:style>
    <style:style style:name="Table66.A" style:family="table-column">
      <style:table-column-properties style:column-width="1.9868in" style:rel-column-width="19502*"/>
    </style:style>
    <style:style style:name="Table66.B" style:family="table-column">
      <style:table-column-properties style:column-width="2.2403in" style:rel-column-width="21990*"/>
    </style:style>
    <style:style style:name="Table66.C" style:family="table-column">
      <style:table-column-properties style:column-width="2.4493in" style:rel-column-width="24043*"/>
    </style:style>
    <style:style style:name="Table66.1" style:family="table-row">
      <style:table-row-properties style:min-row-height="0.284in" style:keep-together="true" fo:keep-together="auto"/>
    </style:style>
    <style:style style:name="Table6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6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6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6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6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6.B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6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" style:family="table">
      <style:table-properties style:width="6.8653in" fo:margin-left="0.0417in" fo:margin-right="0.0181in" table:align="margins" style:writing-mode="lr-tb"/>
    </style:style>
    <style:style style:name="Table67.A" style:family="table-column">
      <style:table-column-properties style:column-width="0.5299in" style:rel-column-width="5058*"/>
    </style:style>
    <style:style style:name="Table67.B" style:family="table-column">
      <style:table-column-properties style:column-width="1.5896in" style:rel-column-width="15174*"/>
    </style:style>
    <style:style style:name="Table67.C" style:family="table-column">
      <style:table-column-properties style:column-width="2.3035in" style:rel-column-width="21991*"/>
    </style:style>
    <style:style style:name="Table67.D" style:family="table-column">
      <style:table-column-properties style:column-width="2.4424in" style:rel-column-width="23312*"/>
    </style:style>
    <style:style style:name="Table67.1" style:family="table-row">
      <style:table-row-properties style:min-row-height="0.284in" style:keep-together="true" fo:keep-together="auto"/>
    </style:style>
    <style:style style:name="Table6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7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7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7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7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7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7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7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8" style:family="table">
      <style:table-properties style:width="6.8861in" fo:margin-left="0.0208in" fo:margin-right="0.0181in" table:align="margins" style:writing-mode="lr-tb"/>
    </style:style>
    <style:style style:name="Table68.A" style:family="table-column">
      <style:table-column-properties style:column-width="0.4063in" style:rel-column-width="3866*"/>
    </style:style>
    <style:style style:name="Table68.B" style:family="table-column">
      <style:table-column-properties style:column-width="1.2896in" style:rel-column-width="12272*"/>
    </style:style>
    <style:style style:name="Table68.C" style:family="table-column">
      <style:table-column-properties style:column-width="1.409in" style:rel-column-width="13409*"/>
    </style:style>
    <style:style style:name="Table68.D" style:family="table-column">
      <style:table-column-properties style:column-width="1.0306in" style:rel-column-width="9807*"/>
    </style:style>
    <style:style style:name="Table68.E" style:family="table-column">
      <style:table-column-properties style:column-width="1.0514in" style:rel-column-width="10006*"/>
    </style:style>
    <style:style style:name="Table68.F" style:family="table-column">
      <style:table-column-properties style:column-width="1.6993in" style:rel-column-width="16175*"/>
    </style:style>
    <style:style style:name="Table68.1" style:family="table-row">
      <style:table-row-properties style:min-row-height="0.284in" style:keep-together="true" fo:keep-together="auto"/>
    </style:style>
    <style:style style:name="Table6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8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6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8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8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8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8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8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8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8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8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8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8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8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8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8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8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8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8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" style:family="table">
      <style:table-properties style:width="6.7757in" fo:margin-left="0.0556in" fo:margin-right="0.0938in" table:align="margins" style:writing-mode="lr-tb"/>
    </style:style>
    <style:style style:name="Table69.A" style:family="table-column">
      <style:table-column-properties style:column-width="0.5549in" style:rel-column-width="5366*"/>
    </style:style>
    <style:style style:name="Table69.B" style:family="table-column">
      <style:table-column-properties style:column-width="1.3688in" style:rel-column-width="13238*"/>
    </style:style>
    <style:style style:name="Table69.C" style:family="table-column">
      <style:table-column-properties style:column-width="1.4292in" style:rel-column-width="13823*"/>
    </style:style>
    <style:style style:name="Table69.D" style:family="table-column">
      <style:table-column-properties style:column-width="0.9618in" style:rel-column-width="9302*"/>
    </style:style>
    <style:style style:name="Table69.E" style:family="table-column">
      <style:table-column-properties style:column-width="0.9528in" style:rel-column-width="9215*"/>
    </style:style>
    <style:style style:name="Table69.F" style:family="table-column">
      <style:table-column-properties style:column-width="1.5083in" style:rel-column-width="14591*"/>
    </style:style>
    <style:style style:name="Table69.1" style:family="table-row">
      <style:table-row-properties style:min-row-height="0.284in" style:keep-together="true" fo:keep-together="auto"/>
    </style:style>
    <style:style style:name="Table69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69.C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69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9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F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C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9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C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9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F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9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C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9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C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9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C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9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E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C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69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E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69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0" style:family="table">
      <style:table-properties style:width="6.7785in" fo:margin-left="0.0556in" fo:margin-right="0.091in" table:align="margins" style:writing-mode="lr-tb"/>
    </style:style>
    <style:style style:name="Table70.A" style:family="table-column">
      <style:table-column-properties style:column-width="2.8674in" style:rel-column-width="27721*"/>
    </style:style>
    <style:style style:name="Table70.B" style:family="table-column">
      <style:table-column-properties style:column-width="3.9111in" style:rel-column-width="37814*"/>
    </style:style>
    <style:style style:name="Table70.1" style:family="table-row">
      <style:table-row-properties style:min-row-height="0.284in" style:keep-together="true" fo:keep-together="auto"/>
    </style:style>
    <style:style style:name="Table70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7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7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10" style:family="table-row">
      <style:table-row-properties style:min-row-height="0.2458in" style:keep-together="true" fo:keep-together="auto"/>
    </style:style>
    <style:style style:name="Table70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0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0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0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1" style:family="table">
      <style:table-properties style:width="6.6764in" fo:margin-left="0.1458in" fo:margin-right="0.1028in" table:align="margins" style:writing-mode="lr-tb"/>
    </style:style>
    <style:style style:name="Table71.A" style:family="table-column">
      <style:table-column-properties style:column-width="1.9868in" style:rel-column-width="19502*"/>
    </style:style>
    <style:style style:name="Table71.B" style:family="table-column">
      <style:table-column-properties style:column-width="2.2403in" style:rel-column-width="21990*"/>
    </style:style>
    <style:style style:name="Table71.C" style:family="table-column">
      <style:table-column-properties style:column-width="2.4493in" style:rel-column-width="24043*"/>
    </style:style>
    <style:style style:name="Table71.1" style:family="table-row">
      <style:table-row-properties style:min-row-height="0.284in" style:keep-together="true" fo:keep-together="auto"/>
    </style:style>
    <style:style style:name="Table7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7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71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7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1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1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2" style:family="table">
      <style:table-properties style:width="6.8653in" fo:margin-left="0.0417in" fo:margin-right="0.0181in" table:align="margins" style:writing-mode="lr-tb"/>
    </style:style>
    <style:style style:name="Table72.A" style:family="table-column">
      <style:table-column-properties style:column-width="0.5299in" style:rel-column-width="5058*"/>
    </style:style>
    <style:style style:name="Table72.B" style:family="table-column">
      <style:table-column-properties style:column-width="1.5896in" style:rel-column-width="15174*"/>
    </style:style>
    <style:style style:name="Table72.C" style:family="table-column">
      <style:table-column-properties style:column-width="2.3035in" style:rel-column-width="21991*"/>
    </style:style>
    <style:style style:name="Table72.D" style:family="table-column">
      <style:table-column-properties style:column-width="2.4424in" style:rel-column-width="23312*"/>
    </style:style>
    <style:style style:name="Table72.1" style:family="table-row">
      <style:table-row-properties style:min-row-height="0.284in" style:keep-together="true" fo:keep-together="auto"/>
    </style:style>
    <style:style style:name="Table7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7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7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2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2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2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2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2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2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3" style:family="table">
      <style:table-properties style:width="6.8861in" fo:margin-left="0.0208in" fo:margin-right="0.0181in" table:align="margins" style:writing-mode="lr-tb"/>
    </style:style>
    <style:style style:name="Table73.A" style:family="table-column">
      <style:table-column-properties style:column-width="0.4063in" style:rel-column-width="3866*"/>
    </style:style>
    <style:style style:name="Table73.B" style:family="table-column">
      <style:table-column-properties style:column-width="1.2896in" style:rel-column-width="12272*"/>
    </style:style>
    <style:style style:name="Table73.C" style:family="table-column">
      <style:table-column-properties style:column-width="1.409in" style:rel-column-width="13409*"/>
    </style:style>
    <style:style style:name="Table73.D" style:family="table-column">
      <style:table-column-properties style:column-width="1.0306in" style:rel-column-width="9807*"/>
    </style:style>
    <style:style style:name="Table73.E" style:family="table-column">
      <style:table-column-properties style:column-width="1.0514in" style:rel-column-width="10006*"/>
    </style:style>
    <style:style style:name="Table73.F" style:family="table-column">
      <style:table-column-properties style:column-width="1.6993in" style:rel-column-width="16175*"/>
    </style:style>
    <style:style style:name="Table73.1" style:family="table-row">
      <style:table-row-properties style:min-row-height="0.284in" style:keep-together="true" fo:keep-together="auto"/>
    </style:style>
    <style:style style:name="Table7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73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73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73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3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3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3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3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3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" style:family="table">
      <style:table-properties style:width="6.7785in" fo:margin-left="0.0556in" fo:margin-right="0.091in" table:align="margins" style:writing-mode="lr-tb"/>
    </style:style>
    <style:style style:name="Table74.A" style:family="table-column">
      <style:table-column-properties style:column-width="2.8674in" style:rel-column-width="27721*"/>
    </style:style>
    <style:style style:name="Table74.B" style:family="table-column">
      <style:table-column-properties style:column-width="3.9111in" style:rel-column-width="37814*"/>
    </style:style>
    <style:style style:name="Table74.1" style:family="table-row">
      <style:table-row-properties style:min-row-height="0.284in" style:keep-together="true" fo:keep-together="auto"/>
    </style:style>
    <style:style style:name="Table74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74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7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10" style:family="table-row">
      <style:table-row-properties style:min-row-height="0.2458in" style:keep-together="true" fo:keep-together="auto"/>
    </style:style>
    <style:style style:name="Table74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4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4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4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" style:family="table">
      <style:table-properties style:width="6.7785in" fo:margin-left="0.0556in" fo:margin-right="0.091in" table:align="margins" style:writing-mode="lr-tb"/>
    </style:style>
    <style:style style:name="Table75.A" style:family="table-column">
      <style:table-column-properties style:column-width="2.8674in" style:rel-column-width="27721*"/>
    </style:style>
    <style:style style:name="Table75.B" style:family="table-column">
      <style:table-column-properties style:column-width="3.9111in" style:rel-column-width="37814*"/>
    </style:style>
    <style:style style:name="Table75.1" style:family="table-row">
      <style:table-row-properties style:min-row-height="0.284in" style:keep-together="true" fo:keep-together="auto"/>
    </style:style>
    <style:style style:name="Table75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7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7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10" style:family="table-row">
      <style:table-row-properties style:min-row-height="0.2458in" style:keep-together="true" fo:keep-together="auto"/>
    </style:style>
    <style:style style:name="Table75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5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5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6" style:family="table">
      <style:table-properties style:width="6.6764in" fo:margin-left="0.1458in" fo:margin-right="0.1028in" table:align="margins" style:writing-mode="lr-tb"/>
    </style:style>
    <style:style style:name="Table76.A" style:family="table-column">
      <style:table-column-properties style:column-width="1.9868in" style:rel-column-width="19502*"/>
    </style:style>
    <style:style style:name="Table76.B" style:family="table-column">
      <style:table-column-properties style:column-width="2.2403in" style:rel-column-width="21990*"/>
    </style:style>
    <style:style style:name="Table76.C" style:family="table-column">
      <style:table-column-properties style:column-width="2.4493in" style:rel-column-width="24043*"/>
    </style:style>
    <style:style style:name="Table76.1" style:family="table-row">
      <style:table-row-properties style:min-row-height="0.284in" style:keep-together="true" fo:keep-together="auto"/>
    </style:style>
    <style:style style:name="Table7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7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76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7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6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" style:family="table">
      <style:table-properties style:width="6.7757in" fo:margin-left="0.0556in" fo:margin-right="0.0938in" table:align="margins" style:writing-mode="lr-tb"/>
    </style:style>
    <style:style style:name="Table77.A" style:family="table-column">
      <style:table-column-properties style:column-width="0.5549in" style:rel-column-width="5366*"/>
    </style:style>
    <style:style style:name="Table77.B" style:family="table-column">
      <style:table-column-properties style:column-width="1.3688in" style:rel-column-width="13238*"/>
    </style:style>
    <style:style style:name="Table77.C" style:family="table-column">
      <style:table-column-properties style:column-width="1.4292in" style:rel-column-width="13823*"/>
    </style:style>
    <style:style style:name="Table77.D" style:family="table-column">
      <style:table-column-properties style:column-width="0.9618in" style:rel-column-width="9302*"/>
    </style:style>
    <style:style style:name="Table77.E" style:family="table-column">
      <style:table-column-properties style:column-width="0.9528in" style:rel-column-width="9215*"/>
    </style:style>
    <style:style style:name="Table77.F" style:family="table-column">
      <style:table-column-properties style:column-width="1.5083in" style:rel-column-width="14591*"/>
    </style:style>
    <style:style style:name="Table77.1" style:family="table-row">
      <style:table-row-properties style:min-row-height="0.284in" style:keep-together="true" fo:keep-together="auto"/>
    </style:style>
    <style:style style:name="Table7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77.C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77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7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F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C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7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C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7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F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C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77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C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77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C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77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E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C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77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E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7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8" style:family="table">
      <style:table-properties style:width="6.7264in" fo:margin-left="0.0556in" fo:margin-right="0.1431in" table:align="margins" style:writing-mode="lr-tb"/>
    </style:style>
    <style:style style:name="Table78.A" style:family="table-column">
      <style:table-column-properties style:column-width="2.8667in" style:rel-column-width="27929*"/>
    </style:style>
    <style:style style:name="Table78.B" style:family="table-column">
      <style:table-column-properties style:column-width="3.8597in" style:rel-column-width="37606*"/>
    </style:style>
    <style:style style:name="Table78.1" style:family="table-row">
      <style:table-row-properties style:min-row-height="0.284in" style:keep-together="true" fo:keep-together="auto"/>
    </style:style>
    <style:style style:name="Table78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7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7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10" style:family="table-row">
      <style:table-row-properties style:min-row-height="0.2458in" style:keep-together="true" fo:keep-together="auto"/>
    </style:style>
    <style:style style:name="Table78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8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78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8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9" style:family="table">
      <style:table-properties style:width="6.6764in" fo:margin-left="0.1458in" fo:margin-right="0.1028in" table:align="margins" style:writing-mode="lr-tb"/>
    </style:style>
    <style:style style:name="Table79.A" style:family="table-column">
      <style:table-column-properties style:column-width="1.9868in" style:rel-column-width="19502*"/>
    </style:style>
    <style:style style:name="Table79.B" style:family="table-column">
      <style:table-column-properties style:column-width="2.2403in" style:rel-column-width="21990*"/>
    </style:style>
    <style:style style:name="Table79.C" style:family="table-column">
      <style:table-column-properties style:column-width="2.4493in" style:rel-column-width="24043*"/>
    </style:style>
    <style:style style:name="Table79.1" style:family="table-row">
      <style:table-row-properties style:min-row-height="0.284in" style:keep-together="true" fo:keep-together="auto"/>
    </style:style>
    <style:style style:name="Table79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79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79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7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79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79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0" style:family="table">
      <style:table-properties style:width="6.8653in" fo:margin-left="0.0417in" fo:margin-right="0.0181in" table:align="margins" style:writing-mode="lr-tb"/>
    </style:style>
    <style:style style:name="Table80.A" style:family="table-column">
      <style:table-column-properties style:column-width="0.5299in" style:rel-column-width="5058*"/>
    </style:style>
    <style:style style:name="Table80.B" style:family="table-column">
      <style:table-column-properties style:column-width="1.5896in" style:rel-column-width="15174*"/>
    </style:style>
    <style:style style:name="Table80.C" style:family="table-column">
      <style:table-column-properties style:column-width="2.3035in" style:rel-column-width="21991*"/>
    </style:style>
    <style:style style:name="Table80.D" style:family="table-column">
      <style:table-column-properties style:column-width="2.4424in" style:rel-column-width="23312*"/>
    </style:style>
    <style:style style:name="Table80.1" style:family="table-row">
      <style:table-row-properties style:min-row-height="0.284in" style:keep-together="true" fo:keep-together="auto"/>
    </style:style>
    <style:style style:name="Table80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8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0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0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0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0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0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1" style:family="table">
      <style:table-properties style:width="6.8653in" fo:margin-left="0.0417in" fo:margin-right="0.0181in" table:align="margins" style:writing-mode="lr-tb"/>
    </style:style>
    <style:style style:name="Table81.A" style:family="table-column">
      <style:table-column-properties style:column-width="0.5528in" style:rel-column-width="5277*"/>
    </style:style>
    <style:style style:name="Table81.B" style:family="table-column">
      <style:table-column-properties style:column-width="1.5667in" style:rel-column-width="14954*"/>
    </style:style>
    <style:style style:name="Table81.C" style:family="table-column">
      <style:table-column-properties style:column-width="2.3035in" style:rel-column-width="21991*"/>
    </style:style>
    <style:style style:name="Table81.D" style:family="table-column">
      <style:table-column-properties style:column-width="2.4424in" style:rel-column-width="23313*"/>
    </style:style>
    <style:style style:name="Table81.1" style:family="table-row">
      <style:table-row-properties style:min-row-height="0.284in" style:keep-together="true" fo:keep-together="auto"/>
    </style:style>
    <style:style style:name="Table8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8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1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1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1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1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1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1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1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1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1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1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1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1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1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1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1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" style:family="table">
      <style:table-properties style:width="6.8861in" fo:margin-left="0.0208in" fo:margin-right="0.0181in" table:align="margins" style:writing-mode="lr-tb"/>
    </style:style>
    <style:style style:name="Table82.A" style:family="table-column">
      <style:table-column-properties style:column-width="0.4063in" style:rel-column-width="3866*"/>
    </style:style>
    <style:style style:name="Table82.B" style:family="table-column">
      <style:table-column-properties style:column-width="1.2896in" style:rel-column-width="12272*"/>
    </style:style>
    <style:style style:name="Table82.C" style:family="table-column">
      <style:table-column-properties style:column-width="1.409in" style:rel-column-width="13409*"/>
    </style:style>
    <style:style style:name="Table82.D" style:family="table-column">
      <style:table-column-properties style:column-width="1.0306in" style:rel-column-width="9807*"/>
    </style:style>
    <style:style style:name="Table82.E" style:family="table-column">
      <style:table-column-properties style:column-width="1.0514in" style:rel-column-width="10006*"/>
    </style:style>
    <style:style style:name="Table82.F" style:family="table-column">
      <style:table-column-properties style:column-width="1.6993in" style:rel-column-width="16175*"/>
    </style:style>
    <style:style style:name="Table82.1" style:family="table-row">
      <style:table-row-properties style:min-row-height="0.284in" style:keep-together="true" fo:keep-together="auto"/>
    </style:style>
    <style:style style:name="Table8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8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2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8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2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2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82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82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2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2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2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3" style:family="table">
      <style:table-properties style:width="6.8965in" fo:margin-left="0.0208in" fo:margin-right="0.0076in" table:align="margins" style:writing-mode="lr-tb"/>
    </style:style>
    <style:style style:name="Table83.A" style:family="table-column">
      <style:table-column-properties style:column-width="0.5632in" style:rel-column-width="5353*"/>
    </style:style>
    <style:style style:name="Table83.B" style:family="table-column">
      <style:table-column-properties style:column-width="1.3938in" style:rel-column-width="13245*"/>
    </style:style>
    <style:style style:name="Table83.C" style:family="table-column">
      <style:table-column-properties style:column-width="1.3583in" style:rel-column-width="12910*"/>
    </style:style>
    <style:style style:name="Table83.D" style:family="table-column">
      <style:table-column-properties style:column-width="1.209in" style:rel-column-width="11487*"/>
    </style:style>
    <style:style style:name="Table83.E" style:family="table-column">
      <style:table-column-properties style:column-width="1.2313in" style:rel-column-width="11699*"/>
    </style:style>
    <style:style style:name="Table83.F" style:family="table-column">
      <style:table-column-properties style:column-width="1.141in" style:rel-column-width="10841*"/>
    </style:style>
    <style:style style:name="Table83.1" style:family="table-row">
      <style:table-row-properties style:min-row-height="0.284in" style:keep-together="true" fo:keep-together="auto"/>
    </style:style>
    <style:style style:name="Table83.A1" style:family="table-cell">
      <style:table-cell-properties fo:padding-left="0.075in" fo:padding-right="0.075in" fo:padding-top="0in" fo:padding-bottom="0in" fo:border="0.5pt solid #00000a"/>
    </style:style>
    <style:style style:name="Table83.A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4" style:family="table">
      <style:table-properties style:width="6.7264in" fo:margin-left="0.0556in" fo:margin-right="0.1431in" table:align="margins" style:writing-mode="lr-tb"/>
    </style:style>
    <style:style style:name="Table84.A" style:family="table-column">
      <style:table-column-properties style:column-width="2.8667in" style:rel-column-width="27929*"/>
    </style:style>
    <style:style style:name="Table84.B" style:family="table-column">
      <style:table-column-properties style:column-width="3.8597in" style:rel-column-width="37606*"/>
    </style:style>
    <style:style style:name="Table84.1" style:family="table-row">
      <style:table-row-properties style:min-row-height="0.284in" style:keep-together="true" fo:keep-together="auto"/>
    </style:style>
    <style:style style:name="Table84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84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8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10" style:family="table-row">
      <style:table-row-properties style:min-row-height="0.2458in" style:keep-together="true" fo:keep-together="auto"/>
    </style:style>
    <style:style style:name="Table84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4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4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4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5" style:family="table">
      <style:table-properties style:width="6.6764in" fo:margin-left="0.1458in" fo:margin-right="0.1028in" table:align="margins" style:writing-mode="lr-tb"/>
    </style:style>
    <style:style style:name="Table85.A" style:family="table-column">
      <style:table-column-properties style:column-width="1.9868in" style:rel-column-width="19502*"/>
    </style:style>
    <style:style style:name="Table85.B" style:family="table-column">
      <style:table-column-properties style:column-width="2.2403in" style:rel-column-width="21990*"/>
    </style:style>
    <style:style style:name="Table85.C" style:family="table-column">
      <style:table-column-properties style:column-width="2.4493in" style:rel-column-width="24043*"/>
    </style:style>
    <style:style style:name="Table85.1" style:family="table-row">
      <style:table-row-properties style:min-row-height="0.284in" style:keep-together="true" fo:keep-together="auto"/>
    </style:style>
    <style:style style:name="Table85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8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5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8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5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85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5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B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5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B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5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B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5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B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5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5.B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5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" style:family="table">
      <style:table-properties style:width="6.8653in" fo:margin-left="0.0417in" fo:margin-right="0.0181in" table:align="margins" style:writing-mode="lr-tb"/>
    </style:style>
    <style:style style:name="Table86.A" style:family="table-column">
      <style:table-column-properties style:column-width="0.5299in" style:rel-column-width="5057*"/>
    </style:style>
    <style:style style:name="Table86.B" style:family="table-column">
      <style:table-column-properties style:column-width="1.5896in" style:rel-column-width="15173*"/>
    </style:style>
    <style:style style:name="Table86.C" style:family="table-column">
      <style:table-column-properties style:column-width="2.3035in" style:rel-column-width="21988*"/>
    </style:style>
    <style:style style:name="Table86.D" style:family="table-column">
      <style:table-column-properties style:column-width="2.4424in" style:rel-column-width="23317*"/>
    </style:style>
    <style:style style:name="Table86.1" style:family="table-row">
      <style:table-row-properties style:min-row-height="0.284in" style:keep-together="true" fo:keep-together="auto"/>
    </style:style>
    <style:style style:name="Table8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8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6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6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6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6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6.C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6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6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6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" style:family="table">
      <style:table-properties style:width="6.8861in" fo:margin-left="0.0208in" fo:margin-right="0.0181in" table:align="margins" style:writing-mode="lr-tb"/>
    </style:style>
    <style:style style:name="Table87.A" style:family="table-column">
      <style:table-column-properties style:column-width="0.4063in" style:rel-column-width="3866*"/>
    </style:style>
    <style:style style:name="Table87.B" style:family="table-column">
      <style:table-column-properties style:column-width="1.2896in" style:rel-column-width="12272*"/>
    </style:style>
    <style:style style:name="Table87.C" style:family="table-column">
      <style:table-column-properties style:column-width="1.409in" style:rel-column-width="13409*"/>
    </style:style>
    <style:style style:name="Table87.D" style:family="table-column">
      <style:table-column-properties style:column-width="1.0306in" style:rel-column-width="9807*"/>
    </style:style>
    <style:style style:name="Table87.E" style:family="table-column">
      <style:table-column-properties style:column-width="1.0514in" style:rel-column-width="10006*"/>
    </style:style>
    <style:style style:name="Table87.F" style:family="table-column">
      <style:table-column-properties style:column-width="1.6993in" style:rel-column-width="16175*"/>
    </style:style>
    <style:style style:name="Table87.1" style:family="table-row">
      <style:table-row-properties style:min-row-height="0.284in" style:keep-together="true" fo:keep-together="auto"/>
    </style:style>
    <style:style style:name="Table8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8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7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8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7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7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87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87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87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C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7.D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E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87.F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8" style:family="table">
      <style:table-properties style:width="6.8965in" fo:margin-left="0.0208in" fo:margin-right="0.0076in" table:align="margins" style:writing-mode="lr-tb"/>
    </style:style>
    <style:style style:name="Table88.A" style:family="table-column">
      <style:table-column-properties style:column-width="0.5632in" style:rel-column-width="5353*"/>
    </style:style>
    <style:style style:name="Table88.B" style:family="table-column">
      <style:table-column-properties style:column-width="1.3938in" style:rel-column-width="13245*"/>
    </style:style>
    <style:style style:name="Table88.C" style:family="table-column">
      <style:table-column-properties style:column-width="1.3583in" style:rel-column-width="12910*"/>
    </style:style>
    <style:style style:name="Table88.D" style:family="table-column">
      <style:table-column-properties style:column-width="1.209in" style:rel-column-width="11487*"/>
    </style:style>
    <style:style style:name="Table88.E" style:family="table-column">
      <style:table-column-properties style:column-width="1.2313in" style:rel-column-width="11699*"/>
    </style:style>
    <style:style style:name="Table88.F" style:family="table-column">
      <style:table-column-properties style:column-width="1.141in" style:rel-column-width="10841*"/>
    </style:style>
    <style:style style:name="Table88.1" style:family="table-row">
      <style:table-row-properties style:min-row-height="0.284in" style:keep-together="true" fo:keep-together="auto"/>
    </style:style>
    <style:style style:name="Table88.A1" style:family="table-cell">
      <style:table-cell-properties fo:padding-left="0.075in" fo:padding-right="0.075in" fo:padding-top="0in" fo:padding-bottom="0in" fo:border="0.5pt solid #00000a"/>
    </style:style>
    <style:style style:name="Table88.A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89" style:family="table">
      <style:table-properties style:width="6.8965in" fo:margin-left="0.0208in" fo:margin-right="0.0076in" table:align="margins" style:writing-mode="lr-tb"/>
    </style:style>
    <style:style style:name="Table89.A" style:family="table-column">
      <style:table-column-properties style:column-width="0.5632in" style:rel-column-width="5351*"/>
    </style:style>
    <style:style style:name="Table89.B" style:family="table-column">
      <style:table-column-properties style:column-width="1.3938in" style:rel-column-width="13244*"/>
    </style:style>
    <style:style style:name="Table89.C" style:family="table-column">
      <style:table-column-properties style:column-width="1.3583in" style:rel-column-width="12907*"/>
    </style:style>
    <style:style style:name="Table89.D" style:family="table-column">
      <style:table-column-properties style:column-width="1.3576in" style:rel-column-width="12901*"/>
    </style:style>
    <style:style style:name="Table89.E" style:family="table-column">
      <style:table-column-properties style:column-width="2.2236in" style:rel-column-width="21132*"/>
    </style:style>
    <style:style style:name="Table89.1" style:family="table-row">
      <style:table-row-properties style:min-row-height="0.284in" style:keep-together="true" fo:keep-together="auto"/>
    </style:style>
    <style:style style:name="Table89.A1" style:family="table-cell">
      <style:table-cell-properties fo:padding-left="0.075in" fo:padding-right="0.075in" fo:padding-top="0in" fo:padding-bottom="0in" fo:border="0.5pt solid #00000a"/>
    </style:style>
    <style:style style:name="Table89.A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0" style:family="table">
      <style:table-properties style:width="6.7264in" fo:margin-left="0.0556in" fo:margin-right="0.1431in" table:align="margins" style:writing-mode="lr-tb"/>
    </style:style>
    <style:style style:name="Table90.A" style:family="table-column">
      <style:table-column-properties style:column-width="2.8667in" style:rel-column-width="27929*"/>
    </style:style>
    <style:style style:name="Table90.B" style:family="table-column">
      <style:table-column-properties style:column-width="3.8597in" style:rel-column-width="37606*"/>
    </style:style>
    <style:style style:name="Table90.1" style:family="table-row">
      <style:table-row-properties style:min-row-height="0.284in" style:keep-together="true" fo:keep-together="auto"/>
    </style:style>
    <style:style style:name="Table90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9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9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10" style:family="table-row">
      <style:table-row-properties style:min-row-height="0.2458in" style:keep-together="true" fo:keep-together="auto"/>
    </style:style>
    <style:style style:name="Table90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0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0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0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1" style:family="table">
      <style:table-properties style:width="6.6764in" fo:margin-left="0.1458in" fo:margin-right="0.1028in" table:align="margins" style:writing-mode="lr-tb"/>
    </style:style>
    <style:style style:name="Table91.A" style:family="table-column">
      <style:table-column-properties style:column-width="1.9868in" style:rel-column-width="19502*"/>
    </style:style>
    <style:style style:name="Table91.B" style:family="table-column">
      <style:table-column-properties style:column-width="2.2403in" style:rel-column-width="21990*"/>
    </style:style>
    <style:style style:name="Table91.C" style:family="table-column">
      <style:table-column-properties style:column-width="2.4493in" style:rel-column-width="24043*"/>
    </style:style>
    <style:style style:name="Table91.1" style:family="table-row">
      <style:table-row-properties style:min-row-height="0.284in" style:keep-together="true" fo:keep-together="auto"/>
    </style:style>
    <style:style style:name="Table9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9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1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91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1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91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2" style:family="table">
      <style:table-properties style:width="6.8653in" fo:margin-left="0.0417in" fo:margin-right="0.0181in" table:align="margins" style:writing-mode="lr-tb"/>
    </style:style>
    <style:style style:name="Table92.A" style:family="table-column">
      <style:table-column-properties style:column-width="0.5299in" style:rel-column-width="5057*"/>
    </style:style>
    <style:style style:name="Table92.B" style:family="table-column">
      <style:table-column-properties style:column-width="1.5896in" style:rel-column-width="15173*"/>
    </style:style>
    <style:style style:name="Table92.C" style:family="table-column">
      <style:table-column-properties style:column-width="2.3035in" style:rel-column-width="21988*"/>
    </style:style>
    <style:style style:name="Table92.D" style:family="table-column">
      <style:table-column-properties style:column-width="2.4424in" style:rel-column-width="23317*"/>
    </style:style>
    <style:style style:name="Table92.1" style:family="table-row">
      <style:table-row-properties style:min-row-height="0.284in" style:keep-together="true" fo:keep-together="auto"/>
    </style:style>
    <style:style style:name="Table9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9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2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2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2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2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3" style:family="table">
      <style:table-properties style:width="6.6764in" fo:margin-left="0.1458in" fo:margin-right="0.1028in" table:align="margins" style:writing-mode="lr-tb"/>
    </style:style>
    <style:style style:name="Table93.A" style:family="table-column">
      <style:table-column-properties style:column-width="1.9868in" style:rel-column-width="19502*"/>
    </style:style>
    <style:style style:name="Table93.B" style:family="table-column">
      <style:table-column-properties style:column-width="2.2403in" style:rel-column-width="21990*"/>
    </style:style>
    <style:style style:name="Table93.C" style:family="table-column">
      <style:table-column-properties style:column-width="2.4493in" style:rel-column-width="24043*"/>
    </style:style>
    <style:style style:name="Table93.1" style:family="table-row">
      <style:table-row-properties style:min-row-height="0.284in" style:keep-together="true" fo:keep-together="auto"/>
    </style:style>
    <style:style style:name="Table9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93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3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93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3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93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4" style:family="table">
      <style:table-properties style:width="6.8653in" fo:margin-left="0.0417in" fo:margin-right="0.0181in" table:align="margins" style:writing-mode="lr-tb"/>
    </style:style>
    <style:style style:name="Table94.A" style:family="table-column">
      <style:table-column-properties style:column-width="0.5299in" style:rel-column-width="5057*"/>
    </style:style>
    <style:style style:name="Table94.B" style:family="table-column">
      <style:table-column-properties style:column-width="1.5896in" style:rel-column-width="15173*"/>
    </style:style>
    <style:style style:name="Table94.C" style:family="table-column">
      <style:table-column-properties style:column-width="2.3035in" style:rel-column-width="21988*"/>
    </style:style>
    <style:style style:name="Table94.D" style:family="table-column">
      <style:table-column-properties style:column-width="2.4424in" style:rel-column-width="23317*"/>
    </style:style>
    <style:style style:name="Table94.1" style:family="table-row">
      <style:table-row-properties style:min-row-height="0.284in" style:keep-together="true" fo:keep-together="auto"/>
    </style:style>
    <style:style style:name="Table94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94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4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4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4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4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" style:family="table">
      <style:table-properties style:width="6.8861in" fo:margin-left="0.0208in" fo:margin-right="0.0181in" table:align="margins" style:writing-mode="lr-tb"/>
    </style:style>
    <style:style style:name="Table95.A" style:family="table-column">
      <style:table-column-properties style:column-width="0.4063in" style:rel-column-width="3866*"/>
    </style:style>
    <style:style style:name="Table95.B" style:family="table-column">
      <style:table-column-properties style:column-width="1.2896in" style:rel-column-width="12272*"/>
    </style:style>
    <style:style style:name="Table95.C" style:family="table-column">
      <style:table-column-properties style:column-width="1.409in" style:rel-column-width="13409*"/>
    </style:style>
    <style:style style:name="Table95.D" style:family="table-column">
      <style:table-column-properties style:column-width="1.0306in" style:rel-column-width="9807*"/>
    </style:style>
    <style:style style:name="Table95.E" style:family="table-column">
      <style:table-column-properties style:column-width="1.0514in" style:rel-column-width="10006*"/>
    </style:style>
    <style:style style:name="Table95.F" style:family="table-column">
      <style:table-column-properties style:column-width="1.6993in" style:rel-column-width="16175*"/>
    </style:style>
    <style:style style:name="Table95.1" style:family="table-row">
      <style:table-row-properties style:min-row-height="0.284in" style:keep-together="true" fo:keep-together="auto"/>
    </style:style>
    <style:style style:name="Table95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9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5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9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5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5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95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95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5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12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12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1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1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1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1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1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1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A1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B1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C1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5.D1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E1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95.F1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6" style:family="table">
      <style:table-properties style:width="6.8965in" fo:margin-left="0.0208in" fo:margin-right="0.0076in" table:align="margins" style:writing-mode="lr-tb"/>
    </style:style>
    <style:style style:name="Table96.A" style:family="table-column">
      <style:table-column-properties style:column-width="0.5632in" style:rel-column-width="5353*"/>
    </style:style>
    <style:style style:name="Table96.B" style:family="table-column">
      <style:table-column-properties style:column-width="1.3938in" style:rel-column-width="13245*"/>
    </style:style>
    <style:style style:name="Table96.C" style:family="table-column">
      <style:table-column-properties style:column-width="1.3583in" style:rel-column-width="12910*"/>
    </style:style>
    <style:style style:name="Table96.D" style:family="table-column">
      <style:table-column-properties style:column-width="1.209in" style:rel-column-width="11487*"/>
    </style:style>
    <style:style style:name="Table96.E" style:family="table-column">
      <style:table-column-properties style:column-width="1.2313in" style:rel-column-width="11699*"/>
    </style:style>
    <style:style style:name="Table96.F" style:family="table-column">
      <style:table-column-properties style:column-width="1.141in" style:rel-column-width="10841*"/>
    </style:style>
    <style:style style:name="Table96.1" style:family="table-row">
      <style:table-row-properties style:min-row-height="0.284in" style:keep-together="true" fo:keep-together="auto"/>
    </style:style>
    <style:style style:name="Table96.A1" style:family="table-cell">
      <style:table-cell-properties fo:padding-left="0.075in" fo:padding-right="0.075in" fo:padding-top="0in" fo:padding-bottom="0in" fo:border="0.5pt solid #00000a"/>
    </style:style>
    <style:style style:name="Table96.A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7" style:family="table">
      <style:table-properties style:width="6.8965in" fo:margin-left="0.0208in" fo:margin-right="0.0076in" table:align="margins" style:writing-mode="lr-tb"/>
    </style:style>
    <style:style style:name="Table97.A" style:family="table-column">
      <style:table-column-properties style:column-width="0.5632in" style:rel-column-width="5353*"/>
    </style:style>
    <style:style style:name="Table97.B" style:family="table-column">
      <style:table-column-properties style:column-width="1.3938in" style:rel-column-width="13245*"/>
    </style:style>
    <style:style style:name="Table97.C" style:family="table-column">
      <style:table-column-properties style:column-width="1.3583in" style:rel-column-width="12910*"/>
    </style:style>
    <style:style style:name="Table97.D" style:family="table-column">
      <style:table-column-properties style:column-width="1.209in" style:rel-column-width="11487*"/>
    </style:style>
    <style:style style:name="Table97.E" style:family="table-column">
      <style:table-column-properties style:column-width="1.2313in" style:rel-column-width="11699*"/>
    </style:style>
    <style:style style:name="Table97.F" style:family="table-column">
      <style:table-column-properties style:column-width="1.141in" style:rel-column-width="10841*"/>
    </style:style>
    <style:style style:name="Table97.1" style:family="table-row">
      <style:table-row-properties style:min-row-height="0.284in" style:keep-together="true" fo:keep-together="auto"/>
    </style:style>
    <style:style style:name="Table97.A1" style:family="table-cell">
      <style:table-cell-properties fo:padding-left="0.075in" fo:padding-right="0.075in" fo:padding-top="0in" fo:padding-bottom="0in" fo:border="0.5pt solid #00000a"/>
    </style:style>
    <style:style style:name="Table97.A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8" style:family="table">
      <style:table-properties style:width="6.8965in" fo:margin-left="0.0208in" fo:margin-right="0.0076in" table:align="margins" style:writing-mode="lr-tb"/>
    </style:style>
    <style:style style:name="Table98.A" style:family="table-column">
      <style:table-column-properties style:column-width="0.4701in" style:rel-column-width="4470*"/>
    </style:style>
    <style:style style:name="Table98.B" style:family="table-column">
      <style:table-column-properties style:column-width="1.1646in" style:rel-column-width="11066*"/>
    </style:style>
    <style:style style:name="Table98.C" style:family="table-column">
      <style:table-column-properties style:column-width="1.1347in" style:rel-column-width="10784*"/>
    </style:style>
    <style:style style:name="Table98.D" style:family="table-column">
      <style:table-column-properties style:column-width="1.134in" style:rel-column-width="10779*"/>
    </style:style>
    <style:style style:name="Table98.F" style:family="table-column">
      <style:table-column-properties style:column-width="1.8583in" style:rel-column-width="17657*"/>
    </style:style>
    <style:style style:name="Table98.1" style:family="table-row">
      <style:table-row-properties style:min-row-height="0.284in" style:keep-together="true" fo:keep-together="auto"/>
    </style:style>
    <style:style style:name="Table98.A1" style:family="table-cell">
      <style:table-cell-properties fo:padding-left="0.075in" fo:padding-right="0.075in" fo:padding-top="0in" fo:padding-bottom="0in" fo:border="0.5pt solid #00000a"/>
    </style:style>
    <style:style style:name="Table98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98.A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8.D3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99" style:family="table">
      <style:table-properties style:width="6.7264in" fo:margin-left="0.0556in" fo:margin-right="0.1431in" table:align="margins" style:writing-mode="lr-tb"/>
    </style:style>
    <style:style style:name="Table99.A" style:family="table-column">
      <style:table-column-properties style:column-width="2.8667in" style:rel-column-width="27929*"/>
    </style:style>
    <style:style style:name="Table99.B" style:family="table-column">
      <style:table-column-properties style:column-width="3.8597in" style:rel-column-width="37606*"/>
    </style:style>
    <style:style style:name="Table99.1" style:family="table-row">
      <style:table-row-properties style:min-row-height="0.284in" style:keep-together="true" fo:keep-together="auto"/>
    </style:style>
    <style:style style:name="Table99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99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9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10" style:family="table-row">
      <style:table-row-properties style:min-row-height="0.2458in" style:keep-together="true" fo:keep-together="auto"/>
    </style:style>
    <style:style style:name="Table99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9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99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99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0" style:family="table">
      <style:table-properties style:width="6.6764in" fo:margin-left="0.1458in" fo:margin-right="0.1028in" table:align="margins" style:writing-mode="lr-tb"/>
    </style:style>
    <style:style style:name="Table100.A" style:family="table-column">
      <style:table-column-properties style:column-width="1.9868in" style:rel-column-width="19502*"/>
    </style:style>
    <style:style style:name="Table100.B" style:family="table-column">
      <style:table-column-properties style:column-width="2.2403in" style:rel-column-width="21990*"/>
    </style:style>
    <style:style style:name="Table100.C" style:family="table-column">
      <style:table-column-properties style:column-width="2.4493in" style:rel-column-width="24043*"/>
    </style:style>
    <style:style style:name="Table100.1" style:family="table-row">
      <style:table-row-properties style:min-row-height="0.284in" style:keep-together="true" fo:keep-together="auto"/>
    </style:style>
    <style:style style:name="Table100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0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0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0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0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00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1" style:family="table">
      <style:table-properties style:width="6.8653in" fo:margin-left="0.0417in" fo:margin-right="0.0181in" table:align="margins" style:writing-mode="lr-tb"/>
    </style:style>
    <style:style style:name="Table101.A" style:family="table-column">
      <style:table-column-properties style:column-width="0.5299in" style:rel-column-width="5057*"/>
    </style:style>
    <style:style style:name="Table101.B" style:family="table-column">
      <style:table-column-properties style:column-width="1.5896in" style:rel-column-width="15173*"/>
    </style:style>
    <style:style style:name="Table101.C" style:family="table-column">
      <style:table-column-properties style:column-width="2.3035in" style:rel-column-width="21988*"/>
    </style:style>
    <style:style style:name="Table101.D" style:family="table-column">
      <style:table-column-properties style:column-width="2.4424in" style:rel-column-width="23317*"/>
    </style:style>
    <style:style style:name="Table101.1" style:family="table-row">
      <style:table-row-properties style:min-row-height="0.284in" style:keep-together="true" fo:keep-together="auto"/>
    </style:style>
    <style:style style:name="Table10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0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1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1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1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1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2" style:family="table">
      <style:table-properties style:width="6.8861in" fo:margin-left="0.0208in" fo:margin-right="0.0181in" table:align="margins" style:writing-mode="lr-tb"/>
    </style:style>
    <style:style style:name="Table102.A" style:family="table-column">
      <style:table-column-properties style:column-width="0.4063in" style:rel-column-width="3866*"/>
    </style:style>
    <style:style style:name="Table102.B" style:family="table-column">
      <style:table-column-properties style:column-width="1.2896in" style:rel-column-width="12272*"/>
    </style:style>
    <style:style style:name="Table102.C" style:family="table-column">
      <style:table-column-properties style:column-width="1.409in" style:rel-column-width="13409*"/>
    </style:style>
    <style:style style:name="Table102.D" style:family="table-column">
      <style:table-column-properties style:column-width="1.0306in" style:rel-column-width="9807*"/>
    </style:style>
    <style:style style:name="Table102.E" style:family="table-column">
      <style:table-column-properties style:column-width="1.0514in" style:rel-column-width="10006*"/>
    </style:style>
    <style:style style:name="Table102.F" style:family="table-column">
      <style:table-column-properties style:column-width="1.6993in" style:rel-column-width="16175*"/>
    </style:style>
    <style:style style:name="Table102.1" style:family="table-row">
      <style:table-row-properties style:min-row-height="0.284in" style:keep-together="true" fo:keep-together="auto"/>
    </style:style>
    <style:style style:name="Table10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0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2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0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2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2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02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02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2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2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2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2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2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2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3" style:family="table">
      <style:table-properties style:width="6.8965in" fo:margin-left="0.0208in" fo:margin-right="0.0076in" table:align="margins" style:writing-mode="lr-tb"/>
    </style:style>
    <style:style style:name="Table103.A" style:family="table-column">
      <style:table-column-properties style:column-width="0.5632in" style:rel-column-width="5353*"/>
    </style:style>
    <style:style style:name="Table103.B" style:family="table-column">
      <style:table-column-properties style:column-width="1.3938in" style:rel-column-width="13245*"/>
    </style:style>
    <style:style style:name="Table103.C" style:family="table-column">
      <style:table-column-properties style:column-width="1.3583in" style:rel-column-width="12910*"/>
    </style:style>
    <style:style style:name="Table103.D" style:family="table-column">
      <style:table-column-properties style:column-width="1.209in" style:rel-column-width="11487*"/>
    </style:style>
    <style:style style:name="Table103.E" style:family="table-column">
      <style:table-column-properties style:column-width="1.2313in" style:rel-column-width="11699*"/>
    </style:style>
    <style:style style:name="Table103.F" style:family="table-column">
      <style:table-column-properties style:column-width="1.141in" style:rel-column-width="10841*"/>
    </style:style>
    <style:style style:name="Table103.1" style:family="table-row">
      <style:table-row-properties style:min-row-height="0.284in" style:keep-together="true" fo:keep-together="auto"/>
    </style:style>
    <style:style style:name="Table103.A1" style:family="table-cell">
      <style:table-cell-properties fo:padding-left="0.075in" fo:padding-right="0.075in" fo:padding-top="0in" fo:padding-bottom="0in" fo:border="0.5pt solid #00000a"/>
    </style:style>
    <style:style style:name="Table103.A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4" style:family="table">
      <style:table-properties style:width="6.8965in" fo:margin-left="0.0208in" fo:margin-right="0.0076in" table:align="margins" style:writing-mode="lr-tb"/>
    </style:style>
    <style:style style:name="Table104.A" style:family="table-column">
      <style:table-column-properties style:column-width="0.5632in" style:rel-column-width="5353*"/>
    </style:style>
    <style:style style:name="Table104.B" style:family="table-column">
      <style:table-column-properties style:column-width="1.3938in" style:rel-column-width="13245*"/>
    </style:style>
    <style:style style:name="Table104.C" style:family="table-column">
      <style:table-column-properties style:column-width="1.3583in" style:rel-column-width="12910*"/>
    </style:style>
    <style:style style:name="Table104.D" style:family="table-column">
      <style:table-column-properties style:column-width="1.209in" style:rel-column-width="11487*"/>
    </style:style>
    <style:style style:name="Table104.E" style:family="table-column">
      <style:table-column-properties style:column-width="1.2313in" style:rel-column-width="11699*"/>
    </style:style>
    <style:style style:name="Table104.F" style:family="table-column">
      <style:table-column-properties style:column-width="1.141in" style:rel-column-width="10841*"/>
    </style:style>
    <style:style style:name="Table104.1" style:family="table-row">
      <style:table-row-properties style:min-row-height="0.284in" style:keep-together="true" fo:keep-together="auto"/>
    </style:style>
    <style:style style:name="Table104.A1" style:family="table-cell">
      <style:table-cell-properties fo:padding-left="0.075in" fo:padding-right="0.075in" fo:padding-top="0in" fo:padding-bottom="0in" fo:border="0.5pt solid #00000a"/>
    </style:style>
    <style:style style:name="Table104.A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5" style:family="table">
      <style:table-properties style:width="6.8965in" fo:margin-left="0.0208in" fo:margin-right="0.0076in" table:align="margins" style:writing-mode="lr-tb"/>
    </style:style>
    <style:style style:name="Table105.A" style:family="table-column">
      <style:table-column-properties style:column-width="0.4701in" style:rel-column-width="4470*"/>
    </style:style>
    <style:style style:name="Table105.B" style:family="table-column">
      <style:table-column-properties style:column-width="1.1646in" style:rel-column-width="11066*"/>
    </style:style>
    <style:style style:name="Table105.C" style:family="table-column">
      <style:table-column-properties style:column-width="1.1347in" style:rel-column-width="10784*"/>
    </style:style>
    <style:style style:name="Table105.D" style:family="table-column">
      <style:table-column-properties style:column-width="1.134in" style:rel-column-width="10779*"/>
    </style:style>
    <style:style style:name="Table105.F" style:family="table-column">
      <style:table-column-properties style:column-width="1.8583in" style:rel-column-width="17657*"/>
    </style:style>
    <style:style style:name="Table105.1" style:family="table-row">
      <style:table-row-properties style:min-row-height="0.284in" style:keep-together="true" fo:keep-together="auto"/>
    </style:style>
    <style:style style:name="Table105.A1" style:family="table-cell">
      <style:table-cell-properties fo:padding-left="0.075in" fo:padding-right="0.075in" fo:padding-top="0in" fo:padding-bottom="0in" fo:border="0.5pt solid #00000a"/>
    </style:style>
    <style:style style:name="Table105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05.A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5.D3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07" style:family="table">
      <style:table-properties style:width="6.7264in" fo:margin-left="0.0556in" fo:margin-right="0.1431in" table:align="margins" style:writing-mode="lr-tb"/>
    </style:style>
    <style:style style:name="Table107.A" style:family="table-column">
      <style:table-column-properties style:column-width="2.8667in" style:rel-column-width="27929*"/>
    </style:style>
    <style:style style:name="Table107.B" style:family="table-column">
      <style:table-column-properties style:column-width="3.8597in" style:rel-column-width="37606*"/>
    </style:style>
    <style:style style:name="Table107.1" style:family="table-row">
      <style:table-row-properties style:min-row-height="0.284in" style:keep-together="true" fo:keep-together="auto"/>
    </style:style>
    <style:style style:name="Table107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0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0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10" style:family="table-row">
      <style:table-row-properties style:min-row-height="0.2458in" style:keep-together="true" fo:keep-together="auto"/>
    </style:style>
    <style:style style:name="Table107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7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7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7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6" style:family="table">
      <style:table-properties style:width="6.8653in" fo:margin-left="0.0417in" fo:margin-right="0.0181in" table:align="margins" style:writing-mode="lr-tb"/>
    </style:style>
    <style:style style:name="Table106.A" style:family="table-column">
      <style:table-column-properties style:column-width="0.5299in" style:rel-column-width="5057*"/>
    </style:style>
    <style:style style:name="Table106.B" style:family="table-column">
      <style:table-column-properties style:column-width="1.5896in" style:rel-column-width="15173*"/>
    </style:style>
    <style:style style:name="Table106.C" style:family="table-column">
      <style:table-column-properties style:column-width="2.3035in" style:rel-column-width="21988*"/>
    </style:style>
    <style:style style:name="Table106.D" style:family="table-column">
      <style:table-column-properties style:column-width="2.4424in" style:rel-column-width="23317*"/>
    </style:style>
    <style:style style:name="Table106.1" style:family="table-row">
      <style:table-row-properties style:min-row-height="0.284in" style:keep-together="true" fo:keep-together="auto"/>
    </style:style>
    <style:style style:name="Table10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0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6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6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6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6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" style:family="table">
      <style:table-properties style:width="6.8861in" fo:margin-left="0.0208in" fo:margin-right="0.0181in" table:align="margins" style:writing-mode="lr-tb"/>
    </style:style>
    <style:style style:name="Table108.A" style:family="table-column">
      <style:table-column-properties style:column-width="0.4063in" style:rel-column-width="3866*"/>
    </style:style>
    <style:style style:name="Table108.B" style:family="table-column">
      <style:table-column-properties style:column-width="1.2896in" style:rel-column-width="12272*"/>
    </style:style>
    <style:style style:name="Table108.C" style:family="table-column">
      <style:table-column-properties style:column-width="1.409in" style:rel-column-width="13409*"/>
    </style:style>
    <style:style style:name="Table108.D" style:family="table-column">
      <style:table-column-properties style:column-width="1.0306in" style:rel-column-width="9807*"/>
    </style:style>
    <style:style style:name="Table108.E" style:family="table-column">
      <style:table-column-properties style:column-width="1.0514in" style:rel-column-width="10006*"/>
    </style:style>
    <style:style style:name="Table108.F" style:family="table-column">
      <style:table-column-properties style:column-width="1.6993in" style:rel-column-width="16175*"/>
    </style:style>
    <style:style style:name="Table108.1" style:family="table-row">
      <style:table-row-properties style:min-row-height="0.284in" style:keep-together="true" fo:keep-together="auto"/>
    </style:style>
    <style:style style:name="Table10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0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8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0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8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8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08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08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8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8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08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9" style:family="table">
      <style:table-properties style:width="6.7264in" fo:margin-left="0.0556in" fo:margin-right="0.1431in" table:align="margins" style:writing-mode="lr-tb"/>
    </style:style>
    <style:style style:name="Table109.A" style:family="table-column">
      <style:table-column-properties style:column-width="2.8667in" style:rel-column-width="27929*"/>
    </style:style>
    <style:style style:name="Table109.B" style:family="table-column">
      <style:table-column-properties style:column-width="3.8597in" style:rel-column-width="37606*"/>
    </style:style>
    <style:style style:name="Table109.1" style:family="table-row">
      <style:table-row-properties style:min-row-height="0.284in" style:keep-together="true" fo:keep-together="auto"/>
    </style:style>
    <style:style style:name="Table109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09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0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10" style:family="table-row">
      <style:table-row-properties style:min-row-height="0.2458in" style:keep-together="true" fo:keep-together="auto"/>
    </style:style>
    <style:style style:name="Table109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9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09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A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09.B1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0" style:family="table">
      <style:table-properties style:width="6.6764in" fo:margin-left="0.1458in" fo:margin-right="0.1028in" table:align="margins" style:writing-mode="lr-tb"/>
    </style:style>
    <style:style style:name="Table110.A" style:family="table-column">
      <style:table-column-properties style:column-width="1.9868in" style:rel-column-width="19502*"/>
    </style:style>
    <style:style style:name="Table110.B" style:family="table-column">
      <style:table-column-properties style:column-width="2.2403in" style:rel-column-width="21990*"/>
    </style:style>
    <style:style style:name="Table110.C" style:family="table-column">
      <style:table-column-properties style:column-width="2.4493in" style:rel-column-width="24043*"/>
    </style:style>
    <style:style style:name="Table110.1" style:family="table-row">
      <style:table-row-properties style:min-row-height="0.284in" style:keep-together="true" fo:keep-together="auto"/>
    </style:style>
    <style:style style:name="Table110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0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1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0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0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1" style:family="table">
      <style:table-properties style:width="6.8653in" fo:margin-left="0.0417in" fo:margin-right="0.0181in" table:align="margins" style:writing-mode="lr-tb"/>
    </style:style>
    <style:style style:name="Table111.A" style:family="table-column">
      <style:table-column-properties style:column-width="0.5299in" style:rel-column-width="5057*"/>
    </style:style>
    <style:style style:name="Table111.B" style:family="table-column">
      <style:table-column-properties style:column-width="1.5896in" style:rel-column-width="15173*"/>
    </style:style>
    <style:style style:name="Table111.C" style:family="table-column">
      <style:table-column-properties style:column-width="2.3035in" style:rel-column-width="21988*"/>
    </style:style>
    <style:style style:name="Table111.D" style:family="table-column">
      <style:table-column-properties style:column-width="2.4424in" style:rel-column-width="23317*"/>
    </style:style>
    <style:style style:name="Table111.1" style:family="table-row">
      <style:table-row-properties style:min-row-height="0.284in" style:keep-together="true" fo:keep-together="auto"/>
    </style:style>
    <style:style style:name="Table11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1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1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1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1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2" style:family="table">
      <style:table-properties style:width="6.8861in" fo:margin-left="0.0208in" fo:margin-right="0.0181in" table:align="margins" style:writing-mode="lr-tb"/>
    </style:style>
    <style:style style:name="Table112.A" style:family="table-column">
      <style:table-column-properties style:column-width="0.4063in" style:rel-column-width="3866*"/>
    </style:style>
    <style:style style:name="Table112.B" style:family="table-column">
      <style:table-column-properties style:column-width="1.2896in" style:rel-column-width="12272*"/>
    </style:style>
    <style:style style:name="Table112.C" style:family="table-column">
      <style:table-column-properties style:column-width="1.409in" style:rel-column-width="13409*"/>
    </style:style>
    <style:style style:name="Table112.D" style:family="table-column">
      <style:table-column-properties style:column-width="1.0306in" style:rel-column-width="9807*"/>
    </style:style>
    <style:style style:name="Table112.E" style:family="table-column">
      <style:table-column-properties style:column-width="1.0514in" style:rel-column-width="10006*"/>
    </style:style>
    <style:style style:name="Table112.F" style:family="table-column">
      <style:table-column-properties style:column-width="1.6993in" style:rel-column-width="16175*"/>
    </style:style>
    <style:style style:name="Table112.1" style:family="table-row">
      <style:table-row-properties style:min-row-height="0.284in" style:keep-together="true" fo:keep-together="auto"/>
    </style:style>
    <style:style style:name="Table11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2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1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2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2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2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2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" style:family="table">
      <style:table-properties style:width="6.766in" fo:margin-left="0.0556in" fo:margin-right="0.1035in" table:align="margins" style:writing-mode="lr-tb"/>
    </style:style>
    <style:style style:name="Table113.A" style:family="table-column">
      <style:table-column-properties style:column-width="0.5556in" style:rel-column-width="5381*"/>
    </style:style>
    <style:style style:name="Table113.B" style:family="table-column">
      <style:table-column-properties style:column-width="1.3688in" style:rel-column-width="13257*"/>
    </style:style>
    <style:style style:name="Table113.C" style:family="table-column">
      <style:table-column-properties style:column-width="1.4292in" style:rel-column-width="13842*"/>
    </style:style>
    <style:style style:name="Table113.D" style:family="table-column">
      <style:table-column-properties style:column-width="0.9618in" style:rel-column-width="9316*"/>
    </style:style>
    <style:style style:name="Table113.E" style:family="table-column">
      <style:table-column-properties style:column-width="0.9528in" style:rel-column-width="9228*"/>
    </style:style>
    <style:style style:name="Table113.F" style:family="table-column">
      <style:table-column-properties style:column-width="1.4979in" style:rel-column-width="14511*"/>
    </style:style>
    <style:style style:name="Table113.1" style:family="table-row">
      <style:table-row-properties style:min-row-height="0.284in" style:keep-together="true" fo:keep-together="auto"/>
    </style:style>
    <style:style style:name="Table11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3.C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13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3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F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C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3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C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3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F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3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C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3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C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3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C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3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E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3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5" style:family="table">
      <style:table-properties style:width="6.7264in" fo:margin-left="0.0556in" fo:margin-right="0.1431in" table:align="margins" style:writing-mode="lr-tb"/>
    </style:style>
    <style:style style:name="Table115.A" style:family="table-column">
      <style:table-column-properties style:column-width="2.8667in" style:rel-column-width="27929*"/>
    </style:style>
    <style:style style:name="Table115.B" style:family="table-column">
      <style:table-column-properties style:column-width="3.8597in" style:rel-column-width="37606*"/>
    </style:style>
    <style:style style:name="Table115.1" style:family="table-row">
      <style:table-row-properties style:min-row-height="0.284in" style:keep-together="true" fo:keep-together="auto"/>
    </style:style>
    <style:style style:name="Table115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1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1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10" style:family="table-row">
      <style:table-row-properties style:min-row-height="0.2458in" style:keep-together="true" fo:keep-together="auto"/>
    </style:style>
    <style:style style:name="Table115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5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5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6" style:family="table">
      <style:table-properties style:width="6.6764in" fo:margin-left="0.1458in" fo:margin-right="0.1028in" table:align="margins" style:writing-mode="lr-tb"/>
    </style:style>
    <style:style style:name="Table116.A" style:family="table-column">
      <style:table-column-properties style:column-width="1.9868in" style:rel-column-width="19502*"/>
    </style:style>
    <style:style style:name="Table116.B" style:family="table-column">
      <style:table-column-properties style:column-width="2.2403in" style:rel-column-width="21990*"/>
    </style:style>
    <style:style style:name="Table116.C" style:family="table-column">
      <style:table-column-properties style:column-width="2.4493in" style:rel-column-width="24043*"/>
    </style:style>
    <style:style style:name="Table116.1" style:family="table-row">
      <style:table-row-properties style:min-row-height="0.284in" style:keep-together="true" fo:keep-together="auto"/>
    </style:style>
    <style:style style:name="Table11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6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16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6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6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6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6.B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6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6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6.B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6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" style:family="table">
      <style:table-properties style:width="6.8653in" fo:margin-left="0.0417in" fo:margin-right="0.0181in" table:align="margins" style:writing-mode="lr-tb"/>
    </style:style>
    <style:style style:name="Table117.A" style:family="table-column">
      <style:table-column-properties style:column-width="0.5299in" style:rel-column-width="5057*"/>
    </style:style>
    <style:style style:name="Table117.B" style:family="table-column">
      <style:table-column-properties style:column-width="1.5896in" style:rel-column-width="15173*"/>
    </style:style>
    <style:style style:name="Table117.C" style:family="table-column">
      <style:table-column-properties style:column-width="2.3035in" style:rel-column-width="21988*"/>
    </style:style>
    <style:style style:name="Table117.D" style:family="table-column">
      <style:table-column-properties style:column-width="2.4424in" style:rel-column-width="23317*"/>
    </style:style>
    <style:style style:name="Table117.1" style:family="table-row">
      <style:table-row-properties style:min-row-height="0.284in" style:keep-together="true" fo:keep-together="auto"/>
    </style:style>
    <style:style style:name="Table11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7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7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7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7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8" style:family="table">
      <style:table-properties style:width="6.8861in" fo:margin-left="0.0208in" fo:margin-right="0.0181in" table:align="margins" style:writing-mode="lr-tb"/>
    </style:style>
    <style:style style:name="Table118.A" style:family="table-column">
      <style:table-column-properties style:column-width="0.4063in" style:rel-column-width="3866*"/>
    </style:style>
    <style:style style:name="Table118.B" style:family="table-column">
      <style:table-column-properties style:column-width="1.2896in" style:rel-column-width="12272*"/>
    </style:style>
    <style:style style:name="Table118.C" style:family="table-column">
      <style:table-column-properties style:column-width="1.409in" style:rel-column-width="13409*"/>
    </style:style>
    <style:style style:name="Table118.D" style:family="table-column">
      <style:table-column-properties style:column-width="1.0306in" style:rel-column-width="9807*"/>
    </style:style>
    <style:style style:name="Table118.E" style:family="table-column">
      <style:table-column-properties style:column-width="1.0514in" style:rel-column-width="10006*"/>
    </style:style>
    <style:style style:name="Table118.F" style:family="table-column">
      <style:table-column-properties style:column-width="1.6993in" style:rel-column-width="16175*"/>
    </style:style>
    <style:style style:name="Table118.1" style:family="table-row">
      <style:table-row-properties style:min-row-height="0.284in" style:keep-together="true" fo:keep-together="auto"/>
    </style:style>
    <style:style style:name="Table11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8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1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8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8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8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8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8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8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8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8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8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8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8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8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8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8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8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8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" style:family="table">
      <style:table-properties style:width="6.766in" fo:margin-left="0.0556in" fo:margin-right="0.1035in" table:align="margins" style:writing-mode="lr-tb"/>
    </style:style>
    <style:style style:name="Table119.A" style:family="table-column">
      <style:table-column-properties style:column-width="0.5556in" style:rel-column-width="5381*"/>
    </style:style>
    <style:style style:name="Table119.B" style:family="table-column">
      <style:table-column-properties style:column-width="1.3688in" style:rel-column-width="13257*"/>
    </style:style>
    <style:style style:name="Table119.C" style:family="table-column">
      <style:table-column-properties style:column-width="1.4292in" style:rel-column-width="13842*"/>
    </style:style>
    <style:style style:name="Table119.D" style:family="table-column">
      <style:table-column-properties style:column-width="0.9618in" style:rel-column-width="9316*"/>
    </style:style>
    <style:style style:name="Table119.E" style:family="table-column">
      <style:table-column-properties style:column-width="0.9528in" style:rel-column-width="9228*"/>
    </style:style>
    <style:style style:name="Table119.F" style:family="table-column">
      <style:table-column-properties style:column-width="1.4979in" style:rel-column-width="14511*"/>
    </style:style>
    <style:style style:name="Table119.1" style:family="table-row">
      <style:table-row-properties style:min-row-height="0.284in" style:keep-together="true" fo:keep-together="auto"/>
    </style:style>
    <style:style style:name="Table119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19.C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19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9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F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C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9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C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9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E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C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9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C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9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A7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B7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C7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19.D7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E7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F7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19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C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19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E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19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3" style:family="table">
      <style:table-properties style:width="6.8965in" fo:margin-left="0.0208in" fo:margin-right="0.0076in" table:align="margins" style:writing-mode="lr-tb"/>
    </style:style>
    <style:style style:name="Table123.A" style:family="table-column">
      <style:table-column-properties style:column-width="0.4701in" style:rel-column-width="4467*"/>
    </style:style>
    <style:style style:name="Table123.B" style:family="table-column">
      <style:table-column-properties style:column-width="1.7319in" style:rel-column-width="16457*"/>
    </style:style>
    <style:style style:name="Table123.C" style:family="table-column">
      <style:table-column-properties style:column-width="1.3792in" style:rel-column-width="13105*"/>
    </style:style>
    <style:style style:name="Table123.D" style:family="table-column">
      <style:table-column-properties style:column-width="1.25in" style:rel-column-width="11878*"/>
    </style:style>
    <style:style style:name="Table123.E" style:family="table-column">
      <style:table-column-properties style:column-width="2.0653in" style:rel-column-width="19628*"/>
    </style:style>
    <style:style style:name="Table123.1" style:family="table-row">
      <style:table-row-properties style:min-row-height="0.284in" style:keep-together="true" fo:keep-together="auto"/>
    </style:style>
    <style:style style:name="Table123.A1" style:family="table-cell">
      <style:table-cell-properties fo:padding-left="0.075in" fo:padding-right="0.075in" fo:padding-top="0in" fo:padding-bottom="0in" fo:border="0.5pt solid #00000a"/>
    </style:style>
    <style:style style:name="Table123.C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23.A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3.C3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24" style:family="table">
      <style:table-properties style:width="6.7264in" fo:margin-left="0.0556in" fo:margin-right="0.1431in" table:align="margins" style:writing-mode="lr-tb"/>
    </style:style>
    <style:style style:name="Table124.A" style:family="table-column">
      <style:table-column-properties style:column-width="2.8667in" style:rel-column-width="27929*"/>
    </style:style>
    <style:style style:name="Table124.B" style:family="table-column">
      <style:table-column-properties style:column-width="3.8597in" style:rel-column-width="37606*"/>
    </style:style>
    <style:style style:name="Table124.1" style:family="table-row">
      <style:table-row-properties style:min-row-height="0.284in" style:keep-together="true" fo:keep-together="auto"/>
    </style:style>
    <style:style style:name="Table124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24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24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10" style:family="table-row">
      <style:table-row-properties style:min-row-height="0.2458in" style:keep-together="true" fo:keep-together="auto"/>
    </style:style>
    <style:style style:name="Table124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4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4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4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5" style:family="table">
      <style:table-properties style:width="6.7465in" fo:margin-left="0.0757in" fo:margin-right="0.1028in" table:align="margins" style:writing-mode="lr-tb"/>
    </style:style>
    <style:style style:name="Table125.A" style:family="table-column">
      <style:table-column-properties style:column-width="2.0535in" style:rel-column-width="19947*"/>
    </style:style>
    <style:style style:name="Table125.B" style:family="table-column">
      <style:table-column-properties style:column-width="2.2424in" style:rel-column-width="21782*"/>
    </style:style>
    <style:style style:name="Table125.C" style:family="table-column">
      <style:table-column-properties style:column-width="2.4507in" style:rel-column-width="23806*"/>
    </style:style>
    <style:style style:name="Table125.1" style:family="table-row">
      <style:table-row-properties style:min-row-height="0.284in" style:keep-together="true" fo:keep-together="auto"/>
    </style:style>
    <style:style style:name="Table125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2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5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2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5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25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6" style:family="table">
      <style:table-properties style:width="6.8708in" fo:margin-left="0.0361in" fo:margin-right="0.0181in" table:align="margins" style:writing-mode="lr-tb"/>
    </style:style>
    <style:style style:name="Table126.A" style:family="table-column">
      <style:table-column-properties style:column-width="0.5354in" style:rel-column-width="5106*"/>
    </style:style>
    <style:style style:name="Table126.B" style:family="table-column">
      <style:table-column-properties style:column-width="1.5972in" style:rel-column-width="15234*"/>
    </style:style>
    <style:style style:name="Table126.C" style:family="table-column">
      <style:table-column-properties style:column-width="2.3021in" style:rel-column-width="21957*"/>
    </style:style>
    <style:style style:name="Table126.D" style:family="table-column">
      <style:table-column-properties style:column-width="2.4361in" style:rel-column-width="23238*"/>
    </style:style>
    <style:style style:name="Table126.1" style:family="table-row">
      <style:table-row-properties style:min-row-height="0.284in" style:keep-together="true" fo:keep-together="auto"/>
    </style:style>
    <style:style style:name="Table126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26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6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6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" style:family="table">
      <style:table-properties style:width="6.8861in" fo:margin-left="0.0208in" fo:margin-right="0.0181in" table:align="margins" style:writing-mode="lr-tb"/>
    </style:style>
    <style:style style:name="Table127.A" style:family="table-column">
      <style:table-column-properties style:column-width="0.4056in" style:rel-column-width="3859*"/>
    </style:style>
    <style:style style:name="Table127.B" style:family="table-column">
      <style:table-column-properties style:column-width="1.2896in" style:rel-column-width="12272*"/>
    </style:style>
    <style:style style:name="Table127.C" style:family="table-column">
      <style:table-column-properties style:column-width="1.4597in" style:rel-column-width="13892*"/>
    </style:style>
    <style:style style:name="Table127.D" style:family="table-column">
      <style:table-column-properties style:column-width="0.9799in" style:rel-column-width="9325*"/>
    </style:style>
    <style:style style:name="Table127.E" style:family="table-column">
      <style:table-column-properties style:column-width="1.0514in" style:rel-column-width="10006*"/>
    </style:style>
    <style:style style:name="Table127.F" style:family="table-column">
      <style:table-column-properties style:column-width="1.7in" style:rel-column-width="16181*"/>
    </style:style>
    <style:style style:name="Table127.1" style:family="table-row">
      <style:table-row-properties style:min-row-height="0.284in" style:keep-together="true" fo:keep-together="auto"/>
    </style:style>
    <style:style style:name="Table12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2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7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2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7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7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7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27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27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7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11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12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12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1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A1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B1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C1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7.D1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E1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7.F1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" style:family="table">
      <style:table-properties style:width="6.766in" fo:margin-left="0.0556in" fo:margin-right="0.1035in" table:align="margins" style:writing-mode="lr-tb"/>
    </style:style>
    <style:style style:name="Table128.A" style:family="table-column">
      <style:table-column-properties style:column-width="0.5556in" style:rel-column-width="5381*"/>
    </style:style>
    <style:style style:name="Table128.B" style:family="table-column">
      <style:table-column-properties style:column-width="1.3688in" style:rel-column-width="13257*"/>
    </style:style>
    <style:style style:name="Table128.C" style:family="table-column">
      <style:table-column-properties style:column-width="1.4292in" style:rel-column-width="13842*"/>
    </style:style>
    <style:style style:name="Table128.D" style:family="table-column">
      <style:table-column-properties style:column-width="0.9618in" style:rel-column-width="9316*"/>
    </style:style>
    <style:style style:name="Table128.E" style:family="table-column">
      <style:table-column-properties style:column-width="0.9528in" style:rel-column-width="9228*"/>
    </style:style>
    <style:style style:name="Table128.F" style:family="table-column">
      <style:table-column-properties style:column-width="1.4979in" style:rel-column-width="14511*"/>
    </style:style>
    <style:style style:name="Table128.1" style:family="table-row">
      <style:table-row-properties style:min-row-height="0.284in" style:keep-together="true" fo:keep-together="auto"/>
    </style:style>
    <style:style style:name="Table12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28.C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28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28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F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C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28.D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E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28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C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8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E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C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8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C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8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C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28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E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8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9" style:family="table">
      <style:table-properties style:width="6.8965in" fo:margin-left="0.0208in" fo:margin-right="0.0076in" table:align="margins" style:writing-mode="lr-tb"/>
    </style:style>
    <style:style style:name="Table129.A" style:family="table-column">
      <style:table-column-properties style:column-width="0.4701in" style:rel-column-width="4467*"/>
    </style:style>
    <style:style style:name="Table129.B" style:family="table-column">
      <style:table-column-properties style:column-width="1.7319in" style:rel-column-width="16457*"/>
    </style:style>
    <style:style style:name="Table129.C" style:family="table-column">
      <style:table-column-properties style:column-width="1.3792in" style:rel-column-width="13105*"/>
    </style:style>
    <style:style style:name="Table129.D" style:family="table-column">
      <style:table-column-properties style:column-width="1.25in" style:rel-column-width="11878*"/>
    </style:style>
    <style:style style:name="Table129.E" style:family="table-column">
      <style:table-column-properties style:column-width="2.0653in" style:rel-column-width="19628*"/>
    </style:style>
    <style:style style:name="Table129.1" style:family="table-row">
      <style:table-row-properties style:min-row-height="0.284in" style:keep-together="true" fo:keep-together="auto"/>
    </style:style>
    <style:style style:name="Table129.A1" style:family="table-cell">
      <style:table-cell-properties fo:padding-left="0.075in" fo:padding-right="0.075in" fo:padding-top="0in" fo:padding-bottom="0in" fo:border="0.5pt solid #00000a"/>
    </style:style>
    <style:style style:name="Table129.C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29.A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29.C3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30" style:family="table">
      <style:table-properties style:width="6.7264in" fo:margin-left="0.0556in" fo:margin-right="0.1431in" table:align="margins" style:writing-mode="lr-tb"/>
    </style:style>
    <style:style style:name="Table130.A" style:family="table-column">
      <style:table-column-properties style:column-width="2.8667in" style:rel-column-width="27929*"/>
    </style:style>
    <style:style style:name="Table130.B" style:family="table-column">
      <style:table-column-properties style:column-width="3.8597in" style:rel-column-width="37606*"/>
    </style:style>
    <style:style style:name="Table130.1" style:family="table-row">
      <style:table-row-properties style:min-row-height="0.284in" style:keep-together="true" fo:keep-together="auto"/>
    </style:style>
    <style:style style:name="Table130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30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30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10" style:family="table-row">
      <style:table-row-properties style:min-row-height="0.2458in" style:keep-together="true" fo:keep-together="auto"/>
    </style:style>
    <style:style style:name="Table130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0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0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0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1" style:family="table">
      <style:table-properties style:width="6.8708in" fo:margin-left="0.0361in" fo:margin-right="0.0181in" table:align="margins" style:writing-mode="lr-tb"/>
    </style:style>
    <style:style style:name="Table131.A" style:family="table-column">
      <style:table-column-properties style:column-width="0.5354in" style:rel-column-width="5106*"/>
    </style:style>
    <style:style style:name="Table131.B" style:family="table-column">
      <style:table-column-properties style:column-width="1.5972in" style:rel-column-width="15234*"/>
    </style:style>
    <style:style style:name="Table131.C" style:family="table-column">
      <style:table-column-properties style:column-width="2.3021in" style:rel-column-width="21957*"/>
    </style:style>
    <style:style style:name="Table131.D" style:family="table-column">
      <style:table-column-properties style:column-width="2.4361in" style:rel-column-width="23238*"/>
    </style:style>
    <style:style style:name="Table131.1" style:family="table-row">
      <style:table-row-properties style:min-row-height="0.284in" style:keep-together="true" fo:keep-together="auto"/>
    </style:style>
    <style:style style:name="Table131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31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31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1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" style:family="table">
      <style:table-properties style:width="6.7757in" fo:margin-left="0.0556in" fo:margin-right="0.0938in" table:align="margins" style:writing-mode="lr-tb"/>
    </style:style>
    <style:style style:name="Table132.A" style:family="table-column">
      <style:table-column-properties style:column-width="0.3674in" style:rel-column-width="3553*"/>
    </style:style>
    <style:style style:name="Table132.B" style:family="table-column">
      <style:table-column-properties style:column-width="1.2896in" style:rel-column-width="12472*"/>
    </style:style>
    <style:style style:name="Table132.C" style:family="table-column">
      <style:table-column-properties style:column-width="1.4583in" style:rel-column-width="14105*"/>
    </style:style>
    <style:style style:name="Table132.D" style:family="table-column">
      <style:table-column-properties style:column-width="0.9819in" style:rel-column-width="9497*"/>
    </style:style>
    <style:style style:name="Table132.E" style:family="table-column">
      <style:table-column-properties style:column-width="1.0514in" style:rel-column-width="10169*"/>
    </style:style>
    <style:style style:name="Table132.F" style:family="table-column">
      <style:table-column-properties style:column-width="1.6271in" style:rel-column-width="15739*"/>
    </style:style>
    <style:style style:name="Table132.1" style:family="table-row">
      <style:table-row-properties style:min-row-height="0.284in" style:keep-together="true" fo:keep-together="auto"/>
    </style:style>
    <style:style style:name="Table132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32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32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32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2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2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2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32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32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2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2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2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2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2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2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2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2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2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2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3" style:family="table">
      <style:table-properties style:width="6.8451in" fo:margin-left="0.0361in" fo:margin-right="0.0438in" table:align="margins" style:writing-mode="lr-tb"/>
    </style:style>
    <style:style style:name="Table133.A" style:family="table-column">
      <style:table-column-properties style:column-width="2.0931in" style:rel-column-width="20038*"/>
    </style:style>
    <style:style style:name="Table133.B" style:family="table-column">
      <style:table-column-properties style:column-width="2.2424in" style:rel-column-width="21468*"/>
    </style:style>
    <style:style style:name="Table133.C" style:family="table-column">
      <style:table-column-properties style:column-width="2.5097in" style:rel-column-width="24029*"/>
    </style:style>
    <style:style style:name="Table133.1" style:family="table-row">
      <style:table-row-properties style:min-row-height="0.284in" style:keep-together="true" fo:keep-together="auto"/>
    </style:style>
    <style:style style:name="Table133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33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33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33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3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33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" style:family="table">
      <style:table-properties style:width="6.766in" fo:margin-left="0.0556in" fo:margin-right="0.1035in" table:align="margins" style:writing-mode="lr-tb"/>
    </style:style>
    <style:style style:name="Table134.A" style:family="table-column">
      <style:table-column-properties style:column-width="0.5556in" style:rel-column-width="5381*"/>
    </style:style>
    <style:style style:name="Table134.B" style:family="table-column">
      <style:table-column-properties style:column-width="1.3688in" style:rel-column-width="13257*"/>
    </style:style>
    <style:style style:name="Table134.C" style:family="table-column">
      <style:table-column-properties style:column-width="1.4292in" style:rel-column-width="13842*"/>
    </style:style>
    <style:style style:name="Table134.D" style:family="table-column">
      <style:table-column-properties style:column-width="0.9618in" style:rel-column-width="9316*"/>
    </style:style>
    <style:style style:name="Table134.E" style:family="table-column">
      <style:table-column-properties style:column-width="0.9528in" style:rel-column-width="9228*"/>
    </style:style>
    <style:style style:name="Table134.F" style:family="table-column">
      <style:table-column-properties style:column-width="1.4979in" style:rel-column-width="14511*"/>
    </style:style>
    <style:style style:name="Table134.1" style:family="table-row">
      <style:table-row-properties style:min-row-height="0.284in" style:keep-together="true" fo:keep-together="auto"/>
    </style:style>
    <style:style style:name="Table134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34.C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34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34.D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E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F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C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4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E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F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C4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34.D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E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F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4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C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4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E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C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4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E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C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4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E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C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4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E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C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4.D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E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4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5" style:family="table">
      <style:table-properties style:width="6.7264in" fo:margin-left="0.0556in" fo:margin-right="0.1431in" table:align="margins" style:writing-mode="lr-tb"/>
    </style:style>
    <style:style style:name="Table135.A" style:family="table-column">
      <style:table-column-properties style:column-width="2.8667in" style:rel-column-width="27929*"/>
    </style:style>
    <style:style style:name="Table135.B" style:family="table-column">
      <style:table-column-properties style:column-width="3.8597in" style:rel-column-width="37606*"/>
    </style:style>
    <style:style style:name="Table135.1" style:family="table-row">
      <style:table-row-properties style:min-row-height="0.284in" style:keep-together="true" fo:keep-together="auto"/>
    </style:style>
    <style:style style:name="Table135.A1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35.A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35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A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B4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A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B5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A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B6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A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B8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A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B9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10" style:family="table-row">
      <style:table-row-properties style:min-row-height="0.2458in" style:keep-together="true" fo:keep-together="auto"/>
    </style:style>
    <style:style style:name="Table135.A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B10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A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5.B1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5.A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5.B1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7" style:family="table">
      <style:table-properties style:width="6.8451in" fo:margin-left="0.0361in" fo:margin-right="0.0438in" table:align="margins" style:writing-mode="lr-tb"/>
    </style:style>
    <style:style style:name="Table137.A" style:family="table-column">
      <style:table-column-properties style:column-width="2.0931in" style:rel-column-width="20038*"/>
    </style:style>
    <style:style style:name="Table137.B" style:family="table-column">
      <style:table-column-properties style:column-width="2.2424in" style:rel-column-width="21468*"/>
    </style:style>
    <style:style style:name="Table137.C" style:family="table-column">
      <style:table-column-properties style:column-width="2.5097in" style:rel-column-width="24029*"/>
    </style:style>
    <style:style style:name="Table137.1" style:family="table-row">
      <style:table-row-properties style:min-row-height="0.284in" style:keep-together="true" fo:keep-together="auto"/>
    </style:style>
    <style:style style:name="Table137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37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37.B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37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7.B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37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7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7.B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7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7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7.B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7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7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7.B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7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" style:family="table">
      <style:table-properties style:width="6.8708in" fo:margin-left="0.0361in" fo:margin-right="0.0181in" table:align="margins" style:writing-mode="lr-tb"/>
    </style:style>
    <style:style style:name="Table138.A" style:family="table-column">
      <style:table-column-properties style:column-width="0.5354in" style:rel-column-width="5106*"/>
    </style:style>
    <style:style style:name="Table138.B" style:family="table-column">
      <style:table-column-properties style:column-width="1.5972in" style:rel-column-width="15234*"/>
    </style:style>
    <style:style style:name="Table138.C" style:family="table-column">
      <style:table-column-properties style:column-width="2.3021in" style:rel-column-width="21957*"/>
    </style:style>
    <style:style style:name="Table138.D" style:family="table-column">
      <style:table-column-properties style:column-width="2.4361in" style:rel-column-width="23238*"/>
    </style:style>
    <style:style style:name="Table138.1" style:family="table-row">
      <style:table-row-properties style:min-row-height="0.284in" style:keep-together="true" fo:keep-together="auto"/>
    </style:style>
    <style:style style:name="Table138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38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38.A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B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C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D3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D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D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D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8.D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" style:family="table">
      <style:table-properties style:width="6.7757in" fo:margin-left="0.0556in" fo:margin-right="0.0938in" table:align="margins" style:writing-mode="lr-tb"/>
    </style:style>
    <style:style style:name="Table139.A" style:family="table-column">
      <style:table-column-properties style:column-width="0.3674in" style:rel-column-width="3553*"/>
    </style:style>
    <style:style style:name="Table139.B" style:family="table-column">
      <style:table-column-properties style:column-width="1.3486in" style:rel-column-width="13043*"/>
    </style:style>
    <style:style style:name="Table139.C" style:family="table-column">
      <style:table-column-properties style:column-width="1.3993in" style:rel-column-width="13534*"/>
    </style:style>
    <style:style style:name="Table139.D" style:family="table-column">
      <style:table-column-properties style:column-width="0.9819in" style:rel-column-width="9497*"/>
    </style:style>
    <style:style style:name="Table139.E" style:family="table-column">
      <style:table-column-properties style:column-width="1.0514in" style:rel-column-width="10169*"/>
    </style:style>
    <style:style style:name="Table139.F" style:family="table-column">
      <style:table-column-properties style:column-width="1.6271in" style:rel-column-width="15739*"/>
    </style:style>
    <style:style style:name="Table139.1" style:family="table-row">
      <style:table-row-properties style:min-row-height="0.284in" style:keep-together="true" fo:keep-together="auto"/>
    </style:style>
    <style:style style:name="Table139.A1" style:family="table-cell">
      <style:table-cell-properties style:vertical-align="middle" fo:background-color="#e6e6e6" fo:padding-left="0.075in" fo:padding-right="0.075in" fo:padding-top="0in" fo:padding-bottom="0in" fo:border="0.5pt solid #00000a">
        <style:background-image/>
      </style:table-cell-properties>
    </style:style>
    <style:style style:name="Table139.A2" style:family="table-cell">
      <style:table-cell-properties style:vertical-align="middle" fo:background-color="#e6e6e6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39.D2" style:family="table-cell">
      <style:table-cell-properties style:vertical-align="middle" fo:background-color="#e6e6e6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39.A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9.B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9.C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9.D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39.E3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39.F3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39.A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B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C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D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E4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F4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D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E5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F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A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B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C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D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E6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F6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D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E7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F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A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B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C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D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E8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F8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D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E9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F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A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B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C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39.D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E10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39.F1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4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6" style:family="paragraph" style:parent-style-name="Standard">
      <style:text-properties fo:font-size="13pt" fo:language="en" fo:country="US" style:font-size-asian="13pt" style:font-size-complex="13pt"/>
    </style:style>
    <style:style style:name="P7" style:family="paragraph" style:parent-style-name="Standard">
      <style:paragraph-properties fo:margin-top="0in" fo:margin-bottom="0in" fo:line-height="100%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in" fo:margin-bottom="0in" fo:line-height="100%" fo:text-align="justify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in" fo:margin-bottom="0in" fo:line-height="100%"/>
      <style:text-properties fo:font-size="11pt" fo:language="en" fo:country="US" style:font-size-asian="11pt" style:font-size-complex="11pt"/>
    </style:style>
    <style:style style:name="P11" style:family="paragraph" style:parent-style-name="Standard">
      <style:paragraph-properties fo:margin-top="0in" fo:margin-bottom="0in" fo:line-height="100%"/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in" fo:margin-bottom="0in" fo:line-height="100%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fo:line-height="100%" fo:text-align="start" style:justify-single-word="false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in" fo:margin-bottom="0in" fo:line-height="100%"/>
    </style:style>
    <style:style style:name="P16" style:family="paragraph" style:parent-style-name="Standard">
      <style:paragraph-properties fo:margin-top="0in" fo:margin-bottom="0in" fo:line-height="100%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17" style:family="paragraph" style:parent-style-name="Standard">
      <style:paragraph-properties fo:margin-left="0in" fo:margin-right="-0.0752in" fo:margin-top="0in" fo:margin-bottom="0in" fo:line-height="100%" fo:text-indent="0in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8" style:family="paragraph" style:parent-style-name="List_20_Paragraph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9" style:family="paragraph" style:parent-style-name="List_20_Paragraph">
      <style:text-properties fo:font-size="12pt" fo:language="en" fo:country="US" style:font-size-asian="12pt" style:font-size-complex="12pt"/>
    </style:style>
    <style:style style:name="P20" style:family="paragraph" style:parent-style-name="List_20_Paragraph">
      <style:text-properties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21" style:family="paragraph" style:parent-style-name="List_20_Paragraph">
      <style:text-properties fo:font-size="12pt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P22" style:family="paragraph" style:parent-style-name="List_20_Paragraph"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23" style:family="paragraph" style:parent-style-name="List_20_Paragraph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4" style:family="paragraph" style:parent-style-name="List_20_Paragraph">
      <style:text-properties fo:font-size="12pt" fo:language="en" fo:country="US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List_20_Paragraph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26" style:family="paragraph" style:parent-style-name="List_20_Paragraph">
      <style:text-properties fo:font-size="13pt" fo:language="en" fo:country="US" style:font-size-asian="13pt" style:font-size-complex="13pt"/>
    </style:style>
    <style:style style:name="P27" style:family="paragraph" style:parent-style-name="List_20_Paragraph">
      <style:text-properties fo:font-size="13pt" fo:language="en" fo:country="US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List_20_Paragraph">
      <style:paragraph-properties fo:margin-left="0in" fo:margin-right="0in" fo:text-indent="0in" style:auto-text-indent="false"/>
    </style:style>
    <style:style style:name="P2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2pt" fo:language="en" fo:country="US" style:font-size-asian="12pt" style:font-size-complex="12pt"/>
    </style:style>
    <style:style style:name="P3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3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List_20_Paragraph">
      <style:paragraph-properties fo:margin-left="0in" fo:margin-right="0in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3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38" style:family="paragraph" style:parent-style-name="List_20_Paragraph">
      <style:paragraph-properties fo:margin-left="0in" fo:margin-right="0in" fo:text-indent="0in" style:auto-text-indent="false"/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P3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P4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P41" style:family="paragraph" style:parent-style-name="List_20_Paragraph">
      <style:paragraph-properties fo:margin-left="0in" fo:margin-right="0in" fo:text-indent="0in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3" style:family="paragraph" style:parent-style-name="List_20_Paragraph">
      <style:paragraph-properties fo:margin-left="0in" fo:margin-right="0in" fo:text-indent="0in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3pt" fo:language="en" fo:country="US" style:font-size-asian="13pt" style:font-size-complex="13pt"/>
    </style:style>
    <style:style style:name="P4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P4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3pt" fo:language="en" fo:country="US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3pt" fo:language="en" fo:country="US" fo:font-style="normal" fo:font-weight="bold" style:font-size-asian="13pt" style:font-style-asian="normal" style:font-weight-asian="bold" style:font-size-complex="13pt" style:language-complex="hi" style:country-complex="IN" style:font-style-complex="normal" style:font-weight-complex="bold"/>
    </style:style>
    <style:style style:name="P48" style:family="paragraph" style:parent-style-name="List_20_Paragraph">
      <style:paragraph-properties fo:margin-left="0in" fo:margin-right="0in" fo:text-indent="0in" style:auto-text-indent="false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49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50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ize="11pt" fo:language="en" fo:country="US" style:font-size-asian="11pt" style:font-size-complex="11pt"/>
    </style:style>
    <style:style style:name="P51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1pt" fo:language="en" fo:country="US" style:font-size-asian="11pt" style:font-size-complex="11pt"/>
    </style:style>
    <style:style style:name="P52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ize="11pt" style:font-size-asian="11pt" style:font-size-complex="11pt"/>
    </style:style>
    <style:style style:name="P53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54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5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6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1pt" fo:language="en" fo:country="US" fo:font-style="normal" style:text-underline-style="none" fo:font-weight="normal" style:font-size-asian="11pt" style:font-style-asian="normal" style:font-weight-asian="normal" style:font-size-complex="11pt" style:language-complex="hi" style:country-complex="IN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margin-left="0in" fo:margin-right="0in" fo:text-indent="0in" style:auto-text-indent="false"/>
    </style:style>
    <style:style style:name="P6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fo:language="en" fo:country="US" style:font-size-asian="13pt" style:font-size-complex="13pt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fo:language="en" fo:country="US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fo:language="en" fo:country="US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P6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6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7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en" fo:country="US" style:font-size-asian="12pt" style:font-size-complex="12pt"/>
    </style:style>
    <style:style style:name="P7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language="en" fo:country="US" style:font-size-asian="12pt" style:font-size-complex="12pt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language-complex="hi" style:country-complex="IN" style:font-style-complex="normal" style:font-weight-complex="bold"/>
    </style:style>
    <style:style style:name="P78" style:family="paragraph" style:parent-style-name="List_20_Paragraph">
      <style:paragraph-properties fo:margin-left="1.1811in" fo:margin-right="0in" fo:text-indent="0in" style:auto-text-indent="false"/>
      <style:text-properties fo:font-size="12pt" fo:language="en" fo:country="US" style:font-size-asian="12pt" style:font-size-complex="12pt"/>
    </style:style>
    <style:style style:name="P79" style:family="paragraph" style:parent-style-name="List_20_Paragraph">
      <style:paragraph-properties fo:margin-left="1.5in" fo:margin-right="0in" fo:text-indent="0in" style:auto-text-indent="false"/>
      <style:text-properties fo:font-size="12pt" fo:language="en" fo:country="US" style:font-size-asian="12pt" style:font-size-complex="12pt"/>
    </style:style>
    <style:style style:name="P80" style:family="paragraph" style:parent-style-name="Text_20_body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margin-top="0in" fo:margin-bottom="0in" fo:line-height="100%"/>
      <style:text-properties fo:font-size="11pt" fo:language="en" fo:country="US" style:font-size-asian="11pt" style:font-size-complex="11pt"/>
    </style:style>
    <style:style style:name="P82" style:family="paragraph" style:parent-style-name="Standard">
      <style:paragraph-properties fo:margin-top="0in" fo:margin-bottom="0in" fo:line-height="100%"/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List_20_Paragraph" style:list-style-name="WWNum23">
      <style:text-properties fo:font-size="12pt" fo:language="en" fo:country="US" style:font-size-asian="12pt" style:font-size-complex="12pt"/>
    </style:style>
    <style:style style:name="P84" style:family="paragraph" style:parent-style-name="List_20_Paragraph" style:list-style-name="WWNum23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5" style:family="paragraph" style:parent-style-name="List_20_Paragraph" style:list-style-name="WWNum23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List_20_Paragraph" style:list-style-name="WWNum23">
      <style:paragraph-properties fo:margin-left="0in" fo:margin-right="0in" fo:text-align="center" style:justify-single-word="false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language-complex="hi" style:country-complex="IN" style:font-weight-complex="normal"/>
    </style:style>
    <style:style style:name="T5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T6" style:family="text">
      <style:text-properties fo:font-size="12pt" fo:language="en" fo:country="US" fo:font-style="normal" fo:font-weight="bold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T7" style:family="text">
      <style:text-properties fo:font-size="12pt" fo:language="en" fo:country="US" fo:font-style="normal" style:text-underline-style="none" fo:font-weight="bold" style:font-size-asian="12pt" style:font-style-asian="normal" style:font-weight-asian="bold" style:font-size-complex="12pt" style:language-complex="hi" style:country-complex="IN" style:font-style-complex="normal" style:font-weight-complex="bold"/>
    </style:style>
    <style:style style:name="T8" style:family="text"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2pt" fo:font-style="normal" style:text-underline-style="none" style:font-size-asian="12pt" style:font-style-asian="normal" style:font-size-complex="12pt" style:language-complex="hi" style:country-complex="IN" style:font-style-complex="normal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language-complex="hi" style:country-complex="IN" style:font-style-complex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language-complex="hi" style:country-complex="IN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style-asian="normal" style:language-complex="hi" style:country-complex="IN" style:font-style-complex="normal"/>
    </style:style>
    <style:style style:name="T18" style:family="text">
      <style:text-properties fo:font-style="normal" style:text-underline-style="none" fo:font-weight="bold" style:font-style-asian="normal" style:font-weight-asian="bold" style:language-complex="hi" style:country-complex="IN" style:font-style-complex="normal" style:font-weight-complex="bold"/>
    </style:style>
    <style:style style:name="T19" style:family="text">
      <style:text-properties fo:font-style="normal" style:text-underline-style="none" fo:font-weight="normal" style:font-style-asian="normal" style:font-weight-asian="normal" style:language-complex="hi" style:country-complex="IN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3pt" fo:language="en" fo:country="US" fo:font-style="normal" fo:font-weight="bold" style:font-size-asian="13pt" style:font-style-asian="normal" style:font-weight-asian="bold" style:font-size-complex="13pt" style:language-complex="hi" style:country-complex="IN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2"/></text:p>
      <text:p text:style-name="Standard"><text:span text:style-name="T1"><text:s text:c="2"/>New Entry Of Title</text:span><text:span text:style-name="T2"> Page</text:span></text:p>
      <text:p text:style-name="P3"><text:tab/>This page provides provision for its user to Entry Of New Title Book into the System.</text:p>
      <text:list xml:id="list30715212" text:style-name="WWNum23">
        <text:list-header>
          <text:p text:style-name="P83"><text:bookmark-start text:name="__DdeLink__6568_1250896489"/>File Name of view page: acq_new_entry.jsp<text:bookmark-end text:name="__DdeLink__6568_1250896489"/></text:p>
        </text:list-header>
      </text:list>
      <text:p text:style-name="P29"><text:s text:c="3"/><text:span text:style-name="T15">Attribut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49">S.No.</text:p>
          </table:table-cell>
          <table:table-cell table:style-name="Table3.A1" office:value-type="string">
            <text:p text:style-name="P49">Attribute Name</text:p>
          </table:table-cell>
          <table:table-cell table:style-name="Table3.A1" office:value-type="string">
            <text:p text:style-name="P49">Label </text:p>
          </table:table-cell>
          <table:table-cell table:style-name="Table3.A1" office:value-type="string">
            <text:p text:style-name="P49">Field Name</text:p>
          </table:table-cell>
          <table:table-cell table:style-name="Table3.A1" office:value-type="string">
            <text:p text:style-name="P49">Type</text:p>
          </table:table-cell>
          <table:table-cell table:style-name="Table3.A1" office:value-type="string">
            <text:p text:style-name="P49">Validation</text:p>
          </table:table-cell>
        </table:table-row>
        <table:table-row table:style-name="Table3.1">
          <table:table-cell table:style-name="Table3.A1" office:value-type="string">
            <text:p text:style-name="P51">1.</text:p>
          </table:table-cell>
          <table:table-cell table:style-name="Table3.A1" office:value-type="string">
            <text:p text:style-name="P50">Document Type</text:p>
          </table:table-cell>
          <table:table-cell table:style-name="Table3.A1" office:value-type="string">
            <text:p text:style-name="P52">Book</text:p>
          </table:table-cell>
          <table:table-cell table:style-name="Table3.A1" office:value-type="string">
            <text:p text:style-name="P52">document_type</text:p>
          </table:table-cell>
          <table:table-cell table:style-name="Table3.A1" office:value-type="string">
            <text:p text:style-name="P52">Combobox</text:p>
          </table:table-cell>
          <table:table-cell table:style-name="Table3.A1" office:value-type="string">
            <text:p text:style-name="P50"/>
          </table:table-cell>
        </table:table-row>
        <table:table-row table:style-name="Table3.1">
          <table:table-cell table:style-name="Table3.A1" office:value-type="string">
            <text:p text:style-name="P51">2.</text:p>
          </table:table-cell>
          <table:table-cell table:style-name="Table3.A1" office:value-type="string">
            <text:p text:style-name="P50">Enter Title</text:p>
          </table:table-cell>
          <table:table-cell table:style-name="Table3.A1" office:value-type="string">
            <text:p text:style-name="P52">Title Of Book</text:p>
          </table:table-cell>
          <table:table-cell table:style-name="Table3.A1" office:value-type="string">
            <text:p text:style-name="P52">title</text:p>
          </table:table-cell>
          <table:table-cell table:style-name="Table3.A1" office:value-type="string">
            <text:p text:style-name="P52">Textbox</text:p>
          </table:table-cell>
          <table:table-cell table:style-name="Table3.A1" office:value-type="string">
            <text:p text:style-name="P50"/>
          </table:table-cell>
        </table:table-row>
        <table:table-row table:style-name="Table3.1"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</table:table-row>
        <table:table-row table:style-name="Table3.1">
          <table:table-cell table:style-name="Table3.A1" office:value-type="string">
            <text:p text:style-name="P51">4.</text:p>
          </table:table-cell>
          <table:table-cell table:style-name="Table3.A1" office:value-type="string">
            <text:p text:style-name="P52">Submit button</text:p>
          </table:table-cell>
          <table:table-cell table:style-name="Table3.A1" office:value-type="string">
            <text:p text:style-name="P52">New</text:p>
          </table:table-cell>
          <table:table-cell table:style-name="Table3.A1" office:value-type="string">
            <text:p text:style-name="P52">submit</text:p>
          </table:table-cell>
          <table:table-cell table:style-name="Table3.A1" office:value-type="string">
            <text:p text:style-name="P52">Button</text:p>
          </table:table-cell>
          <table:table-cell table:style-name="Table3.A1" office:value-type="string">
            <text:p text:style-name="P52"/>
          </table:table-cell>
        </table:table-row>
        <table:table-row table:style-name="Table3.1">
          <table:table-cell table:style-name="Table3.A1" office:value-type="string">
            <text:p text:style-name="P51">5.</text:p>
          </table:table-cell>
          <table:table-cell table:style-name="Table3.A1" office:value-type="string">
            <text:p text:style-name="P52">Submit button</text:p>
          </table:table-cell>
          <table:table-cell table:style-name="Table3.A1" office:value-type="string">
            <text:p text:style-name="P52">Update</text:p>
          </table:table-cell>
          <table:table-cell table:style-name="Table3.A1" office:value-type="string">
            <text:p text:style-name="P52">submit</text:p>
          </table:table-cell>
          <table:table-cell table:style-name="Table3.A1" office:value-type="string">
            <text:p text:style-name="P52">Button</text:p>
          </table:table-cell>
          <table:table-cell table:style-name="Table3.A1" office:value-type="string">
            <text:p text:style-name="P52"/>
          </table:table-cell>
        </table:table-row>
        <table:table-row table:style-name="Table3.1">
          <table:table-cell table:style-name="Table3.A7" office:value-type="string">
            <text:p text:style-name="P51">6.</text:p>
          </table:table-cell>
          <table:table-cell table:style-name="Table3.A7" office:value-type="string">
            <text:p text:style-name="P52">Submit button</text:p>
          </table:table-cell>
          <table:table-cell table:style-name="Table3.A7" office:value-type="string">
            <text:p text:style-name="P52">View</text:p>
          </table:table-cell>
          <table:table-cell table:style-name="Table3.A7" office:value-type="string">
            <text:p text:style-name="P52">submit</text:p>
          </table:table-cell>
          <table:table-cell table:style-name="Table3.A7" office:value-type="string">
            <text:p text:style-name="P52">Button</text:p>
          </table:table-cell>
          <table:table-cell table:style-name="Table3.A7" office:value-type="string">
            <text:p text:style-name="P52"/>
          </table:table-cell>
        </table:table-row>
        <table:table-row table:style-name="Table3.1">
          <table:table-cell table:style-name="Table3.A7" office:value-type="string">
            <text:p text:style-name="P51">7.</text:p>
          </table:table-cell>
          <table:table-cell table:style-name="Table3.A7" office:value-type="string">
            <text:p text:style-name="P52">Submit button</text:p>
          </table:table-cell>
          <table:table-cell table:style-name="Table3.A7" office:value-type="string">
            <text:p text:style-name="P52">Delete</text:p>
          </table:table-cell>
          <table:table-cell table:style-name="Table3.A7" office:value-type="string">
            <text:p text:style-name="P52">submit</text:p>
          </table:table-cell>
          <table:table-cell table:style-name="Table3.A7" office:value-type="string">
            <text:p text:style-name="P52">Button</text:p>
          </table:table-cell>
          <table:table-cell table:style-name="Table3.A7" office:value-type="string">
            <text:p text:style-name="P52"/>
          </table:table-cell>
        </table:table-row>
        <table:table-row table:style-name="Table3.1">
          <table:table-cell table:style-name="Table3.A7" office:value-type="string">
            <text:p text:style-name="P51">8.</text:p>
          </table:table-cell>
          <table:table-cell table:style-name="Table3.A7" office:value-type="string">
            <text:p text:style-name="P52">Button</text:p>
          </table:table-cell>
          <table:table-cell table:style-name="Table3.A7" office:value-type="string">
            <text:p text:style-name="P52">Back</text:p>
          </table:table-cell>
          <table:table-cell table:style-name="Table3.A7" office:value-type="string">
            <text:p text:style-name="P52">Button</text:p>
          </table:table-cell>
          <table:table-cell table:style-name="Table3.A7" office:value-type="string">
            <text:p text:style-name="P52">Button</text:p>
          </table:table-cell>
          <table:table-cell table:style-name="Table3.A7" office:value-type="string">
            <text:p text:style-name="P52"/>
          </table:table-cell>
        </table:table-row>
      </table:table>
      <text:p text:style-name="P30"/>
      <text:p text:style-name="P30">Technology Used</text:p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columns-spanned="3" office:value-type="string">
            <text:p text:style-name="P54">Validation Technology:-Validation Framework </text:p>
          </table:table-cell>
          <table:covered-table-cell/>
          <table:covered-table-cell/>
        </table:table-row>
        <table:table-row table:style-name="Table4.1"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49"/>
          </table:table-cell>
          <table:table-cell table:style-name="Table4.C2" office:value-type="string">
            <text:p text:style-name="P7"/>
          </table:table-cell>
        </table:table-row>
        <table:table-row table:style-name="Table4.1">
          <table:table-cell table:style-name="Table4.B3" office:value-type="string">
            <text:p text:style-name="P50"/>
          </table:table-cell>
          <table:table-cell table:style-name="Table4.B3" office:value-type="string">
            <text:p text:style-name="P50"/>
          </table:table-cell>
          <table:table-cell table:style-name="Table4.C3" office:value-type="string">
            <text:p text:style-name="P50"/>
          </table:table-cell>
        </table:table-row>
      </table:table>
      <text:p text:style-name="P7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8">Action Class Name:AcqBiblioEntryAction</text:p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5.1">
          <table:table-cell table:style-name="Table5.A13" office:value-type="string">
            <text:p text:style-name="P10">Logical Name</text:p>
          </table:table-cell>
          <table:table-cell table:style-name="Table5.B13" office:value-type="string">
            <text:p text:style-name="P10">AcqBiblioActionForm</text:p>
          </table:table-cell>
        </table:table-row>
        <table:table-row table:style-name="Table5.1">
          <table:table-cell table:style-name="Table5.A13" office:value-type="string">
            <text:p text:style-name="P10">Physical Path</text:p>
          </table:table-cell>
          <table:table-cell table:style-name="Table5.B13" office:value-type="string">
            <text:p text:style-name="P10">com.myapp.struts.Acquisition.AcqBiblioEntryAction</text:p>
          </table:table-cell>
        </table:table-row>
        <table:table-row table:style-name="Table5.1">
          <table:table-cell table:style-name="Table5.A13" office:value-type="string">
            <text:p text:style-name="P10">Code:</text:p>
          </table:table-cell>
          <table:table-cell table:style-name="Table5.B13" office:value-type="string">
            <text:p text:style-name="P10"/>
          </table:table-cell>
        </table:table-row>
        <table:table-row table:style-name="Table5.1">
          <table:table-cell table:style-name="Table5.A13" office:value-type="string">
            <text:p text:style-name="P10">Description:</text:p>
          </table:table-cell>
          <table:table-cell table:style-name="Table5.B13" office:value-type="string">
            <text:p text:style-name="P10">For defining setter and getter functions.</text:p>
          </table:table-cell>
        </table:table-row>
        <table:table-row table:style-name="Table5.1">
          <table:table-cell table:style-name="Table5.A1" table:number-columns-spanned="2" office:value-type="string">
            <text:p text:style-name="P8">Struts Action</text:p>
          </table:table-cell>
          <table:covered-table-cell/>
        </table:table-row>
        <table:table-row table:style-name="Table5.1">
          <table:table-cell table:style-name="Table5.A13" office:value-type="string">
            <text:p text:style-name="P10">Logical Name:</text:p>
          </table:table-cell>
          <table:table-cell table:style-name="Table5.B13" office:value-type="string">
            <text:p text:style-name="P10">AcqBiblioEntryAction</text:p>
          </table:table-cell>
        </table:table-row>
        <table:table-row table:style-name="Table5.1">
          <table:table-cell table:style-name="Table5.A13" office:value-type="string">
            <text:p text:style-name="P10">Input JSP Form:</text:p>
          </table:table-cell>
          <table:table-cell table:style-name="Table5.B13" office:value-type="string">
            <text:p text:style-name="P10">acq_new_entry.jsp</text:p>
          </table:table-cell>
        </table:table-row>
        <table:table-row table:style-name="Table5.10">
          <table:table-cell table:style-name="Table5.A13" office:value-type="string">
            <text:p text:style-name="P10">Physical Path(Type tag):</text:p>
          </table:table-cell>
          <table:table-cell table:style-name="Table5.B13" office:value-type="string">
            <text:p text:style-name="P10">com.myapp.struts.Acquisition.AcqBiblioEntryAction</text:p>
          </table:table-cell>
        </table:table-row>
        <table:table-row table:style-name="Table5.10">
          <table:table-cell table:style-name="Table5.A11" office:value-type="string">
            <text:p text:style-name="P10">Logical Path</text:p>
          </table:table-cell>
          <table:table-cell table:style-name="Table5.B11" office:value-type="string">
            <text:p text:style-name="P10">/acq_new_entry</text:p>
          </table:table-cell>
        </table:table-row>
        <table:table-row table:style-name="Table5.1">
          <table:table-cell table:style-name="Table5.A13" office:value-type="string">
            <text:p text:style-name="P10">Code:</text:p>
          </table:table-cell>
          <table:table-cell table:style-name="Table5.B13" office:value-type="string">
            <text:p text:style-name="P10"/>
          </table:table-cell>
        </table:table-row>
        <table:table-row table:style-name="Table5.1">
          <table:table-cell table:style-name="Table5.A13" office:value-type="string">
            <text:p text:style-name="P10"/>
            <text:p text:style-name="P10">Description:</text:p>
          </table:table-cell>
          <table:table-cell table:style-name="Table5.B13" office:value-type="string">
            <text:p text:style-name="P10">for entering the new title of book by user into the system. <text:s text:c="2"/></text:p>
          </table:table-cell>
        </table:table-row>
      </table:table>
      <text:p text:style-name="Text_20_body"/>
      <text:p text:style-name="Text_20_body"/>
      <text:p text:style-name="Text_20_body"><text:soft-page-break/></text:p>
      <text:p text:style-name="Text_20_body"/>
      <table:table table:name="Table52" table:style-name="Table52">
        <table:table-column table:style-name="Table52.A"/>
        <table:table-column table:style-name="Table52.B"/>
        <table:table-column table:style-name="Table52.C"/>
        <table:table-row table:style-name="Table52.1">
          <table:table-cell table:style-name="Table52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52.1">
          <table:table-cell table:style-name="Table52.A2" office:value-type="string">
            <text:p text:style-name="P9">Request Forwards Name </text:p>
          </table:table-cell>
          <table:table-cell table:style-name="Table52.B2" office:value-type="string">
            <text:p text:style-name="P9">Request Target</text:p>
          </table:table-cell>
          <table:table-cell table:style-name="Table52.A2" office:value-type="string">
            <text:p text:style-name="P9">Purpose</text:p>
          </table:table-cell>
        </table:table-row>
        <table:table-row table:style-name="Table52.1">
          <table:table-cell table:style-name="Table52.A6" office:value-type="string">
            <text:p text:style-name="P10">new</text:p>
          </table:table-cell>
          <table:table-cell table:style-name="Table52.B6" office:value-type="string">
            <text:p text:style-name="P10">“/acquisition/acq_bibliographic_details.jsp”</text:p>
          </table:table-cell>
          <table:table-cell table:style-name="Table52.C6" office:value-type="string">
            <text:p text:style-name="P10">Forwards user to acq_bibliographic_details.jsp page.</text:p>
          </table:table-cell>
        </table:table-row>
        <table:table-row table:style-name="Table52.1">
          <table:table-cell table:style-name="Table52.A6" office:value-type="string">
            <text:p text:style-name="P10">update</text:p>
          </table:table-cell>
          <table:table-cell table:style-name="Table52.B6" office:value-type="string">
            <text:p text:style-name="P10">“/acquisition/acq_bibliographic_update_details.jsp”</text:p>
          </table:table-cell>
          <table:table-cell table:style-name="Table52.C6" office:value-type="string">
            <text:p text:style-name="P10">Forward users to acq_bibliographic_update_details.jsp page where user can modify the details of the entered titles of book .</text:p>
          </table:table-cell>
        </table:table-row>
        <table:table-row table:style-name="Table52.1">
          <table:table-cell table:style-name="Table52.A6" office:value-type="string">
            <text:p text:style-name="P10">view</text:p>
          </table:table-cell>
          <table:table-cell table:style-name="Table52.B6" office:value-type="string">
            <text:p text:style-name="P10">“/acquisition/acq_view_biblio.jsp”</text:p>
          </table:table-cell>
          <table:table-cell table:style-name="Table52.C6" office:value-type="string">
            <text:p text:style-name="P10">Forward users to acq_view_biblio.jsp where user can only see the details of the enterd title of the book in the system.</text:p>
          </table:table-cell>
        </table:table-row>
        <table:table-row table:style-name="Table52.1">
          <table:table-cell table:style-name="Table52.A6" office:value-type="string">
            <text:p text:style-name="P10">delete</text:p>
          </table:table-cell>
          <table:table-cell table:style-name="Table52.B6" office:value-type="string">
            <text:p text:style-name="P10">“/acquisition/acq_bibliographic_delete.jsp”</text:p>
          </table:table-cell>
          <table:table-cell table:style-name="Table52.C6" office:value-type="string">
            <text:p text:style-name="P10">Forwards users to acq_bibliographic_delete.jsp page where user can delete the information <text:s text:c="2"/>of enterd title of book .</text:p>
          </table:table-cell>
        </table:table-row>
        <table:table-row table:style-name="Table52.1">
          <table:table-cell table:style-name="Table52.A8" office:value-type="string">
            <text:p text:style-name="P10">duplicatetitle</text:p>
          </table:table-cell>
          <table:table-cell table:style-name="Table52.B8" office:value-type="string">
            <text:p text:style-name="P10">“/acquisition/acq_duplicate_titlegrid.jsp”</text:p>
          </table:table-cell>
          <table:table-cell table:style-name="Table52.C8" office:value-type="string">
            <text:p text:style-name="P10">Forwards users to acq_duplicate_titlegrid if title of same book exist.</text:p>
          </table:table-cell>
        </table:table-row>
        <table:table-row table:style-name="Table52.1">
          <table:table-cell table:style-name="Table52.A8" office:value-type="string">
            <text:p text:style-name="P10">duplicatetitle1</text:p>
          </table:table-cell>
          <table:table-cell table:style-name="Table52.B8" office:value-type="string">
            <text:p text:style-name="P10">“/acquisition/acq_update_titlegrid.jsp”</text:p>
          </table:table-cell>
          <table:table-cell table:style-name="Table52.C8" office:value-type="string">
            <text:p text:style-name="P10">Forwards user to acq_update_titlegrid.jsp if title of same book exist <text:s/>.</text:p>
          </table:table-cell>
        </table:table-row>
        <table:table-row table:style-name="Table52.1">
          <table:table-cell table:style-name="Table52.A9" office:value-type="string">
            <text:p text:style-name="P10">duplicatetitleview</text:p>
          </table:table-cell>
          <table:table-cell table:style-name="Table52.B9" office:value-type="string">
            <text:p text:style-name="P10">“/acquisition/acq_view_titlegrid.jsp”</text:p>
          </table:table-cell>
          <table:table-cell table:style-name="Table52.C9" office:value-type="string">
            <text:p text:style-name="P10">Forwards users to acq_view_titlegrid.jsp if title of same <text:s/>book exist.</text:p>
          </table:table-cell>
        </table:table-row>
        <table:table-row table:style-name="Table52.1">
          <table:table-cell table:style-name="Table52.A10" office:value-type="string">
            <text:p text:style-name="P10">duplicatetitledelete</text:p>
          </table:table-cell>
          <table:table-cell table:style-name="Table52.B10" office:value-type="string">
            <text:p text:style-name="P10">“/acquisition/acq_delete_titledatagrid.jsp”</text:p>
          </table:table-cell>
          <table:table-cell table:style-name="Table52.C10" office:value-type="string">
            <text:p text:style-name="P10">Forwards users to acq_view_titlegrid.jsp if title of same <text:s/>book exist.</text:p>
          </table:table-cell>
        </table:table-row>
        <table:table-row table:style-name="Table52.1">
          <table:table-cell table:style-name="Table52.A11" office:value-type="string">
            <text:p text:style-name="P10">fail</text:p>
          </table:table-cell>
          <table:table-cell table:style-name="Table52.B11" office:value-type="string">
            <text:p text:style-name="P10">“/acquisition/acq_new_entry.jsp”</text:p>
          </table:table-cell>
          <table:table-cell table:style-name="Table52.C11" office:value-type="string">
            <text:p text:style-name="P10">Redirect the same page if user is not entering all mandatory fields.</text:p>
          </table:table-cell>
        </table:table-row>
      </table:table>
      <text:p text:style-name="P79"><text:tab/><text:tab/><text:tab/></text:p>
      <text:p text:style-name="P19">*session is maintained for each user with library_id,sub_library_id, user_id and role. <text:s/><text:bookmark-start text:name="__DdeLink__54418_1282241920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7">S.No.</text:p>
          </table:table-cell>
          <table:table-cell table:style-name="Table6.A2" office:value-type="string">
            <text:p text:style-name="P7">Table Name</text:p>
          </table:table-cell>
          <table:table-cell table:style-name="Table6.A2" office:value-type="string">
            <text:p text:style-name="P17">Primary Key </text:p>
          </table:table-cell>
          <table:table-cell table:style-name="Table6.A2" office:value-type="string">
            <text:p text:style-name="P7">Purpose</text:p>
          </table:table-cell>
        </table:table-row>
        <table:table-row table:style-name="Table6.1">
          <table:table-cell table:style-name="Table6.A4" office:value-type="string">
            <text:p text:style-name="P10">1</text:p>
          </table:table-cell>
          <table:table-cell table:style-name="Table6.B4" office:value-type="string">
            <text:p text:style-name="P10">acq_bibliography</text:p>
          </table:table-cell>
          <table:table-cell table:style-name="Table6.C4" office:value-type="string">
            <text:p text:style-name="P11">library_id, sub_library_id, title_id</text:p>
          </table:table-cell>
          <table:table-cell table:style-name="Table6.D4" office:value-type="string">
            <text:p text:style-name="P10">To authenticate title on the basis of title_id and it is auto increamented.</text:p>
          </table:table-cell>
        </table:table-row>
        <table:table-row table:style-name="Table6.1">
          <table:table-cell table:style-name="Table6.A4" office:value-type="string">
            <text:p text:style-name="P10">2</text:p>
          </table:table-cell>
          <table:table-cell table:style-name="Table6.B4" office:value-type="string">
            <text:p text:style-name="P10">acq_bibliography_details</text:p>
          </table:table-cell>
          <table:table-cell table:style-name="Table6.C4" office:value-type="string">
            <text:p text:style-name="P11">control_no, library_id, sub_library_id</text:p>
          </table:table-cell>
          <table:table-cell table:style-name="Table6.D4" office:value-type="string">
            <text:p text:style-name="P10">To insert the bibliographic details of</text:p>
            <text:p text:style-name="P10">title of books. <text:s/>.</text:p>
          </table:table-cell>
        </table:table-row>
      </table:table>
      <text:p text:style-name="P2"><text:bookmark-end text:name="__DdeLink__54418_1282241920"/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table:number-columns-spanned="4" office:value-type="string">
            <text:p text:style-name="P8">Pojo replacement of tables</text:p>
          </table:table-cell>
          <table:covered-table-cell/>
          <table:covered-table-cell/>
          <table:covered-table-cell/>
        </table:table-row>
        <table:table-row table:style-name="Table53.1">
          <table:table-cell table:style-name="Table53.A2" office:value-type="string">
            <text:p text:style-name="P7">S.No.</text:p>
          </table:table-cell>
          <table:table-cell table:style-name="Table53.A2" office:value-type="string">
            <text:p text:style-name="P7">Table Name</text:p>
          </table:table-cell>
          <table:table-cell table:style-name="Table53.A2" office:value-type="string">
            <text:p text:style-name="P17">Pojo Name</text:p>
          </table:table-cell>
          <table:table-cell table:style-name="Table53.A2" office:value-type="string">
            <text:p text:style-name="P7">Hibernate Mapping File </text:p>
          </table:table-cell>
        </table:table-row>
        <table:table-row table:style-name="Table53.1">
          <table:table-cell table:style-name="Table53.A3" office:value-type="string">
            <text:p text:style-name="P10">1</text:p>
          </table:table-cell>
          <table:table-cell table:style-name="Table53.B3" office:value-type="string">
            <text:p text:style-name="P10">acq_bibliography</text:p>
          </table:table-cell>
          <table:table-cell table:style-name="Table53.C3" office:value-type="string">
            <text:p text:style-name="P11">AcqBibliography</text:p>
          </table:table-cell>
          <table:table-cell table:style-name="Table53.D3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><text:soft-page-break/></text:p>
      <text:p text:style-name="P2"/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column table:style-name="Table54.F"/>
        <table:table-row table:style-name="Table54.1">
          <table:table-cell table:style-name="Table54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4.1">
          <table:table-cell table:style-name="Table54.A2" office:value-type="string">
            <text:p text:style-name="P7">S.No.</text:p>
          </table:table-cell>
          <table:table-cell table:style-name="Table54.A2" office:value-type="string">
            <text:p text:style-name="P7">Pojo Name</text:p>
          </table:table-cell>
          <table:table-cell table:style-name="Table54.A2" office:value-type="string">
            <text:p text:style-name="P17">Method Name </text:p>
          </table:table-cell>
          <table:table-cell table:style-name="Table54.D2" office:value-type="string">
            <text:p text:style-name="P7">Select Operation</text:p>
          </table:table-cell>
          <table:table-cell table:style-name="Table54.D2" office:value-type="string">
            <text:p text:style-name="P7">Columns <text:s/>in Where clause</text:p>
          </table:table-cell>
          <table:table-cell table:style-name="Table54.A2" office:value-type="string">
            <text:p text:style-name="P7">Purpose </text:p>
          </table:table-cell>
        </table:table-row>
        <table:table-row table:style-name="Table54.1">
          <table:table-cell table:style-name="Table54.A3" office:value-type="string">
            <text:p text:style-name="P10">1</text:p>
          </table:table-cell>
          <table:table-cell table:style-name="Table54.B3" office:value-type="string">
            <text:p text:style-name="P11">AcqBibliography</text:p>
          </table:table-cell>
          <table:table-cell table:style-name="Table54.C3" office:value-type="string">
            <text:p text:style-name="P11">searchDoc1()</text:p>
          </table:table-cell>
          <table:table-cell table:style-name="Table54.D3" office:value-type="string">
            <text:p text:style-name="P10">Title </text:p>
          </table:table-cell>
          <table:table-cell table:style-name="Table54.E3" office:value-type="string">
            <text:p text:style-name="P10">title_id</text:p>
          </table:table-cell>
          <table:table-cell table:style-name="Table54.F3" office:value-type="string">
            <text:p text:style-name="P10"/>
            <text:p text:style-name="P10">Search the title of books which are already exists </text:p>
            <text:p text:style-name="P10"/>
          </table:table-cell>
        </table:table-row>
      </table:table>
      <text:p text:style-name="P26"/>
      <text:p text:style-name="P26">On Clicking Update Button of On acq_new_entry.jsp page</text:p>
      <text:p text:style-name="P4">Bibliographic Update Entry</text:p>
      <text:list xml:id="list32625762" text:continue-numbering="true" text:style-name="WWNum23">
        <text:list-header>
          <text:p text:style-name="P84">File Name of view page: <text:span text:style-name="T16">acq_update_titlegrid.jsp</text:span></text:p>
          <text:p text:style-name="P85">This page shows the detail books on datagrid.</text:p>
        </text:list-header>
      </text:list>
      <text:p text:style-name="P44"/>
      <text:p text:style-name="P44"/>
      <text:p text:style-name="P31"/>
      <table:table table:name="Table136" table:style-name="Table136">
        <table:table-column table:style-name="Table136.A"/>
        <table:table-column table:style-name="Table136.B"/>
        <table:table-row table:style-name="Table136.1">
          <table:table-cell table:style-name="Table136.A1" table:number-columns-spanned="2" office:value-type="string">
            <text:p text:style-name="P8">Action Class Name: AcqBibliographicDetails1Action</text:p>
          </table:table-cell>
          <table:covered-table-cell/>
        </table:table-row>
        <table:table-row table:style-name="Table136.1">
          <table:table-cell table:style-name="Table136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36.1">
          <table:table-cell table:style-name="Table136.A13" office:value-type="string">
            <text:p text:style-name="P10">Logical Name</text:p>
          </table:table-cell>
          <table:table-cell table:style-name="Table136.B13" office:value-type="string">
            <text:p text:style-name="P10"/>
          </table:table-cell>
        </table:table-row>
        <table:table-row table:style-name="Table136.1">
          <table:table-cell table:style-name="Table136.A13" office:value-type="string">
            <text:p text:style-name="P10">Physical Path</text:p>
          </table:table-cell>
          <table:table-cell table:style-name="Table136.B13" office:value-type="string">
            <text:p text:style-name="P10"/>
          </table:table-cell>
        </table:table-row>
        <table:table-row table:style-name="Table136.1">
          <table:table-cell table:style-name="Table136.A13" office:value-type="string">
            <text:p text:style-name="P10">Code:</text:p>
          </table:table-cell>
          <table:table-cell table:style-name="Table136.B13" office:value-type="string">
            <text:p text:style-name="P10"/>
          </table:table-cell>
        </table:table-row>
        <table:table-row table:style-name="Table136.1">
          <table:table-cell table:style-name="Table136.A13" office:value-type="string">
            <text:p text:style-name="P10">Description:</text:p>
          </table:table-cell>
          <table:table-cell table:style-name="Table136.B13" office:value-type="string">
            <text:p text:style-name="P10"><text:bookmark-start text:name="__DdeLink__7740_18998876511111"/><text:bookmark-end text:name="__DdeLink__7740_18998876511111"/></text:p>
          </table:table-cell>
        </table:table-row>
        <table:table-row table:style-name="Table136.1">
          <table:table-cell table:style-name="Table136.A1" table:number-columns-spanned="2" office:value-type="string">
            <text:p text:style-name="P8">Struts Action</text:p>
          </table:table-cell>
          <table:covered-table-cell/>
        </table:table-row>
        <table:table-row table:style-name="Table136.1">
          <table:table-cell table:style-name="Table136.A13" office:value-type="string">
            <text:p text:style-name="P10">Logical Name</text:p>
          </table:table-cell>
          <table:table-cell table:style-name="Table136.B13" office:value-type="string">
            <text:p text:style-name="P14">AcqBibliographicDetails1Action</text:p>
          </table:table-cell>
        </table:table-row>
        <table:table-row table:style-name="Table136.9">
          <table:table-cell table:style-name="Table136.A13" office:value-type="string">
            <text:p text:style-name="P10">Input JSP Form:</text:p>
          </table:table-cell>
          <table:table-cell table:style-name="Table136.B13" office:value-type="string">
            <text:p text:style-name="P57">acq_update_titlegrid.jsp</text:p>
          </table:table-cell>
        </table:table-row>
        <table:table-row table:style-name="Table136.10">
          <table:table-cell table:style-name="Table136.A13" office:value-type="string">
            <text:p text:style-name="P10">Physical Path(Type tag):</text:p>
          </table:table-cell>
          <table:table-cell table:style-name="Table136.B13" office:value-type="string">
            <text:p text:style-name="P10">com.myapp.struts.Acquisition.AcqBibliographicDetails1Action</text:p>
          </table:table-cell>
        </table:table-row>
        <table:table-row table:style-name="Table136.10">
          <table:table-cell table:style-name="Table136.A11" office:value-type="string">
            <text:p text:style-name="P10">Logical Path</text:p>
          </table:table-cell>
          <table:table-cell table:style-name="Table136.B11" office:value-type="string">
            <text:p text:style-name="P10">/acquisition/viewOwn1</text:p>
          </table:table-cell>
        </table:table-row>
        <table:table-row table:style-name="Table136.1">
          <table:table-cell table:style-name="Table136.A13" office:value-type="string">
            <text:p text:style-name="P10">Code:</text:p>
          </table:table-cell>
          <table:table-cell table:style-name="Table136.B13" office:value-type="string">
            <text:p text:style-name="P10"/>
          </table:table-cell>
        </table:table-row>
        <table:table-row table:style-name="Table136.1">
          <table:table-cell table:style-name="Table136.A13" office:value-type="string">
            <text:p text:style-name="P10"/>
            <text:p text:style-name="P10">Description:</text:p>
          </table:table-cell>
          <table:table-cell table:style-name="Table136.B13" office:value-type="string">
            <text:p text:style-name="P10">To show details of book on grid</text:p>
          </table:table-cell>
        </table:table-row>
      </table:table>
      <text:p text:style-name="P61"/>
      <text:p text:style-name="P44"/>
      <text:p text:style-name="P44"/>
      <text:p text:style-name="P64">File Name of view page: <text:span text:style-name="T22"><text:s/>acq_update_titlegrid.jsp</text:span></text:p>
      <text:p text:style-name="P73"/>
      <text:p text:style-name="P73"/>
      <text:p text:style-name="P73">Attributes</text:p>
      <table:table table:name="Table114" table:style-name="Table114">
        <table:table-column table:style-name="Table114.A"/>
        <table:table-column table:style-name="Table114.B"/>
        <table:table-column table:style-name="Table114.C"/>
        <table:table-column table:style-name="Table114.D"/>
        <table:table-column table:style-name="Table114.E"/>
        <table:table-row table:style-name="Table114.1">
          <table:table-cell table:style-name="Table114.A1" office:value-type="string">
            <text:p text:style-name="P49">S.No</text:p>
          </table:table-cell>
          <table:table-cell table:style-name="Table114.A1" office:value-type="string">
            <text:p text:style-name="P49">Attribute Name</text:p>
          </table:table-cell>
          <table:table-cell table:style-name="Table114.A1" office:value-type="string">
            <text:p text:style-name="P49">Label </text:p>
          </table:table-cell>
          <table:table-cell table:style-name="Table114.A1" office:value-type="string">
            <text:p text:style-name="P49">Type</text:p>
          </table:table-cell>
          <table:table-cell table:style-name="Table114.A1" office:value-type="string">
            <text:p text:style-name="P49">Target</text:p>
          </table:table-cell>
        </table:table-row>
        <table:table-row table:style-name="Table114.1">
          <table:table-cell table:style-name="Table114.A4" office:value-type="string">
            <text:p text:style-name="P51">1</text:p>
          </table:table-cell>
          <table:table-cell table:style-name="Table114.B4" office:value-type="string">
            <text:p text:style-name="P50">Title Id</text:p>
          </table:table-cell>
          <table:table-cell table:style-name="Table114.C4" office:value-type="string">
            <text:p text:style-name="P50">Title Id</text:p>
          </table:table-cell>
          <table:table-cell table:style-name="Table114.D4" office:value-type="string">
            <text:p text:style-name="P52"><text:bookmark-start text:name="__DdeLink__7321_343579367112"/><text:bookmark-end text:name="__DdeLink__7321_343579367112"/></text:p>
          </table:table-cell>
          <table:table-cell table:style-name="Table114.E4" office:value-type="string">
            <text:p text:style-name="P50"/>
          </table:table-cell>
        </table:table-row>
        <text:soft-page-break/>
        <table:table-row table:style-name="Table114.1">
          <table:table-cell table:style-name="Table114.A4" office:value-type="string">
            <text:p text:style-name="P51">2</text:p>
          </table:table-cell>
          <table:table-cell table:style-name="Table114.B4" office:value-type="string">
            <text:p text:style-name="P52">Document Type</text:p>
          </table:table-cell>
          <table:table-cell table:style-name="Table114.C4" office:value-type="string">
            <text:p text:style-name="P52">Document Type</text:p>
          </table:table-cell>
          <table:table-cell table:style-name="Table114.D4" office:value-type="string">
            <text:p text:style-name="P52"/>
          </table:table-cell>
          <table:table-cell table:style-name="Table114.E4" office:value-type="string">
            <text:p text:style-name="P50"/>
          </table:table-cell>
        </table:table-row>
        <table:table-row table:style-name="Table114.1">
          <table:table-cell table:style-name="Table114.A4" office:value-type="string">
            <text:p text:style-name="P51">3</text:p>
          </table:table-cell>
          <table:table-cell table:style-name="Table114.B4" office:value-type="string">
            <text:p text:style-name="P52">Title</text:p>
          </table:table-cell>
          <table:table-cell table:style-name="Table114.C4" office:value-type="string">
            <text:p text:style-name="P52">Title</text:p>
          </table:table-cell>
          <table:table-cell table:style-name="Table114.D4" office:value-type="string">
            <text:p text:style-name="P52"/>
          </table:table-cell>
          <table:table-cell table:style-name="Table114.E4" office:value-type="string">
            <text:p text:style-name="P50"/>
          </table:table-cell>
        </table:table-row>
        <table:table-row table:style-name="Table114.1">
          <table:table-cell table:style-name="Table114.A5" office:value-type="string">
            <text:p text:style-name="P51">4</text:p>
          </table:table-cell>
          <table:table-cell table:style-name="Table114.B5" office:value-type="string">
            <text:p text:style-name="P52">Author</text:p>
          </table:table-cell>
          <table:table-cell table:style-name="Table114.C5" office:value-type="string">
            <text:p text:style-name="P52">Author</text:p>
          </table:table-cell>
          <table:table-cell table:style-name="Table114.D5" office:value-type="string">
            <text:p text:style-name="P52"/>
          </table:table-cell>
          <table:table-cell table:style-name="Table114.E5" office:value-type="string">
            <text:p text:style-name="P50"/>
          </table:table-cell>
        </table:table-row>
        <table:table-row table:style-name="Table114.1">
          <table:table-cell table:style-name="Table114.A6" office:value-type="string">
            <text:p text:style-name="P51">5</text:p>
          </table:table-cell>
          <table:table-cell table:style-name="Table114.B6" office:value-type="string">
            <text:p text:style-name="P52">Action</text:p>
          </table:table-cell>
          <table:table-cell table:style-name="Table114.C6" office:value-type="string">
            <text:p text:style-name="P52">Edit</text:p>
          </table:table-cell>
          <table:table-cell table:style-name="Table114.D6" office:value-type="string">
            <text:p text:style-name="P52"><text:bookmark-start text:name="__DdeLink__9404_2098076222"/>L<text:bookmark-end text:name="__DdeLink__9404_2098076222"/>ink</text:p>
          </table:table-cell>
          <table:table-cell table:style-name="Table114.E6" office:value-type="string">
            <text:p text:style-name="P50">/viewOwn1.do</text:p>
          </table:table-cell>
        </table:table-row>
      </table:table>
      <text:p text:style-name="P31"/>
      <text:p text:style-name="P31"/>
      <text:p text:style-name="P31"/>
      <text:p text:style-name="P5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9">Request Forwards Name </text:p>
          </table:table-cell>
          <table:table-cell table:style-name="Table12.B2" office:value-type="string">
            <text:p text:style-name="P9">Request Target</text:p>
          </table:table-cell>
          <table:table-cell table:style-name="Table12.A2" office:value-type="string">
            <text:p text:style-name="P9">Purpose</text:p>
          </table:table-cell>
        </table:table-row>
        <table:table-row table:style-name="Table12.1">
          <table:table-cell table:style-name="Table12.A3" office:value-type="string">
            <text:p text:style-name="P10">update1</text:p>
          </table:table-cell>
          <table:table-cell table:style-name="Table12.B3" office:value-type="string">
            <text:p text:style-name="P10">“/acq_bibliographic_update_details.jsp”</text:p>
          </table:table-cell>
          <table:table-cell table:style-name="Table12.C3" office:value-type="string">
            <text:p text:style-name="P10">Forward the user to acq_bibliographic_update_details.jsp page.Where user can update the required information about the entered book.</text:p>
          </table:table-cell>
        </table:table-row>
      </table:table>
      <text:p text:style-name="P69"/>
      <text:p text:style-name="P31"/>
      <text:p text:style-name="P31"/>
      <text:p text:style-name="P31"/>
      <text:p text:style-name="P64"><text:tab/><text:tab/></text:p>
      <table:table table:name="Table120" table:style-name="Table120">
        <table:table-column table:style-name="Table120.A"/>
        <table:table-column table:style-name="Table120.B"/>
        <table:table-column table:style-name="Table120.C"/>
        <table:table-column table:style-name="Table120.D"/>
        <table:table-row table:style-name="Table120.1">
          <table:table-cell table:style-name="Table120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20.1">
          <table:table-cell table:style-name="Table120.A2" office:value-type="string">
            <text:p text:style-name="P7">S.No</text:p>
          </table:table-cell>
          <table:table-cell table:style-name="Table120.A2" office:value-type="string">
            <text:p text:style-name="P7">Table Name</text:p>
          </table:table-cell>
          <table:table-cell table:style-name="Table120.A2" office:value-type="string">
            <text:p text:style-name="P17">Primary Key </text:p>
          </table:table-cell>
          <table:table-cell table:style-name="Table120.A2" office:value-type="string">
            <text:p text:style-name="P7">Purpose</text:p>
          </table:table-cell>
        </table:table-row>
        <table:table-row table:style-name="Table120.1">
          <table:table-cell table:style-name="Table120.A3" office:value-type="string">
            <text:p text:style-name="P10">1</text:p>
          </table:table-cell>
          <table:table-cell table:style-name="Table120.B3" office:value-type="string">
            <text:p text:style-name="P10">acq_bibliography</text:p>
          </table:table-cell>
          <table:table-cell table:style-name="Table120.C3" office:value-type="string">
            <text:p text:style-name="P11">library_id,sub_library_id,title_id,</text:p>
          </table:table-cell>
          <table:table-cell table:style-name="Table120.D3" office:value-type="string">
            <text:p text:style-name="P10">To retrive data from table</text:p>
          </table:table-cell>
        </table:table-row>
        <table:table-row table:style-name="Table120.1">
          <table:table-cell table:style-name="Table120.A4" office:value-type="string">
            <text:p text:style-name="P10">2</text:p>
          </table:table-cell>
          <table:table-cell table:style-name="Table120.B4" office:value-type="string">
            <text:p text:style-name="P10">acq_bibliography_details</text:p>
          </table:table-cell>
          <table:table-cell table:style-name="Table120.C4" office:value-type="string">
            <text:p text:style-name="P11">library_id,sub_library_id,control_no</text:p>
          </table:table-cell>
          <table:table-cell table:style-name="Table120.D4" office:value-type="string">
            <text:p text:style-name="P10">To retrive data from table</text:p>
          </table:table-cell>
        </table:table-row>
      </table:table>
      <text:p text:style-name="Standard"/>
      <table:table table:name="Table121" table:style-name="Table121">
        <table:table-column table:style-name="Table121.A"/>
        <table:table-column table:style-name="Table121.B"/>
        <table:table-column table:style-name="Table121.C"/>
        <table:table-column table:style-name="Table121.D"/>
        <table:table-row table:style-name="Table121.1">
          <table:table-cell table:style-name="Table121.A1" table:number-columns-spanned="4" office:value-type="string">
            <text:p text:style-name="P8">Pojo replacement of tables</text:p>
          </table:table-cell>
          <table:covered-table-cell/>
          <table:covered-table-cell/>
          <table:covered-table-cell/>
        </table:table-row>
        <table:table-row table:style-name="Table121.1">
          <table:table-cell table:style-name="Table121.A2" office:value-type="string">
            <text:p text:style-name="P7">S.No</text:p>
          </table:table-cell>
          <table:table-cell table:style-name="Table121.A2" office:value-type="string">
            <text:p text:style-name="P7">Table Name</text:p>
          </table:table-cell>
          <table:table-cell table:style-name="Table121.A2" office:value-type="string">
            <text:p text:style-name="P17">Pojo Name</text:p>
          </table:table-cell>
          <table:table-cell table:style-name="Table121.A2" office:value-type="string">
            <text:p text:style-name="P7">Hibernate Mapping File </text:p>
          </table:table-cell>
        </table:table-row>
        <table:table-row table:style-name="Table121.1">
          <table:table-cell table:style-name="Table121.A3" office:value-type="string">
            <text:p text:style-name="P10">1</text:p>
          </table:table-cell>
          <table:table-cell table:style-name="Table121.B3" office:value-type="string">
            <text:p text:style-name="P10">acq_bibliography</text:p>
          </table:table-cell>
          <table:table-cell table:style-name="Table121.C3" office:value-type="string">
            <text:p text:style-name="P11">AcqBibliography</text:p>
          </table:table-cell>
          <table:table-cell table:style-name="Table121.D3" office:value-type="string">
            <text:p text:style-name="P10"/>
          </table:table-cell>
        </table:table-row>
        <table:table-row table:style-name="Table121.1">
          <table:table-cell table:style-name="Table121.A4" office:value-type="string">
            <text:p text:style-name="P10">2</text:p>
          </table:table-cell>
          <table:table-cell table:style-name="Table121.B4" office:value-type="string">
            <text:p text:style-name="P10">acq_bibliography_details</text:p>
          </table:table-cell>
          <table:table-cell table:style-name="Table121.C4" office:value-type="string">
            <text:p text:style-name="P11">AcqBibliographyDetails</text:p>
          </table:table-cell>
          <table:table-cell table:style-name="Table121.D4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column table:style-name="Table122.F"/>
        <table:table-row table:style-name="Table122.1">
          <table:table-cell table:style-name="Table122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2.1">
          <table:table-cell table:style-name="Table122.A2" office:value-type="string">
            <text:p text:style-name="P7">S.No</text:p>
          </table:table-cell>
          <table:table-cell table:style-name="Table122.A2" office:value-type="string">
            <text:p text:style-name="P7">Pojo Name</text:p>
          </table:table-cell>
          <table:table-cell table:style-name="Table122.A2" office:value-type="string">
            <text:p text:style-name="P17">Method Name </text:p>
          </table:table-cell>
          <table:table-cell table:style-name="Table122.D2" office:value-type="string">
            <text:p text:style-name="P7">Select Operation</text:p>
          </table:table-cell>
          <table:table-cell table:style-name="Table122.D2" office:value-type="string">
            <text:p text:style-name="P7">Columns <text:s/>in Where clause</text:p>
          </table:table-cell>
          <table:table-cell table:style-name="Table122.A2" office:value-type="string">
            <text:p text:style-name="P7">Purpose </text:p>
          </table:table-cell>
        </table:table-row>
        <table:table-row table:style-name="Table122.1">
          <table:table-cell table:style-name="Table122.A3" office:value-type="string">
            <text:p text:style-name="P10">1</text:p>
          </table:table-cell>
          <table:table-cell table:style-name="Table122.B3" office:value-type="string">
            <text:p text:style-name="P11">AcqBibliography</text:p>
          </table:table-cell>
          <table:table-cell table:style-name="Table122.C3" office:value-type="string">
            <text:p text:style-name="P15">searchDoc3()</text:p>
          </table:table-cell>
          <table:table-cell table:style-name="Table122.D3" office:value-type="string">
            <text:p text:style-name="P11">List</text:p>
          </table:table-cell>
          <table:table-cell table:style-name="Table122.E3" office:value-type="string">
            <text:p text:style-name="P10">library_id,</text:p>
            <text:p text:style-name="P10">sub_library_id,title</text:p>
          </table:table-cell>
          <table:table-cell table:style-name="Table122.F3" office:value-type="string">
            <text:p text:style-name="P10"><text:bookmark-start text:name="__DdeLink__6429_193916021411111"/>To retrieve data from table<text:bookmark-end text:name="__DdeLink__6429_193916021411111"/></text:p>
          </table:table-cell>
        </table:table-row>
        <table:table-row table:style-name="Table122.1">
          <table:table-cell table:style-name="Table122.A4" office:value-type="string">
            <text:p text:style-name="P10"/>
          </table:table-cell>
          <table:table-cell table:style-name="Table122.B4" office:value-type="string">
            <text:p text:style-name="P11"/>
          </table:table-cell>
          <table:table-cell table:style-name="Table122.C4" office:value-type="string">
            <text:p text:style-name="P15">update()</text:p>
          </table:table-cell>
          <table:table-cell table:style-name="Table122.D4" office:value-type="string">
            <text:p text:style-name="P11"/>
          </table:table-cell>
          <table:table-cell table:style-name="Table122.E4" office:value-type="string">
            <text:p text:style-name="P10"/>
          </table:table-cell>
          <table:table-cell table:style-name="Table122.F4" office:value-type="string">
            <text:p text:style-name="P10">Modify the record of entered bibliographic record of entered title.</text:p>
          </table:table-cell>
        </table:table-row>
        <table:table-row table:style-name="Table122.1">
          <table:table-cell table:style-name="Table122.A5" office:value-type="string">
            <text:p text:style-name="P10"/>
          </table:table-cell>
          <table:table-cell table:style-name="Table122.B5" office:value-type="string">
            <text:p text:style-name="P11"/>
          </table:table-cell>
          <table:table-cell table:style-name="Table122.C5" office:value-type="string">
            <text:p text:style-name="P15">delete1()</text:p>
          </table:table-cell>
          <table:table-cell table:style-name="Table122.D5" office:value-type="string">
            <text:p text:style-name="P11"/>
          </table:table-cell>
          <table:table-cell table:style-name="Table122.E5" office:value-type="string">
            <text:p text:style-name="P10">library_id,sub_library_id,title_id</text:p>
          </table:table-cell>
          <table:table-cell table:style-name="Table122.F5" office:value-type="string">
            <text:p text:style-name="P10">To delete the record of entered detail of books record.</text:p>
          </table:table-cell>
        </table:table-row>
        <table:table-row table:style-name="Table122.1">
          <table:table-cell table:style-name="Table122.A6" office:value-type="string">
            <text:p text:style-name="P10">2</text:p>
          </table:table-cell>
          <table:table-cell table:style-name="Table122.B6" office:value-type="string">
            <text:p text:style-name="P11">AcqBibliographyDetails</text:p>
          </table:table-cell>
          <table:table-cell table:style-name="Table122.C6" office:value-type="string">
            <text:p text:style-name="P15">getBiblioBytitleid()</text:p>
          </table:table-cell>
          <table:table-cell table:style-name="Table122.D6" office:value-type="string">
            <text:p text:style-name="P11">AcqBibliographyDetails</text:p>
          </table:table-cell>
          <table:table-cell table:style-name="Table122.E6" office:value-type="string">
            <text:p text:style-name="P10">library_id,sub_library_id,title_id</text:p>
          </table:table-cell>
          <table:table-cell table:style-name="Table122.F6" office:value-type="string">
            <text:p text:style-name="P10">To retrieve data from table by title_id</text:p>
          </table:table-cell>
        </table:table-row>
      </table:table>
      <text:p text:style-name="P64"><text:tab/><text:tab/></text:p>
      <text:p text:style-name="P42"/>
      <text:p text:style-name="P42">On Clicking Edit Link </text:p>
      <text:p text:style-name="P42"/>
      <text:list xml:id="list32618514" text:continue-numbering="true" text:style-name="WWNum23">
        <text:list-header>
          <text:p text:style-name="P84">File Name of view page: <text:span text:style-name="T16">acq_bibliographic_update_details.jsp</text:span></text:p>
          <text:p text:style-name="P86">This page is used for modification of data entry form to acquire the details of book.</text:p>
        </text:list-header>
      </text:list>
      <text:p text:style-name="P32"/>
      <text:p text:style-name="P29"><text:bookmark-start text:name="__DdeLink__7350_3435793671"/><text:s/><text:span text:style-name="T15">Attributes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49">S.No.</text:p>
          </table:table-cell>
          <table:table-cell table:style-name="Table13.A1" office:value-type="string">
            <text:p text:style-name="P49">Attribute Name</text:p>
          </table:table-cell>
          <table:table-cell table:style-name="Table13.A1" office:value-type="string">
            <text:p text:style-name="P49">Label </text:p>
          </table:table-cell>
          <table:table-cell table:style-name="Table13.A1" office:value-type="string">
            <text:p text:style-name="P49">Field Name</text:p>
          </table:table-cell>
          <table:table-cell table:style-name="Table13.A1" office:value-type="string">
            <text:p text:style-name="P49">Type</text:p>
          </table:table-cell>
          <table:table-cell table:style-name="Table13.A1" office:value-type="string">
            <text:p text:style-name="P49">Validation</text:p>
          </table:table-cell>
        </table:table-row>
        <table:table-row table:style-name="Table13.1">
          <table:table-cell table:style-name="Table13.A6" office:value-type="string">
            <text:p text:style-name="P51">1</text:p>
          </table:table-cell>
          <table:table-cell table:style-name="Table13.B6" office:value-type="string">
            <text:p text:style-name="P50">Document Type</text:p>
          </table:table-cell>
          <table:table-cell table:style-name="Table13.C6" office:value-type="string">
            <text:p text:style-name="P52">Document Type</text:p>
          </table:table-cell>
          <table:table-cell table:style-name="Table13.D6" office:value-type="string">
            <text:p text:style-name="P52">document_type</text:p>
          </table:table-cell>
          <table:table-cell table:style-name="Table13.E6" office:value-type="string">
            <text:p text:style-name="P52">Text box</text:p>
          </table:table-cell>
          <table:table-cell table:style-name="Table13.F6" office:value-type="string">
            <text:p text:style-name="P50"><text:bookmark-start text:name="__DdeLink__6578_12508964891"/>N<text:bookmark-end text:name="__DdeLink__6578_12508964891"/>on Editable</text:p>
          </table:table-cell>
        </table:table-row>
        <table:table-row table:style-name="Table13.1">
          <table:table-cell table:style-name="Table13.A6" office:value-type="string">
            <text:p text:style-name="P51">2</text:p>
          </table:table-cell>
          <table:table-cell table:style-name="Table13.B6" office:value-type="string">
            <text:p text:style-name="P50">Author</text:p>
          </table:table-cell>
          <table:table-cell table:style-name="Table13.C6" office:value-type="string">
            <text:p text:style-name="P52">Author</text:p>
          </table:table-cell>
          <table:table-cell table:style-name="Table13.D6" office:value-type="string">
            <text:p text:style-name="P52">author</text:p>
          </table:table-cell>
          <table:table-cell table:style-name="Table13.E6" office:value-type="string">
            <text:p text:style-name="P52">Text box</text:p>
          </table:table-cell>
          <table:table-cell table:style-name="Table13.F6" office:value-type="string">
            <text:p text:style-name="P50">Is required</text:p>
          </table:table-cell>
        </table:table-row>
        <table:table-row table:style-name="Table13.1">
          <table:table-cell table:style-name="Table13.A6" office:value-type="string">
            <text:p text:style-name="P51">3</text:p>
          </table:table-cell>
          <table:table-cell table:style-name="Table13.B6" office:value-type="string">
            <text:p text:style-name="P52">Publisher Name</text:p>
          </table:table-cell>
          <table:table-cell table:style-name="Table13.C6" office:value-type="string">
            <text:p text:style-name="P52">Publisher Name</text:p>
          </table:table-cell>
          <table:table-cell table:style-name="Table13.D6" office:value-type="string">
            <text:p text:style-name="P52">publisher_name</text:p>
          </table:table-cell>
          <table:table-cell table:style-name="Table13.E6" office:value-type="string">
            <text:p text:style-name="P52">Text box</text:p>
          </table:table-cell>
          <table:table-cell table:style-name="Table13.F6" office:value-type="string">
            <text:p text:style-name="P50"/>
          </table:table-cell>
        </table:table-row>
        <table:table-row table:style-name="Table13.1">
          <table:table-cell table:style-name="Table13.A6" office:value-type="string">
            <text:p text:style-name="P51">4</text:p>
          </table:table-cell>
          <table:table-cell table:style-name="Table13.B6" office:value-type="string">
            <text:p text:style-name="P52">Publishing Year</text:p>
          </table:table-cell>
          <table:table-cell table:style-name="Table13.C6" office:value-type="string">
            <text:p text:style-name="P52">Publishing Year</text:p>
          </table:table-cell>
          <table:table-cell table:style-name="Table13.D6" office:value-type="string">
            <text:p text:style-name="P52">publishing_year</text:p>
          </table:table-cell>
          <table:table-cell table:style-name="Table13.E6" office:value-type="string">
            <text:p text:style-name="P52">Text box</text:p>
          </table:table-cell>
          <table:table-cell table:style-name="Table13.F6" office:value-type="string">
            <text:p text:style-name="P50"/>
          </table:table-cell>
        </table:table-row>
        <table:table-row table:style-name="Table13.1">
          <table:table-cell table:style-name="Table13.A6" office:value-type="string">
            <text:p text:style-name="P51">5</text:p>
          </table:table-cell>
          <table:table-cell table:style-name="Table13.B6" office:value-type="string">
            <text:p text:style-name="P52">ISBN</text:p>
          </table:table-cell>
          <table:table-cell table:style-name="Table13.C6" office:value-type="string">
            <text:p text:style-name="P52">ISBN</text:p>
          </table:table-cell>
          <table:table-cell table:style-name="Table13.D6" office:value-type="string">
            <text:p text:style-name="P52">isbn</text:p>
          </table:table-cell>
          <table:table-cell table:style-name="Table13.E6" office:value-type="string">
            <text:p text:style-name="P52">Text box</text:p>
          </table:table-cell>
          <table:table-cell table:style-name="Table13.F6" office:value-type="string">
            <text:p text:style-name="P50"/>
          </table:table-cell>
        </table:table-row>
        <table:table-row table:style-name="Table13.1">
          <table:table-cell table:style-name="Table13.A13" office:value-type="string">
            <text:p text:style-name="P51">6</text:p>
          </table:table-cell>
          <table:table-cell table:style-name="Table13.B13" office:value-type="string">
            <text:p text:style-name="P52">Edition</text:p>
          </table:table-cell>
          <table:table-cell table:style-name="Table13.C13" office:value-type="string">
            <text:p text:style-name="P52">Edition</text:p>
          </table:table-cell>
          <table:table-cell table:style-name="Table13.D13" office:value-type="string">
            <text:p text:style-name="P52">edition</text:p>
          </table:table-cell>
          <table:table-cell table:style-name="Table13.E13" office:value-type="string">
            <text:p text:style-name="P52">Text box</text:p>
          </table:table-cell>
          <table:table-cell table:style-name="Table13.F13" office:value-type="string">
            <text:p text:style-name="P50"/>
          </table:table-cell>
        </table:table-row>
        <table:table-row table:style-name="Table13.1">
          <table:table-cell table:style-name="Table13.A13" office:value-type="string">
            <text:p text:style-name="P51">7</text:p>
          </table:table-cell>
          <table:table-cell table:style-name="Table13.B13" office:value-type="string">
            <text:p text:style-name="P52">Title</text:p>
          </table:table-cell>
          <table:table-cell table:style-name="Table13.C13" office:value-type="string">
            <text:p text:style-name="P52">Title</text:p>
          </table:table-cell>
          <table:table-cell table:style-name="Table13.D13" office:value-type="string">
            <text:p text:style-name="P52">title</text:p>
          </table:table-cell>
          <table:table-cell table:style-name="Table13.E13" office:value-type="string">
            <text:p text:style-name="P52">Text box</text:p>
          </table:table-cell>
          <table:table-cell table:style-name="Table13.F13" office:value-type="string">
            <text:p text:style-name="P50"><text:bookmark-start text:name="__DdeLink__6578_125089648911"/>N<text:bookmark-end text:name="__DdeLink__6578_125089648911"/>on Editable</text:p>
          </table:table-cell>
        </table:table-row>
        <table:table-row table:style-name="Table13.1">
          <table:table-cell table:style-name="Table13.A13" office:value-type="string">
            <text:p text:style-name="P51">8</text:p>
          </table:table-cell>
          <table:table-cell table:style-name="Table13.B13" office:value-type="string">
            <text:p text:style-name="P52">Sub Authors</text:p>
          </table:table-cell>
          <table:table-cell table:style-name="Table13.C13" office:value-type="string">
            <text:p text:style-name="P52">Sub Authors</text:p>
          </table:table-cell>
          <table:table-cell table:style-name="Table13.D13" office:value-type="string">
            <text:p text:style-name="P52">sub_author</text:p>
          </table:table-cell>
          <table:table-cell table:style-name="Table13.E13" office:value-type="string">
            <text:p text:style-name="P52">Text box</text:p>
          </table:table-cell>
          <table:table-cell table:style-name="Table13.F13" office:value-type="string">
            <text:p text:style-name="P52"/>
          </table:table-cell>
        </table:table-row>
        <table:table-row table:style-name="Table13.1">
          <table:table-cell table:style-name="Table13.A13" office:value-type="string">
            <text:p text:style-name="P51">9</text:p>
          </table:table-cell>
          <table:table-cell table:style-name="Table13.B13" office:value-type="string">
            <text:p text:style-name="P52">Publication Place</text:p>
          </table:table-cell>
          <table:table-cell table:style-name="Table13.C13" office:value-type="string">
            <text:p text:style-name="P52">Publication Place</text:p>
          </table:table-cell>
          <table:table-cell table:style-name="Table13.D13" office:value-type="string">
            <text:p text:style-name="P52">publication_place</text:p>
          </table:table-cell>
          <table:table-cell table:style-name="Table13.E13" office:value-type="string">
            <text:p text:style-name="P52">Text box</text:p>
          </table:table-cell>
          <table:table-cell table:style-name="Table13.F13" office:value-type="string">
            <text:p text:style-name="P50"/>
          </table:table-cell>
        </table:table-row>
        <table:table-row table:style-name="Table13.1">
          <table:table-cell table:style-name="Table13.A13" office:value-type="string">
            <text:p text:style-name="P51">10</text:p>
          </table:table-cell>
          <table:table-cell table:style-name="Table13.B13" office:value-type="string">
            <text:p text:style-name="P52">LCC No</text:p>
          </table:table-cell>
          <table:table-cell table:style-name="Table13.C13" office:value-type="string">
            <text:p text:style-name="P52">LCC No</text:p>
          </table:table-cell>
          <table:table-cell table:style-name="Table13.D13" office:value-type="string">
            <text:p text:style-name="P52">lcc_no</text:p>
          </table:table-cell>
          <table:table-cell table:style-name="Table13.E13" office:value-type="string">
            <text:p text:style-name="P52">Text box</text:p>
          </table:table-cell>
          <table:table-cell table:style-name="Table13.F13" office:value-type="string">
            <text:p text:style-name="P50"/>
          </table:table-cell>
        </table:table-row>
        <table:table-row table:style-name="Table13.1">
          <table:table-cell table:style-name="Table13.A13" office:value-type="string">
            <text:p text:style-name="P51">11</text:p>
          </table:table-cell>
          <table:table-cell table:style-name="Table13.B13" office:value-type="string">
            <text:p text:style-name="P52">No Of Volumes</text:p>
          </table:table-cell>
          <table:table-cell table:style-name="Table13.C13" office:value-type="string">
            <text:p text:style-name="P52">No Of Volumes</text:p>
          </table:table-cell>
          <table:table-cell table:style-name="Table13.D13" office:value-type="string">
            <text:p text:style-name="P52">no_of_volumes</text:p>
          </table:table-cell>
          <table:table-cell table:style-name="Table13.E13" office:value-type="string">
            <text:p text:style-name="P52">Text box</text:p>
          </table:table-cell>
          <table:table-cell table:style-name="Table13.F13" office:value-type="string">
            <text:p text:style-name="P50"/>
          </table:table-cell>
        </table:table-row>
        <table:table-row table:style-name="Table13.1">
          <table:table-cell table:style-name="Table13.A13" office:value-type="string">
            <text:p text:style-name="P51">12</text:p>
          </table:table-cell>
          <table:table-cell table:style-name="Table13.B13" office:value-type="string">
            <text:p text:style-name="P52">Submit</text:p>
          </table:table-cell>
          <table:table-cell table:style-name="Table13.C13" office:value-type="string">
            <text:p text:style-name="P52">Update</text:p>
          </table:table-cell>
          <table:table-cell table:style-name="Table13.D13" office:value-type="string">
            <text:p text:style-name="P52">sub</text:p>
          </table:table-cell>
          <table:table-cell table:style-name="Table13.E13" office:value-type="string">
            <text:p text:style-name="P52">Submit</text:p>
          </table:table-cell>
          <table:table-cell table:style-name="Table13.F13" office:value-type="string">
            <text:p text:style-name="P52"/>
          </table:table-cell>
        </table:table-row>
        <table:table-row table:style-name="Table13.1">
          <table:table-cell table:style-name="Table13.A14" office:value-type="string">
            <text:p text:style-name="P51">13</text:p>
          </table:table-cell>
          <table:table-cell table:style-name="Table13.B14" office:value-type="string">
            <text:p text:style-name="P52">Cancel</text:p>
          </table:table-cell>
          <table:table-cell table:style-name="Table13.C14" office:value-type="string">
            <text:p text:style-name="P52">Cancel</text:p>
          </table:table-cell>
          <table:table-cell table:style-name="Table13.D14" office:value-type="string">
            <text:p text:style-name="P52">cancel</text:p>
          </table:table-cell>
          <table:table-cell table:style-name="Table13.E14" office:value-type="string">
            <text:p text:style-name="P52">Button</text:p>
          </table:table-cell>
          <table:table-cell table:style-name="Table13.F14" office:value-type="string">
            <text:p text:style-name="P50"/>
          </table:table-cell>
        </table:table-row>
      </table:table>
      <text:p text:style-name="P30"><text:bookmark-end text:name="__DdeLink__7350_3435793671"/></text:p>
      <text:p text:style-name="P3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8">Action Class Name:AcqBiblioUpdateAction</text:p>
          </table:table-cell>
          <table:covered-table-cell/>
        </table:table-row>
        <text:soft-page-break/>
        <table:table-row table:style-name="Table14.1">
          <table:table-cell table:style-name="Table14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4.1">
          <table:table-cell table:style-name="Table14.A13" office:value-type="string">
            <text:p text:style-name="P10">Logical Name</text:p>
          </table:table-cell>
          <table:table-cell table:style-name="Table14.B3" office:value-type="string">
            <text:p text:style-name="P10">AcqBiblioActionForm</text:p>
          </table:table-cell>
        </table:table-row>
        <table:table-row table:style-name="Table14.1">
          <table:table-cell table:style-name="Table14.A13" office:value-type="string">
            <text:p text:style-name="P10">Physical Path</text:p>
          </table:table-cell>
          <table:table-cell table:style-name="Table14.B4" office:value-type="string">
            <text:p text:style-name="P10">com.myapp.struts.Acquisition.AcqBiblioUpdateAction</text:p>
          </table:table-cell>
        </table:table-row>
        <table:table-row table:style-name="Table14.1">
          <table:table-cell table:style-name="Table14.A13" office:value-type="string">
            <text:p text:style-name="P10">Code:</text:p>
          </table:table-cell>
          <table:table-cell table:style-name="Table14.B5" office:value-type="string">
            <text:p text:style-name="P10"/>
          </table:table-cell>
        </table:table-row>
        <table:table-row table:style-name="Table14.1">
          <table:table-cell table:style-name="Table14.A13" office:value-type="string">
            <text:p text:style-name="P10">Description:</text:p>
          </table:table-cell>
          <table:table-cell table:style-name="Table14.B6" office:value-type="string">
            <text:p text:style-name="P10">For defining setter and getter functions.</text:p>
          </table:table-cell>
        </table:table-row>
        <table:table-row table:style-name="Table14.1">
          <table:table-cell table:style-name="Table14.A1" table:number-columns-spanned="2" office:value-type="string">
            <text:p text:style-name="P8">Struts Action</text:p>
          </table:table-cell>
          <table:covered-table-cell/>
        </table:table-row>
        <table:table-row table:style-name="Table14.1">
          <table:table-cell table:style-name="Table14.A13" office:value-type="string">
            <text:p text:style-name="P10">Logical Name</text:p>
          </table:table-cell>
          <table:table-cell table:style-name="Table14.B8" office:value-type="string">
            <text:p text:style-name="P13">AcqBiblioUpdateAction</text:p>
          </table:table-cell>
        </table:table-row>
        <table:table-row table:style-name="Table14.1">
          <table:table-cell table:style-name="Table14.A13" office:value-type="string">
            <text:p text:style-name="P10">Input JSP Form:</text:p>
          </table:table-cell>
          <table:table-cell table:style-name="Table14.B9" office:value-type="string">
            <text:p text:style-name="P10">acq_bibliographic_details.jsp</text:p>
          </table:table-cell>
        </table:table-row>
        <table:table-row table:style-name="Table14.10">
          <table:table-cell table:style-name="Table14.A13" office:value-type="string">
            <text:p text:style-name="P10">Physical Path(Type tag):</text:p>
          </table:table-cell>
          <table:table-cell table:style-name="Table14.B10" office:value-type="string">
            <text:p text:style-name="P10">com.myapp.struts.Acquisition.AcqBiblioNewEntryAction</text:p>
          </table:table-cell>
        </table:table-row>
        <table:table-row table:style-name="Table14.10">
          <table:table-cell table:style-name="Table14.A11" office:value-type="string">
            <text:p text:style-name="P10">Logical Path</text:p>
          </table:table-cell>
          <table:table-cell table:style-name="Table14.B11" office:value-type="string">
            <text:p text:style-name="P10">/acq_update_biblio</text:p>
          </table:table-cell>
        </table:table-row>
        <table:table-row table:style-name="Table14.1">
          <table:table-cell table:style-name="Table14.A13" office:value-type="string">
            <text:p text:style-name="P10">Code:</text:p>
          </table:table-cell>
          <table:table-cell table:style-name="Table14.B12" office:value-type="string">
            <text:p text:style-name="P10"/>
          </table:table-cell>
        </table:table-row>
        <table:table-row table:style-name="Table14.1">
          <table:table-cell table:style-name="Table14.A13" office:value-type="string">
            <text:p text:style-name="P10"/>
            <text:p text:style-name="P10">Description:</text:p>
          </table:table-cell>
          <table:table-cell table:style-name="Table14.B13" office:value-type="string">
            <text:p text:style-name="P10">To modify the Bibliographic details of the book in the system by the User. <text:s text:c="2"/></text:p>
          </table:table-cell>
        </table:table-row>
      </table:table>
      <text:p text:style-name="P62"/>
      <text:p text:style-name="P18"><text:tab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9">Request Forwards Name </text:p>
          </table:table-cell>
          <table:table-cell table:style-name="Table15.B2" office:value-type="string">
            <text:p text:style-name="P9">Request Target</text:p>
          </table:table-cell>
          <table:table-cell table:style-name="Table15.A2" office:value-type="string">
            <text:p text:style-name="P9">Purpose</text:p>
          </table:table-cell>
        </table:table-row>
        <table:table-row table:style-name="Table15.1">
          <table:table-cell table:style-name="Table15.A3" office:value-type="string">
            <text:p text:style-name="P10">update</text:p>
          </table:table-cell>
          <table:table-cell table:style-name="Table15.B3" office:value-type="string">
            <text:p text:style-name="P10">“/acq_new_entry.jsp”</text:p>
          </table:table-cell>
          <table:table-cell table:style-name="Table15.C3" office:value-type="string">
            <text:p text:style-name="P10">After modify the Bibliographic </text:p>
            <text:p text:style-name="P10">details of entered book redirect to acq_new_entry.jsp.</text:p>
            <text:p text:style-name="P10"/>
          </table:table-cell>
        </table:table-row>
        <table:table-row table:style-name="Table15.1">
          <table:table-cell table:style-name="Table15.A4" office:value-type="string">
            <text:p text:style-name="P10">delete</text:p>
          </table:table-cell>
          <table:table-cell table:style-name="Table15.B4" office:value-type="string">
            <text:p text:style-name="P10">“/acq_new_entry.jsp”</text:p>
          </table:table-cell>
          <table:table-cell table:style-name="Table15.C4" office:value-type="string">
            <text:p text:style-name="P10">After deleting the Bibliographic </text:p>
            <text:p text:style-name="P10">details of entered book redirect to acq_new_entry.jsp.</text:p>
          </table:table-cell>
        </table:table-row>
        <table:table-row table:style-name="Table15.1">
          <table:table-cell table:style-name="Table15.A5" office:value-type="string">
            <text:p text:style-name="P10">view</text:p>
          </table:table-cell>
          <table:table-cell table:style-name="Table15.B5" office:value-type="string">
            <text:p text:style-name="P10">“/acq_new_entry.jsp”</text:p>
          </table:table-cell>
          <table:table-cell table:style-name="Table15.C5" office:value-type="string">
            <text:p text:style-name="P10">Redirect to user to view of Bibliographic details of entered book.</text:p>
          </table:table-cell>
        </table:table-row>
      </table:table>
      <text:p text:style-name="P20"/>
      <text:p text:style-name="P20"/>
      <text:p text:style-name="P4"><text:s text:c="3"/><text:tab/><text:tab/><text:tab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7">S.No.</text:p>
          </table:table-cell>
          <table:table-cell table:style-name="Table16.A2" office:value-type="string">
            <text:p text:style-name="P7">Table Name</text:p>
          </table:table-cell>
          <table:table-cell table:style-name="Table16.A2" office:value-type="string">
            <text:p text:style-name="P17">Primary Key </text:p>
          </table:table-cell>
          <table:table-cell table:style-name="Table16.A2" office:value-type="string">
            <text:p text:style-name="P7">Purpose</text:p>
          </table:table-cell>
        </table:table-row>
        <table:table-row table:style-name="Table16.1">
          <table:table-cell table:style-name="Table16.A4" office:value-type="string">
            <text:p text:style-name="P10">1</text:p>
          </table:table-cell>
          <table:table-cell table:style-name="Table16.B4" office:value-type="string">
            <text:p text:style-name="P10">acq_bibliography</text:p>
          </table:table-cell>
          <table:table-cell table:style-name="Table16.C4" office:value-type="string">
            <text:p text:style-name="P11">library_id, sub_library_id, title_id</text:p>
          </table:table-cell>
          <table:table-cell table:style-name="Table16.D4" office:value-type="string">
            <text:p text:style-name="P10">To enter the details of book of new entry</text:p>
          </table:table-cell>
        </table:table-row>
        <table:table-row table:style-name="Table16.1">
          <table:table-cell table:style-name="Table16.A4" office:value-type="string">
            <text:p text:style-name="P10">2</text:p>
          </table:table-cell>
          <table:table-cell table:style-name="Table16.B4" office:value-type="string">
            <text:p text:style-name="P10"><text:bookmark-start text:name="__DdeLink__6581_12508964891"/>acq_bibliography_details<text:bookmark-end text:name="__DdeLink__6581_12508964891"/></text:p>
          </table:table-cell>
          <table:table-cell table:style-name="Table16.C4" office:value-type="string">
            <text:p text:style-name="P11">control_no, library_id, sub_library_id</text:p>
          </table:table-cell>
          <table:table-cell table:style-name="Table16.D4" office:value-type="string">
            <text:p text:style-name="P10">To insert the bibliographic details of</text:p>
            <text:p text:style-name="P10">title of books. <text:s/>.</text:p>
          </table:table-cell>
        </table:table-row>
      </table:table>
      <text:p text:style-name="P21"/>
      <text:p text:style-name="P27">On Clicking View Button of On acq_new_entry.jsp page</text:p>
      <text:p text:style-name="P74"><text:span text:style-name="T18">File Name of view page: </text:span><text:span text:style-name="T19"><text:s/>acq_view_titlegrid.jsp</text:span></text:p>
      <text:p text:style-name="P73">Attribut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49">S.No</text:p>
          </table:table-cell>
          <table:table-cell table:style-name="Table17.A1" office:value-type="string">
            <text:p text:style-name="P49">Attribute Name</text:p>
          </table:table-cell>
          <table:table-cell table:style-name="Table17.A1" office:value-type="string">
            <text:p text:style-name="P49">Label </text:p>
          </table:table-cell>
          <table:table-cell table:style-name="Table17.A1" office:value-type="string">
            <text:p text:style-name="P49">Type</text:p>
          </table:table-cell>
          <table:table-cell table:style-name="Table17.A1" office:value-type="string">
            <text:p text:style-name="P49">Target</text:p>
          </table:table-cell>
        </table:table-row>
        <table:table-row table:style-name="Table17.1">
          <table:table-cell table:style-name="Table17.A4" office:value-type="string">
            <text:p text:style-name="P51">1</text:p>
          </table:table-cell>
          <table:table-cell table:style-name="Table17.B4" office:value-type="string">
            <text:p text:style-name="P50">Title Id</text:p>
          </table:table-cell>
          <table:table-cell table:style-name="Table17.C4" office:value-type="string">
            <text:p text:style-name="P50">Title Id</text:p>
          </table:table-cell>
          <table:table-cell table:style-name="Table17.D4" office:value-type="string">
            <text:p text:style-name="P52"><text:bookmark-start text:name="__DdeLink__7321_3435793671121"/><text:bookmark-end text:name="__DdeLink__7321_3435793671121"/></text:p>
          </table:table-cell>
          <table:table-cell table:style-name="Table17.E4" office:value-type="string">
            <text:p text:style-name="P50"/>
          </table:table-cell>
        </table:table-row>
        <text:soft-page-break/>
        <table:table-row table:style-name="Table17.1">
          <table:table-cell table:style-name="Table17.A4" office:value-type="string">
            <text:p text:style-name="P51">2</text:p>
          </table:table-cell>
          <table:table-cell table:style-name="Table17.B4" office:value-type="string">
            <text:p text:style-name="P52">Document Type</text:p>
          </table:table-cell>
          <table:table-cell table:style-name="Table17.C4" office:value-type="string">
            <text:p text:style-name="P52">Document Type</text:p>
          </table:table-cell>
          <table:table-cell table:style-name="Table17.D4" office:value-type="string">
            <text:p text:style-name="P52"/>
          </table:table-cell>
          <table:table-cell table:style-name="Table17.E4" office:value-type="string">
            <text:p text:style-name="P50"/>
          </table:table-cell>
        </table:table-row>
        <table:table-row table:style-name="Table17.1">
          <table:table-cell table:style-name="Table17.A4" office:value-type="string">
            <text:p text:style-name="P51">3</text:p>
          </table:table-cell>
          <table:table-cell table:style-name="Table17.B4" office:value-type="string">
            <text:p text:style-name="P52">Title</text:p>
          </table:table-cell>
          <table:table-cell table:style-name="Table17.C4" office:value-type="string">
            <text:p text:style-name="P52">Title</text:p>
          </table:table-cell>
          <table:table-cell table:style-name="Table17.D4" office:value-type="string">
            <text:p text:style-name="P52"/>
          </table:table-cell>
          <table:table-cell table:style-name="Table17.E4" office:value-type="string">
            <text:p text:style-name="P50"/>
          </table:table-cell>
        </table:table-row>
        <table:table-row table:style-name="Table17.1">
          <table:table-cell table:style-name="Table17.A5" office:value-type="string">
            <text:p text:style-name="P51">4</text:p>
          </table:table-cell>
          <table:table-cell table:style-name="Table17.B5" office:value-type="string">
            <text:p text:style-name="P52">Author</text:p>
          </table:table-cell>
          <table:table-cell table:style-name="Table17.C5" office:value-type="string">
            <text:p text:style-name="P52">Author</text:p>
          </table:table-cell>
          <table:table-cell table:style-name="Table17.D5" office:value-type="string">
            <text:p text:style-name="P52"/>
          </table:table-cell>
          <table:table-cell table:style-name="Table17.E5" office:value-type="string">
            <text:p text:style-name="P50"/>
          </table:table-cell>
        </table:table-row>
        <table:table-row table:style-name="Table17.1">
          <table:table-cell table:style-name="Table17.A6" office:value-type="string">
            <text:p text:style-name="P51">5</text:p>
          </table:table-cell>
          <table:table-cell table:style-name="Table17.B6" office:value-type="string">
            <text:p text:style-name="P52">Action</text:p>
          </table:table-cell>
          <table:table-cell table:style-name="Table17.C6" office:value-type="string">
            <text:p text:style-name="P52">View</text:p>
          </table:table-cell>
          <table:table-cell table:style-name="Table17.D6" office:value-type="string">
            <text:p text:style-name="P52"><text:bookmark-start text:name="__DdeLink__9404_20980762221"/>L<text:bookmark-end text:name="__DdeLink__9404_20980762221"/>ink</text:p>
          </table:table-cell>
          <table:table-cell table:style-name="Table17.E6" office:value-type="string">
            <text:p text:style-name="P50">/viewOwn2.do</text:p>
          </table:table-cell>
        </table:table-row>
      </table:table>
      <text:p text:style-name="P31"/>
      <text:p text:style-name="P31"/>
      <text:p text:style-name="P18"/>
      <text:p text:style-name="P18"/>
      <text:p text:style-name="P18"/>
      <text:p text:style-name="P3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8">Action Class Name:AcqBibliographicDetail2Action</text:p>
          </table:table-cell>
          <table:covered-table-cell/>
        </table:table-row>
        <table:table-row table:style-name="Table18.1">
          <table:table-cell table:style-name="Table18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8.1">
          <table:table-cell table:style-name="Table18.A13" office:value-type="string">
            <text:p text:style-name="P10">Logical Name</text:p>
          </table:table-cell>
          <table:table-cell table:style-name="Table18.B3" office:value-type="string">
            <text:p text:style-name="P10">AcqBiblioActionForm</text:p>
          </table:table-cell>
        </table:table-row>
        <table:table-row table:style-name="Table18.1">
          <table:table-cell table:style-name="Table18.A13" office:value-type="string">
            <text:p text:style-name="P10">Physical Path</text:p>
          </table:table-cell>
          <table:table-cell table:style-name="Table18.B4" office:value-type="string">
            <text:p text:style-name="P10">com.myapp.struts.Acquisition.AcqBibliographicDetail2Action</text:p>
          </table:table-cell>
        </table:table-row>
        <table:table-row table:style-name="Table18.1">
          <table:table-cell table:style-name="Table18.A13" office:value-type="string">
            <text:p text:style-name="P10">Code:</text:p>
          </table:table-cell>
          <table:table-cell table:style-name="Table18.B5" office:value-type="string">
            <text:p text:style-name="P10"/>
          </table:table-cell>
        </table:table-row>
        <table:table-row table:style-name="Table18.1">
          <table:table-cell table:style-name="Table18.A13" office:value-type="string">
            <text:p text:style-name="P10">Description:</text:p>
          </table:table-cell>
          <table:table-cell table:style-name="Table18.B6" office:value-type="string">
            <text:p text:style-name="P10">For defining setter and getter functions.</text:p>
          </table:table-cell>
        </table:table-row>
        <table:table-row table:style-name="Table18.1">
          <table:table-cell table:style-name="Table18.A1" table:number-columns-spanned="2" office:value-type="string">
            <text:p text:style-name="P8">Struts Action</text:p>
          </table:table-cell>
          <table:covered-table-cell/>
        </table:table-row>
        <table:table-row table:style-name="Table18.1">
          <table:table-cell table:style-name="Table18.A13" office:value-type="string">
            <text:p text:style-name="P10">Logical Name</text:p>
          </table:table-cell>
          <table:table-cell table:style-name="Table18.B8" office:value-type="string">
            <text:p text:style-name="P13">AcqBibliographicDetail2Action</text:p>
          </table:table-cell>
        </table:table-row>
        <table:table-row table:style-name="Table18.1">
          <table:table-cell table:style-name="Table18.A13" office:value-type="string">
            <text:p text:style-name="P10">Input JSP Form:</text:p>
          </table:table-cell>
          <table:table-cell table:style-name="Table18.B9" office:value-type="string">
            <text:p text:style-name="P16">acq_view_titlegrid.jsp</text:p>
          </table:table-cell>
        </table:table-row>
        <table:table-row table:style-name="Table18.10">
          <table:table-cell table:style-name="Table18.A13" office:value-type="string">
            <text:p text:style-name="P10">Physical Path(Type tag):</text:p>
          </table:table-cell>
          <table:table-cell table:style-name="Table18.B10" office:value-type="string">
            <text:p text:style-name="P10">com.myapp.struts.Acquisition.AcqBibliographicDetail2Action</text:p>
          </table:table-cell>
        </table:table-row>
        <table:table-row table:style-name="Table18.10">
          <table:table-cell table:style-name="Table18.A11" office:value-type="string">
            <text:p text:style-name="P10">Logical Path</text:p>
          </table:table-cell>
          <table:table-cell table:style-name="Table18.B11" office:value-type="string">
            <text:p text:style-name="P10">/viewOwn2</text:p>
          </table:table-cell>
        </table:table-row>
        <table:table-row table:style-name="Table18.1">
          <table:table-cell table:style-name="Table18.A13" office:value-type="string">
            <text:p text:style-name="P10">Code:</text:p>
          </table:table-cell>
          <table:table-cell table:style-name="Table18.B12" office:value-type="string">
            <text:p text:style-name="P10"/>
          </table:table-cell>
        </table:table-row>
        <table:table-row table:style-name="Table18.1">
          <table:table-cell table:style-name="Table18.A13" office:value-type="string">
            <text:p text:style-name="P10"/>
            <text:p text:style-name="P10">Description:</text:p>
          </table:table-cell>
          <table:table-cell table:style-name="Table18.B13" office:value-type="string">
            <text:p text:style-name="P10">To view the Bibliographic Details of entered book. </text:p>
          </table:table-cell>
        </table:table-row>
      </table:table>
      <text:p text:style-name="P46"><text:tab/><text:tab/><text:tab/><text:tab/><text:tab/><text:tab/><text:tab/><text:tab/><text:tab/><text:tab/><text:tab/><text:tab/><text:tab/><text:tab/><text:tab/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9">Request Forwards Name </text:p>
          </table:table-cell>
          <table:table-cell table:style-name="Table20.B2" office:value-type="string">
            <text:p text:style-name="P9">Request Target</text:p>
          </table:table-cell>
          <table:table-cell table:style-name="Table20.A2" office:value-type="string">
            <text:p text:style-name="P9">Purpose</text:p>
          </table:table-cell>
        </table:table-row>
        <table:table-row table:style-name="Table20.1">
          <table:table-cell table:style-name="Table20.A3" office:value-type="string">
            <text:p text:style-name="P10">view</text:p>
          </table:table-cell>
          <table:table-cell table:style-name="Table20.B3" office:value-type="string">
            <text:p text:style-name="P10">“acq_view_biblio1.jsp”</text:p>
          </table:table-cell>
          <table:table-cell table:style-name="Table20.C3" office:value-type="string">
            <text:p text:style-name="P10">Redirect to user to view of Bibliographic details of entered book.</text:p>
          </table:table-cell>
        </table:table-row>
      </table:table>
      <text:p text:style-name="P4"><text:tab/><text:tab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S.No.</text:p>
          </table:table-cell>
          <table:table-cell table:style-name="Table21.A2" office:value-type="string">
            <text:p text:style-name="P7">Table Name</text:p>
          </table:table-cell>
          <table:table-cell table:style-name="Table21.A2" office:value-type="string">
            <text:p text:style-name="P17">Primary Key </text:p>
          </table:table-cell>
          <table:table-cell table:style-name="Table21.A2" office:value-type="string">
            <text:p text:style-name="P7">Purpose</text:p>
          </table:table-cell>
        </table:table-row>
        <table:table-row table:style-name="Table21.1">
          <table:table-cell table:style-name="Table21.A3" office:value-type="string">
            <text:p text:style-name="P10">1</text:p>
          </table:table-cell>
          <table:table-cell table:style-name="Table21.B3" office:value-type="string">
            <text:p text:style-name="P10">acq_bibliography</text:p>
          </table:table-cell>
          <table:table-cell table:style-name="Table21.C3" office:value-type="string">
            <text:p text:style-name="P11">library_id, sub_library_id, title_id</text:p>
          </table:table-cell>
          <table:table-cell table:style-name="Table21.D3" office:value-type="string">
            <text:p text:style-name="P10">To enter the details of book of new entry</text:p>
          </table:table-cell>
        </table:table-row>
      </table:table>
      <text:p text:style-name="P46"/>
      <text:p text:style-name="P46"/>
      <text:p text:style-name="P46"><text:tab/><text:tab/><text:tab/><text:tab/><text:tab/><text:tab/><text:tab/><text:tab/><text:tab/><text:tab/><text:tab/><text:tab/><text:tab/><text:tab/><text:tab/></text:p>
      <text:p text:style-name="Standard"><text:soft-pag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table:number-columns-spanned="4" office:value-type="string">
            <text:p text:style-name="P8">Pojo replacement of tables</text:p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S.No</text:p>
          </table:table-cell>
          <table:table-cell table:style-name="Table22.A2" office:value-type="string">
            <text:p text:style-name="P7">Table Name</text:p>
          </table:table-cell>
          <table:table-cell table:style-name="Table22.A2" office:value-type="string">
            <text:p text:style-name="P17">Pojo Name</text:p>
          </table:table-cell>
          <table:table-cell table:style-name="Table22.A2" office:value-type="string">
            <text:p text:style-name="P7">Hibernate Mapping File </text:p>
          </table:table-cell>
        </table:table-row>
        <table:table-row table:style-name="Table22.1">
          <table:table-cell table:style-name="Table22.A3" office:value-type="string">
            <text:p text:style-name="P10">1</text:p>
          </table:table-cell>
          <table:table-cell table:style-name="Table22.B3" office:value-type="string">
            <text:p text:style-name="P10">acq_bibliography</text:p>
          </table:table-cell>
          <table:table-cell table:style-name="Table22.C3" office:value-type="string">
            <text:p text:style-name="P11">AcqBibliography</text:p>
          </table:table-cell>
          <table:table-cell table:style-name="Table22.D3" office:value-type="string">
            <text:p text:style-name="P10"/>
          </table:table-cell>
        </table:table-row>
      </table:table>
      <text:p text:style-name="P63"/>
      <text:p text:style-name="P46"/>
      <text:p text:style-name="P46"><text:tab/></text:p>
      <text:p text:style-name="Standard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row table:style-name="Table23.1">
          <table:table-cell table:style-name="Table23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S.No</text:p>
          </table:table-cell>
          <table:table-cell table:style-name="Table23.A2" office:value-type="string">
            <text:p text:style-name="P7">Pojo Name</text:p>
          </table:table-cell>
          <table:table-cell table:style-name="Table23.A2" office:value-type="string">
            <text:p text:style-name="P17">Method Name </text:p>
          </table:table-cell>
          <table:table-cell table:style-name="Table23.D2" office:value-type="string">
            <text:p text:style-name="P7">Select Operation</text:p>
          </table:table-cell>
          <table:table-cell table:style-name="Table23.D2" office:value-type="string">
            <text:p text:style-name="P7">Columns <text:s/>in Where clause</text:p>
          </table:table-cell>
          <table:table-cell table:style-name="Table23.A2" office:value-type="string">
            <text:p text:style-name="P7">Purpose </text:p>
          </table:table-cell>
        </table:table-row>
        <table:table-row table:style-name="Table23.1">
          <table:table-cell table:style-name="Table23.A3" office:value-type="string">
            <text:p text:style-name="P10">1</text:p>
          </table:table-cell>
          <table:table-cell table:style-name="Table23.B3" office:value-type="string">
            <text:p text:style-name="P11">AcqBibliography</text:p>
          </table:table-cell>
          <table:table-cell table:style-name="Table23.C3" office:value-type="string">
            <text:p text:style-name="P15">getBiblio()</text:p>
          </table:table-cell>
          <table:table-cell table:style-name="Table23.D3" office:value-type="string">
            <text:p text:style-name="P11">AcqBibliography</text:p>
          </table:table-cell>
          <table:table-cell table:style-name="Table23.E3" office:value-type="string">
            <text:p text:style-name="P10">library_id,</text:p>
            <text:p text:style-name="P10">sub_library_id,title</text:p>
          </table:table-cell>
          <table:table-cell table:style-name="Table23.F3" office:value-type="string">
            <text:p text:style-name="P10"><text:bookmark-start text:name="__DdeLink__6429_1939160214111111"/>To retrieve data from table<text:bookmark-end text:name="__DdeLink__6429_1939160214111111"/></text:p>
          </table:table-cell>
        </table:table-row>
      </table:table>
      <text:p text:style-name="P46"><text:tab/><text:tab/><text:tab/><text:tab/><text:tab/><text:tab/><text:tab/><text:tab/><text:tab/><text:tab/><text:tab/></text:p>
      <text:p text:style-name="P45"><text:span text:style-name="T20">On Clicking View Button of On </text:span><text:span text:style-name="T10">acq_view_titlegrid.jsp</text:span></text:p>
      <text:p text:style-name="P42"><text:span text:style-name="T17">File Name of view page:</text:span><text:span text:style-name="T19">acq_view_biblio1.jsp</text:span></text:p>
      <text:p text:style-name="P36"><text:tab/><text:tab/><text:tab/> <text:s text:c="2"/>This page is used for viewing the bibliographic details of entered book.</text:p>
      <text:p text:style-name="P36"/>
      <text:p text:style-name="P29"><text:s/><text:span text:style-name="T15">Attributes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49">S.No.</text:p>
          </table:table-cell>
          <table:table-cell table:style-name="Table19.A1" office:value-type="string">
            <text:p text:style-name="P49">Attribute Name</text:p>
          </table:table-cell>
          <table:table-cell table:style-name="Table19.A1" office:value-type="string">
            <text:p text:style-name="P49">Label </text:p>
          </table:table-cell>
          <table:table-cell table:style-name="Table19.A1" office:value-type="string">
            <text:p text:style-name="P49">Field Name</text:p>
          </table:table-cell>
          <table:table-cell table:style-name="Table19.A1" office:value-type="string">
            <text:p text:style-name="P49">Type</text:p>
          </table:table-cell>
          <table:table-cell table:style-name="Table19.A1" office:value-type="string">
            <text:p text:style-name="P49">Validation</text:p>
          </table:table-cell>
        </table:table-row>
        <table:table-row table:style-name="Table19.1">
          <table:table-cell table:style-name="Table19.A6" office:value-type="string">
            <text:p text:style-name="P51">1</text:p>
          </table:table-cell>
          <table:table-cell table:style-name="Table19.B6" office:value-type="string">
            <text:p text:style-name="P50">Document Type</text:p>
          </table:table-cell>
          <table:table-cell table:style-name="Table19.C6" office:value-type="string">
            <text:p text:style-name="P52">Document Type</text:p>
          </table:table-cell>
          <table:table-cell table:style-name="Table19.D6" office:value-type="string">
            <text:p text:style-name="P52">document_type</text:p>
          </table:table-cell>
          <table:table-cell table:style-name="Table19.E6" office:value-type="string">
            <text:p text:style-name="P52">Text box</text:p>
          </table:table-cell>
          <table:table-cell table:style-name="Table19.F6" office:value-type="string">
            <text:p text:style-name="P50"><text:bookmark-start text:name="__DdeLink__6578_12508964892"/>Read only<text:bookmark-end text:name="__DdeLink__6578_12508964892"/></text:p>
          </table:table-cell>
        </table:table-row>
        <table:table-row table:style-name="Table19.1">
          <table:table-cell table:style-name="Table19.A6" office:value-type="string">
            <text:p text:style-name="P51">2</text:p>
          </table:table-cell>
          <table:table-cell table:style-name="Table19.B6" office:value-type="string">
            <text:p text:style-name="P50">Author</text:p>
          </table:table-cell>
          <table:table-cell table:style-name="Table19.C6" office:value-type="string">
            <text:p text:style-name="P52">Author</text:p>
          </table:table-cell>
          <table:table-cell table:style-name="Table19.D6" office:value-type="string">
            <text:p text:style-name="P52">author</text:p>
          </table:table-cell>
          <table:table-cell table:style-name="Table19.E6" office:value-type="string">
            <text:p text:style-name="P52">Text box</text:p>
          </table:table-cell>
          <table:table-cell table:style-name="Table19.F6" office:value-type="string">
            <text:p text:style-name="P50">Read only</text:p>
          </table:table-cell>
        </table:table-row>
        <table:table-row table:style-name="Table19.1">
          <table:table-cell table:style-name="Table19.A6" office:value-type="string">
            <text:p text:style-name="P51">3</text:p>
          </table:table-cell>
          <table:table-cell table:style-name="Table19.B6" office:value-type="string">
            <text:p text:style-name="P52">Publisher Name</text:p>
          </table:table-cell>
          <table:table-cell table:style-name="Table19.C6" office:value-type="string">
            <text:p text:style-name="P52">Publisher Name</text:p>
          </table:table-cell>
          <table:table-cell table:style-name="Table19.D6" office:value-type="string">
            <text:p text:style-name="P52">publisher_name</text:p>
          </table:table-cell>
          <table:table-cell table:style-name="Table19.E6" office:value-type="string">
            <text:p text:style-name="P52">Text box</text:p>
          </table:table-cell>
          <table:table-cell table:style-name="Table19.F6" office:value-type="string">
            <text:p text:style-name="P50">Read only</text:p>
          </table:table-cell>
        </table:table-row>
        <table:table-row table:style-name="Table19.1">
          <table:table-cell table:style-name="Table19.A6" office:value-type="string">
            <text:p text:style-name="P51">4</text:p>
          </table:table-cell>
          <table:table-cell table:style-name="Table19.B6" office:value-type="string">
            <text:p text:style-name="P52">Publishing Year</text:p>
          </table:table-cell>
          <table:table-cell table:style-name="Table19.C6" office:value-type="string">
            <text:p text:style-name="P52">Publishing Year</text:p>
          </table:table-cell>
          <table:table-cell table:style-name="Table19.D6" office:value-type="string">
            <text:p text:style-name="P52">publishing_year</text:p>
          </table:table-cell>
          <table:table-cell table:style-name="Table19.E6" office:value-type="string">
            <text:p text:style-name="P52">Text box</text:p>
          </table:table-cell>
          <table:table-cell table:style-name="Table19.F6" office:value-type="string">
            <text:p text:style-name="P50">Read only</text:p>
          </table:table-cell>
        </table:table-row>
        <table:table-row table:style-name="Table19.1">
          <table:table-cell table:style-name="Table19.A6" office:value-type="string">
            <text:p text:style-name="P51">5</text:p>
          </table:table-cell>
          <table:table-cell table:style-name="Table19.B6" office:value-type="string">
            <text:p text:style-name="P52">ISBN</text:p>
          </table:table-cell>
          <table:table-cell table:style-name="Table19.C6" office:value-type="string">
            <text:p text:style-name="P52">ISBN</text:p>
          </table:table-cell>
          <table:table-cell table:style-name="Table19.D6" office:value-type="string">
            <text:p text:style-name="P52">isbn</text:p>
          </table:table-cell>
          <table:table-cell table:style-name="Table19.E6" office:value-type="string">
            <text:p text:style-name="P52">Text box</text:p>
          </table:table-cell>
          <table:table-cell table:style-name="Table19.F6" office:value-type="string">
            <text:p text:style-name="P50">Read only</text:p>
          </table:table-cell>
        </table:table-row>
        <table:table-row table:style-name="Table19.1">
          <table:table-cell table:style-name="Table19.A12" office:value-type="string">
            <text:p text:style-name="P51">6</text:p>
          </table:table-cell>
          <table:table-cell table:style-name="Table19.B12" office:value-type="string">
            <text:p text:style-name="P52">Edition</text:p>
          </table:table-cell>
          <table:table-cell table:style-name="Table19.C12" office:value-type="string">
            <text:p text:style-name="P52">Edition</text:p>
          </table:table-cell>
          <table:table-cell table:style-name="Table19.D12" office:value-type="string">
            <text:p text:style-name="P52">edition</text:p>
          </table:table-cell>
          <table:table-cell table:style-name="Table19.E12" office:value-type="string">
            <text:p text:style-name="P52">Text box</text:p>
          </table:table-cell>
          <table:table-cell table:style-name="Table19.F12" office:value-type="string">
            <text:p text:style-name="P50">Read only</text:p>
          </table:table-cell>
        </table:table-row>
        <table:table-row table:style-name="Table19.1">
          <table:table-cell table:style-name="Table19.A12" office:value-type="string">
            <text:p text:style-name="P51">7</text:p>
          </table:table-cell>
          <table:table-cell table:style-name="Table19.B12" office:value-type="string">
            <text:p text:style-name="P52">Title</text:p>
          </table:table-cell>
          <table:table-cell table:style-name="Table19.C12" office:value-type="string">
            <text:p text:style-name="P52">Title</text:p>
          </table:table-cell>
          <table:table-cell table:style-name="Table19.D12" office:value-type="string">
            <text:p text:style-name="P52">title</text:p>
          </table:table-cell>
          <table:table-cell table:style-name="Table19.E12" office:value-type="string">
            <text:p text:style-name="P52">Text box</text:p>
          </table:table-cell>
          <table:table-cell table:style-name="Table19.F12" office:value-type="string">
            <text:p text:style-name="P50">Read only</text:p>
          </table:table-cell>
        </table:table-row>
        <table:table-row table:style-name="Table19.1">
          <table:table-cell table:style-name="Table19.A12" office:value-type="string">
            <text:p text:style-name="P51">8</text:p>
          </table:table-cell>
          <table:table-cell table:style-name="Table19.B12" office:value-type="string">
            <text:p text:style-name="P52">Sub Authors</text:p>
          </table:table-cell>
          <table:table-cell table:style-name="Table19.C12" office:value-type="string">
            <text:p text:style-name="P52">Sub Authors</text:p>
          </table:table-cell>
          <table:table-cell table:style-name="Table19.D12" office:value-type="string">
            <text:p text:style-name="P52">sub_author</text:p>
          </table:table-cell>
          <table:table-cell table:style-name="Table19.E12" office:value-type="string">
            <text:p text:style-name="P52">Text box</text:p>
          </table:table-cell>
          <table:table-cell table:style-name="Table19.F12" office:value-type="string">
            <text:p text:style-name="P50">Read only</text:p>
          </table:table-cell>
        </table:table-row>
        <table:table-row table:style-name="Table19.1">
          <table:table-cell table:style-name="Table19.A12" office:value-type="string">
            <text:p text:style-name="P51">9</text:p>
          </table:table-cell>
          <table:table-cell table:style-name="Table19.B12" office:value-type="string">
            <text:p text:style-name="P52">Publication Place</text:p>
          </table:table-cell>
          <table:table-cell table:style-name="Table19.C12" office:value-type="string">
            <text:p text:style-name="P52">Publication Place</text:p>
          </table:table-cell>
          <table:table-cell table:style-name="Table19.D12" office:value-type="string">
            <text:p text:style-name="P52">publication_place</text:p>
          </table:table-cell>
          <table:table-cell table:style-name="Table19.E12" office:value-type="string">
            <text:p text:style-name="P52">Text box</text:p>
          </table:table-cell>
          <table:table-cell table:style-name="Table19.F12" office:value-type="string">
            <text:p text:style-name="P50">Read only</text:p>
          </table:table-cell>
        </table:table-row>
        <table:table-row table:style-name="Table19.1">
          <table:table-cell table:style-name="Table19.A12" office:value-type="string">
            <text:p text:style-name="P51">10</text:p>
          </table:table-cell>
          <table:table-cell table:style-name="Table19.B12" office:value-type="string">
            <text:p text:style-name="P52">LCC No</text:p>
          </table:table-cell>
          <table:table-cell table:style-name="Table19.C12" office:value-type="string">
            <text:p text:style-name="P52">LCC No</text:p>
          </table:table-cell>
          <table:table-cell table:style-name="Table19.D12" office:value-type="string">
            <text:p text:style-name="P52">lcc_no</text:p>
          </table:table-cell>
          <table:table-cell table:style-name="Table19.E12" office:value-type="string">
            <text:p text:style-name="P52">Text box</text:p>
          </table:table-cell>
          <table:table-cell table:style-name="Table19.F12" office:value-type="string">
            <text:p text:style-name="P50">Read only</text:p>
          </table:table-cell>
        </table:table-row>
        <table:table-row table:style-name="Table19.1">
          <table:table-cell table:style-name="Table19.A12" office:value-type="string">
            <text:p text:style-name="P51">11</text:p>
          </table:table-cell>
          <table:table-cell table:style-name="Table19.B12" office:value-type="string">
            <text:p text:style-name="P52">No Of Volumes</text:p>
          </table:table-cell>
          <table:table-cell table:style-name="Table19.C12" office:value-type="string">
            <text:p text:style-name="P52">No Of Volumes</text:p>
          </table:table-cell>
          <table:table-cell table:style-name="Table19.D12" office:value-type="string">
            <text:p text:style-name="P52">no_of_volumes</text:p>
          </table:table-cell>
          <table:table-cell table:style-name="Table19.E12" office:value-type="string">
            <text:p text:style-name="P52">Text box</text:p>
          </table:table-cell>
          <table:table-cell table:style-name="Table19.F12" office:value-type="string">
            <text:p text:style-name="P50">Read only</text:p>
          </table:table-cell>
        </table:table-row>
        <table:table-row table:style-name="Table19.1">
          <table:table-cell table:style-name="Table19.A13" office:value-type="string">
            <text:p text:style-name="P51">12</text:p>
          </table:table-cell>
          <table:table-cell table:style-name="Table19.B13" office:value-type="string">
            <text:p text:style-name="P52">Button</text:p>
          </table:table-cell>
          <table:table-cell table:style-name="Table19.C13" office:value-type="string">
            <text:p text:style-name="P52">Back</text:p>
          </table:table-cell>
          <table:table-cell table:style-name="Table19.D13" office:value-type="string">
            <text:p text:style-name="P52">submit</text:p>
          </table:table-cell>
          <table:table-cell table:style-name="Table19.E13" office:value-type="string">
            <text:p text:style-name="P52"/>
          </table:table-cell>
          <table:table-cell table:style-name="Table19.F13" office:value-type="string">
            <text:p text:style-name="P52"/>
          </table:table-cell>
        </table:table-row>
      </table:table>
      <text:p text:style-name="P36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On Clicking Delete Button on <text:span text:style-name="T23">New Entry Of Title</text:span> Page</text:p>
      <text:p text:style-name="P18"><text:span text:style-name="T17">File Name of view page:</text:span><text:span text:style-name="T19">acq_delete_titledatagrid.js</text:span></text:p>
      <text:p text:style-name="P22">This page is used for showing entered title record on grid.</text:p>
      <text:p text:style-name="P22"/>
      <text:p text:style-name="P73">Attributes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 table:style-name="Table24.1">
          <table:table-cell table:style-name="Table24.A1" office:value-type="string">
            <text:p text:style-name="P49">S.No</text:p>
          </table:table-cell>
          <table:table-cell table:style-name="Table24.A1" office:value-type="string">
            <text:p text:style-name="P49">Attribute Name</text:p>
          </table:table-cell>
          <table:table-cell table:style-name="Table24.A1" office:value-type="string">
            <text:p text:style-name="P49">Label </text:p>
          </table:table-cell>
          <table:table-cell table:style-name="Table24.A1" office:value-type="string">
            <text:p text:style-name="P49">Type</text:p>
          </table:table-cell>
          <table:table-cell table:style-name="Table24.A1" office:value-type="string">
            <text:p text:style-name="P49">Target</text:p>
          </table:table-cell>
        </table:table-row>
        <table:table-row table:style-name="Table24.1">
          <table:table-cell table:style-name="Table24.A4" office:value-type="string">
            <text:p text:style-name="P51">1</text:p>
          </table:table-cell>
          <table:table-cell table:style-name="Table24.B4" office:value-type="string">
            <text:p text:style-name="P50">Title Id</text:p>
          </table:table-cell>
          <table:table-cell table:style-name="Table24.C4" office:value-type="string">
            <text:p text:style-name="P50">Title Id</text:p>
          </table:table-cell>
          <table:table-cell table:style-name="Table24.D4" office:value-type="string">
            <text:p text:style-name="P52"><text:bookmark-start text:name="__DdeLink__7321_34357936711211"/><text:bookmark-end text:name="__DdeLink__7321_34357936711211"/></text:p>
          </table:table-cell>
          <table:table-cell table:style-name="Table24.E4" office:value-type="string">
            <text:p text:style-name="P50"/>
          </table:table-cell>
        </table:table-row>
        <table:table-row table:style-name="Table24.1">
          <table:table-cell table:style-name="Table24.A4" office:value-type="string">
            <text:p text:style-name="P51">2</text:p>
          </table:table-cell>
          <table:table-cell table:style-name="Table24.B4" office:value-type="string">
            <text:p text:style-name="P52">Document Type</text:p>
          </table:table-cell>
          <table:table-cell table:style-name="Table24.C4" office:value-type="string">
            <text:p text:style-name="P52">Document Type</text:p>
          </table:table-cell>
          <table:table-cell table:style-name="Table24.D4" office:value-type="string">
            <text:p text:style-name="P52"/>
          </table:table-cell>
          <table:table-cell table:style-name="Table24.E4" office:value-type="string">
            <text:p text:style-name="P50"/>
          </table:table-cell>
        </table:table-row>
        <table:table-row table:style-name="Table24.1">
          <table:table-cell table:style-name="Table24.A4" office:value-type="string">
            <text:p text:style-name="P51">3</text:p>
          </table:table-cell>
          <table:table-cell table:style-name="Table24.B4" office:value-type="string">
            <text:p text:style-name="P52">Title</text:p>
          </table:table-cell>
          <table:table-cell table:style-name="Table24.C4" office:value-type="string">
            <text:p text:style-name="P52">Title</text:p>
          </table:table-cell>
          <table:table-cell table:style-name="Table24.D4" office:value-type="string">
            <text:p text:style-name="P52"/>
          </table:table-cell>
          <table:table-cell table:style-name="Table24.E4" office:value-type="string">
            <text:p text:style-name="P50"/>
          </table:table-cell>
        </table:table-row>
        <table:table-row table:style-name="Table24.1">
          <table:table-cell table:style-name="Table24.A5" office:value-type="string">
            <text:p text:style-name="P51">4</text:p>
          </table:table-cell>
          <table:table-cell table:style-name="Table24.B5" office:value-type="string">
            <text:p text:style-name="P52">Author</text:p>
          </table:table-cell>
          <table:table-cell table:style-name="Table24.C5" office:value-type="string">
            <text:p text:style-name="P52">Author</text:p>
          </table:table-cell>
          <table:table-cell table:style-name="Table24.D5" office:value-type="string">
            <text:p text:style-name="P52"/>
          </table:table-cell>
          <table:table-cell table:style-name="Table24.E5" office:value-type="string">
            <text:p text:style-name="P50"/>
          </table:table-cell>
        </table:table-row>
        <table:table-row table:style-name="Table24.1">
          <table:table-cell table:style-name="Table24.A6" office:value-type="string">
            <text:p text:style-name="P51">5</text:p>
          </table:table-cell>
          <table:table-cell table:style-name="Table24.B6" office:value-type="string">
            <text:p text:style-name="P52">Action</text:p>
          </table:table-cell>
          <table:table-cell table:style-name="Table24.C6" office:value-type="string">
            <text:p text:style-name="P52">Delete</text:p>
          </table:table-cell>
          <table:table-cell table:style-name="Table24.D6" office:value-type="string">
            <text:p text:style-name="P52"><text:bookmark-start text:name="__DdeLink__9404_209807622211"/>L<text:bookmark-end text:name="__DdeLink__9404_209807622211"/>ink</text:p>
          </table:table-cell>
          <table:table-cell table:style-name="Table24.E6" office:value-type="string">
            <text:p text:style-name="P50">/viewOwn3.do</text:p>
          </table:table-cell>
        </table:table-row>
      </table:table>
      <text:p text:style-name="P36"/>
      <text:p text:style-name="P18">On Clicking Delete Link On Grid.</text:p>
      <text:p text:style-name="P18">File Name of view page:<text:span text:style-name="T22">acq_bibliographic_delete.jsp</text:span></text:p>
      <text:p text:style-name="P23">This page is used for viewing the bibliographic details of book.</text:p>
      <text:p text:style-name="P23"/>
      <text:p text:style-name="P29"><text:span text:style-name="T15">Validation Technology:-</text:span>Validation Framework <text:s/></text:p>
      <text:p text:style-name="P29"><text:bookmark-start text:name="__DdeLink__7350_3435793672"/><text:s/><text:span text:style-name="T15">Attributes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49">S.No.</text:p>
          </table:table-cell>
          <table:table-cell table:style-name="Table25.A1" office:value-type="string">
            <text:p text:style-name="P49">Attribute Name</text:p>
          </table:table-cell>
          <table:table-cell table:style-name="Table25.A1" office:value-type="string">
            <text:p text:style-name="P49">Label </text:p>
          </table:table-cell>
          <table:table-cell table:style-name="Table25.A1" office:value-type="string">
            <text:p text:style-name="P49">Field Name</text:p>
          </table:table-cell>
          <table:table-cell table:style-name="Table25.A1" office:value-type="string">
            <text:p text:style-name="P49">Type</text:p>
          </table:table-cell>
          <table:table-cell table:style-name="Table25.A1" office:value-type="string">
            <text:p text:style-name="P49">Validation</text:p>
          </table:table-cell>
        </table:table-row>
        <table:table-row table:style-name="Table25.1">
          <table:table-cell table:style-name="Table25.A6" office:value-type="string">
            <text:p text:style-name="P51">1</text:p>
          </table:table-cell>
          <table:table-cell table:style-name="Table25.B6" office:value-type="string">
            <text:p text:style-name="P50">Document Type</text:p>
          </table:table-cell>
          <table:table-cell table:style-name="Table25.C6" office:value-type="string">
            <text:p text:style-name="P52">Document Type</text:p>
          </table:table-cell>
          <table:table-cell table:style-name="Table25.D6" office:value-type="string">
            <text:p text:style-name="P52">document_type</text:p>
          </table:table-cell>
          <table:table-cell table:style-name="Table25.E6" office:value-type="string">
            <text:p text:style-name="P52">Text box</text:p>
          </table:table-cell>
          <table:table-cell table:style-name="Table25.F6" office:value-type="string">
            <text:p text:style-name="P50"><text:bookmark-start text:name="__DdeLink__6578_12508964893"/>Read only<text:bookmark-end text:name="__DdeLink__6578_12508964893"/></text:p>
          </table:table-cell>
        </table:table-row>
        <table:table-row table:style-name="Table25.1">
          <table:table-cell table:style-name="Table25.A6" office:value-type="string">
            <text:p text:style-name="P51">2</text:p>
          </table:table-cell>
          <table:table-cell table:style-name="Table25.B6" office:value-type="string">
            <text:p text:style-name="P50">Author</text:p>
          </table:table-cell>
          <table:table-cell table:style-name="Table25.C6" office:value-type="string">
            <text:p text:style-name="P52">Author</text:p>
          </table:table-cell>
          <table:table-cell table:style-name="Table25.D6" office:value-type="string">
            <text:p text:style-name="P52">author</text:p>
          </table:table-cell>
          <table:table-cell table:style-name="Table25.E6" office:value-type="string">
            <text:p text:style-name="P52">Text box</text:p>
          </table:table-cell>
          <table:table-cell table:style-name="Table25.F6" office:value-type="string">
            <text:p text:style-name="P50">Read only</text:p>
          </table:table-cell>
        </table:table-row>
        <table:table-row table:style-name="Table25.1">
          <table:table-cell table:style-name="Table25.A6" office:value-type="string">
            <text:p text:style-name="P51">3</text:p>
          </table:table-cell>
          <table:table-cell table:style-name="Table25.B6" office:value-type="string">
            <text:p text:style-name="P52">Publisher Name</text:p>
          </table:table-cell>
          <table:table-cell table:style-name="Table25.C6" office:value-type="string">
            <text:p text:style-name="P52">Publisher Name</text:p>
          </table:table-cell>
          <table:table-cell table:style-name="Table25.D6" office:value-type="string">
            <text:p text:style-name="P52">publisher_name</text:p>
          </table:table-cell>
          <table:table-cell table:style-name="Table25.E6" office:value-type="string">
            <text:p text:style-name="P52">Text box</text:p>
          </table:table-cell>
          <table:table-cell table:style-name="Table25.F6" office:value-type="string">
            <text:p text:style-name="P50">Read only</text:p>
          </table:table-cell>
        </table:table-row>
        <table:table-row table:style-name="Table25.1">
          <table:table-cell table:style-name="Table25.A6" office:value-type="string">
            <text:p text:style-name="P51">4</text:p>
          </table:table-cell>
          <table:table-cell table:style-name="Table25.B6" office:value-type="string">
            <text:p text:style-name="P52">Publishing Year</text:p>
          </table:table-cell>
          <table:table-cell table:style-name="Table25.C6" office:value-type="string">
            <text:p text:style-name="P52">Publishing Year</text:p>
          </table:table-cell>
          <table:table-cell table:style-name="Table25.D6" office:value-type="string">
            <text:p text:style-name="P52">publishing_year</text:p>
          </table:table-cell>
          <table:table-cell table:style-name="Table25.E6" office:value-type="string">
            <text:p text:style-name="P52">Text box</text:p>
          </table:table-cell>
          <table:table-cell table:style-name="Table25.F6" office:value-type="string">
            <text:p text:style-name="P50">Read only</text:p>
          </table:table-cell>
        </table:table-row>
        <table:table-row table:style-name="Table25.1">
          <table:table-cell table:style-name="Table25.A6" office:value-type="string">
            <text:p text:style-name="P51">5</text:p>
          </table:table-cell>
          <table:table-cell table:style-name="Table25.B6" office:value-type="string">
            <text:p text:style-name="P52">ISBN</text:p>
          </table:table-cell>
          <table:table-cell table:style-name="Table25.C6" office:value-type="string">
            <text:p text:style-name="P52">ISBN</text:p>
          </table:table-cell>
          <table:table-cell table:style-name="Table25.D6" office:value-type="string">
            <text:p text:style-name="P52">isbn</text:p>
          </table:table-cell>
          <table:table-cell table:style-name="Table25.E6" office:value-type="string">
            <text:p text:style-name="P52">Text box</text:p>
          </table:table-cell>
          <table:table-cell table:style-name="Table25.F6" office:value-type="string">
            <text:p text:style-name="P50">Read only</text:p>
          </table:table-cell>
        </table:table-row>
        <table:table-row table:style-name="Table25.1">
          <table:table-cell table:style-name="Table25.A13" office:value-type="string">
            <text:p text:style-name="P51">6</text:p>
          </table:table-cell>
          <table:table-cell table:style-name="Table25.B13" office:value-type="string">
            <text:p text:style-name="P52">Edition</text:p>
          </table:table-cell>
          <table:table-cell table:style-name="Table25.C13" office:value-type="string">
            <text:p text:style-name="P52">Edition</text:p>
          </table:table-cell>
          <table:table-cell table:style-name="Table25.D13" office:value-type="string">
            <text:p text:style-name="P52">edition</text:p>
          </table:table-cell>
          <table:table-cell table:style-name="Table25.E13" office:value-type="string">
            <text:p text:style-name="P52">Text box</text:p>
          </table:table-cell>
          <table:table-cell table:style-name="Table25.F13" office:value-type="string">
            <text:p text:style-name="P50">Read only</text:p>
          </table:table-cell>
        </table:table-row>
        <table:table-row table:style-name="Table25.1">
          <table:table-cell table:style-name="Table25.A13" office:value-type="string">
            <text:p text:style-name="P51">7</text:p>
          </table:table-cell>
          <table:table-cell table:style-name="Table25.B13" office:value-type="string">
            <text:p text:style-name="P52">Title</text:p>
          </table:table-cell>
          <table:table-cell table:style-name="Table25.C13" office:value-type="string">
            <text:p text:style-name="P52">Title</text:p>
          </table:table-cell>
          <table:table-cell table:style-name="Table25.D13" office:value-type="string">
            <text:p text:style-name="P52">title</text:p>
          </table:table-cell>
          <table:table-cell table:style-name="Table25.E13" office:value-type="string">
            <text:p text:style-name="P52">Text box</text:p>
          </table:table-cell>
          <table:table-cell table:style-name="Table25.F13" office:value-type="string">
            <text:p text:style-name="P50">Read only</text:p>
          </table:table-cell>
        </table:table-row>
        <table:table-row table:style-name="Table25.1">
          <table:table-cell table:style-name="Table25.A13" office:value-type="string">
            <text:p text:style-name="P51">8</text:p>
          </table:table-cell>
          <table:table-cell table:style-name="Table25.B13" office:value-type="string">
            <text:p text:style-name="P52">Sub Authors</text:p>
          </table:table-cell>
          <table:table-cell table:style-name="Table25.C13" office:value-type="string">
            <text:p text:style-name="P52">Sub Authors</text:p>
          </table:table-cell>
          <table:table-cell table:style-name="Table25.D13" office:value-type="string">
            <text:p text:style-name="P52">sub_author</text:p>
          </table:table-cell>
          <table:table-cell table:style-name="Table25.E13" office:value-type="string">
            <text:p text:style-name="P52">Text box</text:p>
          </table:table-cell>
          <table:table-cell table:style-name="Table25.F13" office:value-type="string">
            <text:p text:style-name="P50">Read only</text:p>
          </table:table-cell>
        </table:table-row>
        <table:table-row table:style-name="Table25.1">
          <table:table-cell table:style-name="Table25.A13" office:value-type="string">
            <text:p text:style-name="P51">9</text:p>
          </table:table-cell>
          <table:table-cell table:style-name="Table25.B13" office:value-type="string">
            <text:p text:style-name="P52">Publication Place</text:p>
          </table:table-cell>
          <table:table-cell table:style-name="Table25.C13" office:value-type="string">
            <text:p text:style-name="P52">Publication Place</text:p>
          </table:table-cell>
          <table:table-cell table:style-name="Table25.D13" office:value-type="string">
            <text:p text:style-name="P52">publication_place</text:p>
          </table:table-cell>
          <table:table-cell table:style-name="Table25.E13" office:value-type="string">
            <text:p text:style-name="P52">Text box</text:p>
          </table:table-cell>
          <table:table-cell table:style-name="Table25.F13" office:value-type="string">
            <text:p text:style-name="P50">Read only</text:p>
          </table:table-cell>
        </table:table-row>
        <table:table-row table:style-name="Table25.1">
          <table:table-cell table:style-name="Table25.A13" office:value-type="string">
            <text:p text:style-name="P51">10</text:p>
          </table:table-cell>
          <table:table-cell table:style-name="Table25.B13" office:value-type="string">
            <text:p text:style-name="P52">LCC No</text:p>
          </table:table-cell>
          <table:table-cell table:style-name="Table25.C13" office:value-type="string">
            <text:p text:style-name="P52">LCC No</text:p>
          </table:table-cell>
          <table:table-cell table:style-name="Table25.D13" office:value-type="string">
            <text:p text:style-name="P52">lcc_no</text:p>
          </table:table-cell>
          <table:table-cell table:style-name="Table25.E13" office:value-type="string">
            <text:p text:style-name="P52">Text box</text:p>
          </table:table-cell>
          <table:table-cell table:style-name="Table25.F13" office:value-type="string">
            <text:p text:style-name="P50">Read only</text:p>
          </table:table-cell>
        </table:table-row>
        <table:table-row table:style-name="Table25.1">
          <table:table-cell table:style-name="Table25.A13" office:value-type="string">
            <text:p text:style-name="P51">11</text:p>
          </table:table-cell>
          <table:table-cell table:style-name="Table25.B13" office:value-type="string">
            <text:p text:style-name="P52">No Of Volumes</text:p>
          </table:table-cell>
          <table:table-cell table:style-name="Table25.C13" office:value-type="string">
            <text:p text:style-name="P52">No Of Volumes</text:p>
          </table:table-cell>
          <table:table-cell table:style-name="Table25.D13" office:value-type="string">
            <text:p text:style-name="P52">no_of_volumes</text:p>
          </table:table-cell>
          <table:table-cell table:style-name="Table25.E13" office:value-type="string">
            <text:p text:style-name="P52">Text box</text:p>
          </table:table-cell>
          <table:table-cell table:style-name="Table25.F13" office:value-type="string">
            <text:p text:style-name="P50">Read only</text:p>
          </table:table-cell>
        </table:table-row>
        <table:table-row table:style-name="Table25.1">
          <table:table-cell table:style-name="Table25.A13" office:value-type="string">
            <text:p text:style-name="P51">12</text:p>
          </table:table-cell>
          <table:table-cell table:style-name="Table25.B13" office:value-type="string">
            <text:p text:style-name="P52">Submit</text:p>
          </table:table-cell>
          <table:table-cell table:style-name="Table25.C13" office:value-type="string">
            <text:p text:style-name="P52">Submit</text:p>
          </table:table-cell>
          <table:table-cell table:style-name="Table25.D13" office:value-type="string">
            <text:p text:style-name="P52">Delete</text:p>
          </table:table-cell>
          <table:table-cell table:style-name="Table25.E13" office:value-type="string">
            <text:p text:style-name="P52">Button</text:p>
          </table:table-cell>
          <table:table-cell table:style-name="Table25.F13" office:value-type="string">
            <text:p text:style-name="P52"/>
          </table:table-cell>
        </table:table-row>
        <table:table-row table:style-name="Table25.1">
          <table:table-cell table:style-name="Table25.A14" office:value-type="string">
            <text:p text:style-name="P51">13</text:p>
          </table:table-cell>
          <table:table-cell table:style-name="Table25.B14" office:value-type="string">
            <text:p text:style-name="P52">Button</text:p>
          </table:table-cell>
          <table:table-cell table:style-name="Table25.C14" office:value-type="string">
            <text:p text:style-name="P52">Button</text:p>
          </table:table-cell>
          <table:table-cell table:style-name="Table25.D14" office:value-type="string">
            <text:p text:style-name="P52">Back</text:p>
          </table:table-cell>
          <table:table-cell table:style-name="Table25.E14" office:value-type="string">
            <text:p text:style-name="P52">Button</text:p>
          </table:table-cell>
          <table:table-cell table:style-name="Table25.F14" office:value-type="string">
            <text:p text:style-name="P50"/>
          </table:table-cell>
        </table:table-row>
      </table:table>
      <text:p text:style-name="P32"><text:bookmark-end text:name="__DdeLink__7350_3435793672"/></text:p>
      <text:p text:style-name="P24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30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8">Action Class Name:AcqBibliographicDetail3Action</text:p>
          </table:table-cell>
          <table:covered-table-cell/>
        </table:table-row>
        <table:table-row table:style-name="Table26.1">
          <table:table-cell table:style-name="Table26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26.1">
          <table:table-cell table:style-name="Table26.A13" office:value-type="string">
            <text:p text:style-name="P10">Logical Name</text:p>
          </table:table-cell>
          <table:table-cell table:style-name="Table26.B3" office:value-type="string">
            <text:p text:style-name="P10">AcqBiblioActionForm</text:p>
          </table:table-cell>
        </table:table-row>
        <table:table-row table:style-name="Table26.1">
          <table:table-cell table:style-name="Table26.A13" office:value-type="string">
            <text:p text:style-name="P10">Physical Path</text:p>
          </table:table-cell>
          <table:table-cell table:style-name="Table26.B4" office:value-type="string">
            <text:p text:style-name="P10">com.myapp.struts.Acquisition.AcqBibliographicDetail3Action</text:p>
          </table:table-cell>
        </table:table-row>
        <table:table-row table:style-name="Table26.1">
          <table:table-cell table:style-name="Table26.A13" office:value-type="string">
            <text:p text:style-name="P10">Code:</text:p>
          </table:table-cell>
          <table:table-cell table:style-name="Table26.B5" office:value-type="string">
            <text:p text:style-name="P10"/>
          </table:table-cell>
        </table:table-row>
        <table:table-row table:style-name="Table26.1">
          <table:table-cell table:style-name="Table26.A13" office:value-type="string">
            <text:p text:style-name="P10">Description:</text:p>
          </table:table-cell>
          <table:table-cell table:style-name="Table26.B6" office:value-type="string">
            <text:p text:style-name="P10">For defining setter and getter functions.</text:p>
          </table:table-cell>
        </table:table-row>
        <table:table-row table:style-name="Table26.1">
          <table:table-cell table:style-name="Table26.A1" table:number-columns-spanned="2" office:value-type="string">
            <text:p text:style-name="P8">Struts Action</text:p>
          </table:table-cell>
          <table:covered-table-cell/>
        </table:table-row>
        <table:table-row table:style-name="Table26.1">
          <table:table-cell table:style-name="Table26.A13" office:value-type="string">
            <text:p text:style-name="P10">Logical Name</text:p>
          </table:table-cell>
          <table:table-cell table:style-name="Table26.B8" office:value-type="string">
            <text:p text:style-name="P13">AcqBibliographicDetail3Action</text:p>
          </table:table-cell>
        </table:table-row>
        <table:table-row table:style-name="Table26.1">
          <table:table-cell table:style-name="Table26.A13" office:value-type="string">
            <text:p text:style-name="P10">Input JSP Form:</text:p>
          </table:table-cell>
          <table:table-cell table:style-name="Table26.B9" office:value-type="string">
            <text:p text:style-name="P16">acq_delete_titledatagrid.jsp</text:p>
          </table:table-cell>
        </table:table-row>
        <table:table-row table:style-name="Table26.10">
          <table:table-cell table:style-name="Table26.A13" office:value-type="string">
            <text:p text:style-name="P10">Physical Path(Type tag):</text:p>
          </table:table-cell>
          <table:table-cell table:style-name="Table26.B10" office:value-type="string">
            <text:p text:style-name="P10">com.myapp.struts.Acquisition.AcqBibliographicDetail3Action</text:p>
          </table:table-cell>
        </table:table-row>
        <table:table-row table:style-name="Table26.10">
          <table:table-cell table:style-name="Table26.A11" office:value-type="string">
            <text:p text:style-name="P10">Logical Path</text:p>
          </table:table-cell>
          <table:table-cell table:style-name="Table26.B11" office:value-type="string">
            <text:p text:style-name="P10">/viewOwn3</text:p>
          </table:table-cell>
        </table:table-row>
        <table:table-row table:style-name="Table26.1">
          <table:table-cell table:style-name="Table26.A13" office:value-type="string">
            <text:p text:style-name="P10">Code:</text:p>
          </table:table-cell>
          <table:table-cell table:style-name="Table26.B12" office:value-type="string">
            <text:p text:style-name="P10"/>
          </table:table-cell>
        </table:table-row>
        <table:table-row table:style-name="Table26.1">
          <table:table-cell table:style-name="Table26.A13" office:value-type="string">
            <text:p text:style-name="P10"/>
            <text:p text:style-name="P10">Description:</text:p>
          </table:table-cell>
          <table:table-cell table:style-name="Table26.B13" office:value-type="string">
            <text:p text:style-name="P10">To view the Bibliographic Details of entered book. </text:p>
          </table:table-cell>
        </table:table-row>
      </table:table>
      <text:p text:style-name="P46"><text:tab/><text:tab/><text:tab/><text:tab/><text:tab/><text:tab/><text:tab/><text:tab/><text:tab/><text:tab/><text:tab/><text:tab/><text:tab/><text:tab/><text:tab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9">Request Forwards Name </text:p>
          </table:table-cell>
          <table:table-cell table:style-name="Table27.B2" office:value-type="string">
            <text:p text:style-name="P9">Request Target</text:p>
          </table:table-cell>
          <table:table-cell table:style-name="Table27.A2" office:value-type="string">
            <text:p text:style-name="P9">Purpose</text:p>
          </table:table-cell>
        </table:table-row>
        <table:table-row table:style-name="Table27.1">
          <table:table-cell table:style-name="Table27.A3" office:value-type="string">
            <text:p text:style-name="P10">delete</text:p>
          </table:table-cell>
          <table:table-cell table:style-name="Table27.B3" office:value-type="string">
            <text:p text:style-name="P10">“acq_bibliographic_delete.jsp”</text:p>
          </table:table-cell>
          <table:table-cell table:style-name="Table27.C3" office:value-type="string">
            <text:p text:style-name="P10">Redirect to user to view of Bibliographic details of entered book.</text:p>
          </table:table-cell>
        </table:table-row>
      </table:table>
      <text:p text:style-name="P4"><text:tab/><text:tab/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7">S.No.</text:p>
          </table:table-cell>
          <table:table-cell table:style-name="Table28.A2" office:value-type="string">
            <text:p text:style-name="P7">Table Name</text:p>
          </table:table-cell>
          <table:table-cell table:style-name="Table28.A2" office:value-type="string">
            <text:p text:style-name="P17">Primary Key </text:p>
          </table:table-cell>
          <table:table-cell table:style-name="Table28.A2" office:value-type="string">
            <text:p text:style-name="P7">Purpose</text:p>
          </table:table-cell>
        </table:table-row>
        <table:table-row table:style-name="Table28.1">
          <table:table-cell table:style-name="Table28.A3" office:value-type="string">
            <text:p text:style-name="P10">1</text:p>
          </table:table-cell>
          <table:table-cell table:style-name="Table28.B3" office:value-type="string">
            <text:p text:style-name="P10">acq_bibliography</text:p>
          </table:table-cell>
          <table:table-cell table:style-name="Table28.C3" office:value-type="string">
            <text:p text:style-name="P11">library_id, sub_library_id, title_id</text:p>
          </table:table-cell>
          <table:table-cell table:style-name="Table28.D3" office:value-type="string">
            <text:p text:style-name="P10">To enter the details of book of new entry</text:p>
          </table:table-cell>
        </table:table-row>
      </table:table>
      <text:p text:style-name="P46"/>
      <text:p text:style-name="P46"/>
      <text:p text:style-name="P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8">Pojo replacement of tables</text:p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7">S.No.</text:p>
          </table:table-cell>
          <table:table-cell table:style-name="Table29.A2" office:value-type="string">
            <text:p text:style-name="P7">Table Name</text:p>
          </table:table-cell>
          <table:table-cell table:style-name="Table29.A2" office:value-type="string">
            <text:p text:style-name="P17">Pojo Name</text:p>
          </table:table-cell>
          <table:table-cell table:style-name="Table29.A2" office:value-type="string">
            <text:p text:style-name="P7">Hibernate Mapping File </text:p>
          </table:table-cell>
        </table:table-row>
        <table:table-row table:style-name="Table29.1">
          <table:table-cell table:style-name="Table29.A3" office:value-type="string">
            <text:p text:style-name="P10">1</text:p>
          </table:table-cell>
          <table:table-cell table:style-name="Table29.B3" office:value-type="string">
            <text:p text:style-name="P10">acq_bibliography</text:p>
          </table:table-cell>
          <table:table-cell table:style-name="Table29.C3" office:value-type="string">
            <text:p text:style-name="P11">AcqBibliography</text:p>
          </table:table-cell>
          <table:table-cell table:style-name="Table29.D3" office:value-type="string">
            <text:p text:style-name="P10"/>
          </table:table-cell>
        </table:table-row>
      </table:table>
      <text:p text:style-name="P30"><text:tab/></text:p>
      <text:p text:style-name="P18"/>
      <text:p text:style-name="P18"/>
      <text:p text:style-name="P18"/>
      <text:p text:style-name="P18"/>
      <text:p text:style-name="Standard"><text:soft-page-break/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row table:style-name="Table30.1">
          <table:table-cell table:style-name="Table30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7">S.No</text:p>
          </table:table-cell>
          <table:table-cell table:style-name="Table30.A2" office:value-type="string">
            <text:p text:style-name="P7">Pojo Name</text:p>
          </table:table-cell>
          <table:table-cell table:style-name="Table30.A2" office:value-type="string">
            <text:p text:style-name="P17">Method Name </text:p>
          </table:table-cell>
          <table:table-cell table:style-name="Table30.D2" office:value-type="string">
            <text:p text:style-name="P7">Select Operation</text:p>
          </table:table-cell>
          <table:table-cell table:style-name="Table30.D2" office:value-type="string">
            <text:p text:style-name="P7">Columns <text:s/>in Where clause</text:p>
          </table:table-cell>
          <table:table-cell table:style-name="Table30.A2" office:value-type="string">
            <text:p text:style-name="P7">Purpose </text:p>
          </table:table-cell>
        </table:table-row>
        <table:table-row table:style-name="Table30.1">
          <table:table-cell table:style-name="Table30.A3" office:value-type="string">
            <text:p text:style-name="P10">1</text:p>
          </table:table-cell>
          <table:table-cell table:style-name="Table30.B3" office:value-type="string">
            <text:p text:style-name="P11">AcqBibliography</text:p>
          </table:table-cell>
          <table:table-cell table:style-name="Table30.C3" office:value-type="string">
            <text:p text:style-name="P15">getBiblio()</text:p>
          </table:table-cell>
          <table:table-cell table:style-name="Table30.D3" office:value-type="string">
            <text:p text:style-name="P11">AcqBibliography</text:p>
          </table:table-cell>
          <table:table-cell table:style-name="Table30.E3" office:value-type="string">
            <text:p text:style-name="P10">library_id,</text:p>
            <text:p text:style-name="P10">sub_library_id,title</text:p>
          </table:table-cell>
          <table:table-cell table:style-name="Table30.F3" office:value-type="string">
            <text:p text:style-name="P10"><text:bookmark-start text:name="__DdeLink__6429_19391602141111111"/>To retrieve data from table<text:bookmark-end text:name="__DdeLink__6429_19391602141111111"/></text:p>
          </table:table-cell>
        </table:table-row>
      </table:table>
      <text:p text:style-name="P46"><text:tab/><text:tab/><text:tab/><text:tab/><text:tab/><text:tab/><text:tab/><text:tab/><text:tab/><text:tab/><text:tab/></text:p>
      <text:p text:style-name="P18"/>
      <text:p text:style-name="P18"/>
      <text:p text:style-name="P18"><text:s text:c="2"/>Bibliographic Details Entry</text:p>
      <text:list xml:id="list32633387" text:continue-numbering="true" text:style-name="WWNum23">
        <text:list-header>
          <text:p text:style-name="P84">File Name of view page: <text:span text:style-name="T16">acq_bibliographic_details.jsp</text:span></text:p>
          <text:p text:style-name="P85">This page is a data entry form to acquire the details of book.</text:p>
        </text:list-header>
      </text:list>
      <text:p text:style-name="P29"><text:span text:style-name="T15">Validation Technology:-</text:span>Validation Framework <text:s/></text:p>
      <text:p text:style-name="P29"><text:bookmark-start text:name="__DdeLink__7350_343579367"/><text:s/><text:span text:style-name="T15">Attributes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column table:style-name="Table57.E"/>
        <table:table-column table:style-name="Table57.F"/>
        <table:table-row table:style-name="Table57.1">
          <table:table-cell table:style-name="Table57.A1" office:value-type="string">
            <text:p text:style-name="P49">S.No.</text:p>
          </table:table-cell>
          <table:table-cell table:style-name="Table57.A1" office:value-type="string">
            <text:p text:style-name="P49">Attribute Name</text:p>
          </table:table-cell>
          <table:table-cell table:style-name="Table57.A1" office:value-type="string">
            <text:p text:style-name="P49">Label </text:p>
          </table:table-cell>
          <table:table-cell table:style-name="Table57.A1" office:value-type="string">
            <text:p text:style-name="P49">Field Name</text:p>
          </table:table-cell>
          <table:table-cell table:style-name="Table57.A1" office:value-type="string">
            <text:p text:style-name="P49">Type</text:p>
          </table:table-cell>
          <table:table-cell table:style-name="Table57.A1" office:value-type="string">
            <text:p text:style-name="P49">Validation</text:p>
          </table:table-cell>
        </table:table-row>
        <table:table-row table:style-name="Table57.1">
          <table:table-cell table:style-name="Table57.A6" office:value-type="string">
            <text:p text:style-name="P51">1</text:p>
          </table:table-cell>
          <table:table-cell table:style-name="Table57.B6" office:value-type="string">
            <text:p text:style-name="P50">Document Type</text:p>
          </table:table-cell>
          <table:table-cell table:style-name="Table57.C6" office:value-type="string">
            <text:p text:style-name="P52">Document Type</text:p>
          </table:table-cell>
          <table:table-cell table:style-name="Table57.D6" office:value-type="string">
            <text:p text:style-name="P52">document_type</text:p>
          </table:table-cell>
          <table:table-cell table:style-name="Table57.E6" office:value-type="string">
            <text:p text:style-name="P52">Text box</text:p>
          </table:table-cell>
          <table:table-cell table:style-name="Table57.F6" office:value-type="string">
            <text:p text:style-name="P50"><text:bookmark-start text:name="__DdeLink__6578_1250896489"/><text:bookmark-end text:name="__DdeLink__6578_1250896489"/></text:p>
          </table:table-cell>
        </table:table-row>
        <table:table-row table:style-name="Table57.1">
          <table:table-cell table:style-name="Table57.A6" office:value-type="string">
            <text:p text:style-name="P51">2</text:p>
          </table:table-cell>
          <table:table-cell table:style-name="Table57.B6" office:value-type="string">
            <text:p text:style-name="P50">Author</text:p>
          </table:table-cell>
          <table:table-cell table:style-name="Table57.C6" office:value-type="string">
            <text:p text:style-name="P52">Author</text:p>
          </table:table-cell>
          <table:table-cell table:style-name="Table57.D6" office:value-type="string">
            <text:p text:style-name="P52">author</text:p>
          </table:table-cell>
          <table:table-cell table:style-name="Table57.E6" office:value-type="string">
            <text:p text:style-name="P52">Text box</text:p>
          </table:table-cell>
          <table:table-cell table:style-name="Table57.F6" office:value-type="string">
            <text:p text:style-name="P50">Is required</text:p>
          </table:table-cell>
        </table:table-row>
        <table:table-row table:style-name="Table57.1">
          <table:table-cell table:style-name="Table57.A6" office:value-type="string">
            <text:p text:style-name="P51">3</text:p>
          </table:table-cell>
          <table:table-cell table:style-name="Table57.B6" office:value-type="string">
            <text:p text:style-name="P52">Publisher Name</text:p>
          </table:table-cell>
          <table:table-cell table:style-name="Table57.C6" office:value-type="string">
            <text:p text:style-name="P52">Publisher Name</text:p>
          </table:table-cell>
          <table:table-cell table:style-name="Table57.D6" office:value-type="string">
            <text:p text:style-name="P52">publisher_name</text:p>
          </table:table-cell>
          <table:table-cell table:style-name="Table57.E6" office:value-type="string">
            <text:p text:style-name="P52">Text box</text:p>
          </table:table-cell>
          <table:table-cell table:style-name="Table57.F6" office:value-type="string">
            <text:p text:style-name="P50"/>
          </table:table-cell>
        </table:table-row>
        <table:table-row table:style-name="Table57.1">
          <table:table-cell table:style-name="Table57.A6" office:value-type="string">
            <text:p text:style-name="P51">4</text:p>
          </table:table-cell>
          <table:table-cell table:style-name="Table57.B6" office:value-type="string">
            <text:p text:style-name="P52">Publishing Year</text:p>
          </table:table-cell>
          <table:table-cell table:style-name="Table57.C6" office:value-type="string">
            <text:p text:style-name="P52">Publishing Year</text:p>
          </table:table-cell>
          <table:table-cell table:style-name="Table57.D6" office:value-type="string">
            <text:p text:style-name="P52">publishing_year</text:p>
          </table:table-cell>
          <table:table-cell table:style-name="Table57.E6" office:value-type="string">
            <text:p text:style-name="P52">Text box</text:p>
          </table:table-cell>
          <table:table-cell table:style-name="Table57.F6" office:value-type="string">
            <text:p text:style-name="P50"/>
          </table:table-cell>
        </table:table-row>
        <table:table-row table:style-name="Table57.1">
          <table:table-cell table:style-name="Table57.A6" office:value-type="string">
            <text:p text:style-name="P51">5</text:p>
          </table:table-cell>
          <table:table-cell table:style-name="Table57.B6" office:value-type="string">
            <text:p text:style-name="P52">ISBN</text:p>
          </table:table-cell>
          <table:table-cell table:style-name="Table57.C6" office:value-type="string">
            <text:p text:style-name="P52">ISBN</text:p>
          </table:table-cell>
          <table:table-cell table:style-name="Table57.D6" office:value-type="string">
            <text:p text:style-name="P52">isbn</text:p>
          </table:table-cell>
          <table:table-cell table:style-name="Table57.E6" office:value-type="string">
            <text:p text:style-name="P52">Text box</text:p>
          </table:table-cell>
          <table:table-cell table:style-name="Table57.F6" office:value-type="string">
            <text:p text:style-name="P50"/>
          </table:table-cell>
        </table:table-row>
        <table:table-row table:style-name="Table57.1">
          <table:table-cell table:style-name="Table57.A14" office:value-type="string">
            <text:p text:style-name="P51">6</text:p>
          </table:table-cell>
          <table:table-cell table:style-name="Table57.B14" office:value-type="string">
            <text:p text:style-name="P52">Edition</text:p>
          </table:table-cell>
          <table:table-cell table:style-name="Table57.C14" office:value-type="string">
            <text:p text:style-name="P52">Edition</text:p>
          </table:table-cell>
          <table:table-cell table:style-name="Table57.D14" office:value-type="string">
            <text:p text:style-name="P52">edition</text:p>
          </table:table-cell>
          <table:table-cell table:style-name="Table57.E14" office:value-type="string">
            <text:p text:style-name="P52">Text box</text:p>
          </table:table-cell>
          <table:table-cell table:style-name="Table57.F14" office:value-type="string">
            <text:p text:style-name="P50"/>
          </table:table-cell>
        </table:table-row>
        <table:table-row table:style-name="Table57.1">
          <table:table-cell table:style-name="Table57.A14" office:value-type="string">
            <text:p text:style-name="P51">7</text:p>
          </table:table-cell>
          <table:table-cell table:style-name="Table57.B14" office:value-type="string">
            <text:p text:style-name="P52">Title</text:p>
          </table:table-cell>
          <table:table-cell table:style-name="Table57.C14" office:value-type="string">
            <text:p text:style-name="P52">Title</text:p>
          </table:table-cell>
          <table:table-cell table:style-name="Table57.D14" office:value-type="string">
            <text:p text:style-name="P52">title</text:p>
          </table:table-cell>
          <table:table-cell table:style-name="Table57.E14" office:value-type="string">
            <text:p text:style-name="P52">Text box</text:p>
          </table:table-cell>
          <table:table-cell table:style-name="Table57.F14" office:value-type="string">
            <text:p text:style-name="P52"/>
          </table:table-cell>
        </table:table-row>
        <table:table-row table:style-name="Table57.1">
          <table:table-cell table:style-name="Table57.A14" office:value-type="string">
            <text:p text:style-name="P51">8</text:p>
          </table:table-cell>
          <table:table-cell table:style-name="Table57.B14" office:value-type="string">
            <text:p text:style-name="P52">Sub Authors</text:p>
          </table:table-cell>
          <table:table-cell table:style-name="Table57.C14" office:value-type="string">
            <text:p text:style-name="P52">Sub Authors</text:p>
          </table:table-cell>
          <table:table-cell table:style-name="Table57.D14" office:value-type="string">
            <text:p text:style-name="P52">sub_author</text:p>
          </table:table-cell>
          <table:table-cell table:style-name="Table57.E14" office:value-type="string">
            <text:p text:style-name="P52">Text box</text:p>
          </table:table-cell>
          <table:table-cell table:style-name="Table57.F14" office:value-type="string">
            <text:p text:style-name="P52"/>
          </table:table-cell>
        </table:table-row>
        <table:table-row table:style-name="Table57.1">
          <table:table-cell table:style-name="Table57.A14" office:value-type="string">
            <text:p text:style-name="P51">9</text:p>
          </table:table-cell>
          <table:table-cell table:style-name="Table57.B14" office:value-type="string">
            <text:p text:style-name="P52">Publication Place</text:p>
          </table:table-cell>
          <table:table-cell table:style-name="Table57.C14" office:value-type="string">
            <text:p text:style-name="P52">Publication Place</text:p>
          </table:table-cell>
          <table:table-cell table:style-name="Table57.D14" office:value-type="string">
            <text:p text:style-name="P52">publication_place</text:p>
          </table:table-cell>
          <table:table-cell table:style-name="Table57.E14" office:value-type="string">
            <text:p text:style-name="P52">Text box</text:p>
          </table:table-cell>
          <table:table-cell table:style-name="Table57.F14" office:value-type="string">
            <text:p text:style-name="P50"/>
          </table:table-cell>
        </table:table-row>
        <table:table-row table:style-name="Table57.1">
          <table:table-cell table:style-name="Table57.A14" office:value-type="string">
            <text:p text:style-name="P51">10</text:p>
          </table:table-cell>
          <table:table-cell table:style-name="Table57.B14" office:value-type="string">
            <text:p text:style-name="P52">LCC No</text:p>
          </table:table-cell>
          <table:table-cell table:style-name="Table57.C14" office:value-type="string">
            <text:p text:style-name="P52">LCC No</text:p>
          </table:table-cell>
          <table:table-cell table:style-name="Table57.D14" office:value-type="string">
            <text:p text:style-name="P52">lcc_no</text:p>
          </table:table-cell>
          <table:table-cell table:style-name="Table57.E14" office:value-type="string">
            <text:p text:style-name="P52">Text box</text:p>
          </table:table-cell>
          <table:table-cell table:style-name="Table57.F14" office:value-type="string">
            <text:p text:style-name="P50"/>
          </table:table-cell>
        </table:table-row>
        <table:table-row table:style-name="Table57.1">
          <table:table-cell table:style-name="Table57.A14" office:value-type="string">
            <text:p text:style-name="P51">11</text:p>
          </table:table-cell>
          <table:table-cell table:style-name="Table57.B14" office:value-type="string">
            <text:p text:style-name="P52">No Of Volumes</text:p>
          </table:table-cell>
          <table:table-cell table:style-name="Table57.C14" office:value-type="string">
            <text:p text:style-name="P52">No Of Volumes</text:p>
          </table:table-cell>
          <table:table-cell table:style-name="Table57.D14" office:value-type="string">
            <text:p text:style-name="P52">no_of_volumes</text:p>
          </table:table-cell>
          <table:table-cell table:style-name="Table57.E14" office:value-type="string">
            <text:p text:style-name="P52">Text box</text:p>
          </table:table-cell>
          <table:table-cell table:style-name="Table57.F14" office:value-type="string">
            <text:p text:style-name="P50"/>
          </table:table-cell>
        </table:table-row>
        <table:table-row table:style-name="Table57.1">
          <table:table-cell table:style-name="Table57.A14" office:value-type="string">
            <text:p text:style-name="P51">12</text:p>
          </table:table-cell>
          <table:table-cell table:style-name="Table57.B14" office:value-type="string">
            <text:p text:style-name="P52">Submit</text:p>
          </table:table-cell>
          <table:table-cell table:style-name="Table57.C14" office:value-type="string">
            <text:p text:style-name="P52">Submit</text:p>
          </table:table-cell>
          <table:table-cell table:style-name="Table57.D14" office:value-type="string">
            <text:p text:style-name="P52">submit</text:p>
          </table:table-cell>
          <table:table-cell table:style-name="Table57.E14" office:value-type="string">
            <text:p text:style-name="P52">Submit</text:p>
          </table:table-cell>
          <table:table-cell table:style-name="Table57.F14" office:value-type="string">
            <text:p text:style-name="P52"/>
          </table:table-cell>
        </table:table-row>
        <table:table-row table:style-name="Table57.1">
          <table:table-cell table:style-name="Table57.A14" office:value-type="string">
            <text:p text:style-name="P51">13</text:p>
          </table:table-cell>
          <table:table-cell table:style-name="Table57.B14" office:value-type="string">
            <text:p text:style-name="P52">Cancel</text:p>
          </table:table-cell>
          <table:table-cell table:style-name="Table57.C14" office:value-type="string">
            <text:p text:style-name="P52">Cancel</text:p>
          </table:table-cell>
          <table:table-cell table:style-name="Table57.D14" office:value-type="string">
            <text:p text:style-name="P52">cancel</text:p>
          </table:table-cell>
          <table:table-cell table:style-name="Table57.E14" office:value-type="string">
            <text:p text:style-name="P52">Button</text:p>
          </table:table-cell>
          <table:table-cell table:style-name="Table57.F14" office:value-type="string">
            <text:p text:style-name="P50"/>
          </table:table-cell>
        </table:table-row>
        <table:table-row table:style-name="Table57.1">
          <table:table-cell table:style-name="Table57.A15" office:value-type="string">
            <text:p text:style-name="P51">14</text:p>
          </table:table-cell>
          <table:table-cell table:style-name="Table57.B15" office:value-type="string">
            <text:p text:style-name="P52">Initiate Acquisition</text:p>
          </table:table-cell>
          <table:table-cell table:style-name="Table57.C15" office:value-type="string">
            <text:p text:style-name="P52">Initiate Acquisition</text:p>
          </table:table-cell>
          <table:table-cell table:style-name="Table57.D15" office:value-type="string">
            <text:p text:style-name="P52">submit</text:p>
          </table:table-cell>
          <table:table-cell table:style-name="Table57.E15" office:value-type="string">
            <text:p text:style-name="P52">Button</text:p>
          </table:table-cell>
          <table:table-cell table:style-name="Table57.F15" office:value-type="string">
            <text:p text:style-name="P52"/>
          </table:table-cell>
        </table:table-row>
      </table:table>
      <text:p text:style-name="P30"><text:bookmark-end text:name="__DdeLink__7350_343579367"/></text:p>
      <text:p text:style-name="P30"/>
      <text:p text:style-name="P30"/>
      <text:p text:style-name="P30"/>
      <text:p text:style-name="P30"/>
      <text:p text:style-name="P30"/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8">Action Class Name:AcqBiblioNewEntryAction</text:p>
          </table:table-cell>
          <table:covered-table-cell/>
        </table:table-row>
        <table:table-row table:style-name="Table55.1">
          <table:table-cell table:style-name="Table55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55.1">
          <table:table-cell table:style-name="Table55.A13" office:value-type="string">
            <text:p text:style-name="P10">Logical Name</text:p>
          </table:table-cell>
          <table:table-cell table:style-name="Table55.B3" office:value-type="string">
            <text:p text:style-name="P10">AcqBiblioActionForm</text:p>
          </table:table-cell>
        </table:table-row>
        <text:soft-page-break/>
        <table:table-row table:style-name="Table55.1">
          <table:table-cell table:style-name="Table55.A13" office:value-type="string">
            <text:p text:style-name="P10">Physical Path</text:p>
          </table:table-cell>
          <table:table-cell table:style-name="Table55.B4" office:value-type="string">
            <text:p text:style-name="P10">com.myapp.struts.Acquisition.AcqBiblioNewEntryAction</text:p>
          </table:table-cell>
        </table:table-row>
        <table:table-row table:style-name="Table55.1">
          <table:table-cell table:style-name="Table55.A13" office:value-type="string">
            <text:p text:style-name="P10">Code:</text:p>
          </table:table-cell>
          <table:table-cell table:style-name="Table55.B5" office:value-type="string">
            <text:p text:style-name="P10"/>
          </table:table-cell>
        </table:table-row>
        <table:table-row table:style-name="Table55.1">
          <table:table-cell table:style-name="Table55.A13" office:value-type="string">
            <text:p text:style-name="P10">Description:</text:p>
          </table:table-cell>
          <table:table-cell table:style-name="Table55.B6" office:value-type="string">
            <text:p text:style-name="P10">For defining setter and getter functions.</text:p>
          </table:table-cell>
        </table:table-row>
        <table:table-row table:style-name="Table55.1">
          <table:table-cell table:style-name="Table55.A1" table:number-columns-spanned="2" office:value-type="string">
            <text:p text:style-name="P8">Struts Action</text:p>
          </table:table-cell>
          <table:covered-table-cell/>
        </table:table-row>
        <table:table-row table:style-name="Table55.1">
          <table:table-cell table:style-name="Table55.A13" office:value-type="string">
            <text:p text:style-name="P10">Logical Name</text:p>
          </table:table-cell>
          <table:table-cell table:style-name="Table55.B8" office:value-type="string">
            <text:p text:style-name="P13">AcqBiblioNewEntryAction</text:p>
          </table:table-cell>
        </table:table-row>
        <table:table-row table:style-name="Table55.1">
          <table:table-cell table:style-name="Table55.A13" office:value-type="string">
            <text:p text:style-name="P10">Input JSP Form:</text:p>
          </table:table-cell>
          <table:table-cell table:style-name="Table55.B9" office:value-type="string">
            <text:p text:style-name="P10">acq_bibliographic_details.jsp</text:p>
          </table:table-cell>
        </table:table-row>
        <table:table-row table:style-name="Table55.10">
          <table:table-cell table:style-name="Table55.A13" office:value-type="string">
            <text:p text:style-name="P10">Physical Path(Type tag):</text:p>
          </table:table-cell>
          <table:table-cell table:style-name="Table55.B10" office:value-type="string">
            <text:p text:style-name="P10">com.myapp.struts.Acquisition.AcqBiblioNewEntryAction</text:p>
          </table:table-cell>
        </table:table-row>
        <table:table-row table:style-name="Table55.10">
          <table:table-cell table:style-name="Table55.A11" office:value-type="string">
            <text:p text:style-name="P10">Logical Path</text:p>
          </table:table-cell>
          <table:table-cell table:style-name="Table55.B11" office:value-type="string">
            <text:p text:style-name="P10">/acq_biblio</text:p>
          </table:table-cell>
        </table:table-row>
        <table:table-row table:style-name="Table55.1">
          <table:table-cell table:style-name="Table55.A13" office:value-type="string">
            <text:p text:style-name="P10">Code:</text:p>
          </table:table-cell>
          <table:table-cell table:style-name="Table55.B12" office:value-type="string">
            <text:p text:style-name="P10"/>
          </table:table-cell>
        </table:table-row>
        <table:table-row table:style-name="Table55.1">
          <table:table-cell table:style-name="Table55.A13" office:value-type="string">
            <text:p text:style-name="P10"/>
            <text:p text:style-name="P10">Description:</text:p>
          </table:table-cell>
          <table:table-cell table:style-name="Table55.B13" office:value-type="string">
            <text:p text:style-name="P10">To Enter the Bibliographic details of the book in the system by the User. <text:s text:c="2"/></text:p>
          </table:table-cell>
        </table:table-row>
      </table:table>
      <text:p text:style-name="P6"/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56.1">
          <table:table-cell table:style-name="Table56.A2" office:value-type="string">
            <text:p text:style-name="P9">Request Forwards Name </text:p>
          </table:table-cell>
          <table:table-cell table:style-name="Table56.B2" office:value-type="string">
            <text:p text:style-name="P9">Request Target</text:p>
          </table:table-cell>
          <table:table-cell table:style-name="Table56.A2" office:value-type="string">
            <text:p text:style-name="P9">Purpose</text:p>
          </table:table-cell>
        </table:table-row>
        <table:table-row table:style-name="Table56.1">
          <table:table-cell table:style-name="Table56.A4" office:value-type="string">
            <text:p text:style-name="P10">success</text:p>
          </table:table-cell>
          <table:table-cell table:style-name="Table56.B4" office:value-type="string">
            <text:p text:style-name="P10">“/acq_new_entry.jsp”</text:p>
          </table:table-cell>
          <table:table-cell table:style-name="Table56.C3" office:value-type="string">
            <text:p text:style-name="P10">Redirects users to new entry page with success message on successfull entry of title information.</text:p>
          </table:table-cell>
        </table:table-row>
        <table:table-row table:style-name="Table56.1">
          <table:table-cell table:style-name="Table56.A4" office:value-type="string">
            <text:p text:style-name="P10">fail</text:p>
          </table:table-cell>
          <table:table-cell table:style-name="Table56.B4" office:value-type="string">
            <text:p text:style-name="P10">“/acq_bibliographic_details.jsp”</text:p>
          </table:table-cell>
          <table:table-cell table:style-name="Table56.C4" office:value-type="string">
            <text:p text:style-name="P10">Redirects users to same page <text:s/>on failure.</text:p>
          </table:table-cell>
        </table:table-row>
        <table:table-row table:style-name="Table56.1">
          <table:table-cell table:style-name="Table56.A5" office:value-type="string">
            <text:p text:style-name="P10">intacq</text:p>
          </table:table-cell>
          <table:table-cell table:style-name="Table56.B5" office:value-type="string">
            <text:p text:style-name="P10">“/acq_update_titles1.jsp”</text:p>
          </table:table-cell>
          <table:table-cell table:style-name="Table56.C5" office:value-type="string">
            <text:p text:style-name="P10">Redirect user to direct initiating to acquisition of book.</text:p>
          </table:table-cell>
        </table:table-row>
      </table:table>
      <text:p text:style-name="P18"><text:s text:c="4"/><text:tab/><text:tab/><text:tab/></text:p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58.1">
          <table:table-cell table:style-name="Table58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58.1">
          <table:table-cell table:style-name="Table58.A2" office:value-type="string">
            <text:p text:style-name="P7">S.No.</text:p>
          </table:table-cell>
          <table:table-cell table:style-name="Table58.A2" office:value-type="string">
            <text:p text:style-name="P7">Table Name</text:p>
          </table:table-cell>
          <table:table-cell table:style-name="Table58.A2" office:value-type="string">
            <text:p text:style-name="P17">Primary Key </text:p>
          </table:table-cell>
          <table:table-cell table:style-name="Table58.A2" office:value-type="string">
            <text:p text:style-name="P7">Purpose</text:p>
          </table:table-cell>
        </table:table-row>
        <table:table-row table:style-name="Table58.1">
          <table:table-cell table:style-name="Table58.A4" office:value-type="string">
            <text:p text:style-name="P10">1</text:p>
          </table:table-cell>
          <table:table-cell table:style-name="Table58.B4" office:value-type="string">
            <text:p text:style-name="P10">acq_bibliography</text:p>
          </table:table-cell>
          <table:table-cell table:style-name="Table58.C4" office:value-type="string">
            <text:p text:style-name="P11">library_id, sub_library_id, title_id</text:p>
          </table:table-cell>
          <table:table-cell table:style-name="Table58.D4" office:value-type="string">
            <text:p text:style-name="P10">To enter the details of book of new entry</text:p>
          </table:table-cell>
        </table:table-row>
        <table:table-row table:style-name="Table58.1">
          <table:table-cell table:style-name="Table58.A4" office:value-type="string">
            <text:p text:style-name="P10">2</text:p>
          </table:table-cell>
          <table:table-cell table:style-name="Table58.B4" office:value-type="string">
            <text:p text:style-name="P10"><text:bookmark-start text:name="__DdeLink__6581_1250896489"/>acq_bibliography_details<text:bookmark-end text:name="__DdeLink__6581_1250896489"/></text:p>
          </table:table-cell>
          <table:table-cell table:style-name="Table58.C4" office:value-type="string">
            <text:p text:style-name="P11">control_no, library_id, sub_library_id</text:p>
          </table:table-cell>
          <table:table-cell table:style-name="Table58.D4" office:value-type="string">
            <text:p text:style-name="P10">To insert the bibliographic details of</text:p>
            <text:p text:style-name="P10">title of books. <text:s/>.</text:p>
          </table:table-cell>
        </table:table-row>
      </table:table>
      <text:p text:style-name="P18"/>
      <text:p text:style-name="P18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row table:style-name="Table59.1">
          <table:table-cell table:style-name="Table59.A1" table:number-columns-spanned="4" office:value-type="string">
            <text:p text:style-name="P8">Pojo replacement of tables</text:p>
          </table:table-cell>
          <table:covered-table-cell/>
          <table:covered-table-cell/>
          <table:covered-table-cell/>
        </table:table-row>
        <table:table-row table:style-name="Table59.1">
          <table:table-cell table:style-name="Table59.A2" office:value-type="string">
            <text:p text:style-name="P7">S.No.</text:p>
          </table:table-cell>
          <table:table-cell table:style-name="Table59.A2" office:value-type="string">
            <text:p text:style-name="P7">Table Name</text:p>
          </table:table-cell>
          <table:table-cell table:style-name="Table59.A2" office:value-type="string">
            <text:p text:style-name="P17">Pojo Name</text:p>
          </table:table-cell>
          <table:table-cell table:style-name="Table59.A2" office:value-type="string">
            <text:p text:style-name="P7">Hibernate Mapping File </text:p>
          </table:table-cell>
        </table:table-row>
        <table:table-row table:style-name="Table59.1">
          <table:table-cell table:style-name="Table59.A4" office:value-type="string">
            <text:p text:style-name="P10">1</text:p>
          </table:table-cell>
          <table:table-cell table:style-name="Table59.B4" office:value-type="string">
            <text:p text:style-name="P10">acq_bibliography</text:p>
          </table:table-cell>
          <table:table-cell table:style-name="Table59.C4" office:value-type="string">
            <text:p text:style-name="P11">AcqBibliography</text:p>
          </table:table-cell>
          <table:table-cell table:style-name="Table59.D4" office:value-type="string">
            <text:p text:style-name="P10"/>
          </table:table-cell>
        </table:table-row>
        <table:table-row table:style-name="Table59.1">
          <table:table-cell table:style-name="Table59.A4" office:value-type="string">
            <text:p text:style-name="P10">2</text:p>
          </table:table-cell>
          <table:table-cell table:style-name="Table59.B4" office:value-type="string">
            <text:p text:style-name="P10">acq_bibliography_details</text:p>
          </table:table-cell>
          <table:table-cell table:style-name="Table59.C4" office:value-type="string">
            <text:p text:style-name="P11"><text:bookmark-start text:name="__DdeLink__6583_1250896489"/>AcqBibliographyDetails<text:bookmark-end text:name="__DdeLink__6583_1250896489"/></text:p>
          </table:table-cell>
          <table:table-cell table:style-name="Table59.D4" office:value-type="string">
            <text:p text:style-name="P10"/>
          </table:table-cell>
        </table:table-row>
      </table:table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2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S.No.</text:p>
          </table:table-cell>
          <table:table-cell table:style-name="Table1.A2" office:value-type="string">
            <text:p text:style-name="P7">Pojo Name</text:p>
          </table:table-cell>
          <table:table-cell table:style-name="Table1.A2" office:value-type="string">
            <text:p text:style-name="P17">Method Name </text:p>
          </table:table-cell>
          <table:table-cell table:style-name="Table1.D2" office:value-type="string">
            <text:p text:style-name="P7">Select Operation</text:p>
          </table:table-cell>
          <table:table-cell table:style-name="Table1.D2" office:value-type="string">
            <text:p text:style-name="P7">Columns <text:s/>in Where clause</text:p>
          </table:table-cell>
          <table:table-cell table:style-name="Table1.A2" office:value-type="string">
            <text:p text:style-name="P7">Purpose </text:p>
          </table:table-cell>
        </table:table-row>
        <table:table-row table:style-name="Table1.1">
          <table:table-cell table:style-name="Table1.A4" office:value-type="string">
            <text:p text:style-name="P10">1</text:p>
          </table:table-cell>
          <table:table-cell table:style-name="Table1.B3" office:value-type="string">
            <text:p text:style-name="P11">AcqBibliography</text:p>
          </table:table-cell>
          <table:table-cell table:style-name="Table1.C3" office:value-type="string">
            <text:p text:style-name="P11">searchDoc1()</text:p>
          </table:table-cell>
          <table:table-cell table:style-name="Table1.D3" office:value-type="string">
            <text:p text:style-name="P10">Title </text:p>
          </table:table-cell>
          <table:table-cell table:style-name="Table1.E3" office:value-type="string">
            <text:p text:style-name="P10">title_id,library_id,sub_library_id</text:p>
          </table:table-cell>
          <table:table-cell table:style-name="Table1.F3" office:value-type="string">
            <text:p text:style-name="P10"/>
            <text:p text:style-name="P10">Search the title of books which are already exists </text:p>
            <text:p text:style-name="P10"/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11">returnMaxBiblioId()</text:p>
          </table:table-cell>
          <table:table-cell table:style-name="Table1.D4" office:value-type="string">
            <text:p text:style-name="P10">Integer</text:p>
          </table:table-cell>
          <table:table-cell table:style-name="Table1.E4" office:value-type="string">
            <text:p text:style-name="P10">library_id,sub_library_id</text:p>
          </table:table-cell>
          <table:table-cell table:style-name="Table1.F4" office:value-type="string">
            <text:p text:style-name="P10">Return maximum title_id </text:p>
            <text:p text:style-name="P10">of new title entry</text:p>
          </table:table-cell>
        </table:table-row>
        <table:table-row table:style-name="Table1.1">
          <table:table-cell table:style-name="Table1.A8" office:value-type="string">
            <text:p text:style-name="P10"/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1">insert()</text:p>
          </table:table-cell>
          <table:table-cell table:style-name="Table1.D5" office:value-type="string">
            <text:p text:style-name="P10"/>
          </table:table-cell>
          <table:table-cell table:style-name="Table1.E5" office:value-type="string">
            <text:p text:style-name="P10"/>
          </table:table-cell>
          <table:table-cell table:style-name="Table1.F5" office:value-type="string">
            <text:p text:style-name="P10"/>
          </table:table-cell>
        </table:table-row>
        <table:table-row table:style-name="Table1.1">
          <table:table-cell table:style-name="Table1.A8" office:value-type="string">
            <text:p text:style-name="P10">2</text:p>
          </table:table-cell>
          <table:table-cell table:style-name="Table1.B8" office:value-type="string">
            <text:p text:style-name="P10">AcqVendor</text:p>
          </table:table-cell>
          <table:table-cell table:style-name="Table1.C8" office:value-type="string">
            <text:p text:style-name="P11">searchDoc5()</text:p>
          </table:table-cell>
          <table:table-cell table:style-name="Table1.D8" office:value-type="string">
            <text:p text:style-name="P10">List</text:p>
          </table:table-cell>
          <table:table-cell table:style-name="Table1.E8" office:value-type="string">
            <text:p text:style-name="P10">library_id,sub_library_id</text:p>
          </table:table-cell>
          <table:table-cell table:style-name="Table1.F8" office:value-type="string">
            <text:p text:style-name="P10">Search the vendor related to library</text:p>
          </table:table-cell>
        </table:table-row>
        <table:table-row table:style-name="Table1.1">
          <table:table-cell table:style-name="Table1.A8" office:value-type="string">
            <text:p text:style-name="P10">3</text:p>
          </table:table-cell>
          <table:table-cell table:style-name="Table1.B8" office:value-type="string">
            <text:p text:style-name="P10">AcqCurrency</text:p>
          </table:table-cell>
          <table:table-cell table:style-name="Table1.C8" office:value-type="string">
            <text:p text:style-name="P11">getCurrencyList()</text:p>
          </table:table-cell>
          <table:table-cell table:style-name="Table1.D8" office:value-type="string">
            <text:p text:style-name="P10">List</text:p>
          </table:table-cell>
          <table:table-cell table:style-name="Table1.E8" office:value-type="string">
            <text:p text:style-name="P10">library_id</text:p>
          </table:table-cell>
          <table:table-cell table:style-name="Table1.F8" office:value-type="string">
            <text:p text:style-name="P10">Search the currency related with library</text:p>
          </table:table-cell>
        </table:table-row>
        <table:table-row table:style-name="Table1.1">
          <table:table-cell table:style-name="Table1.A8" office:value-type="string">
            <text:p text:style-name="P10">4</text:p>
          </table:table-cell>
          <table:table-cell table:style-name="Table1.B8" office:value-type="string">
            <text:p text:style-name="P10">BaseCurrency</text:p>
          </table:table-cell>
          <table:table-cell table:style-name="Table1.C8" office:value-type="string">
            <text:p text:style-name="P11">getBaseCurrency()</text:p>
          </table:table-cell>
          <table:table-cell table:style-name="Table1.D8" office:value-type="string">
            <text:p text:style-name="P10">BaseCurrency</text:p>
          </table:table-cell>
          <table:table-cell table:style-name="Table1.E8" office:value-type="string">
            <text:p text:style-name="P10">library_id</text:p>
          </table:table-cell>
          <table:table-cell table:style-name="Table1.F8" office:value-type="string">
            <text:p text:style-name="P10">Pick the base currency of </text:p>
            <text:p text:style-name="P10">of library</text:p>
          </table:table-cell>
        </table:table-row>
        <table:table-row table:style-name="Table1.1">
          <table:table-cell table:style-name="Table1.A9" office:value-type="string">
            <text:p text:style-name="P10">5</text:p>
          </table:table-cell>
          <table:table-cell table:style-name="Table1.B9" office:value-type="string">
            <text:p text:style-name="P10">MixBudgetAllocation</text:p>
          </table:table-cell>
          <table:table-cell table:style-name="Table1.C9" office:value-type="string">
            <text:p text:style-name="P11">getMixBudgetAllocation()</text:p>
          </table:table-cell>
          <table:table-cell table:style-name="Table1.D9" office:value-type="string">
            <text:p text:style-name="P10">List</text:p>
          </table:table-cell>
          <table:table-cell table:style-name="Table1.E9" office:value-type="string">
            <text:p text:style-name="P10">library_id</text:p>
          </table:table-cell>
          <table:table-cell table:style-name="Table1.F9" office:value-type="string">
            <text:p text:style-name="P10">Pick the list of Budget Head related with Library</text:p>
          </table:table-cell>
        </table:table-row>
        <table:table-row table:style-name="Table1.1">
          <table:table-cell table:style-name="Table1.A10" office:value-type="string">
            <text:p text:style-name="P10"/>
          </table:table-cell>
          <table:table-cell table:style-name="Table1.B10" office:value-type="string">
            <text:p text:style-name="P10"/>
          </table:table-cell>
          <table:table-cell table:style-name="Table1.C10" office:value-type="string">
            <text:p text:style-name="P11"/>
          </table:table-cell>
          <table:table-cell table:style-name="Table1.D10" office:value-type="string">
            <text:p text:style-name="P10"/>
          </table:table-cell>
          <table:table-cell table:style-name="Table1.E10" office:value-type="string">
            <text:p text:style-name="P10"/>
          </table:table-cell>
          <table:table-cell table:style-name="Table1.F10" office:value-type="string">
            <text:p text:style-name="P10"/>
          </table:table-cell>
        </table:table-row>
      </table:table>
      <text:p text:style-name="P25"/>
      <text:p text:style-name="P25"><text:tab/><text:span text:style-name="T9"> On Clicking InitiateAcquisition Button</text:span></text:p>
      <text:p text:style-name="P28"><text:span text:style-name="T21"><text:s text:c="9"/><text:tab/><text:tab/>1-<text:tab/></text:span><text:span text:style-name="T2">File Name of view page: </text:span><text:span text:style-name="T3">acq_update_titles1.jsp</text:span></text:p>
      <text:p text:style-name="P28"><text:span text:style-name="T2"><text:tab/><text:tab/><text:tab/>Module Name:-</text:span><text:span text:style-name="T3">Acquisition Module</text:span></text:p>
      <text:p text:style-name="P28"><text:span text:style-name="T3"><text:tab/><text:tab/><text:tab/></text:span><text:span text:style-name="T2">Included Files:</text:span><text:span text:style-name="T3"> </text:span><text:span text:style-name="T2"><text:s text:c="2"/></text:span><text:span text:style-name="T4">Header File: </text:span><text:span text:style-name="T5">acq_bibliographic_details.jsp</text:span></text:p>
      <text:p text:style-name="P41"><text:tab/><text:tab/><text:tab/></text:p>
      <text:p text:style-name="P25"><text:s text:c="8"/></text:p>
      <text:p text:style-name="P29"><text:s text:c="3"/><text:span text:style-name="T15">Attribut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9">S.No.</text:p>
          </table:table-cell>
          <table:table-cell table:style-name="Table2.A1" office:value-type="string">
            <text:p text:style-name="P49">Attribute Name</text:p>
          </table:table-cell>
          <table:table-cell table:style-name="Table2.A1" office:value-type="string">
            <text:p text:style-name="P49">Label </text:p>
          </table:table-cell>
          <table:table-cell table:style-name="Table2.A1" office:value-type="string">
            <text:p text:style-name="P49">Field Name</text:p>
          </table:table-cell>
          <table:table-cell table:style-name="Table2.A1" office:value-type="string">
            <text:p text:style-name="P49">Type</text:p>
          </table:table-cell>
          <table:table-cell table:style-name="Table2.A1" office:value-type="string">
            <text:p text:style-name="P49">Validation</text:p>
          </table:table-cell>
        </table:table-row>
        <table:table-row table:style-name="Table2.1">
          <table:table-cell table:style-name="Table2.A1" office:value-type="string">
            <text:p text:style-name="P51">1.</text:p>
          </table:table-cell>
          <table:table-cell table:style-name="Table2.A1" office:value-type="string">
            <text:p text:style-name="P50">Document Type</text:p>
          </table:table-cell>
          <table:table-cell table:style-name="Table2.A1" office:value-type="string">
            <text:p text:style-name="P52">Book</text:p>
          </table:table-cell>
          <table:table-cell table:style-name="Table2.A1" office:value-type="string">
            <text:p text:style-name="P52">document_type</text:p>
          </table:table-cell>
          <table:table-cell table:style-name="Table2.A1" office:value-type="string">
            <text:p text:style-name="P52">Text box</text:p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1">2.</text:p>
          </table:table-cell>
          <table:table-cell table:style-name="Table2.A1" office:value-type="string">
            <text:p text:style-name="P50">Title</text:p>
          </table:table-cell>
          <table:table-cell table:style-name="Table2.A1" office:value-type="string">
            <text:p text:style-name="P52">Title </text:p>
          </table:table-cell>
          <table:table-cell table:style-name="Table2.A1" office:value-type="string">
            <text:p text:style-name="P52">title</text:p>
          </table:table-cell>
          <table:table-cell table:style-name="Table2.A1" office:value-type="string">
            <text:p text:style-name="P52">Text box</text:p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1">3.</text:p>
          </table:table-cell>
          <table:table-cell table:style-name="Table2.A1" office:value-type="string">
            <text:p text:style-name="P52">Author</text:p>
          </table:table-cell>
          <table:table-cell table:style-name="Table2.A1" office:value-type="string">
            <text:p text:style-name="P52">Author</text:p>
          </table:table-cell>
          <table:table-cell table:style-name="Table2.A1" office:value-type="string">
            <text:p text:style-name="P52">author</text:p>
          </table:table-cell>
          <table:table-cell table:style-name="Table2.A1" office:value-type="string">
            <text:p text:style-name="P52">Text box</text:p>
          </table:table-cell>
          <table:table-cell table:style-name="Table2.A1" office:value-type="string">
            <text:p text:style-name="P52">Is required</text:p>
          </table:table-cell>
        </table:table-row>
        <table:table-row table:style-name="Table2.1">
          <table:table-cell table:style-name="Table2.A1" office:value-type="string">
            <text:p text:style-name="P51">4.</text:p>
          </table:table-cell>
          <table:table-cell table:style-name="Table2.A1" office:value-type="string">
            <text:p text:style-name="P52">Publisher Name</text:p>
          </table:table-cell>
          <table:table-cell table:style-name="Table2.A1" office:value-type="string">
            <text:p text:style-name="P52">Publisher Name</text:p>
          </table:table-cell>
          <table:table-cell table:style-name="Table2.A1" office:value-type="string">
            <text:p text:style-name="P52">publisher_name</text:p>
          </table:table-cell>
          <table:table-cell table:style-name="Table2.A1" office:value-type="string">
            <text:p text:style-name="P52">Text box</text:p>
          </table:table-cell>
          <table:table-cell table:style-name="Table2.A1" office:value-type="string">
            <text:p text:style-name="P52"/>
          </table:table-cell>
        </table:table-row>
        <table:table-row table:style-name="Table2.1">
          <table:table-cell table:style-name="Table2.A1" office:value-type="string">
            <text:p text:style-name="P51">5.</text:p>
          </table:table-cell>
          <table:table-cell table:style-name="Table2.A1" office:value-type="string">
            <text:p text:style-name="P52">Publishing Year</text:p>
          </table:table-cell>
          <table:table-cell table:style-name="Table2.A1" office:value-type="string">
            <text:p text:style-name="P52">Publishing Year</text:p>
          </table:table-cell>
          <table:table-cell table:style-name="Table2.A1" office:value-type="string">
            <text:p text:style-name="P52">publishing_year</text:p>
          </table:table-cell>
          <table:table-cell table:style-name="Table2.A1" office:value-type="string">
            <text:p text:style-name="P52">Text box</text:p>
          </table:table-cell>
          <table:table-cell table:style-name="Table2.A1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6.</text:p>
          </table:table-cell>
          <table:table-cell table:style-name="Table2.A7" office:value-type="string">
            <text:p text:style-name="P52">ISBN</text:p>
          </table:table-cell>
          <table:table-cell table:style-name="Table2.A7" office:value-type="string">
            <text:p text:style-name="P52">ISBN</text:p>
          </table:table-cell>
          <table:table-cell table:style-name="Table2.A7" office:value-type="string">
            <text:p text:style-name="P52">isbn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7.</text:p>
          </table:table-cell>
          <table:table-cell table:style-name="Table2.A7" office:value-type="string">
            <text:p text:style-name="P52">Sub Authors</text:p>
          </table:table-cell>
          <table:table-cell table:style-name="Table2.A7" office:value-type="string">
            <text:p text:style-name="P52">Sub Authors</text:p>
          </table:table-cell>
          <table:table-cell table:style-name="Table2.A7" office:value-type="string">
            <text:p text:style-name="P52">sub_author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8.</text:p>
          </table:table-cell>
          <table:table-cell table:style-name="Table2.A7" office:value-type="string">
            <text:p text:style-name="P52">Publication Place</text:p>
          </table:table-cell>
          <table:table-cell table:style-name="Table2.A7" office:value-type="string">
            <text:p text:style-name="P52">Publication Place</text:p>
          </table:table-cell>
          <table:table-cell table:style-name="Table2.A7" office:value-type="string">
            <text:p text:style-name="P52">publication_place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9.</text:p>
          </table:table-cell>
          <table:table-cell table:style-name="Table2.A7" office:value-type="string">
            <text:p text:style-name="P52">LCC No</text:p>
          </table:table-cell>
          <table:table-cell table:style-name="Table2.A7" office:value-type="string">
            <text:p text:style-name="P52">LCC No</text:p>
          </table:table-cell>
          <table:table-cell table:style-name="Table2.A7" office:value-type="string">
            <text:p text:style-name="P52">lcc_no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10.</text:p>
          </table:table-cell>
          <table:table-cell table:style-name="Table2.A7" office:value-type="string">
            <text:p text:style-name="P52">Edition</text:p>
          </table:table-cell>
          <table:table-cell table:style-name="Table2.A7" office:value-type="string">
            <text:p text:style-name="P52">Edition</text:p>
          </table:table-cell>
          <table:table-cell table:style-name="Table2.A7" office:value-type="string">
            <text:p text:style-name="P52">edition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11.</text:p>
          </table:table-cell>
          <table:table-cell table:style-name="Table2.A7" office:value-type="string">
            <text:p text:style-name="P52">No Of <text:s/>Volumes</text:p>
          </table:table-cell>
          <table:table-cell table:style-name="Table2.A7" office:value-type="string">
            <text:p text:style-name="P52">No Of Volumes</text:p>
          </table:table-cell>
          <table:table-cell table:style-name="Table2.A7" office:value-type="string">
            <text:p text:style-name="P52">volume_no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ext:soft-page-break/>
        <table:table-row table:style-name="Table2.1">
          <table:table-cell table:style-name="Table2.A7" office:value-type="string">
            <text:p text:style-name="P51">12.</text:p>
          </table:table-cell>
          <table:table-cell table:style-name="Table2.A7" office:value-type="string">
            <text:p text:style-name="P52">Volume No</text:p>
          </table:table-cell>
          <table:table-cell table:style-name="Table2.A7" office:value-type="string">
            <text:p text:style-name="P52">Volume No</text:p>
          </table:table-cell>
          <table:table-cell table:style-name="Table2.A7" office:value-type="string">
            <text:p text:style-name="P52">volume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13.</text:p>
          </table:table-cell>
          <table:table-cell table:style-name="Table2.A7" office:value-type="string">
            <text:p text:style-name="P52"><text:span text:style-name="Strong_20_Emphasis"><text:span text:style-name="T22">No of Copies</text:span></text:span><text:span text:style-name="T22"> </text:span></text:p>
          </table:table-cell>
          <table:table-cell table:style-name="Table2.A7" office:value-type="string">
            <text:p text:style-name="P52"><text:span text:style-name="Strong_20_Emphasis"><text:span text:style-name="T22">No of Copies</text:span></text:span></text:p>
          </table:table-cell>
          <table:table-cell table:style-name="Table2.A7" office:value-type="string">
            <text:p text:style-name="P52">no_of_copies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>Is required</text:p>
          </table:table-cell>
        </table:table-row>
        <table:table-row table:style-name="Table2.1">
          <table:table-cell table:style-name="Table2.A7" office:value-type="string">
            <text:p text:style-name="P51">14.</text:p>
          </table:table-cell>
          <table:table-cell table:style-name="Table2.A7" office:value-type="string">
            <text:p text:style-name="P52">Budget Head Name</text:p>
          </table:table-cell>
          <table:table-cell table:style-name="Table2.A7" office:value-type="string">
            <text:p text:style-name="P52">Budget Head Name</text:p>
          </table:table-cell>
          <table:table-cell table:style-name="Table2.A7" office:value-type="string">
            <text:p text:style-name="P52">primary_budget</text:p>
          </table:table-cell>
          <table:table-cell table:style-name="Table2.A7" office:value-type="string">
            <text:p text:style-name="P52">Combo box</text:p>
          </table:table-cell>
          <table:table-cell table:style-name="Table2.A7" office:value-type="string">
            <text:p text:style-name="P52">Is required</text:p>
          </table:table-cell>
        </table:table-row>
        <table:table-row table:style-name="Table2.1">
          <table:table-cell table:style-name="Table2.A7" office:value-type="string">
            <text:p text:style-name="P51">15.</text:p>
          </table:table-cell>
          <table:table-cell table:style-name="Table2.A7" office:value-type="string">
            <text:p text:style-name="P52">Requested Date</text:p>
          </table:table-cell>
          <table:table-cell table:style-name="Table2.A7" office:value-type="string">
            <text:p text:style-name="P52">Requested Date</text:p>
          </table:table-cell>
          <table:table-cell table:style-name="Table2.A7" office:value-type="string">
            <text:p text:style-name="P52">requested_date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16</text:p>
          </table:table-cell>
          <table:table-cell table:style-name="Table2.A7" office:value-type="string">
            <text:p text:style-name="P52">Vendor</text:p>
          </table:table-cell>
          <table:table-cell table:style-name="Table2.A7" office:value-type="string">
            <text:p text:style-name="P52">Vendor</text:p>
          </table:table-cell>
          <table:table-cell table:style-name="Table2.A7" office:value-type="string">
            <text:p text:style-name="P52">vendor</text:p>
          </table:table-cell>
          <table:table-cell table:style-name="Table2.A7" office:value-type="string">
            <text:p text:style-name="P52">Combo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17</text:p>
          </table:table-cell>
          <table:table-cell table:style-name="Table2.A7" office:value-type="string">
            <text:p text:style-name="P52">Currency Format</text:p>
          </table:table-cell>
          <table:table-cell table:style-name="Table2.A7" office:value-type="string">
            <text:p text:style-name="P52">Currency Format</text:p>
          </table:table-cell>
          <table:table-cell table:style-name="Table2.A7" office:value-type="string">
            <text:p text:style-name="P52">exchange</text:p>
          </table:table-cell>
          <table:table-cell table:style-name="Table2.A7" office:value-type="string">
            <text:p text:style-name="P52">Combo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18</text:p>
          </table:table-cell>
          <table:table-cell table:style-name="Table2.A7" office:value-type="string">
            <text:p text:style-name="P52">Unit Price</text:p>
          </table:table-cell>
          <table:table-cell table:style-name="Table2.A7" office:value-type="string">
            <text:p text:style-name="P52">Unit Price</text:p>
          </table:table-cell>
          <table:table-cell table:style-name="Table2.A7" office:value-type="string">
            <text:p text:style-name="P52">unit_price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19</text:p>
          </table:table-cell>
          <table:table-cell table:style-name="Table2.A7" office:value-type="string">
            <text:p text:style-name="P52">Request By</text:p>
          </table:table-cell>
          <table:table-cell table:style-name="Table2.A7" office:value-type="string">
            <text:p text:style-name="P52">Request By</text:p>
          </table:table-cell>
          <table:table-cell table:style-name="Table2.A7" office:value-type="string">
            <text:p text:style-name="P52">requested_by</text:p>
          </table:table-cell>
          <table:table-cell table:style-name="Table2.A7" office:value-type="string">
            <text:p text:style-name="P52">Text box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20</text:p>
          </table:table-cell>
          <table:table-cell table:style-name="Table2.A7" office:value-type="string">
            <text:p text:style-name="P52">Acq Mode</text:p>
          </table:table-cell>
          <table:table-cell table:style-name="Table2.A7" office:value-type="string">
            <text:p text:style-name="P52">Acq Mode</text:p>
          </table:table-cell>
          <table:table-cell table:style-name="Table2.A7" office:value-type="string">
            <text:p text:style-name="P52">acq_mode</text:p>
          </table:table-cell>
          <table:table-cell table:style-name="Table2.A7" office:value-type="string">
            <text:p text:style-name="P52">Combo box</text:p>
          </table:table-cell>
          <table:table-cell table:style-name="Table2.A7" office:value-type="string">
            <text:p text:style-name="P52">Is required</text:p>
          </table:table-cell>
        </table:table-row>
        <table:table-row table:style-name="Table2.1">
          <table:table-cell table:style-name="Table2.A7" office:value-type="string">
            <text:p text:style-name="P51">21</text:p>
          </table:table-cell>
          <table:table-cell table:style-name="Table2.A7" office:value-type="string">
            <text:p text:style-name="P52">Submit button</text:p>
          </table:table-cell>
          <table:table-cell table:style-name="Table2.A7" office:value-type="string">
            <text:p text:style-name="P52">Submit</text:p>
          </table:table-cell>
          <table:table-cell table:style-name="Table2.A7" office:value-type="string">
            <text:p text:style-name="P52">submit</text:p>
          </table:table-cell>
          <table:table-cell table:style-name="Table2.A7" office:value-type="string">
            <text:p text:style-name="P52">Submit</text:p>
          </table:table-cell>
          <table:table-cell table:style-name="Table2.A7" office:value-type="string">
            <text:p text:style-name="P52"/>
          </table:table-cell>
        </table:table-row>
        <table:table-row table:style-name="Table2.1">
          <table:table-cell table:style-name="Table2.A7" office:value-type="string">
            <text:p text:style-name="P51">22</text:p>
          </table:table-cell>
          <table:table-cell table:style-name="Table2.A7" office:value-type="string">
            <text:p text:style-name="P52">Submit button</text:p>
          </table:table-cell>
          <table:table-cell table:style-name="Table2.A7" office:value-type="string">
            <text:p text:style-name="P52">Cancel</text:p>
          </table:table-cell>
          <table:table-cell table:style-name="Table2.A7" office:value-type="string">
            <text:p text:style-name="P52">button</text:p>
          </table:table-cell>
          <table:table-cell table:style-name="Table2.A7" office:value-type="string">
            <text:p text:style-name="P52">Button</text:p>
          </table:table-cell>
          <table:table-cell table:style-name="Table2.A7" office:value-type="string">
            <text:p text:style-name="P52"/>
          </table:table-cell>
        </table:table-row>
      </table:table>
      <text:p text:style-name="P30"/>
      <text:p text:style-name="P7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8">Action Class Name:AcqInitiateAcquisitionProcessAction1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7.1">
          <table:table-cell table:style-name="Table7.A13" office:value-type="string">
            <text:p text:style-name="P10">Logical Name</text:p>
          </table:table-cell>
          <table:table-cell table:style-name="Table7.B13" office:value-type="string">
            <text:p text:style-name="P10">AcqBiblioActionForm</text:p>
          </table:table-cell>
        </table:table-row>
        <table:table-row table:style-name="Table7.1">
          <table:table-cell table:style-name="Table7.A13" office:value-type="string">
            <text:p text:style-name="P10">Physical Path</text:p>
          </table:table-cell>
          <table:table-cell table:style-name="Table7.B13" office:value-type="string">
            <text:p text:style-name="P10">com.myapp.struts.Acquisition.AcqInitiateAcquisitionProcessAction1</text:p>
          </table:table-cell>
        </table:table-row>
        <table:table-row table:style-name="Table7.1">
          <table:table-cell table:style-name="Table7.A13" office:value-type="string">
            <text:p text:style-name="P10">Code:</text:p>
          </table:table-cell>
          <table:table-cell table:style-name="Table7.B13" office:value-type="string">
            <text:p text:style-name="P10"/>
          </table:table-cell>
        </table:table-row>
        <table:table-row table:style-name="Table7.1">
          <table:table-cell table:style-name="Table7.A13" office:value-type="string">
            <text:p text:style-name="P10">Description:</text:p>
          </table:table-cell>
          <table:table-cell table:style-name="Table7.B13" office:value-type="string">
            <text:p text:style-name="P10">For defining setter and getter functions.</text:p>
          </table:table-cell>
        </table:table-row>
        <table:table-row table:style-name="Table7.1">
          <table:table-cell table:style-name="Table7.A1" table:number-columns-spanned="2" office:value-type="string">
            <text:p text:style-name="P8">Struts Action</text:p>
          </table:table-cell>
          <table:covered-table-cell/>
        </table:table-row>
        <table:table-row table:style-name="Table7.1">
          <table:table-cell table:style-name="Table7.A13" office:value-type="string">
            <text:p text:style-name="P10">Logical Name:</text:p>
          </table:table-cell>
          <table:table-cell table:style-name="Table7.B13" office:value-type="string">
            <text:p text:style-name="P10">AcqInitiateAcquisitionProcessAction1</text:p>
          </table:table-cell>
        </table:table-row>
        <table:table-row table:style-name="Table7.1">
          <table:table-cell table:style-name="Table7.A13" office:value-type="string">
            <text:p text:style-name="P10">Input JSP Form:</text:p>
          </table:table-cell>
          <table:table-cell table:style-name="Table7.B13" office:value-type="string">
            <text:p text:style-name="P55">acq_update_titles1.jsp</text:p>
          </table:table-cell>
        </table:table-row>
        <table:table-row table:style-name="Table7.10">
          <table:table-cell table:style-name="Table7.A13" office:value-type="string">
            <text:p text:style-name="P10">Physical Path(Type tag):</text:p>
          </table:table-cell>
          <table:table-cell table:style-name="Table7.B13" office:value-type="string">
            <text:p text:style-name="P10">com.myapp.struts.Acquisition.AcqInitiateAcquisitionProcessAction1</text:p>
          </table:table-cell>
        </table:table-row>
        <table:table-row table:style-name="Table7.10">
          <table:table-cell table:style-name="Table7.A11" office:value-type="string">
            <text:p text:style-name="P10">Logical Path</text:p>
          </table:table-cell>
          <table:table-cell table:style-name="Table7.B11" office:value-type="string">
            <text:p text:style-name="P10">/acq_initiate_acquisition</text:p>
          </table:table-cell>
        </table:table-row>
        <table:table-row table:style-name="Table7.1">
          <table:table-cell table:style-name="Table7.A13" office:value-type="string">
            <text:p text:style-name="P10">Code:</text:p>
          </table:table-cell>
          <table:table-cell table:style-name="Table7.B13" office:value-type="string">
            <text:p text:style-name="P10"/>
          </table:table-cell>
        </table:table-row>
        <table:table-row table:style-name="Table7.1">
          <table:table-cell table:style-name="Table7.A13" office:value-type="string">
            <text:p text:style-name="P10"/>
            <text:p text:style-name="P10">Description:</text:p>
          </table:table-cell>
          <table:table-cell table:style-name="Table7.B13" office:value-type="string">
            <text:p text:style-name="P10">For Acquisition Process of the book into the system. <text:s text:c="2"/></text:p>
          </table:table-cell>
        </table:table-row>
      </table:table>
      <text:p text:style-name="P8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">Request Forwards Name </text:p>
          </table:table-cell>
          <table:table-cell table:style-name="Table8.B2" office:value-type="string">
            <text:p text:style-name="P9">Request Target</text:p>
          </table:table-cell>
          <table:table-cell table:style-name="Table8.A2" office:value-type="string">
            <text:p text:style-name="P9">Purpose</text:p>
          </table:table-cell>
        </table:table-row>
        <table:table-row table:style-name="Table8.1">
          <table:table-cell table:style-name="Table8.A4" office:value-type="string">
            <text:p text:style-name="P10">success</text:p>
          </table:table-cell>
          <table:table-cell table:style-name="Table8.B4" office:value-type="string">
            <text:p text:style-name="P10">“/acq_new_entry.jsp”</text:p>
          </table:table-cell>
          <table:table-cell table:style-name="Table8.C3" office:value-type="string">
            <text:p text:style-name="P10">Redirects users to new entry page with success message on successfull entry of title information.</text:p>
          </table:table-cell>
        </table:table-row>
        <table:table-row table:style-name="Table8.1">
          <table:table-cell table:style-name="Table8.A4" office:value-type="string">
            <text:p text:style-name="P10">fail</text:p>
          </table:table-cell>
          <table:table-cell table:style-name="Table8.B4" office:value-type="string">
            <text:p text:style-name="P10">“/acq_update_titles1.jsp”</text:p>
          </table:table-cell>
          <table:table-cell table:style-name="Table8.C4" office:value-type="string">
            <text:p text:style-name="P10">Redirects users to same page <text:s/>on failure.</text:p>
          </table:table-cell>
        </table:table-row>
      </table:table>
      <text:p text:style-name="Standard"/>
      <text:p text:style-name="Standard"><text:soft-page-break/></text:p>
      <text:p text:style-name="Standard"/>
      <text:p text:style-name="P19">*session is maintained for each user with library_id,sub_library_id, user_id and role. <text:s/></text:p>
      <text:p text:style-name="P19"><text:bookmark-start text:name="__DdeLink__54418_12822419201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S.No.</text:p>
          </table:table-cell>
          <table:table-cell table:style-name="Table9.A2" office:value-type="string">
            <text:p text:style-name="P7">Table Name</text:p>
          </table:table-cell>
          <table:table-cell table:style-name="Table9.A2" office:value-type="string">
            <text:p text:style-name="P17">Primary Key </text:p>
          </table:table-cell>
          <table:table-cell table:style-name="Table9.A2" office:value-type="string">
            <text:p text:style-name="P7">Purpose</text:p>
          </table:table-cell>
        </table:table-row>
        <table:table-row table:style-name="Table9.1">
          <table:table-cell table:style-name="Table9.A4" office:value-type="string">
            <text:p text:style-name="P10">1</text:p>
          </table:table-cell>
          <table:table-cell table:style-name="Table9.B4" office:value-type="string">
            <text:p text:style-name="P10">acq_bibliography</text:p>
          </table:table-cell>
          <table:table-cell table:style-name="Table9.C4" office:value-type="string">
            <text:p text:style-name="P11">library_id, sub_library_id, title_id</text:p>
          </table:table-cell>
          <table:table-cell table:style-name="Table9.D4" office:value-type="string">
            <text:p text:style-name="P10">To authenticate title on the basis of title_id and it is auto increamented.</text:p>
          </table:table-cell>
        </table:table-row>
        <table:table-row table:style-name="Table9.1">
          <table:table-cell table:style-name="Table9.A4" office:value-type="string">
            <text:p text:style-name="P10">2</text:p>
          </table:table-cell>
          <table:table-cell table:style-name="Table9.B4" office:value-type="string">
            <text:p text:style-name="P10">acq_bibliography_details</text:p>
          </table:table-cell>
          <table:table-cell table:style-name="Table9.C4" office:value-type="string">
            <text:p text:style-name="P11">control_no, library_id, sub_library_id</text:p>
          </table:table-cell>
          <table:table-cell table:style-name="Table9.D4" office:value-type="string">
            <text:p text:style-name="P10">To insert the bibliographic details of</text:p>
            <text:p text:style-name="P10">title of books. <text:s/>.</text:p>
          </table:table-cell>
        </table:table-row>
        <table:table-row table:style-name="Table9.1">
          <table:table-cell table:style-name="Table9.A5" office:value-type="string">
            <text:p text:style-name="P10">3</text:p>
          </table:table-cell>
          <table:table-cell table:style-name="Table9.B5" office:value-type="string">
            <text:p text:style-name="P10">acq_currency</text:p>
          </table:table-cell>
          <table:table-cell table:style-name="Table9.C5" office:value-type="string">
            <text:p text:style-name="P11">conversion_id,library_id</text:p>
          </table:table-cell>
          <table:table-cell table:style-name="Table9.D5" office:value-type="string">
            <text:p text:style-name="P10">To fetch the currency conversion rate from conversion acq_currency table.</text:p>
          </table:table-cell>
        </table:table-row>
        <table:table-row table:style-name="Table9.1">
          <table:table-cell table:style-name="Table9.A7" office:value-type="string">
            <text:p text:style-name="P10">4</text:p>
          </table:table-cell>
          <table:table-cell table:style-name="Table9.B7" office:value-type="string">
            <text:p text:style-name="P10">acq_budget_allocation</text:p>
          </table:table-cell>
          <table:table-cell table:style-name="Table9.C7" office:value-type="string">
            <text:p text:style-name="P11">transaction_id,library_id</text:p>
          </table:table-cell>
          <table:table-cell table:style-name="Table9.D7" office:value-type="string">
            <text:p text:style-name="P10">To fetch the Budget Head Name from the acq_budget_allocation table.</text:p>
          </table:table-cell>
        </table:table-row>
        <table:table-row table:style-name="Table9.1">
          <table:table-cell table:style-name="Table9.A7" office:value-type="string">
            <text:p text:style-name="P10">5</text:p>
          </table:table-cell>
          <table:table-cell table:style-name="Table9.B7" office:value-type="string">
            <text:p text:style-name="P10">acq_budget_transaction</text:p>
          </table:table-cell>
          <table:table-cell table:style-name="Table9.C7" office:value-type="string">
            <text:p text:style-name="P11">transaction_id,library_id</text:p>
          </table:table-cell>
          <table:table-cell table:style-name="Table9.D7" office:value-type="string">
            <text:p text:style-name="P10"/>
          </table:table-cell>
        </table:table-row>
        <table:table-row table:style-name="Table9.1">
          <table:table-cell table:style-name="Table9.A8" office:value-type="string">
            <text:p text:style-name="P10">6</text:p>
          </table:table-cell>
          <table:table-cell table:style-name="Table9.B8" office:value-type="string">
            <text:p text:style-name="P10">base_currency</text:p>
          </table:table-cell>
          <table:table-cell table:style-name="Table9.C8" office:value-type="string">
            <text:p text:style-name="P11">library_id,base_currency_symbol</text:p>
          </table:table-cell>
          <table:table-cell table:style-name="Table9.D8" office:value-type="string">
            <text:p text:style-name="P10"/>
          </table:table-cell>
        </table:table-row>
      </table:table>
      <text:p text:style-name="P2"><text:bookmark-end text:name="__DdeLink__54418_12822419201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8">Pojo replacement of tables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S.No.</text:p>
          </table:table-cell>
          <table:table-cell table:style-name="Table10.A2" office:value-type="string">
            <text:p text:style-name="P7">Table Name</text:p>
          </table:table-cell>
          <table:table-cell table:style-name="Table10.A2" office:value-type="string">
            <text:p text:style-name="P17">Pojo Name</text:p>
          </table:table-cell>
          <table:table-cell table:style-name="Table10.A2" office:value-type="string">
            <text:p text:style-name="P7">Hibernate Mapping File </text:p>
          </table:table-cell>
        </table:table-row>
        <table:table-row table:style-name="Table10.1">
          <table:table-cell table:style-name="Table10.A4" office:value-type="string">
            <text:p text:style-name="P10">1</text:p>
          </table:table-cell>
          <table:table-cell table:style-name="Table10.B4" office:value-type="string">
            <text:p text:style-name="P10">acq_bibliography</text:p>
          </table:table-cell>
          <table:table-cell table:style-name="Table10.C4" office:value-type="string">
            <text:p text:style-name="P11">AcqBibliography</text:p>
          </table:table-cell>
          <table:table-cell table:style-name="Table10.D4" office:value-type="string">
            <text:p text:style-name="P10"/>
          </table:table-cell>
        </table:table-row>
        <table:table-row table:style-name="Table10.1">
          <table:table-cell table:style-name="Table10.A4" office:value-type="string">
            <text:p text:style-name="P10">2</text:p>
          </table:table-cell>
          <table:table-cell table:style-name="Table10.B4" office:value-type="string">
            <text:p text:style-name="P10">acq_bibliography_details</text:p>
          </table:table-cell>
          <table:table-cell table:style-name="Table10.C4" office:value-type="string">
            <text:p text:style-name="P11">AcqBibliographyDetails</text:p>
          </table:table-cell>
          <table:table-cell table:style-name="Table10.D4" office:value-type="string">
            <text:p text:style-name="P10"/>
          </table:table-cell>
        </table:table-row>
        <table:table-row table:style-name="Table10.1">
          <table:table-cell table:style-name="Table10.A5" office:value-type="string">
            <text:p text:style-name="P10">3</text:p>
          </table:table-cell>
          <table:table-cell table:style-name="Table10.B5" office:value-type="string">
            <text:p text:style-name="P10">acq_currency</text:p>
          </table:table-cell>
          <table:table-cell table:style-name="Table10.C5" office:value-type="string">
            <text:p text:style-name="P11">AcqCurrency</text:p>
          </table:table-cell>
          <table:table-cell table:style-name="Table10.D5" office:value-type="string">
            <text:p text:style-name="P10"/>
          </table:table-cell>
        </table:table-row>
        <table:table-row table:style-name="Table10.1">
          <table:table-cell table:style-name="Table10.A7" office:value-type="string">
            <text:p text:style-name="P10">4</text:p>
          </table:table-cell>
          <table:table-cell table:style-name="Table10.B7" office:value-type="string">
            <text:p text:style-name="P10">acq_budget_allocation</text:p>
          </table:table-cell>
          <table:table-cell table:style-name="Table10.C7" office:value-type="string">
            <text:p text:style-name="P11">AcqBudgetAllocation</text:p>
          </table:table-cell>
          <table:table-cell table:style-name="Table10.D7" office:value-type="string">
            <text:p text:style-name="P10"/>
          </table:table-cell>
        </table:table-row>
        <table:table-row table:style-name="Table10.1">
          <table:table-cell table:style-name="Table10.A7" office:value-type="string">
            <text:p text:style-name="P10">5</text:p>
          </table:table-cell>
          <table:table-cell table:style-name="Table10.B7" office:value-type="string">
            <text:p text:style-name="P10">acq_budget_transaction</text:p>
          </table:table-cell>
          <table:table-cell table:style-name="Table10.C7" office:value-type="string">
            <text:p text:style-name="P11">AcqBudgetTransaction</text:p>
          </table:table-cell>
          <table:table-cell table:style-name="Table10.D7" office:value-type="string">
            <text:p text:style-name="P10"/>
          </table:table-cell>
        </table:table-row>
        <table:table-row table:style-name="Table10.1">
          <table:table-cell table:style-name="Table10.A8" office:value-type="string">
            <text:p text:style-name="P10">6</text:p>
          </table:table-cell>
          <table:table-cell table:style-name="Table10.B8" office:value-type="string">
            <text:p text:style-name="P10">base_currency</text:p>
          </table:table-cell>
          <table:table-cell table:style-name="Table10.C8" office:value-type="string">
            <text:p text:style-name="P11">BaseCurrency</text:p>
          </table:table-cell>
          <table:table-cell table:style-name="Table10.D8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7">S.No.</text:p>
          </table:table-cell>
          <table:table-cell table:style-name="Table11.A2" office:value-type="string">
            <text:p text:style-name="P7">Pojo Name</text:p>
          </table:table-cell>
          <table:table-cell table:style-name="Table11.A2" office:value-type="string">
            <text:p text:style-name="P17">Method Name </text:p>
          </table:table-cell>
          <table:table-cell table:style-name="Table11.D2" office:value-type="string">
            <text:p text:style-name="P7">Select Operation</text:p>
          </table:table-cell>
          <table:table-cell table:style-name="Table11.D2" office:value-type="string">
            <text:p text:style-name="P7">Columns <text:s/>in Where clause</text:p>
          </table:table-cell>
          <table:table-cell table:style-name="Table11.A2" office:value-type="string">
            <text:p text:style-name="P7">Purpose </text:p>
          </table:table-cell>
        </table:table-row>
        <table:table-row table:style-name="Table11.1">
          <table:table-cell table:style-name="Table11.A3" office:value-type="string">
            <text:p text:style-name="P10">1</text:p>
          </table:table-cell>
          <table:table-cell table:style-name="Table11.B3" office:value-type="string">
            <text:p text:style-name="P11">AcqBibliographyDetails</text:p>
          </table:table-cell>
          <table:table-cell table:style-name="Table11.C3" office:value-type="string">
            <text:p text:style-name="P11">returnMaxControlNo()</text:p>
          </table:table-cell>
          <table:table-cell table:style-name="Table11.D3" office:value-type="string">
            <text:p text:style-name="P10">Integer</text:p>
          </table:table-cell>
          <table:table-cell table:style-name="Table11.E3" office:value-type="string">
            <text:p text:style-name="P10">library_id,sub_library_id</text:p>
          </table:table-cell>
          <table:table-cell table:style-name="Table11.F3" office:value-type="string">
            <text:p text:style-name="P10"/>
            <text:p text:style-name="P10">Insert the new entry of <text:soft-page-break/>books in the system with generating auto increamented control_no.</text:p>
            <text:p text:style-name="P10"/>
          </table:table-cell>
        </table:table-row>
        <table:table-row table:style-name="Table11.1">
          <table:table-cell table:style-name="Table11.A4" office:value-type="string">
            <text:p text:style-name="P10"/>
          </table:table-cell>
          <table:table-cell table:style-name="Table11.B4" office:value-type="string">
            <text:p text:style-name="P10"/>
          </table:table-cell>
          <table:table-cell table:style-name="Table11.C4" office:value-type="string">
            <text:p text:style-name="P11">insert1()</text:p>
          </table:table-cell>
          <table:table-cell table:style-name="Table11.D4" office:value-type="string">
            <text:p text:style-name="P10"/>
          </table:table-cell>
          <table:table-cell table:style-name="Table11.E4" office:value-type="string">
            <text:p text:style-name="P10"/>
          </table:table-cell>
          <table:table-cell table:style-name="Table11.F4" office:value-type="string">
            <text:p text:style-name="P10"/>
          </table:table-cell>
        </table:table-row>
        <table:table-row table:style-name="Table11.1">
          <table:table-cell table:style-name="Table11.A6" office:value-type="string">
            <text:p text:style-name="P10">3</text:p>
          </table:table-cell>
          <table:table-cell table:style-name="Table11.B6" office:value-type="string">
            <text:p text:style-name="P10">AcqCurrency</text:p>
          </table:table-cell>
          <table:table-cell table:style-name="Table11.C6" office:value-type="string">
            <text:p text:style-name="P11">GetConversionRate</text:p>
            <text:p text:style-name="P11">()</text:p>
          </table:table-cell>
          <table:table-cell table:style-name="Table11.D6" office:value-type="string">
            <text:p text:style-name="P10">AcqCurrency</text:p>
          </table:table-cell>
          <table:table-cell table:style-name="Table11.E6" office:value-type="string">
            <text:p text:style-name="P10">library_id,library_id</text:p>
          </table:table-cell>
          <table:table-cell table:style-name="Table11.F6" office:value-type="string">
            <text:p text:style-name="P10">For fetching conversion rate of base <text:s/>currency of library from acq_currency table</text:p>
          </table:table-cell>
        </table:table-row>
        <table:table-row table:style-name="Table11.1">
          <table:table-cell table:style-name="Table11.A6" office:value-type="string">
            <text:p text:style-name="P10">4</text:p>
          </table:table-cell>
          <table:table-cell table:style-name="Table11.B6" office:value-type="string">
            <text:p text:style-name="P10">BaseCurrency</text:p>
          </table:table-cell>
          <table:table-cell table:style-name="Table11.C6" office:value-type="string">
            <text:p text:style-name="P11">getBaseCurrency()</text:p>
          </table:table-cell>
          <table:table-cell table:style-name="Table11.D6" office:value-type="string">
            <text:p text:style-name="P10">BaseCurrency</text:p>
          </table:table-cell>
          <table:table-cell table:style-name="Table11.E6" office:value-type="string">
            <text:p text:style-name="P10">library_id</text:p>
          </table:table-cell>
          <table:table-cell table:style-name="Table11.F6" office:value-type="string">
            <text:p text:style-name="P10">Pick the base currency of </text:p>
            <text:p text:style-name="P10">of library</text:p>
          </table:table-cell>
        </table:table-row>
        <table:table-row table:style-name="Table11.1">
          <table:table-cell table:style-name="Table11.A7" office:value-type="string">
            <text:p text:style-name="P10">5</text:p>
          </table:table-cell>
          <table:table-cell table:style-name="Table11.B7" office:value-type="string">
            <text:p text:style-name="P10">MixBudgetAllocation</text:p>
          </table:table-cell>
          <table:table-cell table:style-name="Table11.C7" office:value-type="string">
            <text:p text:style-name="P11">getMixBudgetAllocation()</text:p>
          </table:table-cell>
          <table:table-cell table:style-name="Table11.D7" office:value-type="string">
            <text:p text:style-name="P10">List</text:p>
          </table:table-cell>
          <table:table-cell table:style-name="Table11.E7" office:value-type="string">
            <text:p text:style-name="P10">library_id</text:p>
          </table:table-cell>
          <table:table-cell table:style-name="Table11.F7" office:value-type="string">
            <text:p text:style-name="P10">Pick the list of Budget Head related with Library</text:p>
          </table:table-cell>
        </table:table-row>
        <table:table-row table:style-name="Table11.1">
          <table:table-cell table:style-name="Table11.A8" office:value-type="string">
            <text:p text:style-name="P10">6</text:p>
          </table:table-cell>
          <table:table-cell table:style-name="Table11.B8" office:value-type="string">
            <text:p text:style-name="P10">AcqBudgetAllocation</text:p>
          </table:table-cell>
          <table:table-cell table:style-name="Table11.C8" office:value-type="string">
            <text:p text:style-name="P11">getSearchBudgetHead()</text:p>
          </table:table-cell>
          <table:table-cell table:style-name="Table11.D8" office:value-type="string">
            <text:p text:style-name="P10">AcqBudgetAllocation</text:p>
          </table:table-cell>
          <table:table-cell table:style-name="Table11.E8" office:value-type="string">
            <text:p text:style-name="P10">library_id,budgethead,year</text:p>
          </table:table-cell>
          <table:table-cell table:style-name="Table11.F8" office:value-type="string">
            <text:p text:style-name="P10">For searching the allocated amount of different budget head.</text:p>
          </table:table-cell>
        </table:table-row>
        <table:table-row table:style-name="Table11.1">
          <table:table-cell table:style-name="Table11.A9" office:value-type="string">
            <text:p text:style-name="P10">7</text:p>
          </table:table-cell>
          <table:table-cell table:style-name="Table11.B9" office:value-type="string">
            <text:p text:style-name="P10">AcqBudgetTransaction</text:p>
          </table:table-cell>
          <table:table-cell table:style-name="Table11.C9" office:value-type="string">
            <text:p text:style-name="P11">getBudgetTransaction()</text:p>
          </table:table-cell>
          <table:table-cell table:style-name="Table11.D9" office:value-type="string">
            <text:p text:style-name="P10">amount</text:p>
          </table:table-cell>
          <table:table-cell table:style-name="Table11.E9" office:value-type="string">
            <text:p text:style-name="P10">library_id,budgetheadId</text:p>
          </table:table-cell>
          <table:table-cell table:style-name="Table11.F9" office:value-type="string">
            <text:p text:style-name="P10">This method is used for transaction amount of money.</text:p>
          </table:table-cell>
        </table:table-row>
        <table:table-row table:style-name="Table11.1">
          <table:table-cell table:style-name="Table11.A10" office:value-type="string">
            <text:p text:style-name="P10"/>
          </table:table-cell>
          <table:table-cell table:style-name="Table11.B10" office:value-type="string">
            <text:p text:style-name="P10"/>
          </table:table-cell>
          <table:table-cell table:style-name="Table11.C10" office:value-type="string">
            <text:p text:style-name="P11">ReturnMaxTransNo</text:p>
            <text:p text:style-name="P11">()</text:p>
          </table:table-cell>
          <table:table-cell table:style-name="Table11.D10" office:value-type="string">
            <text:p text:style-name="P10">Integer</text:p>
          </table:table-cell>
          <table:table-cell table:style-name="Table11.E10" office:value-type="string">
            <text:p text:style-name="P10">library_id</text:p>
          </table:table-cell>
          <table:table-cell table:style-name="Table11.F10" office:value-type="string">
            <text:p text:style-name="P10">This method is used for auto incremented transaction id no.</text:p>
          </table:table-cell>
        </table:table-row>
        <table:table-row table:style-name="Table11.1">
          <table:table-cell table:style-name="Table11.A11" office:value-type="string">
            <text:p text:style-name="P10"/>
          </table:table-cell>
          <table:table-cell table:style-name="Table11.B11" office:value-type="string">
            <text:p text:style-name="P10"/>
          </table:table-cell>
          <table:table-cell table:style-name="Table11.C11" office:value-type="string">
            <text:p text:style-name="P11">insertTransaction()</text:p>
          </table:table-cell>
          <table:table-cell table:style-name="Table11.D11" office:value-type="string">
            <text:p text:style-name="P10"/>
          </table:table-cell>
          <table:table-cell table:style-name="Table11.E11" office:value-type="string">
            <text:p text:style-name="P10"/>
          </table:table-cell>
          <table:table-cell table:style-name="Table11.F11" office:value-type="string">
            <text:p text:style-name="P10"/>
          </table:table-cell>
        </table:table-row>
      </table:table>
      <text:p text:style-name="P25"/>
      <text:p text:style-name="P25"/>
      <text:p text:style-name="P1"><text:s/>We can initiate acquisition process from the menu Link also .</text:p>
      <text:p text:style-name="P1">On Clicking Initiate Acquisition Link from menu bar</text:p>
      <text:p text:style-name="P1"/>
      <text:p text:style-name="P60"><text:span text:style-name="T21">1-</text:span><text:span text:style-name="T2">File Name of view page: </text:span><text:span text:style-name="T3">acq_search_title.jsp</text:span></text:p>
      <text:p text:style-name="P28"><text:span text:style-name="T2"><text:s text:c="3"/>Module Name:-</text:span><text:span text:style-name="T3">Acquisition Module</text:span></text:p>
      <text:p text:style-name="P43"><text:tab/><text:tab/><text:tab/></text:p>
      <text:p text:style-name="P35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8">Action Class Name:AcqViewSearchAction</text:p>
          </table:table-cell>
          <table:covered-table-cell/>
        </table:table-row>
        <table:table-row table:style-name="Table31.1">
          <table:table-cell table:style-name="Table31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31.1">
          <table:table-cell table:style-name="Table31.A13" office:value-type="string">
            <text:p text:style-name="P10">Logical Name</text:p>
          </table:table-cell>
          <table:table-cell table:style-name="Table31.B13" office:value-type="string">
            <text:p text:style-name="P10">AcqBiblioActionForm</text:p>
          </table:table-cell>
        </table:table-row>
        <table:table-row table:style-name="Table31.1">
          <table:table-cell table:style-name="Table31.A13" office:value-type="string">
            <text:p text:style-name="P10">Physical Path</text:p>
          </table:table-cell>
          <table:table-cell table:style-name="Table31.B13" office:value-type="string">
            <text:p text:style-name="P10">com.myapp.struts.Acquisition.AcqViewSearchAction</text:p>
          </table:table-cell>
        </table:table-row>
        <table:table-row table:style-name="Table31.1">
          <table:table-cell table:style-name="Table31.A13" office:value-type="string">
            <text:p text:style-name="P10">Code:</text:p>
          </table:table-cell>
          <table:table-cell table:style-name="Table31.B13" office:value-type="string">
            <text:p text:style-name="P10"/>
          </table:table-cell>
        </table:table-row>
        <table:table-row table:style-name="Table31.1">
          <table:table-cell table:style-name="Table31.A13" office:value-type="string">
            <text:p text:style-name="P10">Description:</text:p>
          </table:table-cell>
          <table:table-cell table:style-name="Table31.B13" office:value-type="string">
            <text:p text:style-name="P10">For defining setter and getter functions.</text:p>
          </table:table-cell>
        </table:table-row>
        <table:table-row table:style-name="Table31.1">
          <table:table-cell table:style-name="Table31.A1" table:number-columns-spanned="2" office:value-type="string">
            <text:p text:style-name="P8">Struts Action</text:p>
          </table:table-cell>
          <table:covered-table-cell/>
        </table:table-row>
        <table:table-row table:style-name="Table31.1">
          <table:table-cell table:style-name="Table31.A13" office:value-type="string">
            <text:p text:style-name="P10">Logical Name:</text:p>
          </table:table-cell>
          <table:table-cell table:style-name="Table31.B13" office:value-type="string">
            <text:p text:style-name="P10">AcqViewSearchAction</text:p>
          </table:table-cell>
        </table:table-row>
        <table:table-row table:style-name="Table31.1">
          <table:table-cell table:style-name="Table31.A13" office:value-type="string">
            <text:p text:style-name="P10">Input JSP Form:</text:p>
          </table:table-cell>
          <table:table-cell table:style-name="Table31.B13" office:value-type="string">
            <text:p text:style-name="P58">acq_search_title.jsp</text:p>
          </table:table-cell>
        </table:table-row>
        <table:table-row table:style-name="Table31.10">
          <table:table-cell table:style-name="Table31.A13" office:value-type="string">
            <text:p text:style-name="P10">Physical Path(Type tag):</text:p>
          </table:table-cell>
          <table:table-cell table:style-name="Table31.B13" office:value-type="string">
            <text:p text:style-name="P10">com.myapp.struts.Acquisition.AcqViewSearchAction</text:p>
          </table:table-cell>
        </table:table-row>
        <text:soft-page-break/>
        <table:table-row table:style-name="Table31.10">
          <table:table-cell table:style-name="Table31.A11" office:value-type="string">
            <text:p text:style-name="P10">Logical Path</text:p>
          </table:table-cell>
          <table:table-cell table:style-name="Table31.B11" office:value-type="string">
            <text:p text:style-name="P10">/acquisition/acqAllBiblio</text:p>
          </table:table-cell>
        </table:table-row>
        <table:table-row table:style-name="Table31.1">
          <table:table-cell table:style-name="Table31.A13" office:value-type="string">
            <text:p text:style-name="P10">Code:</text:p>
          </table:table-cell>
          <table:table-cell table:style-name="Table31.B13" office:value-type="string">
            <text:p text:style-name="P10"/>
          </table:table-cell>
        </table:table-row>
        <table:table-row table:style-name="Table31.1">
          <table:table-cell table:style-name="Table31.A13" office:value-type="string">
            <text:p text:style-name="P10"/>
            <text:p text:style-name="P10">Description:</text:p>
          </table:table-cell>
          <table:table-cell table:style-name="Table31.B13" office:value-type="string">
            <text:p text:style-name="P10">For Viewing the title which are come into the library for acquisition. <text:s text:c="2"/></text:p>
          </table:table-cell>
        </table:table-row>
      </table:table>
      <text:p text:style-name="Standard"/>
      <text:p text:style-name="Standard"/>
      <text:p text:style-name="Standard"><text:tab/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32.1">
          <table:table-cell table:style-name="Table32.A2" office:value-type="string">
            <text:p text:style-name="P9">Request Forwards Name </text:p>
          </table:table-cell>
          <table:table-cell table:style-name="Table32.B2" office:value-type="string">
            <text:p text:style-name="P9">Request Target</text:p>
          </table:table-cell>
          <table:table-cell table:style-name="Table32.A2" office:value-type="string">
            <text:p text:style-name="P9">Purpose</text:p>
          </table:table-cell>
        </table:table-row>
        <table:table-row table:style-name="Table32.1">
          <table:table-cell table:style-name="Table32.A3" office:value-type="string">
            <text:p text:style-name="P10">search</text:p>
          </table:table-cell>
          <table:table-cell table:style-name="Table32.B3" office:value-type="string">
            <text:p text:style-name="P10">“/acq_search_all_title.jsp”</text:p>
          </table:table-cell>
          <table:table-cell table:style-name="Table32.C3" office:value-type="string">
            <text:p text:style-name="P10">Redirects users to viewing the record of data from the system which are come for acquisition process .</text:p>
          </table:table-cell>
        </table:table-row>
      </table:table>
      <text:p text:style-name="Standard"/>
      <text:p text:style-name="Standard"/>
      <text:p text:style-name="Standard"><text:tab/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33.1">
          <table:table-cell table:style-name="Table33.A2" office:value-type="string">
            <text:p text:style-name="P7">S.No.</text:p>
          </table:table-cell>
          <table:table-cell table:style-name="Table33.A2" office:value-type="string">
            <text:p text:style-name="P7">Table Name</text:p>
          </table:table-cell>
          <table:table-cell table:style-name="Table33.A2" office:value-type="string">
            <text:p text:style-name="P17">Primary Key </text:p>
          </table:table-cell>
          <table:table-cell table:style-name="Table33.A2" office:value-type="string">
            <text:p text:style-name="P7">Purpose</text:p>
          </table:table-cell>
        </table:table-row>
        <table:table-row table:style-name="Table33.1">
          <table:table-cell table:style-name="Table33.A3" office:value-type="string">
            <text:p text:style-name="P10">1</text:p>
          </table:table-cell>
          <table:table-cell table:style-name="Table33.B3" office:value-type="string">
            <text:p text:style-name="P10">acq_bibliography</text:p>
          </table:table-cell>
          <table:table-cell table:style-name="Table33.C3" office:value-type="string">
            <text:p text:style-name="P11">library_id, sub_library_id, title_id</text:p>
          </table:table-cell>
          <table:table-cell table:style-name="Table33.D3" office:value-type="string">
            <text:p text:style-name="P10">To retrieve data from the databasesss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row table:style-name="Table34.1">
          <table:table-cell table:style-name="Table34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2" office:value-type="string">
            <text:p text:style-name="P7">S.No.</text:p>
          </table:table-cell>
          <table:table-cell table:style-name="Table34.A2" office:value-type="string">
            <text:p text:style-name="P7">Pojo Name</text:p>
          </table:table-cell>
          <table:table-cell table:style-name="Table34.A2" office:value-type="string">
            <text:p text:style-name="P17">Method Name </text:p>
          </table:table-cell>
          <table:table-cell table:style-name="Table34.D2" office:value-type="string">
            <text:p text:style-name="P7">Select Operation</text:p>
          </table:table-cell>
          <table:table-cell table:style-name="Table34.D2" office:value-type="string">
            <text:p text:style-name="P7">Columns <text:s/>in Where clause</text:p>
          </table:table-cell>
          <table:table-cell table:style-name="Table34.A2" office:value-type="string">
            <text:p text:style-name="P7">Purpose </text:p>
          </table:table-cell>
        </table:table-row>
        <table:table-row table:style-name="Table34.1">
          <table:table-cell table:style-name="Table34.A3" office:value-type="string">
            <text:p text:style-name="P10">1</text:p>
          </table:table-cell>
          <table:table-cell table:style-name="Table34.B3" office:value-type="string">
            <text:p text:style-name="P11">AcqBibliography</text:p>
          </table:table-cell>
          <table:table-cell table:style-name="Table34.C3" office:value-type="string">
            <text:p text:style-name="P11">getBiblio()</text:p>
          </table:table-cell>
          <table:table-cell table:style-name="Table34.D3" office:value-type="string">
            <text:p text:style-name="P10">Title </text:p>
          </table:table-cell>
          <table:table-cell table:style-name="Table34.E3" office:value-type="string">
            <text:p text:style-name="P10">title_id,library_id,sub_library_id</text:p>
          </table:table-cell>
          <table:table-cell table:style-name="Table34.F3" office:value-type="string">
            <text:p text:style-name="P10"/>
            <text:p text:style-name="P10">Search the title of books which are already exists </text:p>
            <text:p text:style-name="P10"/>
          </table:table-cell>
        </table:table-row>
      </table:table>
      <text:p text:style-name="P25"/>
      <text:p text:style-name="P25"/>
      <text:p text:style-name="P25">On Clicking Initiate Acquisition Link On <text:span text:style-name="T24">acq_search_title.jsp</text:span> </text:p>
      <text:p text:style-name="P25"/>
      <text:p text:style-name="P60"><text:span text:style-name="T21">1-</text:span><text:span text:style-name="T2">File Name of view page: </text:span><text:span text:style-name="T3">acq_search_all_title.jsp</text:span></text:p>
      <text:p text:style-name="P48"><text:span text:style-name="T12"><text:s text:c="3"/>Module Name:-</text:span><text:span text:style-name="T13">Acquisition Module</text:span></text:p>
      <text:p text:style-name="P41"/>
      <text:p text:style-name="P41"/>
      <text:p text:style-name="P35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8">Action Class Name:AcqInitiateAcquisitionAction</text:p>
          </table:table-cell>
          <table:covered-table-cell/>
        </table:table-row>
        <table:table-row table:style-name="Table35.1">
          <table:table-cell table:style-name="Table35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35.1">
          <table:table-cell table:style-name="Table35.A13" office:value-type="string">
            <text:p text:style-name="P10">Logical Name</text:p>
          </table:table-cell>
          <table:table-cell table:style-name="Table35.B13" office:value-type="string">
            <text:p text:style-name="P10">AcqBiblioActionForm</text:p>
          </table:table-cell>
        </table:table-row>
        <table:table-row table:style-name="Table35.1">
          <table:table-cell table:style-name="Table35.A13" office:value-type="string">
            <text:p text:style-name="P10">Physical Path</text:p>
          </table:table-cell>
          <table:table-cell table:style-name="Table35.B13" office:value-type="string">
            <text:p text:style-name="P10">com.myapp.struts.Acquisition.AcqInitiateAcquisitionAction</text:p>
          </table:table-cell>
        </table:table-row>
        <text:soft-page-break/>
        <table:table-row table:style-name="Table35.1">
          <table:table-cell table:style-name="Table35.A13" office:value-type="string">
            <text:p text:style-name="P10">Code:</text:p>
          </table:table-cell>
          <table:table-cell table:style-name="Table35.B13" office:value-type="string">
            <text:p text:style-name="P10"/>
          </table:table-cell>
        </table:table-row>
        <table:table-row table:style-name="Table35.1">
          <table:table-cell table:style-name="Table35.A13" office:value-type="string">
            <text:p text:style-name="P10">Description:</text:p>
          </table:table-cell>
          <table:table-cell table:style-name="Table35.B13" office:value-type="string">
            <text:p text:style-name="P10">For defining setter and getter functions.</text:p>
          </table:table-cell>
        </table:table-row>
        <table:table-row table:style-name="Table35.1">
          <table:table-cell table:style-name="Table35.A1" table:number-columns-spanned="2" office:value-type="string">
            <text:p text:style-name="P8">Struts Action</text:p>
          </table:table-cell>
          <table:covered-table-cell/>
        </table:table-row>
        <table:table-row table:style-name="Table35.1">
          <table:table-cell table:style-name="Table35.A13" office:value-type="string">
            <text:p text:style-name="P10">Logical Name:</text:p>
          </table:table-cell>
          <table:table-cell table:style-name="Table35.B13" office:value-type="string">
            <text:p text:style-name="P10">AcqInitiateAcquisitionAction</text:p>
          </table:table-cell>
        </table:table-row>
        <table:table-row table:style-name="Table35.1">
          <table:table-cell table:style-name="Table35.A13" office:value-type="string">
            <text:p text:style-name="P10">Input JSP Form:</text:p>
          </table:table-cell>
          <table:table-cell table:style-name="Table35.B13" office:value-type="string">
            <text:p text:style-name="P58">acq_search_all_title.jsp</text:p>
          </table:table-cell>
        </table:table-row>
        <table:table-row table:style-name="Table35.10">
          <table:table-cell table:style-name="Table35.A13" office:value-type="string">
            <text:p text:style-name="P10">Physical Path(Type tag):</text:p>
          </table:table-cell>
          <table:table-cell table:style-name="Table35.B13" office:value-type="string">
            <text:p text:style-name="P10">com.myapp.struts.Acquisition.AcqInitiateAcquisitionAction</text:p>
          </table:table-cell>
        </table:table-row>
        <table:table-row table:style-name="Table35.10">
          <table:table-cell table:style-name="Table35.A11" office:value-type="string">
            <text:p text:style-name="P10">Logical Path</text:p>
          </table:table-cell>
          <table:table-cell table:style-name="Table35.B11" office:value-type="string">
            <text:p text:style-name="P10">/acquisition/titleShow</text:p>
          </table:table-cell>
        </table:table-row>
        <table:table-row table:style-name="Table35.1">
          <table:table-cell table:style-name="Table35.A13" office:value-type="string">
            <text:p text:style-name="P10">Code:</text:p>
          </table:table-cell>
          <table:table-cell table:style-name="Table35.B13" office:value-type="string">
            <text:p text:style-name="P10"/>
          </table:table-cell>
        </table:table-row>
        <table:table-row table:style-name="Table35.1">
          <table:table-cell table:style-name="Table35.A13" office:value-type="string">
            <text:p text:style-name="P10"/>
            <text:p text:style-name="P10">Description:</text:p>
          </table:table-cell>
          <table:table-cell table:style-name="Table35.B13" office:value-type="string">
            <text:p text:style-name="P10">For Viewing the title which are come into the library for acquisition. <text:s text:c="2"/></text:p>
          </table:table-cell>
        </table:table-row>
      </table:table>
      <text:p text:style-name="P76"/>
      <text:p text:style-name="P76"/>
      <text:p text:style-name="P76"><text:tab/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36.1">
          <table:table-cell table:style-name="Table36.A2" office:value-type="string">
            <text:p text:style-name="P9">Request Forwards Name </text:p>
          </table:table-cell>
          <table:table-cell table:style-name="Table36.B2" office:value-type="string">
            <text:p text:style-name="P9">Request Target</text:p>
          </table:table-cell>
          <table:table-cell table:style-name="Table36.A2" office:value-type="string">
            <text:p text:style-name="P9">Purpose</text:p>
          </table:table-cell>
        </table:table-row>
        <table:table-row table:style-name="Table36.1">
          <table:table-cell table:style-name="Table36.A3" office:value-type="string">
            <text:p text:style-name="P10">success</text:p>
          </table:table-cell>
          <table:table-cell table:style-name="Table36.B3" office:value-type="string">
            <text:p text:style-name="P10">“/acq_update_titles.jsp”</text:p>
          </table:table-cell>
          <table:table-cell table:style-name="Table36.C3" office:value-type="string">
            <text:p text:style-name="P10">Redirects users to acq_update_titles.jsp page the record of data from the system which are come for acquisition process .</text:p>
          </table:table-cell>
        </table:table-row>
        <table:table-row table:style-name="Table36.1">
          <table:table-cell table:style-name="Table36.A4" office:value-type="string">
            <text:p text:style-name="P10">fail</text:p>
          </table:table-cell>
          <table:table-cell table:style-name="Table36.B4" office:value-type="string">
            <text:p text:style-name="P10">“/acq_search_title.jsp”</text:p>
          </table:table-cell>
          <table:table-cell table:style-name="Table36.C4" office:value-type="string">
            <text:p text:style-name="P10">Redirects users to acq_search_title.jsp page after completing the acquisition process.</text:p>
          </table:table-cell>
        </table:table-row>
      </table:table>
      <text:p text:style-name="P76"/>
      <text:p text:style-name="P76"/>
      <text:p text:style-name="P76"/>
      <text:p text:style-name="Standard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37.1">
          <table:table-cell table:style-name="Table37.A2" office:value-type="string">
            <text:p text:style-name="P7">S.No.</text:p>
          </table:table-cell>
          <table:table-cell table:style-name="Table37.A2" office:value-type="string">
            <text:p text:style-name="P7">Table Name</text:p>
          </table:table-cell>
          <table:table-cell table:style-name="Table37.A2" office:value-type="string">
            <text:p text:style-name="P17">Primary Key </text:p>
          </table:table-cell>
          <table:table-cell table:style-name="Table37.A2" office:value-type="string">
            <text:p text:style-name="P7">Purpose</text:p>
          </table:table-cell>
        </table:table-row>
        <table:table-row table:style-name="Table37.1">
          <table:table-cell table:style-name="Table37.A3" office:value-type="string">
            <text:p text:style-name="P10">1</text:p>
          </table:table-cell>
          <table:table-cell table:style-name="Table37.B3" office:value-type="string">
            <text:p text:style-name="P10">acq_bibliography</text:p>
          </table:table-cell>
          <table:table-cell table:style-name="Table37.C3" office:value-type="string">
            <text:p text:style-name="P11">library_id, sub_library_id, title_id</text:p>
          </table:table-cell>
          <table:table-cell table:style-name="Table37.D3" office:value-type="string">
            <text:p text:style-name="P10">To retrieve data from the databases.</text:p>
          </table:table-cell>
        </table:table-row>
        <table:table-row table:style-name="Table37.1">
          <table:table-cell table:style-name="Table37.A4" office:value-type="string">
            <text:p text:style-name="P10">2</text:p>
          </table:table-cell>
          <table:table-cell table:style-name="Table37.B4" office:value-type="string">
            <text:p text:style-name="P10">acq_vendor</text:p>
          </table:table-cell>
          <table:table-cell table:style-name="Table37.C4" office:value-type="string">
            <text:p text:style-name="P11">library_id, sub_library_id, vendor_id</text:p>
          </table:table-cell>
          <table:table-cell table:style-name="Table37.D4" office:value-type="string">
            <text:p text:style-name="P10">To retrieve data from databases.</text:p>
          </table:table-cell>
        </table:table-row>
        <table:table-row table:style-name="Table37.1">
          <table:table-cell table:style-name="Table37.A5" office:value-type="string">
            <text:p text:style-name="P10">3</text:p>
          </table:table-cell>
          <table:table-cell table:style-name="Table37.B5" office:value-type="string">
            <text:p text:style-name="P10">acq_currency</text:p>
          </table:table-cell>
          <table:table-cell table:style-name="Table37.C5" office:value-type="string">
            <text:p text:style-name="P11">library_id,conversion_id</text:p>
          </table:table-cell>
          <table:table-cell table:style-name="Table37.D5" office:value-type="string">
            <text:p text:style-name="P10">To retrieve data from database.</text:p>
          </table:table-cell>
        </table:table-row>
        <table:table-row table:style-name="Table37.1">
          <table:table-cell table:style-name="Table37.A6" office:value-type="string">
            <text:p text:style-name="P10">4</text:p>
          </table:table-cell>
          <table:table-cell table:style-name="Table37.B6" office:value-type="string">
            <text:p text:style-name="P10">base_currency</text:p>
          </table:table-cell>
          <table:table-cell table:style-name="Table37.C6" office:value-type="string">
            <text:p text:style-name="P11">library_id,base_currency_symbol</text:p>
          </table:table-cell>
          <table:table-cell table:style-name="Table37.D6" office:value-type="string">
            <text:p text:style-name="P10">To retrieve data from database.</text:p>
          </table:table-cell>
        </table:table-row>
        <table:table-row table:style-name="Table37.1">
          <table:table-cell table:style-name="Table37.A7" office:value-type="string">
            <text:p text:style-name="P10">5</text:p>
          </table:table-cell>
          <table:table-cell table:style-name="Table37.B7" office:value-type="string">
            <text:p text:style-name="P10">acq_budget_allocation</text:p>
          </table:table-cell>
          <table:table-cell table:style-name="Table37.C7" office:value-type="string">
            <text:p text:style-name="P11">library_id,transaction_id</text:p>
          </table:table-cell>
          <table:table-cell table:style-name="Table37.D7" office:value-type="string">
            <text:p text:style-name="P10"/>
          </table:table-cell>
        </table:table-row>
      </table:table>
      <text:p text:style-name="P2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2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row table:style-name="Table38.1">
          <table:table-cell table:style-name="Table38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2" office:value-type="string">
            <text:p text:style-name="P7">S.No.</text:p>
          </table:table-cell>
          <table:table-cell table:style-name="Table38.A2" office:value-type="string">
            <text:p text:style-name="P7">Pojo Name</text:p>
          </table:table-cell>
          <table:table-cell table:style-name="Table38.A2" office:value-type="string">
            <text:p text:style-name="P17">Method Name </text:p>
          </table:table-cell>
          <table:table-cell table:style-name="Table38.D2" office:value-type="string">
            <text:p text:style-name="P7">Select Operation</text:p>
          </table:table-cell>
          <table:table-cell table:style-name="Table38.D2" office:value-type="string">
            <text:p text:style-name="P7">Columns <text:s/>in Where clause</text:p>
          </table:table-cell>
          <table:table-cell table:style-name="Table38.A2" office:value-type="string">
            <text:p text:style-name="P7">Purpose </text:p>
          </table:table-cell>
        </table:table-row>
        <table:table-row table:style-name="Table38.1">
          <table:table-cell table:style-name="Table38.A3" office:value-type="string">
            <text:p text:style-name="P10">1</text:p>
          </table:table-cell>
          <table:table-cell table:style-name="Table38.B3" office:value-type="string">
            <text:p text:style-name="P11">AcqBibliography</text:p>
          </table:table-cell>
          <table:table-cell table:style-name="Table38.C3" office:value-type="string">
            <text:p text:style-name="P11">BibliobyTitleId()</text:p>
          </table:table-cell>
          <table:table-cell table:style-name="Table38.D3" office:value-type="string">
            <text:p text:style-name="P10"><text:span text:style-name="T16">AcqBibliography</text:span> </text:p>
          </table:table-cell>
          <table:table-cell table:style-name="Table38.E3" office:value-type="string">
            <text:p text:style-name="P10">title_id,library_id,sub_library_id</text:p>
          </table:table-cell>
          <table:table-cell table:style-name="Table38.F3" office:value-type="string">
            <text:p text:style-name="P10"/>
            <text:p text:style-name="P10">Search the title of books which are already exists </text:p>
            <text:p text:style-name="P10"/>
          </table:table-cell>
        </table:table-row>
        <table:table-row table:style-name="Table38.1">
          <table:table-cell table:style-name="Table38.A4" office:value-type="string">
            <text:p text:style-name="P10"/>
          </table:table-cell>
          <table:table-cell table:style-name="Table38.B4" office:value-type="string">
            <text:p text:style-name="P11"/>
          </table:table-cell>
          <table:table-cell table:style-name="Table38.C4" office:value-type="string">
            <text:p text:style-name="P11"/>
          </table:table-cell>
          <table:table-cell table:style-name="Table38.D4" office:value-type="string">
            <text:p text:style-name="P10"/>
          </table:table-cell>
          <table:table-cell table:style-name="Table38.E4" office:value-type="string">
            <text:p text:style-name="P10"/>
          </table:table-cell>
          <table:table-cell table:style-name="Table38.F4" office:value-type="string">
            <text:p text:style-name="P10"/>
          </table:table-cell>
        </table:table-row>
        <table:table-row table:style-name="Table38.1">
          <table:table-cell table:style-name="Table38.A5" office:value-type="string">
            <text:p text:style-name="P10"/>
          </table:table-cell>
          <table:table-cell table:style-name="Table38.B5" office:value-type="string">
            <text:p text:style-name="P11"/>
          </table:table-cell>
          <table:table-cell table:style-name="Table38.C5" office:value-type="string">
            <text:p text:style-name="P11"/>
          </table:table-cell>
          <table:table-cell table:style-name="Table38.D5" office:value-type="string">
            <text:p text:style-name="P10"/>
          </table:table-cell>
          <table:table-cell table:style-name="Table38.E5" office:value-type="string">
            <text:p text:style-name="P10"/>
          </table:table-cell>
          <table:table-cell table:style-name="Table38.F5" office:value-type="string">
            <text:p text:style-name="P10"/>
          </table:table-cell>
        </table:table-row>
        <table:table-row table:style-name="Table38.1">
          <table:table-cell table:style-name="Table38.A7" office:value-type="string">
            <text:p text:style-name="P10">2</text:p>
          </table:table-cell>
          <table:table-cell table:style-name="Table38.B7" office:value-type="string">
            <text:p text:style-name="P11">AcqVendor</text:p>
          </table:table-cell>
          <table:table-cell table:style-name="Table38.C7" office:value-type="string">
            <text:p text:style-name="P11">searchDoc5()</text:p>
          </table:table-cell>
          <table:table-cell table:style-name="Table38.D7" office:value-type="string">
            <text:p text:style-name="P10">List</text:p>
          </table:table-cell>
          <table:table-cell table:style-name="Table38.E7" office:value-type="string">
            <text:p text:style-name="P10">library_id,sub_library_id</text:p>
          </table:table-cell>
          <table:table-cell table:style-name="Table38.F7" office:value-type="string">
            <text:p text:style-name="P10">Search the list of vendor from database.</text:p>
          </table:table-cell>
        </table:table-row>
        <table:table-row table:style-name="Table38.1">
          <table:table-cell table:style-name="Table38.A7" office:value-type="string">
            <text:p text:style-name="P10"/>
          </table:table-cell>
          <table:table-cell table:style-name="Table38.B7" office:value-type="string">
            <text:p text:style-name="P11"/>
          </table:table-cell>
          <table:table-cell table:style-name="Table38.C7" office:value-type="string">
            <text:p text:style-name="P11"/>
          </table:table-cell>
          <table:table-cell table:style-name="Table38.D7" office:value-type="string">
            <text:p text:style-name="P10"/>
          </table:table-cell>
          <table:table-cell table:style-name="Table38.E7" office:value-type="string">
            <text:p text:style-name="P10"/>
          </table:table-cell>
          <table:table-cell table:style-name="Table38.F7" office:value-type="string">
            <text:p text:style-name="P10"/>
          </table:table-cell>
        </table:table-row>
        <table:table-row table:style-name="Table38.1">
          <table:table-cell table:style-name="Table38.A9" office:value-type="string">
            <text:p text:style-name="P10">3</text:p>
          </table:table-cell>
          <table:table-cell table:style-name="Table38.B9" office:value-type="string">
            <text:p text:style-name="P11">AcqCurrency</text:p>
          </table:table-cell>
          <table:table-cell table:style-name="Table38.C9" office:value-type="string">
            <text:p text:style-name="P11">getCurrencyList()</text:p>
          </table:table-cell>
          <table:table-cell table:style-name="Table38.D9" office:value-type="string">
            <text:p text:style-name="P10">List</text:p>
          </table:table-cell>
          <table:table-cell table:style-name="Table38.E9" office:value-type="string">
            <text:p text:style-name="P10">library_id</text:p>
          </table:table-cell>
          <table:table-cell table:style-name="Table38.F9" office:value-type="string">
            <text:p text:style-name="P10">Search the list of currency from the database.</text:p>
          </table:table-cell>
        </table:table-row>
        <table:table-row table:style-name="Table38.1">
          <table:table-cell table:style-name="Table38.A9" office:value-type="string">
            <text:p text:style-name="P10"/>
          </table:table-cell>
          <table:table-cell table:style-name="Table38.B9" office:value-type="string">
            <text:p text:style-name="P11"/>
          </table:table-cell>
          <table:table-cell table:style-name="Table38.C9" office:value-type="string">
            <text:p text:style-name="P11"/>
          </table:table-cell>
          <table:table-cell table:style-name="Table38.D9" office:value-type="string">
            <text:p text:style-name="P10"/>
          </table:table-cell>
          <table:table-cell table:style-name="Table38.E9" office:value-type="string">
            <text:p text:style-name="P10"/>
          </table:table-cell>
          <table:table-cell table:style-name="Table38.F9" office:value-type="string">
            <text:p text:style-name="P10"/>
          </table:table-cell>
        </table:table-row>
        <table:table-row table:style-name="Table38.1">
          <table:table-cell table:style-name="Table38.A10" office:value-type="string">
            <text:p text:style-name="P10">4</text:p>
          </table:table-cell>
          <table:table-cell table:style-name="Table38.B10" office:value-type="string">
            <text:p text:style-name="P11">BaseCurrency</text:p>
          </table:table-cell>
          <table:table-cell table:style-name="Table38.C10" office:value-type="string">
            <text:p text:style-name="P11">getBaseCurrency()</text:p>
          </table:table-cell>
          <table:table-cell table:style-name="Table38.D10" office:value-type="string">
            <text:p text:style-name="P10">BaseCurrency</text:p>
          </table:table-cell>
          <table:table-cell table:style-name="Table38.E10" office:value-type="string">
            <text:p text:style-name="P10">library_id</text:p>
          </table:table-cell>
          <table:table-cell table:style-name="Table38.F10" office:value-type="string">
            <text:p text:style-name="P10">For selecting the base currency of specific library.</text:p>
          </table:table-cell>
        </table:table-row>
        <table:table-row table:style-name="Table38.1">
          <table:table-cell table:style-name="Table38.A11" office:value-type="string">
            <text:p text:style-name="P10"/>
          </table:table-cell>
          <table:table-cell table:style-name="Table38.B11" office:value-type="string">
            <text:p text:style-name="P11"/>
          </table:table-cell>
          <table:table-cell table:style-name="Table38.C11" office:value-type="string">
            <text:p text:style-name="P11"/>
          </table:table-cell>
          <table:table-cell table:style-name="Table38.D11" office:value-type="string">
            <text:p text:style-name="P10"/>
          </table:table-cell>
          <table:table-cell table:style-name="Table38.E11" office:value-type="string">
            <text:p text:style-name="P10"/>
          </table:table-cell>
          <table:table-cell table:style-name="Table38.F11" office:value-type="string">
            <text:p text:style-name="P10"/>
          </table:table-cell>
        </table:table-row>
        <table:table-row table:style-name="Table38.1">
          <table:table-cell table:style-name="Table38.A12" office:value-type="string">
            <text:p text:style-name="P10">5</text:p>
          </table:table-cell>
          <table:table-cell table:style-name="Table38.B12" office:value-type="string">
            <text:p text:style-name="P11">MixBudgetAllocation</text:p>
          </table:table-cell>
          <table:table-cell table:style-name="Table38.C12" office:value-type="string">
            <text:p text:style-name="P11">getMixBudgetAllocation()</text:p>
          </table:table-cell>
          <table:table-cell table:style-name="Table38.D12" office:value-type="string">
            <text:p text:style-name="P10">List</text:p>
          </table:table-cell>
          <table:table-cell table:style-name="Table38.E12" office:value-type="string">
            <text:p text:style-name="P10">library_id</text:p>
          </table:table-cell>
          <table:table-cell table:style-name="Table38.F12" office:value-type="string">
            <text:p text:style-name="P10">For fetching the list of budget allocation in different budget head.</text:p>
          </table:table-cell>
        </table:table-row>
      </table:table>
      <text:p text:style-name="P25"/>
      <text:p text:style-name="P48">On Clicking InitiateAcquisition Link </text:p>
      <text:p text:style-name="P60"><text:span text:style-name="T21">1-</text:span><text:span text:style-name="T2">File Name of view page: </text:span><text:span text:style-name="T3">acq_update_titles.jsp</text:span></text:p>
      <text:p text:style-name="P48"><text:span text:style-name="T12"><text:s text:c="3"/>Module Name:-</text:span><text:span text:style-name="T13">Acquisition Module</text:span></text:p>
      <text:p text:style-name="P48"><text:span text:style-name="T12">Included Files:</text:span><text:span text:style-name="T13"> </text:span><text:span text:style-name="T12"><text:s text:c="2"/></text:span><text:span text:style-name="T14">Header File: </text:span><text:span text:style-name="T11">acq_bibliographic_details.jsp</text:span></text:p>
      <text:p text:style-name="P33"/>
      <text:p text:style-name="P33"/>
      <text:p text:style-name="P29"><text:s text:c="3"/><text:span text:style-name="T15">Attributes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F"/>
        <table:table-row table:style-name="Table39.1">
          <table:table-cell table:style-name="Table39.A1" office:value-type="string">
            <text:p text:style-name="P49">S.No.</text:p>
          </table:table-cell>
          <table:table-cell table:style-name="Table39.A1" office:value-type="string">
            <text:p text:style-name="P49">Attribute Name</text:p>
          </table:table-cell>
          <table:table-cell table:style-name="Table39.A1" office:value-type="string">
            <text:p text:style-name="P49">Label </text:p>
          </table:table-cell>
          <table:table-cell table:style-name="Table39.A1" office:value-type="string">
            <text:p text:style-name="P49">Field Name</text:p>
          </table:table-cell>
          <table:table-cell table:style-name="Table39.A1" office:value-type="string">
            <text:p text:style-name="P49">Type</text:p>
          </table:table-cell>
          <table:table-cell table:style-name="Table39.A1" office:value-type="string">
            <text:p text:style-name="P49">Validation</text:p>
          </table:table-cell>
        </table:table-row>
        <table:table-row table:style-name="Table39.1">
          <table:table-cell table:style-name="Table39.A1" office:value-type="string">
            <text:p text:style-name="P51">1.</text:p>
          </table:table-cell>
          <table:table-cell table:style-name="Table39.A1" office:value-type="string">
            <text:p text:style-name="P50">Document Type</text:p>
          </table:table-cell>
          <table:table-cell table:style-name="Table39.A1" office:value-type="string">
            <text:p text:style-name="P52">Book</text:p>
          </table:table-cell>
          <table:table-cell table:style-name="Table39.A1" office:value-type="string">
            <text:p text:style-name="P52">document_type</text:p>
          </table:table-cell>
          <table:table-cell table:style-name="Table39.A1" office:value-type="string">
            <text:p text:style-name="P52">Text box</text:p>
          </table:table-cell>
          <table:table-cell table:style-name="Table39.A1" office:value-type="string">
            <text:p text:style-name="P50"/>
          </table:table-cell>
        </table:table-row>
        <table:table-row table:style-name="Table39.1">
          <table:table-cell table:style-name="Table39.A1" office:value-type="string">
            <text:p text:style-name="P51">2.</text:p>
          </table:table-cell>
          <table:table-cell table:style-name="Table39.A1" office:value-type="string">
            <text:p text:style-name="P50">Title</text:p>
          </table:table-cell>
          <table:table-cell table:style-name="Table39.A1" office:value-type="string">
            <text:p text:style-name="P52">Title </text:p>
          </table:table-cell>
          <table:table-cell table:style-name="Table39.A1" office:value-type="string">
            <text:p text:style-name="P52">title</text:p>
          </table:table-cell>
          <table:table-cell table:style-name="Table39.A1" office:value-type="string">
            <text:p text:style-name="P52">Text box</text:p>
          </table:table-cell>
          <table:table-cell table:style-name="Table39.A1" office:value-type="string">
            <text:p text:style-name="P50"/>
          </table:table-cell>
        </table:table-row>
        <table:table-row table:style-name="Table39.1">
          <table:table-cell table:style-name="Table39.A1" office:value-type="string">
            <text:p text:style-name="P51">3.</text:p>
          </table:table-cell>
          <table:table-cell table:style-name="Table39.A1" office:value-type="string">
            <text:p text:style-name="P52">Author</text:p>
          </table:table-cell>
          <table:table-cell table:style-name="Table39.A1" office:value-type="string">
            <text:p text:style-name="P52">Author</text:p>
          </table:table-cell>
          <table:table-cell table:style-name="Table39.A1" office:value-type="string">
            <text:p text:style-name="P52">author</text:p>
          </table:table-cell>
          <table:table-cell table:style-name="Table39.A1" office:value-type="string">
            <text:p text:style-name="P52">Text box</text:p>
          </table:table-cell>
          <table:table-cell table:style-name="Table39.A1" office:value-type="string">
            <text:p text:style-name="P52">Is required</text:p>
          </table:table-cell>
        </table:table-row>
        <table:table-row table:style-name="Table39.1">
          <table:table-cell table:style-name="Table39.A1" office:value-type="string">
            <text:p text:style-name="P51">4.</text:p>
          </table:table-cell>
          <table:table-cell table:style-name="Table39.A1" office:value-type="string">
            <text:p text:style-name="P52">Publisher Name</text:p>
          </table:table-cell>
          <table:table-cell table:style-name="Table39.A1" office:value-type="string">
            <text:p text:style-name="P52">Publisher Name</text:p>
          </table:table-cell>
          <table:table-cell table:style-name="Table39.A1" office:value-type="string">
            <text:p text:style-name="P52">publisher_name</text:p>
          </table:table-cell>
          <table:table-cell table:style-name="Table39.A1" office:value-type="string">
            <text:p text:style-name="P52">Text box</text:p>
          </table:table-cell>
          <table:table-cell table:style-name="Table39.A1" office:value-type="string">
            <text:p text:style-name="P52"/>
          </table:table-cell>
        </table:table-row>
        <table:table-row table:style-name="Table39.1">
          <table:table-cell table:style-name="Table39.A1" office:value-type="string">
            <text:p text:style-name="P51">5.</text:p>
          </table:table-cell>
          <table:table-cell table:style-name="Table39.A1" office:value-type="string">
            <text:p text:style-name="P52">Publishing Year</text:p>
          </table:table-cell>
          <table:table-cell table:style-name="Table39.A1" office:value-type="string">
            <text:p text:style-name="P52">Publishing Year</text:p>
          </table:table-cell>
          <table:table-cell table:style-name="Table39.A1" office:value-type="string">
            <text:p text:style-name="P52">publishing_year</text:p>
          </table:table-cell>
          <table:table-cell table:style-name="Table39.A1" office:value-type="string">
            <text:p text:style-name="P52">Text box</text:p>
          </table:table-cell>
          <table:table-cell table:style-name="Table39.A1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6.</text:p>
          </table:table-cell>
          <table:table-cell table:style-name="Table39.A7" office:value-type="string">
            <text:p text:style-name="P52">ISBN</text:p>
          </table:table-cell>
          <table:table-cell table:style-name="Table39.A7" office:value-type="string">
            <text:p text:style-name="P52">ISBN</text:p>
          </table:table-cell>
          <table:table-cell table:style-name="Table39.A7" office:value-type="string">
            <text:p text:style-name="P52">isbn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7.</text:p>
          </table:table-cell>
          <table:table-cell table:style-name="Table39.A7" office:value-type="string">
            <text:p text:style-name="P52">Sub Authors</text:p>
          </table:table-cell>
          <table:table-cell table:style-name="Table39.A7" office:value-type="string">
            <text:p text:style-name="P52">Sub Authors</text:p>
          </table:table-cell>
          <table:table-cell table:style-name="Table39.A7" office:value-type="string">
            <text:p text:style-name="P52">sub_author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ext:soft-page-break/>
        <table:table-row table:style-name="Table39.1">
          <table:table-cell table:style-name="Table39.A7" office:value-type="string">
            <text:p text:style-name="P51">8.</text:p>
          </table:table-cell>
          <table:table-cell table:style-name="Table39.A7" office:value-type="string">
            <text:p text:style-name="P52">Publication Place</text:p>
          </table:table-cell>
          <table:table-cell table:style-name="Table39.A7" office:value-type="string">
            <text:p text:style-name="P52">Publication Place</text:p>
          </table:table-cell>
          <table:table-cell table:style-name="Table39.A7" office:value-type="string">
            <text:p text:style-name="P52">publication_place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9.</text:p>
          </table:table-cell>
          <table:table-cell table:style-name="Table39.A7" office:value-type="string">
            <text:p text:style-name="P52">LCC No</text:p>
          </table:table-cell>
          <table:table-cell table:style-name="Table39.A7" office:value-type="string">
            <text:p text:style-name="P52">LCC No</text:p>
          </table:table-cell>
          <table:table-cell table:style-name="Table39.A7" office:value-type="string">
            <text:p text:style-name="P52">lcc_no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10.</text:p>
          </table:table-cell>
          <table:table-cell table:style-name="Table39.A7" office:value-type="string">
            <text:p text:style-name="P52">Edition</text:p>
          </table:table-cell>
          <table:table-cell table:style-name="Table39.A7" office:value-type="string">
            <text:p text:style-name="P52">Edition</text:p>
          </table:table-cell>
          <table:table-cell table:style-name="Table39.A7" office:value-type="string">
            <text:p text:style-name="P52">edition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11.</text:p>
          </table:table-cell>
          <table:table-cell table:style-name="Table39.A7" office:value-type="string">
            <text:p text:style-name="P52">No Of <text:s/>Volumes</text:p>
          </table:table-cell>
          <table:table-cell table:style-name="Table39.A7" office:value-type="string">
            <text:p text:style-name="P52">No Of Volumes</text:p>
          </table:table-cell>
          <table:table-cell table:style-name="Table39.A7" office:value-type="string">
            <text:p text:style-name="P52">volume_no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12.</text:p>
          </table:table-cell>
          <table:table-cell table:style-name="Table39.A7" office:value-type="string">
            <text:p text:style-name="P52">Volume No</text:p>
          </table:table-cell>
          <table:table-cell table:style-name="Table39.A7" office:value-type="string">
            <text:p text:style-name="P52">Volume No</text:p>
          </table:table-cell>
          <table:table-cell table:style-name="Table39.A7" office:value-type="string">
            <text:p text:style-name="P52">volume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13.</text:p>
          </table:table-cell>
          <table:table-cell table:style-name="Table39.A7" office:value-type="string">
            <text:p text:style-name="P52"><text:span text:style-name="Strong_20_Emphasis"><text:span text:style-name="T22">No of Copies</text:span></text:span><text:span text:style-name="T22"> </text:span></text:p>
          </table:table-cell>
          <table:table-cell table:style-name="Table39.A7" office:value-type="string">
            <text:p text:style-name="P52"><text:span text:style-name="Strong_20_Emphasis"><text:span text:style-name="T22">No of Copies</text:span></text:span></text:p>
          </table:table-cell>
          <table:table-cell table:style-name="Table39.A7" office:value-type="string">
            <text:p text:style-name="P52">no_of_copies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>Is required</text:p>
          </table:table-cell>
        </table:table-row>
        <table:table-row table:style-name="Table39.1">
          <table:table-cell table:style-name="Table39.A7" office:value-type="string">
            <text:p text:style-name="P51">14.</text:p>
          </table:table-cell>
          <table:table-cell table:style-name="Table39.A7" office:value-type="string">
            <text:p text:style-name="P52">Budget Head Name</text:p>
          </table:table-cell>
          <table:table-cell table:style-name="Table39.A7" office:value-type="string">
            <text:p text:style-name="P52">Budget Head Name</text:p>
          </table:table-cell>
          <table:table-cell table:style-name="Table39.A7" office:value-type="string">
            <text:p text:style-name="P52">primary_budget</text:p>
          </table:table-cell>
          <table:table-cell table:style-name="Table39.A7" office:value-type="string">
            <text:p text:style-name="P52">Combo box</text:p>
          </table:table-cell>
          <table:table-cell table:style-name="Table39.A7" office:value-type="string">
            <text:p text:style-name="P52">Is required</text:p>
          </table:table-cell>
        </table:table-row>
        <table:table-row table:style-name="Table39.1">
          <table:table-cell table:style-name="Table39.A7" office:value-type="string">
            <text:p text:style-name="P51">15.</text:p>
          </table:table-cell>
          <table:table-cell table:style-name="Table39.A7" office:value-type="string">
            <text:p text:style-name="P52">Requested Date</text:p>
          </table:table-cell>
          <table:table-cell table:style-name="Table39.A7" office:value-type="string">
            <text:p text:style-name="P52">Requested Date</text:p>
          </table:table-cell>
          <table:table-cell table:style-name="Table39.A7" office:value-type="string">
            <text:p text:style-name="P52">requested_date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16</text:p>
          </table:table-cell>
          <table:table-cell table:style-name="Table39.A7" office:value-type="string">
            <text:p text:style-name="P52">Vendor</text:p>
          </table:table-cell>
          <table:table-cell table:style-name="Table39.A7" office:value-type="string">
            <text:p text:style-name="P52">Vendor</text:p>
          </table:table-cell>
          <table:table-cell table:style-name="Table39.A7" office:value-type="string">
            <text:p text:style-name="P52">vendor</text:p>
          </table:table-cell>
          <table:table-cell table:style-name="Table39.A7" office:value-type="string">
            <text:p text:style-name="P52">Combo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17</text:p>
          </table:table-cell>
          <table:table-cell table:style-name="Table39.A7" office:value-type="string">
            <text:p text:style-name="P52">Currency Format</text:p>
          </table:table-cell>
          <table:table-cell table:style-name="Table39.A7" office:value-type="string">
            <text:p text:style-name="P52">Currency Format</text:p>
          </table:table-cell>
          <table:table-cell table:style-name="Table39.A7" office:value-type="string">
            <text:p text:style-name="P52">exchange</text:p>
          </table:table-cell>
          <table:table-cell table:style-name="Table39.A7" office:value-type="string">
            <text:p text:style-name="P52">Combo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18</text:p>
          </table:table-cell>
          <table:table-cell table:style-name="Table39.A7" office:value-type="string">
            <text:p text:style-name="P52">Unit Price</text:p>
          </table:table-cell>
          <table:table-cell table:style-name="Table39.A7" office:value-type="string">
            <text:p text:style-name="P52">Unit Price</text:p>
          </table:table-cell>
          <table:table-cell table:style-name="Table39.A7" office:value-type="string">
            <text:p text:style-name="P52">unit_price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19</text:p>
          </table:table-cell>
          <table:table-cell table:style-name="Table39.A7" office:value-type="string">
            <text:p text:style-name="P52">Request By</text:p>
          </table:table-cell>
          <table:table-cell table:style-name="Table39.A7" office:value-type="string">
            <text:p text:style-name="P52">Request By</text:p>
          </table:table-cell>
          <table:table-cell table:style-name="Table39.A7" office:value-type="string">
            <text:p text:style-name="P52">requested_by</text:p>
          </table:table-cell>
          <table:table-cell table:style-name="Table39.A7" office:value-type="string">
            <text:p text:style-name="P52">Text box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20</text:p>
          </table:table-cell>
          <table:table-cell table:style-name="Table39.A7" office:value-type="string">
            <text:p text:style-name="P52">Acq Mode</text:p>
          </table:table-cell>
          <table:table-cell table:style-name="Table39.A7" office:value-type="string">
            <text:p text:style-name="P52">Acq Mode</text:p>
          </table:table-cell>
          <table:table-cell table:style-name="Table39.A7" office:value-type="string">
            <text:p text:style-name="P52">acq_mode</text:p>
          </table:table-cell>
          <table:table-cell table:style-name="Table39.A7" office:value-type="string">
            <text:p text:style-name="P52">Combo box</text:p>
          </table:table-cell>
          <table:table-cell table:style-name="Table39.A7" office:value-type="string">
            <text:p text:style-name="P52">Is required</text:p>
          </table:table-cell>
        </table:table-row>
        <table:table-row table:style-name="Table39.1">
          <table:table-cell table:style-name="Table39.A7" office:value-type="string">
            <text:p text:style-name="P51">21</text:p>
          </table:table-cell>
          <table:table-cell table:style-name="Table39.A7" office:value-type="string">
            <text:p text:style-name="P52">Submit button</text:p>
          </table:table-cell>
          <table:table-cell table:style-name="Table39.A7" office:value-type="string">
            <text:p text:style-name="P52">Submit</text:p>
          </table:table-cell>
          <table:table-cell table:style-name="Table39.A7" office:value-type="string">
            <text:p text:style-name="P52">submit</text:p>
          </table:table-cell>
          <table:table-cell table:style-name="Table39.A7" office:value-type="string">
            <text:p text:style-name="P52">Submit</text:p>
          </table:table-cell>
          <table:table-cell table:style-name="Table39.A7" office:value-type="string">
            <text:p text:style-name="P52"/>
          </table:table-cell>
        </table:table-row>
        <table:table-row table:style-name="Table39.1">
          <table:table-cell table:style-name="Table39.A7" office:value-type="string">
            <text:p text:style-name="P51">22</text:p>
          </table:table-cell>
          <table:table-cell table:style-name="Table39.A7" office:value-type="string">
            <text:p text:style-name="P52">Submit button</text:p>
          </table:table-cell>
          <table:table-cell table:style-name="Table39.A7" office:value-type="string">
            <text:p text:style-name="P52">Cancel</text:p>
          </table:table-cell>
          <table:table-cell table:style-name="Table39.A7" office:value-type="string">
            <text:p text:style-name="P52">button</text:p>
          </table:table-cell>
          <table:table-cell table:style-name="Table39.A7" office:value-type="string">
            <text:p text:style-name="P52">Button</text:p>
          </table:table-cell>
          <table:table-cell table:style-name="Table39.A7" office:value-type="string">
            <text:p text:style-name="P52"/>
          </table:table-cell>
        </table:table-row>
      </table:table>
      <text:p text:style-name="P34"/>
      <text:p text:style-name="P34"/>
      <text:p text:style-name="P34"/>
      <text:p text:style-name="P35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8">Action Class Name:AcqInitiateAcquisitionProcessAction</text:p>
          </table:table-cell>
          <table:covered-table-cell/>
        </table:table-row>
        <table:table-row table:style-name="Table40.1">
          <table:table-cell table:style-name="Table40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40.1">
          <table:table-cell table:style-name="Table40.A13" office:value-type="string">
            <text:p text:style-name="P10">Logical Name</text:p>
          </table:table-cell>
          <table:table-cell table:style-name="Table40.B13" office:value-type="string">
            <text:p text:style-name="P10">AcqBiblioActionForm</text:p>
          </table:table-cell>
        </table:table-row>
        <table:table-row table:style-name="Table40.1">
          <table:table-cell table:style-name="Table40.A13" office:value-type="string">
            <text:p text:style-name="P10">Physical Path</text:p>
          </table:table-cell>
          <table:table-cell table:style-name="Table40.B13" office:value-type="string">
            <text:p text:style-name="P10">com.myapp.struts.Acquisition.AcqInitiateAcquisitionProcessAction</text:p>
          </table:table-cell>
        </table:table-row>
        <table:table-row table:style-name="Table40.1">
          <table:table-cell table:style-name="Table40.A13" office:value-type="string">
            <text:p text:style-name="P10">Code:</text:p>
          </table:table-cell>
          <table:table-cell table:style-name="Table40.B13" office:value-type="string">
            <text:p text:style-name="P10"/>
          </table:table-cell>
        </table:table-row>
        <table:table-row table:style-name="Table40.1">
          <table:table-cell table:style-name="Table40.A13" office:value-type="string">
            <text:p text:style-name="P10">Description:</text:p>
          </table:table-cell>
          <table:table-cell table:style-name="Table40.B13" office:value-type="string">
            <text:p text:style-name="P10">For defining setter and getter functions.</text:p>
          </table:table-cell>
        </table:table-row>
        <table:table-row table:style-name="Table40.1">
          <table:table-cell table:style-name="Table40.A1" table:number-columns-spanned="2" office:value-type="string">
            <text:p text:style-name="P8">Struts Action</text:p>
          </table:table-cell>
          <table:covered-table-cell/>
        </table:table-row>
        <table:table-row table:style-name="Table40.1">
          <table:table-cell table:style-name="Table40.A13" office:value-type="string">
            <text:p text:style-name="P10">Logical Name:</text:p>
          </table:table-cell>
          <table:table-cell table:style-name="Table40.B13" office:value-type="string">
            <text:p text:style-name="P10">AcqInitiateAcquisitionProcessAction</text:p>
          </table:table-cell>
        </table:table-row>
        <table:table-row table:style-name="Table40.1">
          <table:table-cell table:style-name="Table40.A13" office:value-type="string">
            <text:p text:style-name="P10">Input JSP Form:</text:p>
          </table:table-cell>
          <table:table-cell table:style-name="Table40.B13" office:value-type="string">
            <text:p text:style-name="P58">acq_update_titles.jsp</text:p>
          </table:table-cell>
        </table:table-row>
        <table:table-row table:style-name="Table40.10">
          <table:table-cell table:style-name="Table40.A13" office:value-type="string">
            <text:p text:style-name="P10">Physical Path(Type tag):</text:p>
          </table:table-cell>
          <table:table-cell table:style-name="Table40.B13" office:value-type="string">
            <text:p text:style-name="P10">com.myapp.struts.Acquisition.<text:span text:style-name="T22">AcqInitiateAcquisitionProcessAction</text:span></text:p>
          </table:table-cell>
        </table:table-row>
        <table:table-row table:style-name="Table40.10">
          <table:table-cell table:style-name="Table40.A11" office:value-type="string">
            <text:p text:style-name="P10">Logical Path</text:p>
          </table:table-cell>
          <table:table-cell table:style-name="Table40.B11" office:value-type="string">
            <text:p text:style-name="P10">/acquisition/acq_initiate_acquisition1</text:p>
          </table:table-cell>
        </table:table-row>
        <table:table-row table:style-name="Table40.1">
          <table:table-cell table:style-name="Table40.A13" office:value-type="string">
            <text:p text:style-name="P10">Code:</text:p>
          </table:table-cell>
          <table:table-cell table:style-name="Table40.B13" office:value-type="string">
            <text:p text:style-name="P10"/>
          </table:table-cell>
        </table:table-row>
        <table:table-row table:style-name="Table40.1">
          <table:table-cell table:style-name="Table40.A13" office:value-type="string">
            <text:p text:style-name="P10"/>
            <text:p text:style-name="P10">Description:</text:p>
          </table:table-cell>
          <table:table-cell table:style-name="Table40.B13" office:value-type="string">
            <text:p text:style-name="P10">For Viewing the title which are come into the library for acquisition. <text:s text:c="2"/></text:p>
          </table:table-cell>
        </table:table-row>
      </table:table>
      <text:p text:style-name="P71"/>
      <text:p text:style-name="P71"/>
      <text:p text:style-name="P71"><text:soft-page-break/></text:p>
      <text:p text:style-name="P71"/>
      <text:p text:style-name="P76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41.1">
          <table:table-cell table:style-name="Table41.A2" office:value-type="string">
            <text:p text:style-name="P9">Request Forwards Name </text:p>
          </table:table-cell>
          <table:table-cell table:style-name="Table41.B2" office:value-type="string">
            <text:p text:style-name="P9">Request Target</text:p>
          </table:table-cell>
          <table:table-cell table:style-name="Table41.A2" office:value-type="string">
            <text:p text:style-name="P9">Purpose</text:p>
          </table:table-cell>
        </table:table-row>
        <table:table-row table:style-name="Table41.1">
          <table:table-cell table:style-name="Table41.A3" office:value-type="string">
            <text:p text:style-name="P10">success</text:p>
          </table:table-cell>
          <table:table-cell table:style-name="Table41.B3" office:value-type="string">
            <text:p text:style-name="P10">“/acq_search_title.jsp”</text:p>
          </table:table-cell>
          <table:table-cell table:style-name="Table41.C3" office:value-type="string">
            <text:p text:style-name="P10">After completing the acquisition process <text:s/>forward the page to acq_search_title.jsp .</text:p>
          </table:table-cell>
        </table:table-row>
        <table:table-row table:style-name="Table41.1">
          <table:table-cell table:style-name="Table41.A4" office:value-type="string">
            <text:p text:style-name="P10">fail</text:p>
          </table:table-cell>
          <table:table-cell table:style-name="Table41.B4" office:value-type="string">
            <text:p text:style-name="P10">“/acq_update_titles.jsp”</text:p>
          </table:table-cell>
          <table:table-cell table:style-name="Table41.C4" office:value-type="string">
            <text:p text:style-name="P10">Redirects users to acq_search_title.jsp page after completing the acquisition process.</text:p>
          </table:table-cell>
        </table:table-row>
      </table:table>
      <text:p text:style-name="P76"/>
      <text:p text:style-name="P71"/>
      <text:p text:style-name="P71"/>
      <text:p text:style-name="Standard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42.1">
          <table:table-cell table:style-name="Table42.A2" office:value-type="string">
            <text:p text:style-name="P7">S.No.</text:p>
          </table:table-cell>
          <table:table-cell table:style-name="Table42.A2" office:value-type="string">
            <text:p text:style-name="P7">Table Name</text:p>
          </table:table-cell>
          <table:table-cell table:style-name="Table42.A2" office:value-type="string">
            <text:p text:style-name="P17">Primary Key </text:p>
          </table:table-cell>
          <table:table-cell table:style-name="Table42.A2" office:value-type="string">
            <text:p text:style-name="P7">Purpose</text:p>
          </table:table-cell>
        </table:table-row>
        <table:table-row table:style-name="Table42.1">
          <table:table-cell table:style-name="Table42.A3" office:value-type="string">
            <text:p text:style-name="P10">1</text:p>
          </table:table-cell>
          <table:table-cell table:style-name="Table42.B3" office:value-type="string">
            <text:p text:style-name="P10">acq_bibliography</text:p>
          </table:table-cell>
          <table:table-cell table:style-name="Table42.C3" office:value-type="string">
            <text:p text:style-name="P11">library_id, sub_library_id, title_id</text:p>
          </table:table-cell>
          <table:table-cell table:style-name="Table42.D3" office:value-type="string">
            <text:p text:style-name="P10">To retrieve data from the databases.</text:p>
          </table:table-cell>
        </table:table-row>
        <table:table-row table:style-name="Table42.1">
          <table:table-cell table:style-name="Table42.A4" office:value-type="string">
            <text:p text:style-name="P10">2</text:p>
          </table:table-cell>
          <table:table-cell table:style-name="Table42.B4" office:value-type="string">
            <text:p text:style-name="P10">acq_bibliography_details</text:p>
          </table:table-cell>
          <table:table-cell table:style-name="Table42.C4" office:value-type="string">
            <text:p text:style-name="P11">library_id,sub_library_id,control_no</text:p>
          </table:table-cell>
          <table:table-cell table:style-name="Table42.D4" office:value-type="string">
            <text:p text:style-name="P10">To insert the record of books .</text:p>
          </table:table-cell>
        </table:table-row>
        <table:table-row table:style-name="Table42.1">
          <table:table-cell table:style-name="Table42.A5" office:value-type="string">
            <text:p text:style-name="P10">3</text:p>
          </table:table-cell>
          <table:table-cell table:style-name="Table42.B5" office:value-type="string">
            <text:p text:style-name="P10">acq_currency</text:p>
          </table:table-cell>
          <table:table-cell table:style-name="Table42.C5" office:value-type="string">
            <text:p text:style-name="P11">library_id,conversion_id</text:p>
          </table:table-cell>
          <table:table-cell table:style-name="Table42.D5" office:value-type="string">
            <text:p text:style-name="P10">To fetch the conversion rate of currency from the database.</text:p>
          </table:table-cell>
        </table:table-row>
        <table:table-row table:style-name="Table42.1">
          <table:table-cell table:style-name="Table42.A6" office:value-type="string">
            <text:p text:style-name="P10">4</text:p>
          </table:table-cell>
          <table:table-cell table:style-name="Table42.B6" office:value-type="string">
            <text:p text:style-name="P10">acq_budget_allocation</text:p>
          </table:table-cell>
          <table:table-cell table:style-name="Table42.C6" office:value-type="string">
            <text:p text:style-name="P11">transaction_id,library_id</text:p>
          </table:table-cell>
          <table:table-cell table:style-name="Table42.D6" office:value-type="string">
            <text:p text:style-name="P10">Is used for fetching the record of sufficient amount of budget allocated to the budget head.</text:p>
          </table:table-cell>
        </table:table-row>
        <table:table-row table:style-name="Table42.1">
          <table:table-cell table:style-name="Table42.A7" office:value-type="string">
            <text:p text:style-name="P10">5</text:p>
          </table:table-cell>
          <table:table-cell table:style-name="Table42.B7" office:value-type="string">
            <text:p text:style-name="P10">base_currency</text:p>
          </table:table-cell>
          <table:table-cell table:style-name="Table42.C7" office:value-type="string">
            <text:p text:style-name="P11">library_id,base_currency_symbol</text:p>
          </table:table-cell>
          <table:table-cell table:style-name="Table42.D7" office:value-type="string">
            <text:p text:style-name="P10">Is used for fetching the record of base currency of library.</text:p>
          </table:table-cell>
        </table:table-row>
        <table:table-row table:style-name="Table42.1">
          <table:table-cell table:style-name="Table42.A8" office:value-type="string">
            <text:p text:style-name="P10">6</text:p>
          </table:table-cell>
          <table:table-cell table:style-name="Table42.B8" office:value-type="string">
            <text:p text:style-name="P10">acq_budget_trasanction</text:p>
          </table:table-cell>
          <table:table-cell table:style-name="Table42.C8" office:value-type="string">
            <text:p text:style-name="P11">library_id,transaction_id</text:p>
          </table:table-cell>
          <table:table-cell table:style-name="Table42.D8" office:value-type="string">
            <text:p text:style-name="P10">Is used to insert the transaction amont of money into the database.</text:p>
          </table:table-cell>
        </table:table-row>
      </table:table>
      <text:p text:style-name="P71"/>
      <text:p text:style-name="P71"/>
      <text:p text:style-name="P71"/>
      <text:p text:style-name="P71"/>
      <text:p text:style-name="P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row table:style-name="Table43.1">
          <table:table-cell table:style-name="Table43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2" office:value-type="string">
            <text:p text:style-name="P7">S.No.</text:p>
          </table:table-cell>
          <table:table-cell table:style-name="Table43.A2" office:value-type="string">
            <text:p text:style-name="P7">Pojo Name</text:p>
          </table:table-cell>
          <table:table-cell table:style-name="Table43.A2" office:value-type="string">
            <text:p text:style-name="P17">Method Name </text:p>
          </table:table-cell>
          <table:table-cell table:style-name="Table43.D2" office:value-type="string">
            <text:p text:style-name="P7">Select Operation</text:p>
          </table:table-cell>
          <table:table-cell table:style-name="Table43.D2" office:value-type="string">
            <text:p text:style-name="P7">Columns <text:s/>in Where clause</text:p>
          </table:table-cell>
          <table:table-cell table:style-name="Table43.A2" office:value-type="string">
            <text:p text:style-name="P7">Purpose </text:p>
          </table:table-cell>
        </table:table-row>
        <table:table-row table:style-name="Table43.1">
          <table:table-cell table:style-name="Table43.A3" office:value-type="string">
            <text:p text:style-name="P10">1</text:p>
          </table:table-cell>
          <table:table-cell table:style-name="Table43.B3" office:value-type="string">
            <text:p text:style-name="P11">AcqBibliographyDetails</text:p>
          </table:table-cell>
          <table:table-cell table:style-name="Table43.C3" office:value-type="string">
            <text:p text:style-name="P11">returnMaxControlNo()</text:p>
          </table:table-cell>
          <table:table-cell table:style-name="Table43.D3" office:value-type="string">
            <text:p text:style-name="P10">Integer</text:p>
          </table:table-cell>
          <table:table-cell table:style-name="Table43.E3" office:value-type="string">
            <text:p text:style-name="P10">library_id,sub_library_id</text:p>
          </table:table-cell>
          <table:table-cell table:style-name="Table43.F3" office:value-type="string">
            <text:p text:style-name="P10">Is used for inserting the record of books which are in acquisition process.</text:p>
          </table:table-cell>
        </table:table-row>
        <table:table-row table:style-name="Table43.1">
          <table:table-cell table:style-name="Table43.A4" office:value-type="string">
            <text:p text:style-name="P10"/>
          </table:table-cell>
          <table:table-cell table:style-name="Table43.B4" office:value-type="string">
            <text:p text:style-name="P11"/>
          </table:table-cell>
          <table:table-cell table:style-name="Table43.C4" office:value-type="string">
            <text:p text:style-name="P11">insert1()</text:p>
          </table:table-cell>
          <table:table-cell table:style-name="Table43.D4" office:value-type="string">
            <text:p text:style-name="P10"/>
          </table:table-cell>
          <table:table-cell table:style-name="Table43.E4" office:value-type="string">
            <text:p text:style-name="P10"/>
          </table:table-cell>
          <table:table-cell table:style-name="Table43.F4" office:value-type="string">
            <text:p text:style-name="P10"/>
          </table:table-cell>
        </table:table-row>
        <table:table-row table:style-name="Table43.1">
          <table:table-cell table:style-name="Table43.A5" office:value-type="string">
            <text:p text:style-name="P10">2</text:p>
          </table:table-cell>
          <table:table-cell table:style-name="Table43.B5" office:value-type="string">
            <text:p text:style-name="P11">AcqVendor</text:p>
          </table:table-cell>
          <table:table-cell table:style-name="Table43.C5" office:value-type="string">
            <text:p text:style-name="P11">searchDoc5()</text:p>
          </table:table-cell>
          <table:table-cell table:style-name="Table43.D5" office:value-type="string">
            <text:p text:style-name="P10">List</text:p>
          </table:table-cell>
          <table:table-cell table:style-name="Table43.E5" office:value-type="string">
            <text:p text:style-name="P10">library_id,sub_library_id</text:p>
          </table:table-cell>
          <table:table-cell table:style-name="Table43.F5" office:value-type="string">
            <text:p text:style-name="P10">Search the list of vendor from database.</text:p>
          </table:table-cell>
        </table:table-row>
        <table:table-row table:style-name="Table43.1">
          <table:table-cell table:style-name="Table43.A7" office:value-type="string">
            <text:p text:style-name="P10">3</text:p>
          </table:table-cell>
          <table:table-cell table:style-name="Table43.B7" office:value-type="string">
            <text:p text:style-name="P11">AcqCurrency</text:p>
          </table:table-cell>
          <table:table-cell table:style-name="Table43.C7" office:value-type="string">
            <text:p text:style-name="P11">getConversionRate()</text:p>
          </table:table-cell>
          <table:table-cell table:style-name="Table43.D7" office:value-type="string">
            <text:p text:style-name="P10">List</text:p>
          </table:table-cell>
          <table:table-cell table:style-name="Table43.E7" office:value-type="string">
            <text:p text:style-name="P10">library_id</text:p>
          </table:table-cell>
          <table:table-cell table:style-name="Table43.F7" office:value-type="string">
            <text:p text:style-name="P10">Is used for currency conversion rate from</text:p>
            <text:p text:style-name="P10">database.</text:p>
          </table:table-cell>
        </table:table-row>
        <text:soft-page-break/>
        <table:table-row table:style-name="Table43.1">
          <table:table-cell table:style-name="Table43.A7" office:value-type="string">
            <text:p text:style-name="P10">4</text:p>
          </table:table-cell>
          <table:table-cell table:style-name="Table43.B7" office:value-type="string">
            <text:p text:style-name="P11">AcqBudgetAllocation</text:p>
          </table:table-cell>
          <table:table-cell table:style-name="Table43.C7" office:value-type="string">
            <text:p text:style-name="P11">getSearchBudgetHead()</text:p>
          </table:table-cell>
          <table:table-cell table:style-name="Table43.D7" office:value-type="string">
            <text:p text:style-name="P10">AcqBudgetAllocation</text:p>
          </table:table-cell>
          <table:table-cell table:style-name="Table43.E7" office:value-type="string">
            <text:p text:style-name="P10">library_id,budget_head,year</text:p>
          </table:table-cell>
          <table:table-cell table:style-name="Table43.F7" office:value-type="string">
            <text:p text:style-name="P10">Is used for fetching the record of allocated budget head.</text:p>
          </table:table-cell>
        </table:table-row>
        <table:table-row table:style-name="Table43.1">
          <table:table-cell table:style-name="Table43.A8" office:value-type="string">
            <text:p text:style-name="P10">5</text:p>
          </table:table-cell>
          <table:table-cell table:style-name="Table43.B8" office:value-type="string">
            <text:p text:style-name="P11">BaseCurrency</text:p>
          </table:table-cell>
          <table:table-cell table:style-name="Table43.C8" office:value-type="string">
            <text:p text:style-name="P11">getBaseCurrency()</text:p>
          </table:table-cell>
          <table:table-cell table:style-name="Table43.D8" office:value-type="string">
            <text:p text:style-name="P10">BaseCurrency</text:p>
          </table:table-cell>
          <table:table-cell table:style-name="Table43.E8" office:value-type="string">
            <text:p text:style-name="P10">library_id</text:p>
          </table:table-cell>
          <table:table-cell table:style-name="Table43.F8" office:value-type="string">
            <text:p text:style-name="P10">For selecting the base currency of specific library.</text:p>
          </table:table-cell>
        </table:table-row>
        <table:table-row table:style-name="Table43.1">
          <table:table-cell table:style-name="Table43.A9" office:value-type="string">
            <text:p text:style-name="P10">6</text:p>
          </table:table-cell>
          <table:table-cell table:style-name="Table43.B9" office:value-type="string">
            <text:p text:style-name="P11">AcqBudgetTransaction</text:p>
          </table:table-cell>
          <table:table-cell table:style-name="Table43.C9" office:value-type="string">
            <text:p text:style-name="P11">returnMaxTransNo()</text:p>
          </table:table-cell>
          <table:table-cell table:style-name="Table43.D9" office:value-type="string">
            <text:p text:style-name="P10">Integer</text:p>
          </table:table-cell>
          <table:table-cell table:style-name="Table43.E9" office:value-type="string">
            <text:p text:style-name="P10">library_id</text:p>
          </table:table-cell>
          <table:table-cell table:style-name="Table43.F9" office:value-type="string">
            <text:p text:style-name="P10">For inserting the transaction amount of money into the database.</text:p>
          </table:table-cell>
        </table:table-row>
      </table:table>
      <text:p text:style-name="P47"/>
      <text:p text:style-name="P47"/>
      <text:p text:style-name="P47"/>
      <text:p text:style-name="P47">Approval Process</text:p>
      <text:p text:style-name="P47">On clicking the Add Title into Approval List</text:p>
      <text:p text:style-name="P60"><text:span text:style-name="T21">1-</text:span><text:span text:style-name="T2">File Name of view page: </text:span><text:span text:style-name="T3">acq_initiate_approval.jsp</text:span></text:p>
      <text:p text:style-name="P60"><text:span text:style-name="T5"><text:s text:c="3"/></text:span><text:span text:style-name="T6">Module Name:-</text:span><text:span text:style-name="T5">Acquisition Module</text:span></text:p>
      <text:p text:style-name="P70"/>
      <text:p text:style-name="P75"><text:s/><text:span text:style-name="T15">Attributes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able:table-row table:style-name="Table44.1">
          <table:table-cell table:style-name="Table44.A1" office:value-type="string">
            <text:p text:style-name="P49">S.No.</text:p>
          </table:table-cell>
          <table:table-cell table:style-name="Table44.A1" office:value-type="string">
            <text:p text:style-name="P49">Attribute Name</text:p>
          </table:table-cell>
          <table:table-cell table:style-name="Table44.A1" office:value-type="string">
            <text:p text:style-name="P49">Label </text:p>
          </table:table-cell>
          <table:table-cell table:style-name="Table44.A1" office:value-type="string">
            <text:p text:style-name="P49">Field Name</text:p>
          </table:table-cell>
          <table:table-cell table:style-name="Table44.A1" office:value-type="string">
            <text:p text:style-name="P49">Type</text:p>
          </table:table-cell>
          <table:table-cell table:style-name="Table44.A1" office:value-type="string">
            <text:p text:style-name="P49">Validation</text:p>
          </table:table-cell>
        </table:table-row>
        <table:table-row table:style-name="Table44.1">
          <table:table-cell table:style-name="Table44.A1" office:value-type="string">
            <text:p text:style-name="P51">1.</text:p>
          </table:table-cell>
          <table:table-cell table:style-name="Table44.A1" office:value-type="string">
            <text:p text:style-name="P50">Approval No</text:p>
          </table:table-cell>
          <table:table-cell table:style-name="Table44.A1" office:value-type="string">
            <text:p text:style-name="P50">Approval No</text:p>
          </table:table-cell>
          <table:table-cell table:style-name="Table44.A1" office:value-type="string">
            <text:p text:style-name="P52">approval_no</text:p>
          </table:table-cell>
          <table:table-cell table:style-name="Table44.A1" office:value-type="string">
            <text:p text:style-name="P52">Textbox</text:p>
          </table:table-cell>
          <table:table-cell table:style-name="Table44.A1" office:value-type="string">
            <text:p text:style-name="P50">Is required</text:p>
          </table:table-cell>
        </table:table-row>
        <table:table-row table:style-name="Table44.1">
          <table:table-cell table:style-name="Table44.A1" office:value-type="string">
            <text:p text:style-name="P51">2.</text:p>
          </table:table-cell>
          <table:table-cell table:style-name="Table44.A1" office:value-type="string">
            <text:p text:style-name="P52">Submit button</text:p>
          </table:table-cell>
          <table:table-cell table:style-name="Table44.A1" office:value-type="string">
            <text:p text:style-name="P52">New</text:p>
          </table:table-cell>
          <table:table-cell table:style-name="Table44.A1" office:value-type="string">
            <text:p text:style-name="P52">submit</text:p>
          </table:table-cell>
          <table:table-cell table:style-name="Table44.A1" office:value-type="string">
            <text:p text:style-name="P52">Button</text:p>
          </table:table-cell>
          <table:table-cell table:style-name="Table44.A1" office:value-type="string">
            <text:p text:style-name="P52"/>
          </table:table-cell>
        </table:table-row>
        <table:table-row table:style-name="Table44.1">
          <table:table-cell table:style-name="Table44.A1" office:value-type="string">
            <text:p text:style-name="P51">3.</text:p>
          </table:table-cell>
          <table:table-cell table:style-name="Table44.A1" office:value-type="string">
            <text:p text:style-name="P52">Submit button</text:p>
          </table:table-cell>
          <table:table-cell table:style-name="Table44.A1" office:value-type="string">
            <text:p text:style-name="P52">Update</text:p>
          </table:table-cell>
          <table:table-cell table:style-name="Table44.A1" office:value-type="string">
            <text:p text:style-name="P52">submit</text:p>
          </table:table-cell>
          <table:table-cell table:style-name="Table44.A1" office:value-type="string">
            <text:p text:style-name="P52">Button</text:p>
          </table:table-cell>
          <table:table-cell table:style-name="Table44.A1" office:value-type="string">
            <text:p text:style-name="P52"/>
          </table:table-cell>
        </table:table-row>
        <table:table-row table:style-name="Table44.1">
          <table:table-cell table:style-name="Table44.A5" office:value-type="string">
            <text:p text:style-name="P51">4.</text:p>
          </table:table-cell>
          <table:table-cell table:style-name="Table44.A5" office:value-type="string">
            <text:p text:style-name="P52">Submit button</text:p>
          </table:table-cell>
          <table:table-cell table:style-name="Table44.A5" office:value-type="string">
            <text:p text:style-name="P52">View</text:p>
          </table:table-cell>
          <table:table-cell table:style-name="Table44.A5" office:value-type="string">
            <text:p text:style-name="P52">submit</text:p>
          </table:table-cell>
          <table:table-cell table:style-name="Table44.A5" office:value-type="string">
            <text:p text:style-name="P52">Button</text:p>
          </table:table-cell>
          <table:table-cell table:style-name="Table44.A5" office:value-type="string">
            <text:p text:style-name="P52"/>
          </table:table-cell>
        </table:table-row>
        <table:table-row table:style-name="Table44.1">
          <table:table-cell table:style-name="Table44.A5" office:value-type="string">
            <text:p text:style-name="P51">5.</text:p>
          </table:table-cell>
          <table:table-cell table:style-name="Table44.A5" office:value-type="string">
            <text:p text:style-name="P52">Submit button</text:p>
          </table:table-cell>
          <table:table-cell table:style-name="Table44.A5" office:value-type="string">
            <text:p text:style-name="P52">Delete</text:p>
          </table:table-cell>
          <table:table-cell table:style-name="Table44.A5" office:value-type="string">
            <text:p text:style-name="P52">submit</text:p>
          </table:table-cell>
          <table:table-cell table:style-name="Table44.A5" office:value-type="string">
            <text:p text:style-name="P52">Button</text:p>
          </table:table-cell>
          <table:table-cell table:style-name="Table44.A5" office:value-type="string">
            <text:p text:style-name="P52"/>
          </table:table-cell>
        </table:table-row>
      </table:table>
      <text:p text:style-name="P36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8">Action Class Name:AcqInitiateApprovalAction</text:p>
          </table:table-cell>
          <table:covered-table-cell/>
        </table:table-row>
        <table:table-row table:style-name="Table45.1">
          <table:table-cell table:style-name="Table45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45.1">
          <table:table-cell table:style-name="Table45.A13" office:value-type="string">
            <text:p text:style-name="P10">Logical Name</text:p>
          </table:table-cell>
          <table:table-cell table:style-name="Table45.B13" office:value-type="string">
            <text:p text:style-name="P10">AcqBiblioActionForm</text:p>
          </table:table-cell>
        </table:table-row>
        <table:table-row table:style-name="Table45.1">
          <table:table-cell table:style-name="Table45.A13" office:value-type="string">
            <text:p text:style-name="P10">Physical Path</text:p>
          </table:table-cell>
          <table:table-cell table:style-name="Table45.B13" office:value-type="string">
            <text:p text:style-name="P10">com.myapp.struts.Acquisition.AcqInitiateApprovalAction</text:p>
          </table:table-cell>
        </table:table-row>
        <table:table-row table:style-name="Table45.1">
          <table:table-cell table:style-name="Table45.A13" office:value-type="string">
            <text:p text:style-name="P10">Code:</text:p>
          </table:table-cell>
          <table:table-cell table:style-name="Table45.B13" office:value-type="string">
            <text:p text:style-name="P10"/>
          </table:table-cell>
        </table:table-row>
        <table:table-row table:style-name="Table45.1">
          <table:table-cell table:style-name="Table45.A13" office:value-type="string">
            <text:p text:style-name="P10">Description:</text:p>
          </table:table-cell>
          <table:table-cell table:style-name="Table45.B13" office:value-type="string">
            <text:p text:style-name="P10">For defining setter and getter functions.</text:p>
          </table:table-cell>
        </table:table-row>
        <table:table-row table:style-name="Table45.1">
          <table:table-cell table:style-name="Table45.A1" table:number-columns-spanned="2" office:value-type="string">
            <text:p text:style-name="P8">Struts Action</text:p>
          </table:table-cell>
          <table:covered-table-cell/>
        </table:table-row>
        <table:table-row table:style-name="Table45.1">
          <table:table-cell table:style-name="Table45.A13" office:value-type="string">
            <text:p text:style-name="P10">Logical Name:</text:p>
          </table:table-cell>
          <table:table-cell table:style-name="Table45.B13" office:value-type="string">
            <text:p text:style-name="P10">AcqInitiateApprovalAction</text:p>
          </table:table-cell>
        </table:table-row>
        <table:table-row table:style-name="Table45.1">
          <table:table-cell table:style-name="Table45.A13" office:value-type="string">
            <text:p text:style-name="P10">Input JSP Form:</text:p>
          </table:table-cell>
          <table:table-cell table:style-name="Table45.B13" office:value-type="string">
            <text:p text:style-name="P58">acq_initiate_approval.jsp</text:p>
          </table:table-cell>
        </table:table-row>
        <table:table-row table:style-name="Table45.10">
          <table:table-cell table:style-name="Table45.A13" office:value-type="string">
            <text:p text:style-name="P10">Physical Path(Type tag):</text:p>
          </table:table-cell>
          <table:table-cell table:style-name="Table45.B13" office:value-type="string">
            <text:p text:style-name="P10">com.myapp.struts.Acquisition.<text:span text:style-name="T22">AcqInitiateApprovalAction</text:span></text:p>
          </table:table-cell>
        </table:table-row>
        <table:table-row table:style-name="Table45.10">
          <table:table-cell table:style-name="Table45.A11" office:value-type="string">
            <text:p text:style-name="P10">Logical Path</text:p>
          </table:table-cell>
          <table:table-cell table:style-name="Table45.B11" office:value-type="string">
            <text:p text:style-name="P10">/acq_approval</text:p>
          </table:table-cell>
        </table:table-row>
        <table:table-row table:style-name="Table45.1">
          <table:table-cell table:style-name="Table45.A13" office:value-type="string">
            <text:p text:style-name="P10">Code:</text:p>
          </table:table-cell>
          <table:table-cell table:style-name="Table45.B13" office:value-type="string">
            <text:p text:style-name="P10"/>
          </table:table-cell>
        </table:table-row>
        <table:table-row table:style-name="Table45.1">
          <table:table-cell table:style-name="Table45.A13" office:value-type="string">
            <text:p text:style-name="P10"/>
            <text:p text:style-name="P10">Description:</text:p>
          </table:table-cell>
          <table:table-cell table:style-name="Table45.B13" office:value-type="string">
            <text:p text:style-name="P10">For initiating the record of books for approval process. <text:s/></text:p>
          </table:table-cell>
        </table:table-row>
      </table:table>
      <text:p text:style-name="P71"/>
      <text:p text:style-name="P71"/>
      <text:p text:style-name="P73"><text:soft-page-break/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49.1">
          <table:table-cell table:style-name="Table49.A2" office:value-type="string">
            <text:p text:style-name="P9">Request Forwards Name </text:p>
          </table:table-cell>
          <table:table-cell table:style-name="Table49.B2" office:value-type="string">
            <text:p text:style-name="P9">Request Target</text:p>
          </table:table-cell>
          <table:table-cell table:style-name="Table49.A2" office:value-type="string">
            <text:p text:style-name="P9">Purpose</text:p>
          </table:table-cell>
        </table:table-row>
        <table:table-row table:style-name="Table49.1">
          <table:table-cell table:style-name="Table49.A3" office:value-type="string">
            <text:p text:style-name="P10">listApproval</text:p>
          </table:table-cell>
          <table:table-cell table:style-name="Table49.B3" office:value-type="string">
            <text:p text:style-name="P10">“/acq_view_approval_list.jsp”</text:p>
          </table:table-cell>
          <table:table-cell table:style-name="Table49.C3" office:value-type="string">
            <text:p text:style-name="P10">Redirect to user to viewing the list of record of books which are in approval process.</text:p>
            <text:p text:style-name="P10"/>
          </table:table-cell>
        </table:table-row>
        <table:table-row table:style-name="Table49.1">
          <table:table-cell table:style-name="Table49.A4" office:value-type="string">
            <text:p text:style-name="P10">newapproval</text:p>
          </table:table-cell>
          <table:table-cell table:style-name="Table49.B4" office:value-type="string">
            <text:p text:style-name="P10">“/acq_update_approval_list.jsp”</text:p>
          </table:table-cell>
          <table:table-cell table:style-name="Table49.C4" office:value-type="string">
            <text:p text:style-name="P10">Redirect to the user to acq_update_approval_list.jsp where approval process begins.</text:p>
          </table:table-cell>
        </table:table-row>
        <table:table-row table:style-name="Table49.1">
          <table:table-cell table:style-name="Table49.A5" office:value-type="string">
            <text:p text:style-name="P10">duplicateapprovalno</text:p>
          </table:table-cell>
          <table:table-cell table:style-name="Table49.B5" office:value-type="string">
            <text:p text:style-name="P10">“/acq_initiate_approval.jsp”</text:p>
          </table:table-cell>
          <table:table-cell table:style-name="Table49.C5" office:value-type="string">
            <text:p text:style-name="P10">Redirect to user to the same page if user entered the duplicate approval no.</text:p>
          </table:table-cell>
        </table:table-row>
      </table:table>
      <text:p text:style-name="P2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46.1">
          <table:table-cell table:style-name="Table46.A2" office:value-type="string">
            <text:p text:style-name="P7">S.No.</text:p>
          </table:table-cell>
          <table:table-cell table:style-name="Table46.A2" office:value-type="string">
            <text:p text:style-name="P7">Table Name</text:p>
          </table:table-cell>
          <table:table-cell table:style-name="Table46.A2" office:value-type="string">
            <text:p text:style-name="P17">Primary Key </text:p>
          </table:table-cell>
          <table:table-cell table:style-name="Table46.A2" office:value-type="string">
            <text:p text:style-name="P7">Purpose</text:p>
          </table:table-cell>
        </table:table-row>
        <table:table-row table:style-name="Table46.1">
          <table:table-cell table:style-name="Table46.A4" office:value-type="string">
            <text:p text:style-name="P10">1</text:p>
          </table:table-cell>
          <table:table-cell table:style-name="Table46.B4" office:value-type="string">
            <text:p text:style-name="P10">acq_bibliography</text:p>
          </table:table-cell>
          <table:table-cell table:style-name="Table46.C4" office:value-type="string">
            <text:p text:style-name="P11">library_id, sub_library_id, title_id</text:p>
          </table:table-cell>
          <table:table-cell table:style-name="Table46.D4" office:value-type="string">
            <text:p text:style-name="P10">To authenticate title on the basis of title_id and it is auto increamented.</text:p>
          </table:table-cell>
        </table:table-row>
        <table:table-row table:style-name="Table46.1">
          <table:table-cell table:style-name="Table46.A4" office:value-type="string">
            <text:p text:style-name="P10">2</text:p>
          </table:table-cell>
          <table:table-cell table:style-name="Table46.B4" office:value-type="string">
            <text:p text:style-name="P10">acq_bibliography_details</text:p>
          </table:table-cell>
          <table:table-cell table:style-name="Table46.C4" office:value-type="string">
            <text:p text:style-name="P11">control_no, library_id, sub_library_id</text:p>
          </table:table-cell>
          <table:table-cell table:style-name="Table46.D4" office:value-type="string">
            <text:p text:style-name="P10">To insert the bibliographic details of</text:p>
            <text:p text:style-name="P10">title of books. <text:s/>.</text:p>
          </table:table-cell>
        </table:table-row>
        <table:table-row table:style-name="Table46.1">
          <table:table-cell table:style-name="Table46.A5" office:value-type="string">
            <text:p text:style-name="P10">3</text:p>
          </table:table-cell>
          <table:table-cell table:style-name="Table46.B5" office:value-type="string">
            <text:p text:style-name="P10">acq_vendor</text:p>
          </table:table-cell>
          <table:table-cell table:style-name="Table46.C5" office:value-type="string">
            <text:p text:style-name="P11">vendor_id,library_id,sub_library_id</text:p>
          </table:table-cell>
          <table:table-cell table:style-name="Table46.D5" office:value-type="string">
            <text:p text:style-name="P10">To fetching the record of vendor from database.</text:p>
          </table:table-cell>
        </table:table-row>
        <table:table-row table:style-name="Table46.1">
          <table:table-cell table:style-name="Table46.A6" office:value-type="string">
            <text:p text:style-name="P10">4</text:p>
          </table:table-cell>
          <table:table-cell table:style-name="Table46.B6" office:value-type="string">
            <text:p text:style-name="P10">acq_approval_header</text:p>
          </table:table-cell>
          <table:table-cell table:style-name="Table46.C6" office:value-type="string">
            <text:p text:style-name="P11">approval_no,library_id,sub_library_id</text:p>
          </table:table-cell>
          <table:table-cell table:style-name="Table46.D6" office:value-type="string">
            <text:p text:style-name="P10">Insert the details of approval process into database.</text:p>
          </table:table-cell>
        </table:table-row>
        <table:table-row table:style-name="Table46.1">
          <table:table-cell table:style-name="Table46.A7" office:value-type="string">
            <text:p text:style-name="P10">5</text:p>
          </table:table-cell>
          <table:table-cell table:style-name="Table46.B7" office:value-type="string">
            <text:p text:style-name="P10">acq_approval</text:p>
          </table:table-cell>
          <table:table-cell table:style-name="Table46.C7" office:value-type="string">
            <text:p text:style-name="P11">approval_item_id,library_id,sub_library_id</text:p>
          </table:table-cell>
          <table:table-cell table:style-name="Table46.D7" office:value-type="string">
            <text:p text:style-name="P10">Insert the details of approval process into database.</text:p>
          </table:table-cell>
        </table:table-row>
      </table:table>
      <text:p text:style-name="P71"/>
      <text:p text:style-name="P71"/>
      <text:p text:style-name="Standard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47.1">
          <table:table-cell table:style-name="Table47.A1" table:number-columns-spanned="4" office:value-type="string">
            <text:p text:style-name="P8">Pojo replacement of tables</text:p>
          </table:table-cell>
          <table:covered-table-cell/>
          <table:covered-table-cell/>
          <table:covered-table-cell/>
        </table:table-row>
        <table:table-row table:style-name="Table47.1">
          <table:table-cell table:style-name="Table47.A2" office:value-type="string">
            <text:p text:style-name="P7">S.No</text:p>
          </table:table-cell>
          <table:table-cell table:style-name="Table47.A2" office:value-type="string">
            <text:p text:style-name="P7">Table Name</text:p>
          </table:table-cell>
          <table:table-cell table:style-name="Table47.A2" office:value-type="string">
            <text:p text:style-name="P17">Pojo Name</text:p>
          </table:table-cell>
          <table:table-cell table:style-name="Table47.A2" office:value-type="string">
            <text:p text:style-name="P7">Hibernate Mapping File </text:p>
          </table:table-cell>
        </table:table-row>
        <table:table-row table:style-name="Table47.1">
          <table:table-cell table:style-name="Table47.A6" office:value-type="string">
            <text:p text:style-name="P10">1</text:p>
          </table:table-cell>
          <table:table-cell table:style-name="Table47.B6" office:value-type="string">
            <text:p text:style-name="P10">acq_bibliography</text:p>
          </table:table-cell>
          <table:table-cell table:style-name="Table47.C6" office:value-type="string">
            <text:p text:style-name="P11">AcqBibliography</text:p>
          </table:table-cell>
          <table:table-cell table:style-name="Table47.D6" office:value-type="string">
            <text:p text:style-name="P10"/>
          </table:table-cell>
        </table:table-row>
        <table:table-row table:style-name="Table47.1">
          <table:table-cell table:style-name="Table47.A6" office:value-type="string">
            <text:p text:style-name="P10">2</text:p>
          </table:table-cell>
          <table:table-cell table:style-name="Table47.B6" office:value-type="string">
            <text:p text:style-name="P10">acq_bibliography_details</text:p>
          </table:table-cell>
          <table:table-cell table:style-name="Table47.C6" office:value-type="string">
            <text:p text:style-name="P11">AcqBibliographyDetails</text:p>
          </table:table-cell>
          <table:table-cell table:style-name="Table47.D6" office:value-type="string">
            <text:p text:style-name="P10"/>
          </table:table-cell>
        </table:table-row>
        <table:table-row table:style-name="Table47.1">
          <table:table-cell table:style-name="Table47.A6" office:value-type="string">
            <text:p text:style-name="P10">3</text:p>
          </table:table-cell>
          <table:table-cell table:style-name="Table47.B6" office:value-type="string">
            <text:p text:style-name="P10">acq_vendor</text:p>
          </table:table-cell>
          <table:table-cell table:style-name="Table47.C6" office:value-type="string">
            <text:p text:style-name="P11">AcqVendor</text:p>
          </table:table-cell>
          <table:table-cell table:style-name="Table47.D6" office:value-type="string">
            <text:p text:style-name="P10"/>
          </table:table-cell>
        </table:table-row>
        <table:table-row table:style-name="Table47.1">
          <table:table-cell table:style-name="Table47.A6" office:value-type="string">
            <text:p text:style-name="P10">4</text:p>
          </table:table-cell>
          <table:table-cell table:style-name="Table47.B6" office:value-type="string">
            <text:p text:style-name="P10">acq_approval_header</text:p>
          </table:table-cell>
          <table:table-cell table:style-name="Table47.C6" office:value-type="string">
            <text:p text:style-name="P11">AcqApprovalHeader</text:p>
          </table:table-cell>
          <table:table-cell table:style-name="Table47.D6" office:value-type="string">
            <text:p text:style-name="P10"/>
          </table:table-cell>
        </table:table-row>
        <table:table-row table:style-name="Table47.1">
          <table:table-cell table:style-name="Table47.A7" office:value-type="string">
            <text:p text:style-name="P10">5</text:p>
          </table:table-cell>
          <table:table-cell table:style-name="Table47.B7" office:value-type="string">
            <text:p text:style-name="P10">acq_approval</text:p>
          </table:table-cell>
          <table:table-cell table:style-name="Table47.C7" office:value-type="string">
            <text:p text:style-name="P11">AcqApproval</text:p>
          </table:table-cell>
          <table:table-cell table:style-name="Table47.D7" office:value-type="string">
            <text:p text:style-name="P10"/>
          </table:table-cell>
        </table:table-row>
      </table:table>
      <text:p text:style-name="P75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column table:style-name="Table48.F"/>
        <table:table-row table:style-name="Table48.1">
          <table:table-cell table:style-name="Table48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2" office:value-type="string">
            <text:p text:style-name="P7">S.No.</text:p>
          </table:table-cell>
          <table:table-cell table:style-name="Table48.A2" office:value-type="string">
            <text:p text:style-name="P7">Pojo Name</text:p>
          </table:table-cell>
          <table:table-cell table:style-name="Table48.A2" office:value-type="string">
            <text:p text:style-name="P17">Method Name </text:p>
          </table:table-cell>
          <table:table-cell table:style-name="Table48.D2" office:value-type="string">
            <text:p text:style-name="P7">Select Operation</text:p>
          </table:table-cell>
          <table:table-cell table:style-name="Table48.D2" office:value-type="string">
            <text:p text:style-name="P7">Columns <text:s/>in Where clause</text:p>
          </table:table-cell>
          <table:table-cell table:style-name="Table48.A2" office:value-type="string">
            <text:p text:style-name="P7">Purpose </text:p>
          </table:table-cell>
        </table:table-row>
        <table:table-row table:style-name="Table48.1">
          <table:table-cell table:style-name="Table48.A3" office:value-type="string">
            <text:p text:style-name="P10">1</text:p>
          </table:table-cell>
          <table:table-cell table:style-name="Table48.B3" office:value-type="string">
            <text:p text:style-name="P11">AcqVendor</text:p>
          </table:table-cell>
          <table:table-cell table:style-name="Table48.C3" office:value-type="string">
            <text:p text:style-name="P11">searchDoc5()</text:p>
          </table:table-cell>
          <table:table-cell table:style-name="Table48.D3" office:value-type="string">
            <text:p text:style-name="P10">List</text:p>
          </table:table-cell>
          <table:table-cell table:style-name="Table48.E3" office:value-type="string">
            <text:p text:style-name="P10">library_id,sub_library_id</text:p>
          </table:table-cell>
          <table:table-cell table:style-name="Table48.F3" office:value-type="string">
            <text:p text:style-name="P10"/>
            <text:p text:style-name="P10">Search the list of vendor which are associated with the library. </text:p>
            <text:p text:style-name="P10"><text:soft-page-break/></text:p>
          </table:table-cell>
        </table:table-row>
        <table:table-row table:style-name="Table48.1">
          <table:table-cell table:style-name="Table48.A4" office:value-type="string">
            <text:p text:style-name="P10">2</text:p>
          </table:table-cell>
          <table:table-cell table:style-name="Table48.B4" office:value-type="string">
            <text:p text:style-name="P11">ApprovalList</text:p>
          </table:table-cell>
          <table:table-cell table:style-name="Table48.C4" office:value-type="string">
            <text:p text:style-name="P11">searchOnApprovalList()</text:p>
          </table:table-cell>
          <table:table-cell table:style-name="Table48.D4" office:value-type="string">
            <text:p text:style-name="P10">List</text:p>
          </table:table-cell>
          <table:table-cell table:style-name="Table48.E4" office:value-type="string">
            <text:p text:style-name="P10">library_id,sub_library_id</text:p>
          </table:table-cell>
          <table:table-cell table:style-name="Table48.F4" office:value-type="string">
            <text:p text:style-name="P10">For searching the record from database.</text:p>
          </table:table-cell>
        </table:table-row>
        <table:table-row table:style-name="Table48.1">
          <table:table-cell table:style-name="Table48.A6" office:value-type="string">
            <text:p text:style-name="P10"/>
          </table:table-cell>
          <table:table-cell table:style-name="Table48.B6" office:value-type="string">
            <text:p text:style-name="P11"/>
          </table:table-cell>
          <table:table-cell table:style-name="Table48.C6" office:value-type="string">
            <text:p text:style-name="P11">getApproval1()</text:p>
          </table:table-cell>
          <table:table-cell table:style-name="Table48.D6" office:value-type="string">
            <text:p text:style-name="P10">List</text:p>
          </table:table-cell>
          <table:table-cell table:style-name="Table48.E6" office:value-type="string">
            <text:p text:style-name="P10">library_id,sub_library_id,approval</text:p>
          </table:table-cell>
          <table:table-cell table:style-name="Table48.F6" office:value-type="string">
            <text:p text:style-name="P10">For selecting the data of book according to approval no.</text:p>
          </table:table-cell>
        </table:table-row>
        <table:table-row table:style-name="Table48.1">
          <table:table-cell table:style-name="Table48.A6" office:value-type="string">
            <text:p text:style-name="P10"/>
          </table:table-cell>
          <table:table-cell table:style-name="Table48.B6" office:value-type="string">
            <text:p text:style-name="P11"/>
          </table:table-cell>
          <table:table-cell table:style-name="Table48.C6" office:value-type="string">
            <text:p text:style-name="P11">getBibByControlNo()</text:p>
          </table:table-cell>
          <table:table-cell table:style-name="Table48.D6" office:value-type="string">
            <text:p text:style-name="P10">ApprovalList</text:p>
          </table:table-cell>
          <table:table-cell table:style-name="Table48.E6" office:value-type="string">
            <text:p text:style-name="P10">library_id,sub_library_id,approval</text:p>
          </table:table-cell>
          <table:table-cell table:style-name="Table48.F6" office:value-type="string">
            <text:p text:style-name="P10"/>
          </table:table-cell>
        </table:table-row>
        <table:table-row table:style-name="Table48.1">
          <table:table-cell table:style-name="Table48.A7" office:value-type="string">
            <text:p text:style-name="P10">3</text:p>
          </table:table-cell>
          <table:table-cell table:style-name="Table48.B7" office:value-type="string">
            <text:p text:style-name="P11">AcqApprovalHeader</text:p>
          </table:table-cell>
          <table:table-cell table:style-name="Table48.C7" office:value-type="string">
            <text:p text:style-name="P11">search1Approvalno()</text:p>
          </table:table-cell>
          <table:table-cell table:style-name="Table48.D7" office:value-type="string">
            <text:p text:style-name="P10">AcqApprovalHeader</text:p>
          </table:table-cell>
          <table:table-cell table:style-name="Table48.E7" office:value-type="string">
            <text:p text:style-name="P10">library_id,sub_library_id,approval_no</text:p>
          </table:table-cell>
          <table:table-cell table:style-name="Table48.F7" office:value-type="string">
            <text:p text:style-name="P10">For searching the approval no which are already inserted into the database.</text:p>
          </table:table-cell>
        </table:table-row>
        <table:table-row table:style-name="Table48.1">
          <table:table-cell table:style-name="Table48.A9" office:value-type="string">
            <text:p text:style-name="P10">4</text:p>
          </table:table-cell>
          <table:table-cell table:style-name="Table48.B9" office:value-type="string">
            <text:p text:style-name="P11">AcqBibliographyDetails</text:p>
          </table:table-cell>
          <table:table-cell table:style-name="Table48.C9" office:value-type="string">
            <text:p text:style-name="P11">getPendingApproval()</text:p>
          </table:table-cell>
          <table:table-cell table:style-name="Table48.D9" office:value-type="string">
            <text:p text:style-name="P10">List</text:p>
          </table:table-cell>
          <table:table-cell table:style-name="Table48.E9" office:value-type="string">
            <text:p text:style-name="P10">library_id,sub_library_id,</text:p>
          </table:table-cell>
          <table:table-cell table:style-name="Table48.F9" office:value-type="string">
            <text:p text:style-name="P10">For searching the record of titles of books which are come into the library for approval process.</text:p>
          </table:table-cell>
        </table:table-row>
        <table:table-row table:style-name="Table48.1">
          <table:table-cell table:style-name="Table48.A9" office:value-type="string">
            <text:p text:style-name="P10"/>
          </table:table-cell>
          <table:table-cell table:style-name="Table48.B9" office:value-type="string">
            <text:p text:style-name="P11"/>
          </table:table-cell>
          <table:table-cell table:style-name="Table48.C9" office:value-type="string">
            <text:p text:style-name="P11"/>
          </table:table-cell>
          <table:table-cell table:style-name="Table48.D9" office:value-type="string">
            <text:p text:style-name="P10"/>
          </table:table-cell>
          <table:table-cell table:style-name="Table48.E9" office:value-type="string">
            <text:p text:style-name="P10"/>
          </table:table-cell>
          <table:table-cell table:style-name="Table48.F9" office:value-type="string">
            <text:p text:style-name="P10"/>
          </table:table-cell>
        </table:table-row>
        <table:table-row table:style-name="Table48.1">
          <table:table-cell table:style-name="Table48.A10" office:value-type="string">
            <text:p text:style-name="P10">5</text:p>
          </table:table-cell>
          <table:table-cell table:style-name="Table48.B10" office:value-type="string">
            <text:p text:style-name="P11">AcqApprovalHeader</text:p>
          </table:table-cell>
          <table:table-cell table:style-name="Table48.C10" office:value-type="string">
            <text:p text:style-name="P11">getApproval()</text:p>
          </table:table-cell>
          <table:table-cell table:style-name="Table48.D10" office:value-type="string">
            <text:p text:style-name="P11">AcqApprovalHeader</text:p>
          </table:table-cell>
          <table:table-cell table:style-name="Table48.E10" office:value-type="string">
            <text:p text:style-name="P10">library_id,sub_library_id,approval</text:p>
          </table:table-cell>
          <table:table-cell table:style-name="Table48.F10" office:value-type="string">
            <text:p text:style-name="P10">For selecting the data of book according to approval no.</text:p>
          </table:table-cell>
        </table:table-row>
      </table:table>
      <text:p text:style-name="P47"/>
      <text:p text:style-name="P47"/>
      <text:p text:style-name="P25"/>
      <text:p text:style-name="P25"/>
      <text:p text:style-name="P25">On Clicking New Button on <text:span text:style-name="T24">acq_initiate_approval.jsp</text:span> </text:p>
      <text:p text:style-name="P60"><text:span text:style-name="T21">1-</text:span><text:span text:style-name="T2">File Name of view page: </text:span><text:span text:style-name="T3">acq_update_approval_list.jsp</text:span></text:p>
      <text:p text:style-name="P60"><text:span text:style-name="T6"><text:s text:c="3"/>Module Name:-</text:span><text:span text:style-name="T5">Acquisition Module</text:span></text:p>
      <text:p text:style-name="P33"><text:s text:c="3"/>Included Files: <text:s text:c="2"/>Header File: acq_initiate_approval.jsp</text:p>
      <text:p text:style-name="P29"><text:s text:c="3"/><text:span text:style-name="T15">Attribut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row table:style-name="Table50.1">
          <table:table-cell table:style-name="Table50.A1" office:value-type="string">
            <text:p text:style-name="P49">S.No.</text:p>
          </table:table-cell>
          <table:table-cell table:style-name="Table50.A1" office:value-type="string">
            <text:p text:style-name="P49">Attribute Name</text:p>
          </table:table-cell>
          <table:table-cell table:style-name="Table50.A1" office:value-type="string">
            <text:p text:style-name="P49">Label </text:p>
          </table:table-cell>
          <table:table-cell table:style-name="Table50.A1" office:value-type="string">
            <text:p text:style-name="P49">Field Name</text:p>
          </table:table-cell>
          <table:table-cell table:style-name="Table50.A1" office:value-type="string">
            <text:p text:style-name="P49">Type</text:p>
          </table:table-cell>
          <table:table-cell table:style-name="Table50.A1" office:value-type="string">
            <text:p text:style-name="P49">Validation</text:p>
          </table:table-cell>
        </table:table-row>
        <table:table-row table:style-name="Table50.1">
          <table:table-cell table:style-name="Table50.A1" office:value-type="string">
            <text:p text:style-name="P51">1</text:p>
          </table:table-cell>
          <table:table-cell table:style-name="Table50.A1" office:value-type="string">
            <text:p text:style-name="P50">Approval No</text:p>
          </table:table-cell>
          <table:table-cell table:style-name="Table50.A1" office:value-type="string">
            <text:p text:style-name="P50">Approval No</text:p>
          </table:table-cell>
          <table:table-cell table:style-name="Table50.A1" office:value-type="string">
            <text:p text:style-name="P52">approval_no</text:p>
          </table:table-cell>
          <table:table-cell table:style-name="Table50.A1" office:value-type="string">
            <text:p text:style-name="P52">TEXTBOX</text:p>
          </table:table-cell>
          <table:table-cell table:style-name="Table50.A1" office:value-type="string">
            <text:p text:style-name="P50"/>
          </table:table-cell>
        </table:table-row>
        <table:table-row table:style-name="Table50.1">
          <table:table-cell table:style-name="Table50.A1" office:value-type="string">
            <text:p text:style-name="P51">2</text:p>
          </table:table-cell>
          <table:table-cell table:style-name="Table50.A1" office:value-type="string">
            <text:p text:style-name="P50">Approved on</text:p>
          </table:table-cell>
          <table:table-cell table:style-name="Table50.A1" office:value-type="string">
            <text:p text:style-name="P52">Approved on</text:p>
          </table:table-cell>
          <table:table-cell table:style-name="Table50.A1" office:value-type="string">
            <text:p text:style-name="P52">approval_date</text:p>
          </table:table-cell>
          <table:table-cell table:style-name="Table50.A1" office:value-type="string">
            <text:p text:style-name="P52">TEXTBOX</text:p>
          </table:table-cell>
          <table:table-cell table:style-name="Table50.A1" office:value-type="string">
            <text:p text:style-name="P50">System generated</text:p>
          </table:table-cell>
        </table:table-row>
        <table:table-row table:style-name="Table50.1">
          <table:table-cell table:style-name="Table50.A1" office:value-type="string">
            <text:p text:style-name="P51">3</text:p>
          </table:table-cell>
          <table:table-cell table:style-name="Table50.A1" office:value-type="string">
            <text:p text:style-name="P52"><text:span text:style-name="Strong_20_Emphasis"><text:span text:style-name="T22">Approved By</text:span></text:span><text:span text:style-name="T22"> </text:span></text:p>
          </table:table-cell>
          <table:table-cell table:style-name="Table50.A1" office:value-type="string">
            <text:p text:style-name="P52"><text:span text:style-name="Strong_20_Emphasis"><text:span text:style-name="T22">Approved By</text:span></text:span></text:p>
          </table:table-cell>
          <table:table-cell table:style-name="Table50.A1" office:value-type="string">
            <text:p text:style-name="P52">approved_by</text:p>
          </table:table-cell>
          <table:table-cell table:style-name="Table50.A1" office:value-type="string">
            <text:p text:style-name="P52">TEXTBOX</text:p>
          </table:table-cell>
          <table:table-cell table:style-name="Table50.A1" office:value-type="string">
            <text:p text:style-name="P50">Is required</text:p>
          </table:table-cell>
        </table:table-row>
        <table:table-row table:style-name="Table50.1">
          <table:table-cell table:style-name="Table50.A1" office:value-type="string">
            <text:p text:style-name="P51">4</text:p>
          </table:table-cell>
          <table:table-cell table:style-name="Table50.A1" office:value-type="string">
            <text:p text:style-name="P52">Recommended By</text:p>
          </table:table-cell>
          <table:table-cell table:style-name="Table50.A1" office:value-type="string">
            <text:p text:style-name="P52">Recommended By</text:p>
          </table:table-cell>
          <table:table-cell table:style-name="Table50.A1" office:value-type="string">
            <text:p text:style-name="P52">recommended_by</text:p>
          </table:table-cell>
          <table:table-cell table:style-name="Table50.A1" office:value-type="string">
            <text:p text:style-name="P52">TEXTBOX</text:p>
          </table:table-cell>
          <table:table-cell table:style-name="Table50.A1" office:value-type="string">
            <text:p text:style-name="P52">Is required</text:p>
          </table:table-cell>
        </table:table-row>
        <table:table-row table:style-name="Table50.1">
          <table:table-cell table:style-name="Table50.A1" office:value-type="string">
            <text:p text:style-name="P51">5</text:p>
          </table:table-cell>
          <table:table-cell table:style-name="Table50.A1" office:value-type="string">
            <text:p text:style-name="P52">Vendor</text:p>
          </table:table-cell>
          <table:table-cell table:style-name="Table50.A1" office:value-type="string">
            <text:p text:style-name="P52">Vendor</text:p>
          </table:table-cell>
          <table:table-cell table:style-name="Table50.A1" office:value-type="string">
            <text:p text:style-name="P52">vendor</text:p>
          </table:table-cell>
          <table:table-cell table:style-name="Table50.A1" office:value-type="string">
            <text:p text:style-name="P52">COMBOBOX</text:p>
          </table:table-cell>
          <table:table-cell table:style-name="Table50.A1" office:value-type="string">
            <text:p text:style-name="P52">Is required</text:p>
          </table:table-cell>
        </table:table-row>
        <table:table-row table:style-name="Table50.1">
          <table:table-cell table:style-name="Table50.A7" office:value-type="string">
            <text:p text:style-name="P51">6</text:p>
          </table:table-cell>
          <table:table-cell table:style-name="Table50.A7" office:value-type="string">
            <text:p text:style-name="P52">Submit</text:p>
          </table:table-cell>
          <table:table-cell table:style-name="Table50.A7" office:value-type="string">
            <text:p text:style-name="P52">Submit</text:p>
          </table:table-cell>
          <table:table-cell table:style-name="Table50.A7" office:value-type="string">
            <text:p text:style-name="P52">submit</text:p>
          </table:table-cell>
          <table:table-cell table:style-name="Table50.A7" office:value-type="string">
            <text:p text:style-name="P52">Button</text:p>
          </table:table-cell>
          <table:table-cell table:style-name="Table50.A7" office:value-type="string">
            <text:p text:style-name="P52">validate()</text:p>
          </table:table-cell>
        </table:table-row>
        <table:table-row table:style-name="Table50.1">
          <table:table-cell table:style-name="Table50.A7" office:value-type="string">
            <text:p text:style-name="P51">7</text:p>
          </table:table-cell>
          <table:table-cell table:style-name="Table50.A7" office:value-type="string">
            <text:p text:style-name="P52">Button</text:p>
          </table:table-cell>
          <table:table-cell table:style-name="Table50.A7" office:value-type="string">
            <text:p text:style-name="P52">Back</text:p>
          </table:table-cell>
          <table:table-cell table:style-name="Table50.A7" office:value-type="string">
            <text:p text:style-name="P52">back</text:p>
          </table:table-cell>
          <table:table-cell table:style-name="Table50.A7" office:value-type="string">
            <text:p text:style-name="P52">Button</text:p>
          </table:table-cell>
          <table:table-cell table:style-name="Table50.A7" office:value-type="string">
            <text:p text:style-name="P52">quite()</text:p>
          </table:table-cell>
        </table:table-row>
      </table:table>
      <text:p text:style-name="P34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60"><text:span text:style-name="T2">File Name of view page: </text:span><text:span text:style-name="T5">approvallist.jsp</text:span></text:p>
      <text:p text:style-name="P60"><text:span text:style-name="T6">Module Name:-</text:span><text:span text:style-name="T5">Acquisition Module</text:span></text:p>
      <text:p text:style-name="P70"/>
      <text:p text:style-name="P73">Attributes</text:p>
      <table:table table:name="Table153" table:style-name="Table153">
        <table:table-column table:style-name="Table153.A"/>
        <table:table-column table:style-name="Table153.B"/>
        <table:table-column table:style-name="Table153.C"/>
        <table:table-column table:style-name="Table153.D"/>
        <table:table-column table:style-name="Table153.E"/>
        <table:table-column table:style-name="Table153.F"/>
        <table:table-row table:style-name="Table153.1">
          <table:table-cell table:style-name="Table153.A1" office:value-type="string">
            <text:p text:style-name="P49">S.No</text:p>
          </table:table-cell>
          <table:table-cell table:style-name="Table153.A1" office:value-type="string">
            <text:p text:style-name="P49">Attribute Name</text:p>
          </table:table-cell>
          <table:table-cell table:style-name="Table153.C1" office:value-type="string">
            <text:p text:style-name="P49">Label </text:p>
          </table:table-cell>
          <table:table-cell table:style-name="Table153.A1" office:value-type="string">
            <text:p text:style-name="P49">Field Name</text:p>
          </table:table-cell>
          <table:table-cell table:style-name="Table153.A1" office:value-type="string">
            <text:p text:style-name="P49">Type</text:p>
          </table:table-cell>
          <table:table-cell table:style-name="Table153.A1" office:value-type="string">
            <text:p text:style-name="P49">Target</text:p>
          </table:table-cell>
        </table:table-row>
        <table:table-row table:style-name="Table153.1">
          <table:table-cell table:style-name="Table153.A4" office:value-type="string">
            <text:p text:style-name="P51">1</text:p>
          </table:table-cell>
          <table:table-cell table:style-name="Table153.B2" office:value-type="string">
            <text:p text:style-name="P50">Control No </text:p>
          </table:table-cell>
          <table:table-cell table:style-name="Table153.C2" office:value-type="string">
            <text:p text:style-name="P50">Control No</text:p>
          </table:table-cell>
          <table:table-cell table:style-name="Table153.D2" office:value-type="string">
            <text:p text:style-name="P50">control_no</text:p>
          </table:table-cell>
          <table:table-cell table:style-name="Table153.E2" office:value-type="string">
            <text:p text:style-name="P52"><text:bookmark-start text:name="__DdeLink__7321_343579367112111"/><text:bookmark-end text:name="__DdeLink__7321_343579367112111"/></text:p>
          </table:table-cell>
          <table:table-cell table:style-name="Table153.F2" office:value-type="string">
            <text:p text:style-name="P50"/>
          </table:table-cell>
        </table:table-row>
        <table:table-row table:style-name="Table153.1">
          <table:table-cell table:style-name="Table153.A4" office:value-type="string">
            <text:p text:style-name="P51">2</text:p>
          </table:table-cell>
          <table:table-cell table:style-name="Table153.B3" office:value-type="string">
            <text:p text:style-name="P52">Title</text:p>
          </table:table-cell>
          <table:table-cell table:style-name="Table153.C3" office:value-type="string">
            <text:p text:style-name="P52">Title</text:p>
          </table:table-cell>
          <table:table-cell table:style-name="Table153.D3" office:value-type="string">
            <text:p text:style-name="P52">title</text:p>
          </table:table-cell>
          <table:table-cell table:style-name="Table153.E3" office:value-type="string">
            <text:p text:style-name="P52"/>
          </table:table-cell>
          <table:table-cell table:style-name="Table153.F3" office:value-type="string">
            <text:p text:style-name="P50"><text:bookmark-start text:name="__DdeLink__6578_12508964892512611"/><text:bookmark-end text:name="__DdeLink__6578_12508964892512611"/></text:p>
          </table:table-cell>
        </table:table-row>
        <table:table-row table:style-name="Table153.1">
          <table:table-cell table:style-name="Table153.A4" office:value-type="string">
            <text:p text:style-name="P51">3</text:p>
          </table:table-cell>
          <table:table-cell table:style-name="Table153.B4" office:value-type="string">
            <text:p text:style-name="P52">Author</text:p>
          </table:table-cell>
          <table:table-cell table:style-name="Table153.C4" office:value-type="string">
            <text:p text:style-name="P52">Author</text:p>
          </table:table-cell>
          <table:table-cell table:style-name="Table153.D4" office:value-type="string">
            <text:p text:style-name="P52">author</text:p>
          </table:table-cell>
          <table:table-cell table:style-name="Table153.E4" office:value-type="string">
            <text:p text:style-name="P52"/>
          </table:table-cell>
          <table:table-cell table:style-name="Table153.F4" office:value-type="string">
            <text:p text:style-name="P50"><text:bookmark-start text:name="__DdeLink__6578_12508964892512612"/><text:bookmark-end text:name="__DdeLink__6578_12508964892512612"/></text:p>
          </table:table-cell>
        </table:table-row>
        <table:table-row table:style-name="Table153.1">
          <table:table-cell table:style-name="Table153.A5" office:value-type="string">
            <text:p text:style-name="P51">4</text:p>
          </table:table-cell>
          <table:table-cell table:style-name="Table153.B5" office:value-type="string">
            <text:p text:style-name="P52">ISBN</text:p>
          </table:table-cell>
          <table:table-cell table:style-name="Table153.C5" office:value-type="string">
            <text:p text:style-name="P52">ISBN</text:p>
          </table:table-cell>
          <table:table-cell table:style-name="Table153.D5" office:value-type="string">
            <text:p text:style-name="P52">isbn</text:p>
          </table:table-cell>
          <table:table-cell table:style-name="Table153.E5" office:value-type="string">
            <text:p text:style-name="P52"><text:bookmark-start text:name="__DdeLink__9404_2098076222111"/><text:bookmark-end text:name="__DdeLink__9404_2098076222111"/></text:p>
          </table:table-cell>
          <table:table-cell table:style-name="Table153.F5" office:value-type="string">
            <text:p text:style-name="P50"><text:bookmark-start text:name="__DdeLink__6578_12508964892512613"/><text:bookmark-end text:name="__DdeLink__6578_12508964892512613"/></text:p>
          </table:table-cell>
        </table:table-row>
        <table:table-row table:style-name="Table153.1">
          <table:table-cell table:style-name="Table153.A6" office:value-type="string">
            <text:p text:style-name="P51">5</text:p>
          </table:table-cell>
          <table:table-cell table:style-name="Table153.B6" office:value-type="string">
            <text:p text:style-name="P52">No of Copies</text:p>
          </table:table-cell>
          <table:table-cell table:style-name="Table153.C6" office:value-type="string">
            <text:p text:style-name="P52">No of Copies</text:p>
          </table:table-cell>
          <table:table-cell table:style-name="Table153.D6" office:value-type="string">
            <text:p text:style-name="P52">no_of_copies</text:p>
          </table:table-cell>
          <table:table-cell table:style-name="Table153.E6" office:value-type="string">
            <text:p text:style-name="P52"/>
          </table:table-cell>
          <table:table-cell table:style-name="Table153.F6" office:value-type="string">
            <text:p text:style-name="P50"/>
          </table:table-cell>
        </table:table-row>
        <table:table-row table:style-name="Table153.1">
          <table:table-cell table:style-name="Table153.A7" office:value-type="string">
            <text:p text:style-name="P51">6</text:p>
          </table:table-cell>
          <table:table-cell table:style-name="Table153.B7" office:value-type="string">
            <text:p text:style-name="P52">Select for all copies </text:p>
          </table:table-cell>
          <table:table-cell table:style-name="Table153.C7" office:value-type="string">
            <text:p text:style-name="P52">Select for all copies </text:p>
          </table:table-cell>
          <table:table-cell table:style-name="Table153.D7" office:value-type="string">
            <text:p text:style-name="P52">check</text:p>
          </table:table-cell>
          <table:table-cell table:style-name="Table153.E7" office:value-type="string">
            <text:p text:style-name="P52">Link</text:p>
          </table:table-cell>
          <table:table-cell table:style-name="Table153.F7" office:value-type="string">
            <text:p text:style-name="P50">get_check_value4()</text:p>
          </table:table-cell>
        </table:table-row>
        <table:table-row table:style-name="Table153.1">
          <table:table-cell table:style-name="Table153.A8" office:value-type="string">
            <text:p text:style-name="P51">7</text:p>
          </table:table-cell>
          <table:table-cell table:style-name="Table153.B8" office:value-type="string">
            <text:p text:style-name="P52">Select for limited copies</text:p>
          </table:table-cell>
          <table:table-cell table:style-name="Table153.C8" office:value-type="string">
            <text:p text:style-name="P52">Select for limited copies</text:p>
          </table:table-cell>
          <table:table-cell table:style-name="Table153.D8" office:value-type="string">
            <text:p text:style-name="P52">check1</text:p>
          </table:table-cell>
          <table:table-cell table:style-name="Table153.E8" office:value-type="string">
            <text:p text:style-name="P52">Link</text:p>
          </table:table-cell>
          <table:table-cell table:style-name="Table153.F8" office:value-type="string">
            <text:p text:style-name="P50">get_check_value()</text:p>
          </table:table-cell>
        </table:table-row>
      </table:table>
      <text:p text:style-name="P36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table:number-columns-spanned="2" office:value-type="string">
            <text:p text:style-name="P8">Action Class Name:AcqInitiateAcquisitionProcess1Action</text:p>
          </table:table-cell>
          <table:covered-table-cell/>
        </table:table-row>
        <table:table-row table:style-name="Table51.1">
          <table:table-cell table:style-name="Table51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51.1">
          <table:table-cell table:style-name="Table51.A13" office:value-type="string">
            <text:p text:style-name="P10">Logical Name</text:p>
          </table:table-cell>
          <table:table-cell table:style-name="Table51.B13" office:value-type="string">
            <text:p text:style-name="P10">AcqBiblioActionForm</text:p>
          </table:table-cell>
        </table:table-row>
        <table:table-row table:style-name="Table51.1">
          <table:table-cell table:style-name="Table51.A13" office:value-type="string">
            <text:p text:style-name="P10">Physical Path</text:p>
          </table:table-cell>
          <table:table-cell table:style-name="Table51.B13" office:value-type="string">
            <text:p text:style-name="P10">com.myapp.struts.Acquisition.AcqInitiateAcquisitionProcess1Action</text:p>
          </table:table-cell>
        </table:table-row>
        <table:table-row table:style-name="Table51.1">
          <table:table-cell table:style-name="Table51.A13" office:value-type="string">
            <text:p text:style-name="P10">Code:</text:p>
          </table:table-cell>
          <table:table-cell table:style-name="Table51.B13" office:value-type="string">
            <text:p text:style-name="P10"/>
          </table:table-cell>
        </table:table-row>
        <table:table-row table:style-name="Table51.1">
          <table:table-cell table:style-name="Table51.A13" office:value-type="string">
            <text:p text:style-name="P10">Description:</text:p>
          </table:table-cell>
          <table:table-cell table:style-name="Table51.B13" office:value-type="string">
            <text:p text:style-name="P10">For defining setter and getter functions.</text:p>
          </table:table-cell>
        </table:table-row>
        <table:table-row table:style-name="Table51.1">
          <table:table-cell table:style-name="Table51.A1" table:number-columns-spanned="2" office:value-type="string">
            <text:p text:style-name="P8">Struts Action</text:p>
          </table:table-cell>
          <table:covered-table-cell/>
        </table:table-row>
        <table:table-row table:style-name="Table51.1">
          <table:table-cell table:style-name="Table51.A13" office:value-type="string">
            <text:p text:style-name="P10">Logical Name:</text:p>
          </table:table-cell>
          <table:table-cell table:style-name="Table51.B13" office:value-type="string">
            <text:p text:style-name="P10">AcqInitiateAcquisitionProcess1Action</text:p>
          </table:table-cell>
        </table:table-row>
        <table:table-row table:style-name="Table51.1">
          <table:table-cell table:style-name="Table51.A13" office:value-type="string">
            <text:p text:style-name="P10">Input JSP Form:</text:p>
          </table:table-cell>
          <table:table-cell table:style-name="Table51.B13" office:value-type="string">
            <text:p text:style-name="P58">acq_update_approval_list.jsp</text:p>
          </table:table-cell>
        </table:table-row>
        <table:table-row table:style-name="Table51.10">
          <table:table-cell table:style-name="Table51.A13" office:value-type="string">
            <text:p text:style-name="P10">Physical Path(Type tag):</text:p>
          </table:table-cell>
          <table:table-cell table:style-name="Table51.B13" office:value-type="string">
            <text:p text:style-name="P10">com.myapp.struts.Acquisition.<text:span text:style-name="T22">AcqInitiateAcquisitionProcess1Action</text:span></text:p>
          </table:table-cell>
        </table:table-row>
        <table:table-row table:style-name="Table51.10">
          <table:table-cell table:style-name="Table51.A11" office:value-type="string">
            <text:p text:style-name="P10">Logical Path</text:p>
          </table:table-cell>
          <table:table-cell table:style-name="Table51.B11" office:value-type="string">
            <text:p text:style-name="P10">/acq_initiate_approval</text:p>
          </table:table-cell>
        </table:table-row>
        <table:table-row table:style-name="Table51.1">
          <table:table-cell table:style-name="Table51.A13" office:value-type="string">
            <text:p text:style-name="P10">Code:</text:p>
          </table:table-cell>
          <table:table-cell table:style-name="Table51.B13" office:value-type="string">
            <text:p text:style-name="P10"/>
          </table:table-cell>
        </table:table-row>
        <table:table-row table:style-name="Table51.1">
          <table:table-cell table:style-name="Table51.A13" office:value-type="string">
            <text:p text:style-name="P10"/>
            <text:p text:style-name="P10">Description:</text:p>
          </table:table-cell>
          <table:table-cell table:style-name="Table51.B13" office:value-type="string">
            <text:p text:style-name="P10">For initiating the record of books for approval process. <text:s/></text:p>
          </table:table-cell>
        </table:table-row>
      </table:table>
      <text:p text:style-name="P71"/>
      <text:p text:style-name="P34"/>
      <text:p text:style-name="P73"/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60.1">
          <table:table-cell table:style-name="Table60.A2" office:value-type="string">
            <text:p text:style-name="P9">Request Forwards Name </text:p>
          </table:table-cell>
          <table:table-cell table:style-name="Table60.B2" office:value-type="string">
            <text:p text:style-name="P9">Request Target</text:p>
          </table:table-cell>
          <table:table-cell table:style-name="Table60.A2" office:value-type="string">
            <text:p text:style-name="P9">Purpose</text:p>
          </table:table-cell>
        </table:table-row>
        <table:table-row table:style-name="Table60.1">
          <table:table-cell table:style-name="Table60.A3" office:value-type="string">
            <text:p text:style-name="P10">success</text:p>
          </table:table-cell>
          <table:table-cell table:style-name="Table60.B3" office:value-type="string">
            <text:p text:style-name="P10">“/acq_initiate_approval.jsp”</text:p>
          </table:table-cell>
          <table:table-cell table:style-name="Table60.C3" office:value-type="string">
            <text:p text:style-name="P10">After completing the approval process target to acq_initiate_approval.jsp.</text:p>
            <text:p text:style-name="P10"><text:soft-page-break/></text:p>
          </table:table-cell>
        </table:table-row>
      </table:table>
      <text:p text:style-name="P29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61.1">
          <table:table-cell table:style-name="Table61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61.1">
          <table:table-cell table:style-name="Table61.A2" office:value-type="string">
            <text:p text:style-name="P7">S.No.</text:p>
          </table:table-cell>
          <table:table-cell table:style-name="Table61.A2" office:value-type="string">
            <text:p text:style-name="P7">Table Name</text:p>
          </table:table-cell>
          <table:table-cell table:style-name="Table61.A2" office:value-type="string">
            <text:p text:style-name="P17">Primary Key </text:p>
          </table:table-cell>
          <table:table-cell table:style-name="Table61.A2" office:value-type="string">
            <text:p text:style-name="P7">Purpose</text:p>
          </table:table-cell>
        </table:table-row>
        <table:table-row table:style-name="Table61.1">
          <table:table-cell table:style-name="Table61.A4" office:value-type="string">
            <text:p text:style-name="P10">1</text:p>
          </table:table-cell>
          <table:table-cell table:style-name="Table61.B4" office:value-type="string">
            <text:p text:style-name="P10">acq_bibliography</text:p>
          </table:table-cell>
          <table:table-cell table:style-name="Table61.C4" office:value-type="string">
            <text:p text:style-name="P11">library_id, sub_library_id, title_id</text:p>
          </table:table-cell>
          <table:table-cell table:style-name="Table61.D4" office:value-type="string">
            <text:p text:style-name="P10">To authenticate title on the basis of title_id and it is auto increamented.</text:p>
          </table:table-cell>
        </table:table-row>
        <table:table-row table:style-name="Table61.1">
          <table:table-cell table:style-name="Table61.A4" office:value-type="string">
            <text:p text:style-name="P10">2</text:p>
          </table:table-cell>
          <table:table-cell table:style-name="Table61.B4" office:value-type="string">
            <text:p text:style-name="P10">acq_bibliography_details</text:p>
          </table:table-cell>
          <table:table-cell table:style-name="Table61.C4" office:value-type="string">
            <text:p text:style-name="P11">control_no, library_id, sub_library_id</text:p>
          </table:table-cell>
          <table:table-cell table:style-name="Table61.D4" office:value-type="string">
            <text:p text:style-name="P10">To insert the bibliographic details of</text:p>
            <text:p text:style-name="P10">title of books. <text:s/>.</text:p>
          </table:table-cell>
        </table:table-row>
        <table:table-row table:style-name="Table61.1">
          <table:table-cell table:style-name="Table61.A5" office:value-type="string">
            <text:p text:style-name="P10">3</text:p>
          </table:table-cell>
          <table:table-cell table:style-name="Table61.B5" office:value-type="string">
            <text:p text:style-name="P10">acq_vendor</text:p>
          </table:table-cell>
          <table:table-cell table:style-name="Table61.C5" office:value-type="string">
            <text:p text:style-name="P11">vendor_id,library_id,sub_library_id</text:p>
          </table:table-cell>
          <table:table-cell table:style-name="Table61.D5" office:value-type="string">
            <text:p text:style-name="P10">To fetching the record of vendor from database.</text:p>
          </table:table-cell>
        </table:table-row>
        <table:table-row table:style-name="Table61.1">
          <table:table-cell table:style-name="Table61.A6" office:value-type="string">
            <text:p text:style-name="P10">4</text:p>
          </table:table-cell>
          <table:table-cell table:style-name="Table61.B6" office:value-type="string">
            <text:p text:style-name="P10">acq_approval_header</text:p>
          </table:table-cell>
          <table:table-cell table:style-name="Table61.C6" office:value-type="string">
            <text:p text:style-name="P11">approval_no,library_id,sub_library_id</text:p>
          </table:table-cell>
          <table:table-cell table:style-name="Table61.D6" office:value-type="string">
            <text:p text:style-name="P10">Insert the details of approval process into database.</text:p>
          </table:table-cell>
        </table:table-row>
        <table:table-row table:style-name="Table61.1">
          <table:table-cell table:style-name="Table61.A7" office:value-type="string">
            <text:p text:style-name="P10">5</text:p>
          </table:table-cell>
          <table:table-cell table:style-name="Table61.B7" office:value-type="string">
            <text:p text:style-name="P10">acq_approval</text:p>
          </table:table-cell>
          <table:table-cell table:style-name="Table61.C7" office:value-type="string">
            <text:p text:style-name="P11">approval_item_id,library_id,sub_library_id</text:p>
          </table:table-cell>
          <table:table-cell table:style-name="Table61.D7" office:value-type="string">
            <text:p text:style-name="P10">Insert the details of approval process into database.</text:p>
          </table:table-cell>
        </table:table-row>
      </table:table>
      <text:p text:style-name="P75"/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column table:style-name="Table62.F"/>
        <table:table-row table:style-name="Table62.1">
          <table:table-cell table:style-name="Table62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2.1">
          <table:table-cell table:style-name="Table62.A2" office:value-type="string">
            <text:p text:style-name="P7">S.No.</text:p>
          </table:table-cell>
          <table:table-cell table:style-name="Table62.A2" office:value-type="string">
            <text:p text:style-name="P7">Pojo Name</text:p>
          </table:table-cell>
          <table:table-cell table:style-name="Table62.A2" office:value-type="string">
            <text:p text:style-name="P17">Method Name </text:p>
          </table:table-cell>
          <table:table-cell table:style-name="Table62.D2" office:value-type="string">
            <text:p text:style-name="P7">Select Operation</text:p>
          </table:table-cell>
          <table:table-cell table:style-name="Table62.D2" office:value-type="string">
            <text:p text:style-name="P7">Columns <text:s/>in Where clause</text:p>
          </table:table-cell>
          <table:table-cell table:style-name="Table62.A2" office:value-type="string">
            <text:p text:style-name="P7">Purpose </text:p>
          </table:table-cell>
        </table:table-row>
        <table:table-row table:style-name="Table62.1">
          <table:table-cell table:style-name="Table62.A3" office:value-type="string">
            <text:p text:style-name="P10">1</text:p>
          </table:table-cell>
          <table:table-cell table:style-name="Table62.B3" office:value-type="string">
            <text:p text:style-name="P11">AcqBibliographyDetails</text:p>
          </table:table-cell>
          <table:table-cell table:style-name="Table62.C3" office:value-type="string">
            <text:p text:style-name="P11">BibliobyControlId()</text:p>
          </table:table-cell>
          <table:table-cell table:style-name="Table62.D3" office:value-type="string">
            <text:p text:style-name="P10">AcqBibliographyDetails</text:p>
          </table:table-cell>
          <table:table-cell table:style-name="Table62.E3" office:value-type="string">
            <text:p text:style-name="P10">library_id,sub_library_id,control_no</text:p>
          </table:table-cell>
          <table:table-cell table:style-name="Table62.F3" office:value-type="string">
            <text:p text:style-name="P10">To retrive data from table</text:p>
          </table:table-cell>
        </table:table-row>
        <table:table-row table:style-name="Table62.1">
          <table:table-cell table:style-name="Table62.A4" office:value-type="string">
            <text:p text:style-name="P10"/>
          </table:table-cell>
          <table:table-cell table:style-name="Table62.B4" office:value-type="string">
            <text:p text:style-name="P11"/>
          </table:table-cell>
          <table:table-cell table:style-name="Table62.C4" office:value-type="string">
            <text:p text:style-name="P11">update</text:p>
          </table:table-cell>
          <table:table-cell table:style-name="Table62.D4" office:value-type="string">
            <text:p text:style-name="P10"/>
          </table:table-cell>
          <table:table-cell table:style-name="Table62.E4" office:value-type="string">
            <text:p text:style-name="P10"/>
          </table:table-cell>
          <table:table-cell table:style-name="Table62.F4" office:value-type="string">
            <text:p text:style-name="P10">Update the record into table acq_bibliography_details </text:p>
            <text:p text:style-name="P10">Which books are in approval process.</text:p>
          </table:table-cell>
        </table:table-row>
        <table:table-row table:style-name="Table62.1">
          <table:table-cell table:style-name="Table62.A5" office:value-type="string">
            <text:p text:style-name="P10">2</text:p>
          </table:table-cell>
          <table:table-cell table:style-name="Table62.B5" office:value-type="string">
            <text:p text:style-name="P11">AcqApproval</text:p>
          </table:table-cell>
          <table:table-cell table:style-name="Table62.C5" office:value-type="string">
            <text:p text:style-name="P11">returnMaxItemId()</text:p>
          </table:table-cell>
          <table:table-cell table:style-name="Table62.D5" office:value-type="string">
            <text:p text:style-name="P10">Integer</text:p>
          </table:table-cell>
          <table:table-cell table:style-name="Table62.E5" office:value-type="string">
            <text:p text:style-name="P10">library_id,sub_library_id</text:p>
          </table:table-cell>
          <table:table-cell table:style-name="Table62.F5" office:value-type="string">
            <text:p text:style-name="P10">To insert the details of record of approval process with auto incremented approval_item_id.</text:p>
          </table:table-cell>
        </table:table-row>
        <table:table-row table:style-name="Table62.1">
          <table:table-cell table:style-name="Table62.A6" office:value-type="string">
            <text:p text:style-name="P10"/>
          </table:table-cell>
          <table:table-cell table:style-name="Table62.B6" office:value-type="string">
            <text:p text:style-name="P11"/>
          </table:table-cell>
          <table:table-cell table:style-name="Table62.C6" office:value-type="string">
            <text:p text:style-name="P11">insert3()</text:p>
          </table:table-cell>
          <table:table-cell table:style-name="Table62.D6" office:value-type="string">
            <text:p text:style-name="P10"/>
          </table:table-cell>
          <table:table-cell table:style-name="Table62.E6" office:value-type="string">
            <text:p text:style-name="P10"/>
          </table:table-cell>
          <table:table-cell table:style-name="Table62.F6" office:value-type="string">
            <text:p text:style-name="P10"/>
          </table:table-cell>
        </table:table-row>
        <table:table-row table:style-name="Table62.1">
          <table:table-cell table:style-name="Table62.A7" office:value-type="string">
            <text:p text:style-name="P10">3</text:p>
          </table:table-cell>
          <table:table-cell table:style-name="Table62.B7" office:value-type="string">
            <text:p text:style-name="P11">AcqApprovalHeader</text:p>
          </table:table-cell>
          <table:table-cell table:style-name="Table62.C7" office:value-type="string">
            <text:p text:style-name="P11">insert2()</text:p>
          </table:table-cell>
          <table:table-cell table:style-name="Table62.D7" office:value-type="string">
            <text:p text:style-name="P10"/>
          </table:table-cell>
          <table:table-cell table:style-name="Table62.E7" office:value-type="string">
            <text:p text:style-name="P10"/>
          </table:table-cell>
          <table:table-cell table:style-name="Table62.F7" office:value-type="string">
            <text:p text:style-name="P10"/>
          </table:table-cell>
        </table:table-row>
      </table:table>
      <text:p text:style-name="P47"/>
      <text:p text:style-name="P47">On Clicking View Button on <text:span text:style-name="T24">acq_initiate_approval.jsp</text:span></text:p>
      <text:p text:style-name="P60"><text:span text:style-name="T21">1-</text:span><text:span text:style-name="T2">File Name of view page: </text:span><text:span text:style-name="T3">acq_view_approval_list.jsp</text:span></text:p>
      <text:p text:style-name="P60"><text:span text:style-name="T6"><text:s text:c="3"/>Module Name:-</text:span><text:span text:style-name="T5">Acquisition Module</text:span></text:p>
      <text:p text:style-name="P60"><text:span text:style-name="T5"><text:s text:c="3"/>Included Files: <text:s/>Header File: acq_initiate_approval.jsp</text:span><text:span text:style-name="T25"> </text:span></text:p>
      <text:p text:style-name="P29"><text:s text:c="3"/><text:span text:style-name="T15">Attributes</text:span></text:p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E"/>
        <table:table-column table:style-name="Table63.F"/>
        <table:table-row table:style-name="Table63.1">
          <table:table-cell table:style-name="Table63.A1" office:value-type="string">
            <text:p text:style-name="P49">S.No.</text:p>
          </table:table-cell>
          <table:table-cell table:style-name="Table63.A1" office:value-type="string">
            <text:p text:style-name="P49">Attribute Name</text:p>
          </table:table-cell>
          <table:table-cell table:style-name="Table63.A1" office:value-type="string">
            <text:p text:style-name="P49">Label </text:p>
          </table:table-cell>
          <table:table-cell table:style-name="Table63.A1" office:value-type="string">
            <text:p text:style-name="P49">Field Name</text:p>
          </table:table-cell>
          <table:table-cell table:style-name="Table63.A1" office:value-type="string">
            <text:p text:style-name="P49">Type</text:p>
          </table:table-cell>
          <table:table-cell table:style-name="Table63.A1" office:value-type="string">
            <text:p text:style-name="P49">Validation</text:p>
          </table:table-cell>
        </table:table-row>
        <table:table-row table:style-name="Table63.1">
          <table:table-cell table:style-name="Table63.A1" office:value-type="string">
            <text:p text:style-name="P51">1</text:p>
          </table:table-cell>
          <table:table-cell table:style-name="Table63.A1" office:value-type="string">
            <text:p text:style-name="P50">Approval No</text:p>
          </table:table-cell>
          <table:table-cell table:style-name="Table63.A1" office:value-type="string">
            <text:p text:style-name="P50">Approval No</text:p>
          </table:table-cell>
          <table:table-cell table:style-name="Table63.A1" office:value-type="string">
            <text:p text:style-name="P52">approval_no</text:p>
          </table:table-cell>
          <table:table-cell table:style-name="Table63.A1" office:value-type="string">
            <text:p text:style-name="P52">TEXTBOX</text:p>
          </table:table-cell>
          <table:table-cell table:style-name="Table63.A1" office:value-type="string">
            <text:p text:style-name="P50">Read Only</text:p>
          </table:table-cell>
        </table:table-row>
        <table:table-row table:style-name="Table63.1">
          <table:table-cell table:style-name="Table63.A1" office:value-type="string">
            <text:p text:style-name="P51">2</text:p>
          </table:table-cell>
          <table:table-cell table:style-name="Table63.A1" office:value-type="string">
            <text:p text:style-name="P50">Approved on</text:p>
          </table:table-cell>
          <table:table-cell table:style-name="Table63.A1" office:value-type="string">
            <text:p text:style-name="P52">Approved on</text:p>
          </table:table-cell>
          <table:table-cell table:style-name="Table63.A1" office:value-type="string">
            <text:p text:style-name="P52">approval_date</text:p>
          </table:table-cell>
          <table:table-cell table:style-name="Table63.A1" office:value-type="string">
            <text:p text:style-name="P52">TEXTBOX</text:p>
          </table:table-cell>
          <table:table-cell table:style-name="Table63.A1" office:value-type="string">
            <text:p text:style-name="P50">Read Only</text:p>
          </table:table-cell>
        </table:table-row>
        <table:table-row table:style-name="Table63.1">
          <table:table-cell table:style-name="Table63.A1" office:value-type="string">
            <text:p text:style-name="P51">3</text:p>
          </table:table-cell>
          <table:table-cell table:style-name="Table63.A1" office:value-type="string">
            <text:p text:style-name="P52"><text:span text:style-name="Strong_20_Emphasis"><text:span text:style-name="T22">Approved By</text:span></text:span><text:span text:style-name="T22"> </text:span></text:p>
          </table:table-cell>
          <table:table-cell table:style-name="Table63.A1" office:value-type="string">
            <text:p text:style-name="P52"><text:span text:style-name="Strong_20_Emphasis"><text:span text:style-name="T22">Approved By</text:span></text:span></text:p>
          </table:table-cell>
          <table:table-cell table:style-name="Table63.A1" office:value-type="string">
            <text:p text:style-name="P52">approved_by</text:p>
          </table:table-cell>
          <table:table-cell table:style-name="Table63.A1" office:value-type="string">
            <text:p text:style-name="P52">TEXTBOX</text:p>
          </table:table-cell>
          <table:table-cell table:style-name="Table63.A1" office:value-type="string">
            <text:p text:style-name="P50">Read Only</text:p>
          </table:table-cell>
        </table:table-row>
        <table:table-row table:style-name="Table63.1">
          <table:table-cell table:style-name="Table63.A1" office:value-type="string">
            <text:p text:style-name="P51">4</text:p>
          </table:table-cell>
          <table:table-cell table:style-name="Table63.A1" office:value-type="string">
            <text:p text:style-name="P52">Recommended By</text:p>
          </table:table-cell>
          <table:table-cell table:style-name="Table63.A1" office:value-type="string">
            <text:p text:style-name="P52">Recommended By</text:p>
          </table:table-cell>
          <table:table-cell table:style-name="Table63.A1" office:value-type="string">
            <text:p text:style-name="P52">recommended_by</text:p>
          </table:table-cell>
          <table:table-cell table:style-name="Table63.A1" office:value-type="string">
            <text:p text:style-name="P52">TEXTBOX</text:p>
          </table:table-cell>
          <table:table-cell table:style-name="Table63.A1" office:value-type="string">
            <text:p text:style-name="P50">Read Only</text:p>
          </table:table-cell>
        </table:table-row>
        <text:soft-page-break/>
        <table:table-row table:style-name="Table63.1">
          <table:table-cell table:style-name="Table63.A1" office:value-type="string">
            <text:p text:style-name="P51">5</text:p>
          </table:table-cell>
          <table:table-cell table:style-name="Table63.A1" office:value-type="string">
            <text:p text:style-name="P52">Vendor</text:p>
          </table:table-cell>
          <table:table-cell table:style-name="Table63.A1" office:value-type="string">
            <text:p text:style-name="P52">Vendor</text:p>
          </table:table-cell>
          <table:table-cell table:style-name="Table63.A1" office:value-type="string">
            <text:p text:style-name="P52">vendor</text:p>
          </table:table-cell>
          <table:table-cell table:style-name="Table63.A1" office:value-type="string">
            <text:p text:style-name="P52">COMBOBOX</text:p>
          </table:table-cell>
          <table:table-cell table:style-name="Table63.A1" office:value-type="string">
            <text:p text:style-name="P50">Read Only</text:p>
          </table:table-cell>
        </table:table-row>
        <table:table-row table:style-name="Table63.1">
          <table:table-cell table:style-name="Table63.A7" office:value-type="string">
            <text:p text:style-name="P51">7</text:p>
          </table:table-cell>
          <table:table-cell table:style-name="Table63.A7" office:value-type="string">
            <text:p text:style-name="P52">Button</text:p>
          </table:table-cell>
          <table:table-cell table:style-name="Table63.A7" office:value-type="string">
            <text:p text:style-name="P52">Back</text:p>
          </table:table-cell>
          <table:table-cell table:style-name="Table63.A7" office:value-type="string">
            <text:p text:style-name="P52">back</text:p>
          </table:table-cell>
          <table:table-cell table:style-name="Table63.A7" office:value-type="string">
            <text:p text:style-name="P52">Button</text:p>
          </table:table-cell>
          <table:table-cell table:style-name="Table63.A7" office:value-type="string">
            <text:p text:style-name="P52">quite()</text:p>
          </table:table-cell>
        </table:table-row>
      </table:table>
      <text:p text:style-name="P34"/>
      <text:p text:style-name="P34"/>
      <text:p text:style-name="P72"/>
      <text:p text:style-name="P60"><text:span text:style-name="T2">File Name of view page: </text:span><text:span text:style-name="T5">approvallist1.jsp</text:span></text:p>
      <text:p text:style-name="P60"><text:span text:style-name="T6">Module Name:-</text:span><text:span text:style-name="T5">Acquisition Module</text:span></text:p>
      <text:p text:style-name="P70"/>
      <text:p text:style-name="P73">Attributes</text:p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column table:style-name="Table64.E"/>
        <table:table-column table:style-name="Table64.F"/>
        <table:table-row table:style-name="Table64.1">
          <table:table-cell table:style-name="Table64.A1" office:value-type="string">
            <text:p text:style-name="P49">S.No</text:p>
          </table:table-cell>
          <table:table-cell table:style-name="Table64.A1" office:value-type="string">
            <text:p text:style-name="P49">Attribute Name</text:p>
          </table:table-cell>
          <table:table-cell table:style-name="Table64.C1" office:value-type="string">
            <text:p text:style-name="P49">Label </text:p>
          </table:table-cell>
          <table:table-cell table:style-name="Table64.A1" office:value-type="string">
            <text:p text:style-name="P49">Field Name</text:p>
          </table:table-cell>
          <table:table-cell table:style-name="Table64.A1" office:value-type="string">
            <text:p text:style-name="P49">Type</text:p>
          </table:table-cell>
          <table:table-cell table:style-name="Table64.A1" office:value-type="string">
            <text:p text:style-name="P49">Target</text:p>
          </table:table-cell>
        </table:table-row>
        <table:table-row table:style-name="Table64.1">
          <table:table-cell table:style-name="Table64.A4" office:value-type="string">
            <text:p text:style-name="P51">1</text:p>
          </table:table-cell>
          <table:table-cell table:style-name="Table64.B2" office:value-type="string">
            <text:p text:style-name="P50">Control No </text:p>
          </table:table-cell>
          <table:table-cell table:style-name="Table64.C2" office:value-type="string">
            <text:p text:style-name="P50">Control No</text:p>
          </table:table-cell>
          <table:table-cell table:style-name="Table64.D2" office:value-type="string">
            <text:p text:style-name="P50">control_no</text:p>
          </table:table-cell>
          <table:table-cell table:style-name="Table64.E2" office:value-type="string">
            <text:p text:style-name="P52"><text:bookmark-start text:name="__DdeLink__7321_3435793671121111"/><text:bookmark-end text:name="__DdeLink__7321_3435793671121111"/></text:p>
          </table:table-cell>
          <table:table-cell table:style-name="Table64.F2" office:value-type="string">
            <text:p text:style-name="P50"/>
          </table:table-cell>
        </table:table-row>
        <table:table-row table:style-name="Table64.1">
          <table:table-cell table:style-name="Table64.A4" office:value-type="string">
            <text:p text:style-name="P51">2</text:p>
          </table:table-cell>
          <table:table-cell table:style-name="Table64.B3" office:value-type="string">
            <text:p text:style-name="P52">Title</text:p>
          </table:table-cell>
          <table:table-cell table:style-name="Table64.C3" office:value-type="string">
            <text:p text:style-name="P52">Title</text:p>
          </table:table-cell>
          <table:table-cell table:style-name="Table64.D3" office:value-type="string">
            <text:p text:style-name="P52">title</text:p>
          </table:table-cell>
          <table:table-cell table:style-name="Table64.E3" office:value-type="string">
            <text:p text:style-name="P52"/>
          </table:table-cell>
          <table:table-cell table:style-name="Table64.F3" office:value-type="string">
            <text:p text:style-name="P50"><text:bookmark-start text:name="__DdeLink__6578_125089648925126111"/><text:bookmark-end text:name="__DdeLink__6578_125089648925126111"/></text:p>
          </table:table-cell>
        </table:table-row>
        <table:table-row table:style-name="Table64.1">
          <table:table-cell table:style-name="Table64.A4" office:value-type="string">
            <text:p text:style-name="P51">3</text:p>
          </table:table-cell>
          <table:table-cell table:style-name="Table64.B4" office:value-type="string">
            <text:p text:style-name="P52">Author</text:p>
          </table:table-cell>
          <table:table-cell table:style-name="Table64.C4" office:value-type="string">
            <text:p text:style-name="P52">Author</text:p>
          </table:table-cell>
          <table:table-cell table:style-name="Table64.D4" office:value-type="string">
            <text:p text:style-name="P52">author</text:p>
          </table:table-cell>
          <table:table-cell table:style-name="Table64.E4" office:value-type="string">
            <text:p text:style-name="P52"/>
          </table:table-cell>
          <table:table-cell table:style-name="Table64.F4" office:value-type="string">
            <text:p text:style-name="P50"><text:bookmark-start text:name="__DdeLink__6578_125089648925126121"/><text:bookmark-end text:name="__DdeLink__6578_125089648925126121"/></text:p>
          </table:table-cell>
        </table:table-row>
        <table:table-row table:style-name="Table64.1">
          <table:table-cell table:style-name="Table64.A5" office:value-type="string">
            <text:p text:style-name="P51">4</text:p>
          </table:table-cell>
          <table:table-cell table:style-name="Table64.B5" office:value-type="string">
            <text:p text:style-name="P52">ISBN</text:p>
          </table:table-cell>
          <table:table-cell table:style-name="Table64.C5" office:value-type="string">
            <text:p text:style-name="P52">ISBN</text:p>
          </table:table-cell>
          <table:table-cell table:style-name="Table64.D5" office:value-type="string">
            <text:p text:style-name="P52">isbn</text:p>
          </table:table-cell>
          <table:table-cell table:style-name="Table64.E5" office:value-type="string">
            <text:p text:style-name="P52"><text:bookmark-start text:name="__DdeLink__9404_20980762221111"/><text:bookmark-end text:name="__DdeLink__9404_20980762221111"/></text:p>
          </table:table-cell>
          <table:table-cell table:style-name="Table64.F5" office:value-type="string">
            <text:p text:style-name="P50"><text:bookmark-start text:name="__DdeLink__6578_125089648925126131"/><text:bookmark-end text:name="__DdeLink__6578_125089648925126131"/></text:p>
          </table:table-cell>
        </table:table-row>
        <table:table-row table:style-name="Table64.1">
          <table:table-cell table:style-name="Table64.A6" office:value-type="string">
            <text:p text:style-name="P51">5</text:p>
          </table:table-cell>
          <table:table-cell table:style-name="Table64.B6" office:value-type="string">
            <text:p text:style-name="P52">No of Copies</text:p>
          </table:table-cell>
          <table:table-cell table:style-name="Table64.C6" office:value-type="string">
            <text:p text:style-name="P52">No of Copies</text:p>
          </table:table-cell>
          <table:table-cell table:style-name="Table64.D6" office:value-type="string">
            <text:p text:style-name="P52">no_of_copies</text:p>
          </table:table-cell>
          <table:table-cell table:style-name="Table64.E6" office:value-type="string">
            <text:p text:style-name="P52"/>
          </table:table-cell>
          <table:table-cell table:style-name="Table64.F6" office:value-type="string">
            <text:p text:style-name="P50"/>
          </table:table-cell>
        </table:table-row>
        <table:table-row table:style-name="Table64.1">
          <table:table-cell table:style-name="Table64.A7" office:value-type="string">
            <text:p text:style-name="P51">6</text:p>
          </table:table-cell>
          <table:table-cell table:style-name="Table64.B7" office:value-type="string">
            <text:p text:style-name="P52">Select for all copies </text:p>
          </table:table-cell>
          <table:table-cell table:style-name="Table64.C7" office:value-type="string">
            <text:p text:style-name="P52">Select for all copies </text:p>
          </table:table-cell>
          <table:table-cell table:style-name="Table64.D7" office:value-type="string">
            <text:p text:style-name="P52"/>
          </table:table-cell>
          <table:table-cell table:style-name="Table64.E7" office:value-type="string">
            <text:p text:style-name="P52"/>
          </table:table-cell>
          <table:table-cell table:style-name="Table64.F7" office:value-type="string">
            <text:p text:style-name="P50"/>
          </table:table-cell>
        </table:table-row>
        <table:table-row table:style-name="Table64.1">
          <table:table-cell table:style-name="Table64.A8" office:value-type="string">
            <text:p text:style-name="P51">7</text:p>
          </table:table-cell>
          <table:table-cell table:style-name="Table64.B8" office:value-type="string">
            <text:p text:style-name="P52">Select for limited copies</text:p>
          </table:table-cell>
          <table:table-cell table:style-name="Table64.C8" office:value-type="string">
            <text:p text:style-name="P52">Select for limited copies</text:p>
          </table:table-cell>
          <table:table-cell table:style-name="Table64.D8" office:value-type="string">
            <text:p text:style-name="P52"/>
          </table:table-cell>
          <table:table-cell table:style-name="Table64.E8" office:value-type="string">
            <text:p text:style-name="P52"/>
          </table:table-cell>
          <table:table-cell table:style-name="Table64.F8" office:value-type="string">
            <text:p text:style-name="P50"/>
          </table:table-cell>
        </table:table-row>
      </table:table>
      <text:p text:style-name="P36"/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table:number-columns-spanned="2" office:value-type="string">
            <text:p text:style-name="P8">Action Class Name:DeleteApproval</text:p>
          </table:table-cell>
          <table:covered-table-cell/>
        </table:table-row>
        <table:table-row table:style-name="Table65.1">
          <table:table-cell table:style-name="Table65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65.1">
          <table:table-cell table:style-name="Table65.A13" office:value-type="string">
            <text:p text:style-name="P10">Logical Name</text:p>
          </table:table-cell>
          <table:table-cell table:style-name="Table65.B3" office:value-type="string">
            <text:p text:style-name="P10">AcqBiblioActionForm</text:p>
          </table:table-cell>
        </table:table-row>
        <table:table-row table:style-name="Table65.1">
          <table:table-cell table:style-name="Table65.A13" office:value-type="string">
            <text:p text:style-name="P10">Physical Path</text:p>
          </table:table-cell>
          <table:table-cell table:style-name="Table65.B4" office:value-type="string">
            <text:p text:style-name="P10">com.myapp.struts.Acquisition.DeleteApproval</text:p>
          </table:table-cell>
        </table:table-row>
        <table:table-row table:style-name="Table65.1">
          <table:table-cell table:style-name="Table65.A13" office:value-type="string">
            <text:p text:style-name="P10">Code:</text:p>
          </table:table-cell>
          <table:table-cell table:style-name="Table65.B5" office:value-type="string">
            <text:p text:style-name="P10"/>
          </table:table-cell>
        </table:table-row>
        <table:table-row table:style-name="Table65.1">
          <table:table-cell table:style-name="Table65.A13" office:value-type="string">
            <text:p text:style-name="P10">Description:</text:p>
          </table:table-cell>
          <table:table-cell table:style-name="Table65.B6" office:value-type="string">
            <text:p text:style-name="P10">For defining setter and getter functions.</text:p>
          </table:table-cell>
        </table:table-row>
        <table:table-row table:style-name="Table65.1">
          <table:table-cell table:style-name="Table65.A1" table:number-columns-spanned="2" office:value-type="string">
            <text:p text:style-name="P8">Struts Action</text:p>
          </table:table-cell>
          <table:covered-table-cell/>
        </table:table-row>
        <table:table-row table:style-name="Table65.1">
          <table:table-cell table:style-name="Table65.A13" office:value-type="string">
            <text:p text:style-name="P10">Logical Name:</text:p>
          </table:table-cell>
          <table:table-cell table:style-name="Table65.B8" office:value-type="string">
            <text:p text:style-name="P10">DeleteApproval</text:p>
          </table:table-cell>
        </table:table-row>
        <table:table-row table:style-name="Table65.1">
          <table:table-cell table:style-name="Table65.A13" office:value-type="string">
            <text:p text:style-name="P10">Input JSP Form:</text:p>
          </table:table-cell>
          <table:table-cell table:style-name="Table65.B9" office:value-type="string">
            <text:p text:style-name="P58">acq_view_approval_list.jsp</text:p>
          </table:table-cell>
        </table:table-row>
        <table:table-row table:style-name="Table65.10">
          <table:table-cell table:style-name="Table65.A13" office:value-type="string">
            <text:p text:style-name="P10">Physical Path(Type tag):</text:p>
          </table:table-cell>
          <table:table-cell table:style-name="Table65.B10" office:value-type="string">
            <text:p text:style-name="P10">com.myapp.struts.Acquisition.<text:span text:style-name="T22">DeleteApproval</text:span></text:p>
          </table:table-cell>
        </table:table-row>
        <table:table-row table:style-name="Table65.10">
          <table:table-cell table:style-name="Table65.A11" office:value-type="string">
            <text:p text:style-name="P10">Logical Path</text:p>
          </table:table-cell>
          <table:table-cell table:style-name="Table65.B11" office:value-type="string">
            <text:p text:style-name="P10">/deleteapproval</text:p>
          </table:table-cell>
        </table:table-row>
        <table:table-row table:style-name="Table65.1">
          <table:table-cell table:style-name="Table65.A13" office:value-type="string">
            <text:p text:style-name="P10">Code:</text:p>
          </table:table-cell>
          <table:table-cell table:style-name="Table65.B12" office:value-type="string">
            <text:p text:style-name="P10"/>
          </table:table-cell>
        </table:table-row>
        <table:table-row table:style-name="Table65.1">
          <table:table-cell table:style-name="Table65.A13" office:value-type="string">
            <text:p text:style-name="P10"/>
            <text:p text:style-name="P10">Description:</text:p>
          </table:table-cell>
          <table:table-cell table:style-name="Table65.B13" office:value-type="string">
            <text:p text:style-name="P10">For viewing and deleting the record of books which are <text:s text:c="2"/></text:p>
            <text:p text:style-name="P10">in approval process. <text:s/>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73"/>
      <table:table table:name="Table66" table:style-name="Table66">
        <table:table-column table:style-name="Table66.A"/>
        <table:table-column table:style-name="Table66.B"/>
        <table:table-column table:style-name="Table66.C"/>
        <table:table-row table:style-name="Table66.1">
          <table:table-cell table:style-name="Table66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66.1">
          <table:table-cell table:style-name="Table66.A2" office:value-type="string">
            <text:p text:style-name="P9">Request Forwards Name </text:p>
          </table:table-cell>
          <table:table-cell table:style-name="Table66.B2" office:value-type="string">
            <text:p text:style-name="P9">Request Target</text:p>
          </table:table-cell>
          <table:table-cell table:style-name="Table66.A2" office:value-type="string">
            <text:p text:style-name="P9">Purpose</text:p>
          </table:table-cell>
        </table:table-row>
        <table:table-row table:style-name="Table66.1">
          <table:table-cell table:style-name="Table66.A3" office:value-type="string">
            <text:p text:style-name="P10">success</text:p>
          </table:table-cell>
          <table:table-cell table:style-name="Table66.B3" office:value-type="string">
            <text:p text:style-name="P10">“/acq_initiate_approval.jsp”</text:p>
          </table:table-cell>
          <table:table-cell table:style-name="Table66.C3" office:value-type="string">
            <text:p text:style-name="P10">Redirects user to the target page.</text:p>
            <text:p text:style-name="P10"/>
          </table:table-cell>
        </table:table-row>
        <table:table-row table:style-name="Table66.1">
          <table:table-cell table:style-name="Table66.A4" office:value-type="string">
            <text:p text:style-name="P10">failure</text:p>
          </table:table-cell>
          <table:table-cell table:style-name="Table66.B4" office:value-type="string">
            <text:p text:style-name="P10">“/acq_initiate_approval.jsp”</text:p>
          </table:table-cell>
          <table:table-cell table:style-name="Table66.C4" office:value-type="string">
            <text:p text:style-name="P10">Redirects user to the target page.</text:p>
          </table:table-cell>
        </table:table-row>
      </table:table>
      <text:p text:style-name="P36"/>
      <text:p text:style-name="P36"/>
      <text:p text:style-name="P29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67.1">
          <table:table-cell table:style-name="Table67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67.1">
          <table:table-cell table:style-name="Table67.A2" office:value-type="string">
            <text:p text:style-name="P7">S.No.</text:p>
          </table:table-cell>
          <table:table-cell table:style-name="Table67.A2" office:value-type="string">
            <text:p text:style-name="P7">Table Name</text:p>
          </table:table-cell>
          <table:table-cell table:style-name="Table67.A2" office:value-type="string">
            <text:p text:style-name="P17">Primary Key </text:p>
          </table:table-cell>
          <table:table-cell table:style-name="Table67.A2" office:value-type="string">
            <text:p text:style-name="P7">Purpose</text:p>
          </table:table-cell>
        </table:table-row>
        <table:table-row table:style-name="Table67.1">
          <table:table-cell table:style-name="Table67.A4" office:value-type="string">
            <text:p text:style-name="P10">1</text:p>
          </table:table-cell>
          <table:table-cell table:style-name="Table67.B4" office:value-type="string">
            <text:p text:style-name="P10">acq_bibliography</text:p>
          </table:table-cell>
          <table:table-cell table:style-name="Table67.C4" office:value-type="string">
            <text:p text:style-name="P11">library_id, sub_library_id, title_id</text:p>
          </table:table-cell>
          <table:table-cell table:style-name="Table67.D4" office:value-type="string">
            <text:p text:style-name="P10">To authenticate title on the basis of title_id and it is auto increamented.</text:p>
          </table:table-cell>
        </table:table-row>
        <table:table-row table:style-name="Table67.1">
          <table:table-cell table:style-name="Table67.A4" office:value-type="string">
            <text:p text:style-name="P10">2</text:p>
          </table:table-cell>
          <table:table-cell table:style-name="Table67.B4" office:value-type="string">
            <text:p text:style-name="P10">acq_bibliography_details</text:p>
          </table:table-cell>
          <table:table-cell table:style-name="Table67.C4" office:value-type="string">
            <text:p text:style-name="P11">control_no, library_id, sub_library_id</text:p>
          </table:table-cell>
          <table:table-cell table:style-name="Table67.D4" office:value-type="string">
            <text:p text:style-name="P10">To insert the bibliographic details of</text:p>
            <text:p text:style-name="P10">title of books. <text:s/>.</text:p>
          </table:table-cell>
        </table:table-row>
        <table:table-row table:style-name="Table67.1">
          <table:table-cell table:style-name="Table67.A5" office:value-type="string">
            <text:p text:style-name="P10">3</text:p>
          </table:table-cell>
          <table:table-cell table:style-name="Table67.B5" office:value-type="string">
            <text:p text:style-name="P10">acq_vendor</text:p>
          </table:table-cell>
          <table:table-cell table:style-name="Table67.C5" office:value-type="string">
            <text:p text:style-name="P11">vendor_id,library_id,sub_library_id</text:p>
          </table:table-cell>
          <table:table-cell table:style-name="Table67.D5" office:value-type="string">
            <text:p text:style-name="P10">To fetching the record of vendor from database.</text:p>
          </table:table-cell>
        </table:table-row>
        <table:table-row table:style-name="Table67.1">
          <table:table-cell table:style-name="Table67.A6" office:value-type="string">
            <text:p text:style-name="P10">4</text:p>
          </table:table-cell>
          <table:table-cell table:style-name="Table67.B6" office:value-type="string">
            <text:p text:style-name="P10">acq_approval_header</text:p>
          </table:table-cell>
          <table:table-cell table:style-name="Table67.C6" office:value-type="string">
            <text:p text:style-name="P11">approval_no,library_id,sub_library_id</text:p>
          </table:table-cell>
          <table:table-cell table:style-name="Table67.D6" office:value-type="string">
            <text:p text:style-name="P10">Insert the details of approval process into database.</text:p>
          </table:table-cell>
        </table:table-row>
        <table:table-row table:style-name="Table67.1">
          <table:table-cell table:style-name="Table67.A7" office:value-type="string">
            <text:p text:style-name="P10">5</text:p>
          </table:table-cell>
          <table:table-cell table:style-name="Table67.B7" office:value-type="string">
            <text:p text:style-name="P10">acq_approval</text:p>
          </table:table-cell>
          <table:table-cell table:style-name="Table67.C7" office:value-type="string">
            <text:p text:style-name="P11">approval_item_id,library_id,sub_library_id</text:p>
          </table:table-cell>
          <table:table-cell table:style-name="Table67.D7" office:value-type="string">
            <text:p text:style-name="P10">Insert the details of approval process into database.</text:p>
          </table:table-cell>
        </table:table-row>
      </table:table>
      <text:p text:style-name="P67"/>
      <text:p text:style-name="P75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column table:style-name="Table68.F"/>
        <table:table-row table:style-name="Table68.1">
          <table:table-cell table:style-name="Table68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8.1">
          <table:table-cell table:style-name="Table68.A2" office:value-type="string">
            <text:p text:style-name="P7">S.No.</text:p>
          </table:table-cell>
          <table:table-cell table:style-name="Table68.A2" office:value-type="string">
            <text:p text:style-name="P7">Pojo Name</text:p>
          </table:table-cell>
          <table:table-cell table:style-name="Table68.A2" office:value-type="string">
            <text:p text:style-name="P17">Method Name </text:p>
          </table:table-cell>
          <table:table-cell table:style-name="Table68.D2" office:value-type="string">
            <text:p text:style-name="P7">Select Operation</text:p>
          </table:table-cell>
          <table:table-cell table:style-name="Table68.D2" office:value-type="string">
            <text:p text:style-name="P7">Columns <text:s/>in Where clause</text:p>
          </table:table-cell>
          <table:table-cell table:style-name="Table68.A2" office:value-type="string">
            <text:p text:style-name="P7">Purpose </text:p>
          </table:table-cell>
        </table:table-row>
        <table:table-row table:style-name="Table68.1">
          <table:table-cell table:style-name="Table68.A3" office:value-type="string">
            <text:p text:style-name="P10">1</text:p>
          </table:table-cell>
          <table:table-cell table:style-name="Table68.B3" office:value-type="string">
            <text:p text:style-name="P11">AcqApproval</text:p>
          </table:table-cell>
          <table:table-cell table:style-name="Table68.C3" office:value-type="string">
            <text:p text:style-name="P11">searchApproval2()</text:p>
          </table:table-cell>
          <table:table-cell table:style-name="Table68.D3" office:value-type="string">
            <text:p text:style-name="P10">List</text:p>
          </table:table-cell>
          <table:table-cell table:style-name="Table68.E3" office:value-type="string">
            <text:p text:style-name="P10">library_id,sub_library_id,approval_no</text:p>
          </table:table-cell>
          <table:table-cell table:style-name="Table68.F3" office:value-type="string">
            <text:p text:style-name="P10">To retrive data from table</text:p>
          </table:table-cell>
        </table:table-row>
        <table:table-row table:style-name="Table68.1">
          <table:table-cell table:style-name="Table68.A4" office:value-type="string">
            <text:p text:style-name="P10">2</text:p>
          </table:table-cell>
          <table:table-cell table:style-name="Table68.B4" office:value-type="string">
            <text:p text:style-name="P11">AcqBibliographyDetails</text:p>
          </table:table-cell>
          <table:table-cell table:style-name="Table68.C4" office:value-type="string">
            <text:p text:style-name="P11">searchAcqBibByControlNo()</text:p>
          </table:table-cell>
          <table:table-cell table:style-name="Table68.D4" office:value-type="string">
            <text:p text:style-name="P10">AcqBibliographyDetails</text:p>
          </table:table-cell>
          <table:table-cell table:style-name="Table68.E4" office:value-type="string">
            <text:p text:style-name="P10">library_id,sub_library_id,approval_no</text:p>
          </table:table-cell>
          <table:table-cell table:style-name="Table68.F4" office:value-type="string">
            <text:p text:style-name="P10">To retrive data from table</text:p>
          </table:table-cell>
        </table:table-row>
        <table:table-row table:style-name="Table68.1">
          <table:table-cell table:style-name="Table68.A5" office:value-type="string">
            <text:p text:style-name="P10">3</text:p>
          </table:table-cell>
          <table:table-cell table:style-name="Table68.B5" office:value-type="string">
            <text:p text:style-name="P11">AcqApprovalHeader</text:p>
          </table:table-cell>
          <table:table-cell table:style-name="Table68.C5" office:value-type="string">
            <text:p text:style-name="P11">deleteApprovalHeader()</text:p>
          </table:table-cell>
          <table:table-cell table:style-name="Table68.D5" office:value-type="string">
            <text:p text:style-name="P10">Boolean</text:p>
          </table:table-cell>
          <table:table-cell table:style-name="Table68.E5" office:value-type="string">
            <text:p text:style-name="P10">library_id,sub_library_id,approval_no</text:p>
          </table:table-cell>
          <table:table-cell table:style-name="Table68.F5" office:value-type="string">
            <text:p text:style-name="P10">To delete data from data base.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60"><text:span text:style-name="T2">File Name of view page: </text:span><text:span text:style-name="T3">acq_list_approval_all1</text:span><text:span text:style-name="T5">.jsp</text:span></text:p>
      <text:p text:style-name="P60"><text:span text:style-name="T7">Module Name:-</text:span><text:span text:style-name="T8">Acquisition Module</text:span></text:p>
      <text:p text:style-name="P66"/>
      <text:p text:style-name="P66"/>
      <text:p text:style-name="P73">Attributes</text:p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column table:style-name="Table69.F"/>
        <table:table-row table:style-name="Table69.1">
          <table:table-cell table:style-name="Table69.A1" office:value-type="string">
            <text:p text:style-name="P49">S.No</text:p>
          </table:table-cell>
          <table:table-cell table:style-name="Table69.A1" office:value-type="string">
            <text:p text:style-name="P49">Attribute Name</text:p>
          </table:table-cell>
          <table:table-cell table:style-name="Table69.C1" office:value-type="string">
            <text:p text:style-name="P49">Label </text:p>
          </table:table-cell>
          <table:table-cell table:style-name="Table69.A1" office:value-type="string">
            <text:p text:style-name="P49">Field Name</text:p>
          </table:table-cell>
          <table:table-cell table:style-name="Table69.A1" office:value-type="string">
            <text:p text:style-name="P49">Type</text:p>
          </table:table-cell>
          <table:table-cell table:style-name="Table69.A1" office:value-type="string">
            <text:p text:style-name="P49">Target</text:p>
          </table:table-cell>
        </table:table-row>
        <table:table-row table:style-name="Table69.1">
          <table:table-cell table:style-name="Table69.A4" office:value-type="string">
            <text:p text:style-name="P51">1</text:p>
          </table:table-cell>
          <table:table-cell table:style-name="Table69.B2" office:value-type="string">
            <text:p text:style-name="P50">Control No </text:p>
          </table:table-cell>
          <table:table-cell table:style-name="Table69.C2" office:value-type="string">
            <text:p text:style-name="P50">Control No</text:p>
          </table:table-cell>
          <table:table-cell table:style-name="Table69.D2" office:value-type="string">
            <text:p text:style-name="P50">control_no</text:p>
          </table:table-cell>
          <table:table-cell table:style-name="Table69.E2" office:value-type="string">
            <text:p text:style-name="P52"><text:bookmark-start text:name="__DdeLink__7321_3435793671121112"/><text:bookmark-end text:name="__DdeLink__7321_3435793671121112"/></text:p>
          </table:table-cell>
          <table:table-cell table:style-name="Table69.F2" office:value-type="string">
            <text:p text:style-name="P50"/>
          </table:table-cell>
        </table:table-row>
        <table:table-row table:style-name="Table69.1">
          <table:table-cell table:style-name="Table69.A4" office:value-type="string">
            <text:p text:style-name="P51">2</text:p>
          </table:table-cell>
          <table:table-cell table:style-name="Table69.B3" office:value-type="string">
            <text:p text:style-name="P52">Title</text:p>
          </table:table-cell>
          <table:table-cell table:style-name="Table69.C3" office:value-type="string">
            <text:p text:style-name="P52">Title</text:p>
          </table:table-cell>
          <table:table-cell table:style-name="Table69.D3" office:value-type="string">
            <text:p text:style-name="P52">title</text:p>
          </table:table-cell>
          <table:table-cell table:style-name="Table69.E3" office:value-type="string">
            <text:p text:style-name="P52"/>
          </table:table-cell>
          <table:table-cell table:style-name="Table69.F3" office:value-type="string">
            <text:p text:style-name="P50"><text:bookmark-start text:name="__DdeLink__6578_125089648925126112"/><text:bookmark-end text:name="__DdeLink__6578_125089648925126112"/></text:p>
          </table:table-cell>
        </table:table-row>
        <table:table-row table:style-name="Table69.1">
          <table:table-cell table:style-name="Table69.A4" office:value-type="string">
            <text:p text:style-name="P51">3</text:p>
          </table:table-cell>
          <table:table-cell table:style-name="Table69.B4" office:value-type="string">
            <text:p text:style-name="P52">Author</text:p>
          </table:table-cell>
          <table:table-cell table:style-name="Table69.C4" office:value-type="string">
            <text:p text:style-name="P52">Author</text:p>
          </table:table-cell>
          <table:table-cell table:style-name="Table69.D4" office:value-type="string">
            <text:p text:style-name="P52">author</text:p>
          </table:table-cell>
          <table:table-cell table:style-name="Table69.E4" office:value-type="string">
            <text:p text:style-name="P52"/>
          </table:table-cell>
          <table:table-cell table:style-name="Table69.F4" office:value-type="string">
            <text:p text:style-name="P50"><text:bookmark-start text:name="__DdeLink__6578_125089648925126122"/><text:bookmark-end text:name="__DdeLink__6578_125089648925126122"/></text:p>
          </table:table-cell>
        </table:table-row>
        <table:table-row table:style-name="Table69.1">
          <table:table-cell table:style-name="Table69.A5" office:value-type="string">
            <text:p text:style-name="P51">4</text:p>
          </table:table-cell>
          <table:table-cell table:style-name="Table69.B5" office:value-type="string">
            <text:p text:style-name="P52">ISBN</text:p>
          </table:table-cell>
          <table:table-cell table:style-name="Table69.C5" office:value-type="string">
            <text:p text:style-name="P52">ISBN</text:p>
          </table:table-cell>
          <table:table-cell table:style-name="Table69.D5" office:value-type="string">
            <text:p text:style-name="P52">isbn</text:p>
          </table:table-cell>
          <table:table-cell table:style-name="Table69.E5" office:value-type="string">
            <text:p text:style-name="P52"><text:bookmark-start text:name="__DdeLink__9404_20980762221112"/><text:bookmark-end text:name="__DdeLink__9404_20980762221112"/></text:p>
          </table:table-cell>
          <table:table-cell table:style-name="Table69.F5" office:value-type="string">
            <text:p text:style-name="P50"><text:bookmark-start text:name="__DdeLink__6578_125089648925126132"/><text:bookmark-end text:name="__DdeLink__6578_125089648925126132"/></text:p>
          </table:table-cell>
        </table:table-row>
        <table:table-row table:style-name="Table69.1">
          <table:table-cell table:style-name="Table69.A6" office:value-type="string">
            <text:p text:style-name="P51">5</text:p>
          </table:table-cell>
          <table:table-cell table:style-name="Table69.B6" office:value-type="string">
            <text:p text:style-name="P52">No of Copies</text:p>
          </table:table-cell>
          <table:table-cell table:style-name="Table69.C6" office:value-type="string">
            <text:p text:style-name="P52">No of Copies</text:p>
          </table:table-cell>
          <table:table-cell table:style-name="Table69.D6" office:value-type="string">
            <text:p text:style-name="P52">no_of_copies</text:p>
          </table:table-cell>
          <table:table-cell table:style-name="Table69.E6" office:value-type="string">
            <text:p text:style-name="P52"/>
          </table:table-cell>
          <table:table-cell table:style-name="Table69.F6" office:value-type="string">
            <text:p text:style-name="P50"/>
          </table:table-cell>
        </table:table-row>
        <table:table-row table:style-name="Table69.1">
          <table:table-cell table:style-name="Table69.A7" office:value-type="string">
            <text:p text:style-name="P51">6</text:p>
          </table:table-cell>
          <table:table-cell table:style-name="Table69.B7" office:value-type="string">
            <text:p text:style-name="P52"><text:s/>Acquisition Mode</text:p>
          </table:table-cell>
          <table:table-cell table:style-name="Table69.C7" office:value-type="string">
            <text:p text:style-name="P52"><text:s/>On Approval</text:p>
          </table:table-cell>
          <table:table-cell table:style-name="Table69.D7" office:value-type="string">
            <text:p text:style-name="P52">acq_mode</text:p>
          </table:table-cell>
          <table:table-cell table:style-name="Table69.E7" office:value-type="string">
            <text:p text:style-name="P52"/>
          </table:table-cell>
          <table:table-cell table:style-name="Table69.F7" office:value-type="string">
            <text:p text:style-name="P50"/>
          </table:table-cell>
        </table:table-row>
        <table:table-row table:style-name="Table69.1">
          <table:table-cell table:style-name="Table69.A8" office:value-type="string">
            <text:p text:style-name="P51">7</text:p>
          </table:table-cell>
          <table:table-cell table:style-name="Table69.B8" office:value-type="string">
            <text:p text:style-name="P52">Button</text:p>
          </table:table-cell>
          <table:table-cell table:style-name="Table69.C8" office:value-type="string">
            <text:p text:style-name="P52">button</text:p>
          </table:table-cell>
          <table:table-cell table:style-name="Table69.D8" office:value-type="string">
            <text:p text:style-name="P52">Print On Approval Report</text:p>
          </table:table-cell>
          <table:table-cell table:style-name="Table69.E8" office:value-type="string">
            <text:p text:style-name="P52">onclick</text:p>
          </table:table-cell>
          <table:table-cell table:style-name="Table69.F8" office:value-type="string">
            <text:p text:style-name="P50">return print()</text:p>
          </table:table-cell>
        </table:table-row>
      </table:table>
      <text:p text:style-name="P36"/>
      <text:p text:style-name="P36"/>
      <text:p text:style-name="P36"/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table:number-columns-spanned="2" office:value-type="string">
            <text:p text:style-name="P8">Action Class Name:AcqInitiateApproval2Action</text:p>
          </table:table-cell>
          <table:covered-table-cell/>
        </table:table-row>
        <table:table-row table:style-name="Table70.1">
          <table:table-cell table:style-name="Table70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70.1">
          <table:table-cell table:style-name="Table70.A13" office:value-type="string">
            <text:p text:style-name="P10">Logical Name</text:p>
          </table:table-cell>
          <table:table-cell table:style-name="Table70.B3" office:value-type="string">
            <text:p text:style-name="P10">AcqBiblioActionForm</text:p>
          </table:table-cell>
        </table:table-row>
        <table:table-row table:style-name="Table70.1">
          <table:table-cell table:style-name="Table70.A13" office:value-type="string">
            <text:p text:style-name="P10">Physical Path</text:p>
          </table:table-cell>
          <table:table-cell table:style-name="Table70.B4" office:value-type="string">
            <text:p text:style-name="P10">com.myapp.struts.Acquisition.AcqInitiateApproval2Action</text:p>
          </table:table-cell>
        </table:table-row>
        <table:table-row table:style-name="Table70.1">
          <table:table-cell table:style-name="Table70.A13" office:value-type="string">
            <text:p text:style-name="P10">Code:</text:p>
          </table:table-cell>
          <table:table-cell table:style-name="Table70.B5" office:value-type="string">
            <text:p text:style-name="P10"/>
          </table:table-cell>
        </table:table-row>
        <table:table-row table:style-name="Table70.1">
          <table:table-cell table:style-name="Table70.A13" office:value-type="string">
            <text:p text:style-name="P10">Description:</text:p>
          </table:table-cell>
          <table:table-cell table:style-name="Table70.B6" office:value-type="string">
            <text:p text:style-name="P10">For defining setter and getter functions.</text:p>
          </table:table-cell>
        </table:table-row>
        <table:table-row table:style-name="Table70.1">
          <table:table-cell table:style-name="Table70.A1" table:number-columns-spanned="2" office:value-type="string">
            <text:p text:style-name="P8">Struts Action</text:p>
          </table:table-cell>
          <table:covered-table-cell/>
        </table:table-row>
        <table:table-row table:style-name="Table70.1">
          <table:table-cell table:style-name="Table70.A13" office:value-type="string">
            <text:p text:style-name="P10">Logical Name:</text:p>
          </table:table-cell>
          <table:table-cell table:style-name="Table70.B8" office:value-type="string">
            <text:p text:style-name="P10">AcqInitiateApproval2Action</text:p>
          </table:table-cell>
        </table:table-row>
        <table:table-row table:style-name="Table70.1">
          <table:table-cell table:style-name="Table70.A13" office:value-type="string">
            <text:p text:style-name="P10">Input JSP Form:</text:p>
          </table:table-cell>
          <table:table-cell table:style-name="Table70.B9" office:value-type="string">
            <text:p text:style-name="P58"/>
          </table:table-cell>
        </table:table-row>
        <table:table-row table:style-name="Table70.10">
          <table:table-cell table:style-name="Table70.A13" office:value-type="string">
            <text:p text:style-name="P10">Physical Path(Type tag):</text:p>
          </table:table-cell>
          <table:table-cell table:style-name="Table70.B10" office:value-type="string">
            <text:p text:style-name="P10">com.myapp.struts.Acquisition.<text:span text:style-name="T22">AcqInitiateApproval2Action</text:span></text:p>
          </table:table-cell>
        </table:table-row>
        <table:table-row table:style-name="Table70.10">
          <table:table-cell table:style-name="Table70.A11" office:value-type="string">
            <text:p text:style-name="P10">Logical Path</text:p>
          </table:table-cell>
          <table:table-cell table:style-name="Table70.B11" office:value-type="string">
            <text:p text:style-name="P10">/acq_approval1</text:p>
          </table:table-cell>
        </table:table-row>
        <table:table-row table:style-name="Table70.1">
          <table:table-cell table:style-name="Table70.A13" office:value-type="string">
            <text:p text:style-name="P10">Code:</text:p>
          </table:table-cell>
          <table:table-cell table:style-name="Table70.B12" office:value-type="string">
            <text:p text:style-name="P10"/>
          </table:table-cell>
        </table:table-row>
        <table:table-row table:style-name="Table70.1">
          <table:table-cell table:style-name="Table70.A13" office:value-type="string">
            <text:p text:style-name="P10"/>
            <text:p text:style-name="P10">Description:</text:p>
          </table:table-cell>
          <table:table-cell table:style-name="Table70.B13" office:value-type="string">
            <text:p text:style-name="P10">For viewing the list of books which are <text:s text:c="2"/></text:p>
            <text:p text:style-name="P10">in approval process. <text:s/></text:p>
          </table:table-cell>
        </table:table-row>
      </table:table>
      <text:p text:style-name="Standard"/>
      <text:p text:style-name="Standard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71.1">
          <table:table-cell table:style-name="Table71.A2" office:value-type="string">
            <text:p text:style-name="P9">Request Forwards Name </text:p>
          </table:table-cell>
          <table:table-cell table:style-name="Table71.B2" office:value-type="string">
            <text:p text:style-name="P9">Request Target</text:p>
          </table:table-cell>
          <table:table-cell table:style-name="Table71.A2" office:value-type="string">
            <text:p text:style-name="P9">Purpose</text:p>
          </table:table-cell>
        </table:table-row>
        <table:table-row table:style-name="Table71.1">
          <table:table-cell table:style-name="Table71.A3" office:value-type="string">
            <text:p text:style-name="P10">listApproval</text:p>
          </table:table-cell>
          <table:table-cell table:style-name="Table71.B3" office:value-type="string">
            <text:p text:style-name="P10">“/acq_list_approval_all1.jsp”</text:p>
          </table:table-cell>
          <table:table-cell table:style-name="Table71.C3" office:value-type="string">
            <text:p text:style-name="P10">Redirects user to the target page.</text:p>
            <text:p text:style-name="P10"/>
          </table:table-cell>
        </table:table-row>
      </table:table>
      <text:p text:style-name="P36"/>
      <text:p text:style-name="P36"/>
      <text:p text:style-name="P29"/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72.1">
          <table:table-cell table:style-name="Table72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72.1">
          <table:table-cell table:style-name="Table72.A2" office:value-type="string">
            <text:p text:style-name="P7">S.No.</text:p>
          </table:table-cell>
          <table:table-cell table:style-name="Table72.A2" office:value-type="string">
            <text:p text:style-name="P7">Table Name</text:p>
          </table:table-cell>
          <table:table-cell table:style-name="Table72.A2" office:value-type="string">
            <text:p text:style-name="P17">Primary Key </text:p>
          </table:table-cell>
          <table:table-cell table:style-name="Table72.A2" office:value-type="string">
            <text:p text:style-name="P7">Purpose</text:p>
          </table:table-cell>
        </table:table-row>
        <table:table-row table:style-name="Table72.1">
          <table:table-cell table:style-name="Table72.A4" office:value-type="string">
            <text:p text:style-name="P10">1</text:p>
          </table:table-cell>
          <table:table-cell table:style-name="Table72.B4" office:value-type="string">
            <text:p text:style-name="P10">acq_bibliography</text:p>
          </table:table-cell>
          <table:table-cell table:style-name="Table72.C4" office:value-type="string">
            <text:p text:style-name="P11">library_id, sub_library_id, title_id</text:p>
          </table:table-cell>
          <table:table-cell table:style-name="Table72.D4" office:value-type="string">
            <text:p text:style-name="P10">To retrieve the data from database table.</text:p>
          </table:table-cell>
        </table:table-row>
        <table:table-row table:style-name="Table72.1">
          <table:table-cell table:style-name="Table72.A4" office:value-type="string">
            <text:p text:style-name="P10">2</text:p>
          </table:table-cell>
          <table:table-cell table:style-name="Table72.B4" office:value-type="string">
            <text:p text:style-name="P10">acq_bibliography_details</text:p>
          </table:table-cell>
          <table:table-cell table:style-name="Table72.C4" office:value-type="string">
            <text:p text:style-name="P11">control_no, library_id, sub_library_id</text:p>
          </table:table-cell>
          <table:table-cell table:style-name="Table72.D4" office:value-type="string">
            <text:p text:style-name="P10">To retrieve the data from database table.</text:p>
          </table:table-cell>
        </table:table-row>
      </table:table>
      <text:p text:style-name="P67"/>
      <text:p text:style-name="P67"/>
      <text:p text:style-name="P75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column table:style-name="Table73.F"/>
        <table:table-row table:style-name="Table73.1">
          <table:table-cell table:style-name="Table73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3.1">
          <table:table-cell table:style-name="Table73.A2" office:value-type="string">
            <text:p text:style-name="P7">S.No.</text:p>
          </table:table-cell>
          <table:table-cell table:style-name="Table73.A2" office:value-type="string">
            <text:p text:style-name="P7">Pojo Name</text:p>
          </table:table-cell>
          <table:table-cell table:style-name="Table73.A2" office:value-type="string">
            <text:p text:style-name="P17">Method Name </text:p>
          </table:table-cell>
          <table:table-cell table:style-name="Table73.D2" office:value-type="string">
            <text:p text:style-name="P7">Select Operation</text:p>
          </table:table-cell>
          <table:table-cell table:style-name="Table73.D2" office:value-type="string">
            <text:p text:style-name="P7">Columns <text:s/>in Where clause</text:p>
          </table:table-cell>
          <table:table-cell table:style-name="Table73.A2" office:value-type="string">
            <text:p text:style-name="P7">Purpose </text:p>
          </table:table-cell>
        </table:table-row>
        <table:table-row table:style-name="Table73.1">
          <table:table-cell table:style-name="Table73.A3" office:value-type="string">
            <text:p text:style-name="P10">1</text:p>
          </table:table-cell>
          <table:table-cell table:style-name="Table73.B3" office:value-type="string">
            <text:p text:style-name="P11">ApprovalList</text:p>
          </table:table-cell>
          <table:table-cell table:style-name="Table73.C3" office:value-type="string">
            <text:p text:style-name="P11">searchOnApprovalList()</text:p>
          </table:table-cell>
          <table:table-cell table:style-name="Table73.D3" office:value-type="string">
            <text:p text:style-name="P10">List</text:p>
          </table:table-cell>
          <table:table-cell table:style-name="Table73.E3" office:value-type="string">
            <text:p text:style-name="P10">library_id,sub_library_id,</text:p>
          </table:table-cell>
          <table:table-cell table:style-name="Table73.F3" office:value-type="string">
            <text:p text:style-name="P10">To retrive data from database table.</text:p>
          </table:table-cell>
        </table:table-row>
      </table:table>
      <text:p text:style-name="P36"/>
      <text:p text:style-name="P36"/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table:number-columns-spanned="2" office:value-type="string">
            <text:p text:style-name="P8">Action Class Name:ReportAction</text:p>
          </table:table-cell>
          <table:covered-table-cell/>
        </table:table-row>
        <table:table-row table:style-name="Table74.1">
          <table:table-cell table:style-name="Table74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74.1">
          <table:table-cell table:style-name="Table74.A13" office:value-type="string">
            <text:p text:style-name="P10">Logical Name</text:p>
          </table:table-cell>
          <table:table-cell table:style-name="Table74.B3" office:value-type="string">
            <text:p text:style-name="P10">AcqBiblioActionForm</text:p>
          </table:table-cell>
        </table:table-row>
        <table:table-row table:style-name="Table74.1">
          <table:table-cell table:style-name="Table74.A13" office:value-type="string">
            <text:p text:style-name="P10">Physical Path</text:p>
          </table:table-cell>
          <table:table-cell table:style-name="Table74.B4" office:value-type="string">
            <text:p text:style-name="P10">com.myapp.struts.Acquisition.ReportAction</text:p>
          </table:table-cell>
        </table:table-row>
        <table:table-row table:style-name="Table74.1">
          <table:table-cell table:style-name="Table74.A13" office:value-type="string">
            <text:p text:style-name="P10">Code:</text:p>
          </table:table-cell>
          <table:table-cell table:style-name="Table74.B5" office:value-type="string">
            <text:p text:style-name="P10"/>
          </table:table-cell>
        </table:table-row>
        <table:table-row table:style-name="Table74.1">
          <table:table-cell table:style-name="Table74.A13" office:value-type="string">
            <text:p text:style-name="P10">Description:</text:p>
          </table:table-cell>
          <table:table-cell table:style-name="Table74.B6" office:value-type="string">
            <text:p text:style-name="P10">For defining setter and getter functions.</text:p>
          </table:table-cell>
        </table:table-row>
        <table:table-row table:style-name="Table74.1">
          <table:table-cell table:style-name="Table74.A1" table:number-columns-spanned="2" office:value-type="string">
            <text:p text:style-name="P8">Struts Action</text:p>
          </table:table-cell>
          <table:covered-table-cell/>
        </table:table-row>
        <table:table-row table:style-name="Table74.1">
          <table:table-cell table:style-name="Table74.A13" office:value-type="string">
            <text:p text:style-name="P10">Logical Name:</text:p>
          </table:table-cell>
          <table:table-cell table:style-name="Table74.B8" office:value-type="string">
            <text:p text:style-name="P10">ReportAction</text:p>
          </table:table-cell>
        </table:table-row>
        <table:table-row table:style-name="Table74.1">
          <table:table-cell table:style-name="Table74.A13" office:value-type="string">
            <text:p text:style-name="P10">Input JSP Form:</text:p>
          </table:table-cell>
          <table:table-cell table:style-name="Table74.B9" office:value-type="string">
            <text:p text:style-name="P58"/>
          </table:table-cell>
        </table:table-row>
        <table:table-row table:style-name="Table74.10">
          <table:table-cell table:style-name="Table74.A13" office:value-type="string">
            <text:p text:style-name="P10">Physical Path(Type tag):</text:p>
          </table:table-cell>
          <table:table-cell table:style-name="Table74.B10" office:value-type="string">
            <text:p text:style-name="P10">com.myapp.struts.Acquisition.<text:span text:style-name="T22">ReportAction</text:span></text:p>
          </table:table-cell>
        </table:table-row>
        <table:table-row table:style-name="Table74.10">
          <table:table-cell table:style-name="Table74.A11" office:value-type="string">
            <text:p text:style-name="P10">Logical Path</text:p>
          </table:table-cell>
          <table:table-cell table:style-name="Table74.B11" office:value-type="string">
            <text:p text:style-name="P10">/print1</text:p>
          </table:table-cell>
        </table:table-row>
        <table:table-row table:style-name="Table74.1">
          <table:table-cell table:style-name="Table74.A13" office:value-type="string">
            <text:p text:style-name="P10">Code:</text:p>
          </table:table-cell>
          <table:table-cell table:style-name="Table74.B12" office:value-type="string">
            <text:p text:style-name="P10"/>
          </table:table-cell>
        </table:table-row>
        <table:table-row table:style-name="Table74.1">
          <table:table-cell table:style-name="Table74.A13" office:value-type="string">
            <text:p text:style-name="P10"/>
            <text:p text:style-name="P10">Description:</text:p>
          </table:table-cell>
          <table:table-cell table:style-name="Table74.B13" office:value-type="string">
            <text:p text:style-name="P10">For print of on approval title list of book. <text:s/></text:p>
          </table:table-cell>
        </table:table-row>
      </table:table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36"/>
      <table:table table:name="Table75" table:style-name="Table75">
        <table:table-column table:style-name="Table75.A"/>
        <table:table-column table:style-name="Table75.B"/>
        <table:table-row table:style-name="Table75.1">
          <table:table-cell table:style-name="Table75.A1" table:number-columns-spanned="2" office:value-type="string">
            <text:p text:style-name="P8">Action Class Name:AcqInitiateApproval3Action</text:p>
          </table:table-cell>
          <table:covered-table-cell/>
        </table:table-row>
        <table:table-row table:style-name="Table75.1">
          <table:table-cell table:style-name="Table75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75.1">
          <table:table-cell table:style-name="Table75.A13" office:value-type="string">
            <text:p text:style-name="P10">Logical Name</text:p>
          </table:table-cell>
          <table:table-cell table:style-name="Table75.B3" office:value-type="string">
            <text:p text:style-name="P10">AcqBiblioActionForm</text:p>
          </table:table-cell>
        </table:table-row>
        <table:table-row table:style-name="Table75.1">
          <table:table-cell table:style-name="Table75.A13" office:value-type="string">
            <text:p text:style-name="P10">Physical Path</text:p>
          </table:table-cell>
          <table:table-cell table:style-name="Table75.B4" office:value-type="string">
            <text:p text:style-name="P10">com.myapp.struts.Acquisition.AcqInitiateApproval3Action</text:p>
          </table:table-cell>
        </table:table-row>
        <table:table-row table:style-name="Table75.1">
          <table:table-cell table:style-name="Table75.A13" office:value-type="string">
            <text:p text:style-name="P10">Code:</text:p>
          </table:table-cell>
          <table:table-cell table:style-name="Table75.B5" office:value-type="string">
            <text:p text:style-name="P10"/>
          </table:table-cell>
        </table:table-row>
        <table:table-row table:style-name="Table75.1">
          <table:table-cell table:style-name="Table75.A13" office:value-type="string">
            <text:p text:style-name="P10">Description:</text:p>
          </table:table-cell>
          <table:table-cell table:style-name="Table75.B6" office:value-type="string">
            <text:p text:style-name="P10">For defining setter and getter functions.</text:p>
          </table:table-cell>
        </table:table-row>
        <table:table-row table:style-name="Table75.1">
          <table:table-cell table:style-name="Table75.A1" table:number-columns-spanned="2" office:value-type="string">
            <text:p text:style-name="P8">Struts Action</text:p>
          </table:table-cell>
          <table:covered-table-cell/>
        </table:table-row>
        <table:table-row table:style-name="Table75.1">
          <table:table-cell table:style-name="Table75.A13" office:value-type="string">
            <text:p text:style-name="P10">Logical Name:</text:p>
          </table:table-cell>
          <table:table-cell table:style-name="Table75.B8" office:value-type="string">
            <text:p text:style-name="P10">AcqInitiateApproval3Action</text:p>
          </table:table-cell>
        </table:table-row>
        <table:table-row table:style-name="Table75.1">
          <table:table-cell table:style-name="Table75.A13" office:value-type="string">
            <text:p text:style-name="P10">Input JSP Form:</text:p>
          </table:table-cell>
          <table:table-cell table:style-name="Table75.B9" office:value-type="string">
            <text:p text:style-name="P58"/>
          </table:table-cell>
        </table:table-row>
        <table:table-row table:style-name="Table75.10">
          <table:table-cell table:style-name="Table75.A13" office:value-type="string">
            <text:p text:style-name="P10">Physical Path(Type tag):</text:p>
          </table:table-cell>
          <table:table-cell table:style-name="Table75.B10" office:value-type="string">
            <text:p text:style-name="P10">com.myapp.struts.Acquisition.<text:span text:style-name="T22">AcqInitiateApproval3Action</text:span></text:p>
          </table:table-cell>
        </table:table-row>
        <table:table-row table:style-name="Table75.10">
          <table:table-cell table:style-name="Table75.A11" office:value-type="string">
            <text:p text:style-name="P10">Logical Path</text:p>
          </table:table-cell>
          <table:table-cell table:style-name="Table75.B11" office:value-type="string">
            <text:p text:style-name="P10">/acq_approval2</text:p>
          </table:table-cell>
        </table:table-row>
        <table:table-row table:style-name="Table75.1">
          <table:table-cell table:style-name="Table75.A13" office:value-type="string">
            <text:p text:style-name="P10">Code:</text:p>
          </table:table-cell>
          <table:table-cell table:style-name="Table75.B12" office:value-type="string">
            <text:p text:style-name="P10"/>
          </table:table-cell>
        </table:table-row>
        <table:table-row table:style-name="Table75.1">
          <table:table-cell table:style-name="Table75.A13" office:value-type="string">
            <text:p text:style-name="P10"/>
            <text:p text:style-name="P10">Description:</text:p>
          </table:table-cell>
          <table:table-cell table:style-name="Table75.B13" office:value-type="string">
            <text:p text:style-name="P10">For viewing the list of title on approval and firm order. <text:s/></text:p>
          </table:table-cell>
        </table:table-row>
      </table:table>
      <text:p text:style-name="P67"/>
      <text:p text:style-name="P73"/>
      <table:table table:name="Table76" table:style-name="Table76">
        <table:table-column table:style-name="Table76.A"/>
        <table:table-column table:style-name="Table76.B"/>
        <table:table-column table:style-name="Table76.C"/>
        <table:table-row table:style-name="Table76.1">
          <table:table-cell table:style-name="Table76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76.1">
          <table:table-cell table:style-name="Table76.A2" office:value-type="string">
            <text:p text:style-name="P9">Request Forwards Name </text:p>
          </table:table-cell>
          <table:table-cell table:style-name="Table76.B2" office:value-type="string">
            <text:p text:style-name="P9">Request Target</text:p>
          </table:table-cell>
          <table:table-cell table:style-name="Table76.A2" office:value-type="string">
            <text:p text:style-name="P9">Purpose</text:p>
          </table:table-cell>
        </table:table-row>
        <table:table-row table:style-name="Table76.1">
          <table:table-cell table:style-name="Table76.A3" office:value-type="string">
            <text:p text:style-name="P10">listApproval</text:p>
          </table:table-cell>
          <table:table-cell table:style-name="Table76.B3" office:value-type="string">
            <text:p text:style-name="P10">“/acq_list_approval_all.jsp”</text:p>
          </table:table-cell>
          <table:table-cell table:style-name="Table76.C3" office:value-type="string">
            <text:p text:style-name="P10">Redirects user to the target page.</text:p>
            <text:p text:style-name="P10"/>
          </table:table-cell>
        </table:table-row>
      </table:table>
      <text:p text:style-name="P36"/>
      <text:p text:style-name="P36"/>
      <text:p text:style-name="P60"><text:span text:style-name="T2">File Name of view page: </text:span><text:span text:style-name="T3">acq_list_approval_all</text:span><text:span text:style-name="T5">.jsp</text:span></text:p>
      <text:p text:style-name="P60"><text:span text:style-name="T7">Module Name:-</text:span><text:span text:style-name="T8">Acquisition Module</text:span></text:p>
      <text:p text:style-name="P73">Attributes</text:p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column table:style-name="Table77.E"/>
        <table:table-column table:style-name="Table77.F"/>
        <table:table-row table:style-name="Table77.1">
          <table:table-cell table:style-name="Table77.A1" office:value-type="string">
            <text:p text:style-name="P49">S.No</text:p>
          </table:table-cell>
          <table:table-cell table:style-name="Table77.A1" office:value-type="string">
            <text:p text:style-name="P49">Attribute Name</text:p>
          </table:table-cell>
          <table:table-cell table:style-name="Table77.C1" office:value-type="string">
            <text:p text:style-name="P49">Label </text:p>
          </table:table-cell>
          <table:table-cell table:style-name="Table77.A1" office:value-type="string">
            <text:p text:style-name="P49">Field Name</text:p>
          </table:table-cell>
          <table:table-cell table:style-name="Table77.A1" office:value-type="string">
            <text:p text:style-name="P49">Type</text:p>
          </table:table-cell>
          <table:table-cell table:style-name="Table77.A1" office:value-type="string">
            <text:p text:style-name="P49">Target</text:p>
          </table:table-cell>
        </table:table-row>
        <table:table-row table:style-name="Table77.1">
          <table:table-cell table:style-name="Table77.A4" office:value-type="string">
            <text:p text:style-name="P51">1</text:p>
          </table:table-cell>
          <table:table-cell table:style-name="Table77.B2" office:value-type="string">
            <text:p text:style-name="P50">Control No </text:p>
          </table:table-cell>
          <table:table-cell table:style-name="Table77.C2" office:value-type="string">
            <text:p text:style-name="P50">Control No</text:p>
          </table:table-cell>
          <table:table-cell table:style-name="Table77.D2" office:value-type="string">
            <text:p text:style-name="P50">control_no</text:p>
          </table:table-cell>
          <table:table-cell table:style-name="Table77.E2" office:value-type="string">
            <text:p text:style-name="P52"><text:bookmark-start text:name="__DdeLink__7321_34357936711211121"/><text:bookmark-end text:name="__DdeLink__7321_34357936711211121"/></text:p>
          </table:table-cell>
          <table:table-cell table:style-name="Table77.F2" office:value-type="string">
            <text:p text:style-name="P50"/>
          </table:table-cell>
        </table:table-row>
        <table:table-row table:style-name="Table77.1">
          <table:table-cell table:style-name="Table77.A4" office:value-type="string">
            <text:p text:style-name="P51">2</text:p>
          </table:table-cell>
          <table:table-cell table:style-name="Table77.B3" office:value-type="string">
            <text:p text:style-name="P52">Title</text:p>
          </table:table-cell>
          <table:table-cell table:style-name="Table77.C3" office:value-type="string">
            <text:p text:style-name="P52">Title</text:p>
          </table:table-cell>
          <table:table-cell table:style-name="Table77.D3" office:value-type="string">
            <text:p text:style-name="P52">title</text:p>
          </table:table-cell>
          <table:table-cell table:style-name="Table77.E3" office:value-type="string">
            <text:p text:style-name="P52"/>
          </table:table-cell>
          <table:table-cell table:style-name="Table77.F3" office:value-type="string">
            <text:p text:style-name="P50"><text:bookmark-start text:name="__DdeLink__6578_1250896489251261121"/><text:bookmark-end text:name="__DdeLink__6578_1250896489251261121"/></text:p>
          </table:table-cell>
        </table:table-row>
        <table:table-row table:style-name="Table77.1">
          <table:table-cell table:style-name="Table77.A4" office:value-type="string">
            <text:p text:style-name="P51">3</text:p>
          </table:table-cell>
          <table:table-cell table:style-name="Table77.B4" office:value-type="string">
            <text:p text:style-name="P52">Author</text:p>
          </table:table-cell>
          <table:table-cell table:style-name="Table77.C4" office:value-type="string">
            <text:p text:style-name="P52">Author</text:p>
          </table:table-cell>
          <table:table-cell table:style-name="Table77.D4" office:value-type="string">
            <text:p text:style-name="P52">author</text:p>
          </table:table-cell>
          <table:table-cell table:style-name="Table77.E4" office:value-type="string">
            <text:p text:style-name="P52"/>
          </table:table-cell>
          <table:table-cell table:style-name="Table77.F4" office:value-type="string">
            <text:p text:style-name="P50"><text:bookmark-start text:name="__DdeLink__6578_1250896489251261221"/><text:bookmark-end text:name="__DdeLink__6578_1250896489251261221"/></text:p>
          </table:table-cell>
        </table:table-row>
        <table:table-row table:style-name="Table77.1">
          <table:table-cell table:style-name="Table77.A5" office:value-type="string">
            <text:p text:style-name="P51">4</text:p>
          </table:table-cell>
          <table:table-cell table:style-name="Table77.B5" office:value-type="string">
            <text:p text:style-name="P52">ISBN</text:p>
          </table:table-cell>
          <table:table-cell table:style-name="Table77.C5" office:value-type="string">
            <text:p text:style-name="P52">ISBN</text:p>
          </table:table-cell>
          <table:table-cell table:style-name="Table77.D5" office:value-type="string">
            <text:p text:style-name="P52">isbn</text:p>
          </table:table-cell>
          <table:table-cell table:style-name="Table77.E5" office:value-type="string">
            <text:p text:style-name="P52"><text:bookmark-start text:name="__DdeLink__9404_209807622211121"/><text:bookmark-end text:name="__DdeLink__9404_209807622211121"/></text:p>
          </table:table-cell>
          <table:table-cell table:style-name="Table77.F5" office:value-type="string">
            <text:p text:style-name="P50"><text:bookmark-start text:name="__DdeLink__6578_1250896489251261321"/><text:bookmark-end text:name="__DdeLink__6578_1250896489251261321"/></text:p>
          </table:table-cell>
        </table:table-row>
        <table:table-row table:style-name="Table77.1">
          <table:table-cell table:style-name="Table77.A6" office:value-type="string">
            <text:p text:style-name="P51">5</text:p>
          </table:table-cell>
          <table:table-cell table:style-name="Table77.B6" office:value-type="string">
            <text:p text:style-name="P52">No of Copies</text:p>
          </table:table-cell>
          <table:table-cell table:style-name="Table77.C6" office:value-type="string">
            <text:p text:style-name="P52">No of Copies</text:p>
          </table:table-cell>
          <table:table-cell table:style-name="Table77.D6" office:value-type="string">
            <text:p text:style-name="P52">no_of_copies</text:p>
          </table:table-cell>
          <table:table-cell table:style-name="Table77.E6" office:value-type="string">
            <text:p text:style-name="P52"/>
          </table:table-cell>
          <table:table-cell table:style-name="Table77.F6" office:value-type="string">
            <text:p text:style-name="P50"/>
          </table:table-cell>
        </table:table-row>
        <table:table-row table:style-name="Table77.1">
          <table:table-cell table:style-name="Table77.A7" office:value-type="string">
            <text:p text:style-name="P51">6</text:p>
          </table:table-cell>
          <table:table-cell table:style-name="Table77.B7" office:value-type="string">
            <text:p text:style-name="P52"><text:s/>Acquisition Mode</text:p>
          </table:table-cell>
          <table:table-cell table:style-name="Table77.C7" office:value-type="string">
            <text:p text:style-name="P52"><text:s/>On Approval</text:p>
          </table:table-cell>
          <table:table-cell table:style-name="Table77.D7" office:value-type="string">
            <text:p text:style-name="P52">acq_mode</text:p>
          </table:table-cell>
          <table:table-cell table:style-name="Table77.E7" office:value-type="string">
            <text:p text:style-name="P52"/>
          </table:table-cell>
          <table:table-cell table:style-name="Table77.F7" office:value-type="string">
            <text:p text:style-name="P50"/>
          </table:table-cell>
        </table:table-row>
        <table:table-row table:style-name="Table77.1">
          <table:table-cell table:style-name="Table77.A8" office:value-type="string">
            <text:p text:style-name="P51">7</text:p>
          </table:table-cell>
          <table:table-cell table:style-name="Table77.B8" office:value-type="string">
            <text:p text:style-name="P52">Button</text:p>
          </table:table-cell>
          <table:table-cell table:style-name="Table77.C8" office:value-type="string">
            <text:p text:style-name="P52">button</text:p>
          </table:table-cell>
          <table:table-cell table:style-name="Table77.D8" office:value-type="string">
            <text:p text:style-name="P52">Print On Approval Report</text:p>
          </table:table-cell>
          <table:table-cell table:style-name="Table77.E8" office:value-type="string">
            <text:p text:style-name="P52">onclick</text:p>
          </table:table-cell>
          <table:table-cell table:style-name="Table77.F8" office:value-type="string">
            <text:p text:style-name="P50">return print()</text:p>
          </table:table-cell>
        </table:table-row>
      </table:table>
      <text:p text:style-name="P36"/>
      <text:p text:style-name="P36"><text:soft-page-break/></text:p>
      <text:p text:style-name="P39">Order Processing</text:p>
      <text:p text:style-name="P39">On Clicking Generate order link on menu</text:p>
      <text:p text:style-name="P39"/>
      <text:p text:style-name="P39"/>
      <text:p text:style-name="P36"/>
      <table:table table:name="Table78" table:style-name="Table78">
        <table:table-column table:style-name="Table78.A"/>
        <table:table-column table:style-name="Table78.B"/>
        <table:table-row table:style-name="Table78.1">
          <table:table-cell table:style-name="Table78.A1" table:number-columns-spanned="2" office:value-type="string">
            <text:p text:style-name="P8">Action Class Name:AcqOrderAction</text:p>
          </table:table-cell>
          <table:covered-table-cell/>
        </table:table-row>
        <table:table-row table:style-name="Table78.1">
          <table:table-cell table:style-name="Table78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78.1">
          <table:table-cell table:style-name="Table78.A13" office:value-type="string">
            <text:p text:style-name="P10">Logical Name</text:p>
          </table:table-cell>
          <table:table-cell table:style-name="Table78.B3" office:value-type="string">
            <text:p text:style-name="P10">AcqOrderManagementActionForm</text:p>
          </table:table-cell>
        </table:table-row>
        <table:table-row table:style-name="Table78.1">
          <table:table-cell table:style-name="Table78.A13" office:value-type="string">
            <text:p text:style-name="P10">Physical Path</text:p>
          </table:table-cell>
          <table:table-cell table:style-name="Table78.B4" office:value-type="string">
            <text:p text:style-name="P10">com.myapp.struts.Acquisition.AcqOrderAction</text:p>
          </table:table-cell>
        </table:table-row>
        <table:table-row table:style-name="Table78.1">
          <table:table-cell table:style-name="Table78.A13" office:value-type="string">
            <text:p text:style-name="P10">Code:</text:p>
          </table:table-cell>
          <table:table-cell table:style-name="Table78.B5" office:value-type="string">
            <text:p text:style-name="P10"/>
          </table:table-cell>
        </table:table-row>
        <table:table-row table:style-name="Table78.1">
          <table:table-cell table:style-name="Table78.A13" office:value-type="string">
            <text:p text:style-name="P10">Description:</text:p>
          </table:table-cell>
          <table:table-cell table:style-name="Table78.B6" office:value-type="string">
            <text:p text:style-name="P10">For defining setter and getter functions.</text:p>
          </table:table-cell>
        </table:table-row>
        <table:table-row table:style-name="Table78.1">
          <table:table-cell table:style-name="Table78.A1" table:number-columns-spanned="2" office:value-type="string">
            <text:p text:style-name="P8">Struts Action</text:p>
          </table:table-cell>
          <table:covered-table-cell/>
        </table:table-row>
        <table:table-row table:style-name="Table78.1">
          <table:table-cell table:style-name="Table78.A13" office:value-type="string">
            <text:p text:style-name="P10">Logical Name:</text:p>
          </table:table-cell>
          <table:table-cell table:style-name="Table78.B8" office:value-type="string">
            <text:p text:style-name="P10">AcqOrderAction</text:p>
          </table:table-cell>
        </table:table-row>
        <table:table-row table:style-name="Table78.1">
          <table:table-cell table:style-name="Table78.A13" office:value-type="string">
            <text:p text:style-name="P10">Input JSP Form:</text:p>
          </table:table-cell>
          <table:table-cell table:style-name="Table78.B9" office:value-type="string">
            <text:p text:style-name="P58"/>
          </table:table-cell>
        </table:table-row>
        <table:table-row table:style-name="Table78.10">
          <table:table-cell table:style-name="Table78.A13" office:value-type="string">
            <text:p text:style-name="P10">Physical Path(Type tag):</text:p>
          </table:table-cell>
          <table:table-cell table:style-name="Table78.B10" office:value-type="string">
            <text:p text:style-name="P10">com.myapp.struts.Acquisition.<text:span text:style-name="T22">AcqOrderAction</text:span></text:p>
          </table:table-cell>
        </table:table-row>
        <table:table-row table:style-name="Table78.10">
          <table:table-cell table:style-name="Table78.A11" office:value-type="string">
            <text:p text:style-name="P10">Logical Path</text:p>
          </table:table-cell>
          <table:table-cell table:style-name="Table78.B11" office:value-type="string">
            <text:p text:style-name="P10">/acq_order</text:p>
          </table:table-cell>
        </table:table-row>
        <table:table-row table:style-name="Table78.1">
          <table:table-cell table:style-name="Table78.A13" office:value-type="string">
            <text:p text:style-name="P10">Code:</text:p>
          </table:table-cell>
          <table:table-cell table:style-name="Table78.B12" office:value-type="string">
            <text:p text:style-name="P10"/>
          </table:table-cell>
        </table:table-row>
        <table:table-row table:style-name="Table78.1">
          <table:table-cell table:style-name="Table78.A13" office:value-type="string">
            <text:p text:style-name="P10"/>
            <text:p text:style-name="P10">Description:</text:p>
          </table:table-cell>
          <table:table-cell table:style-name="Table78.B13" office:value-type="string">
            <text:p text:style-name="P10">Redirect user to the target page. <text:s/></text:p>
          </table:table-cell>
        </table:table-row>
      </table:table>
      <text:p text:style-name="P67"/>
      <text:p text:style-name="P39"/>
      <text:p text:style-name="P73"/>
      <table:table table:name="Table79" table:style-name="Table79">
        <table:table-column table:style-name="Table79.A"/>
        <table:table-column table:style-name="Table79.B"/>
        <table:table-column table:style-name="Table79.C"/>
        <table:table-row table:style-name="Table79.1">
          <table:table-cell table:style-name="Table79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79.1">
          <table:table-cell table:style-name="Table79.A2" office:value-type="string">
            <text:p text:style-name="P9">Request Forwards Name </text:p>
          </table:table-cell>
          <table:table-cell table:style-name="Table79.B2" office:value-type="string">
            <text:p text:style-name="P9">Request Target</text:p>
          </table:table-cell>
          <table:table-cell table:style-name="Table79.A2" office:value-type="string">
            <text:p text:style-name="P9">Purpose</text:p>
          </table:table-cell>
        </table:table-row>
        <table:table-row table:style-name="Table79.1">
          <table:table-cell table:style-name="Table79.A3" office:value-type="string">
            <text:p text:style-name="P10">order</text:p>
          </table:table-cell>
          <table:table-cell table:style-name="Table79.B3" office:value-type="string">
            <text:p text:style-name="P10">“/acq_initiate_order.jsp”</text:p>
          </table:table-cell>
          <table:table-cell table:style-name="Table79.C3" office:value-type="string">
            <text:p text:style-name="P10">Redirects user to the target page.</text:p>
            <text:p text:style-name="P10"/>
          </table:table-cell>
        </table:table-row>
      </table:table>
      <text:p text:style-name="P29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80.1">
          <table:table-cell table:style-name="Table80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80.1">
          <table:table-cell table:style-name="Table80.A2" office:value-type="string">
            <text:p text:style-name="P7">S.No.</text:p>
          </table:table-cell>
          <table:table-cell table:style-name="Table80.A2" office:value-type="string">
            <text:p text:style-name="P7">Table Name</text:p>
          </table:table-cell>
          <table:table-cell table:style-name="Table80.A2" office:value-type="string">
            <text:p text:style-name="P17">Primary Key </text:p>
          </table:table-cell>
          <table:table-cell table:style-name="Table80.A2" office:value-type="string">
            <text:p text:style-name="P7">Purpose</text:p>
          </table:table-cell>
        </table:table-row>
        <table:table-row table:style-name="Table80.1">
          <table:table-cell table:style-name="Table80.A3" office:value-type="string">
            <text:p text:style-name="P10">1</text:p>
          </table:table-cell>
          <table:table-cell table:style-name="Table80.B3" office:value-type="string">
            <text:p text:style-name="P10">acq_order_header</text:p>
          </table:table-cell>
          <table:table-cell table:style-name="Table80.C3" office:value-type="string">
            <text:p text:style-name="P11">library_id, sub_library_id, order_no</text:p>
          </table:table-cell>
          <table:table-cell table:style-name="Table80.D3" office:value-type="string">
            <text:p text:style-name="P10">Retrieve data from database.</text:p>
          </table:table-cell>
        </table:table-row>
        <table:table-row table:style-name="Table80.1">
          <table:table-cell table:style-name="Table80.A4" office:value-type="string">
            <text:p text:style-name="P10">2</text:p>
          </table:table-cell>
          <table:table-cell table:style-name="Table80.B4" office:value-type="string">
            <text:p text:style-name="P10">acq_order1</text:p>
          </table:table-cell>
          <table:table-cell table:style-name="Table80.C4" office:value-type="string">
            <text:p text:style-name="P11">order_item_id,library_id, sub_library_id, order_no</text:p>
          </table:table-cell>
          <table:table-cell table:style-name="Table80.D4" office:value-type="string">
            <text:p text:style-name="P10">Retrieve data from database.</text:p>
          </table:table-cell>
        </table:table-row>
        <table:table-row table:style-name="Table80.1">
          <table:table-cell table:style-name="Table80.A5" office:value-type="string">
            <text:p text:style-name="P10">3</text:p>
          </table:table-cell>
          <table:table-cell table:style-name="Table80.B5" office:value-type="string">
            <text:p text:style-name="P10">acq_approval</text:p>
          </table:table-cell>
          <table:table-cell table:style-name="Table80.C5" office:value-type="string">
            <text:p text:style-name="P11">approval_item_id,library_id,sub_library_id,</text:p>
          </table:table-cell>
          <table:table-cell table:style-name="Table80.D5" office:value-type="string">
            <text:p text:style-name="P10">Retrieve data from database.</text:p>
          </table:table-cell>
        </table:table-row>
        <table:table-row table:style-name="Table80.1">
          <table:table-cell table:style-name="Table80.A6" office:value-type="string">
            <text:p text:style-name="P10">4</text:p>
          </table:table-cell>
          <table:table-cell table:style-name="Table80.B6" office:value-type="string">
            <text:p text:style-name="P10">acq_bibliography_details</text:p>
          </table:table-cell>
          <table:table-cell table:style-name="Table80.C6" office:value-type="string">
            <text:p text:style-name="P11">control_no, library_id, sub_library_id</text:p>
          </table:table-cell>
          <table:table-cell table:style-name="Table80.D6" office:value-type="string">
            <text:p text:style-name="P10">Retrieve data from database.</text:p>
          </table:table-cell>
        </table:table-row>
      </table:table>
      <text:p text:style-name="P67"/>
      <text:p text:style-name="P67"/>
      <text:p text:style-name="P67"/>
      <text:p text:style-name="P67"/>
      <text:p text:style-name="P67"><text:soft-page-break/></text:p>
      <text:p text:style-name="P68"/>
      <text:p text:style-name="P2"/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81.1">
          <table:table-cell table:style-name="Table81.A1" table:number-columns-spanned="4" office:value-type="string">
            <text:p text:style-name="P8">Pojo replacement of tables</text:p>
          </table:table-cell>
          <table:covered-table-cell/>
          <table:covered-table-cell/>
          <table:covered-table-cell/>
        </table:table-row>
        <table:table-row table:style-name="Table81.1">
          <table:table-cell table:style-name="Table81.A2" office:value-type="string">
            <text:p text:style-name="P7">S.No.</text:p>
          </table:table-cell>
          <table:table-cell table:style-name="Table81.A2" office:value-type="string">
            <text:p text:style-name="P7">Table Name</text:p>
          </table:table-cell>
          <table:table-cell table:style-name="Table81.A2" office:value-type="string">
            <text:p text:style-name="P17">Pojo Name</text:p>
          </table:table-cell>
          <table:table-cell table:style-name="Table81.A2" office:value-type="string">
            <text:p text:style-name="P7">Hibernate Mapping File </text:p>
          </table:table-cell>
        </table:table-row>
        <table:table-row table:style-name="Table81.1">
          <table:table-cell table:style-name="Table81.A4" office:value-type="string">
            <text:p text:style-name="P10">1</text:p>
          </table:table-cell>
          <table:table-cell table:style-name="Table81.B4" office:value-type="string">
            <text:p text:style-name="P10">acq_order_header</text:p>
          </table:table-cell>
          <table:table-cell table:style-name="Table81.C4" office:value-type="string">
            <text:p text:style-name="P11">AcqOrderHeader</text:p>
          </table:table-cell>
          <table:table-cell table:style-name="Table81.D4" office:value-type="string">
            <text:p text:style-name="P10"/>
          </table:table-cell>
        </table:table-row>
        <table:table-row table:style-name="Table81.1">
          <table:table-cell table:style-name="Table81.A4" office:value-type="string">
            <text:p text:style-name="P10">2</text:p>
          </table:table-cell>
          <table:table-cell table:style-name="Table81.B4" office:value-type="string">
            <text:p text:style-name="P10">acq_order1</text:p>
          </table:table-cell>
          <table:table-cell table:style-name="Table81.C4" office:value-type="string">
            <text:p text:style-name="P11">AcqOrder1</text:p>
          </table:table-cell>
          <table:table-cell table:style-name="Table81.D4" office:value-type="string">
            <text:p text:style-name="P10"/>
          </table:table-cell>
        </table:table-row>
        <table:table-row table:style-name="Table81.1">
          <table:table-cell table:style-name="Table81.A5" office:value-type="string">
            <text:p text:style-name="P10">3</text:p>
          </table:table-cell>
          <table:table-cell table:style-name="Table81.B5" office:value-type="string">
            <text:p text:style-name="P10">acq_approval</text:p>
          </table:table-cell>
          <table:table-cell table:style-name="Table81.C5" office:value-type="string">
            <text:p text:style-name="P11">AcqApproval</text:p>
          </table:table-cell>
          <table:table-cell table:style-name="Table81.D5" office:value-type="string">
            <text:p text:style-name="P10"/>
          </table:table-cell>
        </table:table-row>
        <table:table-row table:style-name="Table81.1">
          <table:table-cell table:style-name="Table81.A6" office:value-type="string">
            <text:p text:style-name="P10">4</text:p>
          </table:table-cell>
          <table:table-cell table:style-name="Table81.B6" office:value-type="string">
            <text:p text:style-name="P10">acq_bibliography_details</text:p>
          </table:table-cell>
          <table:table-cell table:style-name="Table81.C6" office:value-type="string">
            <text:p text:style-name="P11">AcqBibliographyDetails</text:p>
          </table:table-cell>
          <table:table-cell table:style-name="Table81.D6" office:value-type="string">
            <text:p text:style-name="P10"/>
          </table:table-cell>
        </table:table-row>
      </table:table>
      <text:p text:style-name="P68"/>
      <text:p text:style-name="P68"/>
      <text:p text:style-name="P68"/>
      <text:p text:style-name="P75"/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column table:style-name="Table82.E"/>
        <table:table-column table:style-name="Table82.F"/>
        <table:table-row table:style-name="Table82.1">
          <table:table-cell table:style-name="Table82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2.1">
          <table:table-cell table:style-name="Table82.A2" office:value-type="string">
            <text:p text:style-name="P7">S.No.</text:p>
          </table:table-cell>
          <table:table-cell table:style-name="Table82.A2" office:value-type="string">
            <text:p text:style-name="P7">Pojo Name</text:p>
          </table:table-cell>
          <table:table-cell table:style-name="Table82.A2" office:value-type="string">
            <text:p text:style-name="P17">Method Name </text:p>
          </table:table-cell>
          <table:table-cell table:style-name="Table82.D2" office:value-type="string">
            <text:p text:style-name="P7">Select Operation</text:p>
          </table:table-cell>
          <table:table-cell table:style-name="Table82.D2" office:value-type="string">
            <text:p text:style-name="P7">Columns <text:s/>in Where clause</text:p>
          </table:table-cell>
          <table:table-cell table:style-name="Table82.A2" office:value-type="string">
            <text:p text:style-name="P7">Purpose </text:p>
          </table:table-cell>
        </table:table-row>
        <table:table-row table:style-name="Table82.1">
          <table:table-cell table:style-name="Table82.A3" office:value-type="string">
            <text:p text:style-name="P10">1</text:p>
          </table:table-cell>
          <table:table-cell table:style-name="Table82.B3" office:value-type="string">
            <text:p text:style-name="P11">AcqOrderHeader</text:p>
          </table:table-cell>
          <table:table-cell table:style-name="Table82.C3" office:value-type="string">
            <text:p text:style-name="P11">searchOrderHeaderByOrderNo()</text:p>
          </table:table-cell>
          <table:table-cell table:style-name="Table82.D3" office:value-type="string">
            <text:p text:style-name="P10">AcqOrderHeader</text:p>
          </table:table-cell>
          <table:table-cell table:style-name="Table82.E3" office:value-type="string">
            <text:p text:style-name="P10">library_id,sub_library_id,order_no</text:p>
          </table:table-cell>
          <table:table-cell table:style-name="Table82.F3" office:value-type="string">
            <text:p text:style-name="P10">To retrieve data from table</text:p>
          </table:table-cell>
        </table:table-row>
        <table:table-row table:style-name="Table82.1">
          <table:table-cell table:style-name="Table82.A4" office:value-type="string">
            <text:p text:style-name="P10">2</text:p>
          </table:table-cell>
          <table:table-cell table:style-name="Table82.B4" office:value-type="string">
            <text:p text:style-name="P11">AcqOrder1</text:p>
          </table:table-cell>
          <table:table-cell table:style-name="Table82.C4" office:value-type="string">
            <text:p text:style-name="P11">searchOrderByOrderNo()</text:p>
          </table:table-cell>
          <table:table-cell table:style-name="Table82.D4" office:value-type="string">
            <text:p text:style-name="P10">ArrayList</text:p>
          </table:table-cell>
          <table:table-cell table:style-name="Table82.E4" office:value-type="string">
            <text:p text:style-name="P10">library_id,sub_library_id,order_no</text:p>
          </table:table-cell>
          <table:table-cell table:style-name="Table82.F4" office:value-type="string">
            <text:p text:style-name="P10">To retrieve <text:s/>data from table</text:p>
          </table:table-cell>
        </table:table-row>
        <table:table-row table:style-name="Table82.1">
          <table:table-cell table:style-name="Table82.A6" office:value-type="string">
            <text:p text:style-name="P10">3</text:p>
          </table:table-cell>
          <table:table-cell table:style-name="Table82.B6" office:value-type="string">
            <text:p text:style-name="P11">AcqApproval</text:p>
          </table:table-cell>
          <table:table-cell table:style-name="Table82.C6" office:value-type="string">
            <text:p text:style-name="P11">searchApprovalStatus1()</text:p>
          </table:table-cell>
          <table:table-cell table:style-name="Table82.D6" office:value-type="string">
            <text:p text:style-name="P11">AcqApproval</text:p>
          </table:table-cell>
          <table:table-cell table:style-name="Table82.E6" office:value-type="string">
            <text:p text:style-name="P10">library_id,sub_library_id,approval_item_id,control_no</text:p>
          </table:table-cell>
          <table:table-cell table:style-name="Table82.F6" office:value-type="string">
            <text:p text:style-name="P10">To retrieve the data which are on approval process.</text:p>
          </table:table-cell>
        </table:table-row>
        <table:table-row table:style-name="Table82.1">
          <table:table-cell table:style-name="Table82.A6" office:value-type="string">
            <text:p text:style-name="P10"/>
          </table:table-cell>
          <table:table-cell table:style-name="Table82.B6" office:value-type="string">
            <text:p text:style-name="P11"/>
          </table:table-cell>
          <table:table-cell table:style-name="Table82.C6" office:value-type="string">
            <text:p text:style-name="P11">updateApproval()</text:p>
          </table:table-cell>
          <table:table-cell table:style-name="Table82.D6" office:value-type="string">
            <text:p text:style-name="P11"/>
          </table:table-cell>
          <table:table-cell table:style-name="Table82.E6" office:value-type="string">
            <text:p text:style-name="P10"/>
          </table:table-cell>
          <table:table-cell table:style-name="Table82.F6" office:value-type="string">
            <text:p text:style-name="P10"/>
          </table:table-cell>
        </table:table-row>
        <table:table-row table:style-name="Table82.1">
          <table:table-cell table:style-name="Table82.A7" office:value-type="string">
            <text:p text:style-name="P10">4</text:p>
          </table:table-cell>
          <table:table-cell table:style-name="Table82.B7" office:value-type="string">
            <text:p text:style-name="P11">AcqBibliographyDetails</text:p>
          </table:table-cell>
          <table:table-cell table:style-name="Table82.C7" office:value-type="string">
            <text:p text:style-name="P11">searchAcqBibByControlNo()</text:p>
          </table:table-cell>
          <table:table-cell table:style-name="Table82.D7" office:value-type="string">
            <text:p text:style-name="P11">AcqBibliographyDetails</text:p>
          </table:table-cell>
          <table:table-cell table:style-name="Table82.E7" office:value-type="string">
            <text:p text:style-name="P10">library_id,sub_library_id,control_no</text:p>
          </table:table-cell>
          <table:table-cell table:style-name="Table82.F7" office:value-type="string">
            <text:p text:style-name="P10">To retrieve the data which are on approval process.</text:p>
          </table:table-cell>
        </table:table-row>
        <table:table-row table:style-name="Table82.1">
          <table:table-cell table:style-name="Table82.A8" office:value-type="string">
            <text:p text:style-name="P10"/>
          </table:table-cell>
          <table:table-cell table:style-name="Table82.B8" office:value-type="string">
            <text:p text:style-name="P11"/>
          </table:table-cell>
          <table:table-cell table:style-name="Table82.C8" office:value-type="string">
            <text:p text:style-name="P11">updateAcqBib()</text:p>
          </table:table-cell>
          <table:table-cell table:style-name="Table82.D8" office:value-type="string">
            <text:p text:style-name="P11"/>
          </table:table-cell>
          <table:table-cell table:style-name="Table82.E8" office:value-type="string">
            <text:p text:style-name="P10"/>
          </table:table-cell>
          <table:table-cell table:style-name="Table82.F8" office:value-type="string">
            <text:p text:style-name="P10"/>
          </table:table-cell>
        </table:table-row>
        <table:table-row table:style-name="Table82.1">
          <table:table-cell table:style-name="Table82.A9" office:value-type="string">
            <text:p text:style-name="P10"/>
          </table:table-cell>
          <table:table-cell table:style-name="Table82.B9" office:value-type="string">
            <text:p text:style-name="P11"/>
          </table:table-cell>
          <table:table-cell table:style-name="Table82.C9" office:value-type="string">
            <text:p text:style-name="P11">searchDoc6()</text:p>
          </table:table-cell>
          <table:table-cell table:style-name="Table82.D9" office:value-type="string">
            <text:p text:style-name="P11">List</text:p>
          </table:table-cell>
          <table:table-cell table:style-name="Table82.E9" office:value-type="string">
            <text:p text:style-name="P10">library_id,sub_library_id</text:p>
          </table:table-cell>
          <table:table-cell table:style-name="Table82.F9" office:value-type="string">
            <text:p text:style-name="P10">To retrieve the data from database.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60"><text:span text:style-name="T2">File Name of view page: </text:span><text:span text:style-name="T5">acq_initiate_order.jsp</text:span></text:p>
      <text:p text:style-name="P60"><text:span text:style-name="T7">Module Name:-</text:span><text:span text:style-name="T8">Acquisition Module</text:span></text:p>
      <text:p text:style-name="P36"/>
      <text:p text:style-name="P75"><text:s text:c="2"/><text:span text:style-name="T15">Attributes</text:span></text:p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column table:style-name="Table83.E"/>
        <table:table-column table:style-name="Table83.F"/>
        <table:table-row table:style-name="Table83.1">
          <table:table-cell table:style-name="Table83.A1" office:value-type="string">
            <text:p text:style-name="P49">S.No.</text:p>
          </table:table-cell>
          <table:table-cell table:style-name="Table83.A1" office:value-type="string">
            <text:p text:style-name="P49">Attribute Name</text:p>
          </table:table-cell>
          <table:table-cell table:style-name="Table83.A1" office:value-type="string">
            <text:p text:style-name="P49">Label </text:p>
          </table:table-cell>
          <table:table-cell table:style-name="Table83.A1" office:value-type="string">
            <text:p text:style-name="P49">Field Name</text:p>
          </table:table-cell>
          <table:table-cell table:style-name="Table83.A1" office:value-type="string">
            <text:p text:style-name="P49">Type</text:p>
          </table:table-cell>
          <table:table-cell table:style-name="Table83.A1" office:value-type="string">
            <text:p text:style-name="P49">Validation</text:p>
          </table:table-cell>
        </table:table-row>
        <table:table-row table:style-name="Table83.1">
          <table:table-cell table:style-name="Table83.A1" office:value-type="string">
            <text:p text:style-name="P51">1.</text:p>
          </table:table-cell>
          <table:table-cell table:style-name="Table83.A1" office:value-type="string">
            <text:p text:style-name="P50">Order No</text:p>
          </table:table-cell>
          <table:table-cell table:style-name="Table83.A1" office:value-type="string">
            <text:p text:style-name="P52">Order No</text:p>
          </table:table-cell>
          <table:table-cell table:style-name="Table83.A1" office:value-type="string">
            <text:p text:style-name="P52">order_no</text:p>
          </table:table-cell>
          <table:table-cell table:style-name="Table83.A1" office:value-type="string">
            <text:p text:style-name="P52">TextBox</text:p>
          </table:table-cell>
          <table:table-cell table:style-name="Table83.A1" office:value-type="string">
            <text:p text:style-name="P50">Is required</text:p>
          </table:table-cell>
        </table:table-row>
        <table:table-row table:style-name="Table83.1">
          <table:table-cell table:style-name="Table83.A1" office:value-type="string">
            <text:p text:style-name="P51">2.</text:p>
          </table:table-cell>
          <table:table-cell table:style-name="Table83.A1" office:value-type="string">
            <text:p text:style-name="P50">Vendor</text:p>
          </table:table-cell>
          <table:table-cell table:style-name="Table83.A1" office:value-type="string">
            <text:p text:style-name="P50">Vendor</text:p>
          </table:table-cell>
          <table:table-cell table:style-name="Table83.A1" office:value-type="string">
            <text:p text:style-name="P52">vendor</text:p>
          </table:table-cell>
          <table:table-cell table:style-name="Table83.A1" office:value-type="string">
            <text:p text:style-name="P52">Combobox</text:p>
          </table:table-cell>
          <table:table-cell table:style-name="Table83.A1" office:value-type="string">
            <text:p text:style-name="P50">Is required</text:p>
          </table:table-cell>
        </table:table-row>
        <table:table-row table:style-name="Table83.1">
          <table:table-cell table:style-name="Table83.A1" office:value-type="string">
            <text:p text:style-name="P51">4.</text:p>
          </table:table-cell>
          <table:table-cell table:style-name="Table83.A1" office:value-type="string">
            <text:p text:style-name="P52">Submit button</text:p>
          </table:table-cell>
          <table:table-cell table:style-name="Table83.A1" office:value-type="string">
            <text:p text:style-name="P52">New Order</text:p>
          </table:table-cell>
          <table:table-cell table:style-name="Table83.A1" office:value-type="string">
            <text:p text:style-name="P52">submit</text:p>
          </table:table-cell>
          <table:table-cell table:style-name="Table83.A1" office:value-type="string">
            <text:p text:style-name="P52">Button</text:p>
          </table:table-cell>
          <table:table-cell table:style-name="Table83.A1" office:value-type="string">
            <text:p text:style-name="P52"/>
          </table:table-cell>
        </table:table-row>
        <table:table-row table:style-name="Table83.1">
          <table:table-cell table:style-name="Table83.A1" office:value-type="string">
            <text:p text:style-name="P51">5.</text:p>
          </table:table-cell>
          <table:table-cell table:style-name="Table83.A1" office:value-type="string">
            <text:p text:style-name="P52">Submit button</text:p>
          </table:table-cell>
          <table:table-cell table:style-name="Table83.A1" office:value-type="string">
            <text:p text:style-name="P52">Cancel Order</text:p>
          </table:table-cell>
          <table:table-cell table:style-name="Table83.A1" office:value-type="string">
            <text:p text:style-name="P52">button</text:p>
          </table:table-cell>
          <table:table-cell table:style-name="Table83.A1" office:value-type="string">
            <text:p text:style-name="P52">Button</text:p>
          </table:table-cell>
          <table:table-cell table:style-name="Table83.A1" office:value-type="string">
            <text:p text:style-name="P52"/>
          </table:table-cell>
        </table:table-row>
        <table:table-row table:style-name="Table83.1">
          <table:table-cell table:style-name="Table83.A6" office:value-type="string">
            <text:p text:style-name="P51">6.</text:p>
          </table:table-cell>
          <table:table-cell table:style-name="Table83.A6" office:value-type="string">
            <text:p text:style-name="P52">Submit button</text:p>
          </table:table-cell>
          <table:table-cell table:style-name="Table83.A6" office:value-type="string">
            <text:p text:style-name="P52">View Order</text:p>
          </table:table-cell>
          <table:table-cell table:style-name="Table83.A6" office:value-type="string">
            <text:p text:style-name="P52">button</text:p>
          </table:table-cell>
          <table:table-cell table:style-name="Table83.A6" office:value-type="string">
            <text:p text:style-name="P52">Button</text:p>
          </table:table-cell>
          <table:table-cell table:style-name="Table83.A6" office:value-type="string">
            <text:p text:style-name="P52"/>
          </table:table-cell>
        </table:table-row>
        <table:table-row table:style-name="Table83.1">
          <table:table-cell table:style-name="Table83.A6" office:value-type="string">
            <text:p text:style-name="P51">7.</text:p>
          </table:table-cell>
          <table:table-cell table:style-name="Table83.A6" office:value-type="string">
            <text:p text:style-name="P52">Submit button</text:p>
          </table:table-cell>
          <table:table-cell table:style-name="Table83.A6" office:value-type="string">
            <text:p text:style-name="P52">Print Order</text:p>
          </table:table-cell>
          <table:table-cell table:style-name="Table83.A6" office:value-type="string">
            <text:p text:style-name="P52">submit</text:p>
          </table:table-cell>
          <table:table-cell table:style-name="Table83.A6" office:value-type="string">
            <text:p text:style-name="P52">Button</text:p>
          </table:table-cell>
          <table:table-cell table:style-name="Table83.A6" office:value-type="string">
            <text:p text:style-name="P52"/>
          </table:table-cell>
        </table:table-row>
        <table:table-row table:style-name="Table83.1">
          <table:table-cell table:style-name="Table83.A6" office:value-type="string">
            <text:p text:style-name="P51">8.</text:p>
          </table:table-cell>
          <table:table-cell table:style-name="Table83.A6" office:value-type="string">
            <text:p text:style-name="P52">Button</text:p>
          </table:table-cell>
          <table:table-cell table:style-name="Table83.A6" office:value-type="string">
            <text:p text:style-name="P52">Back</text:p>
          </table:table-cell>
          <table:table-cell table:style-name="Table83.A6" office:value-type="string">
            <text:p text:style-name="P52">Button</text:p>
          </table:table-cell>
          <table:table-cell table:style-name="Table83.A6" office:value-type="string">
            <text:p text:style-name="P52">Button</text:p>
          </table:table-cell>
          <table:table-cell table:style-name="Table83.A6" office:value-type="string">
            <text:p text:style-name="P52"/>
          </table:table-cell>
        </table:table-row>
      </table:table>
      <text:p text:style-name="P40"/>
      <text:p text:style-name="P37"/>
      <text:p text:style-name="P36"/>
      <table:table table:name="Table84" table:style-name="Table84">
        <table:table-column table:style-name="Table84.A"/>
        <table:table-column table:style-name="Table84.B"/>
        <table:table-row table:style-name="Table84.1">
          <table:table-cell table:style-name="Table84.A1" table:number-columns-spanned="2" office:value-type="string">
            <text:p text:style-name="P8">Action Class Name:AcqInitiateOrderAction</text:p>
          </table:table-cell>
          <table:covered-table-cell/>
        </table:table-row>
        <table:table-row table:style-name="Table84.1">
          <table:table-cell table:style-name="Table84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84.1">
          <table:table-cell table:style-name="Table84.A13" office:value-type="string">
            <text:p text:style-name="P10">Logical Name</text:p>
          </table:table-cell>
          <table:table-cell table:style-name="Table84.B3" office:value-type="string">
            <text:p text:style-name="P10">AcqOrderManagementActionForm</text:p>
          </table:table-cell>
        </table:table-row>
        <table:table-row table:style-name="Table84.1">
          <table:table-cell table:style-name="Table84.A13" office:value-type="string">
            <text:p text:style-name="P10">Physical Path</text:p>
          </table:table-cell>
          <table:table-cell table:style-name="Table84.B4" office:value-type="string">
            <text:p text:style-name="P10">com.myapp.struts.Acquisition.AcqInitiateOrderAction</text:p>
          </table:table-cell>
        </table:table-row>
        <table:table-row table:style-name="Table84.1">
          <table:table-cell table:style-name="Table84.A13" office:value-type="string">
            <text:p text:style-name="P10">Code:</text:p>
          </table:table-cell>
          <table:table-cell table:style-name="Table84.B5" office:value-type="string">
            <text:p text:style-name="P10"/>
          </table:table-cell>
        </table:table-row>
        <table:table-row table:style-name="Table84.1">
          <table:table-cell table:style-name="Table84.A13" office:value-type="string">
            <text:p text:style-name="P10">Description:</text:p>
          </table:table-cell>
          <table:table-cell table:style-name="Table84.B6" office:value-type="string">
            <text:p text:style-name="P10">For defining setter and getter functions.</text:p>
          </table:table-cell>
        </table:table-row>
        <table:table-row table:style-name="Table84.1">
          <table:table-cell table:style-name="Table84.A1" table:number-columns-spanned="2" office:value-type="string">
            <text:p text:style-name="P8">Struts Action</text:p>
          </table:table-cell>
          <table:covered-table-cell/>
        </table:table-row>
        <table:table-row table:style-name="Table84.1">
          <table:table-cell table:style-name="Table84.A13" office:value-type="string">
            <text:p text:style-name="P10">Logical Name:</text:p>
          </table:table-cell>
          <table:table-cell table:style-name="Table84.B8" office:value-type="string">
            <text:p text:style-name="P12">AcqInitiateOrderAction</text:p>
          </table:table-cell>
        </table:table-row>
        <table:table-row table:style-name="Table84.1">
          <table:table-cell table:style-name="Table84.A13" office:value-type="string">
            <text:p text:style-name="P10">Input JSP Form:</text:p>
          </table:table-cell>
          <table:table-cell table:style-name="Table84.B9" office:value-type="string">
            <text:p text:style-name="P58">acq_initiate_order.jsp</text:p>
          </table:table-cell>
        </table:table-row>
        <table:table-row table:style-name="Table84.10">
          <table:table-cell table:style-name="Table84.A13" office:value-type="string">
            <text:p text:style-name="P10">Physical Path(Type tag):</text:p>
          </table:table-cell>
          <table:table-cell table:style-name="Table84.B10" office:value-type="string">
            <text:p text:style-name="P10">com.myapp.struts.Acquisition.<text:span text:style-name="T22">AcqInitiateOrderAction</text:span></text:p>
          </table:table-cell>
        </table:table-row>
        <table:table-row table:style-name="Table84.10">
          <table:table-cell table:style-name="Table84.A11" office:value-type="string">
            <text:p text:style-name="P10">Logical Path</text:p>
          </table:table-cell>
          <table:table-cell table:style-name="Table84.B11" office:value-type="string">
            <text:p text:style-name="P10">/acq_initiate_order</text:p>
          </table:table-cell>
        </table:table-row>
        <table:table-row table:style-name="Table84.1">
          <table:table-cell table:style-name="Table84.A13" office:value-type="string">
            <text:p text:style-name="P10">Code:</text:p>
          </table:table-cell>
          <table:table-cell table:style-name="Table84.B12" office:value-type="string">
            <text:p text:style-name="P10"/>
          </table:table-cell>
        </table:table-row>
        <table:table-row table:style-name="Table84.1">
          <table:table-cell table:style-name="Table84.A13" office:value-type="string">
            <text:p text:style-name="P10"/>
            <text:p text:style-name="P10">Description:</text:p>
          </table:table-cell>
          <table:table-cell table:style-name="Table84.B13" office:value-type="string">
            <text:p text:style-name="P10">Redirect user to the target page. <text:s/>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8"><text:s/></text:p>
      <table:table table:name="Table85" table:style-name="Table85">
        <table:table-column table:style-name="Table85.A"/>
        <table:table-column table:style-name="Table85.B"/>
        <table:table-column table:style-name="Table85.C"/>
        <table:table-row table:style-name="Table85.1">
          <table:table-cell table:style-name="Table85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85.1">
          <table:table-cell table:style-name="Table85.A2" office:value-type="string">
            <text:p text:style-name="P9">Request Forwards Name </text:p>
          </table:table-cell>
          <table:table-cell table:style-name="Table85.B2" office:value-type="string">
            <text:p text:style-name="P9">Request Target</text:p>
          </table:table-cell>
          <table:table-cell table:style-name="Table85.A2" office:value-type="string">
            <text:p text:style-name="P9">Purpose</text:p>
          </table:table-cell>
        </table:table-row>
        <table:table-row table:style-name="Table85.1">
          <table:table-cell table:style-name="Table85.A3" office:value-type="string">
            <text:p text:style-name="P10">duplicateorderno</text:p>
          </table:table-cell>
          <table:table-cell table:style-name="Table85.B3" office:value-type="string">
            <text:p text:style-name="P10">“/acq_initiate_order.jsp”</text:p>
          </table:table-cell>
          <table:table-cell table:style-name="Table85.C3" office:value-type="string">
            <text:p text:style-name="P10">Redirects user to the same page if order no is duplicate.</text:p>
            <text:p text:style-name="P10"/>
          </table:table-cell>
        </table:table-row>
        <table:table-row table:style-name="Table85.1">
          <table:table-cell table:style-name="Table85.A4" office:value-type="string">
            <text:p text:style-name="P10">new</text:p>
          </table:table-cell>
          <table:table-cell table:style-name="Table85.B4" office:value-type="string">
            <text:p text:style-name="P10">“/acq_order_process.jsp”</text:p>
          </table:table-cell>
          <table:table-cell table:style-name="Table85.C4" office:value-type="string">
            <text:p text:style-name="P10">Redirects user to the target page.</text:p>
          </table:table-cell>
        </table:table-row>
        <table:table-row table:style-name="Table85.1">
          <table:table-cell table:style-name="Table85.A5" office:value-type="string">
            <text:p text:style-name="P10">duplicate</text:p>
          </table:table-cell>
          <table:table-cell table:style-name="Table85.B5" office:value-type="string">
            <text:p text:style-name="P10">“/acq_initiate_order.jsp”</text:p>
          </table:table-cell>
          <table:table-cell table:style-name="Table85.C5" office:value-type="string">
            <text:p text:style-name="P10">Redirects user to the same page if order no is duplicate</text:p>
          </table:table-cell>
        </table:table-row>
        <table:table-row table:style-name="Table85.1">
          <table:table-cell table:style-name="Table85.A7" office:value-type="string">
            <text:p text:style-name="P10">add</text:p>
          </table:table-cell>
          <table:table-cell table:style-name="Table85.B7" office:value-type="string">
            <text:p text:style-name="P10">“/acq_purchaseorder.jsp”</text:p>
          </table:table-cell>
          <table:table-cell table:style-name="Table85.C7" office:value-type="string">
            <text:p text:style-name="P10">Redirects user to the target page.</text:p>
          </table:table-cell>
        </table:table-row>
        <table:table-row table:style-name="Table85.1">
          <table:table-cell table:style-name="Table85.A7" office:value-type="string">
            <text:p text:style-name="P10">delete</text:p>
          </table:table-cell>
          <table:table-cell table:style-name="Table85.B7" office:value-type="string">
            <text:p text:style-name="P10">“/acq_deletepurchaseorder.jsp”</text:p>
          </table:table-cell>
          <table:table-cell table:style-name="Table85.C7" office:value-type="string">
            <text:p text:style-name="P10">Redirects user to the target page</text:p>
          </table:table-cell>
        </table:table-row>
        <table:table-row table:style-name="Table85.1">
          <table:table-cell table:style-name="Table85.A8" office:value-type="string">
            <text:p text:style-name="P10">view</text:p>
          </table:table-cell>
          <table:table-cell table:style-name="Table85.B8" office:value-type="string">
            <text:p text:style-name="P10">“/acq_deletepurchaseorder.jsp”</text:p>
          </table:table-cell>
          <table:table-cell table:style-name="Table85.C8" office:value-type="string">
            <text:p text:style-name="P10">Redirects user to the target page</text:p>
          </table:table-cell>
        </table:table-row>
      </table:table>
      <text:p text:style-name="P68"/>
      <text:p text:style-name="P68"/>
      <text:p text:style-name="P29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row table:style-name="Table86.1">
          <table:table-cell table:style-name="Table86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86.1">
          <table:table-cell table:style-name="Table86.A2" office:value-type="string">
            <text:p text:style-name="P7">S.No.</text:p>
          </table:table-cell>
          <table:table-cell table:style-name="Table86.A2" office:value-type="string">
            <text:p text:style-name="P7">Table Name</text:p>
          </table:table-cell>
          <table:table-cell table:style-name="Table86.A2" office:value-type="string">
            <text:p text:style-name="P17">Primary Key </text:p>
          </table:table-cell>
          <table:table-cell table:style-name="Table86.A2" office:value-type="string">
            <text:p text:style-name="P7">Purpose</text:p>
          </table:table-cell>
        </table:table-row>
        <table:table-row table:style-name="Table86.1">
          <table:table-cell table:style-name="Table86.A4" office:value-type="string">
            <text:p text:style-name="P10">1</text:p>
          </table:table-cell>
          <table:table-cell table:style-name="Table86.B4" office:value-type="string">
            <text:p text:style-name="P10">acq_bibliography</text:p>
          </table:table-cell>
          <table:table-cell table:style-name="Table86.C4" office:value-type="string">
            <text:p text:style-name="P11">library_id, sub_library_id, title_id</text:p>
          </table:table-cell>
          <table:table-cell table:style-name="Table86.D3" office:value-type="string">
            <text:p text:style-name="P10">To retrieve the data from database table.</text:p>
          </table:table-cell>
        </table:table-row>
        <table:table-row table:style-name="Table86.1">
          <table:table-cell table:style-name="Table86.A4" office:value-type="string">
            <text:p text:style-name="P10">2</text:p>
          </table:table-cell>
          <table:table-cell table:style-name="Table86.B4" office:value-type="string">
            <text:p text:style-name="P10">acq_bibliography_details</text:p>
          </table:table-cell>
          <table:table-cell table:style-name="Table86.C4" office:value-type="string">
            <text:p text:style-name="P11">control_no, library_id, sub_library_id</text:p>
          </table:table-cell>
          <table:table-cell table:style-name="Table86.D4" office:value-type="string">
            <text:p text:style-name="P10">To retrieve the data from database table.</text:p>
          </table:table-cell>
        </table:table-row>
        <table:table-row table:style-name="Table86.1">
          <table:table-cell table:style-name="Table86.A5" office:value-type="string">
            <text:p text:style-name="P10">3</text:p>
          </table:table-cell>
          <table:table-cell table:style-name="Table86.B5" office:value-type="string">
            <text:p text:style-name="P10">acq_vendor</text:p>
          </table:table-cell>
          <table:table-cell table:style-name="Table86.C5" office:value-type="string">
            <text:p text:style-name="P11">vendor_id,library_id,sub_library_id</text:p>
          </table:table-cell>
          <table:table-cell table:style-name="Table86.D5" office:value-type="string">
            <text:p text:style-name="P10">To retrieve the list of vendor from database.</text:p>
          </table:table-cell>
        </table:table-row>
        <table:table-row table:style-name="Table86.1">
          <table:table-cell table:style-name="Table86.A6" office:value-type="string">
            <text:p text:style-name="P10">4</text:p>
          </table:table-cell>
          <table:table-cell table:style-name="Table86.B6" office:value-type="string">
            <text:p text:style-name="P10">acq_order_header</text:p>
          </table:table-cell>
          <table:table-cell table:style-name="Table86.C6" office:value-type="string">
            <text:p text:style-name="P11">order_no,library_id,sub_library_id</text:p>
          </table:table-cell>
          <table:table-cell table:style-name="Table86.D6" office:value-type="string">
            <text:p text:style-name="P10">To search duplicate order_no</text:p>
          </table:table-cell>
        </table:table-row>
        <table:table-row table:style-name="Table86.1">
          <table:table-cell table:style-name="Table86.A7" office:value-type="string">
            <text:p text:style-name="P10">5</text:p>
          </table:table-cell>
          <table:table-cell table:style-name="Table86.B7" office:value-type="string">
            <text:p text:style-name="P10">acq_currency</text:p>
          </table:table-cell>
          <table:table-cell table:style-name="Table86.C7" office:value-type="string">
            <text:p text:style-name="P11">conversion_id,library_id</text:p>
          </table:table-cell>
          <table:table-cell table:style-name="Table86.D7" office:value-type="string">
            <text:p text:style-name="P10">To find the conversion rate of base currency.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75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F"/>
        <table:table-row table:style-name="Table87.1">
          <table:table-cell table:style-name="Table87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7.1">
          <table:table-cell table:style-name="Table87.A2" office:value-type="string">
            <text:p text:style-name="P7">S.No.</text:p>
          </table:table-cell>
          <table:table-cell table:style-name="Table87.A2" office:value-type="string">
            <text:p text:style-name="P7">Pojo Name</text:p>
          </table:table-cell>
          <table:table-cell table:style-name="Table87.A2" office:value-type="string">
            <text:p text:style-name="P17">Method Name </text:p>
          </table:table-cell>
          <table:table-cell table:style-name="Table87.D2" office:value-type="string">
            <text:p text:style-name="P7">Select Operation</text:p>
          </table:table-cell>
          <table:table-cell table:style-name="Table87.D2" office:value-type="string">
            <text:p text:style-name="P7">Columns <text:s/>in Where clause</text:p>
          </table:table-cell>
          <table:table-cell table:style-name="Table87.A2" office:value-type="string">
            <text:p text:style-name="P7">Purpose </text:p>
          </table:table-cell>
        </table:table-row>
        <table:table-row table:style-name="Table87.1">
          <table:table-cell table:style-name="Table87.A3" office:value-type="string">
            <text:p text:style-name="P10">1</text:p>
          </table:table-cell>
          <table:table-cell table:style-name="Table87.B3" office:value-type="string">
            <text:p text:style-name="P11">AcqVendor</text:p>
          </table:table-cell>
          <table:table-cell table:style-name="Table87.C3" office:value-type="string">
            <text:p text:style-name="P11">searchDoc5()</text:p>
          </table:table-cell>
          <table:table-cell table:style-name="Table87.D3" office:value-type="string">
            <text:p text:style-name="P10">List</text:p>
          </table:table-cell>
          <table:table-cell table:style-name="Table87.E3" office:value-type="string">
            <text:p text:style-name="P10">library_id,sub_library_id</text:p>
          </table:table-cell>
          <table:table-cell table:style-name="Table87.F3" office:value-type="string">
            <text:p text:style-name="P10">To retrieve the list of vendor from database.</text:p>
          </table:table-cell>
        </table:table-row>
        <table:table-row table:style-name="Table87.1">
          <table:table-cell table:style-name="Table87.A4" office:value-type="string">
            <text:p text:style-name="P10"/>
          </table:table-cell>
          <table:table-cell table:style-name="Table87.B4" office:value-type="string">
            <text:p text:style-name="P11"/>
          </table:table-cell>
          <table:table-cell table:style-name="Table87.C4" office:value-type="string">
            <text:p text:style-name="P11">searchVendor()</text:p>
          </table:table-cell>
          <table:table-cell table:style-name="Table87.D4" office:value-type="string">
            <text:p text:style-name="P10">AcqVendor</text:p>
          </table:table-cell>
          <table:table-cell table:style-name="Table87.E4" office:value-type="string">
            <text:p text:style-name="P10">library_id,vendor_id</text:p>
          </table:table-cell>
          <table:table-cell table:style-name="Table87.F4" office:value-type="string">
            <text:p text:style-name="P10">To retrieve the list of vendor from database.</text:p>
          </table:table-cell>
        </table:table-row>
        <table:table-row table:style-name="Table87.1">
          <table:table-cell table:style-name="Table87.A5" office:value-type="string">
            <text:p text:style-name="P10">2</text:p>
          </table:table-cell>
          <table:table-cell table:style-name="Table87.B5" office:value-type="string">
            <text:p text:style-name="P11">ApprovalList</text:p>
          </table:table-cell>
          <table:table-cell table:style-name="Table87.C5" office:value-type="string">
            <text:p text:style-name="P11">getApprovalList()</text:p>
          </table:table-cell>
          <table:table-cell table:style-name="Table87.D5" office:value-type="string">
            <text:p text:style-name="P10">List</text:p>
          </table:table-cell>
          <table:table-cell table:style-name="Table87.E5" office:value-type="string">
            <text:p text:style-name="P10">library_id,sub_library_id,vendor</text:p>
          </table:table-cell>
          <table:table-cell table:style-name="Table87.F5" office:value-type="string">
            <text:p text:style-name="P10">To retrieve the list of title from database for ordering process.</text:p>
          </table:table-cell>
        </table:table-row>
        <table:table-row table:style-name="Table87.1">
          <table:table-cell table:style-name="Table87.A7" office:value-type="string">
            <text:p text:style-name="P10"/>
          </table:table-cell>
          <table:table-cell table:style-name="Table87.B7" office:value-type="string">
            <text:p text:style-name="P11"/>
          </table:table-cell>
          <table:table-cell table:style-name="Table87.C7" office:value-type="string">
            <text:p text:style-name="P11">getViewApprovalList()</text:p>
          </table:table-cell>
          <table:table-cell table:style-name="Table87.D7" office:value-type="string">
            <text:p text:style-name="P10">List</text:p>
          </table:table-cell>
          <table:table-cell table:style-name="Table87.E7" office:value-type="string">
            <text:p text:style-name="P10">library_id,sub_library_id,order_no</text:p>
          </table:table-cell>
          <table:table-cell table:style-name="Table87.F7" office:value-type="string">
            <text:p text:style-name="P10">To retrieve the list of books from database <text:s/>which are came from approval process for order processing.</text:p>
          </table:table-cell>
        </table:table-row>
        <table:table-row table:style-name="Table87.1">
          <table:table-cell table:style-name="Table87.A7" office:value-type="string">
            <text:p text:style-name="P10"/>
          </table:table-cell>
          <table:table-cell table:style-name="Table87.B7" office:value-type="string">
            <text:p text:style-name="P11"/>
          </table:table-cell>
          <table:table-cell table:style-name="Table87.C7" office:value-type="string">
            <text:p text:style-name="P11">getViewApprovalList1()</text:p>
          </table:table-cell>
          <table:table-cell table:style-name="Table87.D7" office:value-type="string">
            <text:p text:style-name="P10">List</text:p>
          </table:table-cell>
          <table:table-cell table:style-name="Table87.E7" office:value-type="string">
            <text:p text:style-name="P10">library_id,sub_library_id,order_no</text:p>
          </table:table-cell>
          <table:table-cell table:style-name="Table87.F7" office:value-type="string">
            <text:p text:style-name="P10">To retrieve the list of books from database <text:s/>which are came from firm order for order processing.</text:p>
          </table:table-cell>
        </table:table-row>
        <table:table-row table:style-name="Table87.1">
          <table:table-cell table:style-name="Table87.A10" office:value-type="string">
            <text:p text:style-name="P10">3</text:p>
          </table:table-cell>
          <table:table-cell table:style-name="Table87.B10" office:value-type="string">
            <text:p text:style-name="P11">AcqOrderHeader</text:p>
          </table:table-cell>
          <table:table-cell table:style-name="Table87.C10" office:value-type="string">
            <text:p text:style-name="P11">search1Orderno()</text:p>
          </table:table-cell>
          <table:table-cell table:style-name="Table87.D10" office:value-type="string">
            <text:p text:style-name="P10">AcqOrderHeader</text:p>
          </table:table-cell>
          <table:table-cell table:style-name="Table87.E10" office:value-type="string">
            <text:p text:style-name="P10">order_no,library_id,sub_library_id</text:p>
          </table:table-cell>
          <table:table-cell table:style-name="Table87.F10" office:value-type="string">
            <text:p text:style-name="P10">To search the order no from database for duplicacy check.</text:p>
          </table:table-cell>
        </table:table-row>
        <table:table-row table:style-name="Table87.1">
          <table:table-cell table:style-name="Table87.A10" office:value-type="string">
            <text:p text:style-name="P10"/>
          </table:table-cell>
          <table:table-cell table:style-name="Table87.B10" office:value-type="string">
            <text:p text:style-name="P11"/>
          </table:table-cell>
          <table:table-cell table:style-name="Table87.C10" office:value-type="string">
            <text:p text:style-name="P11">search1Orderno1()</text:p>
          </table:table-cell>
          <table:table-cell table:style-name="Table87.D10" office:value-type="string">
            <text:p text:style-name="P10">AcqOrderHeader</text:p>
          </table:table-cell>
          <table:table-cell table:style-name="Table87.E10" office:value-type="string">
            <text:p text:style-name="P10">order_no,library_id,sub_library_id</text:p>
          </table:table-cell>
          <table:table-cell table:style-name="Table87.F10" office:value-type="string">
            <text:p text:style-name="P10">To search the order no from database for duplicacy check.</text:p>
          </table:table-cell>
        </table:table-row>
        <table:table-row table:style-name="Table87.1">
          <table:table-cell table:style-name="Table87.A10" office:value-type="string">
            <text:p text:style-name="P10">4</text:p>
          </table:table-cell>
          <table:table-cell table:style-name="Table87.B10" office:value-type="string">
            <text:p text:style-name="P11">AcqCurrency</text:p>
          </table:table-cell>
          <table:table-cell table:style-name="Table87.C10" office:value-type="string">
            <text:p text:style-name="P11">searchVendorCurrency()</text:p>
          </table:table-cell>
          <table:table-cell table:style-name="Table87.D10" office:value-type="string">
            <text:p text:style-name="P10">AcqCurrency</text:p>
          </table:table-cell>
          <table:table-cell table:style-name="Table87.E10" office:value-type="string">
            <text:p text:style-name="P10">library_id,SourceCurrency</text:p>
          </table:table-cell>
          <table:table-cell table:style-name="Table87.F10" office:value-type="string">
            <text:p text:style-name="P10">To retrieve the list of vendor's currency.</text:p>
          </table:table-cell>
        </table:table-row>
        <table:table-row table:style-name="Table87.1">
          <table:table-cell table:style-name="Table87.A11" office:value-type="string">
            <text:p text:style-name="P10"/>
          </table:table-cell>
          <table:table-cell table:style-name="Table87.B11" office:value-type="string">
            <text:p text:style-name="P11"/>
          </table:table-cell>
          <table:table-cell table:style-name="Table87.C11" office:value-type="string">
            <text:p text:style-name="P11"/>
          </table:table-cell>
          <table:table-cell table:style-name="Table87.D11" office:value-type="string">
            <text:p text:style-name="P10"/>
          </table:table-cell>
          <table:table-cell table:style-name="Table87.E11" office:value-type="string">
            <text:p text:style-name="P10"/>
          </table:table-cell>
          <table:table-cell table:style-name="Table87.F11" office:value-type="string">
            <text:p text:style-name="P10"/>
          </table:table-cell>
        </table:table-row>
      </table:table>
      <text:p text:style-name="P36"/>
      <text:p text:style-name="P36"/>
      <text:p text:style-name="P39">On Clicking New Button on acq_initiate_order.jsp</text:p>
      <text:p text:style-name="P60"><text:span text:style-name="T2">File Name of view page: </text:span><text:span text:style-name="T5">acq_order_process.jsp</text:span></text:p>
      <text:p text:style-name="P64">Module Name:-<text:span text:style-name="T22">Acquisition Module</text:span></text:p>
      <text:p text:style-name="P64">Include Header acq_initiate_order.jsp</text:p>
      <text:p text:style-name="P39"/>
      <text:p text:style-name="P39"/>
      <text:p text:style-name="P75"><text:s/><text:span text:style-name="T15">Attributes</text:span></text:p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row table:style-name="Table88.1">
          <table:table-cell table:style-name="Table88.A1" office:value-type="string">
            <text:p text:style-name="P49">S.No.</text:p>
          </table:table-cell>
          <table:table-cell table:style-name="Table88.A1" office:value-type="string">
            <text:p text:style-name="P49">Attribute Name</text:p>
          </table:table-cell>
          <table:table-cell table:style-name="Table88.A1" office:value-type="string">
            <text:p text:style-name="P49">Label </text:p>
          </table:table-cell>
          <table:table-cell table:style-name="Table88.A1" office:value-type="string">
            <text:p text:style-name="P49">Field Name</text:p>
          </table:table-cell>
          <table:table-cell table:style-name="Table88.A1" office:value-type="string">
            <text:p text:style-name="P49">Type</text:p>
          </table:table-cell>
          <table:table-cell table:style-name="Table88.A1" office:value-type="string">
            <text:p text:style-name="P49">Validation</text:p>
          </table:table-cell>
        </table:table-row>
        <table:table-row table:style-name="Table88.1">
          <table:table-cell table:style-name="Table88.A1" office:value-type="string">
            <text:p text:style-name="P51">1.</text:p>
          </table:table-cell>
          <table:table-cell table:style-name="Table88.A1" office:value-type="string">
            <text:p text:style-name="P50">Order No</text:p>
          </table:table-cell>
          <table:table-cell table:style-name="Table88.A1" office:value-type="string">
            <text:p text:style-name="P52">Order No</text:p>
          </table:table-cell>
          <table:table-cell table:style-name="Table88.A1" office:value-type="string">
            <text:p text:style-name="P52">order_no</text:p>
          </table:table-cell>
          <table:table-cell table:style-name="Table88.A1" office:value-type="string">
            <text:p text:style-name="P52">TextBox</text:p>
          </table:table-cell>
          <table:table-cell table:style-name="Table88.A1" office:value-type="string">
            <text:p text:style-name="P50">Non Editable</text:p>
          </table:table-cell>
        </table:table-row>
        <table:table-row table:style-name="Table88.1">
          <table:table-cell table:style-name="Table88.A3" office:value-type="string">
            <text:p text:style-name="P51">2.</text:p>
          </table:table-cell>
          <table:table-cell table:style-name="Table88.A3" office:value-type="string">
            <text:p text:style-name="P50">Order date</text:p>
          </table:table-cell>
          <table:table-cell table:style-name="Table88.A3" office:value-type="string">
            <text:p text:style-name="P52">Order date</text:p>
          </table:table-cell>
          <table:table-cell table:style-name="Table88.A3" office:value-type="string">
            <text:p text:style-name="P52">order_date</text:p>
          </table:table-cell>
          <table:table-cell table:style-name="Table88.A3" office:value-type="string">
            <text:p text:style-name="P52">TextBox</text:p>
          </table:table-cell>
          <table:table-cell table:style-name="Table88.A3" office:value-type="string">
            <text:p text:style-name="P50"/>
          </table:table-cell>
        </table:table-row>
        <table:table-row table:style-name="Table88.1">
          <table:table-cell table:style-name="Table88.A3" office:value-type="string">
            <text:p text:style-name="P51">3.</text:p>
          </table:table-cell>
          <table:table-cell table:style-name="Table88.A3" office:value-type="string">
            <text:p text:style-name="P50">Ordered By</text:p>
          </table:table-cell>
          <table:table-cell table:style-name="Table88.A3" office:value-type="string">
            <text:p text:style-name="P52">Ordered By</text:p>
          </table:table-cell>
          <table:table-cell table:style-name="Table88.A3" office:value-type="string">
            <text:p text:style-name="P52">ordered_by</text:p>
          </table:table-cell>
          <table:table-cell table:style-name="Table88.A3" office:value-type="string">
            <text:p text:style-name="P52">TextBox</text:p>
          </table:table-cell>
          <table:table-cell table:style-name="Table88.A3" office:value-type="string">
            <text:p text:style-name="P50"/>
          </table:table-cell>
        </table:table-row>
        <table:table-row table:style-name="Table88.1">
          <table:table-cell table:style-name="Table88.A3" office:value-type="string">
            <text:p text:style-name="P51">4.</text:p>
          </table:table-cell>
          <table:table-cell table:style-name="Table88.A3" office:value-type="string">
            <text:p text:style-name="P50">Due date</text:p>
          </table:table-cell>
          <table:table-cell table:style-name="Table88.A3" office:value-type="string">
            <text:p text:style-name="P52">Due date</text:p>
          </table:table-cell>
          <table:table-cell table:style-name="Table88.A3" office:value-type="string">
            <text:p text:style-name="P52">due_date</text:p>
          </table:table-cell>
          <table:table-cell table:style-name="Table88.A3" office:value-type="string">
            <text:p text:style-name="P52">TextBox</text:p>
          </table:table-cell>
          <table:table-cell table:style-name="Table88.A3" office:value-type="string">
            <text:p text:style-name="P50"/>
          </table:table-cell>
        </table:table-row>
        <table:table-row table:style-name="Table88.1">
          <table:table-cell table:style-name="Table88.A1" office:value-type="string">
            <text:p text:style-name="P51">6.</text:p>
          </table:table-cell>
          <table:table-cell table:style-name="Table88.A1" office:value-type="string">
            <text:p text:style-name="P50">Vendor</text:p>
          </table:table-cell>
          <table:table-cell table:style-name="Table88.A1" office:value-type="string">
            <text:p text:style-name="P50">Vendor</text:p>
          </table:table-cell>
          <table:table-cell table:style-name="Table88.A1" office:value-type="string">
            <text:p text:style-name="P52">vendor</text:p>
          </table:table-cell>
          <table:table-cell table:style-name="Table88.A1" office:value-type="string">
            <text:p text:style-name="P52">Combobox</text:p>
          </table:table-cell>
          <table:table-cell table:style-name="Table88.A1" office:value-type="string">
            <text:p text:style-name="P50">Non Editable</text:p>
          </table:table-cell>
        </table:table-row>
        <text:soft-page-break/>
        <table:table-row table:style-name="Table88.1">
          <table:table-cell table:style-name="Table88.A1" office:value-type="string">
            <text:p text:style-name="P51">7.</text:p>
          </table:table-cell>
          <table:table-cell table:style-name="Table88.A1" office:value-type="string">
            <text:p text:style-name="P52">Submit button</text:p>
          </table:table-cell>
          <table:table-cell table:style-name="Table88.A1" office:value-type="string">
            <text:p text:style-name="P52">Process Order</text:p>
          </table:table-cell>
          <table:table-cell table:style-name="Table88.A1" office:value-type="string">
            <text:p text:style-name="P52">submit</text:p>
          </table:table-cell>
          <table:table-cell table:style-name="Table88.A1" office:value-type="string">
            <text:p text:style-name="P52">Button</text:p>
          </table:table-cell>
          <table:table-cell table:style-name="Table88.A1" office:value-type="string">
            <text:p text:style-name="P52">return validate()</text:p>
          </table:table-cell>
        </table:table-row>
        <table:table-row table:style-name="Table88.1">
          <table:table-cell table:style-name="Table88.A1" office:value-type="string">
            <text:p text:style-name="P51">5.</text:p>
          </table:table-cell>
          <table:table-cell table:style-name="Table88.A1" office:value-type="string">
            <text:p text:style-name="P52"><text:s/>Button</text:p>
          </table:table-cell>
          <table:table-cell table:style-name="Table88.A1" office:value-type="string">
            <text:p text:style-name="P52">Cancel Order</text:p>
          </table:table-cell>
          <table:table-cell table:style-name="Table88.A1" office:value-type="string">
            <text:p text:style-name="P52">button</text:p>
          </table:table-cell>
          <table:table-cell table:style-name="Table88.A1" office:value-type="string">
            <text:p text:style-name="P52">Button</text:p>
          </table:table-cell>
          <table:table-cell table:style-name="Table88.A1" office:value-type="string">
            <text:p text:style-name="P52">return quit()</text:p>
          </table:table-cell>
        </table:table-row>
      </table:table>
      <text:p text:style-name="P39"/>
      <text:p text:style-name="P39">Iframe on acq_order_process.jsp</text:p>
      <text:p text:style-name="P39">Iframe</text:p>
      <text:p text:style-name="P39"/>
      <text:p text:style-name="P39"/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column table:style-name="Table89.E"/>
        <table:table-row table:style-name="Table89.1">
          <table:table-cell table:style-name="Table89.A1" office:value-type="string">
            <text:p text:style-name="P49">S.No.</text:p>
          </table:table-cell>
          <table:table-cell table:style-name="Table89.A1" office:value-type="string">
            <text:p text:style-name="P49">Attribute Name</text:p>
          </table:table-cell>
          <table:table-cell table:style-name="Table89.A1" office:value-type="string">
            <text:p text:style-name="P49">Label </text:p>
          </table:table-cell>
          <table:table-cell table:style-name="Table89.A1" office:value-type="string">
            <text:p text:style-name="P49">Field Name</text:p>
          </table:table-cell>
          <table:table-cell table:style-name="Table89.A1" office:value-type="string">
            <text:p text:style-name="P49">Validation</text:p>
          </table:table-cell>
        </table:table-row>
        <table:table-row table:style-name="Table89.1">
          <table:table-cell table:style-name="Table89.A1" office:value-type="string">
            <text:p text:style-name="P51">1.</text:p>
          </table:table-cell>
          <table:table-cell table:style-name="Table89.A1" office:value-type="string">
            <text:p text:style-name="P50">Control No</text:p>
          </table:table-cell>
          <table:table-cell table:style-name="Table89.A1" office:value-type="string">
            <text:p text:style-name="P52">Control No</text:p>
          </table:table-cell>
          <table:table-cell table:style-name="Table89.A1" office:value-type="string">
            <text:p text:style-name="P52">control_no</text:p>
          </table:table-cell>
          <table:table-cell table:style-name="Table89.A1" office:value-type="string">
            <text:p text:style-name="P50"/>
          </table:table-cell>
        </table:table-row>
        <table:table-row table:style-name="Table89.1">
          <table:table-cell table:style-name="Table89.A3" office:value-type="string">
            <text:p text:style-name="P51">2.</text:p>
          </table:table-cell>
          <table:table-cell table:style-name="Table89.A3" office:value-type="string">
            <text:p text:style-name="P50">Title</text:p>
          </table:table-cell>
          <table:table-cell table:style-name="Table89.A3" office:value-type="string">
            <text:p text:style-name="P50">Title</text:p>
          </table:table-cell>
          <table:table-cell table:style-name="Table89.A3" office:value-type="string">
            <text:p text:style-name="P52">title</text:p>
          </table:table-cell>
          <table:table-cell table:style-name="Table89.A3" office:value-type="string">
            <text:p text:style-name="P50"/>
          </table:table-cell>
        </table:table-row>
        <table:table-row table:style-name="Table89.1">
          <table:table-cell table:style-name="Table89.A3" office:value-type="string">
            <text:p text:style-name="P51">3.</text:p>
          </table:table-cell>
          <table:table-cell table:style-name="Table89.A3" office:value-type="string">
            <text:p text:style-name="P50">Author</text:p>
          </table:table-cell>
          <table:table-cell table:style-name="Table89.A3" office:value-type="string">
            <text:p text:style-name="P50">Author</text:p>
          </table:table-cell>
          <table:table-cell table:style-name="Table89.A3" office:value-type="string">
            <text:p text:style-name="P52">author</text:p>
          </table:table-cell>
          <table:table-cell table:style-name="Table89.A3" office:value-type="string">
            <text:p text:style-name="P50"/>
          </table:table-cell>
        </table:table-row>
        <table:table-row table:style-name="Table89.1">
          <table:table-cell table:style-name="Table89.A3" office:value-type="string">
            <text:p text:style-name="P51">4.</text:p>
          </table:table-cell>
          <table:table-cell table:style-name="Table89.A3" office:value-type="string">
            <text:p text:style-name="P50">UnitPrice</text:p>
          </table:table-cell>
          <table:table-cell table:style-name="Table89.A3" office:value-type="string">
            <text:p text:style-name="P50">UnitPrice</text:p>
          </table:table-cell>
          <table:table-cell table:style-name="Table89.A3" office:value-type="string">
            <text:p text:style-name="P52">due_date</text:p>
          </table:table-cell>
          <table:table-cell table:style-name="Table89.A3" office:value-type="string">
            <text:p text:style-name="P50"/>
          </table:table-cell>
        </table:table-row>
        <table:table-row table:style-name="Table89.1">
          <table:table-cell table:style-name="Table89.A1" office:value-type="string">
            <text:p text:style-name="P51">6.</text:p>
          </table:table-cell>
          <table:table-cell table:style-name="Table89.A1" office:value-type="string">
            <text:p text:style-name="P50">No of Copies</text:p>
          </table:table-cell>
          <table:table-cell table:style-name="Table89.A1" office:value-type="string">
            <text:p text:style-name="P50">No of Copies</text:p>
          </table:table-cell>
          <table:table-cell table:style-name="Table89.A1" office:value-type="string">
            <text:p text:style-name="P52">no_of_copies</text:p>
          </table:table-cell>
          <table:table-cell table:style-name="Table89.A1" office:value-type="string">
            <text:p text:style-name="P50"/>
          </table:table-cell>
        </table:table-row>
        <table:table-row table:style-name="Table89.1">
          <table:table-cell table:style-name="Table89.A3" office:value-type="string">
            <text:p text:style-name="P51">7.</text:p>
          </table:table-cell>
          <table:table-cell table:style-name="Table89.A3" office:value-type="string">
            <text:p text:style-name="P50">Approval Type</text:p>
          </table:table-cell>
          <table:table-cell table:style-name="Table89.A3" office:value-type="string">
            <text:p text:style-name="P50">Approval Type</text:p>
          </table:table-cell>
          <table:table-cell table:style-name="Table89.A3" office:value-type="string">
            <text:p text:style-name="P52">status</text:p>
          </table:table-cell>
          <table:table-cell table:style-name="Table89.A3" office:value-type="string">
            <text:p text:style-name="P50"/>
          </table:table-cell>
        </table:table-row>
        <table:table-row table:style-name="Table89.1">
          <table:table-cell table:style-name="Table89.A3" office:value-type="string">
            <text:p text:style-name="P51">8.</text:p>
          </table:table-cell>
          <table:table-cell table:style-name="Table89.A3" office:value-type="string">
            <text:p text:style-name="P50">Select</text:p>
          </table:table-cell>
          <table:table-cell table:style-name="Table89.A3" office:value-type="string">
            <text:p text:style-name="P50">Select</text:p>
          </table:table-cell>
          <table:table-cell table:style-name="Table89.A3" office:value-type="string">
            <text:p text:style-name="P53">checkbox</text:p>
          </table:table-cell>
          <table:table-cell table:style-name="Table89.A3" office:value-type="string">
            <text:p text:style-name="P50">return get_check_value4()</text:p>
          </table:table-cell>
        </table:table-row>
      </table:table>
      <text:p text:style-name="Standard"/>
      <text:p text:style-name="Standard"/>
      <text:p text:style-name="Standard"/>
      <text:p text:style-name="P36"/>
      <table:table table:name="Table90" table:style-name="Table90">
        <table:table-column table:style-name="Table90.A"/>
        <table:table-column table:style-name="Table90.B"/>
        <table:table-row table:style-name="Table90.1">
          <table:table-cell table:style-name="Table90.A1" table:number-columns-spanned="2" office:value-type="string">
            <text:p text:style-name="P8">Action Class Name:AcqInitiateOrderProcessAction</text:p>
          </table:table-cell>
          <table:covered-table-cell/>
        </table:table-row>
        <table:table-row table:style-name="Table90.1">
          <table:table-cell table:style-name="Table90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90.1">
          <table:table-cell table:style-name="Table90.A13" office:value-type="string">
            <text:p text:style-name="P10">Logical Name</text:p>
          </table:table-cell>
          <table:table-cell table:style-name="Table90.B3" office:value-type="string">
            <text:p text:style-name="P10">AcqOrderManagementActionForm</text:p>
          </table:table-cell>
        </table:table-row>
        <table:table-row table:style-name="Table90.1">
          <table:table-cell table:style-name="Table90.A13" office:value-type="string">
            <text:p text:style-name="P10">Physical Path</text:p>
          </table:table-cell>
          <table:table-cell table:style-name="Table90.B4" office:value-type="string">
            <text:p text:style-name="P10">com.myapp.struts.Acquisition.AcqInitiateOrderProcessAction</text:p>
          </table:table-cell>
        </table:table-row>
        <table:table-row table:style-name="Table90.1">
          <table:table-cell table:style-name="Table90.A13" office:value-type="string">
            <text:p text:style-name="P10">Code:</text:p>
          </table:table-cell>
          <table:table-cell table:style-name="Table90.B5" office:value-type="string">
            <text:p text:style-name="P10"/>
          </table:table-cell>
        </table:table-row>
        <table:table-row table:style-name="Table90.1">
          <table:table-cell table:style-name="Table90.A13" office:value-type="string">
            <text:p text:style-name="P10">Description:</text:p>
          </table:table-cell>
          <table:table-cell table:style-name="Table90.B6" office:value-type="string">
            <text:p text:style-name="P10">For defining setter and getter functions.</text:p>
          </table:table-cell>
        </table:table-row>
        <table:table-row table:style-name="Table90.1">
          <table:table-cell table:style-name="Table90.A1" table:number-columns-spanned="2" office:value-type="string">
            <text:p text:style-name="P8">Struts Action</text:p>
          </table:table-cell>
          <table:covered-table-cell/>
        </table:table-row>
        <table:table-row table:style-name="Table90.1">
          <table:table-cell table:style-name="Table90.A13" office:value-type="string">
            <text:p text:style-name="P10">Logical Name:</text:p>
          </table:table-cell>
          <table:table-cell table:style-name="Table90.B8" office:value-type="string">
            <text:p text:style-name="P10">AcqInitiateOrderProcessAction</text:p>
          </table:table-cell>
        </table:table-row>
        <table:table-row table:style-name="Table90.1">
          <table:table-cell table:style-name="Table90.A13" office:value-type="string">
            <text:p text:style-name="P10">Input JSP Form:</text:p>
          </table:table-cell>
          <table:table-cell table:style-name="Table90.B9" office:value-type="string">
            <text:p text:style-name="P56">acq_order_process.jsp</text:p>
          </table:table-cell>
        </table:table-row>
        <table:table-row table:style-name="Table90.10">
          <table:table-cell table:style-name="Table90.A13" office:value-type="string">
            <text:p text:style-name="P10">Physical Path(Type tag):</text:p>
          </table:table-cell>
          <table:table-cell table:style-name="Table90.B10" office:value-type="string">
            <text:p text:style-name="P10">com.myapp.struts.Acquisition.<text:span text:style-name="T22">AcqInitiateOrderProcessAction</text:span></text:p>
          </table:table-cell>
        </table:table-row>
        <table:table-row table:style-name="Table90.10">
          <table:table-cell table:style-name="Table90.A11" office:value-type="string">
            <text:p text:style-name="P10">Logical Path</text:p>
          </table:table-cell>
          <table:table-cell table:style-name="Table90.B11" office:value-type="string">
            <text:p text:style-name="P10">/acq_initiate_order_process</text:p>
          </table:table-cell>
        </table:table-row>
        <table:table-row table:style-name="Table90.1">
          <table:table-cell table:style-name="Table90.A13" office:value-type="string">
            <text:p text:style-name="P10">Code:</text:p>
          </table:table-cell>
          <table:table-cell table:style-name="Table90.B12" office:value-type="string">
            <text:p text:style-name="P10"/>
          </table:table-cell>
        </table:table-row>
        <table:table-row table:style-name="Table90.1">
          <table:table-cell table:style-name="Table90.A13" office:value-type="string">
            <text:p text:style-name="P10"/>
            <text:p text:style-name="P10">Description:</text:p>
          </table:table-cell>
          <table:table-cell table:style-name="Table90.B13" office:value-type="string">
            <text:p text:style-name="P10">Redirect user to the target page. <text:s/>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8"/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91.1">
          <table:table-cell table:style-name="Table91.A2" office:value-type="string">
            <text:p text:style-name="P9">Request Forwards Name </text:p>
          </table:table-cell>
          <table:table-cell table:style-name="Table91.B2" office:value-type="string">
            <text:p text:style-name="P9">Request Target</text:p>
          </table:table-cell>
          <table:table-cell table:style-name="Table91.A2" office:value-type="string">
            <text:p text:style-name="P9">Purpose</text:p>
          </table:table-cell>
        </table:table-row>
        <table:table-row table:style-name="Table91.1">
          <table:table-cell table:style-name="Table91.A3" office:value-type="string">
            <text:p text:style-name="P10">success</text:p>
          </table:table-cell>
          <table:table-cell table:style-name="Table91.B3" office:value-type="string">
            <text:p text:style-name="P10">“/acq_purchaseorder.jsp”</text:p>
          </table:table-cell>
          <table:table-cell table:style-name="Table91.C3" office:value-type="string">
            <text:p text:style-name="P10">Redirects user to the target page.</text:p>
            <text:p text:style-name="P10"/>
          </table:table-cell>
        </table:table-row>
      </table:table>
      <text:p text:style-name="P68"/>
      <text:p text:style-name="P68"/>
      <text:p text:style-name="P29"/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92.1">
          <table:table-cell table:style-name="Table92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92.1">
          <table:table-cell table:style-name="Table92.A2" office:value-type="string">
            <text:p text:style-name="P7">S.No.</text:p>
          </table:table-cell>
          <table:table-cell table:style-name="Table92.A2" office:value-type="string">
            <text:p text:style-name="P7">Table Name</text:p>
          </table:table-cell>
          <table:table-cell table:style-name="Table92.A2" office:value-type="string">
            <text:p text:style-name="P17">Primary Key </text:p>
          </table:table-cell>
          <table:table-cell table:style-name="Table92.A2" office:value-type="string">
            <text:p text:style-name="P7">Purpose</text:p>
          </table:table-cell>
        </table:table-row>
        <table:table-row table:style-name="Table92.1">
          <table:table-cell table:style-name="Table92.A3" office:value-type="string">
            <text:p text:style-name="P10">1</text:p>
          </table:table-cell>
          <table:table-cell table:style-name="Table92.B3" office:value-type="string">
            <text:p text:style-name="P10">acq_bibliography_details</text:p>
          </table:table-cell>
          <table:table-cell table:style-name="Table92.C3" office:value-type="string">
            <text:p text:style-name="P11">control_no, library_id, sub_library_id</text:p>
          </table:table-cell>
          <table:table-cell table:style-name="Table92.D3" office:value-type="string">
            <text:p text:style-name="P10">To retrieve the data from database table.</text:p>
          </table:table-cell>
        </table:table-row>
        <table:table-row table:style-name="Table92.1">
          <table:table-cell table:style-name="Table92.A4" office:value-type="string">
            <text:p text:style-name="P10">3</text:p>
          </table:table-cell>
          <table:table-cell table:style-name="Table92.B4" office:value-type="string">
            <text:p text:style-name="P10">acq_order_header</text:p>
          </table:table-cell>
          <table:table-cell table:style-name="Table92.C4" office:value-type="string">
            <text:p text:style-name="P11">order_no,library_id,sub_library_id</text:p>
          </table:table-cell>
          <table:table-cell table:style-name="Table92.D4" office:value-type="string">
            <text:p text:style-name="P10">To search duplicate order_no</text:p>
          </table:table-cell>
        </table:table-row>
        <table:table-row table:style-name="Table92.1">
          <table:table-cell table:style-name="Table92.A5" office:value-type="string">
            <text:p text:style-name="P10">4</text:p>
          </table:table-cell>
          <table:table-cell table:style-name="Table92.B5" office:value-type="string">
            <text:p text:style-name="P10">acq_order</text:p>
          </table:table-cell>
          <table:table-cell table:style-name="Table92.C5" office:value-type="string">
            <text:p text:style-name="P11">order_item_idorder_no,library_id,sub_library_id</text:p>
          </table:table-cell>
          <table:table-cell table:style-name="Table92.D5" office:value-type="string">
            <text:p text:style-name="P10">To insert the record of order processing</text:p>
          </table:table-cell>
        </table:table-row>
        <table:table-row table:style-name="Table92.1">
          <table:table-cell table:style-name="Table92.A6" office:value-type="string">
            <text:p text:style-name="P10">5</text:p>
          </table:table-cell>
          <table:table-cell table:style-name="Table92.B6" office:value-type="string">
            <text:p text:style-name="P10">acq_approval</text:p>
          </table:table-cell>
          <table:table-cell table:style-name="Table92.C6" office:value-type="string">
            <text:p text:style-name="P11">approval_item_id,library_id,sub_library_id</text:p>
          </table:table-cell>
          <table:table-cell table:style-name="Table92.D6" office:value-type="string">
            <text:p text:style-name="P10">To retrieve the data from database table.</text:p>
          </table:table-cell>
        </table:table-row>
      </table:table>
      <text:p text:style-name="P67"/>
      <text:p text:style-name="P67"/>
      <text:p text:style-name="P67"/>
      <text:p text:style-name="P68"/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93.1">
          <table:table-cell table:style-name="Table93.A2" office:value-type="string">
            <text:p text:style-name="P9">Request Forwards Name </text:p>
          </table:table-cell>
          <table:table-cell table:style-name="Table93.B2" office:value-type="string">
            <text:p text:style-name="P9">Request Target</text:p>
          </table:table-cell>
          <table:table-cell table:style-name="Table93.A2" office:value-type="string">
            <text:p text:style-name="P9">Purpose</text:p>
          </table:table-cell>
        </table:table-row>
        <table:table-row table:style-name="Table93.1">
          <table:table-cell table:style-name="Table93.A3" office:value-type="string">
            <text:p text:style-name="P10">success</text:p>
          </table:table-cell>
          <table:table-cell table:style-name="Table93.B3" office:value-type="string">
            <text:p text:style-name="P10">“acq_purchaseorder.jsp”</text:p>
          </table:table-cell>
          <table:table-cell table:style-name="Table93.C3" office:value-type="string">
            <text:p text:style-name="P10">Redirects user to the target page.</text:p>
            <text:p text:style-name="P10"/>
          </table:table-cell>
        </table:table-row>
      </table:table>
      <text:p text:style-name="P68"><text:tab/></text:p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94.1">
          <table:table-cell table:style-name="Table94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94.1">
          <table:table-cell table:style-name="Table94.A2" office:value-type="string">
            <text:p text:style-name="P7">S.No.</text:p>
          </table:table-cell>
          <table:table-cell table:style-name="Table94.A2" office:value-type="string">
            <text:p text:style-name="P7">Table Name</text:p>
          </table:table-cell>
          <table:table-cell table:style-name="Table94.A2" office:value-type="string">
            <text:p text:style-name="P17">Primary Key </text:p>
          </table:table-cell>
          <table:table-cell table:style-name="Table94.A2" office:value-type="string">
            <text:p text:style-name="P7">Purpose</text:p>
          </table:table-cell>
        </table:table-row>
        <table:table-row table:style-name="Table94.1">
          <table:table-cell table:style-name="Table94.A3" office:value-type="string">
            <text:p text:style-name="P10">1</text:p>
          </table:table-cell>
          <table:table-cell table:style-name="Table94.B3" office:value-type="string">
            <text:p text:style-name="P10">acq_bibliography_details</text:p>
          </table:table-cell>
          <table:table-cell table:style-name="Table94.C3" office:value-type="string">
            <text:p text:style-name="P11">control_no, library_id, sub_library_id</text:p>
          </table:table-cell>
          <table:table-cell table:style-name="Table94.D3" office:value-type="string">
            <text:p text:style-name="P10">To retrieve the data from database table and update the record in the database.</text:p>
          </table:table-cell>
        </table:table-row>
        <table:table-row table:style-name="Table94.1">
          <table:table-cell table:style-name="Table94.A4" office:value-type="string">
            <text:p text:style-name="P10">2</text:p>
          </table:table-cell>
          <table:table-cell table:style-name="Table94.B4" office:value-type="string">
            <text:p text:style-name="P10">acq_order_header</text:p>
          </table:table-cell>
          <table:table-cell table:style-name="Table94.C4" office:value-type="string">
            <text:p text:style-name="P11">order_no,library_id,sub_library_id</text:p>
          </table:table-cell>
          <table:table-cell table:style-name="Table94.D4" office:value-type="string">
            <text:p text:style-name="P10">To insert .the record.</text:p>
          </table:table-cell>
        </table:table-row>
        <table:table-row table:style-name="Table94.1">
          <table:table-cell table:style-name="Table94.A5" office:value-type="string">
            <text:p text:style-name="P10">3</text:p>
          </table:table-cell>
          <table:table-cell table:style-name="Table94.B5" office:value-type="string">
            <text:p text:style-name="P10">acq_order1</text:p>
          </table:table-cell>
          <table:table-cell table:style-name="Table94.C5" office:value-type="string">
            <text:p text:style-name="P11">order_item_id,order_no,library_id,sub_library_id</text:p>
          </table:table-cell>
          <table:table-cell table:style-name="Table94.D5" office:value-type="string">
            <text:p text:style-name="P10">To insert .the record.</text:p>
          </table:table-cell>
        </table:table-row>
        <table:table-row table:style-name="Table94.1">
          <table:table-cell table:style-name="Table94.A6" office:value-type="string">
            <text:p text:style-name="P10">4</text:p>
          </table:table-cell>
          <table:table-cell table:style-name="Table94.B6" office:value-type="string">
            <text:p text:style-name="P10">acq_approval</text:p>
          </table:table-cell>
          <table:table-cell table:style-name="Table94.C6" office:value-type="string">
            <text:p text:style-name="P11">approval_item_id,library_id,sub_library_id</text:p>
          </table:table-cell>
          <table:table-cell table:style-name="Table94.D6" office:value-type="string">
            <text:p text:style-name="P10">To retrieve the data from database table.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text:tab/></text:p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F"/>
        <table:table-row table:style-name="Table95.1">
          <table:table-cell table:style-name="Table95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5.1">
          <table:table-cell table:style-name="Table95.A2" office:value-type="string">
            <text:p text:style-name="P7">S.No.</text:p>
          </table:table-cell>
          <table:table-cell table:style-name="Table95.A2" office:value-type="string">
            <text:p text:style-name="P7">Pojo Name</text:p>
          </table:table-cell>
          <table:table-cell table:style-name="Table95.A2" office:value-type="string">
            <text:p text:style-name="P17">Method Name </text:p>
          </table:table-cell>
          <table:table-cell table:style-name="Table95.D2" office:value-type="string">
            <text:p text:style-name="P7">Select Operation</text:p>
          </table:table-cell>
          <table:table-cell table:style-name="Table95.D2" office:value-type="string">
            <text:p text:style-name="P7">Columns <text:s/>in Where clause</text:p>
          </table:table-cell>
          <table:table-cell table:style-name="Table95.A2" office:value-type="string">
            <text:p text:style-name="P7">Purpose </text:p>
          </table:table-cell>
        </table:table-row>
        <table:table-row table:style-name="Table95.1">
          <table:table-cell table:style-name="Table95.A3" office:value-type="string">
            <text:p text:style-name="P10">1</text:p>
          </table:table-cell>
          <table:table-cell table:style-name="Table95.B3" office:value-type="string">
            <text:p text:style-name="P11">AcqOrderHeader</text:p>
          </table:table-cell>
          <table:table-cell table:style-name="Table95.C3" office:value-type="string">
            <text:p text:style-name="P11">insert()</text:p>
          </table:table-cell>
          <table:table-cell table:style-name="Table95.D3" office:value-type="string">
            <text:p text:style-name="P10"/>
          </table:table-cell>
          <table:table-cell table:style-name="Table95.E3" office:value-type="string">
            <text:p text:style-name="P10">library_id,sub_library_id</text:p>
          </table:table-cell>
          <table:table-cell table:style-name="Table95.F3" office:value-type="string">
            <text:p text:style-name="P10">To insert the record into database.</text:p>
          </table:table-cell>
        </table:table-row>
        <table:table-row table:style-name="Table95.1">
          <table:table-cell table:style-name="Table95.A4" office:value-type="string">
            <text:p text:style-name="P10"/>
          </table:table-cell>
          <table:table-cell table:style-name="Table95.B4" office:value-type="string">
            <text:p text:style-name="P11"/>
          </table:table-cell>
          <table:table-cell table:style-name="Table95.C4" office:value-type="string">
            <text:p text:style-name="P11"/>
          </table:table-cell>
          <table:table-cell table:style-name="Table95.D4" office:value-type="string">
            <text:p text:style-name="P10"/>
          </table:table-cell>
          <table:table-cell table:style-name="Table95.E4" office:value-type="string">
            <text:p text:style-name="P10"/>
          </table:table-cell>
          <table:table-cell table:style-name="Table95.F4" office:value-type="string">
            <text:p text:style-name="P10"/>
          </table:table-cell>
        </table:table-row>
        <table:table-row table:style-name="Table95.1">
          <table:table-cell table:style-name="Table95.A5" office:value-type="string">
            <text:p text:style-name="P10">2</text:p>
          </table:table-cell>
          <table:table-cell table:style-name="Table95.B5" office:value-type="string">
            <text:p text:style-name="P11">AcqBibliographyDetails</text:p>
          </table:table-cell>
          <table:table-cell table:style-name="Table95.C5" office:value-type="string">
            <text:p text:style-name="P11">searchByControlNo()</text:p>
          </table:table-cell>
          <table:table-cell table:style-name="Table95.D5" office:value-type="string">
            <text:p text:style-name="P10">AcqBibliographyDetails</text:p>
          </table:table-cell>
          <table:table-cell table:style-name="Table95.E5" office:value-type="string">
            <text:p text:style-name="P10">library_id,sub_library_id,control_no</text:p>
          </table:table-cell>
          <table:table-cell table:style-name="Table95.F5" office:value-type="string">
            <text:p text:style-name="P10">To retrieve the record from database. </text:p>
          </table:table-cell>
        </table:table-row>
        <table:table-row table:style-name="Table95.1">
          <table:table-cell table:style-name="Table95.A6" office:value-type="string">
            <text:p text:style-name="P10"/>
          </table:table-cell>
          <table:table-cell table:style-name="Table95.B6" office:value-type="string">
            <text:p text:style-name="P11"/>
          </table:table-cell>
          <table:table-cell table:style-name="Table95.C6" office:value-type="string">
            <text:p text:style-name="P11">updateAcqBibliographyDetails()</text:p>
          </table:table-cell>
          <table:table-cell table:style-name="Table95.D6" office:value-type="string">
            <text:p text:style-name="P10"/>
          </table:table-cell>
          <table:table-cell table:style-name="Table95.E6" office:value-type="string">
            <text:p text:style-name="P10"/>
          </table:table-cell>
          <table:table-cell table:style-name="Table95.F6" office:value-type="string">
            <text:p text:style-name="P10">To update the record of the table.</text:p>
          </table:table-cell>
        </table:table-row>
        <table:table-row table:style-name="Table95.1">
          <table:table-cell table:style-name="Table95.A8" office:value-type="string">
            <text:p text:style-name="P10">3</text:p>
          </table:table-cell>
          <table:table-cell table:style-name="Table95.B8" office:value-type="string">
            <text:p text:style-name="P11">AcqOrder1</text:p>
          </table:table-cell>
          <table:table-cell table:style-name="Table95.C8" office:value-type="string">
            <text:p text:style-name="P11">returnMaxItemIdAcqOrder()</text:p>
          </table:table-cell>
          <table:table-cell table:style-name="Table95.D8" office:value-type="string">
            <text:p text:style-name="P10">Integer</text:p>
          </table:table-cell>
          <table:table-cell table:style-name="Table95.E8" office:value-type="string">
            <text:p text:style-name="P10">library_id,sub_library_id</text:p>
          </table:table-cell>
          <table:table-cell table:style-name="Table95.F8" office:value-type="string">
            <text:p text:style-name="P10">To insert the record into database.</text:p>
          </table:table-cell>
        </table:table-row>
        <table:table-row table:style-name="Table95.1">
          <table:table-cell table:style-name="Table95.A8" office:value-type="string">
            <text:p text:style-name="P10"/>
          </table:table-cell>
          <table:table-cell table:style-name="Table95.B8" office:value-type="string">
            <text:p text:style-name="P11"/>
          </table:table-cell>
          <table:table-cell table:style-name="Table95.C8" office:value-type="string">
            <text:p text:style-name="P11">insert1()</text:p>
          </table:table-cell>
          <table:table-cell table:style-name="Table95.D8" office:value-type="string">
            <text:p text:style-name="P10"/>
          </table:table-cell>
          <table:table-cell table:style-name="Table95.E8" office:value-type="string">
            <text:p text:style-name="P10"/>
          </table:table-cell>
          <table:table-cell table:style-name="Table95.F8" office:value-type="string">
            <text:p text:style-name="P10"/>
          </table:table-cell>
        </table:table-row>
        <table:table-row table:style-name="Table95.1">
          <table:table-cell table:style-name="Table95.A9" office:value-type="string">
            <text:p text:style-name="P10">4</text:p>
          </table:table-cell>
          <table:table-cell table:style-name="Table95.B9" office:value-type="string">
            <text:p text:style-name="P11">AcqApproval</text:p>
          </table:table-cell>
          <table:table-cell table:style-name="Table95.C9" office:value-type="string">
            <text:p text:style-name="P11">getApprovalItemId()</text:p>
          </table:table-cell>
          <table:table-cell table:style-name="Table95.D9" office:value-type="string">
            <text:p text:style-name="P10">amount</text:p>
          </table:table-cell>
          <table:table-cell table:style-name="Table95.E9" office:value-type="string">
            <text:p text:style-name="P10">library_id,sub_library_id,control_no,approval_no</text:p>
          </table:table-cell>
          <table:table-cell table:style-name="Table95.F9" office:value-type="string">
            <text:p text:style-name="P10">To getting the record from data base.</text:p>
          </table:table-cell>
        </table:table-row>
        <table:table-row table:style-name="Table95.1">
          <table:table-cell table:style-name="Table95.A10" office:value-type="string">
            <text:p text:style-name="P10"/>
          </table:table-cell>
          <table:table-cell table:style-name="Table95.B10" office:value-type="string">
            <text:p text:style-name="P11"/>
          </table:table-cell>
          <table:table-cell table:style-name="Table95.C10" office:value-type="string">
            <text:p text:style-name="P11">searchApproval()</text:p>
          </table:table-cell>
          <table:table-cell table:style-name="Table95.D10" office:value-type="string">
            <text:p text:style-name="P10">AcqApproval</text:p>
          </table:table-cell>
          <table:table-cell table:style-name="Table95.E10" office:value-type="string">
            <text:p text:style-name="P10">library_id,sub_library_id,control_no,approval_no</text:p>
          </table:table-cell>
          <table:table-cell table:style-name="Table95.F10" office:value-type="string">
            <text:p text:style-name="P10">To search the record from database.</text:p>
          </table:table-cell>
        </table:table-row>
        <table:table-row table:style-name="Table95.1">
          <table:table-cell table:style-name="Table95.A11" office:value-type="string">
            <text:p text:style-name="P10"/>
          </table:table-cell>
          <table:table-cell table:style-name="Table95.B11" office:value-type="string">
            <text:p text:style-name="P11"/>
          </table:table-cell>
          <table:table-cell table:style-name="Table95.C11" office:value-type="string">
            <text:p text:style-name="P11">updateAcqApproval()</text:p>
          </table:table-cell>
          <table:table-cell table:style-name="Table95.D11" office:value-type="string">
            <text:p text:style-name="P10"/>
          </table:table-cell>
          <table:table-cell table:style-name="Table95.E11" office:value-type="string">
            <text:p text:style-name="P10"/>
          </table:table-cell>
          <table:table-cell table:style-name="Table95.F11" office:value-type="string">
            <text:p text:style-name="P10"/>
          </table:table-cell>
        </table:table-row>
        <table:table-row table:style-name="Table95.1">
          <table:table-cell table:style-name="Table95.A12" office:value-type="string">
            <text:p text:style-name="P10"/>
          </table:table-cell>
          <table:table-cell table:style-name="Table95.B12" office:value-type="string">
            <text:p text:style-name="P11"/>
          </table:table-cell>
          <table:table-cell table:style-name="Table95.C12" office:value-type="string">
            <text:p text:style-name="P11">searchApprovalStatus()</text:p>
          </table:table-cell>
          <table:table-cell table:style-name="Table95.D12" office:value-type="string">
            <text:p text:style-name="P10">List</text:p>
          </table:table-cell>
          <table:table-cell table:style-name="Table95.E12" office:value-type="string">
            <text:p text:style-name="P10">library_id,sub_library_id,control_no</text:p>
          </table:table-cell>
          <table:table-cell table:style-name="Table95.F12" office:value-type="string">
            <text:p text:style-name="P10">To search the approval status from the database.</text:p>
          </table:table-cell>
        </table:table-row>
        <table:table-row table:style-name="Table95.1">
          <table:table-cell table:style-name="Table95.A13" office:value-type="string">
            <text:p text:style-name="P10"/>
          </table:table-cell>
          <table:table-cell table:style-name="Table95.B13" office:value-type="string">
            <text:p text:style-name="P11"/>
          </table:table-cell>
          <table:table-cell table:style-name="Table95.C13" office:value-type="string">
            <text:p text:style-name="P11">getApprovalListbySelectionA()</text:p>
          </table:table-cell>
          <table:table-cell table:style-name="Table95.D13" office:value-type="string">
            <text:p text:style-name="P10">ApprovalList</text:p>
          </table:table-cell>
          <table:table-cell table:style-name="Table95.E13" office:value-type="string">
            <text:p text:style-name="P10">library_id,sub_library_id,control_no,approval_no</text:p>
          </table:table-cell>
          <table:table-cell table:style-name="Table95.F13" office:value-type="string">
            <text:p text:style-name="P10">To retrieve list of titles <text:s text:c="2"/></text:p>
            <text:p text:style-name="P10">which are come <text:s/>from Approval process.</text:p>
          </table:table-cell>
        </table:table-row>
        <table:table-row table:style-name="Table95.1">
          <table:table-cell table:style-name="Table95.A14" office:value-type="string">
            <text:p text:style-name="P10"/>
          </table:table-cell>
          <table:table-cell table:style-name="Table95.B14" office:value-type="string">
            <text:p text:style-name="P11"/>
          </table:table-cell>
          <table:table-cell table:style-name="Table95.C14" office:value-type="string">
            <text:p text:style-name="P11">getApprovalListbySelectionF()</text:p>
          </table:table-cell>
          <table:table-cell table:style-name="Table95.D14" office:value-type="string">
            <text:p text:style-name="P10">ApprovalList</text:p>
          </table:table-cell>
          <table:table-cell table:style-name="Table95.E14" office:value-type="string">
            <text:p text:style-name="P10">library_id,sub_library_id,control_no</text:p>
          </table:table-cell>
          <table:table-cell table:style-name="Table95.F14" office:value-type="string">
            <text:p text:style-name="P10">To retrive data from database which are come from Firm Order process.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0"><text:soft-page-break/><text:span text:style-name="T2">File Name of view page: </text:span><text:span text:style-name="T5">acq_purchaseorder.jsp</text:span></text:p>
      <text:p text:style-name="P60"><text:span text:style-name="T7">Module Name:-</text:span><text:span text:style-name="T8">Acquisition Module</text:span></text:p>
      <text:p text:style-name="P28"><text:span text:style-name="T7">Included Files:</text:span><text:span text:style-name="T8"> </text:span><text:span text:style-name="T7"><text:s text:c="2"/></text:span><text:span text:style-name="T8">Header File: </text:span><text:span text:style-name="T7">acq_order_process.jsp</text:span></text:p>
      <text:p text:style-name="P38"/>
      <text:p text:style-name="P75"><text:s text:c="2"/><text:span text:style-name="T15">Attributes Of Vendor</text:span></text:p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column table:style-name="Table96.E"/>
        <table:table-column table:style-name="Table96.F"/>
        <table:table-row table:style-name="Table96.1">
          <table:table-cell table:style-name="Table96.A1" office:value-type="string">
            <text:p text:style-name="P49">S.No.</text:p>
          </table:table-cell>
          <table:table-cell table:style-name="Table96.A1" office:value-type="string">
            <text:p text:style-name="P49">Attribute Name</text:p>
          </table:table-cell>
          <table:table-cell table:style-name="Table96.A1" office:value-type="string">
            <text:p text:style-name="P49">Label </text:p>
          </table:table-cell>
          <table:table-cell table:style-name="Table96.A1" office:value-type="string">
            <text:p text:style-name="P49">Field Name</text:p>
          </table:table-cell>
          <table:table-cell table:style-name="Table96.A1" office:value-type="string">
            <text:p text:style-name="P49">Type</text:p>
          </table:table-cell>
          <table:table-cell table:style-name="Table96.A1" office:value-type="string">
            <text:p text:style-name="P49">Validation</text:p>
          </table:table-cell>
        </table:table-row>
        <table:table-row table:style-name="Table96.1">
          <table:table-cell table:style-name="Table96.A1" office:value-type="string">
            <text:p text:style-name="P51">1.</text:p>
          </table:table-cell>
          <table:table-cell table:style-name="Table96.A1" office:value-type="string">
            <text:p text:style-name="P50">Contact Person</text:p>
          </table:table-cell>
          <table:table-cell table:style-name="Table96.A1" office:value-type="string">
            <text:p text:style-name="P50">Contact Person</text:p>
          </table:table-cell>
          <table:table-cell table:style-name="Table96.A1" office:value-type="string">
            <text:p text:style-name="P52">vendor_name</text:p>
          </table:table-cell>
          <table:table-cell table:style-name="Table96.A1" office:value-type="string">
            <text:p text:style-name="P52">TextBox</text:p>
          </table:table-cell>
          <table:table-cell table:style-name="Table96.A1" office:value-type="string">
            <text:p text:style-name="P50"/>
          </table:table-cell>
        </table:table-row>
        <table:table-row table:style-name="Table96.1">
          <table:table-cell table:style-name="Table96.A1" office:value-type="string">
            <text:p text:style-name="P51">2.</text:p>
          </table:table-cell>
          <table:table-cell table:style-name="Table96.A1" office:value-type="string">
            <text:p text:style-name="P50">Company Name</text:p>
          </table:table-cell>
          <table:table-cell table:style-name="Table96.A1" office:value-type="string">
            <text:p text:style-name="P50">Company Name</text:p>
          </table:table-cell>
          <table:table-cell table:style-name="Table96.A1" office:value-type="string">
            <text:p text:style-name="P52">vendor_company</text:p>
          </table:table-cell>
          <table:table-cell table:style-name="Table96.A1" office:value-type="string">
            <text:p text:style-name="P52">TextBox</text:p>
          </table:table-cell>
          <table:table-cell table:style-name="Table96.A1" office:value-type="string">
            <text:p text:style-name="P50"/>
          </table:table-cell>
        </table:table-row>
        <table:table-row table:style-name="Table96.1">
          <table:table-cell table:style-name="Table96.A1" office:value-type="string">
            <text:p text:style-name="P51">4.</text:p>
          </table:table-cell>
          <table:table-cell table:style-name="Table96.A1" office:value-type="string">
            <text:p text:style-name="P52">Address</text:p>
          </table:table-cell>
          <table:table-cell table:style-name="Table96.A1" office:value-type="string">
            <text:p text:style-name="P52">Address</text:p>
          </table:table-cell>
          <table:table-cell table:style-name="Table96.A1" office:value-type="string">
            <text:p text:style-name="P52">vendor_address</text:p>
          </table:table-cell>
          <table:table-cell table:style-name="Table96.A1" office:value-type="string">
            <text:p text:style-name="P52">TextBox</text:p>
          </table:table-cell>
          <table:table-cell table:style-name="Table96.A1" office:value-type="string">
            <text:p text:style-name="P52"/>
          </table:table-cell>
        </table:table-row>
        <table:table-row table:style-name="Table96.1">
          <table:table-cell table:style-name="Table96.A1" office:value-type="string">
            <text:p text:style-name="P51">5.</text:p>
          </table:table-cell>
          <table:table-cell table:style-name="Table96.A1" office:value-type="string">
            <text:p text:style-name="P52">PIN Code</text:p>
          </table:table-cell>
          <table:table-cell table:style-name="Table96.A1" office:value-type="string">
            <text:p text:style-name="P52">PIN Code</text:p>
          </table:table-cell>
          <table:table-cell table:style-name="Table96.A1" office:value-type="string">
            <text:p text:style-name="P52">vendor_pin</text:p>
          </table:table-cell>
          <table:table-cell table:style-name="Table96.A1" office:value-type="string">
            <text:p text:style-name="P52">TextBox</text:p>
          </table:table-cell>
          <table:table-cell table:style-name="Table96.A1" office:value-type="string">
            <text:p text:style-name="P52"/>
          </table:table-cell>
        </table:table-row>
        <table:table-row table:style-name="Table96.1">
          <table:table-cell table:style-name="Table96.A6" office:value-type="string">
            <text:p text:style-name="P51">6.</text:p>
          </table:table-cell>
          <table:table-cell table:style-name="Table96.A6" office:value-type="string">
            <text:p text:style-name="P52">Email</text:p>
          </table:table-cell>
          <table:table-cell table:style-name="Table96.A6" office:value-type="string">
            <text:p text:style-name="P52">Email</text:p>
          </table:table-cell>
          <table:table-cell table:style-name="Table96.A6" office:value-type="string">
            <text:p text:style-name="P52">email</text:p>
          </table:table-cell>
          <table:table-cell table:style-name="Table96.A6" office:value-type="string">
            <text:p text:style-name="P52">TextBox</text:p>
          </table:table-cell>
          <table:table-cell table:style-name="Table96.A6" office:value-type="string">
            <text:p text:style-name="P52"/>
          </table:table-cell>
        </table:table-row>
        <table:table-row table:style-name="Table96.1">
          <table:table-cell table:style-name="Table96.A6" office:value-type="string">
            <text:p text:style-name="P51">7.</text:p>
          </table:table-cell>
          <table:table-cell table:style-name="Table96.A6" office:value-type="string">
            <text:p text:style-name="P52">Vendor Currency</text:p>
          </table:table-cell>
          <table:table-cell table:style-name="Table96.A6" office:value-type="string">
            <text:p text:style-name="P52">Vendor Currency</text:p>
          </table:table-cell>
          <table:table-cell table:style-name="Table96.A6" office:value-type="string">
            <text:p text:style-name="P52">vendor_currency</text:p>
          </table:table-cell>
          <table:table-cell table:style-name="Table96.A6" office:value-type="string">
            <text:p text:style-name="P52">TextBox</text:p>
          </table:table-cell>
          <table:table-cell table:style-name="Table96.A6" office:value-type="string">
            <text:p text:style-name="P52"/>
          </table:table-cell>
        </table:table-row>
      </table:table>
      <text:p text:style-name="P36"/>
      <text:p text:style-name="P65">Attributes Of Ship To</text:p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column table:style-name="Table97.E"/>
        <table:table-column table:style-name="Table97.F"/>
        <table:table-row table:style-name="Table97.1">
          <table:table-cell table:style-name="Table97.A1" office:value-type="string">
            <text:p text:style-name="P49">S.No.</text:p>
          </table:table-cell>
          <table:table-cell table:style-name="Table97.A1" office:value-type="string">
            <text:p text:style-name="P49">Attribute Name</text:p>
          </table:table-cell>
          <table:table-cell table:style-name="Table97.A1" office:value-type="string">
            <text:p text:style-name="P49">Label </text:p>
          </table:table-cell>
          <table:table-cell table:style-name="Table97.A1" office:value-type="string">
            <text:p text:style-name="P49">Field Name</text:p>
          </table:table-cell>
          <table:table-cell table:style-name="Table97.A1" office:value-type="string">
            <text:p text:style-name="P49">Type</text:p>
          </table:table-cell>
          <table:table-cell table:style-name="Table97.A1" office:value-type="string">
            <text:p text:style-name="P49">Validation</text:p>
          </table:table-cell>
        </table:table-row>
        <table:table-row table:style-name="Table97.1">
          <table:table-cell table:style-name="Table97.A1" office:value-type="string">
            <text:p text:style-name="P51">1.</text:p>
          </table:table-cell>
          <table:table-cell table:style-name="Table97.A1" office:value-type="string">
            <text:p text:style-name="P50">Name</text:p>
          </table:table-cell>
          <table:table-cell table:style-name="Table97.A1" office:value-type="string">
            <text:p text:style-name="P50">Name</text:p>
          </table:table-cell>
          <table:table-cell table:style-name="Table97.A1" office:value-type="string">
            <text:p text:style-name="P52">ship_contact_person1</text:p>
          </table:table-cell>
          <table:table-cell table:style-name="Table97.A1" office:value-type="string">
            <text:p text:style-name="P52">TextBox</text:p>
          </table:table-cell>
          <table:table-cell table:style-name="Table97.A1" office:value-type="string">
            <text:p text:style-name="P50"/>
          </table:table-cell>
        </table:table-row>
        <table:table-row table:style-name="Table97.1">
          <table:table-cell table:style-name="Table97.A1" office:value-type="string">
            <text:p text:style-name="P51">2.</text:p>
          </table:table-cell>
          <table:table-cell table:style-name="Table97.A1" office:value-type="string">
            <text:p text:style-name="P50">Company Name</text:p>
          </table:table-cell>
          <table:table-cell table:style-name="Table97.A1" office:value-type="string">
            <text:p text:style-name="P50">Company Name</text:p>
          </table:table-cell>
          <table:table-cell table:style-name="Table97.A1" office:value-type="string">
            <text:p text:style-name="P52">ship_company1</text:p>
          </table:table-cell>
          <table:table-cell table:style-name="Table97.A1" office:value-type="string">
            <text:p text:style-name="P52">TextBox</text:p>
          </table:table-cell>
          <table:table-cell table:style-name="Table97.A1" office:value-type="string">
            <text:p text:style-name="P50"/>
          </table:table-cell>
        </table:table-row>
        <table:table-row table:style-name="Table97.1">
          <table:table-cell table:style-name="Table97.A1" office:value-type="string">
            <text:p text:style-name="P51">4.</text:p>
          </table:table-cell>
          <table:table-cell table:style-name="Table97.A1" office:value-type="string">
            <text:p text:style-name="P52">Address</text:p>
          </table:table-cell>
          <table:table-cell table:style-name="Table97.A1" office:value-type="string">
            <text:p text:style-name="P52">Address</text:p>
          </table:table-cell>
          <table:table-cell table:style-name="Table97.A1" office:value-type="string">
            <text:p text:style-name="P52">ship_address1</text:p>
          </table:table-cell>
          <table:table-cell table:style-name="Table97.A1" office:value-type="string">
            <text:p text:style-name="P52">TextBox</text:p>
          </table:table-cell>
          <table:table-cell table:style-name="Table97.A1" office:value-type="string">
            <text:p text:style-name="P52"/>
          </table:table-cell>
        </table:table-row>
        <table:table-row table:style-name="Table97.1">
          <table:table-cell table:style-name="Table97.A1" office:value-type="string">
            <text:p text:style-name="P51">5.</text:p>
          </table:table-cell>
          <table:table-cell table:style-name="Table97.A1" office:value-type="string">
            <text:p text:style-name="P52">PIN Code</text:p>
          </table:table-cell>
          <table:table-cell table:style-name="Table97.A1" office:value-type="string">
            <text:p text:style-name="P52">PIN Code</text:p>
          </table:table-cell>
          <table:table-cell table:style-name="Table97.A1" office:value-type="string">
            <text:p text:style-name="P52">ship_pin1</text:p>
          </table:table-cell>
          <table:table-cell table:style-name="Table97.A1" office:value-type="string">
            <text:p text:style-name="P52">TextBox</text:p>
          </table:table-cell>
          <table:table-cell table:style-name="Table97.A1" office:value-type="string">
            <text:p text:style-name="P52"/>
          </table:table-cell>
        </table:table-row>
        <table:table-row table:style-name="Table97.1">
          <table:table-cell table:style-name="Table97.A6" office:value-type="string">
            <text:p text:style-name="P51">6.</text:p>
          </table:table-cell>
          <table:table-cell table:style-name="Table97.A6" office:value-type="string">
            <text:p text:style-name="P52">FAX</text:p>
          </table:table-cell>
          <table:table-cell table:style-name="Table97.A6" office:value-type="string">
            <text:p text:style-name="P52">FAX</text:p>
          </table:table-cell>
          <table:table-cell table:style-name="Table97.A6" office:value-type="string">
            <text:p text:style-name="P52">ship_fax1</text:p>
          </table:table-cell>
          <table:table-cell table:style-name="Table97.A6" office:value-type="string">
            <text:p text:style-name="P52">TextBox</text:p>
          </table:table-cell>
          <table:table-cell table:style-name="Table97.A6" office:value-type="string">
            <text:p text:style-name="P52"/>
          </table:table-cell>
        </table:table-row>
        <table:table-row table:style-name="Table97.1">
          <table:table-cell table:style-name="Table97.A6" office:value-type="string">
            <text:p text:style-name="P51">7.</text:p>
          </table:table-cell>
          <table:table-cell table:style-name="Table97.A6" office:value-type="string">
            <text:p text:style-name="P52">Email</text:p>
          </table:table-cell>
          <table:table-cell table:style-name="Table97.A6" office:value-type="string">
            <text:p text:style-name="P52">Email</text:p>
          </table:table-cell>
          <table:table-cell table:style-name="Table97.A6" office:value-type="string">
            <text:p text:style-name="P52">ship_email1</text:p>
          </table:table-cell>
          <table:table-cell table:style-name="Table97.A6" office:value-type="string">
            <text:p text:style-name="P52">TextBox</text:p>
          </table:table-cell>
          <table:table-cell table:style-name="Table97.A6" office:value-type="string">
            <text:p text:style-name="P52"/>
          </table:table-cell>
        </table:table-row>
      </table:table>
      <text:p text:style-name="P36"/>
      <text:p text:style-name="P39">Iframe on acq_purchaseorder.jsp</text:p>
      <text:p text:style-name="P39">Iframe</text:p>
      <text:p text:style-name="P39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 table:number-columns-repeated="2"/>
        <table:table-column table:style-name="Table98.F"/>
        <table:table-row table:style-name="Table98.1">
          <table:table-cell table:style-name="Table98.A1" office:value-type="string">
            <text:p text:style-name="P49">S.No.</text:p>
          </table:table-cell>
          <table:table-cell table:style-name="Table98.A1" office:value-type="string">
            <text:p text:style-name="P49">Attribute Name</text:p>
          </table:table-cell>
          <table:table-cell table:style-name="Table98.A1" office:value-type="string">
            <text:p text:style-name="P49">Label </text:p>
          </table:table-cell>
          <table:table-cell table:style-name="Table98.D1" office:value-type="string">
            <text:p text:style-name="P49">Field Name</text:p>
          </table:table-cell>
          <table:table-cell table:style-name="Table98.A1" office:value-type="string">
            <text:p text:style-name="P49">Type</text:p>
          </table:table-cell>
          <table:table-cell table:style-name="Table98.A1" office:value-type="string">
            <text:p text:style-name="P49">Validation</text:p>
          </table:table-cell>
        </table:table-row>
        <table:table-row table:style-name="Table98.1">
          <table:table-cell table:style-name="Table98.A1" office:value-type="string">
            <text:p text:style-name="P51">1.</text:p>
          </table:table-cell>
          <table:table-cell table:style-name="Table98.A1" office:value-type="string">
            <text:p text:style-name="P50">ISBN</text:p>
          </table:table-cell>
          <table:table-cell table:style-name="Table98.A1" office:value-type="string">
            <text:p text:style-name="P52">ISBN</text:p>
          </table:table-cell>
          <table:table-cell table:style-name="Table98.D1" office:value-type="string">
            <text:p text:style-name="P52">isbn</text:p>
          </table:table-cell>
          <table:table-cell table:style-name="Table98.A1" office:value-type="string">
            <text:p text:style-name="P52"/>
          </table:table-cell>
          <table:table-cell table:style-name="Table98.A1" office:value-type="string">
            <text:p text:style-name="P50"/>
          </table:table-cell>
        </table:table-row>
        <table:table-row table:style-name="Table98.1">
          <table:table-cell table:style-name="Table98.A3" office:value-type="string">
            <text:p text:style-name="P51">2.</text:p>
          </table:table-cell>
          <table:table-cell table:style-name="Table98.A3" office:value-type="string">
            <text:p text:style-name="P50">Title/Author</text:p>
          </table:table-cell>
          <table:table-cell table:style-name="Table98.A3" office:value-type="string">
            <text:p text:style-name="P50">Title/Author</text:p>
          </table:table-cell>
          <table:table-cell table:style-name="Table98.D3" office:value-type="string">
            <text:p text:style-name="P52">title,author</text:p>
          </table:table-cell>
          <table:table-cell table:style-name="Table98.A3" office:value-type="string">
            <text:p text:style-name="P52"/>
          </table:table-cell>
          <table:table-cell table:style-name="Table98.A3" office:value-type="string">
            <text:p text:style-name="P50"/>
          </table:table-cell>
        </table:table-row>
        <table:table-row table:style-name="Table98.1">
          <table:table-cell table:style-name="Table98.A3" office:value-type="string">
            <text:p text:style-name="P51">3.</text:p>
          </table:table-cell>
          <table:table-cell table:style-name="Table98.A3" office:value-type="string">
            <text:p text:style-name="P50">No of Copies</text:p>
          </table:table-cell>
          <table:table-cell table:style-name="Table98.A3" office:value-type="string">
            <text:p text:style-name="P50">No of Copies</text:p>
          </table:table-cell>
          <table:table-cell table:style-name="Table98.D3" office:value-type="string">
            <text:p text:style-name="P52">no_of_copies</text:p>
          </table:table-cell>
          <table:table-cell table:style-name="Table98.A3" office:value-type="string">
            <text:p text:style-name="P52"/>
          </table:table-cell>
          <table:table-cell table:style-name="Table98.A3" office:value-type="string">
            <text:p text:style-name="P50"/>
          </table:table-cell>
        </table:table-row>
        <table:table-row table:style-name="Table98.1">
          <table:table-cell table:style-name="Table98.A3" office:value-type="string">
            <text:p text:style-name="P51">4.</text:p>
          </table:table-cell>
          <table:table-cell table:style-name="Table98.A3" office:value-type="string">
            <text:p text:style-name="P50">Unit Price</text:p>
          </table:table-cell>
          <table:table-cell table:style-name="Table98.A3" office:value-type="string">
            <text:p text:style-name="P50">Unit Price</text:p>
          </table:table-cell>
          <table:table-cell table:style-name="Table98.D3" office:value-type="string">
            <text:p text:style-name="P52">unit_price</text:p>
          </table:table-cell>
          <table:table-cell table:style-name="Table98.A3" office:value-type="string">
            <text:p text:style-name="P52"/>
          </table:table-cell>
          <table:table-cell table:style-name="Table98.A3" office:value-type="string">
            <text:p text:style-name="P50"/>
          </table:table-cell>
        </table:table-row>
        <table:table-row table:style-name="Table98.1">
          <table:table-cell table:style-name="Table98.A3" office:value-type="string">
            <text:p text:style-name="P51">5.</text:p>
          </table:table-cell>
          <table:table-cell table:style-name="Table98.A3" office:value-type="string">
            <text:p text:style-name="P50">Total</text:p>
          </table:table-cell>
          <table:table-cell table:style-name="Table98.A3" office:value-type="string">
            <text:p text:style-name="P50">Total</text:p>
          </table:table-cell>
          <table:table-cell table:style-name="Table98.D3" office:value-type="string">
            <text:p text:style-name="P53">total</text:p>
          </table:table-cell>
          <table:table-cell table:style-name="Table98.A3" office:value-type="string">
            <text:p text:style-name="P53">TextBox</text:p>
          </table:table-cell>
          <table:table-cell table:style-name="Table98.A3" office:value-type="string">
            <text:p text:style-name="P50"/>
          </table:table-cell>
        </table:table-row>
        <table:table-row table:style-name="Table98.1">
          <table:table-cell table:style-name="Table98.A3" office:value-type="string">
            <text:p text:style-name="P51">6.</text:p>
          </table:table-cell>
          <table:table-cell table:style-name="Table98.A3" office:value-type="string">
            <text:p text:style-name="P50">Discount(in% Ex 5%)</text:p>
          </table:table-cell>
          <table:table-cell table:style-name="Table98.A3" office:value-type="string">
            <text:p text:style-name="P50">Discount(in% Ex 5%)</text:p>
          </table:table-cell>
          <table:table-cell table:style-name="Table98.D3" office:value-type="string">
            <text:p text:style-name="P53">discount</text:p>
          </table:table-cell>
          <table:table-cell table:style-name="Table98.A3" office:value-type="string">
            <text:p text:style-name="P53">TextBox</text:p>
          </table:table-cell>
          <table:table-cell table:style-name="Table98.A3" office:value-type="string">
            <text:p text:style-name="P50">Onblur return get_discount()</text:p>
          </table:table-cell>
        </table:table-row>
        <table:table-row table:style-name="Table98.1">
          <table:table-cell table:style-name="Table98.A3" office:value-type="string">
            <text:p text:style-name="P51">7.</text:p>
          </table:table-cell>
          <table:table-cell table:style-name="Table98.A3" office:value-type="string">
            <text:p text:style-name="P50">TAX/VAT Rate(in% Ex 5%)</text:p>
          </table:table-cell>
          <table:table-cell table:style-name="Table98.A3" office:value-type="string">
            <text:p text:style-name="P50">TAX/VAT Rate(in% Ex 5%)</text:p>
          </table:table-cell>
          <table:table-cell table:style-name="Table98.D3" office:value-type="string">
            <text:p text:style-name="P53">tax_rate</text:p>
          </table:table-cell>
          <table:table-cell table:style-name="Table98.A3" office:value-type="string">
            <text:p text:style-name="P53">TextBox</text:p>
          </table:table-cell>
          <table:table-cell table:style-name="Table98.A3" office:value-type="string">
            <text:p text:style-name="P50">Onblur return get_VAT()</text:p>
          </table:table-cell>
        </table:table-row>
        <table:table-row table:style-name="Table98.1">
          <table:table-cell table:style-name="Table98.A3" office:value-type="string">
            <text:p text:style-name="P51">8.</text:p>
          </table:table-cell>
          <table:table-cell table:style-name="Table98.A3" office:value-type="string">
            <text:p text:style-name="P50">TAX/VAT Amt</text:p>
          </table:table-cell>
          <table:table-cell table:style-name="Table98.A3" office:value-type="string">
            <text:p text:style-name="P50">TAX/VAT Amt</text:p>
          </table:table-cell>
          <table:table-cell table:style-name="Table98.D3" office:value-type="string">
            <text:p text:style-name="P53">tax_amount</text:p>
          </table:table-cell>
          <table:table-cell table:style-name="Table98.A3" office:value-type="string">
            <text:p text:style-name="P53">TextBox</text:p>
          </table:table-cell>
          <table:table-cell table:style-name="Table98.A3" office:value-type="string">
            <text:p text:style-name="P50"/>
          </table:table-cell>
        </table:table-row>
        <text:soft-page-break/>
        <table:table-row table:style-name="Table98.1">
          <table:table-cell table:style-name="Table98.A3" office:value-type="string">
            <text:p text:style-name="P51">9.</text:p>
          </table:table-cell>
          <table:table-cell table:style-name="Table98.A3" office:value-type="string">
            <text:p text:style-name="P50">Grand Total</text:p>
          </table:table-cell>
          <table:table-cell table:style-name="Table98.A3" office:value-type="string">
            <text:p text:style-name="P50">Grand Total</text:p>
          </table:table-cell>
          <table:table-cell table:style-name="Table98.D3" office:value-type="string">
            <text:p text:style-name="P53">grand_total</text:p>
          </table:table-cell>
          <table:table-cell table:style-name="Table98.A3" office:value-type="string">
            <text:p text:style-name="P53">TextBox</text:p>
          </table:table-cell>
          <table:table-cell table:style-name="Table98.A3" office:value-type="string">
            <text:p text:style-name="P50"/>
          </table:table-cell>
        </table:table-row>
        <table:table-row table:style-name="Table98.1">
          <table:table-cell table:style-name="Table98.A3" office:value-type="string">
            <text:p text:style-name="P51">10.</text:p>
          </table:table-cell>
          <table:table-cell table:style-name="Table98.A3" office:value-type="string">
            <text:p text:style-name="P50">Submit</text:p>
          </table:table-cell>
          <table:table-cell table:style-name="Table98.A3" office:value-type="string">
            <text:p text:style-name="P50">Generate Order</text:p>
          </table:table-cell>
          <table:table-cell table:style-name="Table98.D3" office:value-type="string">
            <text:p text:style-name="P53">submit</text:p>
          </table:table-cell>
          <table:table-cell table:style-name="Table98.A3" office:value-type="string">
            <text:p text:style-name="P53">button</text:p>
          </table:table-cell>
          <table:table-cell table:style-name="Table98.A3" office:value-type="string">
            <text:p text:style-name="P50"/>
          </table:table-cell>
        </table:table-row>
        <table:table-row table:style-name="Table98.1">
          <table:table-cell table:style-name="Table98.A3" office:value-type="string">
            <text:p text:style-name="P51">11.</text:p>
          </table:table-cell>
          <table:table-cell table:style-name="Table98.A3" office:value-type="string">
            <text:p text:style-name="P50">Button</text:p>
          </table:table-cell>
          <table:table-cell table:style-name="Table98.A3" office:value-type="string">
            <text:p text:style-name="P50">Cancel Order</text:p>
          </table:table-cell>
          <table:table-cell table:style-name="Table98.D3" office:value-type="string">
            <text:p text:style-name="P53">button</text:p>
          </table:table-cell>
          <table:table-cell table:style-name="Table98.A3" office:value-type="string">
            <text:p text:style-name="P53">button</text:p>
          </table:table-cell>
          <table:table-cell table:style-name="Table98.A3" office:value-type="string">
            <text:p text:style-name="P50">Onclick return quit()</text:p>
          </table:table-cell>
        </table:table-row>
      </table:table>
      <text:p text:style-name="P68"/>
      <text:p text:style-name="P68"/>
      <text:p text:style-name="P36"/>
      <table:table table:name="Table99" table:style-name="Table99">
        <table:table-column table:style-name="Table99.A"/>
        <table:table-column table:style-name="Table99.B"/>
        <table:table-row table:style-name="Table99.1">
          <table:table-cell table:style-name="Table99.A1" table:number-columns-spanned="2" office:value-type="string">
            <text:p text:style-name="P8">Action Class Name:AcqPurchaseOrderAction</text:p>
          </table:table-cell>
          <table:covered-table-cell/>
        </table:table-row>
        <table:table-row table:style-name="Table99.1">
          <table:table-cell table:style-name="Table99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99.1">
          <table:table-cell table:style-name="Table99.A13" office:value-type="string">
            <text:p text:style-name="P10">Logical Name</text:p>
          </table:table-cell>
          <table:table-cell table:style-name="Table99.B3" office:value-type="string">
            <text:p text:style-name="P10">AcqPurchaseOrderActionForm</text:p>
          </table:table-cell>
        </table:table-row>
        <table:table-row table:style-name="Table99.1">
          <table:table-cell table:style-name="Table99.A13" office:value-type="string">
            <text:p text:style-name="P10">Physical Path</text:p>
          </table:table-cell>
          <table:table-cell table:style-name="Table99.B4" office:value-type="string">
            <text:p text:style-name="P10">com.myapp.struts.Acquisition.<text:span text:style-name="T22">AcqPurchaseOrderAction</text:span></text:p>
          </table:table-cell>
        </table:table-row>
        <table:table-row table:style-name="Table99.1">
          <table:table-cell table:style-name="Table99.A13" office:value-type="string">
            <text:p text:style-name="P10">Code:</text:p>
          </table:table-cell>
          <table:table-cell table:style-name="Table99.B5" office:value-type="string">
            <text:p text:style-name="P10"/>
          </table:table-cell>
        </table:table-row>
        <table:table-row table:style-name="Table99.1">
          <table:table-cell table:style-name="Table99.A13" office:value-type="string">
            <text:p text:style-name="P10">Description:</text:p>
          </table:table-cell>
          <table:table-cell table:style-name="Table99.B6" office:value-type="string">
            <text:p text:style-name="P10">For defining setter and getter functions.</text:p>
          </table:table-cell>
        </table:table-row>
        <table:table-row table:style-name="Table99.1">
          <table:table-cell table:style-name="Table99.A1" table:number-columns-spanned="2" office:value-type="string">
            <text:p text:style-name="P8">Struts Action</text:p>
          </table:table-cell>
          <table:covered-table-cell/>
        </table:table-row>
        <table:table-row table:style-name="Table99.1">
          <table:table-cell table:style-name="Table99.A13" office:value-type="string">
            <text:p text:style-name="P10">Logical Name:</text:p>
          </table:table-cell>
          <table:table-cell table:style-name="Table99.B8" office:value-type="string">
            <text:p text:style-name="P12">AcqInitiateOrderAction</text:p>
          </table:table-cell>
        </table:table-row>
        <table:table-row table:style-name="Table99.1">
          <table:table-cell table:style-name="Table99.A13" office:value-type="string">
            <text:p text:style-name="P10">Input JSP Form:</text:p>
          </table:table-cell>
          <table:table-cell table:style-name="Table99.B9" office:value-type="string">
            <text:p text:style-name="P58">acq_purchaseorder.jsp</text:p>
          </table:table-cell>
        </table:table-row>
        <table:table-row table:style-name="Table99.10">
          <table:table-cell table:style-name="Table99.A13" office:value-type="string">
            <text:p text:style-name="P10">Physical Path(Type tag):</text:p>
          </table:table-cell>
          <table:table-cell table:style-name="Table99.B10" office:value-type="string">
            <text:p text:style-name="P10">com.myapp.struts.Acquisition.<text:span text:style-name="T22">AcqInitiateOrderAction</text:span></text:p>
          </table:table-cell>
        </table:table-row>
        <table:table-row table:style-name="Table99.10">
          <table:table-cell table:style-name="Table99.A11" office:value-type="string">
            <text:p text:style-name="P10">Logical Path</text:p>
          </table:table-cell>
          <table:table-cell table:style-name="Table99.B11" office:value-type="string">
            <text:p text:style-name="P10">/acq_purchase</text:p>
          </table:table-cell>
        </table:table-row>
        <table:table-row table:style-name="Table99.1">
          <table:table-cell table:style-name="Table99.A13" office:value-type="string">
            <text:p text:style-name="P10">Code:</text:p>
          </table:table-cell>
          <table:table-cell table:style-name="Table99.B12" office:value-type="string">
            <text:p text:style-name="P10"/>
          </table:table-cell>
        </table:table-row>
        <table:table-row table:style-name="Table99.1">
          <table:table-cell table:style-name="Table99.A13" office:value-type="string">
            <text:p text:style-name="P10"/>
            <text:p text:style-name="P10">Description:</text:p>
          </table:table-cell>
          <table:table-cell table:style-name="Table99.B13" office:value-type="string">
            <text:p text:style-name="P10">Redirect user to the target page. <text:s/></text:p>
          </table:table-cell>
        </table:table-row>
      </table:table>
      <text:p text:style-name="P67"/>
      <text:p text:style-name="P68"/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100.1">
          <table:table-cell table:style-name="Table100.A2" office:value-type="string">
            <text:p text:style-name="P9">Request Forwards Name </text:p>
          </table:table-cell>
          <table:table-cell table:style-name="Table100.B2" office:value-type="string">
            <text:p text:style-name="P9">Request Target</text:p>
          </table:table-cell>
          <table:table-cell table:style-name="Table100.A2" office:value-type="string">
            <text:p text:style-name="P9">Purpose</text:p>
          </table:table-cell>
        </table:table-row>
        <table:table-row table:style-name="Table100.1">
          <table:table-cell table:style-name="Table100.A3" office:value-type="string">
            <text:p text:style-name="P10">success</text:p>
          </table:table-cell>
          <table:table-cell table:style-name="Table100.B3" office:value-type="string">
            <text:p text:style-name="P10">“/acq_order.do”</text:p>
          </table:table-cell>
          <table:table-cell table:style-name="Table100.C3" office:value-type="string">
            <text:p text:style-name="P10">Redirects user to the target page.</text:p>
            <text:p text:style-name="P10"/>
          </table:table-cell>
        </table:table-row>
      </table:table>
      <text:p text:style-name="P68"/>
      <text:p text:style-name="P68"/>
      <text:p text:style-name="P68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101.1">
          <table:table-cell table:style-name="Table101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01.1">
          <table:table-cell table:style-name="Table101.A2" office:value-type="string">
            <text:p text:style-name="P7">S.No.</text:p>
          </table:table-cell>
          <table:table-cell table:style-name="Table101.A2" office:value-type="string">
            <text:p text:style-name="P7">Table Name</text:p>
          </table:table-cell>
          <table:table-cell table:style-name="Table101.A2" office:value-type="string">
            <text:p text:style-name="P17">Primary Key </text:p>
          </table:table-cell>
          <table:table-cell table:style-name="Table101.A2" office:value-type="string">
            <text:p text:style-name="P7">Purpose</text:p>
          </table:table-cell>
        </table:table-row>
        <table:table-row table:style-name="Table101.1">
          <table:table-cell table:style-name="Table101.A3" office:value-type="string">
            <text:p text:style-name="P10">2</text:p>
          </table:table-cell>
          <table:table-cell table:style-name="Table101.B3" office:value-type="string">
            <text:p text:style-name="P10">acq_order_header</text:p>
          </table:table-cell>
          <table:table-cell table:style-name="Table101.C3" office:value-type="string">
            <text:p text:style-name="P11">order_no,library_id,sub_library_id</text:p>
          </table:table-cell>
          <table:table-cell table:style-name="Table101.D3" office:value-type="string">
            <text:p text:style-name="P10">To insert .the record.</text:p>
          </table:table-cell>
        </table:table-row>
      </table:table>
      <text:p text:style-name="P68"/>
      <table:table table:name="Table102" table:style-name="Table102">
        <table:table-column table:style-name="Table102.A"/>
        <table:table-column table:style-name="Table102.B"/>
        <table:table-column table:style-name="Table102.C"/>
        <table:table-column table:style-name="Table102.D"/>
        <table:table-column table:style-name="Table102.E"/>
        <table:table-column table:style-name="Table102.F"/>
        <table:table-row table:style-name="Table102.1">
          <table:table-cell table:style-name="Table102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2.1">
          <table:table-cell table:style-name="Table102.A2" office:value-type="string">
            <text:p text:style-name="P7">S.No.</text:p>
          </table:table-cell>
          <table:table-cell table:style-name="Table102.A2" office:value-type="string">
            <text:p text:style-name="P7">Pojo Name</text:p>
          </table:table-cell>
          <table:table-cell table:style-name="Table102.A2" office:value-type="string">
            <text:p text:style-name="P17">Method Name </text:p>
          </table:table-cell>
          <table:table-cell table:style-name="Table102.D2" office:value-type="string">
            <text:p text:style-name="P7">Select Operation</text:p>
          </table:table-cell>
          <table:table-cell table:style-name="Table102.D2" office:value-type="string">
            <text:p text:style-name="P7">Columns <text:s/>in Where clause</text:p>
          </table:table-cell>
          <table:table-cell table:style-name="Table102.A2" office:value-type="string">
            <text:p text:style-name="P7">Purpose </text:p>
          </table:table-cell>
        </table:table-row>
        <table:table-row table:style-name="Table102.1">
          <table:table-cell table:style-name="Table102.A3" office:value-type="string">
            <text:p text:style-name="P10">1</text:p>
          </table:table-cell>
          <table:table-cell table:style-name="Table102.B3" office:value-type="string">
            <text:p text:style-name="P11">AcqOrderHeader</text:p>
          </table:table-cell>
          <table:table-cell table:style-name="Table102.C3" office:value-type="string">
            <text:p text:style-name="P11">searchOrderHeaderByOrderNo()</text:p>
          </table:table-cell>
          <table:table-cell table:style-name="Table102.D3" office:value-type="string">
            <text:p text:style-name="P10">AcqOrderHeader</text:p>
          </table:table-cell>
          <table:table-cell table:style-name="Table102.E3" office:value-type="string">
            <text:p text:style-name="P10">library_id,sub_library_id,order_no</text:p>
          </table:table-cell>
          <table:table-cell table:style-name="Table102.F3" office:value-type="string">
            <text:p text:style-name="P10">To search the record <text:s/>from table according to their order_no.</text:p>
          </table:table-cell>
        </table:table-row>
        <text:soft-page-break/>
        <table:table-row table:style-name="Table102.1">
          <table:table-cell table:style-name="Table102.A4" office:value-type="string">
            <text:p text:style-name="P10"/>
          </table:table-cell>
          <table:table-cell table:style-name="Table102.B4" office:value-type="string">
            <text:p text:style-name="P11"/>
          </table:table-cell>
          <table:table-cell table:style-name="Table102.C4" office:value-type="string">
            <text:p text:style-name="P11">updateAcqOrderHeader()</text:p>
          </table:table-cell>
          <table:table-cell table:style-name="Table102.D4" office:value-type="string">
            <text:p text:style-name="P10">boolean</text:p>
          </table:table-cell>
          <table:table-cell table:style-name="Table102.E4" office:value-type="string">
            <text:p text:style-name="P10"/>
          </table:table-cell>
          <table:table-cell table:style-name="Table102.F4" office:value-type="string">
            <text:p text:style-name="P10">To update the record of database.</text:p>
          </table:table-cell>
        </table:table-row>
      </table:table>
      <text:p text:style-name="P68"/>
      <text:p text:style-name="P68"/>
      <text:p text:style-name="P60"><text:span text:style-name="T2">File Name of view page: </text:span><text:span text:style-name="T5">acq_deletepurchaseorder.jsp</text:span></text:p>
      <text:p text:style-name="P60"><text:span text:style-name="T7">Module Name:-</text:span><text:span text:style-name="T8">Acquisition Module</text:span></text:p>
      <text:p text:style-name="P37"><text:span text:style-name="T15">Included Files:</text:span> <text:span text:style-name="T15"><text:s text:c="2"/></text:span>Header File: <text:span text:style-name="T15">acq_order_process.jsp</text:span></text:p>
      <text:p text:style-name="P39"/>
      <text:p text:style-name="P73">Attributes Of Vendor</text:p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column table:style-name="Table103.E"/>
        <table:table-column table:style-name="Table103.F"/>
        <table:table-row table:style-name="Table103.1">
          <table:table-cell table:style-name="Table103.A1" office:value-type="string">
            <text:p text:style-name="P49">S.No.</text:p>
          </table:table-cell>
          <table:table-cell table:style-name="Table103.A1" office:value-type="string">
            <text:p text:style-name="P49">Attribute Name</text:p>
          </table:table-cell>
          <table:table-cell table:style-name="Table103.A1" office:value-type="string">
            <text:p text:style-name="P49">Label </text:p>
          </table:table-cell>
          <table:table-cell table:style-name="Table103.A1" office:value-type="string">
            <text:p text:style-name="P49">Field Name</text:p>
          </table:table-cell>
          <table:table-cell table:style-name="Table103.A1" office:value-type="string">
            <text:p text:style-name="P49">Type</text:p>
          </table:table-cell>
          <table:table-cell table:style-name="Table103.A1" office:value-type="string">
            <text:p text:style-name="P49">Validation</text:p>
          </table:table-cell>
        </table:table-row>
        <table:table-row table:style-name="Table103.1">
          <table:table-cell table:style-name="Table103.A1" office:value-type="string">
            <text:p text:style-name="P51">1.</text:p>
          </table:table-cell>
          <table:table-cell table:style-name="Table103.A1" office:value-type="string">
            <text:p text:style-name="P50">Contact Person</text:p>
          </table:table-cell>
          <table:table-cell table:style-name="Table103.A1" office:value-type="string">
            <text:p text:style-name="P50">Contact Person</text:p>
          </table:table-cell>
          <table:table-cell table:style-name="Table103.A1" office:value-type="string">
            <text:p text:style-name="P52">vendor_name</text:p>
          </table:table-cell>
          <table:table-cell table:style-name="Table103.A1" office:value-type="string">
            <text:p text:style-name="P52">TextBox</text:p>
          </table:table-cell>
          <table:table-cell table:style-name="Table103.A1" office:value-type="string">
            <text:p text:style-name="P50">Readonly</text:p>
          </table:table-cell>
        </table:table-row>
        <table:table-row table:style-name="Table103.1">
          <table:table-cell table:style-name="Table103.A1" office:value-type="string">
            <text:p text:style-name="P51">2.</text:p>
          </table:table-cell>
          <table:table-cell table:style-name="Table103.A1" office:value-type="string">
            <text:p text:style-name="P50">Company Name</text:p>
          </table:table-cell>
          <table:table-cell table:style-name="Table103.A1" office:value-type="string">
            <text:p text:style-name="P50">Company Name</text:p>
          </table:table-cell>
          <table:table-cell table:style-name="Table103.A1" office:value-type="string">
            <text:p text:style-name="P52">vendor_company</text:p>
          </table:table-cell>
          <table:table-cell table:style-name="Table103.A1" office:value-type="string">
            <text:p text:style-name="P52">TextBox</text:p>
          </table:table-cell>
          <table:table-cell table:style-name="Table103.A1" office:value-type="string">
            <text:p text:style-name="P50">Readonly</text:p>
          </table:table-cell>
        </table:table-row>
        <table:table-row table:style-name="Table103.1">
          <table:table-cell table:style-name="Table103.A1" office:value-type="string">
            <text:p text:style-name="P51">4.</text:p>
          </table:table-cell>
          <table:table-cell table:style-name="Table103.A1" office:value-type="string">
            <text:p text:style-name="P52">Address</text:p>
          </table:table-cell>
          <table:table-cell table:style-name="Table103.A1" office:value-type="string">
            <text:p text:style-name="P52">Address</text:p>
          </table:table-cell>
          <table:table-cell table:style-name="Table103.A1" office:value-type="string">
            <text:p text:style-name="P52">vendor_address</text:p>
          </table:table-cell>
          <table:table-cell table:style-name="Table103.A1" office:value-type="string">
            <text:p text:style-name="P52">TextBox</text:p>
          </table:table-cell>
          <table:table-cell table:style-name="Table103.A1" office:value-type="string">
            <text:p text:style-name="P50">Readonly</text:p>
          </table:table-cell>
        </table:table-row>
        <table:table-row table:style-name="Table103.1">
          <table:table-cell table:style-name="Table103.A1" office:value-type="string">
            <text:p text:style-name="P51">5.</text:p>
          </table:table-cell>
          <table:table-cell table:style-name="Table103.A1" office:value-type="string">
            <text:p text:style-name="P52">PIN Code</text:p>
          </table:table-cell>
          <table:table-cell table:style-name="Table103.A1" office:value-type="string">
            <text:p text:style-name="P52">PIN Code</text:p>
          </table:table-cell>
          <table:table-cell table:style-name="Table103.A1" office:value-type="string">
            <text:p text:style-name="P52">vendor_pin</text:p>
          </table:table-cell>
          <table:table-cell table:style-name="Table103.A1" office:value-type="string">
            <text:p text:style-name="P52">TextBox</text:p>
          </table:table-cell>
          <table:table-cell table:style-name="Table103.A1" office:value-type="string">
            <text:p text:style-name="P50">Readonly</text:p>
          </table:table-cell>
        </table:table-row>
        <table:table-row table:style-name="Table103.1">
          <table:table-cell table:style-name="Table103.A6" office:value-type="string">
            <text:p text:style-name="P51">6.</text:p>
          </table:table-cell>
          <table:table-cell table:style-name="Table103.A6" office:value-type="string">
            <text:p text:style-name="P52">Email</text:p>
          </table:table-cell>
          <table:table-cell table:style-name="Table103.A6" office:value-type="string">
            <text:p text:style-name="P52">Email</text:p>
          </table:table-cell>
          <table:table-cell table:style-name="Table103.A6" office:value-type="string">
            <text:p text:style-name="P52">email</text:p>
          </table:table-cell>
          <table:table-cell table:style-name="Table103.A6" office:value-type="string">
            <text:p text:style-name="P52">TextBox</text:p>
          </table:table-cell>
          <table:table-cell table:style-name="Table103.A6" office:value-type="string">
            <text:p text:style-name="P50">Readonly</text:p>
          </table:table-cell>
        </table:table-row>
        <table:table-row table:style-name="Table103.1">
          <table:table-cell table:style-name="Table103.A6" office:value-type="string">
            <text:p text:style-name="P51">7.</text:p>
          </table:table-cell>
          <table:table-cell table:style-name="Table103.A6" office:value-type="string">
            <text:p text:style-name="P52">Vendor Currency</text:p>
          </table:table-cell>
          <table:table-cell table:style-name="Table103.A6" office:value-type="string">
            <text:p text:style-name="P52">Vendor Currency</text:p>
          </table:table-cell>
          <table:table-cell table:style-name="Table103.A6" office:value-type="string">
            <text:p text:style-name="P52">vendor_currency</text:p>
          </table:table-cell>
          <table:table-cell table:style-name="Table103.A6" office:value-type="string">
            <text:p text:style-name="P52">TextBox</text:p>
          </table:table-cell>
          <table:table-cell table:style-name="Table103.A6" office:value-type="string">
            <text:p text:style-name="P50">Readonly</text:p>
          </table:table-cell>
        </table:table-row>
      </table:table>
      <text:p text:style-name="P36"/>
      <text:p text:style-name="P65">Attributes Of Ship To</text:p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column table:style-name="Table104.E"/>
        <table:table-column table:style-name="Table104.F"/>
        <table:table-row table:style-name="Table104.1">
          <table:table-cell table:style-name="Table104.A1" office:value-type="string">
            <text:p text:style-name="P49">S.No.</text:p>
          </table:table-cell>
          <table:table-cell table:style-name="Table104.A1" office:value-type="string">
            <text:p text:style-name="P49">Attribute Name</text:p>
          </table:table-cell>
          <table:table-cell table:style-name="Table104.A1" office:value-type="string">
            <text:p text:style-name="P49">Label </text:p>
          </table:table-cell>
          <table:table-cell table:style-name="Table104.A1" office:value-type="string">
            <text:p text:style-name="P49">Field Name</text:p>
          </table:table-cell>
          <table:table-cell table:style-name="Table104.A1" office:value-type="string">
            <text:p text:style-name="P49">Type</text:p>
          </table:table-cell>
          <table:table-cell table:style-name="Table104.A1" office:value-type="string">
            <text:p text:style-name="P49">Validation</text:p>
          </table:table-cell>
        </table:table-row>
        <table:table-row table:style-name="Table104.1">
          <table:table-cell table:style-name="Table104.A1" office:value-type="string">
            <text:p text:style-name="P51">1.</text:p>
          </table:table-cell>
          <table:table-cell table:style-name="Table104.A1" office:value-type="string">
            <text:p text:style-name="P50">Name</text:p>
          </table:table-cell>
          <table:table-cell table:style-name="Table104.A1" office:value-type="string">
            <text:p text:style-name="P50">Name</text:p>
          </table:table-cell>
          <table:table-cell table:style-name="Table104.A1" office:value-type="string">
            <text:p text:style-name="P52">ship_contact_person1</text:p>
          </table:table-cell>
          <table:table-cell table:style-name="Table104.A1" office:value-type="string">
            <text:p text:style-name="P52">TextBox</text:p>
          </table:table-cell>
          <table:table-cell table:style-name="Table104.A1" office:value-type="string">
            <text:p text:style-name="P50">Readonly</text:p>
          </table:table-cell>
        </table:table-row>
        <table:table-row table:style-name="Table104.1">
          <table:table-cell table:style-name="Table104.A1" office:value-type="string">
            <text:p text:style-name="P51">2.</text:p>
          </table:table-cell>
          <table:table-cell table:style-name="Table104.A1" office:value-type="string">
            <text:p text:style-name="P50">Company Name</text:p>
          </table:table-cell>
          <table:table-cell table:style-name="Table104.A1" office:value-type="string">
            <text:p text:style-name="P50">Company Name</text:p>
          </table:table-cell>
          <table:table-cell table:style-name="Table104.A1" office:value-type="string">
            <text:p text:style-name="P52">ship_company1</text:p>
          </table:table-cell>
          <table:table-cell table:style-name="Table104.A1" office:value-type="string">
            <text:p text:style-name="P52">TextBox</text:p>
          </table:table-cell>
          <table:table-cell table:style-name="Table104.A1" office:value-type="string">
            <text:p text:style-name="P50">Readonly</text:p>
          </table:table-cell>
        </table:table-row>
        <table:table-row table:style-name="Table104.1">
          <table:table-cell table:style-name="Table104.A1" office:value-type="string">
            <text:p text:style-name="P51">4.</text:p>
          </table:table-cell>
          <table:table-cell table:style-name="Table104.A1" office:value-type="string">
            <text:p text:style-name="P52">Address</text:p>
          </table:table-cell>
          <table:table-cell table:style-name="Table104.A1" office:value-type="string">
            <text:p text:style-name="P52">Address</text:p>
          </table:table-cell>
          <table:table-cell table:style-name="Table104.A1" office:value-type="string">
            <text:p text:style-name="P52">ship_address1</text:p>
          </table:table-cell>
          <table:table-cell table:style-name="Table104.A1" office:value-type="string">
            <text:p text:style-name="P52">TextBox</text:p>
          </table:table-cell>
          <table:table-cell table:style-name="Table104.A1" office:value-type="string">
            <text:p text:style-name="P50">Readonly</text:p>
          </table:table-cell>
        </table:table-row>
        <table:table-row table:style-name="Table104.1">
          <table:table-cell table:style-name="Table104.A1" office:value-type="string">
            <text:p text:style-name="P51">5.</text:p>
          </table:table-cell>
          <table:table-cell table:style-name="Table104.A1" office:value-type="string">
            <text:p text:style-name="P52">PIN Code</text:p>
          </table:table-cell>
          <table:table-cell table:style-name="Table104.A1" office:value-type="string">
            <text:p text:style-name="P52">PIN Code</text:p>
          </table:table-cell>
          <table:table-cell table:style-name="Table104.A1" office:value-type="string">
            <text:p text:style-name="P52">ship_pin1</text:p>
          </table:table-cell>
          <table:table-cell table:style-name="Table104.A1" office:value-type="string">
            <text:p text:style-name="P52">TextBox</text:p>
          </table:table-cell>
          <table:table-cell table:style-name="Table104.A1" office:value-type="string">
            <text:p text:style-name="P50">Readonly</text:p>
          </table:table-cell>
        </table:table-row>
        <table:table-row table:style-name="Table104.1">
          <table:table-cell table:style-name="Table104.A6" office:value-type="string">
            <text:p text:style-name="P51">6.</text:p>
          </table:table-cell>
          <table:table-cell table:style-name="Table104.A6" office:value-type="string">
            <text:p text:style-name="P52">FAX</text:p>
          </table:table-cell>
          <table:table-cell table:style-name="Table104.A6" office:value-type="string">
            <text:p text:style-name="P52">FAX</text:p>
          </table:table-cell>
          <table:table-cell table:style-name="Table104.A6" office:value-type="string">
            <text:p text:style-name="P52">ship_fax1</text:p>
          </table:table-cell>
          <table:table-cell table:style-name="Table104.A6" office:value-type="string">
            <text:p text:style-name="P52">TextBox</text:p>
          </table:table-cell>
          <table:table-cell table:style-name="Table104.A6" office:value-type="string">
            <text:p text:style-name="P50">Readonly</text:p>
          </table:table-cell>
        </table:table-row>
        <table:table-row table:style-name="Table104.1">
          <table:table-cell table:style-name="Table104.A6" office:value-type="string">
            <text:p text:style-name="P51">7.</text:p>
          </table:table-cell>
          <table:table-cell table:style-name="Table104.A6" office:value-type="string">
            <text:p text:style-name="P52">Email</text:p>
          </table:table-cell>
          <table:table-cell table:style-name="Table104.A6" office:value-type="string">
            <text:p text:style-name="P52">Email</text:p>
          </table:table-cell>
          <table:table-cell table:style-name="Table104.A6" office:value-type="string">
            <text:p text:style-name="P52">ship_email1</text:p>
          </table:table-cell>
          <table:table-cell table:style-name="Table104.A6" office:value-type="string">
            <text:p text:style-name="P52">TextBox</text:p>
          </table:table-cell>
          <table:table-cell table:style-name="Table104.A6" office:value-type="string">
            <text:p text:style-name="P50">Readonly</text:p>
          </table:table-cell>
        </table:table-row>
      </table:table>
      <text:p text:style-name="P36"/>
      <text:p text:style-name="P39">Iframe on <text:span text:style-name="T22">acq_deletepurchaseorder.jsp</text:span></text:p>
      <text:p text:style-name="P39">Iframe</text:p>
      <text:p text:style-name="P39"/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 table:number-columns-repeated="2"/>
        <table:table-column table:style-name="Table105.F"/>
        <table:table-row table:style-name="Table105.1">
          <table:table-cell table:style-name="Table105.A1" office:value-type="string">
            <text:p text:style-name="P49">S.No.</text:p>
          </table:table-cell>
          <table:table-cell table:style-name="Table105.A1" office:value-type="string">
            <text:p text:style-name="P49">Attribute Name</text:p>
          </table:table-cell>
          <table:table-cell table:style-name="Table105.A1" office:value-type="string">
            <text:p text:style-name="P49">Label </text:p>
          </table:table-cell>
          <table:table-cell table:style-name="Table105.D1" office:value-type="string">
            <text:p text:style-name="P49">Field Name</text:p>
          </table:table-cell>
          <table:table-cell table:style-name="Table105.A1" office:value-type="string">
            <text:p text:style-name="P49">Type</text:p>
          </table:table-cell>
          <table:table-cell table:style-name="Table105.A1" office:value-type="string">
            <text:p text:style-name="P49">Validation</text:p>
          </table:table-cell>
        </table:table-row>
        <table:table-row table:style-name="Table105.1">
          <table:table-cell table:style-name="Table105.A1" office:value-type="string">
            <text:p text:style-name="P51">1.</text:p>
          </table:table-cell>
          <table:table-cell table:style-name="Table105.A1" office:value-type="string">
            <text:p text:style-name="P50">ISBN</text:p>
          </table:table-cell>
          <table:table-cell table:style-name="Table105.A1" office:value-type="string">
            <text:p text:style-name="P52">ISBN</text:p>
          </table:table-cell>
          <table:table-cell table:style-name="Table105.D1" office:value-type="string">
            <text:p text:style-name="P52">isbn</text:p>
          </table:table-cell>
          <table:table-cell table:style-name="Table105.A1" office:value-type="string">
            <text:p text:style-name="P52"/>
          </table:table-cell>
          <table:table-cell table:style-name="Table105.A1" office:value-type="string">
            <text:p text:style-name="P50">Readonly</text:p>
          </table:table-cell>
        </table:table-row>
        <table:table-row table:style-name="Table105.1">
          <table:table-cell table:style-name="Table105.A3" office:value-type="string">
            <text:p text:style-name="P51">2.</text:p>
          </table:table-cell>
          <table:table-cell table:style-name="Table105.A3" office:value-type="string">
            <text:p text:style-name="P50">Title/Author</text:p>
          </table:table-cell>
          <table:table-cell table:style-name="Table105.A3" office:value-type="string">
            <text:p text:style-name="P50">Title/Author</text:p>
          </table:table-cell>
          <table:table-cell table:style-name="Table105.D3" office:value-type="string">
            <text:p text:style-name="P52">title,author</text:p>
          </table:table-cell>
          <table:table-cell table:style-name="Table105.A3" office:value-type="string">
            <text:p text:style-name="P52"/>
          </table:table-cell>
          <table:table-cell table:style-name="Table105.A3" office:value-type="string">
            <text:p text:style-name="P50">Readonly</text:p>
          </table:table-cell>
        </table:table-row>
        <table:table-row table:style-name="Table105.1">
          <table:table-cell table:style-name="Table105.A3" office:value-type="string">
            <text:p text:style-name="P51">3.</text:p>
          </table:table-cell>
          <table:table-cell table:style-name="Table105.A3" office:value-type="string">
            <text:p text:style-name="P50">No of Copies</text:p>
          </table:table-cell>
          <table:table-cell table:style-name="Table105.A3" office:value-type="string">
            <text:p text:style-name="P50">No of Copies</text:p>
          </table:table-cell>
          <table:table-cell table:style-name="Table105.D3" office:value-type="string">
            <text:p text:style-name="P52">no_of_copies</text:p>
          </table:table-cell>
          <table:table-cell table:style-name="Table105.A3" office:value-type="string">
            <text:p text:style-name="P52"/>
          </table:table-cell>
          <table:table-cell table:style-name="Table105.A3" office:value-type="string">
            <text:p text:style-name="P50">Readonly</text:p>
          </table:table-cell>
        </table:table-row>
        <table:table-row table:style-name="Table105.1">
          <table:table-cell table:style-name="Table105.A3" office:value-type="string">
            <text:p text:style-name="P51">4.</text:p>
          </table:table-cell>
          <table:table-cell table:style-name="Table105.A3" office:value-type="string">
            <text:p text:style-name="P50">Unit Price</text:p>
          </table:table-cell>
          <table:table-cell table:style-name="Table105.A3" office:value-type="string">
            <text:p text:style-name="P50">Unit Price</text:p>
          </table:table-cell>
          <table:table-cell table:style-name="Table105.D3" office:value-type="string">
            <text:p text:style-name="P52">unit_price</text:p>
          </table:table-cell>
          <table:table-cell table:style-name="Table105.A3" office:value-type="string">
            <text:p text:style-name="P52"/>
          </table:table-cell>
          <table:table-cell table:style-name="Table105.A3" office:value-type="string">
            <text:p text:style-name="P50">Readonly</text:p>
          </table:table-cell>
        </table:table-row>
        <table:table-row table:style-name="Table105.1">
          <table:table-cell table:style-name="Table105.A3" office:value-type="string">
            <text:p text:style-name="P51">5.</text:p>
          </table:table-cell>
          <table:table-cell table:style-name="Table105.A3" office:value-type="string">
            <text:p text:style-name="P50">Total</text:p>
          </table:table-cell>
          <table:table-cell table:style-name="Table105.A3" office:value-type="string">
            <text:p text:style-name="P50">Total</text:p>
          </table:table-cell>
          <table:table-cell table:style-name="Table105.D3" office:value-type="string">
            <text:p text:style-name="P53">total</text:p>
          </table:table-cell>
          <table:table-cell table:style-name="Table105.A3" office:value-type="string">
            <text:p text:style-name="P53">TextBox</text:p>
          </table:table-cell>
          <table:table-cell table:style-name="Table105.A3" office:value-type="string">
            <text:p text:style-name="P50">Readonly</text:p>
          </table:table-cell>
        </table:table-row>
        <table:table-row table:style-name="Table105.1">
          <table:table-cell table:style-name="Table105.A3" office:value-type="string">
            <text:p text:style-name="P51">6.</text:p>
          </table:table-cell>
          <table:table-cell table:style-name="Table105.A3" office:value-type="string">
            <text:p text:style-name="P50">Discount(in% Ex 5%)</text:p>
          </table:table-cell>
          <table:table-cell table:style-name="Table105.A3" office:value-type="string">
            <text:p text:style-name="P50">Discount(in% Ex 5%)</text:p>
          </table:table-cell>
          <table:table-cell table:style-name="Table105.D3" office:value-type="string">
            <text:p text:style-name="P53">discount</text:p>
          </table:table-cell>
          <table:table-cell table:style-name="Table105.A3" office:value-type="string">
            <text:p text:style-name="P53">TextBox</text:p>
          </table:table-cell>
          <table:table-cell table:style-name="Table105.A3" office:value-type="string">
            <text:p text:style-name="P50">Onblur return get_discount()</text:p>
          </table:table-cell>
        </table:table-row>
        <table:table-row table:style-name="Table105.1">
          <table:table-cell table:style-name="Table105.A3" office:value-type="string">
            <text:p text:style-name="P51">7.</text:p>
          </table:table-cell>
          <table:table-cell table:style-name="Table105.A3" office:value-type="string">
            <text:p text:style-name="P50">TAX/VAT <text:soft-page-break/>Rate(in% Ex 5%)</text:p>
          </table:table-cell>
          <table:table-cell table:style-name="Table105.A3" office:value-type="string">
            <text:p text:style-name="P50">TAX/VAT <text:soft-page-break/>Rate(in% Ex 5%)</text:p>
          </table:table-cell>
          <table:table-cell table:style-name="Table105.D3" office:value-type="string">
            <text:p text:style-name="P53">tax_rate</text:p>
          </table:table-cell>
          <table:table-cell table:style-name="Table105.A3" office:value-type="string">
            <text:p text:style-name="P53">TextBox</text:p>
          </table:table-cell>
          <table:table-cell table:style-name="Table105.A3" office:value-type="string">
            <text:p text:style-name="P50">Onblur return get_VAT()</text:p>
          </table:table-cell>
        </table:table-row>
        <table:table-row table:style-name="Table105.1">
          <table:table-cell table:style-name="Table105.A3" office:value-type="string">
            <text:p text:style-name="P51">8.</text:p>
          </table:table-cell>
          <table:table-cell table:style-name="Table105.A3" office:value-type="string">
            <text:p text:style-name="P50">TAX/VAT Amt</text:p>
          </table:table-cell>
          <table:table-cell table:style-name="Table105.A3" office:value-type="string">
            <text:p text:style-name="P50">TAX/VAT Amt</text:p>
          </table:table-cell>
          <table:table-cell table:style-name="Table105.D3" office:value-type="string">
            <text:p text:style-name="P53">tax_amount</text:p>
          </table:table-cell>
          <table:table-cell table:style-name="Table105.A3" office:value-type="string">
            <text:p text:style-name="P53">TextBox</text:p>
          </table:table-cell>
          <table:table-cell table:style-name="Table105.A3" office:value-type="string">
            <text:p text:style-name="P50"/>
          </table:table-cell>
        </table:table-row>
        <table:table-row table:style-name="Table105.1">
          <table:table-cell table:style-name="Table105.A3" office:value-type="string">
            <text:p text:style-name="P51">9.</text:p>
          </table:table-cell>
          <table:table-cell table:style-name="Table105.A3" office:value-type="string">
            <text:p text:style-name="P50">Grand Total</text:p>
          </table:table-cell>
          <table:table-cell table:style-name="Table105.A3" office:value-type="string">
            <text:p text:style-name="P50">Grand Total</text:p>
          </table:table-cell>
          <table:table-cell table:style-name="Table105.D3" office:value-type="string">
            <text:p text:style-name="P53">grand_total</text:p>
          </table:table-cell>
          <table:table-cell table:style-name="Table105.A3" office:value-type="string">
            <text:p text:style-name="P53">TextBox</text:p>
          </table:table-cell>
          <table:table-cell table:style-name="Table105.A3" office:value-type="string">
            <text:p text:style-name="P50"/>
          </table:table-cell>
        </table:table-row>
        <table:table-row table:style-name="Table105.1">
          <table:table-cell table:style-name="Table105.A3" office:value-type="string">
            <text:p text:style-name="P51">10.</text:p>
          </table:table-cell>
          <table:table-cell table:style-name="Table105.A3" office:value-type="string">
            <text:p text:style-name="P50">Submit</text:p>
          </table:table-cell>
          <table:table-cell table:style-name="Table105.A3" office:value-type="string">
            <text:p text:style-name="P50">Cancel Order</text:p>
          </table:table-cell>
          <table:table-cell table:style-name="Table105.D3" office:value-type="string">
            <text:p text:style-name="P53">submit</text:p>
          </table:table-cell>
          <table:table-cell table:style-name="Table105.A3" office:value-type="string">
            <text:p text:style-name="P53">button</text:p>
          </table:table-cell>
          <table:table-cell table:style-name="Table105.A3" office:value-type="string">
            <text:p text:style-name="P50"/>
          </table:table-cell>
        </table:table-row>
        <table:table-row table:style-name="Table105.1">
          <table:table-cell table:style-name="Table105.A3" office:value-type="string">
            <text:p text:style-name="P51">11.</text:p>
          </table:table-cell>
          <table:table-cell table:style-name="Table105.A3" office:value-type="string">
            <text:p text:style-name="P50">Button</text:p>
          </table:table-cell>
          <table:table-cell table:style-name="Table105.A3" office:value-type="string">
            <text:p text:style-name="P50">Back</text:p>
          </table:table-cell>
          <table:table-cell table:style-name="Table105.D3" office:value-type="string">
            <text:p text:style-name="P53">button</text:p>
          </table:table-cell>
          <table:table-cell table:style-name="Table105.A3" office:value-type="string">
            <text:p text:style-name="P53">button</text:p>
          </table:table-cell>
          <table:table-cell table:style-name="Table105.A3" office:value-type="string">
            <text:p text:style-name="P50">return quit()</text:p>
          </table:table-cell>
        </table:table-row>
      </table:table>
      <text:p text:style-name="P64"/>
      <text:p text:style-name="P68"/>
      <text:p text:style-name="P68"/>
      <text:p text:style-name="P68"/>
      <text:p text:style-name="P36"/>
      <table:table table:name="Table107" table:style-name="Table107">
        <table:table-column table:style-name="Table107.A"/>
        <table:table-column table:style-name="Table107.B"/>
        <table:table-row table:style-name="Table107.1">
          <table:table-cell table:style-name="Table107.A1" table:number-columns-spanned="2" office:value-type="string">
            <text:p text:style-name="P8">Action Class Name:AcqDeleteOrderAction</text:p>
          </table:table-cell>
          <table:covered-table-cell/>
        </table:table-row>
        <table:table-row table:style-name="Table107.1">
          <table:table-cell table:style-name="Table107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07.1">
          <table:table-cell table:style-name="Table107.A13" office:value-type="string">
            <text:p text:style-name="P10">Logical Name</text:p>
          </table:table-cell>
          <table:table-cell table:style-name="Table107.B3" office:value-type="string">
            <text:p text:style-name="P10">AcqPurchaseOrderActionForm</text:p>
          </table:table-cell>
        </table:table-row>
        <table:table-row table:style-name="Table107.1">
          <table:table-cell table:style-name="Table107.A13" office:value-type="string">
            <text:p text:style-name="P10">Physical Path</text:p>
          </table:table-cell>
          <table:table-cell table:style-name="Table107.B4" office:value-type="string">
            <text:p text:style-name="P10">com.myapp.struts.Acquisition.<text:span text:style-name="T22">AcqDeleteOrderAction</text:span></text:p>
          </table:table-cell>
        </table:table-row>
        <table:table-row table:style-name="Table107.1">
          <table:table-cell table:style-name="Table107.A13" office:value-type="string">
            <text:p text:style-name="P10">Code:</text:p>
          </table:table-cell>
          <table:table-cell table:style-name="Table107.B5" office:value-type="string">
            <text:p text:style-name="P10"/>
          </table:table-cell>
        </table:table-row>
        <table:table-row table:style-name="Table107.1">
          <table:table-cell table:style-name="Table107.A13" office:value-type="string">
            <text:p text:style-name="P10">Description:</text:p>
          </table:table-cell>
          <table:table-cell table:style-name="Table107.B6" office:value-type="string">
            <text:p text:style-name="P10">For defining setter and getter functions.</text:p>
          </table:table-cell>
        </table:table-row>
        <table:table-row table:style-name="Table107.1">
          <table:table-cell table:style-name="Table107.A1" table:number-columns-spanned="2" office:value-type="string">
            <text:p text:style-name="P8">Struts Action</text:p>
          </table:table-cell>
          <table:covered-table-cell/>
        </table:table-row>
        <table:table-row table:style-name="Table107.1">
          <table:table-cell table:style-name="Table107.A13" office:value-type="string">
            <text:p text:style-name="P10">Logical Name:</text:p>
          </table:table-cell>
          <table:table-cell table:style-name="Table107.B8" office:value-type="string">
            <text:p text:style-name="P12">AcqDeleteOrderAction</text:p>
          </table:table-cell>
        </table:table-row>
        <table:table-row table:style-name="Table107.1">
          <table:table-cell table:style-name="Table107.A13" office:value-type="string">
            <text:p text:style-name="P10">Input JSP Form:</text:p>
          </table:table-cell>
          <table:table-cell table:style-name="Table107.B9" office:value-type="string">
            <text:p text:style-name="P58">acq_deletepurchaseorder.jsp</text:p>
          </table:table-cell>
        </table:table-row>
        <table:table-row table:style-name="Table107.10">
          <table:table-cell table:style-name="Table107.A13" office:value-type="string">
            <text:p text:style-name="P10">Physical Path(Type tag):</text:p>
          </table:table-cell>
          <table:table-cell table:style-name="Table107.B10" office:value-type="string">
            <text:p text:style-name="P10">com.myapp.struts.Acquisition.<text:span text:style-name="T22">AcqDeleteOrderAction</text:span></text:p>
          </table:table-cell>
        </table:table-row>
        <table:table-row table:style-name="Table107.10">
          <table:table-cell table:style-name="Table107.A11" office:value-type="string">
            <text:p text:style-name="P10">Logical Path</text:p>
          </table:table-cell>
          <table:table-cell table:style-name="Table107.B11" office:value-type="string">
            <text:p text:style-name="P10">/acq_delete_purchase</text:p>
          </table:table-cell>
        </table:table-row>
        <table:table-row table:style-name="Table107.1">
          <table:table-cell table:style-name="Table107.A13" office:value-type="string">
            <text:p text:style-name="P10">Code:</text:p>
          </table:table-cell>
          <table:table-cell table:style-name="Table107.B12" office:value-type="string">
            <text:p text:style-name="P10"/>
          </table:table-cell>
        </table:table-row>
        <table:table-row table:style-name="Table107.1">
          <table:table-cell table:style-name="Table107.A13" office:value-type="string">
            <text:p text:style-name="P10"/>
            <text:p text:style-name="P10">Description:</text:p>
          </table:table-cell>
          <table:table-cell table:style-name="Table107.B13" office:value-type="string">
            <text:p text:style-name="P10">Redirect user to the target page. <text:s/></text:p>
          </table:table-cell>
        </table:table-row>
      </table:table>
      <text:p text:style-name="P67"/>
      <text:p text:style-name="P29"/>
      <table:table table:name="Table106" table:style-name="Table106">
        <table:table-column table:style-name="Table106.A"/>
        <table:table-column table:style-name="Table106.B"/>
        <table:table-column table:style-name="Table106.C"/>
        <table:table-column table:style-name="Table106.D"/>
        <table:table-row table:style-name="Table106.1">
          <table:table-cell table:style-name="Table106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06.1">
          <table:table-cell table:style-name="Table106.A2" office:value-type="string">
            <text:p text:style-name="P7">S.No.</text:p>
          </table:table-cell>
          <table:table-cell table:style-name="Table106.A2" office:value-type="string">
            <text:p text:style-name="P7">Table Name</text:p>
          </table:table-cell>
          <table:table-cell table:style-name="Table106.A2" office:value-type="string">
            <text:p text:style-name="P17">Primary Key </text:p>
          </table:table-cell>
          <table:table-cell table:style-name="Table106.A2" office:value-type="string">
            <text:p text:style-name="P7">Purpose</text:p>
          </table:table-cell>
        </table:table-row>
        <table:table-row table:style-name="Table106.1">
          <table:table-cell table:style-name="Table106.A3" office:value-type="string">
            <text:p text:style-name="P10">1</text:p>
          </table:table-cell>
          <table:table-cell table:style-name="Table106.B3" office:value-type="string">
            <text:p text:style-name="P10">acq_bibliography_details</text:p>
          </table:table-cell>
          <table:table-cell table:style-name="Table106.C3" office:value-type="string">
            <text:p text:style-name="P11">control_no, library_id, sub_library_id</text:p>
          </table:table-cell>
          <table:table-cell table:style-name="Table106.D3" office:value-type="string">
            <text:p text:style-name="P10">To retrieve the data from database table.</text:p>
          </table:table-cell>
        </table:table-row>
        <table:table-row table:style-name="Table106.1">
          <table:table-cell table:style-name="Table106.A4" office:value-type="string">
            <text:p text:style-name="P10">3</text:p>
          </table:table-cell>
          <table:table-cell table:style-name="Table106.B4" office:value-type="string">
            <text:p text:style-name="P10">acq_order_header</text:p>
          </table:table-cell>
          <table:table-cell table:style-name="Table106.C4" office:value-type="string">
            <text:p text:style-name="P11">order_no,library_id,sub_library_id</text:p>
          </table:table-cell>
          <table:table-cell table:style-name="Table106.D4" office:value-type="string">
            <text:p text:style-name="P10">To search duplicate order_no</text:p>
          </table:table-cell>
        </table:table-row>
        <table:table-row table:style-name="Table106.1">
          <table:table-cell table:style-name="Table106.A5" office:value-type="string">
            <text:p text:style-name="P10">4</text:p>
          </table:table-cell>
          <table:table-cell table:style-name="Table106.B5" office:value-type="string">
            <text:p text:style-name="P10">acq_order1</text:p>
          </table:table-cell>
          <table:table-cell table:style-name="Table106.C5" office:value-type="string">
            <text:p text:style-name="P11">order_item_idorder_no,library_id,sub_library_id</text:p>
          </table:table-cell>
          <table:table-cell table:style-name="Table106.D5" office:value-type="string">
            <text:p text:style-name="P10">To insert the record of order processing</text:p>
          </table:table-cell>
        </table:table-row>
        <table:table-row table:style-name="Table106.1">
          <table:table-cell table:style-name="Table106.A6" office:value-type="string">
            <text:p text:style-name="P10">5</text:p>
          </table:table-cell>
          <table:table-cell table:style-name="Table106.B6" office:value-type="string">
            <text:p text:style-name="P10">acq_approval</text:p>
          </table:table-cell>
          <table:table-cell table:style-name="Table106.C6" office:value-type="string">
            <text:p text:style-name="P11">approval_item_id,library_id,sub_library_id</text:p>
          </table:table-cell>
          <table:table-cell table:style-name="Table106.D6" office:value-type="string">
            <text:p text:style-name="P10">To retrieve the data from database table.</text:p>
          </table:table-cell>
        </table:table-row>
        <table:table-row table:style-name="Table106.1">
          <table:table-cell table:style-name="Table106.A7" office:value-type="string">
            <text:p text:style-name="P10">6</text:p>
          </table:table-cell>
          <table:table-cell table:style-name="Table106.B7" office:value-type="string">
            <text:p text:style-name="P10">acq_vendor</text:p>
          </table:table-cell>
          <table:table-cell table:style-name="Table106.C7" office:value-type="string">
            <text:p text:style-name="P11">vendor_id,library_id,sub_library_id</text:p>
          </table:table-cell>
          <table:table-cell table:style-name="Table106.D7" office:value-type="string">
            <text:p text:style-name="P10">To retrieve the data from database table.</text:p>
          </table:table-cell>
        </table:table-row>
      </table:table>
      <text:p text:style-name="P67"/>
      <text:p text:style-name="P67"/>
      <text:p text:style-name="P67"/>
      <text:p text:style-name="P67"><text:soft-page-break/></text:p>
      <text:p text:style-name="P67"/>
      <text:p text:style-name="P68"/>
      <table:table table:name="Table108" table:style-name="Table108">
        <table:table-column table:style-name="Table108.A"/>
        <table:table-column table:style-name="Table108.B"/>
        <table:table-column table:style-name="Table108.C"/>
        <table:table-column table:style-name="Table108.D"/>
        <table:table-column table:style-name="Table108.E"/>
        <table:table-column table:style-name="Table108.F"/>
        <table:table-row table:style-name="Table108.1">
          <table:table-cell table:style-name="Table108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8.1">
          <table:table-cell table:style-name="Table108.A2" office:value-type="string">
            <text:p text:style-name="P7">S.No.</text:p>
          </table:table-cell>
          <table:table-cell table:style-name="Table108.A2" office:value-type="string">
            <text:p text:style-name="P7">Pojo Name</text:p>
          </table:table-cell>
          <table:table-cell table:style-name="Table108.A2" office:value-type="string">
            <text:p text:style-name="P17">Method Name </text:p>
          </table:table-cell>
          <table:table-cell table:style-name="Table108.D2" office:value-type="string">
            <text:p text:style-name="P7">Select Operation</text:p>
          </table:table-cell>
          <table:table-cell table:style-name="Table108.D2" office:value-type="string">
            <text:p text:style-name="P7">Columns <text:s/>in Where clause</text:p>
          </table:table-cell>
          <table:table-cell table:style-name="Table108.A2" office:value-type="string">
            <text:p text:style-name="P7">Purpose </text:p>
          </table:table-cell>
        </table:table-row>
        <table:table-row table:style-name="Table108.1">
          <table:table-cell table:style-name="Table108.A3" office:value-type="string">
            <text:p text:style-name="P10">1</text:p>
          </table:table-cell>
          <table:table-cell table:style-name="Table108.B3" office:value-type="string">
            <text:p text:style-name="P11">AcqOrderHeader</text:p>
          </table:table-cell>
          <table:table-cell table:style-name="Table108.C3" office:value-type="string">
            <text:p text:style-name="P11">searchOrderHeaderByOrderNo()</text:p>
          </table:table-cell>
          <table:table-cell table:style-name="Table108.D3" office:value-type="string">
            <text:p text:style-name="P10">AcqOrderHeader</text:p>
          </table:table-cell>
          <table:table-cell table:style-name="Table108.E3" office:value-type="string">
            <text:p text:style-name="P10">library_id, sub_library_id, order_no</text:p>
          </table:table-cell>
          <table:table-cell table:style-name="Table108.F3" office:value-type="string">
            <text:p text:style-name="P10">To retrieve the record from database. </text:p>
          </table:table-cell>
        </table:table-row>
        <table:table-row table:style-name="Table108.1">
          <table:table-cell table:style-name="Table108.A4" office:value-type="string">
            <text:p text:style-name="P10"/>
          </table:table-cell>
          <table:table-cell table:style-name="Table108.B4" office:value-type="string">
            <text:p text:style-name="P11"/>
          </table:table-cell>
          <table:table-cell table:style-name="Table108.C4" office:value-type="string">
            <text:p text:style-name="P11">updateAcqOrderHeader()</text:p>
          </table:table-cell>
          <table:table-cell table:style-name="Table108.D4" office:value-type="string">
            <text:p text:style-name="P10">boolean</text:p>
          </table:table-cell>
          <table:table-cell table:style-name="Table108.E4" office:value-type="string">
            <text:p text:style-name="P10"/>
          </table:table-cell>
          <table:table-cell table:style-name="Table108.F4" office:value-type="string">
            <text:p text:style-name="P10">To Update the record into database.</text:p>
          </table:table-cell>
        </table:table-row>
        <table:table-row table:style-name="Table108.1">
          <table:table-cell table:style-name="Table108.A6" office:value-type="string">
            <text:p text:style-name="P10">2</text:p>
          </table:table-cell>
          <table:table-cell table:style-name="Table108.B6" office:value-type="string">
            <text:p text:style-name="P11">AcqBibliographyDetails</text:p>
          </table:table-cell>
          <table:table-cell table:style-name="Table108.C6" office:value-type="string">
            <text:p text:style-name="P11">searchAcqBibByControlNo()</text:p>
          </table:table-cell>
          <table:table-cell table:style-name="Table108.D6" office:value-type="string">
            <text:p text:style-name="P10">AcqBibliographyDetails</text:p>
          </table:table-cell>
          <table:table-cell table:style-name="Table108.E6" office:value-type="string">
            <text:p text:style-name="P10">library_id,sub_library_id,control_no</text:p>
          </table:table-cell>
          <table:table-cell table:style-name="Table108.F6" office:value-type="string">
            <text:p text:style-name="P10">To retrieve the record from database. </text:p>
          </table:table-cell>
        </table:table-row>
        <table:table-row table:style-name="Table108.1">
          <table:table-cell table:style-name="Table108.A6" office:value-type="string">
            <text:p text:style-name="P10"/>
          </table:table-cell>
          <table:table-cell table:style-name="Table108.B6" office:value-type="string">
            <text:p text:style-name="P11"/>
          </table:table-cell>
          <table:table-cell table:style-name="Table108.C6" office:value-type="string">
            <text:p text:style-name="P11">updateAcqBib()</text:p>
          </table:table-cell>
          <table:table-cell table:style-name="Table108.D6" office:value-type="string">
            <text:p text:style-name="P10">boolean</text:p>
          </table:table-cell>
          <table:table-cell table:style-name="Table108.E6" office:value-type="string">
            <text:p text:style-name="P10"/>
          </table:table-cell>
          <table:table-cell table:style-name="Table108.F6" office:value-type="string">
            <text:p text:style-name="P10">To Update the record into database.</text:p>
          </table:table-cell>
        </table:table-row>
        <table:table-row table:style-name="Table108.1">
          <table:table-cell table:style-name="Table108.A7" office:value-type="string">
            <text:p text:style-name="P10">3</text:p>
          </table:table-cell>
          <table:table-cell table:style-name="Table108.B7" office:value-type="string">
            <text:p text:style-name="P11">AcqOrder1</text:p>
          </table:table-cell>
          <table:table-cell table:style-name="Table108.C7" office:value-type="string">
            <text:p text:style-name="P11">searchAcqOrder()</text:p>
          </table:table-cell>
          <table:table-cell table:style-name="Table108.D7" office:value-type="string">
            <text:p text:style-name="P10">List&lt;AcqOrder1&gt;</text:p>
          </table:table-cell>
          <table:table-cell table:style-name="Table108.E7" office:value-type="string">
            <text:p text:style-name="P10">library_id,sub_library_id,control_no,order_no</text:p>
          </table:table-cell>
          <table:table-cell table:style-name="Table108.F7" office:value-type="string">
            <text:p text:style-name="P10">To search the record from database according to their order no. </text:p>
          </table:table-cell>
        </table:table-row>
        <table:table-row table:style-name="Table108.1">
          <table:table-cell table:style-name="Table108.A8" office:value-type="string">
            <text:p text:style-name="P10">4</text:p>
          </table:table-cell>
          <table:table-cell table:style-name="Table108.B8" office:value-type="string">
            <text:p text:style-name="P11">AcqApproval</text:p>
          </table:table-cell>
          <table:table-cell table:style-name="Table108.C8" office:value-type="string">
            <text:p text:style-name="P11">getViewApprovalList</text:p>
          </table:table-cell>
          <table:table-cell table:style-name="Table108.D8" office:value-type="string">
            <text:p text:style-name="P10">List</text:p>
          </table:table-cell>
          <table:table-cell table:style-name="Table108.E8" office:value-type="string">
            <text:p text:style-name="P10">library_id, sub_library_id, order_no</text:p>
          </table:table-cell>
          <table:table-cell table:style-name="Table108.F8" office:value-type="string">
            <text:p text:style-name="P10">To retrieve the record from database according to their order no.</text:p>
          </table:table-cell>
        </table:table-row>
        <table:table-row table:style-name="Table108.1">
          <table:table-cell table:style-name="Table108.A9" office:value-type="string">
            <text:p text:style-name="P10"/>
          </table:table-cell>
          <table:table-cell table:style-name="Table108.B9" office:value-type="string">
            <text:p text:style-name="P11"/>
          </table:table-cell>
          <table:table-cell table:style-name="Table108.C9" office:value-type="string">
            <text:p text:style-name="P11">searchAcqApproval()</text:p>
          </table:table-cell>
          <table:table-cell table:style-name="Table108.D9" office:value-type="string">
            <text:p text:style-name="P10">AcqApproval</text:p>
          </table:table-cell>
          <table:table-cell table:style-name="Table108.E9" office:value-type="string">
            <text:p text:style-name="P10">library_id,sub_library_id,approval_id</text:p>
          </table:table-cell>
          <table:table-cell table:style-name="Table108.F9" office:value-type="string">
            <text:p text:style-name="P10">To search the record from database.</text:p>
          </table:table-cell>
        </table:table-row>
        <table:table-row table:style-name="Table108.1">
          <table:table-cell table:style-name="Table108.A10" office:value-type="string">
            <text:p text:style-name="P10"/>
          </table:table-cell>
          <table:table-cell table:style-name="Table108.B10" office:value-type="string">
            <text:p text:style-name="P11"/>
          </table:table-cell>
          <table:table-cell table:style-name="Table108.C10" office:value-type="string">
            <text:p text:style-name="P11">updateApproval()</text:p>
          </table:table-cell>
          <table:table-cell table:style-name="Table108.D10" office:value-type="string">
            <text:p text:style-name="P10">boolean</text:p>
          </table:table-cell>
          <table:table-cell table:style-name="Table108.E10" office:value-type="string">
            <text:p text:style-name="P10"/>
          </table:table-cell>
          <table:table-cell table:style-name="Table108.F10" office:value-type="string">
            <text:p text:style-name="P10"/>
          </table:table-cell>
        </table:table-row>
      </table:table>
      <text:p text:style-name="P77"/>
      <text:p text:style-name="P77">Recieving Process of Acquisition Module</text:p>
      <text:p text:style-name="P77"/>
      <table:table table:name="Table109" table:style-name="Table109">
        <table:table-column table:style-name="Table109.A"/>
        <table:table-column table:style-name="Table109.B"/>
        <table:table-row table:style-name="Table109.1">
          <table:table-cell table:style-name="Table109.A1" table:number-columns-spanned="2" office:value-type="string">
            <text:p text:style-name="P8">Action Class Name:AcqRecieveOrderProcessAction</text:p>
          </table:table-cell>
          <table:covered-table-cell/>
        </table:table-row>
        <table:table-row table:style-name="Table109.1">
          <table:table-cell table:style-name="Table109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09.1">
          <table:table-cell table:style-name="Table109.A13" office:value-type="string">
            <text:p text:style-name="P10">Logical Name</text:p>
          </table:table-cell>
          <table:table-cell table:style-name="Table109.B3" office:value-type="string">
            <text:p text:style-name="P10">AcqOrderManagementActionForm</text:p>
          </table:table-cell>
        </table:table-row>
        <table:table-row table:style-name="Table109.1">
          <table:table-cell table:style-name="Table109.A13" office:value-type="string">
            <text:p text:style-name="P10">Physical Path</text:p>
          </table:table-cell>
          <table:table-cell table:style-name="Table109.B4" office:value-type="string">
            <text:p text:style-name="P10">com.myapp.struts.Acquisition.<text:span text:style-name="T22">AcqRecieveOrderProcessAction</text:span></text:p>
          </table:table-cell>
        </table:table-row>
        <table:table-row table:style-name="Table109.1">
          <table:table-cell table:style-name="Table109.A13" office:value-type="string">
            <text:p text:style-name="P10">Code:</text:p>
          </table:table-cell>
          <table:table-cell table:style-name="Table109.B5" office:value-type="string">
            <text:p text:style-name="P10"/>
          </table:table-cell>
        </table:table-row>
        <table:table-row table:style-name="Table109.1">
          <table:table-cell table:style-name="Table109.A13" office:value-type="string">
            <text:p text:style-name="P10">Description:</text:p>
          </table:table-cell>
          <table:table-cell table:style-name="Table109.B6" office:value-type="string">
            <text:p text:style-name="P10">For defining setter and getter functions.</text:p>
          </table:table-cell>
        </table:table-row>
        <table:table-row table:style-name="Table109.1">
          <table:table-cell table:style-name="Table109.A1" table:number-columns-spanned="2" office:value-type="string">
            <text:p text:style-name="P8">Struts Action</text:p>
          </table:table-cell>
          <table:covered-table-cell/>
        </table:table-row>
        <table:table-row table:style-name="Table109.1">
          <table:table-cell table:style-name="Table109.A13" office:value-type="string">
            <text:p text:style-name="P10">Logical Name:</text:p>
          </table:table-cell>
          <table:table-cell table:style-name="Table109.B8" office:value-type="string">
            <text:p text:style-name="P12">AcqRecieveOrderProcessAction</text:p>
          </table:table-cell>
        </table:table-row>
        <table:table-row table:style-name="Table109.1">
          <table:table-cell table:style-name="Table109.A13" office:value-type="string">
            <text:p text:style-name="P10">Input JSP Form:</text:p>
          </table:table-cell>
          <table:table-cell table:style-name="Table109.B9" office:value-type="string">
            <text:p text:style-name="P58"/>
          </table:table-cell>
        </table:table-row>
        <table:table-row table:style-name="Table109.10">
          <table:table-cell table:style-name="Table109.A13" office:value-type="string">
            <text:p text:style-name="P10">Physical Path(Type tag):</text:p>
          </table:table-cell>
          <table:table-cell table:style-name="Table109.B10" office:value-type="string">
            <text:p text:style-name="P10">com.myapp.struts.Acquisition.<text:span text:style-name="T22">AcqInitiateOrderAction</text:span></text:p>
          </table:table-cell>
        </table:table-row>
        <table:table-row table:style-name="Table109.10">
          <table:table-cell table:style-name="Table109.A11" office:value-type="string">
            <text:p text:style-name="P10">Logical Path</text:p>
          </table:table-cell>
          <table:table-cell table:style-name="Table109.B11" office:value-type="string">
            <text:p text:style-name="P10">/acq_recieve_order</text:p>
          </table:table-cell>
        </table:table-row>
        <table:table-row table:style-name="Table109.1">
          <table:table-cell table:style-name="Table109.A13" office:value-type="string">
            <text:p text:style-name="P10">Code:</text:p>
          </table:table-cell>
          <table:table-cell table:style-name="Table109.B12" office:value-type="string">
            <text:p text:style-name="P10"/>
          </table:table-cell>
        </table:table-row>
        <text:soft-page-break/>
        <table:table-row table:style-name="Table109.1">
          <table:table-cell table:style-name="Table109.A13" office:value-type="string">
            <text:p text:style-name="P10"/>
            <text:p text:style-name="P10">Description:</text:p>
          </table:table-cell>
          <table:table-cell table:style-name="Table109.B13" office:value-type="string">
            <text:p text:style-name="P10">Redirect user to the target page. <text:s/></text:p>
          </table:table-cell>
        </table:table-row>
      </table:table>
      <text:p text:style-name="P67"/>
      <text:p text:style-name="P77"/>
      <text:p text:style-name="P68"/>
      <table:table table:name="Table110" table:style-name="Table110">
        <table:table-column table:style-name="Table110.A"/>
        <table:table-column table:style-name="Table110.B"/>
        <table:table-column table:style-name="Table110.C"/>
        <table:table-row table:style-name="Table110.1">
          <table:table-cell table:style-name="Table110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110.1">
          <table:table-cell table:style-name="Table110.A2" office:value-type="string">
            <text:p text:style-name="P9">Request Forwards Name </text:p>
          </table:table-cell>
          <table:table-cell table:style-name="Table110.B2" office:value-type="string">
            <text:p text:style-name="P9">Request Target</text:p>
          </table:table-cell>
          <table:table-cell table:style-name="Table110.A2" office:value-type="string">
            <text:p text:style-name="P9">Purpose</text:p>
          </table:table-cell>
        </table:table-row>
        <table:table-row table:style-name="Table110.1">
          <table:table-cell table:style-name="Table110.A3" office:value-type="string">
            <text:p text:style-name="P10">order</text:p>
          </table:table-cell>
          <table:table-cell table:style-name="Table110.B3" office:value-type="string">
            <text:p text:style-name="P10">“/acq_initiate_recieve_order.jsp”</text:p>
          </table:table-cell>
          <table:table-cell table:style-name="Table110.C3" office:value-type="string">
            <text:p text:style-name="P10">Redirects user to the target page.</text:p>
            <text:p text:style-name="P10"/>
          </table:table-cell>
        </table:table-row>
      </table:table>
      <text:p text:style-name="P68"/>
      <text:p text:style-name="P68"/>
      <table:table table:name="Table111" table:style-name="Table111">
        <table:table-column table:style-name="Table111.A"/>
        <table:table-column table:style-name="Table111.B"/>
        <table:table-column table:style-name="Table111.C"/>
        <table:table-column table:style-name="Table111.D"/>
        <table:table-row table:style-name="Table111.1">
          <table:table-cell table:style-name="Table111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11.1">
          <table:table-cell table:style-name="Table111.A2" office:value-type="string">
            <text:p text:style-name="P7">S.No.</text:p>
          </table:table-cell>
          <table:table-cell table:style-name="Table111.A2" office:value-type="string">
            <text:p text:style-name="P7">Table Name</text:p>
          </table:table-cell>
          <table:table-cell table:style-name="Table111.A2" office:value-type="string">
            <text:p text:style-name="P17">Primary Key </text:p>
          </table:table-cell>
          <table:table-cell table:style-name="Table111.A2" office:value-type="string">
            <text:p text:style-name="P7">Purpose</text:p>
          </table:table-cell>
        </table:table-row>
        <table:table-row table:style-name="Table111.1">
          <table:table-cell table:style-name="Table111.A3" office:value-type="string">
            <text:p text:style-name="P10">2</text:p>
          </table:table-cell>
          <table:table-cell table:style-name="Table111.B3" office:value-type="string">
            <text:p text:style-name="P10">acq_bibliographic_details</text:p>
          </table:table-cell>
          <table:table-cell table:style-name="Table111.C3" office:value-type="string">
            <text:p text:style-name="P11">control_no, library_id, sub_library_id</text:p>
          </table:table-cell>
          <table:table-cell table:style-name="Table111.D3" office:value-type="string">
            <text:p text:style-name="P10">To Retrieve required data from database.</text:p>
          </table:table-cell>
        </table:table-row>
      </table:table>
      <text:p text:style-name="P68"/>
      <text:p text:style-name="P68"/>
      <text:p text:style-name="P68"/>
      <table:table table:name="Table112" table:style-name="Table112">
        <table:table-column table:style-name="Table112.A"/>
        <table:table-column table:style-name="Table112.B"/>
        <table:table-column table:style-name="Table112.C"/>
        <table:table-column table:style-name="Table112.D"/>
        <table:table-column table:style-name="Table112.E"/>
        <table:table-column table:style-name="Table112.F"/>
        <table:table-row table:style-name="Table112.1">
          <table:table-cell table:style-name="Table112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2.1">
          <table:table-cell table:style-name="Table112.A2" office:value-type="string">
            <text:p text:style-name="P7">S.No.</text:p>
          </table:table-cell>
          <table:table-cell table:style-name="Table112.A2" office:value-type="string">
            <text:p text:style-name="P7">Pojo Name</text:p>
          </table:table-cell>
          <table:table-cell table:style-name="Table112.A2" office:value-type="string">
            <text:p text:style-name="P17">Method Name </text:p>
          </table:table-cell>
          <table:table-cell table:style-name="Table112.D2" office:value-type="string">
            <text:p text:style-name="P7">Select Operation</text:p>
          </table:table-cell>
          <table:table-cell table:style-name="Table112.D2" office:value-type="string">
            <text:p text:style-name="P7">Columns <text:s/>in Where clause</text:p>
          </table:table-cell>
          <table:table-cell table:style-name="Table112.A2" office:value-type="string">
            <text:p text:style-name="P7">Purpose </text:p>
          </table:table-cell>
        </table:table-row>
        <table:table-row table:style-name="Table112.1">
          <table:table-cell table:style-name="Table112.A3" office:value-type="string">
            <text:p text:style-name="P10">1</text:p>
          </table:table-cell>
          <table:table-cell table:style-name="Table112.B3" office:value-type="string">
            <text:p text:style-name="P11">AcqBibliographyDetails</text:p>
          </table:table-cell>
          <table:table-cell table:style-name="Table112.C3" office:value-type="string">
            <text:p text:style-name="P11">searchDoc6()</text:p>
          </table:table-cell>
          <table:table-cell table:style-name="Table112.D3" office:value-type="string">
            <text:p text:style-name="P10">List</text:p>
          </table:table-cell>
          <table:table-cell table:style-name="Table112.E3" office:value-type="string">
            <text:p text:style-name="P10">library_id, sub_library_id</text:p>
          </table:table-cell>
          <table:table-cell table:style-name="Table112.F3" office:value-type="string">
            <text:p text:style-name="P10">To retrieve the record from database. </text:p>
          </table:table-cell>
        </table:table-row>
      </table:table>
      <text:p text:style-name="P77"/>
      <text:p text:style-name="P77"/>
      <text:p text:style-name="P60"><text:span text:style-name="T2">File Name of view page: </text:span><text:span text:style-name="T5">acq_initiate_recieve_order.jsp</text:span></text:p>
      <text:p text:style-name="P60"><text:span text:style-name="T7">Module Name:-</text:span><text:span text:style-name="T8">Acquisition Module</text:span></text:p>
      <text:p text:style-name="P65"/>
      <text:p text:style-name="P73">Attributes</text:p>
      <table:table table:name="Table113" table:style-name="Table113">
        <table:table-column table:style-name="Table113.A"/>
        <table:table-column table:style-name="Table113.B"/>
        <table:table-column table:style-name="Table113.C"/>
        <table:table-column table:style-name="Table113.D"/>
        <table:table-column table:style-name="Table113.E"/>
        <table:table-column table:style-name="Table113.F"/>
        <table:table-row table:style-name="Table113.1">
          <table:table-cell table:style-name="Table113.A1" office:value-type="string">
            <text:p text:style-name="P49">S.No</text:p>
          </table:table-cell>
          <table:table-cell table:style-name="Table113.A1" office:value-type="string">
            <text:p text:style-name="P49">Attribute Name</text:p>
          </table:table-cell>
          <table:table-cell table:style-name="Table113.C1" office:value-type="string">
            <text:p text:style-name="P49">Label </text:p>
          </table:table-cell>
          <table:table-cell table:style-name="Table113.A1" office:value-type="string">
            <text:p text:style-name="P49">Field Name</text:p>
          </table:table-cell>
          <table:table-cell table:style-name="Table113.A1" office:value-type="string">
            <text:p text:style-name="P49">Type</text:p>
          </table:table-cell>
          <table:table-cell table:style-name="Table113.A1" office:value-type="string">
            <text:p text:style-name="P49">Target</text:p>
          </table:table-cell>
        </table:table-row>
        <table:table-row table:style-name="Table113.1">
          <table:table-cell table:style-name="Table113.A4" office:value-type="string">
            <text:p text:style-name="P51">1</text:p>
          </table:table-cell>
          <table:table-cell table:style-name="Table113.B2" office:value-type="string">
            <text:p text:style-name="P50">Receiving No </text:p>
          </table:table-cell>
          <table:table-cell table:style-name="Table113.C2" office:value-type="string">
            <text:p text:style-name="P50">Receiving No </text:p>
          </table:table-cell>
          <table:table-cell table:style-name="Table113.D2" office:value-type="string">
            <text:p text:style-name="P50">receiving_no</text:p>
          </table:table-cell>
          <table:table-cell table:style-name="Table113.E2" office:value-type="string">
            <text:p text:style-name="P52"><text:bookmark-start text:name="__DdeLink__7321_3435793671121113"/>T<text:bookmark-end text:name="__DdeLink__7321_3435793671121113"/>extBox</text:p>
          </table:table-cell>
          <table:table-cell table:style-name="Table113.F2" office:value-type="string">
            <text:p text:style-name="P50"/>
          </table:table-cell>
        </table:table-row>
        <table:table-row table:style-name="Table113.1">
          <table:table-cell table:style-name="Table113.A4" office:value-type="string">
            <text:p text:style-name="P51">2</text:p>
          </table:table-cell>
          <table:table-cell table:style-name="Table113.B3" office:value-type="string">
            <text:p text:style-name="P52">Vendor</text:p>
          </table:table-cell>
          <table:table-cell table:style-name="Table113.C3" office:value-type="string">
            <text:p text:style-name="P52">Vendor</text:p>
          </table:table-cell>
          <table:table-cell table:style-name="Table113.D3" office:value-type="string">
            <text:p text:style-name="P52">vendor</text:p>
          </table:table-cell>
          <table:table-cell table:style-name="Table113.E3" office:value-type="string">
            <text:p text:style-name="P52"><text:bookmark-start text:name="__DdeLink__7321_34357936711211131"/>T<text:bookmark-end text:name="__DdeLink__7321_34357936711211131"/>extBox</text:p>
          </table:table-cell>
          <table:table-cell table:style-name="Table113.F3" office:value-type="string">
            <text:p text:style-name="P50"><text:bookmark-start text:name="__DdeLink__6578_125089648925126113"/><text:bookmark-end text:name="__DdeLink__6578_125089648925126113"/></text:p>
          </table:table-cell>
        </table:table-row>
        <table:table-row table:style-name="Table113.1">
          <table:table-cell table:style-name="Table113.A4" office:value-type="string">
            <text:p text:style-name="P51">3</text:p>
          </table:table-cell>
          <table:table-cell table:style-name="Table113.B4" office:value-type="string">
            <text:p text:style-name="P52">Submit</text:p>
          </table:table-cell>
          <table:table-cell table:style-name="Table113.C4" office:value-type="string">
            <text:p text:style-name="P52">New Receive Order</text:p>
          </table:table-cell>
          <table:table-cell table:style-name="Table113.D4" office:value-type="string">
            <text:p text:style-name="P52">submit</text:p>
          </table:table-cell>
          <table:table-cell table:style-name="Table113.E4" office:value-type="string">
            <text:p text:style-name="P52">button</text:p>
          </table:table-cell>
          <table:table-cell table:style-name="Table113.F4" office:value-type="string">
            <text:p text:style-name="P50"><text:bookmark-start text:name="__DdeLink__6578_125089648925126123"/><text:bookmark-end text:name="__DdeLink__6578_125089648925126123"/></text:p>
          </table:table-cell>
        </table:table-row>
        <table:table-row table:style-name="Table113.1">
          <table:table-cell table:style-name="Table113.A5" office:value-type="string">
            <text:p text:style-name="P51">4</text:p>
          </table:table-cell>
          <table:table-cell table:style-name="Table113.B5" office:value-type="string">
            <text:p text:style-name="P52">Button</text:p>
          </table:table-cell>
          <table:table-cell table:style-name="Table113.C5" office:value-type="string">
            <text:p text:style-name="P52">View Receive Order</text:p>
          </table:table-cell>
          <table:table-cell table:style-name="Table113.D5" office:value-type="string">
            <text:p text:style-name="P52">button</text:p>
          </table:table-cell>
          <table:table-cell table:style-name="Table113.E5" office:value-type="string">
            <text:p text:style-name="P52"><text:bookmark-start text:name="__DdeLink__9404_20980762221113"/>button<text:bookmark-end text:name="__DdeLink__9404_20980762221113"/></text:p>
          </table:table-cell>
          <table:table-cell table:style-name="Table113.F5" office:value-type="string">
            <text:p text:style-name="P50"><text:bookmark-start text:name="__DdeLink__6578_125089648925126133"/><text:bookmark-end text:name="__DdeLink__6578_125089648925126133"/></text:p>
          </table:table-cell>
        </table:table-row>
        <table:table-row table:style-name="Table113.1">
          <table:table-cell table:style-name="Table113.A6" office:value-type="string">
            <text:p text:style-name="P51">5</text:p>
          </table:table-cell>
          <table:table-cell table:style-name="Table113.B6" office:value-type="string">
            <text:p text:style-name="P52">Button</text:p>
          </table:table-cell>
          <table:table-cell table:style-name="Table113.C6" office:value-type="string">
            <text:p text:style-name="P52">Print</text:p>
          </table:table-cell>
          <table:table-cell table:style-name="Table113.D6" office:value-type="string">
            <text:p text:style-name="P52">button</text:p>
          </table:table-cell>
          <table:table-cell table:style-name="Table113.E6" office:value-type="string">
            <text:p text:style-name="P52">button</text:p>
          </table:table-cell>
          <table:table-cell table:style-name="Table113.F6" office:value-type="string">
            <text:p text:style-name="P50"/>
          </table:table-cell>
        </table:table-row>
        <table:table-row table:style-name="Table113.1">
          <table:table-cell table:style-name="Table113.A7" office:value-type="string">
            <text:p text:style-name="P51">6</text:p>
          </table:table-cell>
          <table:table-cell table:style-name="Table113.B7" office:value-type="string">
            <text:p text:style-name="P52">Button</text:p>
          </table:table-cell>
          <table:table-cell table:style-name="Table113.C7" office:value-type="string">
            <text:p text:style-name="P52">Back</text:p>
          </table:table-cell>
          <table:table-cell table:style-name="Table113.D7" office:value-type="string">
            <text:p text:style-name="P52">button</text:p>
          </table:table-cell>
          <table:table-cell table:style-name="Table113.E7" office:value-type="string">
            <text:p text:style-name="P52">button</text:p>
          </table:table-cell>
          <table:table-cell table:style-name="Table113.F7" office:value-type="string">
            <text:p text:style-name="P50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able:table table:name="Table115" table:style-name="Table115">
        <table:table-column table:style-name="Table115.A"/>
        <table:table-column table:style-name="Table115.B"/>
        <table:table-row table:style-name="Table115.1">
          <table:table-cell table:style-name="Table115.A1" table:number-columns-spanned="2" office:value-type="string">
            <text:p text:style-name="P8">Action Class Name:AcqInitiateRecieveOrderAction</text:p>
          </table:table-cell>
          <table:covered-table-cell/>
        </table:table-row>
        <table:table-row table:style-name="Table115.1">
          <table:table-cell table:style-name="Table115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15.1">
          <table:table-cell table:style-name="Table115.A12" office:value-type="string">
            <text:p text:style-name="P10">Logical Name</text:p>
          </table:table-cell>
          <table:table-cell table:style-name="Table115.B3" office:value-type="string">
            <text:p text:style-name="P10">AcqOrderManagementActionForm</text:p>
          </table:table-cell>
        </table:table-row>
        <table:table-row table:style-name="Table115.1">
          <table:table-cell table:style-name="Table115.A12" office:value-type="string">
            <text:p text:style-name="P10">Physical Path</text:p>
          </table:table-cell>
          <table:table-cell table:style-name="Table115.B4" office:value-type="string">
            <text:p text:style-name="P10">com.myapp.struts.Acquisition.<text:span text:style-name="T22">AcqInitiateRecieveOrderAction</text:span></text:p>
          </table:table-cell>
        </table:table-row>
        <table:table-row table:style-name="Table115.1">
          <table:table-cell table:style-name="Table115.A12" office:value-type="string">
            <text:p text:style-name="P10">Code:</text:p>
          </table:table-cell>
          <table:table-cell table:style-name="Table115.B5" office:value-type="string">
            <text:p text:style-name="P10"/>
          </table:table-cell>
        </table:table-row>
        <table:table-row table:style-name="Table115.1">
          <table:table-cell table:style-name="Table115.A12" office:value-type="string">
            <text:p text:style-name="P10">Description:</text:p>
          </table:table-cell>
          <table:table-cell table:style-name="Table115.B6" office:value-type="string">
            <text:p text:style-name="P10">For defining setter and getter functions.</text:p>
          </table:table-cell>
        </table:table-row>
        <table:table-row table:style-name="Table115.1">
          <table:table-cell table:style-name="Table115.A1" table:number-columns-spanned="2" office:value-type="string">
            <text:p text:style-name="P8">Struts Action</text:p>
          </table:table-cell>
          <table:covered-table-cell/>
        </table:table-row>
        <table:table-row table:style-name="Table115.1">
          <table:table-cell table:style-name="Table115.A12" office:value-type="string">
            <text:p text:style-name="P10">Logical Name:</text:p>
          </table:table-cell>
          <table:table-cell table:style-name="Table115.B8" office:value-type="string">
            <text:p text:style-name="P12">AcqInitiateRecieveOrderAction</text:p>
          </table:table-cell>
        </table:table-row>
        <table:table-row table:style-name="Table115.1">
          <table:table-cell table:style-name="Table115.A12" office:value-type="string">
            <text:p text:style-name="P10">Input JSP Form:</text:p>
          </table:table-cell>
          <table:table-cell table:style-name="Table115.B9" office:value-type="string">
            <text:p text:style-name="P58">acq_initiate_recieve_order.jsp</text:p>
          </table:table-cell>
        </table:table-row>
        <table:table-row table:style-name="Table115.10">
          <table:table-cell table:style-name="Table115.A12" office:value-type="string">
            <text:p text:style-name="P10">Physical Path(Type tag):</text:p>
          </table:table-cell>
          <table:table-cell table:style-name="Table115.B10" office:value-type="string">
            <text:p text:style-name="P10">com.myapp.struts.Acquisition.<text:span text:style-name="T22">AcqInitiateRecieveOrderAction</text:span></text:p>
          </table:table-cell>
        </table:table-row>
        <table:table-row table:style-name="Table115.10">
          <table:table-cell table:style-name="Table115.A11" office:value-type="string">
            <text:p text:style-name="P10">Logical Path</text:p>
          </table:table-cell>
          <table:table-cell table:style-name="Table115.B11" office:value-type="string">
            <text:p text:style-name="P10">/acq_initiate_recieve_order</text:p>
          </table:table-cell>
        </table:table-row>
        <table:table-row table:style-name="Table115.1">
          <table:table-cell table:style-name="Table115.A12" office:value-type="string">
            <text:p text:style-name="P10">Code:</text:p>
          </table:table-cell>
          <table:table-cell table:style-name="Table115.B12" office:value-type="string">
            <text:p text:style-name="P10"/>
          </table:table-cell>
        </table:table-row>
      </table:table>
      <text:p text:style-name="Standard"/>
      <text:p text:style-name="P5"/>
      <table:table table:name="Table116" table:style-name="Table116">
        <table:table-column table:style-name="Table116.A"/>
        <table:table-column table:style-name="Table116.B"/>
        <table:table-column table:style-name="Table116.C"/>
        <table:table-row table:style-name="Table116.1">
          <table:table-cell table:style-name="Table116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116.1">
          <table:table-cell table:style-name="Table116.A2" office:value-type="string">
            <text:p text:style-name="P9">Request Forwards Name </text:p>
          </table:table-cell>
          <table:table-cell table:style-name="Table116.B2" office:value-type="string">
            <text:p text:style-name="P9">Request Target</text:p>
          </table:table-cell>
          <table:table-cell table:style-name="Table116.A2" office:value-type="string">
            <text:p text:style-name="P9">Purpose</text:p>
          </table:table-cell>
        </table:table-row>
        <table:table-row table:style-name="Table116.1">
          <table:table-cell table:style-name="Table116.A3" office:value-type="string">
            <text:p text:style-name="P10">duplicateorderno</text:p>
          </table:table-cell>
          <table:table-cell table:style-name="Table116.B3" office:value-type="string">
            <text:p text:style-name="P10">“/acq_initiate_recieve_order.jsp”</text:p>
          </table:table-cell>
          <table:table-cell table:style-name="Table116.C3" office:value-type="string">
            <text:p text:style-name="P10">Redirects user to the same page if <text:s/>receiving no is duplicate .</text:p>
            <text:p text:style-name="P10"/>
          </table:table-cell>
        </table:table-row>
        <table:table-row table:style-name="Table116.1">
          <table:table-cell table:style-name="Table116.A4" office:value-type="string">
            <text:p text:style-name="P10">delete</text:p>
          </table:table-cell>
          <table:table-cell table:style-name="Table116.B4" office:value-type="string">
            <text:p text:style-name="P10">“/acq_recieve_order_detail.jsp”</text:p>
          </table:table-cell>
          <table:table-cell table:style-name="Table116.C4" office:value-type="string">
            <text:p text:style-name="P10">Redirects user to the target page.</text:p>
          </table:table-cell>
        </table:table-row>
        <table:table-row table:style-name="Table116.1">
          <table:table-cell table:style-name="Table116.A5" office:value-type="string">
            <text:p text:style-name="P10">duplicateapprovalno</text:p>
          </table:table-cell>
          <table:table-cell table:style-name="Table116.B5" office:value-type="string">
            <text:p text:style-name="P10">“/acq_view_recieve_order.jsp”</text:p>
          </table:table-cell>
          <table:table-cell table:style-name="Table116.C5" office:value-type="string">
            <text:p text:style-name="P10">Redirects user to the target page.</text:p>
          </table:table-cell>
        </table:table-row>
      </table:table>
      <text:p text:style-name="P68"/>
      <text:p text:style-name="P68"/>
      <text:p text:style-name="P29"/>
      <table:table table:name="Table117" table:style-name="Table117">
        <table:table-column table:style-name="Table117.A"/>
        <table:table-column table:style-name="Table117.B"/>
        <table:table-column table:style-name="Table117.C"/>
        <table:table-column table:style-name="Table117.D"/>
        <table:table-row table:style-name="Table117.1">
          <table:table-cell table:style-name="Table117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17.1">
          <table:table-cell table:style-name="Table117.A2" office:value-type="string">
            <text:p text:style-name="P7">S.No.</text:p>
          </table:table-cell>
          <table:table-cell table:style-name="Table117.A2" office:value-type="string">
            <text:p text:style-name="P7">Table Name</text:p>
          </table:table-cell>
          <table:table-cell table:style-name="Table117.A2" office:value-type="string">
            <text:p text:style-name="P17">Primary Key </text:p>
          </table:table-cell>
          <table:table-cell table:style-name="Table117.A2" office:value-type="string">
            <text:p text:style-name="P7">Purpose</text:p>
          </table:table-cell>
        </table:table-row>
        <table:table-row table:style-name="Table117.1">
          <table:table-cell table:style-name="Table117.A3" office:value-type="string">
            <text:p text:style-name="P10">1</text:p>
          </table:table-cell>
          <table:table-cell table:style-name="Table117.B3" office:value-type="string">
            <text:p text:style-name="P10">acq_bibliography_details</text:p>
          </table:table-cell>
          <table:table-cell table:style-name="Table117.C3" office:value-type="string">
            <text:p text:style-name="P11">control_no, library_id, sub_library_id</text:p>
          </table:table-cell>
          <table:table-cell table:style-name="Table117.D3" office:value-type="string">
            <text:p text:style-name="P10">To retrieve the data from database table.</text:p>
          </table:table-cell>
        </table:table-row>
        <table:table-row table:style-name="Table117.1">
          <table:table-cell table:style-name="Table117.A4" office:value-type="string">
            <text:p text:style-name="P10">2</text:p>
          </table:table-cell>
          <table:table-cell table:style-name="Table117.B4" office:value-type="string">
            <text:p text:style-name="P10">acq_bibliography</text:p>
          </table:table-cell>
          <table:table-cell table:style-name="Table117.C4" office:value-type="string">
            <text:p text:style-name="P11">title_id,library_id,sub_library_id</text:p>
          </table:table-cell>
          <table:table-cell table:style-name="Table117.D4" office:value-type="string">
            <text:p text:style-name="P10">To retrieve the data from database table.</text:p>
          </table:table-cell>
        </table:table-row>
        <table:table-row table:style-name="Table117.1">
          <table:table-cell table:style-name="Table117.A5" office:value-type="string">
            <text:p text:style-name="P10">3</text:p>
          </table:table-cell>
          <table:table-cell table:style-name="Table117.B5" office:value-type="string">
            <text:p text:style-name="P10">acq_order_header</text:p>
          </table:table-cell>
          <table:table-cell table:style-name="Table117.C5" office:value-type="string">
            <text:p text:style-name="P11">order_no,library_id,sub_library_id</text:p>
          </table:table-cell>
          <table:table-cell table:style-name="Table117.D5" office:value-type="string">
            <text:p text:style-name="P10">To search duplicate order_no</text:p>
          </table:table-cell>
        </table:table-row>
        <table:table-row table:style-name="Table117.1">
          <table:table-cell table:style-name="Table117.A6" office:value-type="string">
            <text:p text:style-name="P10">4</text:p>
          </table:table-cell>
          <table:table-cell table:style-name="Table117.B6" office:value-type="string">
            <text:p text:style-name="P10">acq_recieving_header</text:p>
          </table:table-cell>
          <table:table-cell table:style-name="Table117.C6" office:value-type="string">
            <text:p text:style-name="P11">recieving_no,library_id,sub_library_id</text:p>
          </table:table-cell>
          <table:table-cell table:style-name="Table117.D6" office:value-type="string">
            <text:p text:style-name="P10">To retrieve the data from database table according to their order_no for receiving.</text:p>
          </table:table-cell>
        </table:table-row>
      </table:table>
      <text:p text:style-name="P67"/>
      <text:p text:style-name="P67"/>
      <text:p text:style-name="P67"/>
      <text:p text:style-name="P67"><text:soft-page-break/></text:p>
      <text:p text:style-name="P67"/>
      <text:p text:style-name="P68"/>
      <table:table table:name="Table118" table:style-name="Table118">
        <table:table-column table:style-name="Table118.A"/>
        <table:table-column table:style-name="Table118.B"/>
        <table:table-column table:style-name="Table118.C"/>
        <table:table-column table:style-name="Table118.D"/>
        <table:table-column table:style-name="Table118.E"/>
        <table:table-column table:style-name="Table118.F"/>
        <table:table-row table:style-name="Table118.1">
          <table:table-cell table:style-name="Table118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8.1">
          <table:table-cell table:style-name="Table118.A2" office:value-type="string">
            <text:p text:style-name="P7">S.No.</text:p>
          </table:table-cell>
          <table:table-cell table:style-name="Table118.A2" office:value-type="string">
            <text:p text:style-name="P7">Pojo Name</text:p>
          </table:table-cell>
          <table:table-cell table:style-name="Table118.A2" office:value-type="string">
            <text:p text:style-name="P17">Method Name </text:p>
          </table:table-cell>
          <table:table-cell table:style-name="Table118.D2" office:value-type="string">
            <text:p text:style-name="P7">Select Operation</text:p>
          </table:table-cell>
          <table:table-cell table:style-name="Table118.D2" office:value-type="string">
            <text:p text:style-name="P7">Columns <text:s/>in Where clause</text:p>
          </table:table-cell>
          <table:table-cell table:style-name="Table118.A2" office:value-type="string">
            <text:p text:style-name="P7">Purpose </text:p>
          </table:table-cell>
        </table:table-row>
        <table:table-row table:style-name="Table118.1">
          <table:table-cell table:style-name="Table118.A3" office:value-type="string">
            <text:p text:style-name="P10">1</text:p>
          </table:table-cell>
          <table:table-cell table:style-name="Table118.B3" office:value-type="string">
            <text:p text:style-name="P11">AcqOrderHeader</text:p>
          </table:table-cell>
          <table:table-cell table:style-name="Table118.C3" office:value-type="string">
            <text:p text:style-name="P11">searchOrderHeaderByVendor()</text:p>
          </table:table-cell>
          <table:table-cell table:style-name="Table118.D3" office:value-type="string">
            <text:p text:style-name="P10">AcqOrderHeader</text:p>
          </table:table-cell>
          <table:table-cell table:style-name="Table118.E3" office:value-type="string">
            <text:p text:style-name="P10">library_id,sub_library_id,vendor,order_no</text:p>
          </table:table-cell>
          <table:table-cell table:style-name="Table118.F3" office:value-type="string">
            <text:p text:style-name="P10">To insert the record into database.</text:p>
          </table:table-cell>
        </table:table-row>
        <table:table-row table:style-name="Table118.1">
          <table:table-cell table:style-name="Table118.A4" office:value-type="string">
            <text:p text:style-name="P10">2</text:p>
          </table:table-cell>
          <table:table-cell table:style-name="Table118.B4" office:value-type="string">
            <text:p text:style-name="P11">ApprovalList</text:p>
          </table:table-cell>
          <table:table-cell table:style-name="Table118.C4" office:value-type="string">
            <text:p text:style-name="P11">searchOrderByVendor()</text:p>
          </table:table-cell>
          <table:table-cell table:style-name="Table118.D4" office:value-type="string">
            <text:p text:style-name="P10">ArrayList</text:p>
          </table:table-cell>
          <table:table-cell table:style-name="Table118.E4" office:value-type="string">
            <text:p text:style-name="P10">library_id,sub_library_id,order_no</text:p>
          </table:table-cell>
          <table:table-cell table:style-name="Table118.F4" office:value-type="string">
            <text:p text:style-name="P10">To retrive data from database.</text:p>
          </table:table-cell>
        </table:table-row>
        <table:table-row table:style-name="Table118.1">
          <table:table-cell table:style-name="Table118.A5" office:value-type="string">
            <text:p text:style-name="P10">3</text:p>
          </table:table-cell>
          <table:table-cell table:style-name="Table118.B5" office:value-type="string">
            <text:p text:style-name="P11">AcqRecievingHeader</text:p>
          </table:table-cell>
          <table:table-cell table:style-name="Table118.C5" office:value-type="string">
            <text:p text:style-name="P11">getRecieveOrder()</text:p>
          </table:table-cell>
          <table:table-cell table:style-name="Table118.D5" office:value-type="string">
            <text:p text:style-name="P10">AcqRecievingHeader</text:p>
          </table:table-cell>
          <table:table-cell table:style-name="Table118.E5" office:value-type="string">
            <text:p text:style-name="P10">library_id,sub_library_id,order_no,recieving_no,vendor_id</text:p>
          </table:table-cell>
          <table:table-cell table:style-name="Table118.F5" office:value-type="string">
            <text:p text:style-name="P10">For getting receiving_no.</text:p>
          </table:table-cell>
        </table:table-row>
      </table:table>
      <text:p text:style-name="P68"/>
      <text:p text:style-name="P68"/>
      <text:p text:style-name="P68"><text:span text:style-name="T15">File Name of view page: </text:span>acq_recieve_order_detail.jsp</text:p>
      <text:p text:style-name="P68"><text:span text:style-name="T15">Module Name:-</text:span>Acquisition Module</text:p>
      <text:p text:style-name="P37"><text:span text:style-name="T15">Included Files:</text:span> <text:span text:style-name="T15"><text:s text:c="2"/></text:span>Header File: acq_initiate_recieve_order.jsp</text:p>
      <text:p text:style-name="P37"/>
      <text:p text:style-name="P73">Attributes</text:p>
      <table:table table:name="Table119" table:style-name="Table119">
        <table:table-column table:style-name="Table119.A"/>
        <table:table-column table:style-name="Table119.B"/>
        <table:table-column table:style-name="Table119.C"/>
        <table:table-column table:style-name="Table119.D"/>
        <table:table-column table:style-name="Table119.E"/>
        <table:table-column table:style-name="Table119.F"/>
        <table:table-row table:style-name="Table119.1">
          <table:table-cell table:style-name="Table119.A1" office:value-type="string">
            <text:p text:style-name="P49">S.No</text:p>
          </table:table-cell>
          <table:table-cell table:style-name="Table119.A1" office:value-type="string">
            <text:p text:style-name="P49">Attribute Name</text:p>
          </table:table-cell>
          <table:table-cell table:style-name="Table119.C1" office:value-type="string">
            <text:p text:style-name="P49">Label </text:p>
          </table:table-cell>
          <table:table-cell table:style-name="Table119.A1" office:value-type="string">
            <text:p text:style-name="P49">Field Name</text:p>
          </table:table-cell>
          <table:table-cell table:style-name="Table119.A1" office:value-type="string">
            <text:p text:style-name="P49">Type</text:p>
          </table:table-cell>
          <table:table-cell table:style-name="Table119.A1" office:value-type="string">
            <text:p text:style-name="P49">Target</text:p>
          </table:table-cell>
        </table:table-row>
        <table:table-row table:style-name="Table119.1">
          <table:table-cell table:style-name="Table119.A7" office:value-type="string">
            <text:p text:style-name="P51">1</text:p>
          </table:table-cell>
          <table:table-cell table:style-name="Table119.B2" office:value-type="string">
            <text:p text:style-name="P50">Receiving No </text:p>
          </table:table-cell>
          <table:table-cell table:style-name="Table119.C2" office:value-type="string">
            <text:p text:style-name="P50">Receiving No </text:p>
          </table:table-cell>
          <table:table-cell table:style-name="Table119.D2" office:value-type="string">
            <text:p text:style-name="P50">receiving_no</text:p>
          </table:table-cell>
          <table:table-cell table:style-name="Table119.E2" office:value-type="string">
            <text:p text:style-name="P52"><text:bookmark-start text:name="__DdeLink__7321_34357936711211132"/>T<text:bookmark-end text:name="__DdeLink__7321_34357936711211132"/>extBox</text:p>
          </table:table-cell>
          <table:table-cell table:style-name="Table119.F2" office:value-type="string">
            <text:p text:style-name="P50">Readonly</text:p>
          </table:table-cell>
        </table:table-row>
        <table:table-row table:style-name="Table119.1">
          <table:table-cell table:style-name="Table119.A7" office:value-type="string">
            <text:p text:style-name="P51">2</text:p>
          </table:table-cell>
          <table:table-cell table:style-name="Table119.B3" office:value-type="string">
            <text:p text:style-name="P52">Vendor</text:p>
          </table:table-cell>
          <table:table-cell table:style-name="Table119.C3" office:value-type="string">
            <text:p text:style-name="P52">Vendor</text:p>
          </table:table-cell>
          <table:table-cell table:style-name="Table119.D3" office:value-type="string">
            <text:p text:style-name="P52">vendor</text:p>
          </table:table-cell>
          <table:table-cell table:style-name="Table119.E3" office:value-type="string">
            <text:p text:style-name="P52"><text:bookmark-start text:name="__DdeLink__7321_343579367112111311"/>T<text:bookmark-end text:name="__DdeLink__7321_343579367112111311"/>extBox</text:p>
          </table:table-cell>
          <table:table-cell table:style-name="Table119.F3" office:value-type="string">
            <text:p text:style-name="P50"><text:bookmark-start text:name="__DdeLink__6578_1250896489251261131"/>Readonly<text:bookmark-end text:name="__DdeLink__6578_1250896489251261131"/></text:p>
          </table:table-cell>
        </table:table-row>
        <table:table-row table:style-name="Table119.1">
          <table:table-cell table:style-name="Table119.A4" office:value-type="string">
            <text:p text:style-name="P51">3</text:p>
          </table:table-cell>
          <table:table-cell table:style-name="Table119.B4" office:value-type="string">
            <text:p text:style-name="P52">Order No</text:p>
          </table:table-cell>
          <table:table-cell table:style-name="Table119.C4" office:value-type="string">
            <text:p text:style-name="P52">Order No</text:p>
          </table:table-cell>
          <table:table-cell table:style-name="Table119.D4" office:value-type="string">
            <text:p text:style-name="P52">order_no</text:p>
          </table:table-cell>
          <table:table-cell table:style-name="Table119.E4" office:value-type="string">
            <text:p text:style-name="P52">TextBox</text:p>
          </table:table-cell>
          <table:table-cell table:style-name="Table119.F4" office:value-type="string">
            <text:p text:style-name="P50">Readonly</text:p>
          </table:table-cell>
        </table:table-row>
        <table:table-row table:style-name="Table119.1">
          <table:table-cell table:style-name="Table119.A5" office:value-type="string">
            <text:p text:style-name="P51">4</text:p>
          </table:table-cell>
          <table:table-cell table:style-name="Table119.B5" office:value-type="string">
            <text:p text:style-name="P52">Recieving date</text:p>
          </table:table-cell>
          <table:table-cell table:style-name="Table119.C5" office:value-type="string">
            <text:p text:style-name="P52">Recieving date</text:p>
          </table:table-cell>
          <table:table-cell table:style-name="Table119.D5" office:value-type="string">
            <text:p text:style-name="P52">recieved_date</text:p>
          </table:table-cell>
          <table:table-cell table:style-name="Table119.E5" office:value-type="string">
            <text:p text:style-name="P52">TextBox</text:p>
          </table:table-cell>
          <table:table-cell table:style-name="Table119.F5" office:value-type="string">
            <text:p text:style-name="P50"/>
          </table:table-cell>
        </table:table-row>
        <table:table-row table:style-name="Table119.1">
          <table:table-cell table:style-name="Table119.A6" office:value-type="string">
            <text:p text:style-name="P51">5</text:p>
          </table:table-cell>
          <table:table-cell table:style-name="Table119.B6" office:value-type="string">
            <text:p text:style-name="P52">Recieved By</text:p>
          </table:table-cell>
          <table:table-cell table:style-name="Table119.C6" office:value-type="string">
            <text:p text:style-name="P52">Recieved By</text:p>
          </table:table-cell>
          <table:table-cell table:style-name="Table119.D6" office:value-type="string">
            <text:p text:style-name="P52">recieved_by</text:p>
          </table:table-cell>
          <table:table-cell table:style-name="Table119.E6" office:value-type="string">
            <text:p text:style-name="P52">TextBox</text:p>
          </table:table-cell>
          <table:table-cell table:style-name="Table119.F6" office:value-type="string">
            <text:p text:style-name="P50"/>
          </table:table-cell>
        </table:table-row>
        <table:table-row table:style-name="Table119.1">
          <table:table-cell table:style-name="Table119.A7" office:value-type="string">
            <text:p text:style-name="P51">3</text:p>
          </table:table-cell>
          <table:table-cell table:style-name="Table119.B7" office:value-type="string">
            <text:p text:style-name="P52">Submit</text:p>
          </table:table-cell>
          <table:table-cell table:style-name="Table119.C7" office:value-type="string">
            <text:p text:style-name="P52">Process Order</text:p>
          </table:table-cell>
          <table:table-cell table:style-name="Table119.D7" office:value-type="string">
            <text:p text:style-name="P52">submit</text:p>
          </table:table-cell>
          <table:table-cell table:style-name="Table119.E7" office:value-type="string">
            <text:p text:style-name="P52">button</text:p>
          </table:table-cell>
          <table:table-cell table:style-name="Table119.F7" office:value-type="string">
            <text:p text:style-name="P50"><text:bookmark-start text:name="__DdeLink__6578_1250896489251261231"/>Onclick =return validate()<text:bookmark-end text:name="__DdeLink__6578_1250896489251261231"/></text:p>
          </table:table-cell>
        </table:table-row>
        <table:table-row table:style-name="Table119.1">
          <table:table-cell table:style-name="Table119.A8" office:value-type="string">
            <text:p text:style-name="P51">4</text:p>
          </table:table-cell>
          <table:table-cell table:style-name="Table119.B8" office:value-type="string">
            <text:p text:style-name="P52">Button</text:p>
          </table:table-cell>
          <table:table-cell table:style-name="Table119.C8" office:value-type="string">
            <text:p text:style-name="P52">Cancel</text:p>
          </table:table-cell>
          <table:table-cell table:style-name="Table119.D8" office:value-type="string">
            <text:p text:style-name="P52">button</text:p>
          </table:table-cell>
          <table:table-cell table:style-name="Table119.E8" office:value-type="string">
            <text:p text:style-name="P52"><text:bookmark-start text:name="__DdeLink__9404_209807622211131"/>button<text:bookmark-end text:name="__DdeLink__9404_209807622211131"/></text:p>
          </table:table-cell>
          <table:table-cell table:style-name="Table119.F8" office:value-type="string">
            <text:p text:style-name="P50">Onclick= return quit()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9">Iframe on <text:span text:style-name="T22">recieved_orderlist.jsp</text:span></text:p>
      <text:p text:style-name="P39">Iframe</text:p>
      <text:p text:style-name="P39"/>
      <table:table table:name="Table123" table:style-name="Table123">
        <table:table-column table:style-name="Table123.A"/>
        <table:table-column table:style-name="Table123.B"/>
        <table:table-column table:style-name="Table123.C"/>
        <table:table-column table:style-name="Table123.D"/>
        <table:table-column table:style-name="Table123.E"/>
        <table:table-row table:style-name="Table123.1">
          <table:table-cell table:style-name="Table123.A1" office:value-type="string">
            <text:p text:style-name="P49">S.No.</text:p>
          </table:table-cell>
          <table:table-cell table:style-name="Table123.A1" office:value-type="string">
            <text:p text:style-name="P49">Attribute Name</text:p>
          </table:table-cell>
          <table:table-cell table:style-name="Table123.C1" office:value-type="string">
            <text:p text:style-name="P49">Field Name</text:p>
          </table:table-cell>
          <table:table-cell table:style-name="Table123.A1" office:value-type="string">
            <text:p text:style-name="P49">Type</text:p>
          </table:table-cell>
          <table:table-cell table:style-name="Table123.A1" office:value-type="string">
            <text:p text:style-name="P49">Validation</text:p>
          </table:table-cell>
        </table:table-row>
        <table:table-row table:style-name="Table123.1">
          <table:table-cell table:style-name="Table123.A1" office:value-type="string">
            <text:p text:style-name="P51">1.</text:p>
          </table:table-cell>
          <table:table-cell table:style-name="Table123.A1" office:value-type="string">
            <text:p text:style-name="P50">Control No</text:p>
          </table:table-cell>
          <table:table-cell table:style-name="Table123.C1" office:value-type="string">
            <text:p text:style-name="P52">control_no</text:p>
          </table:table-cell>
          <table:table-cell table:style-name="Table123.A1" office:value-type="string">
            <text:p text:style-name="P52"/>
          </table:table-cell>
          <table:table-cell table:style-name="Table123.A1" office:value-type="string">
            <text:p text:style-name="P50"/>
          </table:table-cell>
        </table:table-row>
        <table:table-row table:style-name="Table123.1">
          <table:table-cell table:style-name="Table123.A3" office:value-type="string">
            <text:p text:style-name="P51">2.</text:p>
          </table:table-cell>
          <table:table-cell table:style-name="Table123.A3" office:value-type="string">
            <text:p text:style-name="P50">Title</text:p>
          </table:table-cell>
          <table:table-cell table:style-name="Table123.C3" office:value-type="string">
            <text:p text:style-name="P52">title</text:p>
          </table:table-cell>
          <table:table-cell table:style-name="Table123.A3" office:value-type="string">
            <text:p text:style-name="P52"/>
          </table:table-cell>
          <table:table-cell table:style-name="Table123.A3" office:value-type="string">
            <text:p text:style-name="P50"/>
          </table:table-cell>
        </table:table-row>
        <table:table-row table:style-name="Table123.1">
          <table:table-cell table:style-name="Table123.A3" office:value-type="string">
            <text:p text:style-name="P51">3.</text:p>
          </table:table-cell>
          <table:table-cell table:style-name="Table123.A3" office:value-type="string">
            <text:p text:style-name="P50">Author</text:p>
          </table:table-cell>
          <table:table-cell table:style-name="Table123.C3" office:value-type="string">
            <text:p text:style-name="P52">author</text:p>
          </table:table-cell>
          <table:table-cell table:style-name="Table123.A3" office:value-type="string">
            <text:p text:style-name="P52"/>
          </table:table-cell>
          <table:table-cell table:style-name="Table123.A3" office:value-type="string">
            <text:p text:style-name="P50"/>
          </table:table-cell>
        </table:table-row>
        <table:table-row table:style-name="Table123.1">
          <table:table-cell table:style-name="Table123.A3" office:value-type="string">
            <text:p text:style-name="P51">4.</text:p>
          </table:table-cell>
          <table:table-cell table:style-name="Table123.A3" office:value-type="string">
            <text:p text:style-name="P50">ISBN</text:p>
          </table:table-cell>
          <table:table-cell table:style-name="Table123.C3" office:value-type="string">
            <text:p text:style-name="P52">isbn</text:p>
          </table:table-cell>
          <table:table-cell table:style-name="Table123.A3" office:value-type="string">
            <text:p text:style-name="P52"/>
          </table:table-cell>
          <table:table-cell table:style-name="Table123.A3" office:value-type="string">
            <text:p text:style-name="P50"/>
          </table:table-cell>
        </table:table-row>
        <table:table-row table:style-name="Table123.1">
          <table:table-cell table:style-name="Table123.A3" office:value-type="string">
            <text:p text:style-name="P51">5.</text:p>
          </table:table-cell>
          <table:table-cell table:style-name="Table123.A3" office:value-type="string">
            <text:p text:style-name="P50">Total</text:p>
          </table:table-cell>
          <table:table-cell table:style-name="Table123.C3" office:value-type="string">
            <text:p text:style-name="P53">total</text:p>
          </table:table-cell>
          <table:table-cell table:style-name="Table123.A3" office:value-type="string">
            <text:p text:style-name="P53"/>
          </table:table-cell>
          <table:table-cell table:style-name="Table123.A3" office:value-type="string">
            <text:p text:style-name="P50"/>
          </table:table-cell>
        </table:table-row>
        <table:table-row table:style-name="Table123.1">
          <table:table-cell table:style-name="Table123.A3" office:value-type="string">
            <text:p text:style-name="P51">6.</text:p>
          </table:table-cell>
          <table:table-cell table:style-name="Table123.A3" office:value-type="string">
            <text:p text:style-name="P50">Select for all copies</text:p>
          </table:table-cell>
          <table:table-cell table:style-name="Table123.C3" office:value-type="string">
            <text:p text:style-name="P53">check</text:p>
          </table:table-cell>
          <table:table-cell table:style-name="Table123.A3" office:value-type="string">
            <text:p text:style-name="P53">CheckBox</text:p>
          </table:table-cell>
          <table:table-cell table:style-name="Table123.A3" office:value-type="string">
            <text:p text:style-name="P50">onclick=get_check_value4()</text:p>
          </table:table-cell>
        </table:table-row>
        <table:table-row table:style-name="Table123.1">
          <table:table-cell table:style-name="Table123.A3" office:value-type="string">
            <text:p text:style-name="P51">7.</text:p>
          </table:table-cell>
          <table:table-cell table:style-name="Table123.A3" office:value-type="string">
            <text:p text:style-name="P50">Select for limited copies</text:p>
          </table:table-cell>
          <table:table-cell table:style-name="Table123.C3" office:value-type="string">
            <text:p text:style-name="P53">check1</text:p>
          </table:table-cell>
          <table:table-cell table:style-name="Table123.A3" office:value-type="string">
            <text:p text:style-name="P53">CheckBox</text:p>
          </table:table-cell>
          <table:table-cell table:style-name="Table123.A3" office:value-type="string">
            <text:p text:style-name="P50">onclick=get_check_value(&lt;%=i%&gt;)</text:p>
          </table:table-cell>
        </table:table-row>
      </table:table>
      <text:p text:style-name="Standard"/>
      <text:p text:style-name="Standard"/>
      <text:p text:style-name="Standard"/>
      <text:p text:style-name="P36"/>
      <table:table table:name="Table124" table:style-name="Table124">
        <table:table-column table:style-name="Table124.A"/>
        <table:table-column table:style-name="Table124.B"/>
        <table:table-row table:style-name="Table124.1">
          <table:table-cell table:style-name="Table124.A1" table:number-columns-spanned="2" office:value-type="string">
            <text:p text:style-name="P8">Action Class Name:AcqInitiateRecieveOrderDetailAction</text:p>
          </table:table-cell>
          <table:covered-table-cell/>
        </table:table-row>
        <table:table-row table:style-name="Table124.1">
          <table:table-cell table:style-name="Table124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24.1">
          <table:table-cell table:style-name="Table124.A12" office:value-type="string">
            <text:p text:style-name="P10">Logical Name</text:p>
          </table:table-cell>
          <table:table-cell table:style-name="Table124.B3" office:value-type="string">
            <text:p text:style-name="P10">AcqOrderManagementActionForm</text:p>
          </table:table-cell>
        </table:table-row>
        <table:table-row table:style-name="Table124.1">
          <table:table-cell table:style-name="Table124.A12" office:value-type="string">
            <text:p text:style-name="P10">Physical Path</text:p>
          </table:table-cell>
          <table:table-cell table:style-name="Table124.B4" office:value-type="string">
            <text:p text:style-name="P10">com.myapp.struts.Acquisition.<text:span text:style-name="T22">AcqInitiateRecieveOrderDetailAction</text:span></text:p>
          </table:table-cell>
        </table:table-row>
        <table:table-row table:style-name="Table124.1">
          <table:table-cell table:style-name="Table124.A12" office:value-type="string">
            <text:p text:style-name="P10">Code:</text:p>
          </table:table-cell>
          <table:table-cell table:style-name="Table124.B5" office:value-type="string">
            <text:p text:style-name="P10"/>
          </table:table-cell>
        </table:table-row>
        <table:table-row table:style-name="Table124.1">
          <table:table-cell table:style-name="Table124.A12" office:value-type="string">
            <text:p text:style-name="P10">Description:</text:p>
          </table:table-cell>
          <table:table-cell table:style-name="Table124.B6" office:value-type="string">
            <text:p text:style-name="P10">For defining setter and getter functions.</text:p>
          </table:table-cell>
        </table:table-row>
        <table:table-row table:style-name="Table124.1">
          <table:table-cell table:style-name="Table124.A1" table:number-columns-spanned="2" office:value-type="string">
            <text:p text:style-name="P8">Struts Action</text:p>
          </table:table-cell>
          <table:covered-table-cell/>
        </table:table-row>
        <table:table-row table:style-name="Table124.1">
          <table:table-cell table:style-name="Table124.A12" office:value-type="string">
            <text:p text:style-name="P10">Logical Name:</text:p>
          </table:table-cell>
          <table:table-cell table:style-name="Table124.B8" office:value-type="string">
            <text:p text:style-name="P12">AcqInitiateRecieveOrderDetailAction</text:p>
          </table:table-cell>
        </table:table-row>
        <table:table-row table:style-name="Table124.1">
          <table:table-cell table:style-name="Table124.A12" office:value-type="string">
            <text:p text:style-name="P10">Input JSP Form:</text:p>
          </table:table-cell>
          <table:table-cell table:style-name="Table124.B9" office:value-type="string">
            <text:p text:style-name="P58">acq_recieve_order_detail.jsp</text:p>
          </table:table-cell>
        </table:table-row>
        <table:table-row table:style-name="Table124.10">
          <table:table-cell table:style-name="Table124.A12" office:value-type="string">
            <text:p text:style-name="P10">Physical Path(Type tag):</text:p>
          </table:table-cell>
          <table:table-cell table:style-name="Table124.B10" office:value-type="string">
            <text:p text:style-name="P10">com.myapp.struts.Acquisition.<text:span text:style-name="T22">AcqInitiateRecieveOrderDetailAction</text:span></text:p>
          </table:table-cell>
        </table:table-row>
        <table:table-row table:style-name="Table124.10">
          <table:table-cell table:style-name="Table124.A11" office:value-type="string">
            <text:p text:style-name="P10">Logical Path</text:p>
          </table:table-cell>
          <table:table-cell table:style-name="Table124.B11" office:value-type="string">
            <text:p text:style-name="P10">/acq_recieve_order_detail</text:p>
          </table:table-cell>
        </table:table-row>
        <table:table-row table:style-name="Table124.1">
          <table:table-cell table:style-name="Table124.A12" office:value-type="string">
            <text:p text:style-name="P10">Code:</text:p>
          </table:table-cell>
          <table:table-cell table:style-name="Table124.B12" office:value-type="string">
            <text:p text:style-name="P10"/>
          </table:table-cell>
        </table:table-row>
      </table:table>
      <text:p text:style-name="P5"/>
      <table:table table:name="Table125" table:style-name="Table125">
        <table:table-column table:style-name="Table125.A"/>
        <table:table-column table:style-name="Table125.B"/>
        <table:table-column table:style-name="Table125.C"/>
        <table:table-row table:style-name="Table125.1">
          <table:table-cell table:style-name="Table125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125.1">
          <table:table-cell table:style-name="Table125.A2" office:value-type="string">
            <text:p text:style-name="P9">Request Forwards Name </text:p>
          </table:table-cell>
          <table:table-cell table:style-name="Table125.B2" office:value-type="string">
            <text:p text:style-name="P9">Request Target</text:p>
          </table:table-cell>
          <table:table-cell table:style-name="Table125.A2" office:value-type="string">
            <text:p text:style-name="P9">Purpose</text:p>
          </table:table-cell>
        </table:table-row>
        <table:table-row table:style-name="Table125.1">
          <table:table-cell table:style-name="Table125.A3" office:value-type="string">
            <text:p text:style-name="P10">success</text:p>
          </table:table-cell>
          <table:table-cell table:style-name="Table125.B3" office:value-type="string">
            <text:p text:style-name="P10">“/acq_initiate_recieve_order.jsp”</text:p>
          </table:table-cell>
          <table:table-cell table:style-name="Table125.C3" office:value-type="string">
            <text:p text:style-name="P10">After completing the process redirect to the first page.</text:p>
            <text:p text:style-name="P10"/>
          </table:table-cell>
        </table:table-row>
      </table:table>
      <text:p text:style-name="P68"/>
      <text:p text:style-name="P68"/>
      <text:p text:style-name="P68"><text:tab/></text:p>
      <table:table table:name="Table126" table:style-name="Table126">
        <table:table-column table:style-name="Table126.A"/>
        <table:table-column table:style-name="Table126.B"/>
        <table:table-column table:style-name="Table126.C"/>
        <table:table-column table:style-name="Table126.D"/>
        <text:soft-page-break/>
        <table:table-row table:style-name="Table126.1">
          <table:table-cell table:style-name="Table126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26.1">
          <table:table-cell table:style-name="Table126.A2" office:value-type="string">
            <text:p text:style-name="P7">S.No.</text:p>
          </table:table-cell>
          <table:table-cell table:style-name="Table126.A2" office:value-type="string">
            <text:p text:style-name="P7">Table Name</text:p>
          </table:table-cell>
          <table:table-cell table:style-name="Table126.A2" office:value-type="string">
            <text:p text:style-name="P17">Primary Key </text:p>
          </table:table-cell>
          <table:table-cell table:style-name="Table126.A2" office:value-type="string">
            <text:p text:style-name="P7">Purpose</text:p>
          </table:table-cell>
        </table:table-row>
        <table:table-row table:style-name="Table126.1">
          <table:table-cell table:style-name="Table126.A5" office:value-type="string">
            <text:p text:style-name="P10">1.</text:p>
          </table:table-cell>
          <table:table-cell table:style-name="Table126.B3" office:value-type="string">
            <text:p text:style-name="P10">acq_recieving_header</text:p>
          </table:table-cell>
          <table:table-cell table:style-name="Table126.C3" office:value-type="string">
            <text:p text:style-name="P11">recieving_no, library_id, sub_library_id</text:p>
          </table:table-cell>
          <table:table-cell table:style-name="Table126.D3" office:value-type="string">
            <text:p text:style-name="P10">To insert record into database.</text:p>
          </table:table-cell>
        </table:table-row>
        <table:table-row table:style-name="Table126.1">
          <table:table-cell table:style-name="Table126.A5" office:value-type="string">
            <text:p text:style-name="P10">2.</text:p>
          </table:table-cell>
          <table:table-cell table:style-name="Table126.B4" office:value-type="string">
            <text:p text:style-name="P10">acq_order1</text:p>
          </table:table-cell>
          <table:table-cell table:style-name="Table126.C4" office:value-type="string">
            <text:p text:style-name="P11">order_item_id, library_id, sub_library_id,order_no</text:p>
          </table:table-cell>
          <table:table-cell table:style-name="Table126.D4" office:value-type="string">
            <text:p text:style-name="P10">To retrieve record from database table.</text:p>
          </table:table-cell>
        </table:table-row>
        <table:table-row table:style-name="Table126.1">
          <table:table-cell table:style-name="Table126.A5" office:value-type="string">
            <text:p text:style-name="P10">3.</text:p>
          </table:table-cell>
          <table:table-cell table:style-name="Table126.B5" office:value-type="string">
            <text:p text:style-name="P10">acq_bibliography_details</text:p>
          </table:table-cell>
          <table:table-cell table:style-name="Table126.C5" office:value-type="string">
            <text:p text:style-name="P11">control_no, library_id, sub_library_id</text:p>
          </table:table-cell>
          <table:table-cell table:style-name="Table126.D5" office:value-type="string">
            <text:p text:style-name="P10">To retrieve record from database table.</text:p>
          </table:table-cell>
        </table:table-row>
        <table:table-row table:style-name="Table126.1">
          <table:table-cell table:style-name="Table126.A7" office:value-type="string">
            <text:p text:style-name="P10">4.</text:p>
          </table:table-cell>
          <table:table-cell table:style-name="Table126.B6" office:value-type="string">
            <text:p text:style-name="P10">acq_bibliography</text:p>
          </table:table-cell>
          <table:table-cell table:style-name="Table126.C6" office:value-type="string">
            <text:p text:style-name="P11">title_id, library_id, sub_library_id</text:p>
          </table:table-cell>
          <table:table-cell table:style-name="Table126.D6" office:value-type="string">
            <text:p text:style-name="P10">To retrieve record from database table.</text:p>
          </table:table-cell>
        </table:table-row>
        <table:table-row table:style-name="Table126.1">
          <table:table-cell table:style-name="Table126.A7" office:value-type="string">
            <text:p text:style-name="P10">5.</text:p>
          </table:table-cell>
          <table:table-cell table:style-name="Table126.B7" office:value-type="string">
            <text:p text:style-name="P10">acq_approval</text:p>
          </table:table-cell>
          <table:table-cell table:style-name="Table126.C7" office:value-type="string">
            <text:p text:style-name="P11">approval_no, approval_item_id,library_id, sub_library_id</text:p>
          </table:table-cell>
          <table:table-cell table:style-name="Table126.D7" office:value-type="string">
            <text:p text:style-name="P10">To retrieve record from database table.</text:p>
          </table:table-cell>
        </table:table-row>
        <table:table-row table:style-name="Table126.1">
          <table:table-cell table:style-name="Table126.A8" office:value-type="string">
            <text:p text:style-name="P10">6.</text:p>
          </table:table-cell>
          <table:table-cell table:style-name="Table126.B8" office:value-type="string">
            <text:p text:style-name="P10">acq_recieving_details</text:p>
          </table:table-cell>
          <table:table-cell table:style-name="Table126.C8" office:value-type="string">
            <text:p text:style-name="P11">recieving_no,recieving_item_id, library_id, sub_library_id</text:p>
          </table:table-cell>
          <table:table-cell table:style-name="Table126.D8" office:value-type="string">
            <text:p text:style-name="P10">To insert record into database.</text:p>
          </table:table-cell>
        </table:table-row>
      </table:table>
      <text:p text:style-name="P68"/>
      <text:p text:style-name="P68"/>
      <text:p text:style-name="P68"/>
      <table:table table:name="Table127" table:style-name="Table127">
        <table:table-column table:style-name="Table127.A"/>
        <table:table-column table:style-name="Table127.B"/>
        <table:table-column table:style-name="Table127.C"/>
        <table:table-column table:style-name="Table127.D"/>
        <table:table-column table:style-name="Table127.E"/>
        <table:table-column table:style-name="Table127.F"/>
        <table:table-row table:style-name="Table127.1">
          <table:table-cell table:style-name="Table127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7.1">
          <table:table-cell table:style-name="Table127.A2" office:value-type="string">
            <text:p text:style-name="P7">S.No.</text:p>
          </table:table-cell>
          <table:table-cell table:style-name="Table127.A2" office:value-type="string">
            <text:p text:style-name="P7">Pojo Name</text:p>
          </table:table-cell>
          <table:table-cell table:style-name="Table127.A2" office:value-type="string">
            <text:p text:style-name="P17">Method Name </text:p>
          </table:table-cell>
          <table:table-cell table:style-name="Table127.D2" office:value-type="string">
            <text:p text:style-name="P7">Select Operation</text:p>
          </table:table-cell>
          <table:table-cell table:style-name="Table127.D2" office:value-type="string">
            <text:p text:style-name="P7">Columns <text:s/>in Where clause</text:p>
          </table:table-cell>
          <table:table-cell table:style-name="Table127.A2" office:value-type="string">
            <text:p text:style-name="P7">Purpose </text:p>
          </table:table-cell>
        </table:table-row>
        <table:table-row table:style-name="Table127.1">
          <table:table-cell table:style-name="Table127.A3" office:value-type="string">
            <text:p text:style-name="P10">1</text:p>
          </table:table-cell>
          <table:table-cell table:style-name="Table127.B3" office:value-type="string">
            <text:p text:style-name="P11">AcqRecievingHeader</text:p>
          </table:table-cell>
          <table:table-cell table:style-name="Table127.C3" office:value-type="string">
            <text:p text:style-name="P11">insert7()</text:p>
          </table:table-cell>
          <table:table-cell table:style-name="Table127.D3" office:value-type="string">
            <text:p text:style-name="P10"/>
          </table:table-cell>
          <table:table-cell table:style-name="Table127.E3" office:value-type="string">
            <text:p text:style-name="P10"/>
          </table:table-cell>
          <table:table-cell table:style-name="Table127.F3" office:value-type="string">
            <text:p text:style-name="P10">To insert the record into database.</text:p>
          </table:table-cell>
        </table:table-row>
        <table:table-row table:style-name="Table127.1">
          <table:table-cell table:style-name="Table127.A6" office:value-type="string">
            <text:p text:style-name="P10">2</text:p>
          </table:table-cell>
          <table:table-cell table:style-name="Table127.B6" office:value-type="string">
            <text:p text:style-name="P11">AcqOrder1</text:p>
          </table:table-cell>
          <table:table-cell table:style-name="Table127.C6" office:value-type="string">
            <text:p text:style-name="P11">BibliobyControlId2()</text:p>
          </table:table-cell>
          <table:table-cell table:style-name="Table127.D6" office:value-type="string">
            <text:p text:style-name="P10">List</text:p>
          </table:table-cell>
          <table:table-cell table:style-name="Table127.E6" office:value-type="string">
            <text:p text:style-name="P10">library_id,sub_library_id,control_no,order_no</text:p>
          </table:table-cell>
          <table:table-cell table:style-name="Table127.F6" office:value-type="string">
            <text:p text:style-name="P10">To retrieve the record from database table. </text:p>
          </table:table-cell>
        </table:table-row>
        <table:table-row table:style-name="Table127.1">
          <table:table-cell table:style-name="Table127.A6" office:value-type="string">
            <text:p text:style-name="P10"/>
          </table:table-cell>
          <table:table-cell table:style-name="Table127.B6" office:value-type="string">
            <text:p text:style-name="P11"/>
          </table:table-cell>
          <table:table-cell table:style-name="Table127.C6" office:value-type="string">
            <text:p text:style-name="P11">getOrderno1()</text:p>
          </table:table-cell>
          <table:table-cell table:style-name="Table127.D6" office:value-type="string">
            <text:p text:style-name="P10">List</text:p>
          </table:table-cell>
          <table:table-cell table:style-name="Table127.E6" office:value-type="string">
            <text:p text:style-name="P10">library_id,sub_library_id,control_no,order_no</text:p>
          </table:table-cell>
          <table:table-cell table:style-name="Table127.F6" office:value-type="string">
            <text:p text:style-name="P10">To retrieve the record </text:p>
            <text:p text:style-name="P10">of ordered document from database table. </text:p>
          </table:table-cell>
        </table:table-row>
        <table:table-row table:style-name="Table127.1">
          <table:table-cell table:style-name="Table127.A6" office:value-type="string">
            <text:p text:style-name="P10"/>
          </table:table-cell>
          <table:table-cell table:style-name="Table127.B6" office:value-type="string">
            <text:p text:style-name="P11"/>
          </table:table-cell>
          <table:table-cell table:style-name="Table127.C6" office:value-type="string">
            <text:p text:style-name="P11">update2()</text:p>
          </table:table-cell>
          <table:table-cell table:style-name="Table127.D6" office:value-type="string">
            <text:p text:style-name="P10"/>
          </table:table-cell>
          <table:table-cell table:style-name="Table127.E6" office:value-type="string">
            <text:p text:style-name="P10"/>
          </table:table-cell>
          <table:table-cell table:style-name="Table127.F6" office:value-type="string">
            <text:p text:style-name="P10"/>
          </table:table-cell>
        </table:table-row>
        <table:table-row table:style-name="Table127.1">
          <table:table-cell table:style-name="Table127.A11" office:value-type="string">
            <text:p text:style-name="P10">3</text:p>
          </table:table-cell>
          <table:table-cell table:style-name="Table127.B8" office:value-type="string">
            <text:p text:style-name="P11">AcqBibliographyDetails</text:p>
          </table:table-cell>
          <table:table-cell table:style-name="Table127.C8" office:value-type="string">
            <text:p text:style-name="P11">BibliobyControlId()</text:p>
          </table:table-cell>
          <table:table-cell table:style-name="Table127.D8" office:value-type="string">
            <text:p text:style-name="P10">AcqBibliographyDetails</text:p>
          </table:table-cell>
          <table:table-cell table:style-name="Table127.E8" office:value-type="string">
            <text:p text:style-name="P10">library_id,sub_library_id,control_no,order_no</text:p>
          </table:table-cell>
          <table:table-cell table:style-name="Table127.F8" office:value-type="string">
            <text:p text:style-name="P10">To retrieve the record from database table.</text:p>
          </table:table-cell>
        </table:table-row>
        <table:table-row table:style-name="Table127.1">
          <table:table-cell table:style-name="Table127.A11" office:value-type="string">
            <text:p text:style-name="P10"/>
          </table:table-cell>
          <table:table-cell table:style-name="Table127.B8" office:value-type="string">
            <text:p text:style-name="P11"/>
          </table:table-cell>
          <table:table-cell table:style-name="Table127.C8" office:value-type="string">
            <text:p text:style-name="P11">BibliobyControlIdonApproval()</text:p>
          </table:table-cell>
          <table:table-cell table:style-name="Table127.D8" office:value-type="string">
            <text:p text:style-name="P10">AcqBibliographyDetails</text:p>
          </table:table-cell>
          <table:table-cell table:style-name="Table127.E8" office:value-type="string">
            <text:p text:style-name="P10">library_id,sub_library_id,control_no</text:p>
          </table:table-cell>
          <table:table-cell table:style-name="Table127.F8" office:value-type="string">
            <text:p text:style-name="P10">To retrieve the record from database table .</text:p>
          </table:table-cell>
        </table:table-row>
        <table:table-row table:style-name="Table127.1">
          <table:table-cell table:style-name="Table127.A11" office:value-type="string">
            <text:p text:style-name="P10">4</text:p>
          </table:table-cell>
          <table:table-cell table:style-name="Table127.B9" office:value-type="string">
            <text:p text:style-name="P11">AcqBibliography</text:p>
          </table:table-cell>
          <table:table-cell table:style-name="Table127.C9" office:value-type="string">
            <text:p text:style-name="P11">BibliobyTitleId()</text:p>
          </table:table-cell>
          <table:table-cell table:style-name="Table127.D9" office:value-type="string">
            <text:p text:style-name="P10">AcqBibliography</text:p>
          </table:table-cell>
          <table:table-cell table:style-name="Table127.E9" office:value-type="string">
            <text:p text:style-name="P10">library_id,sub_library_id,title_id</text:p>
          </table:table-cell>
          <table:table-cell table:style-name="Table127.F9" office:value-type="string">
            <text:p text:style-name="P10">To retrieve the record from database table.</text:p>
          </table:table-cell>
        </table:table-row>
        <table:table-row table:style-name="Table127.1">
          <table:table-cell table:style-name="Table127.A11" office:value-type="string">
            <text:p text:style-name="P10">5</text:p>
          </table:table-cell>
          <table:table-cell table:style-name="Table127.B11" office:value-type="string">
            <text:p text:style-name="P11">AcqApproval</text:p>
          </table:table-cell>
          <table:table-cell table:style-name="Table127.C11" office:value-type="string">
            <text:p text:style-name="P11">BibliobyControlId3()</text:p>
          </table:table-cell>
          <table:table-cell table:style-name="Table127.D11" office:value-type="string">
            <text:p text:style-name="P10">AcqApproval</text:p>
          </table:table-cell>
          <table:table-cell table:style-name="Table127.E11" office:value-type="string">
            <text:p text:style-name="P10">library_id,sub_library_id,control_no,approval_item_id</text:p>
          </table:table-cell>
          <table:table-cell table:style-name="Table127.F11" office:value-type="string">
            <text:p text:style-name="P10">To retrieve the record from database table.</text:p>
          </table:table-cell>
        </table:table-row>
        <table:table-row table:style-name="Table127.1">
          <table:table-cell table:style-name="Table127.A11" office:value-type="string">
            <text:p text:style-name="P10"/>
          </table:table-cell>
          <table:table-cell table:style-name="Table127.B11" office:value-type="string">
            <text:p text:style-name="P11"/>
          </table:table-cell>
          <table:table-cell table:style-name="Table127.C11" office:value-type="string">
            <text:p text:style-name="P11">updateApproval()</text:p>
          </table:table-cell>
          <table:table-cell table:style-name="Table127.D11" office:value-type="string">
            <text:p text:style-name="P10">boolean</text:p>
          </table:table-cell>
          <table:table-cell table:style-name="Table127.E11" office:value-type="string">
            <text:p text:style-name="P10"/>
          </table:table-cell>
          <table:table-cell table:style-name="Table127.F11" office:value-type="string">
            <text:p text:style-name="P10"/>
          </table:table-cell>
        </table:table-row>
        <table:table-row table:style-name="Table127.1">
          <table:table-cell table:style-name="Table127.A12" office:value-type="string">
            <text:p text:style-name="P10">6</text:p>
          </table:table-cell>
          <table:table-cell table:style-name="Table127.B12" office:value-type="string">
            <text:p text:style-name="P11">AcqRecievingDetails</text:p>
          </table:table-cell>
          <table:table-cell table:style-name="Table127.C12" office:value-type="string">
            <text:p text:style-name="P11">returnMaxRecievingItemId()</text:p>
          </table:table-cell>
          <table:table-cell table:style-name="Table127.D12" office:value-type="string">
            <text:p text:style-name="P10">Integer</text:p>
          </table:table-cell>
          <table:table-cell table:style-name="Table127.E12" office:value-type="string">
            <text:p text:style-name="P10"/>
          </table:table-cell>
          <table:table-cell table:style-name="Table127.F12" office:value-type="string">
            <text:p text:style-name="P10">To insert the record into database with auto <text:soft-page-break/>incremented <text:s/>unique id .</text:p>
          </table:table-cell>
        </table:table-row>
        <table:table-row table:style-name="Table127.1">
          <table:table-cell table:style-name="Table127.A13" office:value-type="string">
            <text:p text:style-name="P10"/>
          </table:table-cell>
          <table:table-cell table:style-name="Table127.B13" office:value-type="string">
            <text:p text:style-name="P11"/>
          </table:table-cell>
          <table:table-cell table:style-name="Table127.C13" office:value-type="string">
            <text:p text:style-name="P11">insert5()</text:p>
          </table:table-cell>
          <table:table-cell table:style-name="Table127.D13" office:value-type="string">
            <text:p text:style-name="P10"/>
          </table:table-cell>
          <table:table-cell table:style-name="Table127.E13" office:value-type="string">
            <text:p text:style-name="P10"/>
          </table:table-cell>
          <table:table-cell table:style-name="Table127.F13" office:value-type="string">
            <text:p text:style-name="P10"/>
          </table:table-cell>
        </table:table-row>
      </table:table>
      <text:p text:style-name="P68"/>
      <text:p text:style-name="P68"><text:tab/></text:p>
      <text:p text:style-name="P68"><text:span text:style-name="T15">File Name of view page: </text:span>acq_view_recieve_order.jsp</text:p>
      <text:p text:style-name="P68"><text:span text:style-name="T15">Module Name:-</text:span>Acquisition Module</text:p>
      <text:p text:style-name="P37"><text:span text:style-name="T15">Included Files:</text:span> <text:span text:style-name="T15"><text:s text:c="2"/></text:span>Header File: acq_initiate_recieve_order.jsp</text:p>
      <text:p text:style-name="P37"/>
      <text:p text:style-name="P73">Attributes</text:p>
      <table:table table:name="Table128" table:style-name="Table128">
        <table:table-column table:style-name="Table128.A"/>
        <table:table-column table:style-name="Table128.B"/>
        <table:table-column table:style-name="Table128.C"/>
        <table:table-column table:style-name="Table128.D"/>
        <table:table-column table:style-name="Table128.E"/>
        <table:table-column table:style-name="Table128.F"/>
        <table:table-row table:style-name="Table128.1">
          <table:table-cell table:style-name="Table128.A1" office:value-type="string">
            <text:p text:style-name="P49">S.No</text:p>
          </table:table-cell>
          <table:table-cell table:style-name="Table128.A1" office:value-type="string">
            <text:p text:style-name="P49">Attribute Name</text:p>
          </table:table-cell>
          <table:table-cell table:style-name="Table128.C1" office:value-type="string">
            <text:p text:style-name="P49">Label </text:p>
          </table:table-cell>
          <table:table-cell table:style-name="Table128.A1" office:value-type="string">
            <text:p text:style-name="P49">Field Name</text:p>
          </table:table-cell>
          <table:table-cell table:style-name="Table128.A1" office:value-type="string">
            <text:p text:style-name="P49">Type</text:p>
          </table:table-cell>
          <table:table-cell table:style-name="Table128.A1" office:value-type="string">
            <text:p text:style-name="P49">Target</text:p>
          </table:table-cell>
        </table:table-row>
        <table:table-row table:style-name="Table128.1">
          <table:table-cell table:style-name="Table128.A3" office:value-type="string">
            <text:p text:style-name="P51">1</text:p>
          </table:table-cell>
          <table:table-cell table:style-name="Table128.B2" office:value-type="string">
            <text:p text:style-name="P50">Receiving No </text:p>
          </table:table-cell>
          <table:table-cell table:style-name="Table128.C2" office:value-type="string">
            <text:p text:style-name="P50">Receiving No </text:p>
          </table:table-cell>
          <table:table-cell table:style-name="Table128.D2" office:value-type="string">
            <text:p text:style-name="P50">receiving_no</text:p>
          </table:table-cell>
          <table:table-cell table:style-name="Table128.E2" office:value-type="string">
            <text:p text:style-name="P52"><text:bookmark-start text:name="__DdeLink__7321_343579367112111321"/>T<text:bookmark-end text:name="__DdeLink__7321_343579367112111321"/>extBox</text:p>
          </table:table-cell>
          <table:table-cell table:style-name="Table128.F2" office:value-type="string">
            <text:p text:style-name="P50">Readonly</text:p>
          </table:table-cell>
        </table:table-row>
        <table:table-row table:style-name="Table128.1">
          <table:table-cell table:style-name="Table128.A3" office:value-type="string">
            <text:p text:style-name="P51">2</text:p>
          </table:table-cell>
          <table:table-cell table:style-name="Table128.B3" office:value-type="string">
            <text:p text:style-name="P52">Vendor</text:p>
          </table:table-cell>
          <table:table-cell table:style-name="Table128.C3" office:value-type="string">
            <text:p text:style-name="P52">Vendor</text:p>
          </table:table-cell>
          <table:table-cell table:style-name="Table128.D3" office:value-type="string">
            <text:p text:style-name="P52">vendor</text:p>
          </table:table-cell>
          <table:table-cell table:style-name="Table128.E3" office:value-type="string">
            <text:p text:style-name="P52"><text:bookmark-start text:name="__DdeLink__7321_3435793671121113111"/>T<text:bookmark-end text:name="__DdeLink__7321_3435793671121113111"/>extBox</text:p>
          </table:table-cell>
          <table:table-cell table:style-name="Table128.F3" office:value-type="string">
            <text:p text:style-name="P50"><text:bookmark-start text:name="__DdeLink__6578_12508964892512611311"/>Readonly<text:bookmark-end text:name="__DdeLink__6578_12508964892512611311"/></text:p>
          </table:table-cell>
        </table:table-row>
        <table:table-row table:style-name="Table128.1">
          <table:table-cell table:style-name="Table128.A4" office:value-type="string">
            <text:p text:style-name="P51">3</text:p>
          </table:table-cell>
          <table:table-cell table:style-name="Table128.B4" office:value-type="string">
            <text:p text:style-name="P52">Order No</text:p>
          </table:table-cell>
          <table:table-cell table:style-name="Table128.C4" office:value-type="string">
            <text:p text:style-name="P52">Order No</text:p>
          </table:table-cell>
          <table:table-cell table:style-name="Table128.D4" office:value-type="string">
            <text:p text:style-name="P52">order_no</text:p>
          </table:table-cell>
          <table:table-cell table:style-name="Table128.E4" office:value-type="string">
            <text:p text:style-name="P52">TextBox</text:p>
          </table:table-cell>
          <table:table-cell table:style-name="Table128.F4" office:value-type="string">
            <text:p text:style-name="P50">Readonly</text:p>
          </table:table-cell>
        </table:table-row>
        <table:table-row table:style-name="Table128.1">
          <table:table-cell table:style-name="Table128.A5" office:value-type="string">
            <text:p text:style-name="P51">4</text:p>
          </table:table-cell>
          <table:table-cell table:style-name="Table128.B5" office:value-type="string">
            <text:p text:style-name="P52">Recieving date</text:p>
          </table:table-cell>
          <table:table-cell table:style-name="Table128.C5" office:value-type="string">
            <text:p text:style-name="P52">Recieving date</text:p>
          </table:table-cell>
          <table:table-cell table:style-name="Table128.D5" office:value-type="string">
            <text:p text:style-name="P52">recieved_date</text:p>
          </table:table-cell>
          <table:table-cell table:style-name="Table128.E5" office:value-type="string">
            <text:p text:style-name="P52">TextBox</text:p>
          </table:table-cell>
          <table:table-cell table:style-name="Table128.F5" office:value-type="string">
            <text:p text:style-name="P50">Readonly</text:p>
          </table:table-cell>
        </table:table-row>
        <table:table-row table:style-name="Table128.1">
          <table:table-cell table:style-name="Table128.A6" office:value-type="string">
            <text:p text:style-name="P51">5</text:p>
          </table:table-cell>
          <table:table-cell table:style-name="Table128.B6" office:value-type="string">
            <text:p text:style-name="P52">Recieved By</text:p>
          </table:table-cell>
          <table:table-cell table:style-name="Table128.C6" office:value-type="string">
            <text:p text:style-name="P52">Recieved By</text:p>
          </table:table-cell>
          <table:table-cell table:style-name="Table128.D6" office:value-type="string">
            <text:p text:style-name="P52">recieved_by</text:p>
          </table:table-cell>
          <table:table-cell table:style-name="Table128.E6" office:value-type="string">
            <text:p text:style-name="P52">TextBox</text:p>
          </table:table-cell>
          <table:table-cell table:style-name="Table128.F6" office:value-type="string">
            <text:p text:style-name="P50">Readonly</text:p>
          </table:table-cell>
        </table:table-row>
        <table:table-row table:style-name="Table128.1">
          <table:table-cell table:style-name="Table128.A7" office:value-type="string">
            <text:p text:style-name="P51">4</text:p>
          </table:table-cell>
          <table:table-cell table:style-name="Table128.B7" office:value-type="string">
            <text:p text:style-name="P52">Button</text:p>
          </table:table-cell>
          <table:table-cell table:style-name="Table128.C7" office:value-type="string">
            <text:p text:style-name="P52">Back</text:p>
          </table:table-cell>
          <table:table-cell table:style-name="Table128.D7" office:value-type="string">
            <text:p text:style-name="P52">button</text:p>
          </table:table-cell>
          <table:table-cell table:style-name="Table128.E7" office:value-type="string">
            <text:p text:style-name="P52"><text:bookmark-start text:name="__DdeLink__9404_2098076222111311"/>button<text:bookmark-end text:name="__DdeLink__9404_2098076222111311"/></text:p>
          </table:table-cell>
          <table:table-cell table:style-name="Table128.F7" office:value-type="string">
            <text:p text:style-name="P50">Onclick= return quit()</text:p>
          </table:table-cell>
        </table:table-row>
      </table:table>
      <text:p text:style-name="P36"/>
      <text:p text:style-name="P36"/>
      <text:p text:style-name="P39">Iframe on <text:span text:style-name="T22">recieved_orderlist.jsp</text:span></text:p>
      <text:p text:style-name="P39">Iframe</text:p>
      <text:p text:style-name="P39"/>
      <table:table table:name="Table129" table:style-name="Table129">
        <table:table-column table:style-name="Table129.A"/>
        <table:table-column table:style-name="Table129.B"/>
        <table:table-column table:style-name="Table129.C"/>
        <table:table-column table:style-name="Table129.D"/>
        <table:table-column table:style-name="Table129.E"/>
        <table:table-row table:style-name="Table129.1">
          <table:table-cell table:style-name="Table129.A1" office:value-type="string">
            <text:p text:style-name="P49">S.No.</text:p>
          </table:table-cell>
          <table:table-cell table:style-name="Table129.A1" office:value-type="string">
            <text:p text:style-name="P49">Attribute Name</text:p>
          </table:table-cell>
          <table:table-cell table:style-name="Table129.C1" office:value-type="string">
            <text:p text:style-name="P49">Field Name</text:p>
          </table:table-cell>
          <table:table-cell table:style-name="Table129.A1" office:value-type="string">
            <text:p text:style-name="P49">Type</text:p>
          </table:table-cell>
          <table:table-cell table:style-name="Table129.A1" office:value-type="string">
            <text:p text:style-name="P49">Validation</text:p>
          </table:table-cell>
        </table:table-row>
        <table:table-row table:style-name="Table129.1">
          <table:table-cell table:style-name="Table129.A1" office:value-type="string">
            <text:p text:style-name="P51">1.</text:p>
          </table:table-cell>
          <table:table-cell table:style-name="Table129.A1" office:value-type="string">
            <text:p text:style-name="P50">Control No</text:p>
          </table:table-cell>
          <table:table-cell table:style-name="Table129.C1" office:value-type="string">
            <text:p text:style-name="P52">control_no</text:p>
          </table:table-cell>
          <table:table-cell table:style-name="Table129.A1" office:value-type="string">
            <text:p text:style-name="P52"/>
          </table:table-cell>
          <table:table-cell table:style-name="Table129.A1" office:value-type="string">
            <text:p text:style-name="P50"/>
          </table:table-cell>
        </table:table-row>
        <table:table-row table:style-name="Table129.1">
          <table:table-cell table:style-name="Table129.A3" office:value-type="string">
            <text:p text:style-name="P51">2.</text:p>
          </table:table-cell>
          <table:table-cell table:style-name="Table129.A3" office:value-type="string">
            <text:p text:style-name="P50">Title</text:p>
          </table:table-cell>
          <table:table-cell table:style-name="Table129.C3" office:value-type="string">
            <text:p text:style-name="P52">title</text:p>
          </table:table-cell>
          <table:table-cell table:style-name="Table129.A3" office:value-type="string">
            <text:p text:style-name="P52"/>
          </table:table-cell>
          <table:table-cell table:style-name="Table129.A3" office:value-type="string">
            <text:p text:style-name="P50"/>
          </table:table-cell>
        </table:table-row>
        <table:table-row table:style-name="Table129.1">
          <table:table-cell table:style-name="Table129.A3" office:value-type="string">
            <text:p text:style-name="P51">3.</text:p>
          </table:table-cell>
          <table:table-cell table:style-name="Table129.A3" office:value-type="string">
            <text:p text:style-name="P50">Author</text:p>
          </table:table-cell>
          <table:table-cell table:style-name="Table129.C3" office:value-type="string">
            <text:p text:style-name="P52">author</text:p>
          </table:table-cell>
          <table:table-cell table:style-name="Table129.A3" office:value-type="string">
            <text:p text:style-name="P52"/>
          </table:table-cell>
          <table:table-cell table:style-name="Table129.A3" office:value-type="string">
            <text:p text:style-name="P50"/>
          </table:table-cell>
        </table:table-row>
        <table:table-row table:style-name="Table129.1">
          <table:table-cell table:style-name="Table129.A3" office:value-type="string">
            <text:p text:style-name="P51">4.</text:p>
          </table:table-cell>
          <table:table-cell table:style-name="Table129.A3" office:value-type="string">
            <text:p text:style-name="P50">ISBN</text:p>
          </table:table-cell>
          <table:table-cell table:style-name="Table129.C3" office:value-type="string">
            <text:p text:style-name="P52">isbn</text:p>
          </table:table-cell>
          <table:table-cell table:style-name="Table129.A3" office:value-type="string">
            <text:p text:style-name="P52"/>
          </table:table-cell>
          <table:table-cell table:style-name="Table129.A3" office:value-type="string">
            <text:p text:style-name="P50"/>
          </table:table-cell>
        </table:table-row>
        <table:table-row table:style-name="Table129.1">
          <table:table-cell table:style-name="Table129.A3" office:value-type="string">
            <text:p text:style-name="P51">5.</text:p>
          </table:table-cell>
          <table:table-cell table:style-name="Table129.A3" office:value-type="string">
            <text:p text:style-name="P50">No of Copies</text:p>
          </table:table-cell>
          <table:table-cell table:style-name="Table129.C3" office:value-type="string">
            <text:p text:style-name="P53">no_of_copies</text:p>
          </table:table-cell>
          <table:table-cell table:style-name="Table129.A3" office:value-type="string">
            <text:p text:style-name="P53"/>
          </table:table-cell>
          <table:table-cell table:style-name="Table129.A3" office:value-type="string">
            <text:p text:style-name="P50"/>
          </table:table-cell>
        </table:table-row>
      </table:table>
      <text:p text:style-name="Standard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77">Invoice Process of Acquisition Module</text:p>
      <text:p text:style-name="P68"/>
      <table:table table:name="Table130" table:style-name="Table130">
        <table:table-column table:style-name="Table130.A"/>
        <table:table-column table:style-name="Table130.B"/>
        <table:table-row table:style-name="Table130.1">
          <table:table-cell table:style-name="Table130.A1" table:number-columns-spanned="2" office:value-type="string">
            <text:p text:style-name="P8">Action Class Name:AcqInvoiceAction</text:p>
          </table:table-cell>
          <table:covered-table-cell/>
        </table:table-row>
        <table:table-row table:style-name="Table130.1">
          <table:table-cell table:style-name="Table130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30.1">
          <table:table-cell table:style-name="Table130.A12" office:value-type="string">
            <text:p text:style-name="P10">Logical Name</text:p>
          </table:table-cell>
          <table:table-cell table:style-name="Table130.B3" office:value-type="string">
            <text:p text:style-name="P10">AcqOrderManagementActionForm</text:p>
          </table:table-cell>
        </table:table-row>
        <table:table-row table:style-name="Table130.1">
          <table:table-cell table:style-name="Table130.A12" office:value-type="string">
            <text:p text:style-name="P10">Physical Path</text:p>
          </table:table-cell>
          <table:table-cell table:style-name="Table130.B4" office:value-type="string">
            <text:p text:style-name="P10">com.myapp.struts.Acquisition.<text:span text:style-name="T22">AcqInvoiceAction</text:span></text:p>
          </table:table-cell>
        </table:table-row>
        <table:table-row table:style-name="Table130.1">
          <table:table-cell table:style-name="Table130.A12" office:value-type="string">
            <text:p text:style-name="P10">Code:</text:p>
          </table:table-cell>
          <table:table-cell table:style-name="Table130.B5" office:value-type="string">
            <text:p text:style-name="P10"/>
          </table:table-cell>
        </table:table-row>
        <table:table-row table:style-name="Table130.1">
          <table:table-cell table:style-name="Table130.A12" office:value-type="string">
            <text:p text:style-name="P10">Description:</text:p>
          </table:table-cell>
          <table:table-cell table:style-name="Table130.B6" office:value-type="string">
            <text:p text:style-name="P10">For defining setter and getter functions.</text:p>
          </table:table-cell>
        </table:table-row>
        <table:table-row table:style-name="Table130.1">
          <table:table-cell table:style-name="Table130.A1" table:number-columns-spanned="2" office:value-type="string">
            <text:p text:style-name="P8">Struts Action</text:p>
          </table:table-cell>
          <table:covered-table-cell/>
        </table:table-row>
        <table:table-row table:style-name="Table130.1">
          <table:table-cell table:style-name="Table130.A12" office:value-type="string">
            <text:p text:style-name="P10">Logical Name:</text:p>
          </table:table-cell>
          <table:table-cell table:style-name="Table130.B8" office:value-type="string">
            <text:p text:style-name="P12">AcqInvoiceAction</text:p>
          </table:table-cell>
        </table:table-row>
        <table:table-row table:style-name="Table130.1">
          <table:table-cell table:style-name="Table130.A12" office:value-type="string">
            <text:p text:style-name="P10">Input JSP Form:</text:p>
          </table:table-cell>
          <table:table-cell table:style-name="Table130.B9" office:value-type="string">
            <text:p text:style-name="P58"/>
          </table:table-cell>
        </table:table-row>
        <table:table-row table:style-name="Table130.10">
          <table:table-cell table:style-name="Table130.A12" office:value-type="string">
            <text:p text:style-name="P10">Physical Path(Type tag):</text:p>
          </table:table-cell>
          <table:table-cell table:style-name="Table130.B10" office:value-type="string">
            <text:p text:style-name="P10">com.myapp.struts.Acquisition.<text:span text:style-name="T22">AcqInvoiceAction</text:span></text:p>
          </table:table-cell>
        </table:table-row>
        <table:table-row table:style-name="Table130.10">
          <table:table-cell table:style-name="Table130.A11" office:value-type="string">
            <text:p text:style-name="P10">Logical Path</text:p>
          </table:table-cell>
          <table:table-cell table:style-name="Table130.B11" office:value-type="string">
            <text:p text:style-name="P10">/acq_invoice</text:p>
          </table:table-cell>
        </table:table-row>
        <table:table-row table:style-name="Table130.1">
          <table:table-cell table:style-name="Table130.A12" office:value-type="string">
            <text:p text:style-name="P10">Code:</text:p>
          </table:table-cell>
          <table:table-cell table:style-name="Table130.B12" office:value-type="string">
            <text:p text:style-name="P10"/>
          </table:table-cell>
        </table:table-row>
      </table:table>
      <text:p text:style-name="P68"/>
      <text:p text:style-name="P68"/>
      <text:p text:style-name="P68"/>
      <table:table table:name="Table131" table:style-name="Table131">
        <table:table-column table:style-name="Table131.A"/>
        <table:table-column table:style-name="Table131.B"/>
        <table:table-column table:style-name="Table131.C"/>
        <table:table-column table:style-name="Table131.D"/>
        <table:table-row table:style-name="Table131.1">
          <table:table-cell table:style-name="Table131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31.1">
          <table:table-cell table:style-name="Table131.A2" office:value-type="string">
            <text:p text:style-name="P7">S.No.</text:p>
          </table:table-cell>
          <table:table-cell table:style-name="Table131.A2" office:value-type="string">
            <text:p text:style-name="P7">Table Name</text:p>
          </table:table-cell>
          <table:table-cell table:style-name="Table131.A2" office:value-type="string">
            <text:p text:style-name="P17">Primary Key </text:p>
          </table:table-cell>
          <table:table-cell table:style-name="Table131.A2" office:value-type="string">
            <text:p text:style-name="P7">Purpose</text:p>
          </table:table-cell>
        </table:table-row>
        <table:table-row table:style-name="Table131.1">
          <table:table-cell table:style-name="Table131.A4" office:value-type="string">
            <text:p text:style-name="P10">1.</text:p>
          </table:table-cell>
          <table:table-cell table:style-name="Table131.B3" office:value-type="string">
            <text:p text:style-name="P10">acq_recieving_header</text:p>
          </table:table-cell>
          <table:table-cell table:style-name="Table131.C3" office:value-type="string">
            <text:p text:style-name="P11">recieving_no, library_id, sub_library_id</text:p>
          </table:table-cell>
          <table:table-cell table:style-name="Table131.D3" office:value-type="string">
            <text:p text:style-name="P10">To insert record into database.</text:p>
          </table:table-cell>
        </table:table-row>
        <table:table-row table:style-name="Table131.1">
          <table:table-cell table:style-name="Table131.A4" office:value-type="string">
            <text:p text:style-name="P10">2.</text:p>
          </table:table-cell>
          <table:table-cell table:style-name="Table131.B4" office:value-type="string">
            <text:p text:style-name="P10">acq_order1</text:p>
          </table:table-cell>
          <table:table-cell table:style-name="Table131.C4" office:value-type="string">
            <text:p text:style-name="P11">order_item_id, library_id, sub_library_id,order_no</text:p>
          </table:table-cell>
          <table:table-cell table:style-name="Table131.D4" office:value-type="string">
            <text:p text:style-name="P10">To retrieve record from database table.</text:p>
          </table:table-cell>
        </table:table-row>
        <table:table-row table:style-name="Table131.1">
          <table:table-cell table:style-name="Table131.A5" office:value-type="string">
            <text:p text:style-name="P10">3.</text:p>
          </table:table-cell>
          <table:table-cell table:style-name="Table131.B5" office:value-type="string">
            <text:p text:style-name="P10">acq_bibliography_details</text:p>
          </table:table-cell>
          <table:table-cell table:style-name="Table131.C5" office:value-type="string">
            <text:p text:style-name="P11">control_no, library_id, sub_library_id</text:p>
          </table:table-cell>
          <table:table-cell table:style-name="Table131.D5" office:value-type="string">
            <text:p text:style-name="P10">To retrieve record from database table.</text:p>
          </table:table-cell>
        </table:table-row>
        <table:table-row table:style-name="Table131.1">
          <table:table-cell table:style-name="Table131.A6" office:value-type="string">
            <text:p text:style-name="P10">4.</text:p>
          </table:table-cell>
          <table:table-cell table:style-name="Table131.B6" office:value-type="string">
            <text:p text:style-name="P10">acq_recieving_details</text:p>
          </table:table-cell>
          <table:table-cell table:style-name="Table131.C6" office:value-type="string">
            <text:p text:style-name="P11">recieving_no,recieving_item_id, library_id, sub_library_id</text:p>
          </table:table-cell>
          <table:table-cell table:style-name="Table131.D6" office:value-type="string">
            <text:p text:style-name="P10">To insert record into database.</text:p>
          </table:table-cell>
        </table:table-row>
        <table:table-row table:style-name="Table131.1">
          <table:table-cell table:style-name="Table131.A7" office:value-type="string">
            <text:p text:style-name="P10">5.</text:p>
          </table:table-cell>
          <table:table-cell table:style-name="Table131.B7" office:value-type="string">
            <text:p text:style-name="P10">acq_order_header</text:p>
          </table:table-cell>
          <table:table-cell table:style-name="Table131.C7" office:value-type="string">
            <text:p text:style-name="P11">order_no,library_id,sub_library_id</text:p>
          </table:table-cell>
          <table:table-cell table:style-name="Table131.D7" office:value-type="string">
            <text:p text:style-name="P10">To retrieve record from database table.</text:p>
          </table:table-cell>
        </table:table-row>
      </table:table>
      <text:p text:style-name="P68"/>
      <table:table table:name="Table132" table:style-name="Table132">
        <table:table-column table:style-name="Table132.A"/>
        <table:table-column table:style-name="Table132.B"/>
        <table:table-column table:style-name="Table132.C"/>
        <table:table-column table:style-name="Table132.D"/>
        <table:table-column table:style-name="Table132.E"/>
        <table:table-column table:style-name="Table132.F"/>
        <table:table-row table:style-name="Table132.1">
          <table:table-cell table:style-name="Table132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2.1">
          <table:table-cell table:style-name="Table132.A2" office:value-type="string">
            <text:p text:style-name="P7">S.No.</text:p>
          </table:table-cell>
          <table:table-cell table:style-name="Table132.A2" office:value-type="string">
            <text:p text:style-name="P7">Pojo Name</text:p>
          </table:table-cell>
          <table:table-cell table:style-name="Table132.A2" office:value-type="string">
            <text:p text:style-name="P17">Method Name </text:p>
          </table:table-cell>
          <table:table-cell table:style-name="Table132.D2" office:value-type="string">
            <text:p text:style-name="P7">Select Operation</text:p>
          </table:table-cell>
          <table:table-cell table:style-name="Table132.D2" office:value-type="string">
            <text:p text:style-name="P7">Columns <text:s/>in Where clause</text:p>
          </table:table-cell>
          <table:table-cell table:style-name="Table132.A2" office:value-type="string">
            <text:p text:style-name="P7">Purpose </text:p>
          </table:table-cell>
        </table:table-row>
        <table:table-row table:style-name="Table132.1">
          <table:table-cell table:style-name="Table132.A3" office:value-type="string">
            <text:p text:style-name="P10">1.</text:p>
          </table:table-cell>
          <table:table-cell table:style-name="Table132.B3" office:value-type="string">
            <text:p text:style-name="P11">AcqRecievingHeader</text:p>
          </table:table-cell>
          <table:table-cell table:style-name="Table132.C3" office:value-type="string">
            <text:p text:style-name="P11">searchOrderHeaderByRecievingNo()</text:p>
          </table:table-cell>
          <table:table-cell table:style-name="Table132.D3" office:value-type="string">
            <text:p text:style-name="P10">AcqRecievingHeader</text:p>
          </table:table-cell>
          <table:table-cell table:style-name="Table132.E3" office:value-type="string">
            <text:p text:style-name="P10">library_id,sub_library_id</text:p>
          </table:table-cell>
          <table:table-cell table:style-name="Table132.F3" office:value-type="string">
            <text:p text:style-name="P10">To retrieve data from data database table.</text:p>
          </table:table-cell>
        </table:table-row>
        <table:table-row table:style-name="Table132.1">
          <table:table-cell table:style-name="Table132.A4" office:value-type="string">
            <text:p text:style-name="P10">2.</text:p>
          </table:table-cell>
          <table:table-cell table:style-name="Table132.B4" office:value-type="string">
            <text:p text:style-name="P11">AcqRecievingDetails</text:p>
          </table:table-cell>
          <table:table-cell table:style-name="Table132.C4" office:value-type="string">
            <text:p text:style-name="P11">searchRecieveByRecievingNo()</text:p>
          </table:table-cell>
          <table:table-cell table:style-name="Table132.D4" office:value-type="string">
            <text:p text:style-name="P10">ArrayList&lt;AcqRecievingDetails&gt;</text:p>
          </table:table-cell>
          <table:table-cell table:style-name="Table132.E4" office:value-type="string">
            <text:p text:style-name="P10">library_id,sub_library_id,recieving_no</text:p>
          </table:table-cell>
          <table:table-cell table:style-name="Table132.F4" office:value-type="string">
            <text:p text:style-name="P10">Retrive data of rcieved item.</text:p>
          </table:table-cell>
        </table:table-row>
        <table:table-row table:style-name="Table132.1">
          <table:table-cell table:style-name="Table132.A5" office:value-type="string">
            <text:p text:style-name="P10">3.</text:p>
          </table:table-cell>
          <table:table-cell table:style-name="Table132.B5" office:value-type="string">
            <text:p text:style-name="P11">AcqOrderHeader</text:p>
          </table:table-cell>
          <table:table-cell table:style-name="Table132.C5" office:value-type="string">
            <text:p text:style-name="P11">searchOrderHeaderByVendor()</text:p>
          </table:table-cell>
          <table:table-cell table:style-name="Table132.D5" office:value-type="string">
            <text:p text:style-name="P11">AcqOrderHeader</text:p>
          </table:table-cell>
          <table:table-cell table:style-name="Table132.E5" office:value-type="string">
            <text:p text:style-name="P10">library_id,sub_library_id,order_no</text:p>
          </table:table-cell>
          <table:table-cell table:style-name="Table132.F5" office:value-type="string">
            <text:p text:style-name="P10">Retrive data of rcieved item.</text:p>
          </table:table-cell>
        </table:table-row>
        <text:soft-page-break/>
        <table:table-row table:style-name="Table132.1">
          <table:table-cell table:style-name="Table132.A6" office:value-type="string">
            <text:p text:style-name="P10">4.</text:p>
          </table:table-cell>
          <table:table-cell table:style-name="Table132.B6" office:value-type="string">
            <text:p text:style-name="P11">ApprovalList</text:p>
          </table:table-cell>
          <table:table-cell table:style-name="Table132.C6" office:value-type="string">
            <text:p text:style-name="P11">searchOrderByVendor1()</text:p>
          </table:table-cell>
          <table:table-cell table:style-name="Table132.D6" office:value-type="string">
            <text:p text:style-name="P10">ArrayList&lt;ApprovalList&gt;</text:p>
          </table:table-cell>
          <table:table-cell table:style-name="Table132.E6" office:value-type="string">
            <text:p text:style-name="P10"/>
          </table:table-cell>
          <table:table-cell table:style-name="Table132.F6" office:value-type="string">
            <text:p text:style-name="P10"/>
          </table:table-cell>
        </table:table-row>
        <table:table-row table:style-name="Table132.1">
          <table:table-cell table:style-name="Table132.A7" office:value-type="string">
            <text:p text:style-name="P10">5.</text:p>
          </table:table-cell>
          <table:table-cell table:style-name="Table132.B7" office:value-type="string">
            <text:p text:style-name="P11">AcqBibliographyDetails</text:p>
          </table:table-cell>
          <table:table-cell table:style-name="Table132.C7" office:value-type="string">
            <text:p text:style-name="P11">searchDoc6()</text:p>
          </table:table-cell>
          <table:table-cell table:style-name="Table132.D7" office:value-type="string">
            <text:p text:style-name="P10">List</text:p>
          </table:table-cell>
          <table:table-cell table:style-name="Table132.E7" office:value-type="string">
            <text:p text:style-name="P10"/>
          </table:table-cell>
          <table:table-cell table:style-name="Table132.F7" office:value-type="string">
            <text:p text:style-name="P10">Retrieve data of received item according to corresponding vendor .</text:p>
          </table:table-cell>
        </table:table-row>
      </table:table>
      <text:p text:style-name="P68"/>
      <table:table table:name="Table133" table:style-name="Table133">
        <table:table-column table:style-name="Table133.A"/>
        <table:table-column table:style-name="Table133.B"/>
        <table:table-column table:style-name="Table133.C"/>
        <table:table-row table:style-name="Table133.1">
          <table:table-cell table:style-name="Table133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133.1">
          <table:table-cell table:style-name="Table133.A2" office:value-type="string">
            <text:p text:style-name="P9">Request Forwards Name </text:p>
          </table:table-cell>
          <table:table-cell table:style-name="Table133.B2" office:value-type="string">
            <text:p text:style-name="P9">Request Target</text:p>
          </table:table-cell>
          <table:table-cell table:style-name="Table133.A2" office:value-type="string">
            <text:p text:style-name="P9">Purpose</text:p>
          </table:table-cell>
        </table:table-row>
        <table:table-row table:style-name="Table133.1">
          <table:table-cell table:style-name="Table133.A3" office:value-type="string">
            <text:p text:style-name="P10">order</text:p>
          </table:table-cell>
          <table:table-cell table:style-name="Table133.B3" office:value-type="string">
            <text:p text:style-name="P10">“/acq_initiate_invoice.jsp”</text:p>
          </table:table-cell>
          <table:table-cell table:style-name="Table133.C3" office:value-type="string">
            <text:p text:style-name="P10">Redirects user to the target page.</text:p>
            <text:p text:style-name="P10"/>
          </table:table-cell>
        </table:table-row>
      </table:table>
      <text:p text:style-name="P68"><text:tab/></text:p>
      <text:p text:style-name="P64">File Name of view page: acq_initiate_invoice.jsp</text:p>
      <text:p text:style-name="P68"><text:span text:style-name="T15">Module Name:-</text:span>Acquisition Module</text:p>
      <text:p text:style-name="P73">Attributes</text:p>
      <table:table table:name="Table134" table:style-name="Table134">
        <table:table-column table:style-name="Table134.A"/>
        <table:table-column table:style-name="Table134.B"/>
        <table:table-column table:style-name="Table134.C"/>
        <table:table-column table:style-name="Table134.D"/>
        <table:table-column table:style-name="Table134.E"/>
        <table:table-column table:style-name="Table134.F"/>
        <table:table-row table:style-name="Table134.1">
          <table:table-cell table:style-name="Table134.A1" office:value-type="string">
            <text:p text:style-name="P49">S.No</text:p>
          </table:table-cell>
          <table:table-cell table:style-name="Table134.A1" office:value-type="string">
            <text:p text:style-name="P49">Attribute Name</text:p>
          </table:table-cell>
          <table:table-cell table:style-name="Table134.C1" office:value-type="string">
            <text:p text:style-name="P49">Label </text:p>
          </table:table-cell>
          <table:table-cell table:style-name="Table134.A1" office:value-type="string">
            <text:p text:style-name="P49">Field Name</text:p>
          </table:table-cell>
          <table:table-cell table:style-name="Table134.A1" office:value-type="string">
            <text:p text:style-name="P49">Type</text:p>
          </table:table-cell>
          <table:table-cell table:style-name="Table134.A1" office:value-type="string">
            <text:p text:style-name="P49">Target</text:p>
          </table:table-cell>
        </table:table-row>
        <table:table-row table:style-name="Table134.1">
          <table:table-cell table:style-name="Table134.A4" office:value-type="string">
            <text:p text:style-name="P51">1</text:p>
          </table:table-cell>
          <table:table-cell table:style-name="Table134.B2" office:value-type="string">
            <text:p text:style-name="P50">Invoice No </text:p>
          </table:table-cell>
          <table:table-cell table:style-name="Table134.C2" office:value-type="string">
            <text:p text:style-name="P50">Invoice No </text:p>
          </table:table-cell>
          <table:table-cell table:style-name="Table134.D2" office:value-type="string">
            <text:p text:style-name="P50">invoice_no</text:p>
          </table:table-cell>
          <table:table-cell table:style-name="Table134.E2" office:value-type="string">
            <text:p text:style-name="P52"><text:bookmark-start text:name="__DdeLink__7321_3435793671121113211"/>T<text:bookmark-end text:name="__DdeLink__7321_3435793671121113211"/>extBox</text:p>
          </table:table-cell>
          <table:table-cell table:style-name="Table134.F2" office:value-type="string">
            <text:p text:style-name="P50"/>
          </table:table-cell>
        </table:table-row>
        <table:table-row table:style-name="Table134.1">
          <table:table-cell table:style-name="Table134.A3" office:value-type="string">
            <text:p text:style-name="P51">2</text:p>
          </table:table-cell>
          <table:table-cell table:style-name="Table134.B3" office:value-type="string">
            <text:p text:style-name="P50">Recieving No</text:p>
          </table:table-cell>
          <table:table-cell table:style-name="Table134.C3" office:value-type="string">
            <text:p text:style-name="P50">Recieving No</text:p>
          </table:table-cell>
          <table:table-cell table:style-name="Table134.D3" office:value-type="string">
            <text:p text:style-name="P50">receiving_no</text:p>
          </table:table-cell>
          <table:table-cell table:style-name="Table134.E3" office:value-type="string">
            <text:p text:style-name="P52"><text:bookmark-start text:name="__DdeLink__7321_343579367112111311111"/>T<text:bookmark-end text:name="__DdeLink__7321_343579367112111311111"/>extBox</text:p>
          </table:table-cell>
          <table:table-cell table:style-name="Table134.F3" office:value-type="string">
            <text:p text:style-name="P50"/>
          </table:table-cell>
        </table:table-row>
        <table:table-row table:style-name="Table134.1">
          <table:table-cell table:style-name="Table134.A4" office:value-type="string">
            <text:p text:style-name="P51">2</text:p>
          </table:table-cell>
          <table:table-cell table:style-name="Table134.B4" office:value-type="string">
            <text:p text:style-name="P52">Vendor</text:p>
          </table:table-cell>
          <table:table-cell table:style-name="Table134.C4" office:value-type="string">
            <text:p text:style-name="P52">Vendor</text:p>
          </table:table-cell>
          <table:table-cell table:style-name="Table134.D4" office:value-type="string">
            <text:p text:style-name="P52">vendor</text:p>
          </table:table-cell>
          <table:table-cell table:style-name="Table134.E4" office:value-type="string">
            <text:p text:style-name="P52"><text:bookmark-start text:name="__DdeLink__7321_34357936711211131111"/>C<text:bookmark-end text:name="__DdeLink__7321_34357936711211131111"/>omboBox</text:p>
          </table:table-cell>
          <table:table-cell table:style-name="Table134.F4" office:value-type="string">
            <text:p text:style-name="P50"><text:bookmark-start text:name="__DdeLink__6578_125089648925126113111"/><text:bookmark-end text:name="__DdeLink__6578_125089648925126113111"/></text:p>
          </table:table-cell>
        </table:table-row>
        <table:table-row table:style-name="Table134.1">
          <table:table-cell table:style-name="Table134.A5" office:value-type="string">
            <text:p text:style-name="P51">3</text:p>
          </table:table-cell>
          <table:table-cell table:style-name="Table134.B5" office:value-type="string">
            <text:p text:style-name="P52">Order No</text:p>
          </table:table-cell>
          <table:table-cell table:style-name="Table134.C5" office:value-type="string">
            <text:p text:style-name="P52">Order No</text:p>
          </table:table-cell>
          <table:table-cell table:style-name="Table134.D5" office:value-type="string">
            <text:p text:style-name="P52">order_no</text:p>
          </table:table-cell>
          <table:table-cell table:style-name="Table134.E5" office:value-type="string">
            <text:p text:style-name="P52">TextBox</text:p>
          </table:table-cell>
          <table:table-cell table:style-name="Table134.F5" office:value-type="string">
            <text:p text:style-name="P50"/>
          </table:table-cell>
        </table:table-row>
        <table:table-row table:style-name="Table134.1">
          <table:table-cell table:style-name="Table134.A6" office:value-type="string">
            <text:p text:style-name="P51">4</text:p>
          </table:table-cell>
          <table:table-cell table:style-name="Table134.B6" office:value-type="string">
            <text:p text:style-name="P52">Submit</text:p>
          </table:table-cell>
          <table:table-cell table:style-name="Table134.C6" office:value-type="string">
            <text:p text:style-name="P52">New Invoice</text:p>
          </table:table-cell>
          <table:table-cell table:style-name="Table134.D6" office:value-type="string">
            <text:p text:style-name="P52">submit</text:p>
          </table:table-cell>
          <table:table-cell table:style-name="Table134.E6" office:value-type="string">
            <text:p text:style-name="P52"><text:bookmark-start text:name="__DdeLink__9404_20980762221113111"/>button<text:bookmark-end text:name="__DdeLink__9404_20980762221113111"/></text:p>
          </table:table-cell>
          <table:table-cell table:style-name="Table134.F6" office:value-type="string">
            <text:p text:style-name="P50"/>
          </table:table-cell>
        </table:table-row>
        <table:table-row table:style-name="Table134.1">
          <table:table-cell table:style-name="Table134.A8" office:value-type="string">
            <text:p text:style-name="P51">5</text:p>
          </table:table-cell>
          <table:table-cell table:style-name="Table134.B8" office:value-type="string">
            <text:p text:style-name="P52">Submit</text:p>
          </table:table-cell>
          <table:table-cell table:style-name="Table134.C8" office:value-type="string">
            <text:p text:style-name="P52">View Invoice</text:p>
          </table:table-cell>
          <table:table-cell table:style-name="Table134.D8" office:value-type="string">
            <text:p text:style-name="P52">submit</text:p>
          </table:table-cell>
          <table:table-cell table:style-name="Table134.E8" office:value-type="string">
            <text:p text:style-name="P52">button</text:p>
          </table:table-cell>
          <table:table-cell table:style-name="Table134.F8" office:value-type="string">
            <text:p text:style-name="P50"/>
          </table:table-cell>
        </table:table-row>
        <table:table-row table:style-name="Table134.1">
          <table:table-cell table:style-name="Table134.A8" office:value-type="string">
            <text:p text:style-name="P51">6</text:p>
          </table:table-cell>
          <table:table-cell table:style-name="Table134.B8" office:value-type="string">
            <text:p text:style-name="P52">Submit</text:p>
          </table:table-cell>
          <table:table-cell table:style-name="Table134.C8" office:value-type="string">
            <text:p text:style-name="P52">Print Invoice</text:p>
          </table:table-cell>
          <table:table-cell table:style-name="Table134.D8" office:value-type="string">
            <text:p text:style-name="P52">submit</text:p>
          </table:table-cell>
          <table:table-cell table:style-name="Table134.E8" office:value-type="string">
            <text:p text:style-name="P52">button</text:p>
          </table:table-cell>
          <table:table-cell table:style-name="Table134.F8" office:value-type="string">
            <text:p text:style-name="P50"/>
          </table:table-cell>
        </table:table-row>
        <table:table-row table:style-name="Table134.1">
          <table:table-cell table:style-name="Table134.A9" office:value-type="string">
            <text:p text:style-name="P51">7</text:p>
          </table:table-cell>
          <table:table-cell table:style-name="Table134.B9" office:value-type="string">
            <text:p text:style-name="P52">Button</text:p>
          </table:table-cell>
          <table:table-cell table:style-name="Table134.C9" office:value-type="string">
            <text:p text:style-name="P52">Back</text:p>
          </table:table-cell>
          <table:table-cell table:style-name="Table134.D9" office:value-type="string">
            <text:p text:style-name="P52">button</text:p>
          </table:table-cell>
          <table:table-cell table:style-name="Table134.E9" office:value-type="string">
            <text:p text:style-name="P52">button</text:p>
          </table:table-cell>
          <table:table-cell table:style-name="Table134.F9" office:value-type="string">
            <text:p text:style-name="P50"/>
          </table:table-cell>
        </table:table-row>
      </table:table>
      <text:p text:style-name="P36"/>
      <table:table table:name="Table135" table:style-name="Table135">
        <table:table-column table:style-name="Table135.A"/>
        <table:table-column table:style-name="Table135.B"/>
        <table:table-row table:style-name="Table135.1">
          <table:table-cell table:style-name="Table135.A1" table:number-columns-spanned="2" office:value-type="string">
            <text:p text:style-name="P8">Action Class Name:AcqInvoiceProcessAction</text:p>
          </table:table-cell>
          <table:covered-table-cell/>
        </table:table-row>
        <table:table-row table:style-name="Table135.1">
          <table:table-cell table:style-name="Table135.A2" table:number-columns-spanned="2" office:value-type="string">
            <text:p text:style-name="P8">Struts Form Bean Mapping</text:p>
          </table:table-cell>
          <table:covered-table-cell/>
        </table:table-row>
        <table:table-row table:style-name="Table135.1">
          <table:table-cell table:style-name="Table135.A12" office:value-type="string">
            <text:p text:style-name="P10">Logical Name</text:p>
          </table:table-cell>
          <table:table-cell table:style-name="Table135.B3" office:value-type="string">
            <text:p text:style-name="P10">AcqOrderManagementActionForm</text:p>
          </table:table-cell>
        </table:table-row>
        <table:table-row table:style-name="Table135.1">
          <table:table-cell table:style-name="Table135.A12" office:value-type="string">
            <text:p text:style-name="P10">Physical Path</text:p>
          </table:table-cell>
          <table:table-cell table:style-name="Table135.B4" office:value-type="string">
            <text:p text:style-name="P10">com.myapp.struts.Acquisition.<text:span text:style-name="T22">AcqInvoiceProcessAction</text:span></text:p>
          </table:table-cell>
        </table:table-row>
        <table:table-row table:style-name="Table135.1">
          <table:table-cell table:style-name="Table135.A12" office:value-type="string">
            <text:p text:style-name="P10">Code:</text:p>
          </table:table-cell>
          <table:table-cell table:style-name="Table135.B5" office:value-type="string">
            <text:p text:style-name="P10"/>
          </table:table-cell>
        </table:table-row>
        <table:table-row table:style-name="Table135.1">
          <table:table-cell table:style-name="Table135.A12" office:value-type="string">
            <text:p text:style-name="P10">Description:</text:p>
          </table:table-cell>
          <table:table-cell table:style-name="Table135.B6" office:value-type="string">
            <text:p text:style-name="P10">For defining setter and getter functions.</text:p>
          </table:table-cell>
        </table:table-row>
        <table:table-row table:style-name="Table135.1">
          <table:table-cell table:style-name="Table135.A1" table:number-columns-spanned="2" office:value-type="string">
            <text:p text:style-name="P8">Struts Action</text:p>
          </table:table-cell>
          <table:covered-table-cell/>
        </table:table-row>
        <table:table-row table:style-name="Table135.1">
          <table:table-cell table:style-name="Table135.A12" office:value-type="string">
            <text:p text:style-name="P10">Logical Name:</text:p>
          </table:table-cell>
          <table:table-cell table:style-name="Table135.B8" office:value-type="string">
            <text:p text:style-name="P12">AcqInvoiceProcessAction</text:p>
          </table:table-cell>
        </table:table-row>
        <table:table-row table:style-name="Table135.1">
          <table:table-cell table:style-name="Table135.A12" office:value-type="string">
            <text:p text:style-name="P10">Input JSP Form:</text:p>
          </table:table-cell>
          <table:table-cell table:style-name="Table135.B9" office:value-type="string">
            <text:p text:style-name="P58">acq_initiate_invoice.jsp</text:p>
          </table:table-cell>
        </table:table-row>
        <table:table-row table:style-name="Table135.10">
          <table:table-cell table:style-name="Table135.A12" office:value-type="string">
            <text:p text:style-name="P10">Physical Path(Type tag):</text:p>
          </table:table-cell>
          <table:table-cell table:style-name="Table135.B10" office:value-type="string">
            <text:p text:style-name="P10">com.myapp.struts.Acquisition.<text:span text:style-name="T22">AcqInvoiceProcessAction</text:span></text:p>
          </table:table-cell>
        </table:table-row>
        <table:table-row table:style-name="Table135.10">
          <table:table-cell table:style-name="Table135.A11" office:value-type="string">
            <text:p text:style-name="P10">Logical Path</text:p>
          </table:table-cell>
          <table:table-cell table:style-name="Table135.B11" office:value-type="string">
            <text:p text:style-name="P10">/acq_initiate_invoice</text:p>
          </table:table-cell>
        </table:table-row>
        <table:table-row table:style-name="Table135.1">
          <table:table-cell table:style-name="Table135.A12" office:value-type="string">
            <text:p text:style-name="P10">Code:</text:p>
          </table:table-cell>
          <table:table-cell table:style-name="Table135.B12" office:value-type="string">
            <text:p text:style-name="P10"/>
          </table:table-cell>
        </table:table-row>
      </table:table>
      <text:p text:style-name="P68"/>
      <text:p text:style-name="P68"><text:soft-page-break/></text:p>
      <table:table table:name="Table137" table:style-name="Table137">
        <table:table-column table:style-name="Table137.A"/>
        <table:table-column table:style-name="Table137.B"/>
        <table:table-column table:style-name="Table137.C"/>
        <table:table-row table:style-name="Table137.1">
          <table:table-cell table:style-name="Table137.A1" table:number-columns-spanned="3" office:value-type="string">
            <text:p text:style-name="P8">Forwards Setting</text:p>
          </table:table-cell>
          <table:covered-table-cell/>
          <table:covered-table-cell/>
        </table:table-row>
        <table:table-row table:style-name="Table137.1">
          <table:table-cell table:style-name="Table137.A2" office:value-type="string">
            <text:p text:style-name="P9">Request Forwards Name </text:p>
          </table:table-cell>
          <table:table-cell table:style-name="Table137.B2" office:value-type="string">
            <text:p text:style-name="P9">Request Target</text:p>
          </table:table-cell>
          <table:table-cell table:style-name="Table137.A2" office:value-type="string">
            <text:p text:style-name="P9">Purpose</text:p>
          </table:table-cell>
        </table:table-row>
        <table:table-row table:style-name="Table137.1">
          <table:table-cell table:style-name="Table137.A3" office:value-type="string">
            <text:p text:style-name="P10">success</text:p>
          </table:table-cell>
          <table:table-cell table:style-name="Table137.B3" office:value-type="string">
            <text:p text:style-name="P10">“/acq_initiate_invoice.jsp”</text:p>
          </table:table-cell>
          <table:table-cell table:style-name="Table137.C3" office:value-type="string">
            <text:p text:style-name="P10">Redirects user to the target page.</text:p>
            <text:p text:style-name="P10"/>
          </table:table-cell>
        </table:table-row>
        <table:table-row table:style-name="Table137.1">
          <table:table-cell table:style-name="Table137.A4" office:value-type="string">
            <text:p text:style-name="P10">duplicateorderno</text:p>
          </table:table-cell>
          <table:table-cell table:style-name="Table137.B4" office:value-type="string">
            <text:p text:style-name="P10">“/acq_initiate_invoice.jsp”</text:p>
          </table:table-cell>
          <table:table-cell table:style-name="Table137.C4" office:value-type="string">
            <text:p text:style-name="P10">Redirect user to the same page if invoice no is duplicate.</text:p>
          </table:table-cell>
        </table:table-row>
        <table:table-row table:style-name="Table137.1">
          <table:table-cell table:style-name="Table137.A5" office:value-type="string">
            <text:p text:style-name="P10">delete</text:p>
          </table:table-cell>
          <table:table-cell table:style-name="Table137.B5" office:value-type="string">
            <text:p text:style-name="P10">“/acq_invoice_process.jsp”</text:p>
          </table:table-cell>
          <table:table-cell table:style-name="Table137.C5" office:value-type="string">
            <text:p text:style-name="P10">Redirects user to the target page.</text:p>
          </table:table-cell>
        </table:table-row>
        <table:table-row table:style-name="Table137.1">
          <table:table-cell table:style-name="Table137.A6" office:value-type="string">
            <text:p text:style-name="P10">viewinvoice</text:p>
          </table:table-cell>
          <table:table-cell table:style-name="Table137.B6" office:value-type="string">
            <text:p text:style-name="P10">“/acq_view_invoice.jsp”</text:p>
          </table:table-cell>
          <table:table-cell table:style-name="Table137.C6" office:value-type="string">
            <text:p text:style-name="P10">Redirects user to the target page.</text:p>
          </table:table-cell>
        </table:table-row>
      </table:table>
      <text:p text:style-name="P68"><text:tab/></text:p>
      <text:p text:style-name="P68"/>
      <text:p text:style-name="P68"><text:s/></text:p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row table:style-name="Table138.1">
          <table:table-cell table:style-name="Table138.A1" table:number-columns-spanned="4" office:value-type="string">
            <text:p text:style-name="P8">Tables Used</text:p>
          </table:table-cell>
          <table:covered-table-cell/>
          <table:covered-table-cell/>
          <table:covered-table-cell/>
        </table:table-row>
        <table:table-row table:style-name="Table138.1">
          <table:table-cell table:style-name="Table138.A2" office:value-type="string">
            <text:p text:style-name="P7">S.No.</text:p>
          </table:table-cell>
          <table:table-cell table:style-name="Table138.A2" office:value-type="string">
            <text:p text:style-name="P7">Table Name</text:p>
          </table:table-cell>
          <table:table-cell table:style-name="Table138.A2" office:value-type="string">
            <text:p text:style-name="P17">Primary Key </text:p>
          </table:table-cell>
          <table:table-cell table:style-name="Table138.A2" office:value-type="string">
            <text:p text:style-name="P7">Purpose</text:p>
          </table:table-cell>
        </table:table-row>
        <table:table-row table:style-name="Table138.1">
          <table:table-cell table:style-name="Table138.A4" office:value-type="string">
            <text:p text:style-name="P10">1.</text:p>
          </table:table-cell>
          <table:table-cell table:style-name="Table138.B4" office:value-type="string">
            <text:p text:style-name="P10">acq_invoice_header</text:p>
          </table:table-cell>
          <table:table-cell table:style-name="Table138.C4" office:value-type="string">
            <text:p text:style-name="P11">library_id,sub_library_id,invoice_no,recieving_no,vendor_id,order_no</text:p>
          </table:table-cell>
          <table:table-cell table:style-name="Table138.D4" office:value-type="string">
            <text:p text:style-name="P10">To insert the record into database.</text:p>
          </table:table-cell>
        </table:table-row>
        <table:table-row table:style-name="Table138.1">
          <table:table-cell table:style-name="Table138.A4" office:value-type="string">
            <text:p text:style-name="P10">2.</text:p>
          </table:table-cell>
          <table:table-cell table:style-name="Table138.B4" office:value-type="string">
            <text:p text:style-name="P10">acq_budget_transaction</text:p>
          </table:table-cell>
          <table:table-cell table:style-name="Table138.C4" office:value-type="string">
            <text:p text:style-name="P11">transaction_id,library_id</text:p>
          </table:table-cell>
          <table:table-cell table:style-name="Table138.D4" office:value-type="string">
            <text:p text:style-name="P10">To insert the expense amount <text:s/>from corresponding Budget Head.</text:p>
          </table:table-cell>
        </table:table-row>
        <table:table-row table:style-name="Table138.1">
          <table:table-cell table:style-name="Table138.A5" office:value-type="string">
            <text:p text:style-name="P10">3</text:p>
          </table:table-cell>
          <table:table-cell table:style-name="Table138.B5" office:value-type="string">
            <text:p text:style-name="P10">acq_recieving_header</text:p>
          </table:table-cell>
          <table:table-cell table:style-name="Table138.C5" office:value-type="string">
            <text:p text:style-name="P11">recieving_no, library_id, sub_library_id</text:p>
          </table:table-cell>
          <table:table-cell table:style-name="Table138.D5" office:value-type="string">
            <text:p text:style-name="P10">To insert record into database.</text:p>
          </table:table-cell>
        </table:table-row>
        <table:table-row table:style-name="Table138.1">
          <table:table-cell table:style-name="Table138.A7" office:value-type="string">
            <text:p text:style-name="P10">4</text:p>
          </table:table-cell>
          <table:table-cell table:style-name="Table138.B7" office:value-type="string">
            <text:p text:style-name="P10">acq_bibliography_details</text:p>
          </table:table-cell>
          <table:table-cell table:style-name="Table138.C7" office:value-type="string">
            <text:p text:style-name="P11">control_no, library_id, sub_library_id</text:p>
          </table:table-cell>
          <table:table-cell table:style-name="Table138.D7" office:value-type="string">
            <text:p text:style-name="P10">To retrieve record from database table.</text:p>
          </table:table-cell>
        </table:table-row>
        <table:table-row table:style-name="Table138.1">
          <table:table-cell table:style-name="Table138.A7" office:value-type="string">
            <text:p text:style-name="P10">5</text:p>
          </table:table-cell>
          <table:table-cell table:style-name="Table138.B7" office:value-type="string">
            <text:p text:style-name="P10">acq_bibliography</text:p>
          </table:table-cell>
          <table:table-cell table:style-name="Table138.C7" office:value-type="string">
            <text:p text:style-name="P11">title_id,library_id,sub_library_id</text:p>
          </table:table-cell>
          <table:table-cell table:style-name="Table138.D7" office:value-type="string">
            <text:p text:style-name="P10">To retrieve record from database table.</text:p>
          </table:table-cell>
        </table:table-row>
        <table:table-row table:style-name="Table138.1">
          <table:table-cell table:style-name="Table138.A8" office:value-type="string">
            <text:p text:style-name="P10">5</text:p>
          </table:table-cell>
          <table:table-cell table:style-name="Table138.B8" office:value-type="string">
            <text:p text:style-name="P10">acq_recieving_details</text:p>
          </table:table-cell>
          <table:table-cell table:style-name="Table138.C8" office:value-type="string">
            <text:p text:style-name="P11">recieving_no,recieving_item_id, library_id, sub_library_id</text:p>
          </table:table-cell>
          <table:table-cell table:style-name="Table138.D8" office:value-type="string">
            <text:p text:style-name="P10">To insert record into database.</text:p>
          </table:table-cell>
        </table:table-row>
        <table:table-row table:style-name="Table138.1">
          <table:table-cell table:style-name="Table138.A9" office:value-type="string">
            <text:p text:style-name="P10">6</text:p>
          </table:table-cell>
          <table:table-cell table:style-name="Table138.B9" office:value-type="string">
            <text:p text:style-name="P10">acq_order_header</text:p>
          </table:table-cell>
          <table:table-cell table:style-name="Table138.C9" office:value-type="string">
            <text:p text:style-name="P11">order_no,library_id,sub_library_id</text:p>
          </table:table-cell>
          <table:table-cell table:style-name="Table138.D9" office:value-type="string">
            <text:p text:style-name="P10">To retrieve record from database table.</text:p>
          </table:table-cell>
        </table:table-row>
      </table:table>
      <text:p text:style-name="P68"/>
      <text:p text:style-name="P68"><text:s/></text:p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column table:style-name="Table139.E"/>
        <table:table-column table:style-name="Table139.F"/>
        <table:table-row table:style-name="Table139.1">
          <table:table-cell table:style-name="Table139.A1" table:number-columns-spanned="6" office:value-type="string">
            <text:p text:style-name="P8">Methods Us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9.1">
          <table:table-cell table:style-name="Table139.A2" office:value-type="string">
            <text:p text:style-name="P7">S.No.</text:p>
          </table:table-cell>
          <table:table-cell table:style-name="Table139.A2" office:value-type="string">
            <text:p text:style-name="P7">Pojo Name</text:p>
          </table:table-cell>
          <table:table-cell table:style-name="Table139.A2" office:value-type="string">
            <text:p text:style-name="P17">Method Name </text:p>
          </table:table-cell>
          <table:table-cell table:style-name="Table139.D2" office:value-type="string">
            <text:p text:style-name="P7">Select Operation</text:p>
          </table:table-cell>
          <table:table-cell table:style-name="Table139.D2" office:value-type="string">
            <text:p text:style-name="P7">Columns <text:s/>in Where clause</text:p>
          </table:table-cell>
          <table:table-cell table:style-name="Table139.A2" office:value-type="string">
            <text:p text:style-name="P7">Purpose </text:p>
          </table:table-cell>
        </table:table-row>
        <table:table-row table:style-name="Table139.1">
          <table:table-cell table:style-name="Table139.A3" office:value-type="string">
            <text:p text:style-name="P10">1.</text:p>
          </table:table-cell>
          <table:table-cell table:style-name="Table139.B3" office:value-type="string">
            <text:p text:style-name="P11">AcqInvoiceHeader</text:p>
          </table:table-cell>
          <table:table-cell table:style-name="Table139.C3" office:value-type="string">
            <text:p text:style-name="P11">searchInvoiceNo()</text:p>
          </table:table-cell>
          <table:table-cell table:style-name="Table139.D3" office:value-type="string">
            <text:p text:style-name="P10">AcqInvoiceHeader</text:p>
          </table:table-cell>
          <table:table-cell table:style-name="Table139.E3" office:value-type="string">
            <text:p text:style-name="P10">invoice_no,receiving_no,order_no,vendor_id,library_id,sub_library_id</text:p>
          </table:table-cell>
          <table:table-cell table:style-name="Table139.F3" office:value-type="string">
            <text:p text:style-name="P10">For searching of duplicate invoice no.</text:p>
          </table:table-cell>
        </table:table-row>
        <table:table-row table:style-name="Table139.1">
          <table:table-cell table:style-name="Table139.A5" office:value-type="string">
            <text:p text:style-name="P10">2</text:p>
          </table:table-cell>
          <table:table-cell table:style-name="Table139.B5" office:value-type="string">
            <text:p text:style-name="P11">AcqRecievingHeader</text:p>
          </table:table-cell>
          <table:table-cell table:style-name="Table139.C5" office:value-type="string">
            <text:p text:style-name="P11">searchRecieveHeaderByVendor()</text:p>
          </table:table-cell>
          <table:table-cell table:style-name="Table139.D5" office:value-type="string">
            <text:p text:style-name="P10">AcqRecievingHeader</text:p>
          </table:table-cell>
          <table:table-cell table:style-name="Table139.E5" office:value-type="string">
            <text:p text:style-name="P10">library_id,sub_library_id,order_no,recieving_no,vendor</text:p>
          </table:table-cell>
          <table:table-cell table:style-name="Table139.F5" office:value-type="string">
            <text:p text:style-name="P10">To retrieve data <text:s/>of received item according to their receiving no</text:p>
            <text:p text:style-name="P10">and vendor</text:p>
            <text:p text:style-name="P10"><text:s/></text:p>
          </table:table-cell>
        </table:table-row>
        <table:table-row table:style-name="Table139.1">
          <table:table-cell table:style-name="Table139.A5" office:value-type="string">
            <text:p text:style-name="P10"/>
          </table:table-cell>
          <table:table-cell table:style-name="Table139.B5" office:value-type="string">
            <text:p text:style-name="P11"/>
          </table:table-cell>
          <table:table-cell table:style-name="Table139.C5" office:value-type="string">
            <text:p text:style-name="P11">getRecieveOrder()</text:p>
          </table:table-cell>
          <table:table-cell table:style-name="Table139.D5" office:value-type="string">
            <text:p text:style-name="P10">AcqRecievingHeader</text:p>
          </table:table-cell>
          <table:table-cell table:style-name="Table139.E5" office:value-type="string">
            <text:p text:style-name="P10">library_id,sub_library_id,recieving_no,or<text:soft-page-break/>der_no,vendor_id</text:p>
          </table:table-cell>
          <table:table-cell table:style-name="Table139.F5" office:value-type="string">
            <text:p text:style-name="P10">To retrieve data from database table.</text:p>
            <text:p text:style-name="P10"/>
            <text:p text:style-name="P10"><text:soft-page-break/></text:p>
          </table:table-cell>
        </table:table-row>
        <table:table-row table:style-name="Table139.1">
          <table:table-cell table:style-name="Table139.A7" office:value-type="string">
            <text:p text:style-name="P10">3.</text:p>
          </table:table-cell>
          <table:table-cell table:style-name="Table139.B7" office:value-type="string">
            <text:p text:style-name="P11">ApprovalList</text:p>
          </table:table-cell>
          <table:table-cell table:style-name="Table139.C7" office:value-type="string">
            <text:p text:style-name="P11">searchInvoiceByRecieve()</text:p>
          </table:table-cell>
          <table:table-cell table:style-name="Table139.D7" office:value-type="string">
            <text:p text:style-name="P10">ArrayList&lt;ApprovalList&gt;</text:p>
          </table:table-cell>
          <table:table-cell table:style-name="Table139.E7" office:value-type="string">
            <text:p text:style-name="P10">order_no,library_id,sub_library_id,recieving_no</text:p>
          </table:table-cell>
          <table:table-cell table:style-name="Table139.F7" office:value-type="string">
            <text:p text:style-name="P10">To retrieve record from database table.</text:p>
          </table:table-cell>
        </table:table-row>
        <table:table-row table:style-name="Table139.1">
          <table:table-cell table:style-name="Table139.A7" office:value-type="string">
            <text:p text:style-name="P10"/>
          </table:table-cell>
          <table:table-cell table:style-name="Table139.B7" office:value-type="string">
            <text:p text:style-name="P11"/>
          </table:table-cell>
          <table:table-cell table:style-name="Table139.C7" office:value-type="string">
            <text:p text:style-name="P11">searchOrderByVendor1()</text:p>
          </table:table-cell>
          <table:table-cell table:style-name="Table139.D7" office:value-type="string">
            <text:p text:style-name="P10">ArrayList&lt;ApprovalList&gt;</text:p>
          </table:table-cell>
          <table:table-cell table:style-name="Table139.E7" office:value-type="string">
            <text:p text:style-name="P10">order_no,library_id,sub_library_id,recieving_no</text:p>
          </table:table-cell>
          <table:table-cell table:style-name="Table139.F7" office:value-type="string">
            <text:p text:style-name="P10">To retrieve record from database table.</text:p>
          </table:table-cell>
        </table:table-row>
        <table:table-row table:style-name="Table139.1">
          <table:table-cell table:style-name="Table139.A8" office:value-type="string">
            <text:p text:style-name="P10">2.</text:p>
          </table:table-cell>
          <table:table-cell table:style-name="Table139.B8" office:value-type="string">
            <text:p text:style-name="P11">AcqRecievingDetails</text:p>
          </table:table-cell>
          <table:table-cell table:style-name="Table139.C8" office:value-type="string">
            <text:p text:style-name="P11">searchRecieveByRecievingNo()</text:p>
          </table:table-cell>
          <table:table-cell table:style-name="Table139.D8" office:value-type="string">
            <text:p text:style-name="P10">ArrayList&lt;AcqRecievingDetails&gt;</text:p>
          </table:table-cell>
          <table:table-cell table:style-name="Table139.E8" office:value-type="string">
            <text:p text:style-name="P10">library_id,sub_library_id,recieving_no</text:p>
          </table:table-cell>
          <table:table-cell table:style-name="Table139.F8" office:value-type="string">
            <text:p text:style-name="P10">Retrive data of rcieved item.</text:p>
          </table:table-cell>
        </table:table-row>
        <table:table-row table:style-name="Table139.1">
          <table:table-cell table:style-name="Table139.A9" office:value-type="string">
            <text:p text:style-name="P10">3.</text:p>
          </table:table-cell>
          <table:table-cell table:style-name="Table139.B9" office:value-type="string">
            <text:p text:style-name="P11">AcqOrderHeader</text:p>
          </table:table-cell>
          <table:table-cell table:style-name="Table139.C9" office:value-type="string">
            <text:p text:style-name="P11">searchOrderHeaderByVendor()</text:p>
          </table:table-cell>
          <table:table-cell table:style-name="Table139.D9" office:value-type="string">
            <text:p text:style-name="P11">AcqOrderHeader</text:p>
          </table:table-cell>
          <table:table-cell table:style-name="Table139.E9" office:value-type="string">
            <text:p text:style-name="P10">library_id,sub_library_id,order_no</text:p>
          </table:table-cell>
          <table:table-cell table:style-name="Table139.F9" office:value-type="string">
            <text:p text:style-name="P10">Retrive data of rcieved item.</text:p>
          </table:table-cell>
        </table:table-row>
        <table:table-row table:style-name="Table139.1">
          <table:table-cell table:style-name="Table139.A10" office:value-type="string">
            <text:p text:style-name="P10"/>
          </table:table-cell>
          <table:table-cell table:style-name="Table139.B10" office:value-type="string">
            <text:p text:style-name="P11"/>
          </table:table-cell>
          <table:table-cell table:style-name="Table139.C10" office:value-type="string">
            <text:p text:style-name="P11"/>
          </table:table-cell>
          <table:table-cell table:style-name="Table139.D10" office:value-type="string">
            <text:p text:style-name="P11"/>
          </table:table-cell>
          <table:table-cell table:style-name="Table139.E10" office:value-type="string">
            <text:p text:style-name="P10"/>
          </table:table-cell>
          <table:table-cell table:style-name="Table139.F10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12:35:30</meta:creation-date>
    <meta:generator>LibreOffice/3.4$Win32 LibreOffice_project/340m1$Build-302</meta:generator>
    <dc:date>2012-03-17T12:49:45.23</dc:date>
    <meta:editing-duration>P5DT23H57M10S</meta:editing-duration>
    <meta:editing-cycles>2094</meta:editing-cycles>
    <meta:document-statistic meta:table-count="140" meta:image-count="0" meta:object-count="0" meta:page-count="55" meta:paragraph-count="3825" meta:word-count="7724" meta:character-count="61330" meta:non-whitespace-character-count="56873"/>
  </office:meta>
</office:document-meta>
</file>